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ackground-color="#ffffcc"/>
      <style:text-properties style:text-position=""/>
    </style:style>
    <style:style style:name="ce5" style:family="table-cell" style:parent-style-name="Default">
      <style:table-cell-properties fo:background-color="#ffffcc"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lass_0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7628" calcext:value-type="float">
            <text:p>3,097628</text:p>
          </table:table-cell>
          <table:table-cell office:value-type="float" office:value="2.978817" calcext:value-type="float">
            <text:p>2,978817</text:p>
          </table:table-cell>
          <table:table-cell office:value-type="float" office:value="0.06" calcext:value-type="float">
            <text:p>0,06</text:p>
          </table:table-cell>
          <table:table-cell office:value-type="float" office:value="28.297684" calcext:value-type="float">
            <text:p>28,297684</text:p>
          </table:table-cell>
          <table:table-cell table:number-columns-repeated="1020"/>
        </table:table-row>
        <table:table-row table:style-name="ro1">
          <table:table-cell office:value-type="float" office:value="3.082614" calcext:value-type="float">
            <text:p>3,082614</text:p>
          </table:table-cell>
          <table:table-cell office:value-type="float" office:value="2.966308" calcext:value-type="float">
            <text:p>2,966308</text:p>
          </table:table-cell>
          <table:table-cell office:value-type="float" office:value="0.063158" calcext:value-type="float">
            <text:p>0,063158</text:p>
          </table:table-cell>
          <table:table-cell office:value-type="float" office:value="29.237092" calcext:value-type="float">
            <text:p>29,237092</text:p>
          </table:table-cell>
          <table:table-cell table:number-columns-repeated="1020"/>
        </table:table-row>
        <table:table-row table:style-name="ro1">
          <table:table-cell office:value-type="float" office:value="3.072732" calcext:value-type="float">
            <text:p>3,072732</text:p>
          </table:table-cell>
          <table:table-cell office:value-type="float" office:value="2.956935" calcext:value-type="float">
            <text:p>2,956935</text:p>
          </table:table-cell>
          <table:table-cell office:value-type="float" office:value="0.072105" calcext:value-type="float">
            <text:p>0,072105</text:p>
          </table:table-cell>
          <table:table-cell office:value-type="float" office:value="29.857587" calcext:value-type="float">
            <text:p>29,857587</text:p>
          </table:table-cell>
          <table:table-cell table:number-columns-repeated="1020"/>
        </table:table-row>
        <table:table-row table:style-name="ro1">
          <table:table-cell office:value-type="float" office:value="3.061747" calcext:value-type="float">
            <text:p>3,061747</text:p>
          </table:table-cell>
          <table:table-cell office:value-type="float" office:value="2.943305" calcext:value-type="float">
            <text:p>2,943305</text:p>
          </table:table-cell>
          <table:table-cell office:value-type="float" office:value="0.115263" calcext:value-type="float">
            <text:p>0,115263</text:p>
          </table:table-cell>
          <table:table-cell office:value-type="float" office:value="30.345699" calcext:value-type="float">
            <text:p>30,345699</text:p>
          </table:table-cell>
          <table:table-cell table:number-columns-repeated="1020"/>
        </table:table-row>
        <table:table-row table:style-name="ro1">
          <table:table-cell office:value-type="float" office:value="3.040014" calcext:value-type="float">
            <text:p>3,040014</text:p>
          </table:table-cell>
          <table:table-cell office:value-type="float" office:value="2.906024" calcext:value-type="float">
            <text:p>2,906024</text:p>
          </table:table-cell>
          <table:table-cell office:value-type="float" office:value="0.120526" calcext:value-type="float">
            <text:p>0,120526</text:p>
          </table:table-cell>
          <table:table-cell office:value-type="float" office:value="30.140709" calcext:value-type="float">
            <text:p>30,140709</text:p>
          </table:table-cell>
          <table:table-cell table:number-columns-repeated="1020"/>
        </table:table-row>
        <table:table-row table:style-name="ro1">
          <table:table-cell office:value-type="float" office:value="2.997463" calcext:value-type="float">
            <text:p>2,997463</text:p>
          </table:table-cell>
          <table:table-cell office:value-type="float" office:value="2.846488" calcext:value-type="float">
            <text:p>2,846488</text:p>
          </table:table-cell>
          <table:table-cell office:value-type="float" office:value="0.127895" calcext:value-type="float">
            <text:p>0,127895</text:p>
          </table:table-cell>
          <table:table-cell office:value-type="float" office:value="30.430042" calcext:value-type="float">
            <text:p>30,430042</text:p>
          </table:table-cell>
          <table:table-cell table:number-columns-repeated="1020"/>
        </table:table-row>
        <table:table-row table:style-name="ro1">
          <table:table-cell office:value-type="float" office:value="2.95523" calcext:value-type="float">
            <text:p>2,95523</text:p>
          </table:table-cell>
          <table:table-cell office:value-type="float" office:value="2.793227" calcext:value-type="float">
            <text:p>2,793227</text:p>
          </table:table-cell>
          <table:table-cell office:value-type="float" office:value="0.175789" calcext:value-type="float">
            <text:p>0,175789</text:p>
          </table:table-cell>
          <table:table-cell office:value-type="float" office:value="30.367619" calcext:value-type="float">
            <text:p>30,367619</text:p>
          </table:table-cell>
          <table:table-cell table:number-columns-repeated="1020"/>
        </table:table-row>
        <table:table-row table:style-name="ro1">
          <table:table-cell office:value-type="float" office:value="2.902695" calcext:value-type="float">
            <text:p>2,902695</text:p>
          </table:table-cell>
          <table:table-cell office:value-type="float" office:value="2.8072" calcext:value-type="float">
            <text:p>2,8072</text:p>
          </table:table-cell>
          <table:table-cell office:value-type="float" office:value="0.153158" calcext:value-type="float">
            <text:p>0,153158</text:p>
          </table:table-cell>
          <table:table-cell office:value-type="float" office:value="30.910343" calcext:value-type="float">
            <text:p>30,910343</text:p>
          </table:table-cell>
          <table:table-cell table:number-columns-repeated="1020"/>
        </table:table-row>
        <table:table-row table:style-name="ro1">
          <table:table-cell office:value-type="float" office:value="2.862158" calcext:value-type="float">
            <text:p>2,862158</text:p>
          </table:table-cell>
          <table:table-cell office:value-type="float" office:value="2.677289" calcext:value-type="float">
            <text:p>2,677289</text:p>
          </table:table-cell>
          <table:table-cell office:value-type="float" office:value="0.205263" calcext:value-type="float">
            <text:p>0,205263</text:p>
          </table:table-cell>
          <table:table-cell office:value-type="float" office:value="30.865727" calcext:value-type="float">
            <text:p>30,865727</text:p>
          </table:table-cell>
          <table:table-cell table:number-columns-repeated="1020"/>
        </table:table-row>
        <table:table-row table:style-name="ro1">
          <table:table-cell office:value-type="float" office:value="2.80349" calcext:value-type="float">
            <text:p>2,80349</text:p>
          </table:table-cell>
          <table:table-cell office:value-type="float" office:value="2.599067" calcext:value-type="float">
            <text:p>2,599067</text:p>
          </table:table-cell>
          <table:table-cell office:value-type="float" office:value="0.227368" calcext:value-type="float">
            <text:p>0,227368</text:p>
          </table:table-cell>
          <table:table-cell office:value-type="float" office:value="30.833596" calcext:value-type="float">
            <text:p>30,833596</text:p>
          </table:table-cell>
          <table:table-cell table:number-columns-repeated="1020"/>
        </table:table-row>
        <table:table-row table:style-name="ro1">
          <table:table-cell office:value-type="float" office:value="2.724521" calcext:value-type="float">
            <text:p>2,724521</text:p>
          </table:table-cell>
          <table:table-cell office:value-type="float" office:value="2.512258" calcext:value-type="float">
            <text:p>2,512258</text:p>
          </table:table-cell>
          <table:table-cell office:value-type="float" office:value="0.23" calcext:value-type="float">
            <text:p>0,23</text:p>
          </table:table-cell>
          <table:table-cell office:value-type="float" office:value="30.76188" calcext:value-type="float">
            <text:p>30,76188</text:p>
          </table:table-cell>
          <table:table-cell table:number-columns-repeated="1020"/>
        </table:table-row>
        <table:table-row table:style-name="ro1">
          <table:table-cell office:value-type="float" office:value="2.616853" calcext:value-type="float">
            <text:p>2,616853</text:p>
          </table:table-cell>
          <table:table-cell office:value-type="float" office:value="2.344582" calcext:value-type="float">
            <text:p>2,344582</text:p>
          </table:table-cell>
          <table:table-cell office:value-type="float" office:value="0.267368" calcext:value-type="float">
            <text:p>0,267368</text:p>
          </table:table-cell>
          <table:table-cell office:value-type="float" office:value="31.166467" calcext:value-type="float">
            <text:p>31,166467</text:p>
          </table:table-cell>
          <table:table-cell table:number-columns-repeated="1020"/>
        </table:table-row>
        <table:table-row table:style-name="ro1">
          <table:table-cell office:value-type="float" office:value="2.471791" calcext:value-type="float">
            <text:p>2,471791</text:p>
          </table:table-cell>
          <table:table-cell office:value-type="float" office:value="2.215795" calcext:value-type="float">
            <text:p>2,215795</text:p>
          </table:table-cell>
          <table:table-cell office:value-type="float" office:value="0.322105" calcext:value-type="float">
            <text:p>0,322105</text:p>
          </table:table-cell>
          <table:table-cell office:value-type="float" office:value="31.249924" calcext:value-type="float">
            <text:p>31,249924</text:p>
          </table:table-cell>
          <table:table-cell table:number-columns-repeated="1020"/>
        </table:table-row>
        <table:table-row table:style-name="ro1">
          <table:table-cell office:value-type="float" office:value="2.361584" calcext:value-type="float">
            <text:p>2,361584</text:p>
          </table:table-cell>
          <table:table-cell office:value-type="float" office:value="2.07739" calcext:value-type="float">
            <text:p>2,07739</text:p>
          </table:table-cell>
          <table:table-cell office:value-type="float" office:value="0.367895" calcext:value-type="float">
            <text:p>0,367895</text:p>
          </table:table-cell>
          <table:table-cell office:value-type="float" office:value="31.709812" calcext:value-type="float">
            <text:p>31,709812</text:p>
          </table:table-cell>
          <table:table-cell table:number-columns-repeated="1020"/>
        </table:table-row>
        <table:table-row table:style-name="ro1">
          <table:table-cell office:value-type="float" office:value="2.23374" calcext:value-type="float">
            <text:p>2,23374</text:p>
          </table:table-cell>
          <table:table-cell office:value-type="float" office:value="1.96153" calcext:value-type="float">
            <text:p>1,96153</text:p>
          </table:table-cell>
          <table:table-cell office:value-type="float" office:value="0.4" calcext:value-type="float">
            <text:p>0,4</text:p>
          </table:table-cell>
          <table:table-cell office:value-type="float" office:value="31.773661" calcext:value-type="float">
            <text:p>31,773661</text:p>
          </table:table-cell>
          <table:table-cell table:number-columns-repeated="1020"/>
        </table:table-row>
        <table:table-row table:style-name="ro1">
          <table:table-cell office:value-type="float" office:value="2.124691" calcext:value-type="float">
            <text:p>2,124691</text:p>
          </table:table-cell>
          <table:table-cell office:value-type="float" office:value="1.954888" calcext:value-type="float">
            <text:p>1,954888</text:p>
          </table:table-cell>
          <table:table-cell office:value-type="float" office:value="0.384211" calcext:value-type="float">
            <text:p>0,384211</text:p>
          </table:table-cell>
          <table:table-cell office:value-type="float" office:value="31.932274" calcext:value-type="float">
            <text:p>31,932274</text:p>
          </table:table-cell>
          <table:table-cell table:number-columns-repeated="1020"/>
        </table:table-row>
        <table:table-row table:style-name="ro1">
          <table:table-cell office:value-type="float" office:value="2.058012" calcext:value-type="float">
            <text:p>2,058012</text:p>
          </table:table-cell>
          <table:table-cell office:value-type="float" office:value="1.751076" calcext:value-type="float">
            <text:p>1,751076</text:p>
          </table:table-cell>
          <table:table-cell office:value-type="float" office:value="0.448421" calcext:value-type="float">
            <text:p>0,448421</text:p>
          </table:table-cell>
          <table:table-cell office:value-type="float" office:value="31.764821" calcext:value-type="float">
            <text:p>31,764821</text:p>
          </table:table-cell>
          <table:table-cell table:number-columns-repeated="1020"/>
        </table:table-row>
        <table:table-row table:style-name="ro1">
          <table:table-cell office:value-type="float" office:value="1.987274" calcext:value-type="float">
            <text:p>1,987274</text:p>
          </table:table-cell>
          <table:table-cell office:value-type="float" office:value="1.736956" calcext:value-type="float">
            <text:p>1,736956</text:p>
          </table:table-cell>
          <table:table-cell office:value-type="float" office:value="0.462632" calcext:value-type="float">
            <text:p>0,462632</text:p>
          </table:table-cell>
          <table:table-cell office:value-type="float" office:value="31.87513" calcext:value-type="float">
            <text:p>31,87513</text:p>
          </table:table-cell>
          <table:table-cell table:number-columns-repeated="1020"/>
        </table:table-row>
        <table:table-row table:style-name="ro1">
          <table:table-cell office:value-type="float" office:value="1.928275" calcext:value-type="float">
            <text:p>1,928275</text:p>
          </table:table-cell>
          <table:table-cell office:value-type="float" office:value="1.672195" calcext:value-type="float">
            <text:p>1,672195</text:p>
          </table:table-cell>
          <table:table-cell office:value-type="float" office:value="0.491053" calcext:value-type="float">
            <text:p>0,491053</text:p>
          </table:table-cell>
          <table:table-cell office:value-type="float" office:value="32.146157" calcext:value-type="float">
            <text:p>32,146157</text:p>
          </table:table-cell>
          <table:table-cell table:number-columns-repeated="1020"/>
        </table:table-row>
        <table:table-row table:style-name="ro1">
          <table:table-cell office:value-type="float" office:value="1.868802" calcext:value-type="float">
            <text:p>1,868802</text:p>
          </table:table-cell>
          <table:table-cell office:value-type="float" office:value="1.654343" calcext:value-type="float">
            <text:p>1,654343</text:p>
          </table:table-cell>
          <table:table-cell office:value-type="float" office:value="0.484211" calcext:value-type="float">
            <text:p>0,484211</text:p>
          </table:table-cell>
          <table:table-cell office:value-type="float" office:value="32.130457" calcext:value-type="float">
            <text:p>32,130457</text:p>
          </table:table-cell>
          <table:table-cell table:number-columns-repeated="1020"/>
        </table:table-row>
        <table:table-row table:style-name="ro1">
          <table:table-cell office:value-type="float" office:value="1.840212" calcext:value-type="float">
            <text:p>1,840212</text:p>
          </table:table-cell>
          <table:table-cell office:value-type="float" office:value="1.656717" calcext:value-type="float">
            <text:p>1,656717</text:p>
          </table:table-cell>
          <table:table-cell office:value-type="float" office:value="0.487368" calcext:value-type="float">
            <text:p>0,487368</text:p>
          </table:table-cell>
          <table:table-cell office:value-type="float" office:value="32.409964" calcext:value-type="float">
            <text:p>32,409964</text:p>
          </table:table-cell>
          <table:table-cell table:number-columns-repeated="1020"/>
        </table:table-row>
        <table:table-row table:style-name="ro1">
          <table:table-cell office:value-type="float" office:value="1.787469" calcext:value-type="float">
            <text:p>1,787469</text:p>
          </table:table-cell>
          <table:table-cell office:value-type="float" office:value="1.542031" calcext:value-type="float">
            <text:p>1,542031</text:p>
          </table:table-cell>
          <table:table-cell office:value-type="float" office:value="0.528421" calcext:value-type="float">
            <text:p>0,528421</text:p>
          </table:table-cell>
          <table:table-cell office:value-type="float" office:value="32.445324" calcext:value-type="float">
            <text:p>32,445324</text:p>
          </table:table-cell>
          <table:table-cell table:number-columns-repeated="1020"/>
        </table:table-row>
        <table:table-row table:style-name="ro1">
          <table:table-cell office:value-type="float" office:value="1.719114" calcext:value-type="float">
            <text:p>1,719114</text:p>
          </table:table-cell>
          <table:table-cell office:value-type="float" office:value="1.486447" calcext:value-type="float">
            <text:p>1,486447</text:p>
          </table:table-cell>
          <table:table-cell office:value-type="float" office:value="0.549474" calcext:value-type="float">
            <text:p>0,549474</text:p>
          </table:table-cell>
          <table:table-cell office:value-type="float" office:value="32.238955" calcext:value-type="float">
            <text:p>32,238955</text:p>
          </table:table-cell>
          <table:table-cell table:number-columns-repeated="1020"/>
        </table:table-row>
        <table:table-row table:style-name="ro1">
          <table:table-cell office:value-type="float" office:value="1.682717" calcext:value-type="float">
            <text:p>1,682717</text:p>
          </table:table-cell>
          <table:table-cell office:value-type="float" office:value="1.458011" calcext:value-type="float">
            <text:p>1,458011</text:p>
          </table:table-cell>
          <table:table-cell office:value-type="float" office:value="0.543684" calcext:value-type="float">
            <text:p>0,543684</text:p>
          </table:table-cell>
          <table:table-cell office:value-type="float" office:value="32.495639" calcext:value-type="float">
            <text:p>32,495639</text:p>
          </table:table-cell>
          <table:table-cell table:number-columns-repeated="1020"/>
        </table:table-row>
        <table:table-row table:style-name="ro1">
          <table:table-cell office:value-type="float" office:value="1.65439" calcext:value-type="float">
            <text:p>1,65439</text:p>
          </table:table-cell>
          <table:table-cell office:value-type="float" office:value="1.444106" calcext:value-type="float">
            <text:p>1,444106</text:p>
          </table:table-cell>
          <table:table-cell office:value-type="float" office:value="0.550526" calcext:value-type="float">
            <text:p>0,550526</text:p>
          </table:table-cell>
          <table:table-cell office:value-type="float" office:value="32.713744" calcext:value-type="float">
            <text:p>32,713744</text:p>
          </table:table-cell>
          <table:table-cell table:number-columns-repeated="1020"/>
        </table:table-row>
        <table:table-row table:style-name="ro1">
          <table:table-cell office:value-type="float" office:value="1.616806" calcext:value-type="float">
            <text:p>1,616806</text:p>
          </table:table-cell>
          <table:table-cell office:value-type="float" office:value="1.420841" calcext:value-type="float">
            <text:p>1,420841</text:p>
          </table:table-cell>
          <table:table-cell office:value-type="float" office:value="0.564211" calcext:value-type="float">
            <text:p>0,564211</text:p>
          </table:table-cell>
          <table:table-cell office:value-type="float" office:value="34.222001" calcext:value-type="float">
            <text:p>34,222001</text:p>
          </table:table-cell>
          <table:table-cell table:number-columns-repeated="1020"/>
        </table:table-row>
        <table:table-row table:style-name="ro1">
          <table:table-cell office:value-type="float" office:value="1.598427" calcext:value-type="float">
            <text:p>1,598427</text:p>
          </table:table-cell>
          <table:table-cell office:value-type="float" office:value="1.447666" calcext:value-type="float">
            <text:p>1,447666</text:p>
          </table:table-cell>
          <table:table-cell office:value-type="float" office:value="0.546316" calcext:value-type="float">
            <text:p>0,546316</text:p>
          </table:table-cell>
          <table:table-cell office:value-type="float" office:value="36.157596" calcext:value-type="float">
            <text:p>36,157596</text:p>
          </table:table-cell>
          <table:table-cell table:number-columns-repeated="1020"/>
        </table:table-row>
        <table:table-row table:style-name="ro1">
          <table:table-cell office:value-type="float" office:value="1.544925" calcext:value-type="float">
            <text:p>1,544925</text:p>
          </table:table-cell>
          <table:table-cell office:value-type="float" office:value="1.371416" calcext:value-type="float">
            <text:p>1,371416</text:p>
          </table:table-cell>
          <table:table-cell office:value-type="float" office:value="0.575263" calcext:value-type="float">
            <text:p>0,575263</text:p>
          </table:table-cell>
          <table:table-cell office:value-type="float" office:value="34.768078" calcext:value-type="float">
            <text:p>34,768078</text:p>
          </table:table-cell>
          <table:table-cell table:number-columns-repeated="1020"/>
        </table:table-row>
        <table:table-row table:style-name="ro1">
          <table:table-cell office:value-type="float" office:value="1.524564" calcext:value-type="float">
            <text:p>1,524564</text:p>
          </table:table-cell>
          <table:table-cell office:value-type="float" office:value="1.410505" calcext:value-type="float">
            <text:p>1,410505</text:p>
          </table:table-cell>
          <table:table-cell office:value-type="float" office:value="0.573158" calcext:value-type="float">
            <text:p>0,573158</text:p>
          </table:table-cell>
          <table:table-cell office:value-type="float" office:value="34.320467" calcext:value-type="float">
            <text:p>34,320467</text:p>
          </table:table-cell>
          <table:table-cell table:number-columns-repeated="1020"/>
        </table:table-row>
        <table:table-row table:style-name="ro1">
          <table:table-cell office:value-type="float" office:value="1.484996" calcext:value-type="float">
            <text:p>1,484996</text:p>
          </table:table-cell>
          <table:table-cell office:value-type="float" office:value="1.358459" calcext:value-type="float">
            <text:p>1,358459</text:p>
          </table:table-cell>
          <table:table-cell office:value-type="float" office:value="0.578947" calcext:value-type="float">
            <text:p>0,578947</text:p>
          </table:table-cell>
          <table:table-cell office:value-type="float" office:value="33.337517" calcext:value-type="float">
            <text:p>33,337517</text:p>
          </table:table-cell>
          <table:table-cell table:number-columns-repeated="1020"/>
        </table:table-row>
        <table:table-row table:style-name="ro1">
          <table:table-cell office:value-type="float" office:value="1.455214" calcext:value-type="float">
            <text:p>1,455214</text:p>
          </table:table-cell>
          <table:table-cell office:value-type="float" office:value="1.267472" calcext:value-type="float">
            <text:p>1,267472</text:p>
          </table:table-cell>
          <table:table-cell office:value-type="float" office:value="0.616316" calcext:value-type="float">
            <text:p>0,616316</text:p>
          </table:table-cell>
          <table:table-cell office:value-type="float" office:value="34.078976" calcext:value-type="float">
            <text:p>34,078976</text:p>
          </table:table-cell>
          <table:table-cell table:number-columns-repeated="1020"/>
        </table:table-row>
        <table:table-row table:style-name="ro1">
          <table:table-cell office:value-type="float" office:value="1.444726" calcext:value-type="float">
            <text:p>1,444726</text:p>
          </table:table-cell>
          <table:table-cell office:value-type="float" office:value="1.246225" calcext:value-type="float">
            <text:p>1,246225</text:p>
          </table:table-cell>
          <table:table-cell office:value-type="float" office:value="0.618421" calcext:value-type="float">
            <text:p>0,618421</text:p>
          </table:table-cell>
          <table:table-cell office:value-type="float" office:value="32.443201" calcext:value-type="float">
            <text:p>32,443201</text:p>
          </table:table-cell>
          <table:table-cell table:number-columns-repeated="1020"/>
        </table:table-row>
        <table:table-row table:style-name="ro1">
          <table:table-cell office:value-type="float" office:value="1.399055" calcext:value-type="float">
            <text:p>1,399055</text:p>
          </table:table-cell>
          <table:table-cell office:value-type="float" office:value="1.214126" calcext:value-type="float">
            <text:p>1,214126</text:p>
          </table:table-cell>
          <table:table-cell office:value-type="float" office:value="0.636842" calcext:value-type="float">
            <text:p>0,636842</text:p>
          </table:table-cell>
          <table:table-cell office:value-type="float" office:value="32.452" calcext:value-type="float">
            <text:p>32,452</text:p>
          </table:table-cell>
          <table:table-cell table:number-columns-repeated="1020"/>
        </table:table-row>
        <table:table-row table:style-name="ro1">
          <table:table-cell office:value-type="float" office:value="1.39661" calcext:value-type="float">
            <text:p>1,39661</text:p>
          </table:table-cell>
          <table:table-cell office:value-type="float" office:value="1.195426" calcext:value-type="float">
            <text:p>1,195426</text:p>
          </table:table-cell>
          <table:table-cell office:value-type="float" office:value="0.637895" calcext:value-type="float">
            <text:p>0,637895</text:p>
          </table:table-cell>
          <table:table-cell office:value-type="float" office:value="32.346975" calcext:value-type="float">
            <text:p>32,346975</text:p>
          </table:table-cell>
          <table:table-cell table:number-columns-repeated="1020"/>
        </table:table-row>
        <table:table-row table:style-name="ro1">
          <table:table-cell office:value-type="float" office:value="1.356699" calcext:value-type="float">
            <text:p>1,356699</text:p>
          </table:table-cell>
          <table:table-cell office:value-type="float" office:value="1.15971" calcext:value-type="float">
            <text:p>1,15971</text:p>
          </table:table-cell>
          <table:table-cell office:value-type="float" office:value="0.647368" calcext:value-type="float">
            <text:p>0,647368</text:p>
          </table:table-cell>
          <table:table-cell office:value-type="float" office:value="32.175602" calcext:value-type="float">
            <text:p>32,175602</text:p>
          </table:table-cell>
          <table:table-cell table:number-columns-repeated="1020"/>
        </table:table-row>
        <table:table-row table:style-name="ro1">
          <table:table-cell office:value-type="float" office:value="1.3416" calcext:value-type="float">
            <text:p>1,3416</text:p>
          </table:table-cell>
          <table:table-cell office:value-type="float" office:value="1.137096" calcext:value-type="float">
            <text:p>1,137096</text:p>
          </table:table-cell>
          <table:table-cell office:value-type="float" office:value="0.653684" calcext:value-type="float">
            <text:p>0,653684</text:p>
          </table:table-cell>
          <table:table-cell office:value-type="float" office:value="32.131536" calcext:value-type="float">
            <text:p>32,131536</text:p>
          </table:table-cell>
          <table:table-cell table:number-columns-repeated="1020"/>
        </table:table-row>
        <table:table-row table:style-name="ro1">
          <table:table-cell office:value-type="float" office:value="1.322964" calcext:value-type="float">
            <text:p>1,322964</text:p>
          </table:table-cell>
          <table:table-cell office:value-type="float" office:value="1.171892" calcext:value-type="float">
            <text:p>1,171892</text:p>
          </table:table-cell>
          <table:table-cell office:value-type="float" office:value="0.642105" calcext:value-type="float">
            <text:p>0,642105</text:p>
          </table:table-cell>
          <table:table-cell office:value-type="float" office:value="32.189983" calcext:value-type="float">
            <text:p>32,189983</text:p>
          </table:table-cell>
          <table:table-cell table:number-columns-repeated="1020"/>
        </table:table-row>
        <table:table-row table:style-name="ro1">
          <table:table-cell office:value-type="float" office:value="1.297957" calcext:value-type="float">
            <text:p>1,297957</text:p>
          </table:table-cell>
          <table:table-cell office:value-type="float" office:value="1.132424" calcext:value-type="float">
            <text:p>1,132424</text:p>
          </table:table-cell>
          <table:table-cell office:value-type="float" office:value="0.641053" calcext:value-type="float">
            <text:p>0,641053</text:p>
          </table:table-cell>
          <table:table-cell office:value-type="float" office:value="32.026068" calcext:value-type="float">
            <text:p>32,026068</text:p>
          </table:table-cell>
          <table:table-cell table:number-columns-repeated="1020"/>
        </table:table-row>
        <table:table-row table:style-name="ro1">
          <table:table-cell office:value-type="float" office:value="1.28964" calcext:value-type="float">
            <text:p>1,28964</text:p>
          </table:table-cell>
          <table:table-cell office:value-type="float" office:value="1.11267" calcext:value-type="float">
            <text:p>1,11267</text:p>
          </table:table-cell>
          <table:table-cell office:value-type="float" office:value="0.666316" calcext:value-type="float">
            <text:p>0,666316</text:p>
          </table:table-cell>
          <table:table-cell office:value-type="float" office:value="32.139764" calcext:value-type="float">
            <text:p>32,139764</text:p>
          </table:table-cell>
          <table:table-cell table:number-columns-repeated="1020"/>
        </table:table-row>
        <table:table-row table:style-name="ro1">
          <table:table-cell office:value-type="float" office:value="1.254795" calcext:value-type="float">
            <text:p>1,254795</text:p>
          </table:table-cell>
          <table:table-cell office:value-type="float" office:value="1.096393" calcext:value-type="float">
            <text:p>1,096393</text:p>
          </table:table-cell>
          <table:table-cell office:value-type="float" office:value="0.662632" calcext:value-type="float">
            <text:p>0,662632</text:p>
          </table:table-cell>
          <table:table-cell office:value-type="float" office:value="32.648991" calcext:value-type="float">
            <text:p>32,648991</text:p>
          </table:table-cell>
          <table:table-cell table:number-columns-repeated="1020"/>
        </table:table-row>
        <table:table-row table:style-name="ro1">
          <table:table-cell office:value-type="float" office:value="1.248827" calcext:value-type="float">
            <text:p>1,248827</text:p>
          </table:table-cell>
          <table:table-cell office:value-type="float" office:value="1.097919" calcext:value-type="float">
            <text:p>1,097919</text:p>
          </table:table-cell>
          <table:table-cell office:value-type="float" office:value="0.675263" calcext:value-type="float">
            <text:p>0,675263</text:p>
          </table:table-cell>
          <table:table-cell office:value-type="float" office:value="31.979969" calcext:value-type="float">
            <text:p>31,979969</text:p>
          </table:table-cell>
          <table:table-cell table:number-columns-repeated="1020"/>
        </table:table-row>
        <table:table-row table:style-name="ro1">
          <table:table-cell office:value-type="float" office:value="1.232132" calcext:value-type="float">
            <text:p>1,232132</text:p>
          </table:table-cell>
          <table:table-cell office:value-type="float" office:value="1.138873" calcext:value-type="float">
            <text:p>1,138873</text:p>
          </table:table-cell>
          <table:table-cell office:value-type="float" office:value="0.656316" calcext:value-type="float">
            <text:p>0,656316</text:p>
          </table:table-cell>
          <table:table-cell office:value-type="float" office:value="32.291564" calcext:value-type="float">
            <text:p>32,291564</text:p>
          </table:table-cell>
          <table:table-cell table:number-columns-repeated="1020"/>
        </table:table-row>
        <table:table-row table:style-name="ro1">
          <table:table-cell office:value-type="float" office:value="1.213923" calcext:value-type="float">
            <text:p>1,213923</text:p>
          </table:table-cell>
          <table:table-cell office:value-type="float" office:value="1.069777" calcext:value-type="float">
            <text:p>1,069777</text:p>
          </table:table-cell>
          <table:table-cell office:value-type="float" office:value="0.677895" calcext:value-type="float">
            <text:p>0,677895</text:p>
          </table:table-cell>
          <table:table-cell office:value-type="float" office:value="32.105373" calcext:value-type="float">
            <text:p>32,105373</text:p>
          </table:table-cell>
          <table:table-cell table:number-columns-repeated="1020"/>
        </table:table-row>
        <table:table-row table:style-name="ro1">
          <table:table-cell office:value-type="float" office:value="1.200248" calcext:value-type="float">
            <text:p>1,200248</text:p>
          </table:table-cell>
          <table:table-cell office:value-type="float" office:value="1.13352" calcext:value-type="float">
            <text:p>1,13352</text:p>
          </table:table-cell>
          <table:table-cell office:value-type="float" office:value="0.65" calcext:value-type="float">
            <text:p>0,65</text:p>
          </table:table-cell>
          <table:table-cell office:value-type="float" office:value="32.041529" calcext:value-type="float">
            <text:p>32,041529</text:p>
          </table:table-cell>
          <table:table-cell table:number-columns-repeated="1020"/>
        </table:table-row>
        <table:table-row table:style-name="ro1">
          <table:table-cell office:value-type="float" office:value="1.194409" calcext:value-type="float">
            <text:p>1,194409</text:p>
          </table:table-cell>
          <table:table-cell office:value-type="float" office:value="1.096005" calcext:value-type="float">
            <text:p>1,096005</text:p>
          </table:table-cell>
          <table:table-cell office:value-type="float" office:value="0.663158" calcext:value-type="float">
            <text:p>0,663158</text:p>
          </table:table-cell>
          <table:table-cell office:value-type="float" office:value="32.141856" calcext:value-type="float">
            <text:p>32,141856</text:p>
          </table:table-cell>
          <table:table-cell table:number-columns-repeated="1020"/>
        </table:table-row>
        <table:table-row table:style-name="ro1">
          <table:table-cell office:value-type="float" office:value="1.168951" calcext:value-type="float">
            <text:p>1,168951</text:p>
          </table:table-cell>
          <table:table-cell office:value-type="float" office:value="1.021689" calcext:value-type="float">
            <text:p>1,021689</text:p>
          </table:table-cell>
          <table:table-cell office:value-type="float" office:value="0.684211" calcext:value-type="float">
            <text:p>0,684211</text:p>
          </table:table-cell>
          <table:table-cell office:value-type="float" office:value="31.998234" calcext:value-type="float">
            <text:p>31,998234</text:p>
          </table:table-cell>
          <table:table-cell table:number-columns-repeated="1020"/>
        </table:table-row>
        <table:table-row table:style-name="ro1">
          <table:table-cell office:value-type="float" office:value="1.147089" calcext:value-type="float">
            <text:p>1,147089</text:p>
          </table:table-cell>
          <table:table-cell office:value-type="float" office:value="0.999399" calcext:value-type="float">
            <text:p>0,999399</text:p>
          </table:table-cell>
          <table:table-cell office:value-type="float" office:value="0.691579" calcext:value-type="float">
            <text:p>0,691579</text:p>
          </table:table-cell>
          <table:table-cell office:value-type="float" office:value="31.91588" calcext:value-type="float">
            <text:p>31,91588</text:p>
          </table:table-cell>
          <table:table-cell table:number-columns-repeated="1020"/>
        </table:table-row>
        <table:table-row table:style-name="ro1">
          <table:table-cell office:value-type="float" office:value="1.130996" calcext:value-type="float">
            <text:p>1,130996</text:p>
          </table:table-cell>
          <table:table-cell office:value-type="float" office:value="1.001006" calcext:value-type="float">
            <text:p>1,001006</text:p>
          </table:table-cell>
          <table:table-cell office:value-type="float" office:value="0.696842" calcext:value-type="float">
            <text:p>0,696842</text:p>
          </table:table-cell>
          <table:table-cell office:value-type="float" office:value="32.384632" calcext:value-type="float">
            <text:p>32,384632</text:p>
          </table:table-cell>
          <table:table-cell table:number-columns-repeated="1020"/>
        </table:table-row>
        <table:table-row table:style-name="ro1">
          <table:table-cell office:value-type="float" office:value="1.119138" calcext:value-type="float">
            <text:p>1,119138</text:p>
          </table:table-cell>
          <table:table-cell office:value-type="float" office:value="0.999895" calcext:value-type="float">
            <text:p>0,999895</text:p>
          </table:table-cell>
          <table:table-cell office:value-type="float" office:value="0.698421" calcext:value-type="float">
            <text:p>0,698421</text:p>
          </table:table-cell>
          <table:table-cell office:value-type="float" office:value="33.840955" calcext:value-type="float">
            <text:p>33,840955</text:p>
          </table:table-cell>
          <table:table-cell table:number-columns-repeated="1020"/>
        </table:table-row>
        <table:table-row table:style-name="ro1">
          <table:table-cell office:value-type="float" office:value="1.121829" calcext:value-type="float">
            <text:p>1,121829</text:p>
          </table:table-cell>
          <table:table-cell office:value-type="float" office:value="0.988813" calcext:value-type="float">
            <text:p>0,988813</text:p>
          </table:table-cell>
          <table:table-cell office:value-type="float" office:value="0.702632" calcext:value-type="float">
            <text:p>0,702632</text:p>
          </table:table-cell>
          <table:table-cell office:value-type="float" office:value="35.927226" calcext:value-type="float">
            <text:p>35,927226</text:p>
          </table:table-cell>
          <table:table-cell table:number-columns-repeated="1020"/>
        </table:table-row>
        <table:table-row table:style-name="ro1">
          <table:table-cell office:value-type="float" office:value="1.103079" calcext:value-type="float">
            <text:p>1,103079</text:p>
          </table:table-cell>
          <table:table-cell office:value-type="float" office:value="0.990838" calcext:value-type="float">
            <text:p>0,990838</text:p>
          </table:table-cell>
          <table:table-cell office:value-type="float" office:value="0.703684" calcext:value-type="float">
            <text:p>0,703684</text:p>
          </table:table-cell>
          <table:table-cell office:value-type="float" office:value="36.277937" calcext:value-type="float">
            <text:p>36,277937</text:p>
          </table:table-cell>
          <table:table-cell table:number-columns-repeated="1020"/>
        </table:table-row>
        <table:table-row table:style-name="ro1">
          <table:table-cell office:value-type="float" office:value="1.093208" calcext:value-type="float">
            <text:p>1,093208</text:p>
          </table:table-cell>
          <table:table-cell office:value-type="float" office:value="1.009849" calcext:value-type="float">
            <text:p>1,009849</text:p>
          </table:table-cell>
          <table:table-cell office:value-type="float" office:value="0.684211" calcext:value-type="float">
            <text:p>0,684211</text:p>
          </table:table-cell>
          <table:table-cell office:value-type="float" office:value="33.709362" calcext:value-type="float">
            <text:p>33,709362</text:p>
          </table:table-cell>
          <table:table-cell table:number-columns-repeated="1020"/>
        </table:table-row>
        <table:table-row table:style-name="ro1">
          <table:table-cell office:value-type="float" office:value="1.074594" calcext:value-type="float">
            <text:p>1,074594</text:p>
          </table:table-cell>
          <table:table-cell office:value-type="float" office:value="0.995887" calcext:value-type="float">
            <text:p>0,995887</text:p>
          </table:table-cell>
          <table:table-cell office:value-type="float" office:value="0.7" calcext:value-type="float">
            <text:p>0,7</text:p>
          </table:table-cell>
          <table:table-cell office:value-type="float" office:value="34.172219" calcext:value-type="float">
            <text:p>34,172219</text:p>
          </table:table-cell>
          <table:table-cell table:number-columns-repeated="1020"/>
        </table:table-row>
        <table:table-row table:style-name="ro1">
          <table:table-cell office:value-type="float" office:value="1.079599" calcext:value-type="float">
            <text:p>1,079599</text:p>
          </table:table-cell>
          <table:table-cell office:value-type="float" office:value="1.005278" calcext:value-type="float">
            <text:p>1,005278</text:p>
          </table:table-cell>
          <table:table-cell office:value-type="float" office:value="0.685263" calcext:value-type="float">
            <text:p>0,685263</text:p>
          </table:table-cell>
          <table:table-cell office:value-type="float" office:value="34.271129" calcext:value-type="float">
            <text:p>34,271129</text:p>
          </table:table-cell>
          <table:table-cell table:number-columns-repeated="1020"/>
        </table:table-row>
        <table:table-row table:style-name="ro1">
          <table:table-cell office:value-type="float" office:value="1.06222" calcext:value-type="float">
            <text:p>1,06222</text:p>
          </table:table-cell>
          <table:table-cell office:value-type="float" office:value="1.002908" calcext:value-type="float">
            <text:p>1,002908</text:p>
          </table:table-cell>
          <table:table-cell office:value-type="float" office:value="0.699474" calcext:value-type="float">
            <text:p>0,699474</text:p>
          </table:table-cell>
          <table:table-cell office:value-type="float" office:value="33.708441" calcext:value-type="float">
            <text:p>33,708441</text:p>
          </table:table-cell>
          <table:table-cell table:number-columns-repeated="1020"/>
        </table:table-row>
        <table:table-row table:style-name="ro1">
          <table:table-cell office:value-type="float" office:value="1.041196" calcext:value-type="float">
            <text:p>1,041196</text:p>
          </table:table-cell>
          <table:table-cell office:value-type="float" office:value="0.991528" calcext:value-type="float">
            <text:p>0,991528</text:p>
          </table:table-cell>
          <table:table-cell office:value-type="float" office:value="0.694737" calcext:value-type="float">
            <text:p>0,694737</text:p>
          </table:table-cell>
          <table:table-cell office:value-type="float" office:value="33.108386" calcext:value-type="float">
            <text:p>33,108386</text:p>
          </table:table-cell>
          <table:table-cell table:number-columns-repeated="1020"/>
        </table:table-row>
        <table:table-row table:style-name="ro1">
          <table:table-cell office:value-type="float" office:value="1.029721" calcext:value-type="float">
            <text:p>1,029721</text:p>
          </table:table-cell>
          <table:table-cell office:value-type="float" office:value="0.946336" calcext:value-type="float">
            <text:p>0,946336</text:p>
          </table:table-cell>
          <table:table-cell office:value-type="float" office:value="0.709474" calcext:value-type="float">
            <text:p>0,709474</text:p>
          </table:table-cell>
          <table:table-cell office:value-type="float" office:value="33.130565" calcext:value-type="float">
            <text:p>33,130565</text:p>
          </table:table-cell>
          <table:table-cell table:number-columns-repeated="1020"/>
        </table:table-row>
        <table:table-row table:style-name="ro1">
          <table:table-cell office:value-type="float" office:value="1.003931" calcext:value-type="float">
            <text:p>1,003931</text:p>
          </table:table-cell>
          <table:table-cell office:value-type="float" office:value="0.94934" calcext:value-type="float">
            <text:p>0,94934</text:p>
          </table:table-cell>
          <table:table-cell office:value-type="float" office:value="0.703158" calcext:value-type="float">
            <text:p>0,703158</text:p>
          </table:table-cell>
          <table:table-cell office:value-type="float" office:value="32.842026" calcext:value-type="float">
            <text:p>32,842026</text:p>
          </table:table-cell>
          <table:table-cell table:number-columns-repeated="1020"/>
        </table:table-row>
        <table:table-row table:style-name="ro1">
          <table:table-cell office:value-type="float" office:value="1.011348" calcext:value-type="float">
            <text:p>1,011348</text:p>
          </table:table-cell>
          <table:table-cell office:value-type="float" office:value="0.920281" calcext:value-type="float">
            <text:p>0,920281</text:p>
          </table:table-cell>
          <table:table-cell office:value-type="float" office:value="0.722632" calcext:value-type="float">
            <text:p>0,722632</text:p>
          </table:table-cell>
          <table:table-cell office:value-type="float" office:value="33.291192" calcext:value-type="float">
            <text:p>33,291192</text:p>
          </table:table-cell>
          <table:table-cell table:number-columns-repeated="1020"/>
        </table:table-row>
        <table:table-row table:style-name="ro1">
          <table:table-cell office:value-type="float" office:value="1.018215" calcext:value-type="float">
            <text:p>1,018215</text:p>
          </table:table-cell>
          <table:table-cell office:value-type="float" office:value="0.934914" calcext:value-type="float">
            <text:p>0,934914</text:p>
          </table:table-cell>
          <table:table-cell office:value-type="float" office:value="0.717895" calcext:value-type="float">
            <text:p>0,717895</text:p>
          </table:table-cell>
          <table:table-cell office:value-type="float" office:value="32.973797" calcext:value-type="float">
            <text:p>32,973797</text:p>
          </table:table-cell>
          <table:table-cell table:number-columns-repeated="1020"/>
        </table:table-row>
        <table:table-row table:style-name="ro1">
          <table:table-cell office:value-type="float" office:value="0.967479" calcext:value-type="float">
            <text:p>0,967479</text:p>
          </table:table-cell>
          <table:table-cell office:value-type="float" office:value="0.93167" calcext:value-type="float">
            <text:p>0,93167</text:p>
          </table:table-cell>
          <table:table-cell office:value-type="float" office:value="0.717368" calcext:value-type="float">
            <text:p>0,717368</text:p>
          </table:table-cell>
          <table:table-cell office:value-type="float" office:value="33.251473" calcext:value-type="float">
            <text:p>33,251473</text:p>
          </table:table-cell>
          <table:table-cell table:number-columns-repeated="1020"/>
        </table:table-row>
        <table:table-row table:style-name="ro1">
          <table:table-cell office:value-type="float" office:value="0.981323" calcext:value-type="float">
            <text:p>0,981323</text:p>
          </table:table-cell>
          <table:table-cell office:value-type="float" office:value="0.924113" calcext:value-type="float">
            <text:p>0,924113</text:p>
          </table:table-cell>
          <table:table-cell office:value-type="float" office:value="0.731579" calcext:value-type="float">
            <text:p>0,731579</text:p>
          </table:table-cell>
          <table:table-cell office:value-type="float" office:value="33.497226" calcext:value-type="float">
            <text:p>33,497226</text:p>
          </table:table-cell>
          <table:table-cell table:number-columns-repeated="1020"/>
        </table:table-row>
        <table:table-row table:style-name="ro1">
          <table:table-cell office:value-type="float" office:value="0.977004" calcext:value-type="float">
            <text:p>0,977004</text:p>
          </table:table-cell>
          <table:table-cell office:value-type="float" office:value="0.929149" calcext:value-type="float">
            <text:p>0,929149</text:p>
          </table:table-cell>
          <table:table-cell office:value-type="float" office:value="0.717895" calcext:value-type="float">
            <text:p>0,717895</text:p>
          </table:table-cell>
          <table:table-cell office:value-type="float" office:value="33.381549" calcext:value-type="float">
            <text:p>33,381549</text:p>
          </table:table-cell>
          <table:table-cell table:number-columns-repeated="1020"/>
        </table:table-row>
        <table:table-row table:style-name="ro1">
          <table:table-cell office:value-type="float" office:value="0.974339" calcext:value-type="float">
            <text:p>0,974339</text:p>
          </table:table-cell>
          <table:table-cell office:value-type="float" office:value="0.924608" calcext:value-type="float">
            <text:p>0,924608</text:p>
          </table:table-cell>
          <table:table-cell office:value-type="float" office:value="0.718421" calcext:value-type="float">
            <text:p>0,718421</text:p>
          </table:table-cell>
          <table:table-cell office:value-type="float" office:value="33.458229" calcext:value-type="float">
            <text:p>33,458229</text:p>
          </table:table-cell>
          <table:table-cell table:number-columns-repeated="1020"/>
        </table:table-row>
        <table:table-row table:style-name="ro1">
          <table:table-cell office:value-type="float" office:value="0.94161" calcext:value-type="float">
            <text:p>0,94161</text:p>
          </table:table-cell>
          <table:table-cell office:value-type="float" office:value="0.91901" calcext:value-type="float">
            <text:p>0,91901</text:p>
          </table:table-cell>
          <table:table-cell office:value-type="float" office:value="0.726842" calcext:value-type="float">
            <text:p>0,726842</text:p>
          </table:table-cell>
          <table:table-cell office:value-type="float" office:value="33.922289" calcext:value-type="float">
            <text:p>33,922289</text:p>
          </table:table-cell>
          <table:table-cell table:number-columns-repeated="1020"/>
        </table:table-row>
        <table:table-row table:style-name="ro1">
          <table:table-cell office:value-type="float" office:value="0.939236" calcext:value-type="float">
            <text:p>0,939236</text:p>
          </table:table-cell>
          <table:table-cell office:value-type="float" office:value="0.898915" calcext:value-type="float">
            <text:p>0,898915</text:p>
          </table:table-cell>
          <table:table-cell office:value-type="float" office:value="0.735789" calcext:value-type="float">
            <text:p>0,735789</text:p>
          </table:table-cell>
          <table:table-cell office:value-type="float" office:value="33.044269" calcext:value-type="float">
            <text:p>33,044269</text:p>
          </table:table-cell>
          <table:table-cell table:number-columns-repeated="1020"/>
        </table:table-row>
        <table:table-row table:style-name="ro1">
          <table:table-cell office:value-type="float" office:value="0.939323" calcext:value-type="float">
            <text:p>0,939323</text:p>
          </table:table-cell>
          <table:table-cell office:value-type="float" office:value="0.915411" calcext:value-type="float">
            <text:p>0,915411</text:p>
          </table:table-cell>
          <table:table-cell office:value-type="float" office:value="0.733158" calcext:value-type="float">
            <text:p>0,733158</text:p>
          </table:table-cell>
          <table:table-cell office:value-type="float" office:value="33.297225" calcext:value-type="float">
            <text:p>33,297225</text:p>
          </table:table-cell>
          <table:table-cell table:number-columns-repeated="1020"/>
        </table:table-row>
        <table:table-row table:style-name="ro1">
          <table:table-cell office:value-type="float" office:value="0.920744" calcext:value-type="float">
            <text:p>0,920744</text:p>
          </table:table-cell>
          <table:table-cell office:value-type="float" office:value="0.890815" calcext:value-type="float">
            <text:p>0,890815</text:p>
          </table:table-cell>
          <table:table-cell office:value-type="float" office:value="0.741579" calcext:value-type="float">
            <text:p>0,741579</text:p>
          </table:table-cell>
          <table:table-cell office:value-type="float" office:value="33.041782" calcext:value-type="float">
            <text:p>33,041782</text:p>
          </table:table-cell>
          <table:table-cell table:number-columns-repeated="1020"/>
        </table:table-row>
        <table:table-row table:style-name="ro1">
          <table:table-cell office:value-type="float" office:value="0.918692" calcext:value-type="float">
            <text:p>0,918692</text:p>
          </table:table-cell>
          <table:table-cell office:value-type="float" office:value="0.892391" calcext:value-type="float">
            <text:p>0,892391</text:p>
          </table:table-cell>
          <table:table-cell office:value-type="float" office:value="0.738421" calcext:value-type="float">
            <text:p>0,738421</text:p>
          </table:table-cell>
          <table:table-cell office:value-type="float" office:value="33.94221" calcext:value-type="float">
            <text:p>33,94221</text:p>
          </table:table-cell>
          <table:table-cell table:number-columns-repeated="1020"/>
        </table:table-row>
        <table:table-row table:style-name="ro1">
          <table:table-cell office:value-type="float" office:value="0.889847" calcext:value-type="float">
            <text:p>0,889847</text:p>
          </table:table-cell>
          <table:table-cell office:value-type="float" office:value="0.918793" calcext:value-type="float">
            <text:p>0,918793</text:p>
          </table:table-cell>
          <table:table-cell office:value-type="float" office:value="0.729474" calcext:value-type="float">
            <text:p>0,729474</text:p>
          </table:table-cell>
          <table:table-cell office:value-type="float" office:value="34.705179" calcext:value-type="float">
            <text:p>34,705179</text:p>
          </table:table-cell>
          <table:table-cell table:number-columns-repeated="1020"/>
        </table:table-row>
        <table:table-row table:style-name="ro1">
          <table:table-cell office:value-type="float" office:value="0.881695" calcext:value-type="float">
            <text:p>0,881695</text:p>
          </table:table-cell>
          <table:table-cell office:value-type="float" office:value="0.89303" calcext:value-type="float">
            <text:p>0,89303</text:p>
          </table:table-cell>
          <table:table-cell office:value-type="float" office:value="0.731579" calcext:value-type="float">
            <text:p>0,731579</text:p>
          </table:table-cell>
          <table:table-cell office:value-type="float" office:value="34.480917" calcext:value-type="float">
            <text:p>34,480917</text:p>
          </table:table-cell>
          <table:table-cell table:number-columns-repeated="1020"/>
        </table:table-row>
        <table:table-row table:style-name="ro1">
          <table:table-cell office:value-type="float" office:value="0.879205" calcext:value-type="float">
            <text:p>0,879205</text:p>
          </table:table-cell>
          <table:table-cell office:value-type="float" office:value="0.886781" calcext:value-type="float">
            <text:p>0,886781</text:p>
          </table:table-cell>
          <table:table-cell office:value-type="float" office:value="0.738421" calcext:value-type="float">
            <text:p>0,738421</text:p>
          </table:table-cell>
          <table:table-cell office:value-type="float" office:value="33.657876" calcext:value-type="float">
            <text:p>33,657876</text:p>
          </table:table-cell>
          <table:table-cell table:number-columns-repeated="1020"/>
        </table:table-row>
        <table:table-row table:style-name="ro1">
          <table:table-cell office:value-type="float" office:value="0.887665" calcext:value-type="float">
            <text:p>0,887665</text:p>
          </table:table-cell>
          <table:table-cell office:value-type="float" office:value="0.868617" calcext:value-type="float">
            <text:p>0,868617</text:p>
          </table:table-cell>
          <table:table-cell office:value-type="float" office:value="0.744737" calcext:value-type="float">
            <text:p>0,744737</text:p>
          </table:table-cell>
          <table:table-cell office:value-type="float" office:value="33.742673" calcext:value-type="float">
            <text:p>33,742673</text:p>
          </table:table-cell>
          <table:table-cell table:number-columns-repeated="1020"/>
        </table:table-row>
        <table:table-row table:style-name="ro1">
          <table:table-cell office:value-type="float" office:value="0.898148" calcext:value-type="float">
            <text:p>0,898148</text:p>
          </table:table-cell>
          <table:table-cell office:value-type="float" office:value="0.888104" calcext:value-type="float">
            <text:p>0,888104</text:p>
          </table:table-cell>
          <table:table-cell office:value-type="float" office:value="0.738421" calcext:value-type="float">
            <text:p>0,738421</text:p>
          </table:table-cell>
          <table:table-cell office:value-type="float" office:value="33.458163" calcext:value-type="float">
            <text:p>33,458163</text:p>
          </table:table-cell>
          <table:table-cell table:number-columns-repeated="1020"/>
        </table:table-row>
        <table:table-row table:style-name="ro1">
          <table:table-cell office:value-type="float" office:value="0.861797" calcext:value-type="float">
            <text:p>0,861797</text:p>
          </table:table-cell>
          <table:table-cell office:value-type="float" office:value="0.940739" calcext:value-type="float">
            <text:p>0,940739</text:p>
          </table:table-cell>
          <table:table-cell office:value-type="float" office:value="0.726316" calcext:value-type="float">
            <text:p>0,726316</text:p>
          </table:table-cell>
          <table:table-cell office:value-type="float" office:value="33.563635" calcext:value-type="float">
            <text:p>33,563635</text:p>
          </table:table-cell>
          <table:table-cell table:number-columns-repeated="1020"/>
        </table:table-row>
        <table:table-row table:style-name="ro1">
          <table:table-cell office:value-type="float" office:value="0.854829" calcext:value-type="float">
            <text:p>0,854829</text:p>
          </table:table-cell>
          <table:table-cell office:value-type="float" office:value="0.893352" calcext:value-type="float">
            <text:p>0,893352</text:p>
          </table:table-cell>
          <table:table-cell office:value-type="float" office:value="0.744211" calcext:value-type="float">
            <text:p>0,744211</text:p>
          </table:table-cell>
          <table:table-cell office:value-type="float" office:value="36.110847" calcext:value-type="float">
            <text:p>36,110847</text:p>
          </table:table-cell>
          <table:table-cell table:number-columns-repeated="1020"/>
        </table:table-row>
        <table:table-row table:style-name="ro1">
          <table:table-cell office:value-type="float" office:value="0.851044" calcext:value-type="float">
            <text:p>0,851044</text:p>
          </table:table-cell>
          <table:table-cell office:value-type="float" office:value="0.89917" calcext:value-type="float">
            <text:p>0,89917</text:p>
          </table:table-cell>
          <table:table-cell office:value-type="float" office:value="0.736316" calcext:value-type="float">
            <text:p>0,736316</text:p>
          </table:table-cell>
          <table:table-cell office:value-type="float" office:value="36.967445" calcext:value-type="float">
            <text:p>36,967445</text:p>
          </table:table-cell>
          <table:table-cell table:number-columns-repeated="1020"/>
        </table:table-row>
        <table:table-row table:style-name="ro1">
          <table:table-cell office:value-type="float" office:value="0.830952" calcext:value-type="float">
            <text:p>0,830952</text:p>
          </table:table-cell>
          <table:table-cell office:value-type="float" office:value="0.882076" calcext:value-type="float">
            <text:p>0,882076</text:p>
          </table:table-cell>
          <table:table-cell office:value-type="float" office:value="0.744211" calcext:value-type="float">
            <text:p>0,744211</text:p>
          </table:table-cell>
          <table:table-cell office:value-type="float" office:value="35.927431" calcext:value-type="float">
            <text:p>35,927431</text:p>
          </table:table-cell>
          <table:table-cell table:number-columns-repeated="1020"/>
        </table:table-row>
        <table:table-row table:style-name="ro1">
          <table:table-cell office:value-type="float" office:value="0.831049" calcext:value-type="float">
            <text:p>0,831049</text:p>
          </table:table-cell>
          <table:table-cell office:value-type="float" office:value="0.937179" calcext:value-type="float">
            <text:p>0,937179</text:p>
          </table:table-cell>
          <table:table-cell office:value-type="float" office:value="0.715789" calcext:value-type="float">
            <text:p>0,715789</text:p>
          </table:table-cell>
          <table:table-cell office:value-type="float" office:value="33.540217" calcext:value-type="float">
            <text:p>33,540217</text:p>
          </table:table-cell>
          <table:table-cell table:number-columns-repeated="1020"/>
        </table:table-row>
        <table:table-row table:style-name="ro1">
          <table:table-cell office:value-type="float" office:value="0.842025" calcext:value-type="float">
            <text:p>0,842025</text:p>
          </table:table-cell>
          <table:table-cell office:value-type="float" office:value="0.876841" calcext:value-type="float">
            <text:p>0,876841</text:p>
          </table:table-cell>
          <table:table-cell office:value-type="float" office:value="0.733158" calcext:value-type="float">
            <text:p>0,733158</text:p>
          </table:table-cell>
          <table:table-cell office:value-type="float" office:value="33.343671" calcext:value-type="float">
            <text:p>33,343671</text:p>
          </table:table-cell>
          <table:table-cell table:number-columns-repeated="1020"/>
        </table:table-row>
        <table:table-row table:style-name="ro1">
          <table:table-cell office:value-type="float" office:value="0.818468" calcext:value-type="float">
            <text:p>0,818468</text:p>
          </table:table-cell>
          <table:table-cell office:value-type="float" office:value="0.863608" calcext:value-type="float">
            <text:p>0,863608</text:p>
          </table:table-cell>
          <table:table-cell office:value-type="float" office:value="0.753684" calcext:value-type="float">
            <text:p>0,753684</text:p>
          </table:table-cell>
          <table:table-cell office:value-type="float" office:value="33.532423" calcext:value-type="float">
            <text:p>33,532423</text:p>
          </table:table-cell>
          <table:table-cell table:number-columns-repeated="1020"/>
        </table:table-row>
        <table:table-row table:style-name="ro1">
          <table:table-cell office:value-type="float" office:value="0.804248" calcext:value-type="float">
            <text:p>0,804248</text:p>
          </table:table-cell>
          <table:table-cell office:value-type="float" office:value="0.894915" calcext:value-type="float">
            <text:p>0,894915</text:p>
          </table:table-cell>
          <table:table-cell office:value-type="float" office:value="0.745263" calcext:value-type="float">
            <text:p>0,745263</text:p>
          </table:table-cell>
          <table:table-cell office:value-type="float" office:value="36.182521" calcext:value-type="float">
            <text:p>36,182521</text:p>
          </table:table-cell>
          <table:table-cell table:number-columns-repeated="1020"/>
        </table:table-row>
        <table:table-row table:style-name="ro1">
          <table:table-cell office:value-type="float" office:value="0.80782" calcext:value-type="float">
            <text:p>0,80782</text:p>
          </table:table-cell>
          <table:table-cell office:value-type="float" office:value="0.905338" calcext:value-type="float">
            <text:p>0,905338</text:p>
          </table:table-cell>
          <table:table-cell office:value-type="float" office:value="0.731053" calcext:value-type="float">
            <text:p>0,731053</text:p>
          </table:table-cell>
          <table:table-cell office:value-type="float" office:value="36.969226" calcext:value-type="float">
            <text:p>36,969226</text:p>
          </table:table-cell>
          <table:table-cell table:number-columns-repeated="1020"/>
        </table:table-row>
        <table:table-row table:style-name="ro1">
          <table:table-cell office:value-type="float" office:value="0.805481" calcext:value-type="float">
            <text:p>0,805481</text:p>
          </table:table-cell>
          <table:table-cell office:value-type="float" office:value="0.909005" calcext:value-type="float">
            <text:p>0,909005</text:p>
          </table:table-cell>
          <table:table-cell office:value-type="float" office:value="0.733684" calcext:value-type="float">
            <text:p>0,733684</text:p>
          </table:table-cell>
          <table:table-cell office:value-type="float" office:value="36.609333" calcext:value-type="float">
            <text:p>36,609333</text:p>
          </table:table-cell>
          <table:table-cell table:number-columns-repeated="1020"/>
        </table:table-row>
        <table:table-row table:style-name="ro1">
          <table:table-cell office:value-type="float" office:value="0.794048" calcext:value-type="float">
            <text:p>0,794048</text:p>
          </table:table-cell>
          <table:table-cell office:value-type="float" office:value="0.857896" calcext:value-type="float">
            <text:p>0,857896</text:p>
          </table:table-cell>
          <table:table-cell office:value-type="float" office:value="0.754737" calcext:value-type="float">
            <text:p>0,754737</text:p>
          </table:table-cell>
          <table:table-cell office:value-type="float" office:value="33.728406" calcext:value-type="float">
            <text:p>33,728406</text:p>
          </table:table-cell>
          <table:table-cell table:number-columns-repeated="1020"/>
        </table:table-row>
        <table:table-row table:style-name="ro1">
          <table:table-cell office:value-type="float" office:value="0.774277" calcext:value-type="float">
            <text:p>0,774277</text:p>
          </table:table-cell>
          <table:table-cell office:value-type="float" office:value="0.829251" calcext:value-type="float">
            <text:p>0,829251</text:p>
          </table:table-cell>
          <table:table-cell office:value-type="float" office:value="0.757895" calcext:value-type="float">
            <text:p>0,757895</text:p>
          </table:table-cell>
          <table:table-cell office:value-type="float" office:value="33.095713" calcext:value-type="float">
            <text:p>33,095713</text:p>
          </table:table-cell>
          <table:table-cell table:number-columns-repeated="1020"/>
        </table:table-row>
        <table:table-row table:style-name="ro1">
          <table:table-cell office:value-type="float" office:value="0.759388" calcext:value-type="float">
            <text:p>0,759388</text:p>
          </table:table-cell>
          <table:table-cell office:value-type="float" office:value="0.852889" calcext:value-type="float">
            <text:p>0,852889</text:p>
          </table:table-cell>
          <table:table-cell office:value-type="float" office:value="0.754737" calcext:value-type="float">
            <text:p>0,754737</text:p>
          </table:table-cell>
          <table:table-cell office:value-type="float" office:value="33.469697" calcext:value-type="float">
            <text:p>33,469697</text:p>
          </table:table-cell>
          <table:table-cell table:number-columns-repeated="1020"/>
        </table:table-row>
        <table:table-row table:style-name="ro1">
          <table:table-cell office:value-type="float" office:value="0.75905" calcext:value-type="float">
            <text:p>0,75905</text:p>
          </table:table-cell>
          <table:table-cell office:value-type="float" office:value="0.869061" calcext:value-type="float">
            <text:p>0,869061</text:p>
          </table:table-cell>
          <table:table-cell office:value-type="float" office:value="0.745263" calcext:value-type="float">
            <text:p>0,745263</text:p>
          </table:table-cell>
          <table:table-cell office:value-type="float" office:value="33.077262" calcext:value-type="float">
            <text:p>33,077262</text:p>
          </table:table-cell>
          <table:table-cell table:number-columns-repeated="1020"/>
        </table:table-row>
        <table:table-row table:style-name="ro1">
          <table:table-cell office:value-type="float" office:value="0.779554" calcext:value-type="float">
            <text:p>0,779554</text:p>
          </table:table-cell>
          <table:table-cell office:value-type="float" office:value="0.853094" calcext:value-type="float">
            <text:p>0,853094</text:p>
          </table:table-cell>
          <table:table-cell office:value-type="float" office:value="0.743684" calcext:value-type="float">
            <text:p>0,743684</text:p>
          </table:table-cell>
          <table:table-cell office:value-type="float" office:value="33.474386" calcext:value-type="float">
            <text:p>33,474386</text:p>
          </table:table-cell>
          <table:table-cell table:number-columns-repeated="1020"/>
        </table:table-row>
        <table:table-row table:style-name="ro1">
          <table:table-cell office:value-type="float" office:value="0.761765" calcext:value-type="float">
            <text:p>0,761765</text:p>
          </table:table-cell>
          <table:table-cell office:value-type="float" office:value="0.848581" calcext:value-type="float">
            <text:p>0,848581</text:p>
          </table:table-cell>
          <table:table-cell office:value-type="float" office:value="0.756842" calcext:value-type="float">
            <text:p>0,756842</text:p>
          </table:table-cell>
          <table:table-cell office:value-type="float" office:value="32.914927" calcext:value-type="float">
            <text:p>32,914927</text:p>
          </table:table-cell>
          <table:table-cell table:number-columns-repeated="1020"/>
        </table:table-row>
        <table:table-row table:style-name="ro1">
          <table:table-cell office:value-type="float" office:value="0.738211" calcext:value-type="float">
            <text:p>0,738211</text:p>
          </table:table-cell>
          <table:table-cell office:value-type="float" office:value="0.858126" calcext:value-type="float">
            <text:p>0,858126</text:p>
          </table:table-cell>
          <table:table-cell office:value-type="float" office:value="0.760526" calcext:value-type="float">
            <text:p>0,760526</text:p>
          </table:table-cell>
          <table:table-cell office:value-type="float" office:value="32.912131" calcext:value-type="float">
            <text:p>32,912131</text:p>
          </table:table-cell>
          <table:table-cell table:number-columns-repeated="1020"/>
        </table:table-row>
        <table:table-row table:style-name="ro1">
          <table:table-cell office:value-type="float" office:value="0.756065" calcext:value-type="float">
            <text:p>0,756065</text:p>
          </table:table-cell>
          <table:table-cell office:value-type="float" office:value="0.825821" calcext:value-type="float">
            <text:p>0,825821</text:p>
          </table:table-cell>
          <table:table-cell office:value-type="float" office:value="0.763158" calcext:value-type="float">
            <text:p>0,763158</text:p>
          </table:table-cell>
          <table:table-cell office:value-type="float" office:value="33.502519" calcext:value-type="float">
            <text:p>33,502519</text:p>
          </table:table-cell>
          <table:table-cell table:number-columns-repeated="1020"/>
        </table:table-row>
        <table:table-row table:style-name="ro1">
          <table:table-cell office:value-type="float" office:value="0.731148" calcext:value-type="float">
            <text:p>0,731148</text:p>
          </table:table-cell>
          <table:table-cell office:value-type="float" office:value="0.834811" calcext:value-type="float">
            <text:p>0,834811</text:p>
          </table:table-cell>
          <table:table-cell office:value-type="float" office:value="0.761053" calcext:value-type="float">
            <text:p>0,761053</text:p>
          </table:table-cell>
          <table:table-cell office:value-type="float" office:value="34.859281" calcext:value-type="float">
            <text:p>34,859281</text:p>
          </table:table-cell>
          <table:table-cell table:number-columns-repeated="1020"/>
        </table:table-row>
        <table:table-row table:style-name="ro1">
          <table:table-cell office:value-type="float" office:value="0.737342" calcext:value-type="float">
            <text:p>0,737342</text:p>
          </table:table-cell>
          <table:table-cell office:value-type="float" office:value="0.860208" calcext:value-type="float">
            <text:p>0,860208</text:p>
          </table:table-cell>
          <table:table-cell office:value-type="float" office:value="0.764211" calcext:value-type="float">
            <text:p>0,764211</text:p>
          </table:table-cell>
          <table:table-cell office:value-type="float" office:value="33.221446" calcext:value-type="float">
            <text:p>33,221446</text:p>
          </table:table-cell>
          <table:table-cell table:number-columns-repeated="1020"/>
        </table:table-row>
        <table:table-row table:style-name="ro1">
          <table:table-cell office:value-type="float" office:value="0.727385" calcext:value-type="float">
            <text:p>0,727385</text:p>
          </table:table-cell>
          <table:table-cell office:value-type="float" office:value="0.948832" calcext:value-type="float">
            <text:p>0,948832</text:p>
          </table:table-cell>
          <table:table-cell office:value-type="float" office:value="0.722105" calcext:value-type="float">
            <text:p>0,722105</text:p>
          </table:table-cell>
          <table:table-cell office:value-type="float" office:value="33.408849" calcext:value-type="float">
            <text:p>33,408849</text:p>
          </table:table-cell>
          <table:table-cell table:number-columns-repeated="1020"/>
        </table:table-row>
        <table:table-row table:style-name="ro1">
          <table:table-cell office:value-type="float" office:value="0.748365" calcext:value-type="float">
            <text:p>0,748365</text:p>
          </table:table-cell>
          <table:table-cell office:value-type="float" office:value="0.859133" calcext:value-type="float">
            <text:p>0,859133</text:p>
          </table:table-cell>
          <table:table-cell office:value-type="float" office:value="0.745789" calcext:value-type="float">
            <text:p>0,745789</text:p>
          </table:table-cell>
          <table:table-cell office:value-type="float" office:value="35.23988" calcext:value-type="float">
            <text:p>35,23988</text:p>
          </table:table-cell>
          <table:table-cell table:number-columns-repeated="1020"/>
        </table:table-row>
        <table:table-row table:style-name="ro1">
          <table:table-cell office:value-type="float" office:value="0.703876" calcext:value-type="float">
            <text:p>0,703876</text:p>
          </table:table-cell>
          <table:table-cell office:value-type="float" office:value="0.858417" calcext:value-type="float">
            <text:p>0,858417</text:p>
          </table:table-cell>
          <table:table-cell office:value-type="float" office:value="0.752105" calcext:value-type="float">
            <text:p>0,752105</text:p>
          </table:table-cell>
          <table:table-cell office:value-type="float" office:value="34.174668" calcext:value-type="float">
            <text:p>34,174668</text:p>
          </table:table-cell>
          <table:table-cell table:number-columns-repeated="1020"/>
        </table:table-row>
        <table:table-row table:style-name="ro1">
          <table:table-cell office:value-type="float" office:value="0.740143" calcext:value-type="float">
            <text:p>0,740143</text:p>
          </table:table-cell>
          <table:table-cell office:value-type="float" office:value="0.847359" calcext:value-type="float">
            <text:p>0,847359</text:p>
          </table:table-cell>
          <table:table-cell office:value-type="float" office:value="0.748947" calcext:value-type="float">
            <text:p>0,748947</text:p>
          </table:table-cell>
          <table:table-cell office:value-type="float" office:value="34.631378" calcext:value-type="float">
            <text:p>34,631378</text:p>
          </table:table-cell>
          <table:table-cell table:number-columns-repeated="1020"/>
        </table:table-row>
        <table:table-row table:style-name="ro1">
          <table:table-cell office:value-type="float" office:value="0.701792" calcext:value-type="float">
            <text:p>0,701792</text:p>
          </table:table-cell>
          <table:table-cell office:value-type="float" office:value="0.819619" calcext:value-type="float">
            <text:p>0,819619</text:p>
          </table:table-cell>
          <table:table-cell office:value-type="float" office:value="0.763684" calcext:value-type="float">
            <text:p>0,763684</text:p>
          </table:table-cell>
          <table:table-cell office:value-type="float" office:value="36.295791" calcext:value-type="float">
            <text:p>36,295791</text:p>
          </table:table-cell>
          <table:table-cell table:number-columns-repeated="1020"/>
        </table:table-row>
        <table:table-row table:style-name="ro1">
          <table:table-cell office:value-type="float" office:value="0.705842" calcext:value-type="float">
            <text:p>0,705842</text:p>
          </table:table-cell>
          <table:table-cell office:value-type="float" office:value="0.842799" calcext:value-type="float">
            <text:p>0,842799</text:p>
          </table:table-cell>
          <table:table-cell office:value-type="float" office:value="0.758421" calcext:value-type="float">
            <text:p>0,758421</text:p>
          </table:table-cell>
          <table:table-cell office:value-type="float" office:value="35.324261" calcext:value-type="float">
            <text:p>35,324261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Class_1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2569" calcext:value-type="float">
            <text:p>3,092569</text:p>
          </table:table-cell>
          <table:table-cell office:value-type="float" office:value="2.974567" calcext:value-type="float">
            <text:p>2,974567</text:p>
          </table:table-cell>
          <table:table-cell office:value-type="float" office:value="0.067895" calcext:value-type="float">
            <text:p>0,067895</text:p>
          </table:table-cell>
          <table:table-cell office:value-type="float" office:value="34.07408" calcext:value-type="float">
            <text:p>34,07408</text:p>
          </table:table-cell>
          <table:table-cell table:number-columns-repeated="1020"/>
        </table:table-row>
        <table:table-row table:style-name="ro1">
          <table:table-cell office:value-type="float" office:value="3.077224" calcext:value-type="float">
            <text:p>3,077224</text:p>
          </table:table-cell>
          <table:table-cell office:value-type="float" office:value="2.963363" calcext:value-type="float">
            <text:p>2,963363</text:p>
          </table:table-cell>
          <table:table-cell office:value-type="float" office:value="0.071579" calcext:value-type="float">
            <text:p>0,071579</text:p>
          </table:table-cell>
          <table:table-cell office:value-type="float" office:value="36.432111" calcext:value-type="float">
            <text:p>36,432111</text:p>
          </table:table-cell>
          <table:table-cell table:number-columns-repeated="1020"/>
        </table:table-row>
        <table:table-row table:style-name="ro1">
          <table:table-cell office:value-type="float" office:value="3.065886" calcext:value-type="float">
            <text:p>3,065886</text:p>
          </table:table-cell>
          <table:table-cell office:value-type="float" office:value="2.946584" calcext:value-type="float">
            <text:p>2,946584</text:p>
          </table:table-cell>
          <table:table-cell office:value-type="float" office:value="0.075789" calcext:value-type="float">
            <text:p>0,075789</text:p>
          </table:table-cell>
          <table:table-cell office:value-type="float" office:value="36.447966" calcext:value-type="float">
            <text:p>36,447966</text:p>
          </table:table-cell>
          <table:table-cell table:number-columns-repeated="1020"/>
        </table:table-row>
        <table:table-row table:style-name="ro1">
          <table:table-cell office:value-type="float" office:value="3.050795" calcext:value-type="float">
            <text:p>3,050795</text:p>
          </table:table-cell>
          <table:table-cell office:value-type="float" office:value="2.929501" calcext:value-type="float">
            <text:p>2,929501</text:p>
          </table:table-cell>
          <table:table-cell office:value-type="float" office:value="0.064737" calcext:value-type="float">
            <text:p>0,064737</text:p>
          </table:table-cell>
          <table:table-cell office:value-type="float" office:value="35.660794" calcext:value-type="float">
            <text:p>35,660794</text:p>
          </table:table-cell>
          <table:table-cell table:number-columns-repeated="1020"/>
        </table:table-row>
        <table:table-row table:style-name="ro1">
          <table:table-cell office:value-type="float" office:value="3.016919" calcext:value-type="float">
            <text:p>3,016919</text:p>
          </table:table-cell>
          <table:table-cell office:value-type="float" office:value="2.871091" calcext:value-type="float">
            <text:p>2,871091</text:p>
          </table:table-cell>
          <table:table-cell office:value-type="float" office:value="0.095263" calcext:value-type="float">
            <text:p>0,095263</text:p>
          </table:table-cell>
          <table:table-cell office:value-type="float" office:value="36.353948" calcext:value-type="float">
            <text:p>36,353948</text:p>
          </table:table-cell>
          <table:table-cell table:number-columns-repeated="1020"/>
        </table:table-row>
        <table:table-row table:style-name="ro1">
          <table:table-cell office:value-type="float" office:value="2.975128" calcext:value-type="float">
            <text:p>2,975128</text:p>
          </table:table-cell>
          <table:table-cell office:value-type="float" office:value="2.808469" calcext:value-type="float">
            <text:p>2,808469</text:p>
          </table:table-cell>
          <table:table-cell office:value-type="float" office:value="0.133158" calcext:value-type="float">
            <text:p>0,133158</text:p>
          </table:table-cell>
          <table:table-cell office:value-type="float" office:value="35.800627" calcext:value-type="float">
            <text:p>35,800627</text:p>
          </table:table-cell>
          <table:table-cell table:number-columns-repeated="1020"/>
        </table:table-row>
        <table:table-row table:style-name="ro1">
          <table:table-cell office:value-type="float" office:value="2.921667" calcext:value-type="float">
            <text:p>2,921667</text:p>
          </table:table-cell>
          <table:table-cell office:value-type="float" office:value="2.73001" calcext:value-type="float">
            <text:p>2,73001</text:p>
          </table:table-cell>
          <table:table-cell office:value-type="float" office:value="0.178947" calcext:value-type="float">
            <text:p>0,178947</text:p>
          </table:table-cell>
          <table:table-cell office:value-type="float" office:value="35.865759" calcext:value-type="float">
            <text:p>35,865759</text:p>
          </table:table-cell>
          <table:table-cell table:number-columns-repeated="1020"/>
        </table:table-row>
        <table:table-row table:style-name="ro1">
          <table:table-cell office:value-type="float" office:value="2.844665" calcext:value-type="float">
            <text:p>2,844665</text:p>
          </table:table-cell>
          <table:table-cell office:value-type="float" office:value="2.63171" calcext:value-type="float">
            <text:p>2,63171</text:p>
          </table:table-cell>
          <table:table-cell office:value-type="float" office:value="0.214737" calcext:value-type="float">
            <text:p>0,214737</text:p>
          </table:table-cell>
          <table:table-cell office:value-type="float" office:value="36.70382" calcext:value-type="float">
            <text:p>36,70382</text:p>
          </table:table-cell>
          <table:table-cell table:number-columns-repeated="1020"/>
        </table:table-row>
        <table:table-row table:style-name="ro1">
          <table:table-cell office:value-type="float" office:value="2.738123" calcext:value-type="float">
            <text:p>2,738123</text:p>
          </table:table-cell>
          <table:table-cell office:value-type="float" office:value="2.498142" calcext:value-type="float">
            <text:p>2,498142</text:p>
          </table:table-cell>
          <table:table-cell office:value-type="float" office:value="0.212632" calcext:value-type="float">
            <text:p>0,212632</text:p>
          </table:table-cell>
          <table:table-cell office:value-type="float" office:value="34.716066" calcext:value-type="float">
            <text:p>34,716066</text:p>
          </table:table-cell>
          <table:table-cell table:number-columns-repeated="1020"/>
        </table:table-row>
        <table:table-row table:style-name="ro1">
          <table:table-cell office:value-type="float" office:value="2.592705" calcext:value-type="float">
            <text:p>2,592705</text:p>
          </table:table-cell>
          <table:table-cell office:value-type="float" office:value="2.334998" calcext:value-type="float">
            <text:p>2,334998</text:p>
          </table:table-cell>
          <table:table-cell office:value-type="float" office:value="0.286316" calcext:value-type="float">
            <text:p>0,286316</text:p>
          </table:table-cell>
          <table:table-cell office:value-type="float" office:value="36.801559" calcext:value-type="float">
            <text:p>36,801559</text:p>
          </table:table-cell>
          <table:table-cell table:number-columns-repeated="1020"/>
        </table:table-row>
        <table:table-row table:style-name="ro1">
          <table:table-cell office:value-type="float" office:value="2.435111" calcext:value-type="float">
            <text:p>2,435111</text:p>
          </table:table-cell>
          <table:table-cell office:value-type="float" office:value="2.076989" calcext:value-type="float">
            <text:p>2,076989</text:p>
          </table:table-cell>
          <table:table-cell office:value-type="float" office:value="0.341579" calcext:value-type="float">
            <text:p>0,341579</text:p>
          </table:table-cell>
          <table:table-cell office:value-type="float" office:value="38.043263" calcext:value-type="float">
            <text:p>38,043263</text:p>
          </table:table-cell>
          <table:table-cell table:number-columns-repeated="1020"/>
        </table:table-row>
        <table:table-row table:style-name="ro1">
          <table:table-cell office:value-type="float" office:value="2.294101" calcext:value-type="float">
            <text:p>2,294101</text:p>
          </table:table-cell>
          <table:table-cell office:value-type="float" office:value="2.013683" calcext:value-type="float">
            <text:p>2,013683</text:p>
          </table:table-cell>
          <table:table-cell office:value-type="float" office:value="0.361053" calcext:value-type="float">
            <text:p>0,361053</text:p>
          </table:table-cell>
          <table:table-cell office:value-type="float" office:value="35.232351" calcext:value-type="float">
            <text:p>35,232351</text:p>
          </table:table-cell>
          <table:table-cell table:number-columns-repeated="1020"/>
        </table:table-row>
        <table:table-row table:style-name="ro1">
          <table:table-cell office:value-type="float" office:value="2.1865" calcext:value-type="float">
            <text:p>2,1865</text:p>
          </table:table-cell>
          <table:table-cell office:value-type="float" office:value="1.939064" calcext:value-type="float">
            <text:p>1,939064</text:p>
          </table:table-cell>
          <table:table-cell office:value-type="float" office:value="0.384211" calcext:value-type="float">
            <text:p>0,384211</text:p>
          </table:table-cell>
          <table:table-cell office:value-type="float" office:value="34.691552" calcext:value-type="float">
            <text:p>34,691552</text:p>
          </table:table-cell>
          <table:table-cell table:number-columns-repeated="1020"/>
        </table:table-row>
        <table:table-row table:style-name="ro1">
          <table:table-cell office:value-type="float" office:value="2.088449" calcext:value-type="float">
            <text:p>2,088449</text:p>
          </table:table-cell>
          <table:table-cell office:value-type="float" office:value="1.791017" calcext:value-type="float">
            <text:p>1,791017</text:p>
          </table:table-cell>
          <table:table-cell office:value-type="float" office:value="0.417895" calcext:value-type="float">
            <text:p>0,417895</text:p>
          </table:table-cell>
          <table:table-cell office:value-type="float" office:value="33.861475" calcext:value-type="float">
            <text:p>33,861475</text:p>
          </table:table-cell>
          <table:table-cell table:number-columns-repeated="1020"/>
        </table:table-row>
        <table:table-row table:style-name="ro1">
          <table:table-cell office:value-type="float" office:value="2.001866" calcext:value-type="float">
            <text:p>2,001866</text:p>
          </table:table-cell>
          <table:table-cell office:value-type="float" office:value="1.684578" calcext:value-type="float">
            <text:p>1,684578</text:p>
          </table:table-cell>
          <table:table-cell office:value-type="float" office:value="0.459474" calcext:value-type="float">
            <text:p>0,459474</text:p>
          </table:table-cell>
          <table:table-cell office:value-type="float" office:value="34.557778" calcext:value-type="float">
            <text:p>34,557778</text:p>
          </table:table-cell>
          <table:table-cell table:number-columns-repeated="1020"/>
        </table:table-row>
        <table:table-row table:style-name="ro1">
          <table:table-cell office:value-type="float" office:value="1.901529" calcext:value-type="float">
            <text:p>1,901529</text:p>
          </table:table-cell>
          <table:table-cell office:value-type="float" office:value="1.627267" calcext:value-type="float">
            <text:p>1,627267</text:p>
          </table:table-cell>
          <table:table-cell office:value-type="float" office:value="0.491579" calcext:value-type="float">
            <text:p>0,491579</text:p>
          </table:table-cell>
          <table:table-cell office:value-type="float" office:value="34.351353" calcext:value-type="float">
            <text:p>34,351353</text:p>
          </table:table-cell>
          <table:table-cell table:number-columns-repeated="1020"/>
        </table:table-row>
        <table:table-row table:style-name="ro1">
          <table:table-cell office:value-type="float" office:value="1.855574" calcext:value-type="float">
            <text:p>1,855574</text:p>
          </table:table-cell>
          <table:table-cell office:value-type="float" office:value="1.54956" calcext:value-type="float">
            <text:p>1,54956</text:p>
          </table:table-cell>
          <table:table-cell office:value-type="float" office:value="0.517368" calcext:value-type="float">
            <text:p>0,517368</text:p>
          </table:table-cell>
          <table:table-cell office:value-type="float" office:value="35.513164" calcext:value-type="float">
            <text:p>35,513164</text:p>
          </table:table-cell>
          <table:table-cell table:number-columns-repeated="1020"/>
        </table:table-row>
        <table:table-row table:style-name="ro1">
          <table:table-cell office:value-type="float" office:value="1.769208" calcext:value-type="float">
            <text:p>1,769208</text:p>
          </table:table-cell>
          <table:table-cell office:value-type="float" office:value="1.538248" calcext:value-type="float">
            <text:p>1,538248</text:p>
          </table:table-cell>
          <table:table-cell office:value-type="float" office:value="0.509474" calcext:value-type="float">
            <text:p>0,509474</text:p>
          </table:table-cell>
          <table:table-cell office:value-type="float" office:value="37.230615" calcext:value-type="float">
            <text:p>37,230615</text:p>
          </table:table-cell>
          <table:table-cell table:number-columns-repeated="1020"/>
        </table:table-row>
        <table:table-row table:style-name="ro1">
          <table:table-cell office:value-type="float" office:value="1.706678" calcext:value-type="float">
            <text:p>1,706678</text:p>
          </table:table-cell>
          <table:table-cell office:value-type="float" office:value="1.448219" calcext:value-type="float">
            <text:p>1,448219</text:p>
          </table:table-cell>
          <table:table-cell office:value-type="float" office:value="0.549474" calcext:value-type="float">
            <text:p>0,549474</text:p>
          </table:table-cell>
          <table:table-cell office:value-type="float" office:value="38.131042" calcext:value-type="float">
            <text:p>38,131042</text:p>
          </table:table-cell>
          <table:table-cell table:number-columns-repeated="1020"/>
        </table:table-row>
        <table:table-row table:style-name="ro1">
          <table:table-cell office:value-type="float" office:value="1.675647" calcext:value-type="float">
            <text:p>1,675647</text:p>
          </table:table-cell>
          <table:table-cell office:value-type="float" office:value="1.463071" calcext:value-type="float">
            <text:p>1,463071</text:p>
          </table:table-cell>
          <table:table-cell office:value-type="float" office:value="0.544211" calcext:value-type="float">
            <text:p>0,544211</text:p>
          </table:table-cell>
          <table:table-cell office:value-type="float" office:value="38.213677" calcext:value-type="float">
            <text:p>38,213677</text:p>
          </table:table-cell>
          <table:table-cell table:number-columns-repeated="1020"/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1.454901" calcext:value-type="float">
            <text:p>1,454901</text:p>
          </table:table-cell>
          <table:table-cell office:value-type="float" office:value="0.535789" calcext:value-type="float">
            <text:p>0,535789</text:p>
          </table:table-cell>
          <table:table-cell office:value-type="float" office:value="35.276702" calcext:value-type="float">
            <text:p>35,276702</text:p>
          </table:table-cell>
          <table:table-cell table:number-columns-repeated="1020"/>
        </table:table-row>
        <table:table-row table:style-name="ro1">
          <table:table-cell office:value-type="float" office:value="1.576405" calcext:value-type="float">
            <text:p>1,576405</text:p>
          </table:table-cell>
          <table:table-cell office:value-type="float" office:value="1.379037" calcext:value-type="float">
            <text:p>1,379037</text:p>
          </table:table-cell>
          <table:table-cell office:value-type="float" office:value="0.571579" calcext:value-type="float">
            <text:p>0,571579</text:p>
          </table:table-cell>
          <table:table-cell office:value-type="float" office:value="34.968261" calcext:value-type="float">
            <text:p>34,968261</text:p>
          </table:table-cell>
          <table:table-cell table:number-columns-repeated="1020"/>
        </table:table-row>
        <table:table-row table:style-name="ro1">
          <table:table-cell office:value-type="float" office:value="1.540412" calcext:value-type="float">
            <text:p>1,540412</text:p>
          </table:table-cell>
          <table:table-cell office:value-type="float" office:value="1.475477" calcext:value-type="float">
            <text:p>1,475477</text:p>
          </table:table-cell>
          <table:table-cell office:value-type="float" office:value="0.540526" calcext:value-type="float">
            <text:p>0,540526</text:p>
          </table:table-cell>
          <table:table-cell office:value-type="float" office:value="35.427969" calcext:value-type="float">
            <text:p>35,427969</text:p>
          </table:table-cell>
          <table:table-cell table:number-columns-repeated="1020"/>
        </table:table-row>
        <table:table-row table:style-name="ro1">
          <table:table-cell office:value-type="float" office:value="1.507648" calcext:value-type="float">
            <text:p>1,507648</text:p>
          </table:table-cell>
          <table:table-cell office:value-type="float" office:value="1.282403" calcext:value-type="float">
            <text:p>1,282403</text:p>
          </table:table-cell>
          <table:table-cell office:value-type="float" office:value="0.588947" calcext:value-type="float">
            <text:p>0,588947</text:p>
          </table:table-cell>
          <table:table-cell office:value-type="float" office:value="35.365893" calcext:value-type="float">
            <text:p>35,365893</text:p>
          </table:table-cell>
          <table:table-cell table:number-columns-repeated="1020"/>
        </table:table-row>
        <table:table-row table:style-name="ro1">
          <table:table-cell office:value-type="float" office:value="1.483122" calcext:value-type="float">
            <text:p>1,483122</text:p>
          </table:table-cell>
          <table:table-cell office:value-type="float" office:value="1.323404" calcext:value-type="float">
            <text:p>1,323404</text:p>
          </table:table-cell>
          <table:table-cell office:value-type="float" office:value="0.587368" calcext:value-type="float">
            <text:p>0,587368</text:p>
          </table:table-cell>
          <table:table-cell office:value-type="float" office:value="35.771258" calcext:value-type="float">
            <text:p>35,771258</text:p>
          </table:table-cell>
          <table:table-cell table:number-columns-repeated="1020"/>
        </table:table-row>
        <table:table-row table:style-name="ro1">
          <table:table-cell office:value-type="float" office:value="1.452388" calcext:value-type="float">
            <text:p>1,452388</text:p>
          </table:table-cell>
          <table:table-cell office:value-type="float" office:value="1.232647" calcext:value-type="float">
            <text:p>1,232647</text:p>
          </table:table-cell>
          <table:table-cell office:value-type="float" office:value="0.614211" calcext:value-type="float">
            <text:p>0,614211</text:p>
          </table:table-cell>
          <table:table-cell office:value-type="float" office:value="36.148927" calcext:value-type="float">
            <text:p>36,148927</text:p>
          </table:table-cell>
          <table:table-cell table:number-columns-repeated="1020"/>
        </table:table-row>
        <table:table-row table:style-name="ro1">
          <table:table-cell office:value-type="float" office:value="1.423822" calcext:value-type="float">
            <text:p>1,423822</text:p>
          </table:table-cell>
          <table:table-cell office:value-type="float" office:value="1.170639" calcext:value-type="float">
            <text:p>1,170639</text:p>
          </table:table-cell>
          <table:table-cell office:value-type="float" office:value="0.635789" calcext:value-type="float">
            <text:p>0,635789</text:p>
          </table:table-cell>
          <table:table-cell office:value-type="float" office:value="35.76076" calcext:value-type="float">
            <text:p>35,76076</text:p>
          </table:table-cell>
          <table:table-cell table:number-columns-repeated="1020"/>
        </table:table-row>
        <table:table-row table:style-name="ro1">
          <table:table-cell office:value-type="float" office:value="1.393937" calcext:value-type="float">
            <text:p>1,393937</text:p>
          </table:table-cell>
          <table:table-cell office:value-type="float" office:value="1.251433" calcext:value-type="float">
            <text:p>1,251433</text:p>
          </table:table-cell>
          <table:table-cell office:value-type="float" office:value="0.604737" calcext:value-type="float">
            <text:p>0,604737</text:p>
          </table:table-cell>
          <table:table-cell office:value-type="float" office:value="36.889166" calcext:value-type="float">
            <text:p>36,889166</text:p>
          </table:table-cell>
          <table:table-cell table:number-columns-repeated="1020"/>
        </table:table-row>
        <table:table-row table:style-name="ro1">
          <table:table-cell office:value-type="float" office:value="1.371673" calcext:value-type="float">
            <text:p>1,371673</text:p>
          </table:table-cell>
          <table:table-cell office:value-type="float" office:value="1.131475" calcext:value-type="float">
            <text:p>1,131475</text:p>
          </table:table-cell>
          <table:table-cell office:value-type="float" office:value="0.647895" calcext:value-type="float">
            <text:p>0,647895</text:p>
          </table:table-cell>
          <table:table-cell office:value-type="float" office:value="41.476082" calcext:value-type="float">
            <text:p>41,476082</text:p>
          </table:table-cell>
          <table:table-cell table:number-columns-repeated="1020"/>
        </table:table-row>
        <table:table-row table:style-name="ro1">
          <table:table-cell office:value-type="float" office:value="1.335658" calcext:value-type="float">
            <text:p>1,335658</text:p>
          </table:table-cell>
          <table:table-cell office:value-type="float" office:value="1.160982" calcext:value-type="float">
            <text:p>1,160982</text:p>
          </table:table-cell>
          <table:table-cell office:value-type="float" office:value="0.633158" calcext:value-type="float">
            <text:p>0,633158</text:p>
          </table:table-cell>
          <table:table-cell office:value-type="float" office:value="37.945849" calcext:value-type="float">
            <text:p>37,945849</text:p>
          </table:table-cell>
          <table:table-cell table:number-columns-repeated="1020"/>
        </table:table-row>
        <table:table-row table:style-name="ro1">
          <table:table-cell office:value-type="float" office:value="1.319935" calcext:value-type="float">
            <text:p>1,319935</text:p>
          </table:table-cell>
          <table:table-cell office:value-type="float" office:value="1.13364" calcext:value-type="float">
            <text:p>1,13364</text:p>
          </table:table-cell>
          <table:table-cell office:value-type="float" office:value="0.654737" calcext:value-type="float">
            <text:p>0,654737</text:p>
          </table:table-cell>
          <table:table-cell office:value-type="float" office:value="35.937106" calcext:value-type="float">
            <text:p>35,937106</text:p>
          </table:table-cell>
          <table:table-cell table:number-columns-repeated="1020"/>
        </table:table-row>
        <table:table-row table:style-name="ro1">
          <table:table-cell office:value-type="float" office:value="1.315052" calcext:value-type="float">
            <text:p>1,315052</text:p>
          </table:table-cell>
          <table:table-cell office:value-type="float" office:value="1.107978" calcext:value-type="float">
            <text:p>1,107978</text:p>
          </table:table-cell>
          <table:table-cell office:value-type="float" office:value="0.657895" calcext:value-type="float">
            <text:p>0,657895</text:p>
          </table:table-cell>
          <table:table-cell office:value-type="float" office:value="37.633314" calcext:value-type="float">
            <text:p>37,633314</text:p>
          </table:table-cell>
          <table:table-cell table:number-columns-repeated="1020"/>
        </table:table-row>
        <table:table-row table:style-name="ro1">
          <table:table-cell office:value-type="float" office:value="1.28058" calcext:value-type="float">
            <text:p>1,28058</text:p>
          </table:table-cell>
          <table:table-cell office:value-type="float" office:value="1.07115" calcext:value-type="float">
            <text:p>1,07115</text:p>
          </table:table-cell>
          <table:table-cell office:value-type="float" office:value="0.673158" calcext:value-type="float">
            <text:p>0,673158</text:p>
          </table:table-cell>
          <table:table-cell office:value-type="float" office:value="38.232686" calcext:value-type="float">
            <text:p>38,232686</text:p>
          </table:table-cell>
          <table:table-cell table:number-columns-repeated="1020"/>
        </table:table-row>
        <table:table-row table:style-name="ro1">
          <table:table-cell office:value-type="float" office:value="1.239667" calcext:value-type="float">
            <text:p>1,239667</text:p>
          </table:table-cell>
          <table:table-cell office:value-type="float" office:value="1.101552" calcext:value-type="float">
            <text:p>1,101552</text:p>
          </table:table-cell>
          <table:table-cell office:value-type="float" office:value="0.657368" calcext:value-type="float">
            <text:p>0,657368</text:p>
          </table:table-cell>
          <table:table-cell office:value-type="float" office:value="38.27528" calcext:value-type="float">
            <text:p>38,27528</text:p>
          </table:table-cell>
          <table:table-cell table:number-columns-repeated="1020"/>
        </table:table-row>
        <table:table-row table:style-name="ro1">
          <table:table-cell office:value-type="float" office:value="1.253419" calcext:value-type="float">
            <text:p>1,253419</text:p>
          </table:table-cell>
          <table:table-cell office:value-type="float" office:value="1.043814" calcext:value-type="float">
            <text:p>1,043814</text:p>
          </table:table-cell>
          <table:table-cell office:value-type="float" office:value="0.673158" calcext:value-type="float">
            <text:p>0,673158</text:p>
          </table:table-cell>
          <table:table-cell office:value-type="float" office:value="38.36492" calcext:value-type="float">
            <text:p>38,36492</text:p>
          </table:table-cell>
          <table:table-cell table:number-columns-repeated="1020"/>
        </table:table-row>
        <table:table-row table:style-name="ro1">
          <table:table-cell office:value-type="float" office:value="1.226178" calcext:value-type="float">
            <text:p>1,226178</text:p>
          </table:table-cell>
          <table:table-cell office:value-type="float" office:value="1.048082" calcext:value-type="float">
            <text:p>1,048082</text:p>
          </table:table-cell>
          <table:table-cell office:value-type="float" office:value="0.675789" calcext:value-type="float">
            <text:p>0,675789</text:p>
          </table:table-cell>
          <table:table-cell office:value-type="float" office:value="37.45734" calcext:value-type="float">
            <text:p>37,45734</text:p>
          </table:table-cell>
          <table:table-cell table:number-columns-repeated="1020"/>
        </table:table-row>
        <table:table-row table:style-name="ro1">
          <table:table-cell office:value-type="float" office:value="1.234041" calcext:value-type="float">
            <text:p>1,234041</text:p>
          </table:table-cell>
          <table:table-cell office:value-type="float" office:value="1.06535" calcext:value-type="float">
            <text:p>1,06535</text:p>
          </table:table-cell>
          <table:table-cell office:value-type="float" office:value="0.666316" calcext:value-type="float">
            <text:p>0,666316</text:p>
          </table:table-cell>
          <table:table-cell office:value-type="float" office:value="35.584747" calcext:value-type="float">
            <text:p>35,584747</text:p>
          </table:table-cell>
          <table:table-cell table:number-columns-repeated="1020"/>
        </table:table-row>
        <table:table-row table:style-name="ro1">
          <table:table-cell office:value-type="float" office:value="1.185629" calcext:value-type="float">
            <text:p>1,185629</text:p>
          </table:table-cell>
          <table:table-cell office:value-type="float" office:value="1.029466" calcext:value-type="float">
            <text:p>1,029466</text:p>
          </table:table-cell>
          <table:table-cell office:value-type="float" office:value="0.676316" calcext:value-type="float">
            <text:p>0,676316</text:p>
          </table:table-cell>
          <table:table-cell office:value-type="float" office:value="37.181687" calcext:value-type="float">
            <text:p>37,181687</text:p>
          </table:table-cell>
          <table:table-cell table:number-columns-repeated="1020"/>
        </table:table-row>
        <table:table-row table:style-name="ro1">
          <table:table-cell office:value-type="float" office:value="1.177447" calcext:value-type="float">
            <text:p>1,177447</text:p>
          </table:table-cell>
          <table:table-cell office:value-type="float" office:value="1.110068" calcext:value-type="float">
            <text:p>1,110068</text:p>
          </table:table-cell>
          <table:table-cell office:value-type="float" office:value="0.652105" calcext:value-type="float">
            <text:p>0,652105</text:p>
          </table:table-cell>
          <table:table-cell office:value-type="float" office:value="36.226874" calcext:value-type="float">
            <text:p>36,226874</text:p>
          </table:table-cell>
          <table:table-cell table:number-columns-repeated="1020"/>
        </table:table-row>
        <table:table-row table:style-name="ro1">
          <table:table-cell office:value-type="float" office:value="1.154434" calcext:value-type="float">
            <text:p>1,154434</text:p>
          </table:table-cell>
          <table:table-cell office:value-type="float" office:value="0.974872" calcext:value-type="float">
            <text:p>0,974872</text:p>
          </table:table-cell>
          <table:table-cell office:value-type="float" office:value="0.7" calcext:value-type="float">
            <text:p>0,7</text:p>
          </table:table-cell>
          <table:table-cell office:value-type="float" office:value="36.530891" calcext:value-type="float">
            <text:p>36,530891</text:p>
          </table:table-cell>
          <table:table-cell table:number-columns-repeated="1020"/>
        </table:table-row>
        <table:table-row table:style-name="ro1">
          <table:table-cell office:value-type="float" office:value="1.139844" calcext:value-type="float">
            <text:p>1,139844</text:p>
          </table:table-cell>
          <table:table-cell office:value-type="float" office:value="1.06359" calcext:value-type="float">
            <text:p>1,06359</text:p>
          </table:table-cell>
          <table:table-cell office:value-type="float" office:value="0.656842" calcext:value-type="float">
            <text:p>0,656842</text:p>
          </table:table-cell>
          <table:table-cell office:value-type="float" office:value="34.851132" calcext:value-type="float">
            <text:p>34,851132</text:p>
          </table:table-cell>
          <table:table-cell table:number-columns-repeated="1020"/>
        </table:table-row>
        <table:table-row table:style-name="ro1">
          <table:table-cell office:value-type="float" office:value="1.135212" calcext:value-type="float">
            <text:p>1,135212</text:p>
          </table:table-cell>
          <table:table-cell office:value-type="float" office:value="1.042747" calcext:value-type="float">
            <text:p>1,042747</text:p>
          </table:table-cell>
          <table:table-cell office:value-type="float" office:value="0.672105" calcext:value-type="float">
            <text:p>0,672105</text:p>
          </table:table-cell>
          <table:table-cell office:value-type="float" office:value="35.121631" calcext:value-type="float">
            <text:p>35,121631</text:p>
          </table:table-cell>
          <table:table-cell table:number-columns-repeated="1020"/>
        </table:table-row>
        <table:table-row table:style-name="ro1">
          <table:table-cell office:value-type="float" office:value="1.100554" calcext:value-type="float">
            <text:p>1,100554</text:p>
          </table:table-cell>
          <table:table-cell office:value-type="float" office:value="0.967728" calcext:value-type="float">
            <text:p>0,967728</text:p>
          </table:table-cell>
          <table:table-cell office:value-type="float" office:value="0.698947" calcext:value-type="float">
            <text:p>0,698947</text:p>
          </table:table-cell>
          <table:table-cell office:value-type="float" office:value="35.172868" calcext:value-type="float">
            <text:p>35,172868</text:p>
          </table:table-cell>
          <table:table-cell table:number-columns-repeated="1020"/>
        </table:table-row>
        <table:table-row table:style-name="ro1">
          <table:table-cell office:value-type="float" office:value="1.110072" calcext:value-type="float">
            <text:p>1,110072</text:p>
          </table:table-cell>
          <table:table-cell office:value-type="float" office:value="0.964472" calcext:value-type="float">
            <text:p>0,964472</text:p>
          </table:table-cell>
          <table:table-cell office:value-type="float" office:value="0.711053" calcext:value-type="float">
            <text:p>0,711053</text:p>
          </table:table-cell>
          <table:table-cell office:value-type="float" office:value="36.109848" calcext:value-type="float">
            <text:p>36,109848</text:p>
          </table:table-cell>
          <table:table-cell table:number-columns-repeated="1020"/>
        </table:table-row>
        <table:table-row table:style-name="ro1">
          <table:table-cell office:value-type="float" office:value="1.09398" calcext:value-type="float">
            <text:p>1,09398</text:p>
          </table:table-cell>
          <table:table-cell office:value-type="float" office:value="1.017217" calcext:value-type="float">
            <text:p>1,017217</text:p>
          </table:table-cell>
          <table:table-cell office:value-type="float" office:value="0.691053" calcext:value-type="float">
            <text:p>0,691053</text:p>
          </table:table-cell>
          <table:table-cell office:value-type="float" office:value="37.822609" calcext:value-type="float">
            <text:p>37,822609</text:p>
          </table:table-cell>
          <table:table-cell table:number-columns-repeated="1020"/>
        </table:table-row>
        <table:table-row table:style-name="ro1">
          <table:table-cell office:value-type="float" office:value="1.075502" calcext:value-type="float">
            <text:p>1,075502</text:p>
          </table:table-cell>
          <table:table-cell office:value-type="float" office:value="0.999859" calcext:value-type="float">
            <text:p>0,999859</text:p>
          </table:table-cell>
          <table:table-cell office:value-type="float" office:value="0.694211" calcext:value-type="float">
            <text:p>0,694211</text:p>
          </table:table-cell>
          <table:table-cell office:value-type="float" office:value="38.447679" calcext:value-type="float">
            <text:p>38,447679</text:p>
          </table:table-cell>
          <table:table-cell table:number-columns-repeated="1020"/>
        </table:table-row>
        <table:table-row table:style-name="ro1">
          <table:table-cell office:value-type="float" office:value="1.067402" calcext:value-type="float">
            <text:p>1,067402</text:p>
          </table:table-cell>
          <table:table-cell office:value-type="float" office:value="0.918818" calcext:value-type="float">
            <text:p>0,918818</text:p>
          </table:table-cell>
          <table:table-cell office:value-type="float" office:value="0.729474" calcext:value-type="float">
            <text:p>0,729474</text:p>
          </table:table-cell>
          <table:table-cell office:value-type="float" office:value="36.788237" calcext:value-type="float">
            <text:p>36,788237</text:p>
          </table:table-cell>
          <table:table-cell table:number-columns-repeated="1020"/>
        </table:table-row>
        <table:table-row table:style-name="ro1">
          <table:table-cell office:value-type="float" office:value="1.047327" calcext:value-type="float">
            <text:p>1,047327</text:p>
          </table:table-cell>
          <table:table-cell office:value-type="float" office:value="0.920864" calcext:value-type="float">
            <text:p>0,920864</text:p>
          </table:table-cell>
          <table:table-cell office:value-type="float" office:value="0.723158" calcext:value-type="float">
            <text:p>0,723158</text:p>
          </table:table-cell>
          <table:table-cell office:value-type="float" office:value="34.825193" calcext:value-type="float">
            <text:p>34,825193</text:p>
          </table:table-cell>
          <table:table-cell table:number-columns-repeated="1020"/>
        </table:table-row>
        <table:table-row table:style-name="ro1">
          <table:table-cell office:value-type="float" office:value="1.049159" calcext:value-type="float">
            <text:p>1,049159</text:p>
          </table:table-cell>
          <table:table-cell office:value-type="float" office:value="0.929567" calcext:value-type="float">
            <text:p>0,929567</text:p>
          </table:table-cell>
          <table:table-cell office:value-type="float" office:value="0.711579" calcext:value-type="float">
            <text:p>0,711579</text:p>
          </table:table-cell>
          <table:table-cell office:value-type="float" office:value="35.16094" calcext:value-type="float">
            <text:p>35,16094</text:p>
          </table:table-cell>
          <table:table-cell table:number-columns-repeated="1020"/>
        </table:table-row>
        <table:table-row table:style-name="ro1">
          <table:table-cell office:value-type="float" office:value="1.023314" calcext:value-type="float">
            <text:p>1,023314</text:p>
          </table:table-cell>
          <table:table-cell office:value-type="float" office:value="0.912063" calcext:value-type="float">
            <text:p>0,912063</text:p>
          </table:table-cell>
          <table:table-cell office:value-type="float" office:value="0.708421" calcext:value-type="float">
            <text:p>0,708421</text:p>
          </table:table-cell>
          <table:table-cell office:value-type="float" office:value="34.751604" calcext:value-type="float">
            <text:p>34,751604</text:p>
          </table:table-cell>
          <table:table-cell table:number-columns-repeated="1020"/>
        </table:table-row>
        <table:table-row table:style-name="ro1">
          <table:table-cell office:value-type="float" office:value="1.029753" calcext:value-type="float">
            <text:p>1,029753</text:p>
          </table:table-cell>
          <table:table-cell office:value-type="float" office:value="0.916841" calcext:value-type="float">
            <text:p>0,916841</text:p>
          </table:table-cell>
          <table:table-cell office:value-type="float" office:value="0.718947" calcext:value-type="float">
            <text:p>0,718947</text:p>
          </table:table-cell>
          <table:table-cell office:value-type="float" office:value="34.961451" calcext:value-type="float">
            <text:p>34,961451</text:p>
          </table:table-cell>
          <table:table-cell table:number-columns-repeated="1020"/>
        </table:table-row>
        <table:table-row table:style-name="ro1">
          <table:table-cell office:value-type="float" office:value="0.988759" calcext:value-type="float">
            <text:p>0,988759</text:p>
          </table:table-cell>
          <table:table-cell office:value-type="float" office:value="0.902906" calcext:value-type="float">
            <text:p>0,902906</text:p>
          </table:table-cell>
          <table:table-cell office:value-type="float" office:value="0.719474" calcext:value-type="float">
            <text:p>0,719474</text:p>
          </table:table-cell>
          <table:table-cell office:value-type="float" office:value="34.67144" calcext:value-type="float">
            <text:p>34,67144</text:p>
          </table:table-cell>
          <table:table-cell table:number-columns-repeated="1020"/>
        </table:table-row>
        <table:table-row table:style-name="ro1">
          <table:table-cell office:value-type="float" office:value="0.999404" calcext:value-type="float">
            <text:p>0,999404</text:p>
          </table:table-cell>
          <table:table-cell office:value-type="float" office:value="0.902979" calcext:value-type="float">
            <text:p>0,902979</text:p>
          </table:table-cell>
          <table:table-cell office:value-type="float" office:value="0.731579" calcext:value-type="float">
            <text:p>0,731579</text:p>
          </table:table-cell>
          <table:table-cell office:value-type="float" office:value="35.94126" calcext:value-type="float">
            <text:p>35,94126</text:p>
          </table:table-cell>
          <table:table-cell table:number-columns-repeated="1020"/>
        </table:table-row>
        <table:table-row table:style-name="ro1">
          <table:table-cell office:value-type="float" office:value="0.992559" calcext:value-type="float">
            <text:p>0,992559</text:p>
          </table:table-cell>
          <table:table-cell office:value-type="float" office:value="0.947852" calcext:value-type="float">
            <text:p>0,947852</text:p>
          </table:table-cell>
          <table:table-cell office:value-type="float" office:value="0.710526" calcext:value-type="float">
            <text:p>0,710526</text:p>
          </table:table-cell>
          <table:table-cell office:value-type="float" office:value="35.412412" calcext:value-type="float">
            <text:p>35,412412</text:p>
          </table:table-cell>
          <table:table-cell table:number-columns-repeated="1020"/>
        </table:table-row>
        <table:table-row table:style-name="ro1">
          <table:table-cell office:value-type="float" office:value="0.985695" calcext:value-type="float">
            <text:p>0,985695</text:p>
          </table:table-cell>
          <table:table-cell office:value-type="float" office:value="0.865219" calcext:value-type="float">
            <text:p>0,865219</text:p>
          </table:table-cell>
          <table:table-cell office:value-type="float" office:value="0.741579" calcext:value-type="float">
            <text:p>0,741579</text:p>
          </table:table-cell>
          <table:table-cell office:value-type="float" office:value="37.234418" calcext:value-type="float">
            <text:p>37,234418</text:p>
          </table:table-cell>
          <table:table-cell table:number-columns-repeated="1020"/>
        </table:table-row>
        <table:table-row table:style-name="ro1">
          <table:table-cell office:value-type="float" office:value="0.960572" calcext:value-type="float">
            <text:p>0,960572</text:p>
          </table:table-cell>
          <table:table-cell office:value-type="float" office:value="0.825507" calcext:value-type="float">
            <text:p>0,825507</text:p>
          </table:table-cell>
          <table:table-cell office:value-type="float" office:value="0.741579" calcext:value-type="float">
            <text:p>0,741579</text:p>
          </table:table-cell>
          <table:table-cell office:value-type="float" office:value="34.990693" calcext:value-type="float">
            <text:p>34,990693</text:p>
          </table:table-cell>
          <table:table-cell table:number-columns-repeated="1020"/>
        </table:table-row>
        <table:table-row table:style-name="ro1">
          <table:table-cell office:value-type="float" office:value="0.957967" calcext:value-type="float">
            <text:p>0,957967</text:p>
          </table:table-cell>
          <table:table-cell office:value-type="float" office:value="0.842318" calcext:value-type="float">
            <text:p>0,842318</text:p>
          </table:table-cell>
          <table:table-cell office:value-type="float" office:value="0.753158" calcext:value-type="float">
            <text:p>0,753158</text:p>
          </table:table-cell>
          <table:table-cell office:value-type="float" office:value="35.015658" calcext:value-type="float">
            <text:p>35,015658</text:p>
          </table:table-cell>
          <table:table-cell table:number-columns-repeated="1020"/>
        </table:table-row>
        <table:table-row table:style-name="ro1">
          <table:table-cell office:value-type="float" office:value="0.947242" calcext:value-type="float">
            <text:p>0,947242</text:p>
          </table:table-cell>
          <table:table-cell office:value-type="float" office:value="0.835512" calcext:value-type="float">
            <text:p>0,835512</text:p>
          </table:table-cell>
          <table:table-cell office:value-type="float" office:value="0.745263" calcext:value-type="float">
            <text:p>0,745263</text:p>
          </table:table-cell>
          <table:table-cell office:value-type="float" office:value="36.269179" calcext:value-type="float">
            <text:p>36,269179</text:p>
          </table:table-cell>
          <table:table-cell table:number-columns-repeated="1020"/>
        </table:table-row>
        <table:table-row table:style-name="ro1">
          <table:table-cell office:value-type="float" office:value="0.935904" calcext:value-type="float">
            <text:p>0,935904</text:p>
          </table:table-cell>
          <table:table-cell office:value-type="float" office:value="0.892837" calcext:value-type="float">
            <text:p>0,892837</text:p>
          </table:table-cell>
          <table:table-cell office:value-type="float" office:value="0.721053" calcext:value-type="float">
            <text:p>0,721053</text:p>
          </table:table-cell>
          <table:table-cell office:value-type="float" office:value="41.803724" calcext:value-type="float">
            <text:p>41,803724</text:p>
          </table:table-cell>
          <table:table-cell table:number-columns-repeated="1020"/>
        </table:table-row>
        <table:table-row table:style-name="ro1">
          <table:table-cell office:value-type="float" office:value="0.92588" calcext:value-type="float">
            <text:p>0,92588</text:p>
          </table:table-cell>
          <table:table-cell office:value-type="float" office:value="0.887511" calcext:value-type="float">
            <text:p>0,887511</text:p>
          </table:table-cell>
          <table:table-cell office:value-type="float" office:value="0.725789" calcext:value-type="float">
            <text:p>0,725789</text:p>
          </table:table-cell>
          <table:table-cell office:value-type="float" office:value="42.108927" calcext:value-type="float">
            <text:p>42,108927</text:p>
          </table:table-cell>
          <table:table-cell table:number-columns-repeated="1020"/>
        </table:table-row>
        <table:table-row table:style-name="ro1">
          <table:table-cell office:value-type="float" office:value="0.911749" calcext:value-type="float">
            <text:p>0,911749</text:p>
          </table:table-cell>
          <table:table-cell office:value-type="float" office:value="0.880615" calcext:value-type="float">
            <text:p>0,880615</text:p>
          </table:table-cell>
          <table:table-cell office:value-type="float" office:value="0.738947" calcext:value-type="float">
            <text:p>0,738947</text:p>
          </table:table-cell>
          <table:table-cell office:value-type="float" office:value="41.972931" calcext:value-type="float">
            <text:p>41,972931</text:p>
          </table:table-cell>
          <table:table-cell table:number-columns-repeated="1020"/>
        </table:table-row>
        <table:table-row table:style-name="ro1">
          <table:table-cell office:value-type="float" office:value="0.912884" calcext:value-type="float">
            <text:p>0,912884</text:p>
          </table:table-cell>
          <table:table-cell office:value-type="float" office:value="0.829534" calcext:value-type="float">
            <text:p>0,829534</text:p>
          </table:table-cell>
          <table:table-cell office:value-type="float" office:value="0.748947" calcext:value-type="float">
            <text:p>0,748947</text:p>
          </table:table-cell>
          <table:table-cell office:value-type="float" office:value="41.830183" calcext:value-type="float">
            <text:p>41,830183</text:p>
          </table:table-cell>
          <table:table-cell table:number-columns-repeated="1020"/>
        </table:table-row>
        <table:table-row table:style-name="ro1">
          <table:table-cell office:value-type="float" office:value="0.913638" calcext:value-type="float">
            <text:p>0,913638</text:p>
          </table:table-cell>
          <table:table-cell office:value-type="float" office:value="0.8458" calcext:value-type="float">
            <text:p>0,8458</text:p>
          </table:table-cell>
          <table:table-cell office:value-type="float" office:value="0.752632" calcext:value-type="float">
            <text:p>0,752632</text:p>
          </table:table-cell>
          <table:table-cell office:value-type="float" office:value="43.153885" calcext:value-type="float">
            <text:p>43,153885</text:p>
          </table:table-cell>
          <table:table-cell table:number-columns-repeated="1020"/>
        </table:table-row>
        <table:table-row table:style-name="ro1">
          <table:table-cell office:value-type="float" office:value="0.910166" calcext:value-type="float">
            <text:p>0,910166</text:p>
          </table:table-cell>
          <table:table-cell office:value-type="float" office:value="0.910317" calcext:value-type="float">
            <text:p>0,910317</text:p>
          </table:table-cell>
          <table:table-cell office:value-type="float" office:value="0.727895" calcext:value-type="float">
            <text:p>0,727895</text:p>
          </table:table-cell>
          <table:table-cell office:value-type="float" office:value="38.202867" calcext:value-type="float">
            <text:p>38,202867</text:p>
          </table:table-cell>
          <table:table-cell table:number-columns-repeated="1020"/>
        </table:table-row>
        <table:table-row table:style-name="ro1">
          <table:table-cell office:value-type="float" office:value="0.881977" calcext:value-type="float">
            <text:p>0,881977</text:p>
          </table:table-cell>
          <table:table-cell office:value-type="float" office:value="0.80547" calcext:value-type="float">
            <text:p>0,80547</text:p>
          </table:table-cell>
          <table:table-cell office:value-type="float" office:value="0.756842" calcext:value-type="float">
            <text:p>0,756842</text:p>
          </table:table-cell>
          <table:table-cell office:value-type="float" office:value="35.216967" calcext:value-type="float">
            <text:p>35,216967</text:p>
          </table:table-cell>
          <table:table-cell table:number-columns-repeated="1020"/>
        </table:table-row>
        <table:table-row table:style-name="ro1">
          <table:table-cell office:value-type="float" office:value="0.886976" calcext:value-type="float">
            <text:p>0,886976</text:p>
          </table:table-cell>
          <table:table-cell office:value-type="float" office:value="0.822734" calcext:value-type="float">
            <text:p>0,822734</text:p>
          </table:table-cell>
          <table:table-cell office:value-type="float" office:value="0.740526" calcext:value-type="float">
            <text:p>0,740526</text:p>
          </table:table-cell>
          <table:table-cell office:value-type="float" office:value="34.577606" calcext:value-type="float">
            <text:p>34,577606</text:p>
          </table:table-cell>
          <table:table-cell table:number-columns-repeated="1020"/>
        </table:table-row>
        <table:table-row table:style-name="ro1">
          <table:table-cell office:value-type="float" office:value="0.882896" calcext:value-type="float">
            <text:p>0,882896</text:p>
          </table:table-cell>
          <table:table-cell office:value-type="float" office:value="0.834093" calcext:value-type="float">
            <text:p>0,834093</text:p>
          </table:table-cell>
          <table:table-cell office:value-type="float" office:value="0.742632" calcext:value-type="float">
            <text:p>0,742632</text:p>
          </table:table-cell>
          <table:table-cell office:value-type="float" office:value="34.648368" calcext:value-type="float">
            <text:p>34,648368</text:p>
          </table:table-cell>
          <table:table-cell table:number-columns-repeated="1020"/>
        </table:table-row>
        <table:table-row table:style-name="ro1">
          <table:table-cell office:value-type="float" office:value="0.860394" calcext:value-type="float">
            <text:p>0,860394</text:p>
          </table:table-cell>
          <table:table-cell office:value-type="float" office:value="0.830168" calcext:value-type="float">
            <text:p>0,830168</text:p>
          </table:table-cell>
          <table:table-cell office:value-type="float" office:value="0.755789" calcext:value-type="float">
            <text:p>0,755789</text:p>
          </table:table-cell>
          <table:table-cell office:value-type="float" office:value="39.43642" calcext:value-type="float">
            <text:p>39,43642</text:p>
          </table:table-cell>
          <table:table-cell table:number-columns-repeated="1020"/>
        </table:table-row>
        <table:table-row table:style-name="ro1">
          <table:table-cell office:value-type="float" office:value="0.856822" calcext:value-type="float">
            <text:p>0,856822</text:p>
          </table:table-cell>
          <table:table-cell office:value-type="float" office:value="0.837991" calcext:value-type="float">
            <text:p>0,837991</text:p>
          </table:table-cell>
          <table:table-cell office:value-type="float" office:value="0.741053" calcext:value-type="float">
            <text:p>0,741053</text:p>
          </table:table-cell>
          <table:table-cell office:value-type="float" office:value="41.36064" calcext:value-type="float">
            <text:p>41,36064</text:p>
          </table:table-cell>
          <table:table-cell table:number-columns-repeated="1020"/>
        </table:table-row>
        <table:table-row table:style-name="ro1">
          <table:table-cell office:value-type="float" office:value="0.816157" calcext:value-type="float">
            <text:p>0,816157</text:p>
          </table:table-cell>
          <table:table-cell office:value-type="float" office:value="0.788635" calcext:value-type="float">
            <text:p>0,788635</text:p>
          </table:table-cell>
          <table:table-cell office:value-type="float" office:value="0.768947" calcext:value-type="float">
            <text:p>0,768947</text:p>
          </table:table-cell>
          <table:table-cell office:value-type="float" office:value="38.257748" calcext:value-type="float">
            <text:p>38,257748</text:p>
          </table:table-cell>
          <table:table-cell table:number-columns-repeated="1020"/>
        </table:table-row>
        <table:table-row table:style-name="ro1">
          <table:table-cell office:value-type="float" office:value="0.825796" calcext:value-type="float">
            <text:p>0,825796</text:p>
          </table:table-cell>
          <table:table-cell office:value-type="float" office:value="0.808922" calcext:value-type="float">
            <text:p>0,808922</text:p>
          </table:table-cell>
          <table:table-cell office:value-type="float" office:value="0.753684" calcext:value-type="float">
            <text:p>0,753684</text:p>
          </table:table-cell>
          <table:table-cell office:value-type="float" office:value="40.742991" calcext:value-type="float">
            <text:p>40,742991</text:p>
          </table:table-cell>
          <table:table-cell table:number-columns-repeated="1020"/>
        </table:table-row>
        <table:table-row table:style-name="ro1">
          <table:table-cell office:value-type="float" office:value="0.847968" calcext:value-type="float">
            <text:p>0,847968</text:p>
          </table:table-cell>
          <table:table-cell office:value-type="float" office:value="0.806459" calcext:value-type="float">
            <text:p>0,806459</text:p>
          </table:table-cell>
          <table:table-cell office:value-type="float" office:value="0.76" calcext:value-type="float">
            <text:p>0,76</text:p>
          </table:table-cell>
          <table:table-cell office:value-type="float" office:value="37.049015" calcext:value-type="float">
            <text:p>37,049015</text:p>
          </table:table-cell>
          <table:table-cell table:number-columns-repeated="1020"/>
        </table:table-row>
        <table:table-row table:style-name="ro1">
          <table:table-cell office:value-type="float" office:value="0.806796" calcext:value-type="float">
            <text:p>0,806796</text:p>
          </table:table-cell>
          <table:table-cell office:value-type="float" office:value="0.805074" calcext:value-type="float">
            <text:p>0,805074</text:p>
          </table:table-cell>
          <table:table-cell office:value-type="float" office:value="0.746842" calcext:value-type="float">
            <text:p>0,746842</text:p>
          </table:table-cell>
          <table:table-cell office:value-type="float" office:value="37.675405" calcext:value-type="float">
            <text:p>37,675405</text:p>
          </table:table-cell>
          <table:table-cell table:number-columns-repeated="1020"/>
        </table:table-row>
        <table:table-row table:style-name="ro1">
          <table:table-cell office:value-type="float" office:value="0.823016" calcext:value-type="float">
            <text:p>0,823016</text:p>
          </table:table-cell>
          <table:table-cell office:value-type="float" office:value="0.814022" calcext:value-type="float">
            <text:p>0,814022</text:p>
          </table:table-cell>
          <table:table-cell office:value-type="float" office:value="0.757368" calcext:value-type="float">
            <text:p>0,757368</text:p>
          </table:table-cell>
          <table:table-cell office:value-type="float" office:value="38.396353" calcext:value-type="float">
            <text:p>38,396353</text:p>
          </table:table-cell>
          <table:table-cell table:number-columns-repeated="1020"/>
        </table:table-row>
        <table:table-row table:style-name="ro1">
          <table:table-cell office:value-type="float" office:value="0.800808" calcext:value-type="float">
            <text:p>0,800808</text:p>
          </table:table-cell>
          <table:table-cell office:value-type="float" office:value="0.801242" calcext:value-type="float">
            <text:p>0,801242</text:p>
          </table:table-cell>
          <table:table-cell office:value-type="float" office:value="0.766316" calcext:value-type="float">
            <text:p>0,766316</text:p>
          </table:table-cell>
          <table:table-cell office:value-type="float" office:value="43.047421" calcext:value-type="float">
            <text:p>43,047421</text:p>
          </table:table-cell>
          <table:table-cell table:number-columns-repeated="1020"/>
        </table:table-row>
        <table:table-row table:style-name="ro1">
          <table:table-cell office:value-type="float" office:value="0.777843" calcext:value-type="float">
            <text:p>0,777843</text:p>
          </table:table-cell>
          <table:table-cell office:value-type="float" office:value="0.78332" calcext:value-type="float">
            <text:p>0,78332</text:p>
          </table:table-cell>
          <table:table-cell office:value-type="float" office:value="0.772632" calcext:value-type="float">
            <text:p>0,772632</text:p>
          </table:table-cell>
          <table:table-cell office:value-type="float" office:value="41.731693" calcext:value-type="float">
            <text:p>41,731693</text:p>
          </table:table-cell>
          <table:table-cell table:number-columns-repeated="1020"/>
        </table:table-row>
        <table:table-row table:style-name="ro1">
          <table:table-cell office:value-type="float" office:value="0.794311" calcext:value-type="float">
            <text:p>0,794311</text:p>
          </table:table-cell>
          <table:table-cell office:value-type="float" office:value="0.795951" calcext:value-type="float">
            <text:p>0,795951</text:p>
          </table:table-cell>
          <table:table-cell office:value-type="float" office:value="0.767368" calcext:value-type="float">
            <text:p>0,767368</text:p>
          </table:table-cell>
          <table:table-cell office:value-type="float" office:value="39.144481" calcext:value-type="float">
            <text:p>39,144481</text:p>
          </table:table-cell>
          <table:table-cell table:number-columns-repeated="1020"/>
        </table:table-row>
        <table:table-row table:style-name="ro1">
          <table:table-cell office:value-type="float" office:value="0.783873" calcext:value-type="float">
            <text:p>0,783873</text:p>
          </table:table-cell>
          <table:table-cell office:value-type="float" office:value="0.83691" calcext:value-type="float">
            <text:p>0,83691</text:p>
          </table:table-cell>
          <table:table-cell office:value-type="float" office:value="0.766842" calcext:value-type="float">
            <text:p>0,766842</text:p>
          </table:table-cell>
          <table:table-cell office:value-type="float" office:value="38.080422" calcext:value-type="float">
            <text:p>38,080422</text:p>
          </table:table-cell>
          <table:table-cell table:number-columns-repeated="1020"/>
        </table:table-row>
        <table:table-row table:style-name="ro1">
          <table:table-cell office:value-type="float" office:value="0.774487" calcext:value-type="float">
            <text:p>0,774487</text:p>
          </table:table-cell>
          <table:table-cell office:value-type="float" office:value="0.797028" calcext:value-type="float">
            <text:p>0,797028</text:p>
          </table:table-cell>
          <table:table-cell office:value-type="float" office:value="0.767368" calcext:value-type="float">
            <text:p>0,767368</text:p>
          </table:table-cell>
          <table:table-cell office:value-type="float" office:value="38.274381" calcext:value-type="float">
            <text:p>38,274381</text:p>
          </table:table-cell>
          <table:table-cell table:number-columns-repeated="1020"/>
        </table:table-row>
        <table:table-row table:style-name="ro1">
          <table:table-cell office:value-type="float" office:value="0.799244" calcext:value-type="float">
            <text:p>0,799244</text:p>
          </table:table-cell>
          <table:table-cell office:value-type="float" office:value="0.819614" calcext:value-type="float">
            <text:p>0,819614</text:p>
          </table:table-cell>
          <table:table-cell office:value-type="float" office:value="0.761579" calcext:value-type="float">
            <text:p>0,761579</text:p>
          </table:table-cell>
          <table:table-cell office:value-type="float" office:value="38.187696" calcext:value-type="float">
            <text:p>38,187696</text:p>
          </table:table-cell>
          <table:table-cell table:number-columns-repeated="1020"/>
        </table:table-row>
        <table:table-row table:style-name="ro1">
          <table:table-cell office:value-type="float" office:value="0.754103" calcext:value-type="float">
            <text:p>0,754103</text:p>
          </table:table-cell>
          <table:table-cell office:value-type="float" office:value="0.849978" calcext:value-type="float">
            <text:p>0,849978</text:p>
          </table:table-cell>
          <table:table-cell office:value-type="float" office:value="0.755789" calcext:value-type="float">
            <text:p>0,755789</text:p>
          </table:table-cell>
          <table:table-cell office:value-type="float" office:value="37.252166" calcext:value-type="float">
            <text:p>37,252166</text:p>
          </table:table-cell>
          <table:table-cell table:number-columns-repeated="1020"/>
        </table:table-row>
        <table:table-row table:style-name="ro1">
          <table:table-cell office:value-type="float" office:value="0.776132" calcext:value-type="float">
            <text:p>0,776132</text:p>
          </table:table-cell>
          <table:table-cell office:value-type="float" office:value="0.767765" calcext:value-type="float">
            <text:p>0,767765</text:p>
          </table:table-cell>
          <table:table-cell office:value-type="float" office:value="0.775263" calcext:value-type="float">
            <text:p>0,775263</text:p>
          </table:table-cell>
          <table:table-cell office:value-type="float" office:value="37.610437" calcext:value-type="float">
            <text:p>37,610437</text:p>
          </table:table-cell>
          <table:table-cell table:number-columns-repeated="1020"/>
        </table:table-row>
        <table:table-row table:style-name="ro1">
          <table:table-cell office:value-type="float" office:value="0.784923" calcext:value-type="float">
            <text:p>0,784923</text:p>
          </table:table-cell>
          <table:table-cell office:value-type="float" office:value="0.822971" calcext:value-type="float">
            <text:p>0,822971</text:p>
          </table:table-cell>
          <table:table-cell office:value-type="float" office:value="0.766316" calcext:value-type="float">
            <text:p>0,766316</text:p>
          </table:table-cell>
          <table:table-cell office:value-type="float" office:value="37.51958" calcext:value-type="float">
            <text:p>37,51958</text:p>
          </table:table-cell>
          <table:table-cell table:number-columns-repeated="1020"/>
        </table:table-row>
        <table:table-row table:style-name="ro1">
          <table:table-cell office:value-type="float" office:value="0.72895" calcext:value-type="float">
            <text:p>0,72895</text:p>
          </table:table-cell>
          <table:table-cell office:value-type="float" office:value="0.803331" calcext:value-type="float">
            <text:p>0,803331</text:p>
          </table:table-cell>
          <table:table-cell office:value-type="float" office:value="0.760526" calcext:value-type="float">
            <text:p>0,760526</text:p>
          </table:table-cell>
          <table:table-cell office:value-type="float" office:value="37.955622" calcext:value-type="float">
            <text:p>37,955622</text:p>
          </table:table-cell>
          <table:table-cell table:number-columns-repeated="1020"/>
        </table:table-row>
        <table:table-row table:style-name="ro1">
          <table:table-cell office:value-type="float" office:value="0.768657" calcext:value-type="float">
            <text:p>0,768657</text:p>
          </table:table-cell>
          <table:table-cell office:value-type="float" office:value="0.779447" calcext:value-type="float">
            <text:p>0,779447</text:p>
          </table:table-cell>
          <table:table-cell office:value-type="float" office:value="0.767368" calcext:value-type="float">
            <text:p>0,767368</text:p>
          </table:table-cell>
          <table:table-cell office:value-type="float" office:value="37.798624" calcext:value-type="float">
            <text:p>37,798624</text:p>
          </table:table-cell>
          <table:table-cell table:number-columns-repeated="1020"/>
        </table:table-row>
        <table:table-row table:style-name="ro1">
          <table:table-cell office:value-type="float" office:value="0.7398" calcext:value-type="float">
            <text:p>0,7398</text:p>
          </table:table-cell>
          <table:table-cell office:value-type="float" office:value="0.758436" calcext:value-type="float">
            <text:p>0,758436</text:p>
          </table:table-cell>
          <table:table-cell office:value-type="float" office:value="0.777895" calcext:value-type="float">
            <text:p>0,777895</text:p>
          </table:table-cell>
          <table:table-cell office:value-type="float" office:value="37.821202" calcext:value-type="float">
            <text:p>37,821202</text:p>
          </table:table-cell>
          <table:table-cell table:number-columns-repeated="1020"/>
        </table:table-row>
        <table:table-row table:style-name="ro1">
          <table:table-cell office:value-type="float" office:value="0.739037" calcext:value-type="float">
            <text:p>0,739037</text:p>
          </table:table-cell>
          <table:table-cell office:value-type="float" office:value="0.747953" calcext:value-type="float">
            <text:p>0,747953</text:p>
          </table:table-cell>
          <table:table-cell office:value-type="float" office:value="0.779474" calcext:value-type="float">
            <text:p>0,779474</text:p>
          </table:table-cell>
          <table:table-cell office:value-type="float" office:value="37.442772" calcext:value-type="float">
            <text:p>37,442772</text:p>
          </table:table-cell>
          <table:table-cell table:number-columns-repeated="1020"/>
        </table:table-row>
        <table:table-row table:style-name="ro1">
          <table:table-cell office:value-type="float" office:value="0.714917" calcext:value-type="float">
            <text:p>0,714917</text:p>
          </table:table-cell>
          <table:table-cell office:value-type="float" office:value="0.766525" calcext:value-type="float">
            <text:p>0,766525</text:p>
          </table:table-cell>
          <table:table-cell office:value-type="float" office:value="0.778947" calcext:value-type="float">
            <text:p>0,778947</text:p>
          </table:table-cell>
          <table:table-cell office:value-type="float" office:value="37.444974" calcext:value-type="float">
            <text:p>37,444974</text:p>
          </table:table-cell>
          <table:table-cell table:number-columns-repeated="1020"/>
        </table:table-row>
        <table:table-row table:style-name="ro1">
          <table:table-cell office:value-type="float" office:value="0.724544" calcext:value-type="float">
            <text:p>0,724544</text:p>
          </table:table-cell>
          <table:table-cell office:value-type="float" office:value="0.811776" calcext:value-type="float">
            <text:p>0,811776</text:p>
          </table:table-cell>
          <table:table-cell office:value-type="float" office:value="0.765263" calcext:value-type="float">
            <text:p>0,765263</text:p>
          </table:table-cell>
          <table:table-cell office:value-type="float" office:value="38.372336" calcext:value-type="float">
            <text:p>38,372336</text:p>
          </table:table-cell>
          <table:table-cell table:number-columns-repeated="1020"/>
        </table:table-row>
        <table:table-row table:style-name="ro1">
          <table:table-cell office:value-type="float" office:value="0.710648" calcext:value-type="float">
            <text:p>0,710648</text:p>
          </table:table-cell>
          <table:table-cell office:value-type="float" office:value="0.773306" calcext:value-type="float">
            <text:p>0,773306</text:p>
          </table:table-cell>
          <table:table-cell office:value-type="float" office:value="0.79" calcext:value-type="float">
            <text:p>0,79</text:p>
          </table:table-cell>
          <table:table-cell office:value-type="float" office:value="36.070654" calcext:value-type="float">
            <text:p>36,070654</text:p>
          </table:table-cell>
          <table:table-cell table:number-columns-repeated="1020"/>
        </table:table-row>
        <table:table-row table:style-name="ro1">
          <table:table-cell office:value-type="float" office:value="0.697222" calcext:value-type="float">
            <text:p>0,697222</text:p>
          </table:table-cell>
          <table:table-cell office:value-type="float" office:value="0.829863" calcext:value-type="float">
            <text:p>0,829863</text:p>
          </table:table-cell>
          <table:table-cell office:value-type="float" office:value="0.759474" calcext:value-type="float">
            <text:p>0,759474</text:p>
          </table:table-cell>
          <table:table-cell office:value-type="float" office:value="37.984546" calcext:value-type="float">
            <text:p>37,984546</text:p>
          </table:table-cell>
          <table:table-cell table:number-columns-repeated="1020"/>
        </table:table-row>
        <table:table-row table:style-name="ro1">
          <table:table-cell office:value-type="float" office:value="0.709532" calcext:value-type="float">
            <text:p>0,709532</text:p>
          </table:table-cell>
          <table:table-cell office:value-type="float" office:value="0.770047" calcext:value-type="float">
            <text:p>0,770047</text:p>
          </table:table-cell>
          <table:table-cell office:value-type="float" office:value="0.773684" calcext:value-type="float">
            <text:p>0,773684</text:p>
          </table:table-cell>
          <table:table-cell office:value-type="float" office:value="36.327893" calcext:value-type="float">
            <text:p>36,327893</text:p>
          </table:table-cell>
          <table:table-cell table:number-columns-repeated="1020"/>
        </table:table-row>
        <table:table-row table:style-name="ro1">
          <table:table-cell office:value-type="float" office:value="0.7076" calcext:value-type="float">
            <text:p>0,7076</text:p>
          </table:table-cell>
          <table:table-cell office:value-type="float" office:value="0.749512" calcext:value-type="float">
            <text:p>0,749512</text:p>
          </table:table-cell>
          <table:table-cell office:value-type="float" office:value="0.779474" calcext:value-type="float">
            <text:p>0,779474</text:p>
          </table:table-cell>
          <table:table-cell office:value-type="float" office:value="37.110535" calcext:value-type="float">
            <text:p>37,110535</text:p>
          </table:table-cell>
          <table:table-cell table:number-columns-repeated="1020"/>
        </table:table-row>
        <table:table-row table:style-name="ro1">
          <table:table-cell office:value-type="float" office:value="0.697933" calcext:value-type="float">
            <text:p>0,697933</text:p>
          </table:table-cell>
          <table:table-cell office:value-type="float" office:value="0.760183" calcext:value-type="float">
            <text:p>0,760183</text:p>
          </table:table-cell>
          <table:table-cell office:value-type="float" office:value="0.780526" calcext:value-type="float">
            <text:p>0,780526</text:p>
          </table:table-cell>
          <table:table-cell office:value-type="float" office:value="37.211778" calcext:value-type="float">
            <text:p>37,211778</text:p>
          </table:table-cell>
          <table:table-cell table:number-columns-repeated="1020"/>
        </table:table-row>
        <table:table-row table:style-name="ro1">
          <table:table-cell office:value-type="float" office:value="0.66197" calcext:value-type="float">
            <text:p>0,66197</text:p>
          </table:table-cell>
          <table:table-cell office:value-type="float" office:value="0.732794" calcext:value-type="float">
            <text:p>0,732794</text:p>
          </table:table-cell>
          <table:table-cell office:value-type="float" office:value="0.778421" calcext:value-type="float">
            <text:p>0,778421</text:p>
          </table:table-cell>
          <table:table-cell office:value-type="float" office:value="36.493398" calcext:value-type="float">
            <text:p>36,493398</text:p>
          </table:table-cell>
          <table:table-cell table:number-columns-repeated="1020"/>
        </table:table-row>
        <table:table-row table:style-name="ro1">
          <table:table-cell office:value-type="float" office:value="0.69334" calcext:value-type="float">
            <text:p>0,69334</text:p>
          </table:table-cell>
          <table:table-cell office:value-type="float" office:value="0.7656" calcext:value-type="float">
            <text:p>0,7656</text:p>
          </table:table-cell>
          <table:table-cell office:value-type="float" office:value="0.776842" calcext:value-type="float">
            <text:p>0,776842</text:p>
          </table:table-cell>
          <table:table-cell office:value-type="float" office:value="36.982172" calcext:value-type="float">
            <text:p>36,982172</text:p>
          </table:table-cell>
          <table:table-cell table:number-columns-repeated="1020"/>
        </table:table-row>
        <table:table-row table:style-name="ro1">
          <table:table-cell office:value-type="float" office:value="0.666487" calcext:value-type="float">
            <text:p>0,666487</text:p>
          </table:table-cell>
          <table:table-cell office:value-type="float" office:value="0.757999" calcext:value-type="float">
            <text:p>0,757999</text:p>
          </table:table-cell>
          <table:table-cell office:value-type="float" office:value="0.786842" calcext:value-type="float">
            <text:p>0,786842</text:p>
          </table:table-cell>
          <table:table-cell office:value-type="float" office:value="38.117577" calcext:value-type="float">
            <text:p>38,117577</text:p>
          </table:table-cell>
          <table:table-cell table:number-columns-repeated="1020"/>
        </table:table-row>
        <table:table-row table:style-name="ro1">
          <table:table-cell office:value-type="float" office:value="0.658118" calcext:value-type="float">
            <text:p>0,658118</text:p>
          </table:table-cell>
          <table:table-cell office:value-type="float" office:value="0.742416" calcext:value-type="float">
            <text:p>0,742416</text:p>
          </table:table-cell>
          <table:table-cell office:value-type="float" office:value="0.795263" calcext:value-type="float">
            <text:p>0,795263</text:p>
          </table:table-cell>
          <table:table-cell office:value-type="float" office:value="36.188034" calcext:value-type="float">
            <text:p>36,188034</text:p>
          </table:table-cell>
          <table:table-cell table:number-columns-repeated="1020"/>
        </table:table-row>
        <table:table-row table:style-name="ro1">
          <table:table-cell office:value-type="float" office:value="0.654705" calcext:value-type="float">
            <text:p>0,654705</text:p>
          </table:table-cell>
          <table:table-cell office:value-type="float" office:value="0.778073" calcext:value-type="float">
            <text:p>0,778073</text:p>
          </table:table-cell>
          <table:table-cell office:value-type="float" office:value="0.775789" calcext:value-type="float">
            <text:p>0,775789</text:p>
          </table:table-cell>
          <table:table-cell office:value-type="float" office:value="37.292036" calcext:value-type="float">
            <text:p>37,292036</text:p>
          </table:table-cell>
          <table:table-cell table:number-columns-repeated="1020"/>
        </table:table-row>
        <table:table-row table:style-name="ro1">
          <table:table-cell office:value-type="float" office:value="0.633337" calcext:value-type="float">
            <text:p>0,633337</text:p>
          </table:table-cell>
          <table:table-cell office:value-type="float" office:value="0.745228" calcext:value-type="float">
            <text:p>0,745228</text:p>
          </table:table-cell>
          <table:table-cell office:value-type="float" office:value="0.783684" calcext:value-type="float">
            <text:p>0,783684</text:p>
          </table:table-cell>
          <table:table-cell office:value-type="float" office:value="37.100956" calcext:value-type="float">
            <text:p>37,100956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Class_2" table:style-name="ta1">
        <table:table-column table:style-name="co1" table:number-columns-repeated="4" table:default-cell-style-name="ce6"/>
        <table:table-column table:style-name="co1" table:number-columns-repeated="1020" table:default-cell-style-name="Default"/>
        <table:table-row table:style-name="ro1">
          <table:table-cell table:style-name="ce5" office:value-type="string" calcext:value-type="string">
            <text:p>training_loss</text:p>
          </table:table-cell>
          <table:table-cell table:style-name="ce5" office:value-type="string" calcext:value-type="string">
            <text:p>validation_loss</text:p>
          </table:table-cell>
          <table:table-cell table:style-name="ce5" office:value-type="string" calcext:value-type="string">
            <text:p>validation_accuracy</text:p>
          </table:table-cell>
          <table:table-cell table:style-name="ce5" office:value-type="string" calcext:value-type="string">
            <text:p>epoch_time</text:p>
          </table:table-cell>
          <table:table-cell table:style-name="ce8" table:number-columns-repeated="1020"/>
        </table:table-row>
        <table:table-row table:style-name="ro1">
          <table:table-cell office:value-type="float" office:value="3.095848" calcext:value-type="float">
            <text:p>3,095848</text:p>
          </table:table-cell>
          <table:table-cell office:value-type="float" office:value="2.976414" calcext:value-type="float">
            <text:p>2,976414</text:p>
          </table:table-cell>
          <table:table-cell office:value-type="float" office:value="0.061579" calcext:value-type="float">
            <text:p>0,061579</text:p>
          </table:table-cell>
          <table:table-cell office:value-type="float" office:value="37.430275" calcext:value-type="float">
            <text:p>37,4302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.077292" calcext:value-type="float">
            <text:p>3,077292</text:p>
          </table:table-cell>
          <table:table-cell office:value-type="float" office:value="2.960082" calcext:value-type="float">
            <text:p>2,960082</text:p>
          </table:table-cell>
          <table:table-cell office:value-type="float" office:value="0.058421" calcext:value-type="float">
            <text:p>0,058421</text:p>
          </table:table-cell>
          <table:table-cell office:value-type="float" office:value="37.585017" calcext:value-type="float">
            <text:p>37,5850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.066287" calcext:value-type="float">
            <text:p>3,066287</text:p>
          </table:table-cell>
          <table:table-cell office:value-type="float" office:value="2.953405" calcext:value-type="float">
            <text:p>2,953405</text:p>
          </table:table-cell>
          <table:table-cell office:value-type="float" office:value="0.067368" calcext:value-type="float">
            <text:p>0,067368</text:p>
          </table:table-cell>
          <table:table-cell office:value-type="float" office:value="37.254912" calcext:value-type="float">
            <text:p>37,25491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.056341" calcext:value-type="float">
            <text:p>3,056341</text:p>
          </table:table-cell>
          <table:table-cell office:value-type="float" office:value="2.937136" calcext:value-type="float">
            <text:p>2,937136</text:p>
          </table:table-cell>
          <table:table-cell office:value-type="float" office:value="0.071053" calcext:value-type="float">
            <text:p>0,071053</text:p>
          </table:table-cell>
          <table:table-cell office:value-type="float" office:value="37.707455" calcext:value-type="float">
            <text:p>37,70745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3.032853" calcext:value-type="float">
            <text:p>3,032853</text:p>
          </table:table-cell>
          <table:table-cell office:value-type="float" office:value="2.886409" calcext:value-type="float">
            <text:p>2,886409</text:p>
          </table:table-cell>
          <table:table-cell office:value-type="float" office:value="0.112632" calcext:value-type="float">
            <text:p>0,112632</text:p>
          </table:table-cell>
          <table:table-cell office:value-type="float" office:value="37.299147" calcext:value-type="float">
            <text:p>37,29914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.975597" calcext:value-type="float">
            <text:p>2,975597</text:p>
          </table:table-cell>
          <table:table-cell office:value-type="float" office:value="2.838866" calcext:value-type="float">
            <text:p>2,838866</text:p>
          </table:table-cell>
          <table:table-cell office:value-type="float" office:value="0.135263" calcext:value-type="float">
            <text:p>0,135263</text:p>
          </table:table-cell>
          <table:table-cell office:value-type="float" office:value="36.58087" calcext:value-type="float">
            <text:p>36,58087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.920073" calcext:value-type="float">
            <text:p>2,920073</text:p>
          </table:table-cell>
          <table:table-cell office:value-type="float" office:value="2.761591" calcext:value-type="float">
            <text:p>2,761591</text:p>
          </table:table-cell>
          <table:table-cell office:value-type="float" office:value="0.156842" calcext:value-type="float">
            <text:p>0,156842</text:p>
          </table:table-cell>
          <table:table-cell office:value-type="float" office:value="37.699378" calcext:value-type="float">
            <text:p>37,69937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.836697" calcext:value-type="float">
            <text:p>2,836697</text:p>
          </table:table-cell>
          <table:table-cell office:value-type="float" office:value="2.584849" calcext:value-type="float">
            <text:p>2,584849</text:p>
          </table:table-cell>
          <table:table-cell office:value-type="float" office:value="0.211053" calcext:value-type="float">
            <text:p>0,211053</text:p>
          </table:table-cell>
          <table:table-cell office:value-type="float" office:value="37.724583" calcext:value-type="float">
            <text:p>37,72458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.713418" calcext:value-type="float">
            <text:p>2,713418</text:p>
          </table:table-cell>
          <table:table-cell office:value-type="float" office:value="2.440715" calcext:value-type="float">
            <text:p>2,440715</text:p>
          </table:table-cell>
          <table:table-cell office:value-type="float" office:value="0.267895" calcext:value-type="float">
            <text:p>0,267895</text:p>
          </table:table-cell>
          <table:table-cell office:value-type="float" office:value="37.839945" calcext:value-type="float">
            <text:p>37,83994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2.596235" calcext:value-type="float">
            <text:p>2,596235</text:p>
          </table:table-cell>
          <table:table-cell office:value-type="float" office:value="2.348197" calcext:value-type="float">
            <text:p>2,348197</text:p>
          </table:table-cell>
          <table:table-cell office:value-type="float" office:value="0.287368" calcext:value-type="float">
            <text:p>0,287368</text:p>
          </table:table-cell>
          <table:table-cell office:value-type="float" office:value="37.947315" calcext:value-type="float">
            <text:p>37,9473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2.468368" calcext:value-type="float">
            <text:p>2,468368</text:p>
          </table:table-cell>
          <table:table-cell office:value-type="float" office:value="2.127585" calcext:value-type="float">
            <text:p>2,127585</text:p>
          </table:table-cell>
          <table:table-cell office:value-type="float" office:value="0.351053" calcext:value-type="float">
            <text:p>0,351053</text:p>
          </table:table-cell>
          <table:table-cell office:value-type="float" office:value="37.580198" calcext:value-type="float">
            <text:p>37,580198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2.3274" calcext:value-type="float">
            <text:p>2,3274</text:p>
          </table:table-cell>
          <table:table-cell office:value-type="float" office:value="1.996425" calcext:value-type="float">
            <text:p>1,996425</text:p>
          </table:table-cell>
          <table:table-cell office:value-type="float" office:value="0.371579" calcext:value-type="float">
            <text:p>0,371579</text:p>
          </table:table-cell>
          <table:table-cell office:value-type="float" office:value="37.111535" calcext:value-type="float">
            <text:p>37,11153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2.184546" calcext:value-type="float">
            <text:p>2,184546</text:p>
          </table:table-cell>
          <table:table-cell office:value-type="float" office:value="1.873134" calcext:value-type="float">
            <text:p>1,873134</text:p>
          </table:table-cell>
          <table:table-cell office:value-type="float" office:value="0.413158" calcext:value-type="float">
            <text:p>0,413158</text:p>
          </table:table-cell>
          <table:table-cell office:value-type="float" office:value="37.880927" calcext:value-type="float">
            <text:p>37,88092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2.067684" calcext:value-type="float">
            <text:p>2,067684</text:p>
          </table:table-cell>
          <table:table-cell office:value-type="float" office:value="1.773453" calcext:value-type="float">
            <text:p>1,773453</text:p>
          </table:table-cell>
          <table:table-cell office:value-type="float" office:value="0.477895" calcext:value-type="float">
            <text:p>0,477895</text:p>
          </table:table-cell>
          <table:table-cell office:value-type="float" office:value="37.797007" calcext:value-type="float">
            <text:p>37,797007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.971224" calcext:value-type="float">
            <text:p>1,971224</text:p>
          </table:table-cell>
          <table:table-cell office:value-type="float" office:value="1.738475" calcext:value-type="float">
            <text:p>1,738475</text:p>
          </table:table-cell>
          <table:table-cell office:value-type="float" office:value="0.47" calcext:value-type="float">
            <text:p>0,47</text:p>
          </table:table-cell>
          <table:table-cell office:value-type="float" office:value="38.343002" calcext:value-type="float">
            <text:p>38,34300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.889672" calcext:value-type="float">
            <text:p>1,889672</text:p>
          </table:table-cell>
          <table:table-cell office:value-type="float" office:value="1.633706" calcext:value-type="float">
            <text:p>1,633706</text:p>
          </table:table-cell>
          <table:table-cell office:value-type="float" office:value="0.513684" calcext:value-type="float">
            <text:p>0,513684</text:p>
          </table:table-cell>
          <table:table-cell office:value-type="float" office:value="37.322462" calcext:value-type="float">
            <text:p>37,32246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.805415" calcext:value-type="float">
            <text:p>1,805415</text:p>
          </table:table-cell>
          <table:table-cell office:value-type="float" office:value="1.547179" calcext:value-type="float">
            <text:p>1,547179</text:p>
          </table:table-cell>
          <table:table-cell office:value-type="float" office:value="0.536316" calcext:value-type="float">
            <text:p>0,536316</text:p>
          </table:table-cell>
          <table:table-cell office:value-type="float" office:value="38.627087" calcext:value-type="float">
            <text:p>38,627087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.746943" calcext:value-type="float">
            <text:p>1,746943</text:p>
          </table:table-cell>
          <table:table-cell office:value-type="float" office:value="1.501833" calcext:value-type="float">
            <text:p>1,501833</text:p>
          </table:table-cell>
          <table:table-cell office:value-type="float" office:value="0.530526" calcext:value-type="float">
            <text:p>0,530526</text:p>
          </table:table-cell>
          <table:table-cell office:value-type="float" office:value="37.722033" calcext:value-type="float">
            <text:p>37,72203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.663548" calcext:value-type="float">
            <text:p>1,663548</text:p>
          </table:table-cell>
          <table:table-cell office:value-type="float" office:value="1.442086" calcext:value-type="float">
            <text:p>1,442086</text:p>
          </table:table-cell>
          <table:table-cell office:value-type="float" office:value="0.556842" calcext:value-type="float">
            <text:p>0,556842</text:p>
          </table:table-cell>
          <table:table-cell office:value-type="float" office:value="38.95534" calcext:value-type="float">
            <text:p>38,9553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1.612704" calcext:value-type="float">
            <text:p>1,612704</text:p>
          </table:table-cell>
          <table:table-cell office:value-type="float" office:value="1.369172" calcext:value-type="float">
            <text:p>1,369172</text:p>
          </table:table-cell>
          <table:table-cell office:value-type="float" office:value="0.584737" calcext:value-type="float">
            <text:p>0,584737</text:p>
          </table:table-cell>
          <table:table-cell office:value-type="float" office:value="37.93831" calcext:value-type="float">
            <text:p>37,93831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.577542" calcext:value-type="float">
            <text:p>1,577542</text:p>
          </table:table-cell>
          <table:table-cell office:value-type="float" office:value="1.323991" calcext:value-type="float">
            <text:p>1,323991</text:p>
          </table:table-cell>
          <table:table-cell office:value-type="float" office:value="0.584737" calcext:value-type="float">
            <text:p>0,584737</text:p>
          </table:table-cell>
          <table:table-cell office:value-type="float" office:value="38.116644" calcext:value-type="float">
            <text:p>38,11664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1.518404" calcext:value-type="float">
            <text:p>1,518404</text:p>
          </table:table-cell>
          <table:table-cell office:value-type="float" office:value="1.281892" calcext:value-type="float">
            <text:p>1,281892</text:p>
          </table:table-cell>
          <table:table-cell office:value-type="float" office:value="0.597368" calcext:value-type="float">
            <text:p>0,597368</text:p>
          </table:table-cell>
          <table:table-cell office:value-type="float" office:value="38.732404" calcext:value-type="float">
            <text:p>38,73240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1.486239" calcext:value-type="float">
            <text:p>1,486239</text:p>
          </table:table-cell>
          <table:table-cell office:value-type="float" office:value="1.283083" calcext:value-type="float">
            <text:p>1,283083</text:p>
          </table:table-cell>
          <table:table-cell office:value-type="float" office:value="0.607895" calcext:value-type="float">
            <text:p>0,607895</text:p>
          </table:table-cell>
          <table:table-cell office:value-type="float" office:value="38.34406" calcext:value-type="float">
            <text:p>38,3440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1.451603" calcext:value-type="float">
            <text:p>1,451603</text:p>
          </table:table-cell>
          <table:table-cell office:value-type="float" office:value="1.256098" calcext:value-type="float">
            <text:p>1,256098</text:p>
          </table:table-cell>
          <table:table-cell office:value-type="float" office:value="0.606842" calcext:value-type="float">
            <text:p>0,606842</text:p>
          </table:table-cell>
          <table:table-cell office:value-type="float" office:value="38.797225" calcext:value-type="float">
            <text:p>38,79722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1.42711" calcext:value-type="float">
            <text:p>1,42711</text:p>
          </table:table-cell>
          <table:table-cell office:value-type="float" office:value="1.186988" calcext:value-type="float">
            <text:p>1,186988</text:p>
          </table:table-cell>
          <table:table-cell office:value-type="float" office:value="0.636316" calcext:value-type="float">
            <text:p>0,636316</text:p>
          </table:table-cell>
          <table:table-cell office:value-type="float" office:value="38.539381" calcext:value-type="float">
            <text:p>38,539381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1.389369" calcext:value-type="float">
            <text:p>1,389369</text:p>
          </table:table-cell>
          <table:table-cell office:value-type="float" office:value="1.18169" calcext:value-type="float">
            <text:p>1,18169</text:p>
          </table:table-cell>
          <table:table-cell office:value-type="float" office:value="0.647368" calcext:value-type="float">
            <text:p>0,647368</text:p>
          </table:table-cell>
          <table:table-cell office:value-type="float" office:value="38.633768" calcext:value-type="float">
            <text:p>38,63376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.350301" calcext:value-type="float">
            <text:p>1,350301</text:p>
          </table:table-cell>
          <table:table-cell office:value-type="float" office:value="1.173104" calcext:value-type="float">
            <text:p>1,173104</text:p>
          </table:table-cell>
          <table:table-cell office:value-type="float" office:value="0.634211" calcext:value-type="float">
            <text:p>0,634211</text:p>
          </table:table-cell>
          <table:table-cell office:value-type="float" office:value="38.927155" calcext:value-type="float">
            <text:p>38,92715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1.34434" calcext:value-type="float">
            <text:p>1,34434</text:p>
          </table:table-cell>
          <table:table-cell office:value-type="float" office:value="1.099019" calcext:value-type="float">
            <text:p>1,099019</text:p>
          </table:table-cell>
          <table:table-cell office:value-type="float" office:value="0.649474" calcext:value-type="float">
            <text:p>0,649474</text:p>
          </table:table-cell>
          <table:table-cell office:value-type="float" office:value="38.845351" calcext:value-type="float">
            <text:p>38,845351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1.306852" calcext:value-type="float">
            <text:p>1,306852</text:p>
          </table:table-cell>
          <table:table-cell office:value-type="float" office:value="1.222702" calcext:value-type="float">
            <text:p>1,222702</text:p>
          </table:table-cell>
          <table:table-cell office:value-type="float" office:value="0.612632" calcext:value-type="float">
            <text:p>0,612632</text:p>
          </table:table-cell>
          <table:table-cell office:value-type="float" office:value="38.761036" calcext:value-type="float">
            <text:p>38,761036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1.273535" calcext:value-type="float">
            <text:p>1,273535</text:p>
          </table:table-cell>
          <table:table-cell office:value-type="float" office:value="1.084512" calcext:value-type="float">
            <text:p>1,084512</text:p>
          </table:table-cell>
          <table:table-cell office:value-type="float" office:value="0.657368" calcext:value-type="float">
            <text:p>0,657368</text:p>
          </table:table-cell>
          <table:table-cell office:value-type="float" office:value="38.539028" calcext:value-type="float">
            <text:p>38,53902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1.252373" calcext:value-type="float">
            <text:p>1,252373</text:p>
          </table:table-cell>
          <table:table-cell office:value-type="float" office:value="1.066486" calcext:value-type="float">
            <text:p>1,066486</text:p>
          </table:table-cell>
          <table:table-cell office:value-type="float" office:value="0.67" calcext:value-type="float">
            <text:p>0,67</text:p>
          </table:table-cell>
          <table:table-cell office:value-type="float" office:value="38.371168" calcext:value-type="float">
            <text:p>38,371168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1.252961" calcext:value-type="float">
            <text:p>1,252961</text:p>
          </table:table-cell>
          <table:table-cell office:value-type="float" office:value="1.042668" calcext:value-type="float">
            <text:p>1,042668</text:p>
          </table:table-cell>
          <table:table-cell office:value-type="float" office:value="0.684737" calcext:value-type="float">
            <text:p>0,684737</text:p>
          </table:table-cell>
          <table:table-cell office:value-type="float" office:value="38.399359" calcext:value-type="float">
            <text:p>38,399359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1.217704" calcext:value-type="float">
            <text:p>1,217704</text:p>
          </table:table-cell>
          <table:table-cell office:value-type="float" office:value="1.104685" calcext:value-type="float">
            <text:p>1,104685</text:p>
          </table:table-cell>
          <table:table-cell office:value-type="float" office:value="0.652105" calcext:value-type="float">
            <text:p>0,652105</text:p>
          </table:table-cell>
          <table:table-cell office:value-type="float" office:value="38.553633" calcext:value-type="float">
            <text:p>38,553633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1.196318" calcext:value-type="float">
            <text:p>1,196318</text:p>
          </table:table-cell>
          <table:table-cell office:value-type="float" office:value="1.037502" calcext:value-type="float">
            <text:p>1,037502</text:p>
          </table:table-cell>
          <table:table-cell office:value-type="float" office:value="0.679474" calcext:value-type="float">
            <text:p>0,679474</text:p>
          </table:table-cell>
          <table:table-cell office:value-type="float" office:value="38.497018" calcext:value-type="float">
            <text:p>38,497018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1.18609" calcext:value-type="float">
            <text:p>1,18609</text:p>
          </table:table-cell>
          <table:table-cell office:value-type="float" office:value="1.04897" calcext:value-type="float">
            <text:p>1,04897</text:p>
          </table:table-cell>
          <table:table-cell office:value-type="float" office:value="0.667895" calcext:value-type="float">
            <text:p>0,667895</text:p>
          </table:table-cell>
          <table:table-cell office:value-type="float" office:value="42.078099" calcext:value-type="float">
            <text:p>42,078099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1.171429" calcext:value-type="float">
            <text:p>1,171429</text:p>
          </table:table-cell>
          <table:table-cell office:value-type="float" office:value="1.052954" calcext:value-type="float">
            <text:p>1,052954</text:p>
          </table:table-cell>
          <table:table-cell office:value-type="float" office:value="0.674737" calcext:value-type="float">
            <text:p>0,674737</text:p>
          </table:table-cell>
          <table:table-cell office:value-type="float" office:value="38.843369" calcext:value-type="float">
            <text:p>38,84336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1.156082" calcext:value-type="float">
            <text:p>1,156082</text:p>
          </table:table-cell>
          <table:table-cell office:value-type="float" office:value="0.987176" calcext:value-type="float">
            <text:p>0,987176</text:p>
          </table:table-cell>
          <table:table-cell office:value-type="float" office:value="0.694211" calcext:value-type="float">
            <text:p>0,694211</text:p>
          </table:table-cell>
          <table:table-cell office:value-type="float" office:value="37.909703" calcext:value-type="float">
            <text:p>37,909703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1.125873" calcext:value-type="float">
            <text:p>1,125873</text:p>
          </table:table-cell>
          <table:table-cell office:value-type="float" office:value="0.984845" calcext:value-type="float">
            <text:p>0,984845</text:p>
          </table:table-cell>
          <table:table-cell office:value-type="float" office:value="0.687895" calcext:value-type="float">
            <text:p>0,687895</text:p>
          </table:table-cell>
          <table:table-cell office:value-type="float" office:value="36.883889" calcext:value-type="float">
            <text:p>36,88388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1.131858" calcext:value-type="float">
            <text:p>1,131858</text:p>
          </table:table-cell>
          <table:table-cell office:value-type="float" office:value="0.971168" calcext:value-type="float">
            <text:p>0,971168</text:p>
          </table:table-cell>
          <table:table-cell office:value-type="float" office:value="0.699474" calcext:value-type="float">
            <text:p>0,699474</text:p>
          </table:table-cell>
          <table:table-cell office:value-type="float" office:value="34.98664" calcext:value-type="float">
            <text:p>34,98664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1.095707" calcext:value-type="float">
            <text:p>1,095707</text:p>
          </table:table-cell>
          <table:table-cell office:value-type="float" office:value="0.954707" calcext:value-type="float">
            <text:p>0,954707</text:p>
          </table:table-cell>
          <table:table-cell office:value-type="float" office:value="0.705263" calcext:value-type="float">
            <text:p>0,705263</text:p>
          </table:table-cell>
          <table:table-cell office:value-type="float" office:value="35.099677" calcext:value-type="float">
            <text:p>35,099677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1.097218" calcext:value-type="float">
            <text:p>1,097218</text:p>
          </table:table-cell>
          <table:table-cell office:value-type="float" office:value="0.97021" calcext:value-type="float">
            <text:p>0,97021</text:p>
          </table:table-cell>
          <table:table-cell office:value-type="float" office:value="0.702105" calcext:value-type="float">
            <text:p>0,702105</text:p>
          </table:table-cell>
          <table:table-cell office:value-type="float" office:value="34.964068" calcext:value-type="float">
            <text:p>34,964068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1.081886" calcext:value-type="float">
            <text:p>1,081886</text:p>
          </table:table-cell>
          <table:table-cell office:value-type="float" office:value="0.955067" calcext:value-type="float">
            <text:p>0,955067</text:p>
          </table:table-cell>
          <table:table-cell office:value-type="float" office:value="0.706316" calcext:value-type="float">
            <text:p>0,706316</text:p>
          </table:table-cell>
          <table:table-cell office:value-type="float" office:value="36.219995" calcext:value-type="float">
            <text:p>36,219995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1.073493" calcext:value-type="float">
            <text:p>1,073493</text:p>
          </table:table-cell>
          <table:table-cell office:value-type="float" office:value="0.936135" calcext:value-type="float">
            <text:p>0,936135</text:p>
          </table:table-cell>
          <table:table-cell office:value-type="float" office:value="0.711053" calcext:value-type="float">
            <text:p>0,711053</text:p>
          </table:table-cell>
          <table:table-cell office:value-type="float" office:value="34.983162" calcext:value-type="float">
            <text:p>34,983162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1.049513" calcext:value-type="float">
            <text:p>1,049513</text:p>
          </table:table-cell>
          <table:table-cell office:value-type="float" office:value="0.937699" calcext:value-type="float">
            <text:p>0,937699</text:p>
          </table:table-cell>
          <table:table-cell office:value-type="float" office:value="0.700526" calcext:value-type="float">
            <text:p>0,700526</text:p>
          </table:table-cell>
          <table:table-cell office:value-type="float" office:value="35.507934" calcext:value-type="float">
            <text:p>35,507934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1.070925" calcext:value-type="float">
            <text:p>1,070925</text:p>
          </table:table-cell>
          <table:table-cell office:value-type="float" office:value="0.971581" calcext:value-type="float">
            <text:p>0,971581</text:p>
          </table:table-cell>
          <table:table-cell office:value-type="float" office:value="0.702105" calcext:value-type="float">
            <text:p>0,702105</text:p>
          </table:table-cell>
          <table:table-cell office:value-type="float" office:value="35.445844" calcext:value-type="float">
            <text:p>35,445844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1.04504" calcext:value-type="float">
            <text:p>1,04504</text:p>
          </table:table-cell>
          <table:table-cell office:value-type="float" office:value="0.952294" calcext:value-type="float">
            <text:p>0,952294</text:p>
          </table:table-cell>
          <table:table-cell office:value-type="float" office:value="0.705789" calcext:value-type="float">
            <text:p>0,705789</text:p>
          </table:table-cell>
          <table:table-cell office:value-type="float" office:value="34.971988" calcext:value-type="float">
            <text:p>34,971988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1.017289" calcext:value-type="float">
            <text:p>1,017289</text:p>
          </table:table-cell>
          <table:table-cell office:value-type="float" office:value="0.884368" calcext:value-type="float">
            <text:p>0,884368</text:p>
          </table:table-cell>
          <table:table-cell office:value-type="float" office:value="0.731053" calcext:value-type="float">
            <text:p>0,731053</text:p>
          </table:table-cell>
          <table:table-cell office:value-type="float" office:value="35.294315" calcext:value-type="float">
            <text:p>35,29431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0.994823" calcext:value-type="float">
            <text:p>0,994823</text:p>
          </table:table-cell>
          <table:table-cell office:value-type="float" office:value="0.941524" calcext:value-type="float">
            <text:p>0,941524</text:p>
          </table:table-cell>
          <table:table-cell office:value-type="float" office:value="0.721053" calcext:value-type="float">
            <text:p>0,721053</text:p>
          </table:table-cell>
          <table:table-cell office:value-type="float" office:value="35.032896" calcext:value-type="float">
            <text:p>35,032896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.010049" calcext:value-type="float">
            <text:p>1,010049</text:p>
          </table:table-cell>
          <table:table-cell office:value-type="float" office:value="0.945113" calcext:value-type="float">
            <text:p>0,945113</text:p>
          </table:table-cell>
          <table:table-cell office:value-type="float" office:value="0.702105" calcext:value-type="float">
            <text:p>0,702105</text:p>
          </table:table-cell>
          <table:table-cell office:value-type="float" office:value="36.751411" calcext:value-type="float">
            <text:p>36,751411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0.997485" calcext:value-type="float">
            <text:p>0,997485</text:p>
          </table:table-cell>
          <table:table-cell office:value-type="float" office:value="0.906184" calcext:value-type="float">
            <text:p>0,906184</text:p>
          </table:table-cell>
          <table:table-cell office:value-type="float" office:value="0.731579" calcext:value-type="float">
            <text:p>0,731579</text:p>
          </table:table-cell>
          <table:table-cell office:value-type="float" office:value="34.999039" calcext:value-type="float">
            <text:p>34,99903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0.975234" calcext:value-type="float">
            <text:p>0,975234</text:p>
          </table:table-cell>
          <table:table-cell office:value-type="float" office:value="0.94819" calcext:value-type="float">
            <text:p>0,94819</text:p>
          </table:table-cell>
          <table:table-cell office:value-type="float" office:value="0.703684" calcext:value-type="float">
            <text:p>0,703684</text:p>
          </table:table-cell>
          <table:table-cell office:value-type="float" office:value="35.397409" calcext:value-type="float">
            <text:p>35,397409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0.953963" calcext:value-type="float">
            <text:p>0,953963</text:p>
          </table:table-cell>
          <table:table-cell office:value-type="float" office:value="1.005881" calcext:value-type="float">
            <text:p>1,005881</text:p>
          </table:table-cell>
          <table:table-cell office:value-type="float" office:value="0.692105" calcext:value-type="float">
            <text:p>0,692105</text:p>
          </table:table-cell>
          <table:table-cell office:value-type="float" office:value="36.387736" calcext:value-type="float">
            <text:p>36,387736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0.989807" calcext:value-type="float">
            <text:p>0,989807</text:p>
          </table:table-cell>
          <table:table-cell office:value-type="float" office:value="0.871976" calcext:value-type="float">
            <text:p>0,871976</text:p>
          </table:table-cell>
          <table:table-cell office:value-type="float" office:value="0.742632" calcext:value-type="float">
            <text:p>0,742632</text:p>
          </table:table-cell>
          <table:table-cell office:value-type="float" office:value="37.51587" calcext:value-type="float">
            <text:p>37,51587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0.954259" calcext:value-type="float">
            <text:p>0,954259</text:p>
          </table:table-cell>
          <table:table-cell office:value-type="float" office:value="0.852218" calcext:value-type="float">
            <text:p>0,852218</text:p>
          </table:table-cell>
          <table:table-cell office:value-type="float" office:value="0.749474" calcext:value-type="float">
            <text:p>0,749474</text:p>
          </table:table-cell>
          <table:table-cell office:value-type="float" office:value="38.193129" calcext:value-type="float">
            <text:p>38,193129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0.940465" calcext:value-type="float">
            <text:p>0,940465</text:p>
          </table:table-cell>
          <table:table-cell office:value-type="float" office:value="0.8922" calcext:value-type="float">
            <text:p>0,8922</text:p>
          </table:table-cell>
          <table:table-cell office:value-type="float" office:value="0.734211" calcext:value-type="float">
            <text:p>0,734211</text:p>
          </table:table-cell>
          <table:table-cell office:value-type="float" office:value="35.137128" calcext:value-type="float">
            <text:p>35,137128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0.937006" calcext:value-type="float">
            <text:p>0,937006</text:p>
          </table:table-cell>
          <table:table-cell office:value-type="float" office:value="0.878098" calcext:value-type="float">
            <text:p>0,878098</text:p>
          </table:table-cell>
          <table:table-cell office:value-type="float" office:value="0.732105" calcext:value-type="float">
            <text:p>0,732105</text:p>
          </table:table-cell>
          <table:table-cell office:value-type="float" office:value="37.179509" calcext:value-type="float">
            <text:p>37,179509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0.932635" calcext:value-type="float">
            <text:p>0,932635</text:p>
          </table:table-cell>
          <table:table-cell office:value-type="float" office:value="0.957584" calcext:value-type="float">
            <text:p>0,957584</text:p>
          </table:table-cell>
          <table:table-cell office:value-type="float" office:value="0.705263" calcext:value-type="float">
            <text:p>0,705263</text:p>
          </table:table-cell>
          <table:table-cell office:value-type="float" office:value="36.65346" calcext:value-type="float">
            <text:p>36,65346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0.902595" calcext:value-type="float">
            <text:p>0,902595</text:p>
          </table:table-cell>
          <table:table-cell office:value-type="float" office:value="0.868016" calcext:value-type="float">
            <text:p>0,868016</text:p>
          </table:table-cell>
          <table:table-cell office:value-type="float" office:value="0.735263" calcext:value-type="float">
            <text:p>0,735263</text:p>
          </table:table-cell>
          <table:table-cell office:value-type="float" office:value="35.566787" calcext:value-type="float">
            <text:p>35,566787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0.904478" calcext:value-type="float">
            <text:p>0,904478</text:p>
          </table:table-cell>
          <table:table-cell office:value-type="float" office:value="0.856841" calcext:value-type="float">
            <text:p>0,856841</text:p>
          </table:table-cell>
          <table:table-cell office:value-type="float" office:value="0.733684" calcext:value-type="float">
            <text:p>0,733684</text:p>
          </table:table-cell>
          <table:table-cell office:value-type="float" office:value="35.026354" calcext:value-type="float">
            <text:p>35,026354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0.909187" calcext:value-type="float">
            <text:p>0,909187</text:p>
          </table:table-cell>
          <table:table-cell office:value-type="float" office:value="0.873502" calcext:value-type="float">
            <text:p>0,873502</text:p>
          </table:table-cell>
          <table:table-cell office:value-type="float" office:value="0.735789" calcext:value-type="float">
            <text:p>0,735789</text:p>
          </table:table-cell>
          <table:table-cell office:value-type="float" office:value="36.35308" calcext:value-type="float">
            <text:p>36,35308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0.886525" calcext:value-type="float">
            <text:p>0,886525</text:p>
          </table:table-cell>
          <table:table-cell office:value-type="float" office:value="0.836105" calcext:value-type="float">
            <text:p>0,836105</text:p>
          </table:table-cell>
          <table:table-cell office:value-type="float" office:value="0.744211" calcext:value-type="float">
            <text:p>0,744211</text:p>
          </table:table-cell>
          <table:table-cell office:value-type="float" office:value="34.883853" calcext:value-type="float">
            <text:p>34,883853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0.873991" calcext:value-type="float">
            <text:p>0,873991</text:p>
          </table:table-cell>
          <table:table-cell office:value-type="float" office:value="0.847035" calcext:value-type="float">
            <text:p>0,847035</text:p>
          </table:table-cell>
          <table:table-cell office:value-type="float" office:value="0.731579" calcext:value-type="float">
            <text:p>0,731579</text:p>
          </table:table-cell>
          <table:table-cell office:value-type="float" office:value="34.950707" calcext:value-type="float">
            <text:p>34,950707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0.880267" calcext:value-type="float">
            <text:p>0,880267</text:p>
          </table:table-cell>
          <table:table-cell office:value-type="float" office:value="0.809642" calcext:value-type="float">
            <text:p>0,809642</text:p>
          </table:table-cell>
          <table:table-cell office:value-type="float" office:value="0.755263" calcext:value-type="float">
            <text:p>0,755263</text:p>
          </table:table-cell>
          <table:table-cell office:value-type="float" office:value="34.932483" calcext:value-type="float">
            <text:p>34,932483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0.85613" calcext:value-type="float">
            <text:p>0,85613</text:p>
          </table:table-cell>
          <table:table-cell office:value-type="float" office:value="0.810306" calcext:value-type="float">
            <text:p>0,810306</text:p>
          </table:table-cell>
          <table:table-cell office:value-type="float" office:value="0.752632" calcext:value-type="float">
            <text:p>0,752632</text:p>
          </table:table-cell>
          <table:table-cell office:value-type="float" office:value="34.936639" calcext:value-type="float">
            <text:p>34,936639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0.857641" calcext:value-type="float">
            <text:p>0,857641</text:p>
          </table:table-cell>
          <table:table-cell office:value-type="float" office:value="0.877186" calcext:value-type="float">
            <text:p>0,877186</text:p>
          </table:table-cell>
          <table:table-cell office:value-type="float" office:value="0.738947" calcext:value-type="float">
            <text:p>0,738947</text:p>
          </table:table-cell>
          <table:table-cell office:value-type="float" office:value="34.920381" calcext:value-type="float">
            <text:p>34,920381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0.847433" calcext:value-type="float">
            <text:p>0,847433</text:p>
          </table:table-cell>
          <table:table-cell office:value-type="float" office:value="0.920597" calcext:value-type="float">
            <text:p>0,920597</text:p>
          </table:table-cell>
          <table:table-cell office:value-type="float" office:value="0.724737" calcext:value-type="float">
            <text:p>0,724737</text:p>
          </table:table-cell>
          <table:table-cell office:value-type="float" office:value="35.058959" calcext:value-type="float">
            <text:p>35,058959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0.841789" calcext:value-type="float">
            <text:p>0,841789</text:p>
          </table:table-cell>
          <table:table-cell office:value-type="float" office:value="0.855595" calcext:value-type="float">
            <text:p>0,855595</text:p>
          </table:table-cell>
          <table:table-cell office:value-type="float" office:value="0.74" calcext:value-type="float">
            <text:p>0,74</text:p>
          </table:table-cell>
          <table:table-cell office:value-type="float" office:value="36.478509" calcext:value-type="float">
            <text:p>36,478509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0.84717" calcext:value-type="float">
            <text:p>0,84717</text:p>
          </table:table-cell>
          <table:table-cell office:value-type="float" office:value="0.813554" calcext:value-type="float">
            <text:p>0,813554</text:p>
          </table:table-cell>
          <table:table-cell office:value-type="float" office:value="0.755263" calcext:value-type="float">
            <text:p>0,755263</text:p>
          </table:table-cell>
          <table:table-cell office:value-type="float" office:value="34.981286" calcext:value-type="float">
            <text:p>34,981286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0.808579" calcext:value-type="float">
            <text:p>0,808579</text:p>
          </table:table-cell>
          <table:table-cell office:value-type="float" office:value="0.802802" calcext:value-type="float">
            <text:p>0,802802</text:p>
          </table:table-cell>
          <table:table-cell office:value-type="float" office:value="0.766316" calcext:value-type="float">
            <text:p>0,766316</text:p>
          </table:table-cell>
          <table:table-cell office:value-type="float" office:value="35.242282" calcext:value-type="float">
            <text:p>35,242282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0.8023" calcext:value-type="float">
            <text:p>0,8023</text:p>
          </table:table-cell>
          <table:table-cell office:value-type="float" office:value="0.811589" calcext:value-type="float">
            <text:p>0,811589</text:p>
          </table:table-cell>
          <table:table-cell office:value-type="float" office:value="0.753158" calcext:value-type="float">
            <text:p>0,753158</text:p>
          </table:table-cell>
          <table:table-cell office:value-type="float" office:value="35.466349" calcext:value-type="float">
            <text:p>35,466349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0.821352" calcext:value-type="float">
            <text:p>0,821352</text:p>
          </table:table-cell>
          <table:table-cell office:value-type="float" office:value="0.789423" calcext:value-type="float">
            <text:p>0,789423</text:p>
          </table:table-cell>
          <table:table-cell office:value-type="float" office:value="0.760526" calcext:value-type="float">
            <text:p>0,760526</text:p>
          </table:table-cell>
          <table:table-cell office:value-type="float" office:value="34.982444" calcext:value-type="float">
            <text:p>34,982444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0.795536" calcext:value-type="float">
            <text:p>0,795536</text:p>
          </table:table-cell>
          <table:table-cell office:value-type="float" office:value="0.79278" calcext:value-type="float">
            <text:p>0,79278</text:p>
          </table:table-cell>
          <table:table-cell office:value-type="float" office:value="0.764211" calcext:value-type="float">
            <text:p>0,764211</text:p>
          </table:table-cell>
          <table:table-cell office:value-type="float" office:value="35.10912" calcext:value-type="float">
            <text:p>35,10912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0.791338" calcext:value-type="float">
            <text:p>0,791338</text:p>
          </table:table-cell>
          <table:table-cell office:value-type="float" office:value="0.859785" calcext:value-type="float">
            <text:p>0,859785</text:p>
          </table:table-cell>
          <table:table-cell office:value-type="float" office:value="0.75" calcext:value-type="float">
            <text:p>0,75</text:p>
          </table:table-cell>
          <table:table-cell office:value-type="float" office:value="35.125148" calcext:value-type="float">
            <text:p>35,125148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0.796278" calcext:value-type="float">
            <text:p>0,796278</text:p>
          </table:table-cell>
          <table:table-cell office:value-type="float" office:value="0.789348" calcext:value-type="float">
            <text:p>0,789348</text:p>
          </table:table-cell>
          <table:table-cell office:value-type="float" office:value="0.759474" calcext:value-type="float">
            <text:p>0,759474</text:p>
          </table:table-cell>
          <table:table-cell office:value-type="float" office:value="34.900503" calcext:value-type="float">
            <text:p>34,900503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0.794707" calcext:value-type="float">
            <text:p>0,794707</text:p>
          </table:table-cell>
          <table:table-cell office:value-type="float" office:value="0.83718" calcext:value-type="float">
            <text:p>0,83718</text:p>
          </table:table-cell>
          <table:table-cell office:value-type="float" office:value="0.741579" calcext:value-type="float">
            <text:p>0,741579</text:p>
          </table:table-cell>
          <table:table-cell office:value-type="float" office:value="35.55208" calcext:value-type="float">
            <text:p>35,55208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0.791826" calcext:value-type="float">
            <text:p>0,791826</text:p>
          </table:table-cell>
          <table:table-cell office:value-type="float" office:value="0.770812" calcext:value-type="float">
            <text:p>0,770812</text:p>
          </table:table-cell>
          <table:table-cell office:value-type="float" office:value="0.768947" calcext:value-type="float">
            <text:p>0,768947</text:p>
          </table:table-cell>
          <table:table-cell office:value-type="float" office:value="34.956824" calcext:value-type="float">
            <text:p>34,956824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float" office:value="0.757722" calcext:value-type="float">
            <text:p>0,757722</text:p>
          </table:table-cell>
          <table:table-cell office:value-type="float" office:value="0.79348" calcext:value-type="float">
            <text:p>0,79348</text:p>
          </table:table-cell>
          <table:table-cell office:value-type="float" office:value="0.762105" calcext:value-type="float">
            <text:p>0,762105</text:p>
          </table:table-cell>
          <table:table-cell office:value-type="float" office:value="34.883787" calcext:value-type="float">
            <text:p>34,883787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0.768834" calcext:value-type="float">
            <text:p>0,768834</text:p>
          </table:table-cell>
          <table:table-cell office:value-type="float" office:value="0.782511" calcext:value-type="float">
            <text:p>0,782511</text:p>
          </table:table-cell>
          <table:table-cell office:value-type="float" office:value="0.764211" calcext:value-type="float">
            <text:p>0,764211</text:p>
          </table:table-cell>
          <table:table-cell office:value-type="float" office:value="34.874378" calcext:value-type="float">
            <text:p>34,874378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0.751323" calcext:value-type="float">
            <text:p>0,751323</text:p>
          </table:table-cell>
          <table:table-cell office:value-type="float" office:value="0.778177" calcext:value-type="float">
            <text:p>0,778177</text:p>
          </table:table-cell>
          <table:table-cell office:value-type="float" office:value="0.776316" calcext:value-type="float">
            <text:p>0,776316</text:p>
          </table:table-cell>
          <table:table-cell office:value-type="float" office:value="34.909518" calcext:value-type="float">
            <text:p>34,909518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0.753741" calcext:value-type="float">
            <text:p>0,753741</text:p>
          </table:table-cell>
          <table:table-cell office:value-type="float" office:value="0.833991" calcext:value-type="float">
            <text:p>0,833991</text:p>
          </table:table-cell>
          <table:table-cell office:value-type="float" office:value="0.752632" calcext:value-type="float">
            <text:p>0,752632</text:p>
          </table:table-cell>
          <table:table-cell office:value-type="float" office:value="35.019958" calcext:value-type="float">
            <text:p>35,019958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0.739506" calcext:value-type="float">
            <text:p>0,739506</text:p>
          </table:table-cell>
          <table:table-cell office:value-type="float" office:value="0.766753" calcext:value-type="float">
            <text:p>0,766753</text:p>
          </table:table-cell>
          <table:table-cell office:value-type="float" office:value="0.772105" calcext:value-type="float">
            <text:p>0,772105</text:p>
          </table:table-cell>
          <table:table-cell office:value-type="float" office:value="36.245111" calcext:value-type="float">
            <text:p>36,245111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0.738778" calcext:value-type="float">
            <text:p>0,738778</text:p>
          </table:table-cell>
          <table:table-cell office:value-type="float" office:value="0.765486" calcext:value-type="float">
            <text:p>0,765486</text:p>
          </table:table-cell>
          <table:table-cell office:value-type="float" office:value="0.768421" calcext:value-type="float">
            <text:p>0,768421</text:p>
          </table:table-cell>
          <table:table-cell office:value-type="float" office:value="34.885134" calcext:value-type="float">
            <text:p>34,885134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0.735873" calcext:value-type="float">
            <text:p>0,735873</text:p>
          </table:table-cell>
          <table:table-cell office:value-type="float" office:value="0.769877" calcext:value-type="float">
            <text:p>0,769877</text:p>
          </table:table-cell>
          <table:table-cell office:value-type="float" office:value="0.761579" calcext:value-type="float">
            <text:p>0,761579</text:p>
          </table:table-cell>
          <table:table-cell office:value-type="float" office:value="35.135407" calcext:value-type="float">
            <text:p>35,135407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float" office:value="0.734676" calcext:value-type="float">
            <text:p>0,734676</text:p>
          </table:table-cell>
          <table:table-cell office:value-type="float" office:value="0.808013" calcext:value-type="float">
            <text:p>0,808013</text:p>
          </table:table-cell>
          <table:table-cell office:value-type="float" office:value="0.763158" calcext:value-type="float">
            <text:p>0,763158</text:p>
          </table:table-cell>
          <table:table-cell office:value-type="float" office:value="35.246449" calcext:value-type="float">
            <text:p>35,246449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float" office:value="0.737638" calcext:value-type="float">
            <text:p>0,737638</text:p>
          </table:table-cell>
          <table:table-cell office:value-type="float" office:value="0.773248" calcext:value-type="float">
            <text:p>0,773248</text:p>
          </table:table-cell>
          <table:table-cell office:value-type="float" office:value="0.770526" calcext:value-type="float">
            <text:p>0,770526</text:p>
          </table:table-cell>
          <table:table-cell office:value-type="float" office:value="35.013204" calcext:value-type="float">
            <text:p>35,01320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float" office:value="0.741459" calcext:value-type="float">
            <text:p>0,741459</text:p>
          </table:table-cell>
          <table:table-cell office:value-type="float" office:value="0.771879" calcext:value-type="float">
            <text:p>0,771879</text:p>
          </table:table-cell>
          <table:table-cell office:value-type="float" office:value="0.767895" calcext:value-type="float">
            <text:p>0,767895</text:p>
          </table:table-cell>
          <table:table-cell office:value-type="float" office:value="34.978384" calcext:value-type="float">
            <text:p>34,978384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0.709246" calcext:value-type="float">
            <text:p>0,709246</text:p>
          </table:table-cell>
          <table:table-cell office:value-type="float" office:value="0.794439" calcext:value-type="float">
            <text:p>0,794439</text:p>
          </table:table-cell>
          <table:table-cell office:value-type="float" office:value="0.751053" calcext:value-type="float">
            <text:p>0,751053</text:p>
          </table:table-cell>
          <table:table-cell office:value-type="float" office:value="35.148882" calcext:value-type="float">
            <text:p>35,148882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0.731102" calcext:value-type="float">
            <text:p>0,731102</text:p>
          </table:table-cell>
          <table:table-cell office:value-type="float" office:value="0.762288" calcext:value-type="float">
            <text:p>0,762288</text:p>
          </table:table-cell>
          <table:table-cell office:value-type="float" office:value="0.774211" calcext:value-type="float">
            <text:p>0,774211</text:p>
          </table:table-cell>
          <table:table-cell office:value-type="float" office:value="34.971538" calcext:value-type="float">
            <text:p>34,971538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0.694699" calcext:value-type="float">
            <text:p>0,694699</text:p>
          </table:table-cell>
          <table:table-cell office:value-type="float" office:value="0.766136" calcext:value-type="float">
            <text:p>0,766136</text:p>
          </table:table-cell>
          <table:table-cell office:value-type="float" office:value="0.772105" calcext:value-type="float">
            <text:p>0,772105</text:p>
          </table:table-cell>
          <table:table-cell office:value-type="float" office:value="34.901356" calcext:value-type="float">
            <text:p>34,901356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0.689425" calcext:value-type="float">
            <text:p>0,689425</text:p>
          </table:table-cell>
          <table:table-cell office:value-type="float" office:value="0.769444" calcext:value-type="float">
            <text:p>0,769444</text:p>
          </table:table-cell>
          <table:table-cell office:value-type="float" office:value="0.764737" calcext:value-type="float">
            <text:p>0,764737</text:p>
          </table:table-cell>
          <table:table-cell office:value-type="float" office:value="35.0876" calcext:value-type="float">
            <text:p>35,0876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0.696717" calcext:value-type="float">
            <text:p>0,696717</text:p>
          </table:table-cell>
          <table:table-cell office:value-type="float" office:value="0.764467" calcext:value-type="float">
            <text:p>0,764467</text:p>
          </table:table-cell>
          <table:table-cell office:value-type="float" office:value="0.768947" calcext:value-type="float">
            <text:p>0,768947</text:p>
          </table:table-cell>
          <table:table-cell office:value-type="float" office:value="36.44635" calcext:value-type="float">
            <text:p>36,44635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0.699245" calcext:value-type="float">
            <text:p>0,699245</text:p>
          </table:table-cell>
          <table:table-cell office:value-type="float" office:value="0.77159" calcext:value-type="float">
            <text:p>0,77159</text:p>
          </table:table-cell>
          <table:table-cell office:value-type="float" office:value="0.762632" calcext:value-type="float">
            <text:p>0,762632</text:p>
          </table:table-cell>
          <table:table-cell office:value-type="float" office:value="35.021308" calcext:value-type="float">
            <text:p>35,021308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float" office:value="0.674911" calcext:value-type="float">
            <text:p>0,674911</text:p>
          </table:table-cell>
          <table:table-cell office:value-type="float" office:value="0.742682" calcext:value-type="float">
            <text:p>0,742682</text:p>
          </table:table-cell>
          <table:table-cell office:value-type="float" office:value="0.770526" calcext:value-type="float">
            <text:p>0,770526</text:p>
          </table:table-cell>
          <table:table-cell office:value-type="float" office:value="34.969999" calcext:value-type="float">
            <text:p>34,969999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0.675082" calcext:value-type="float">
            <text:p>0,675082</text:p>
          </table:table-cell>
          <table:table-cell office:value-type="float" office:value="0.778973" calcext:value-type="float">
            <text:p>0,778973</text:p>
          </table:table-cell>
          <table:table-cell office:value-type="float" office:value="0.766316" calcext:value-type="float">
            <text:p>0,766316</text:p>
          </table:table-cell>
          <table:table-cell office:value-type="float" office:value="35.054467" calcext:value-type="float">
            <text:p>35,054467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float" office:value="0.66999" calcext:value-type="float">
            <text:p>0,66999</text:p>
          </table:table-cell>
          <table:table-cell office:value-type="float" office:value="0.780432" calcext:value-type="float">
            <text:p>0,780432</text:p>
          </table:table-cell>
          <table:table-cell office:value-type="float" office:value="0.774211" calcext:value-type="float">
            <text:p>0,774211</text:p>
          </table:table-cell>
          <table:table-cell office:value-type="float" office:value="35.072644" calcext:value-type="float">
            <text:p>35,07264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0.666636" calcext:value-type="float">
            <text:p>0,666636</text:p>
          </table:table-cell>
          <table:table-cell office:value-type="float" office:value="0.801012" calcext:value-type="float">
            <text:p>0,801012</text:p>
          </table:table-cell>
          <table:table-cell office:value-type="float" office:value="0.764737" calcext:value-type="float">
            <text:p>0,764737</text:p>
          </table:table-cell>
          <table:table-cell office:value-type="float" office:value="35.109901" calcext:value-type="float">
            <text:p>35,109901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float" office:value="0.65509" calcext:value-type="float">
            <text:p>0,65509</text:p>
          </table:table-cell>
          <table:table-cell office:value-type="float" office:value="0.773936" calcext:value-type="float">
            <text:p>0,773936</text:p>
          </table:table-cell>
          <table:table-cell office:value-type="float" office:value="0.764211" calcext:value-type="float">
            <text:p>0,764211</text:p>
          </table:table-cell>
          <table:table-cell office:value-type="float" office:value="35.047185" calcext:value-type="float">
            <text:p>35,047185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float" office:value="0.694949" calcext:value-type="float">
            <text:p>0,694949</text:p>
          </table:table-cell>
          <table:table-cell office:value-type="float" office:value="0.819337" calcext:value-type="float">
            <text:p>0,819337</text:p>
          </table:table-cell>
          <table:table-cell office:value-type="float" office:value="0.761579" calcext:value-type="float">
            <text:p>0,761579</text:p>
          </table:table-cell>
          <table:table-cell office:value-type="float" office:value="34.96284" calcext:value-type="float">
            <text:p>34,96284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0.656538" calcext:value-type="float">
            <text:p>0,656538</text:p>
          </table:table-cell>
          <table:table-cell office:value-type="float" office:value="0.844199" calcext:value-type="float">
            <text:p>0,844199</text:p>
          </table:table-cell>
          <table:table-cell office:value-type="float" office:value="0.750526" calcext:value-type="float">
            <text:p>0,750526</text:p>
          </table:table-cell>
          <table:table-cell office:value-type="float" office:value="34.932654" calcext:value-type="float">
            <text:p>34,932654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0.67693" calcext:value-type="float">
            <text:p>0,67693</text:p>
          </table:table-cell>
          <table:table-cell office:value-type="float" office:value="0.85645" calcext:value-type="float">
            <text:p>0,85645</text:p>
          </table:table-cell>
          <table:table-cell office:value-type="float" office:value="0.749474" calcext:value-type="float">
            <text:p>0,749474</text:p>
          </table:table-cell>
          <table:table-cell office:value-type="float" office:value="35.018418" calcext:value-type="float">
            <text:p>35,01841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7" table:number-columns-repeated="4"/>
          <table:table-cell table:number-columns-repeated="1020"/>
        </table:table-row>
      </table:table>
      <table:table table:name="Class_3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508" calcext:value-type="float">
            <text:p>3,09508</text:p>
          </table:table-cell>
          <table:table-cell office:value-type="float" office:value="2.978981" calcext:value-type="float">
            <text:p>2,978981</text:p>
          </table:table-cell>
          <table:table-cell office:value-type="float" office:value="0.063298" calcext:value-type="float">
            <text:p>0,063298</text:p>
          </table:table-cell>
          <table:table-cell office:value-type="float" office:value="35.018895" calcext:value-type="float">
            <text:p>35,018895</text:p>
          </table:table-cell>
          <table:table-cell table:number-columns-repeated="1020"/>
        </table:table-row>
        <table:table-row table:style-name="ro1">
          <table:table-cell office:value-type="float" office:value="3.082006" calcext:value-type="float">
            <text:p>3,082006</text:p>
          </table:table-cell>
          <table:table-cell office:value-type="float" office:value="2.966461" calcext:value-type="float">
            <text:p>2,966461</text:p>
          </table:table-cell>
          <table:table-cell office:value-type="float" office:value="0.068085" calcext:value-type="float">
            <text:p>0,068085</text:p>
          </table:table-cell>
          <table:table-cell office:value-type="float" office:value="34.851982" calcext:value-type="float">
            <text:p>34,851982</text:p>
          </table:table-cell>
          <table:table-cell table:number-columns-repeated="1020"/>
        </table:table-row>
        <table:table-row table:style-name="ro1">
          <table:table-cell office:value-type="float" office:value="3.071364" calcext:value-type="float">
            <text:p>3,071364</text:p>
          </table:table-cell>
          <table:table-cell office:value-type="float" office:value="2.955185" calcext:value-type="float">
            <text:p>2,955185</text:p>
          </table:table-cell>
          <table:table-cell office:value-type="float" office:value="0.051064" calcext:value-type="float">
            <text:p>0,051064</text:p>
          </table:table-cell>
          <table:table-cell office:value-type="float" office:value="34.65134" calcext:value-type="float">
            <text:p>34,65134</text:p>
          </table:table-cell>
          <table:table-cell table:number-columns-repeated="1020"/>
        </table:table-row>
        <table:table-row table:style-name="ro1">
          <table:table-cell office:value-type="float" office:value="3.062391" calcext:value-type="float">
            <text:p>3,062391</text:p>
          </table:table-cell>
          <table:table-cell office:value-type="float" office:value="2.943391" calcext:value-type="float">
            <text:p>2,943391</text:p>
          </table:table-cell>
          <table:table-cell office:value-type="float" office:value="0.112766" calcext:value-type="float">
            <text:p>0,112766</text:p>
          </table:table-cell>
          <table:table-cell office:value-type="float" office:value="35.89403" calcext:value-type="float">
            <text:p>35,89403</text:p>
          </table:table-cell>
          <table:table-cell table:number-columns-repeated="1020"/>
        </table:table-row>
        <table:table-row table:style-name="ro1">
          <table:table-cell office:value-type="float" office:value="3.050195" calcext:value-type="float">
            <text:p>3,050195</text:p>
          </table:table-cell>
          <table:table-cell office:value-type="float" office:value="2.918403" calcext:value-type="float">
            <text:p>2,918403</text:p>
          </table:table-cell>
          <table:table-cell office:value-type="float" office:value="0.103191" calcext:value-type="float">
            <text:p>0,103191</text:p>
          </table:table-cell>
          <table:table-cell office:value-type="float" office:value="34.821702" calcext:value-type="float">
            <text:p>34,821702</text:p>
          </table:table-cell>
          <table:table-cell table:number-columns-repeated="1020"/>
        </table:table-row>
        <table:table-row table:style-name="ro1">
          <table:table-cell office:value-type="float" office:value="3.013658" calcext:value-type="float">
            <text:p>3,013658</text:p>
          </table:table-cell>
          <table:table-cell office:value-type="float" office:value="2.84479" calcext:value-type="float">
            <text:p>2,84479</text:p>
          </table:table-cell>
          <table:table-cell office:value-type="float" office:value="0.176596" calcext:value-type="float">
            <text:p>0,176596</text:p>
          </table:table-cell>
          <table:table-cell office:value-type="float" office:value="34.926093" calcext:value-type="float">
            <text:p>34,926093</text:p>
          </table:table-cell>
          <table:table-cell table:number-columns-repeated="1020"/>
        </table:table-row>
        <table:table-row table:style-name="ro1">
          <table:table-cell office:value-type="float" office:value="2.931918" calcext:value-type="float">
            <text:p>2,931918</text:p>
          </table:table-cell>
          <table:table-cell office:value-type="float" office:value="2.679363" calcext:value-type="float">
            <text:p>2,679363</text:p>
          </table:table-cell>
          <table:table-cell office:value-type="float" office:value="0.16117" calcext:value-type="float">
            <text:p>0,16117</text:p>
          </table:table-cell>
          <table:table-cell office:value-type="float" office:value="37.066977" calcext:value-type="float">
            <text:p>37,066977</text:p>
          </table:table-cell>
          <table:table-cell table:number-columns-repeated="1020"/>
        </table:table-row>
        <table:table-row table:style-name="ro1">
          <table:table-cell office:value-type="float" office:value="2.761655" calcext:value-type="float">
            <text:p>2,761655</text:p>
          </table:table-cell>
          <table:table-cell office:value-type="float" office:value="2.399345" calcext:value-type="float">
            <text:p>2,399345</text:p>
          </table:table-cell>
          <table:table-cell office:value-type="float" office:value="0.295745" calcext:value-type="float">
            <text:p>0,295745</text:p>
          </table:table-cell>
          <table:table-cell office:value-type="float" office:value="36.536814" calcext:value-type="float">
            <text:p>36,536814</text:p>
          </table:table-cell>
          <table:table-cell table:number-columns-repeated="1020"/>
        </table:table-row>
        <table:table-row table:style-name="ro1">
          <table:table-cell office:value-type="float" office:value="2.484496" calcext:value-type="float">
            <text:p>2,484496</text:p>
          </table:table-cell>
          <table:table-cell office:value-type="float" office:value="2.19109" calcext:value-type="float">
            <text:p>2,19109</text:p>
          </table:table-cell>
          <table:table-cell office:value-type="float" office:value="0.329787" calcext:value-type="float">
            <text:p>0,329787</text:p>
          </table:table-cell>
          <table:table-cell office:value-type="float" office:value="35.097326" calcext:value-type="float">
            <text:p>35,097326</text:p>
          </table:table-cell>
          <table:table-cell table:number-columns-repeated="1020"/>
        </table:table-row>
        <table:table-row table:style-name="ro1">
          <table:table-cell office:value-type="float" office:value="2.280765" calcext:value-type="float">
            <text:p>2,280765</text:p>
          </table:table-cell>
          <table:table-cell office:value-type="float" office:value="2.021729" calcext:value-type="float">
            <text:p>2,021729</text:p>
          </table:table-cell>
          <table:table-cell office:value-type="float" office:value="0.366489" calcext:value-type="float">
            <text:p>0,366489</text:p>
          </table:table-cell>
          <table:table-cell office:value-type="float" office:value="36.439688" calcext:value-type="float">
            <text:p>36,439688</text:p>
          </table:table-cell>
          <table:table-cell table:number-columns-repeated="1020"/>
        </table:table-row>
        <table:table-row table:style-name="ro1">
          <table:table-cell office:value-type="float" office:value="2.110716" calcext:value-type="float">
            <text:p>2,110716</text:p>
          </table:table-cell>
          <table:table-cell office:value-type="float" office:value="1.818323" calcext:value-type="float">
            <text:p>1,818323</text:p>
          </table:table-cell>
          <table:table-cell office:value-type="float" office:value="0.448936" calcext:value-type="float">
            <text:p>0,448936</text:p>
          </table:table-cell>
          <table:table-cell office:value-type="float" office:value="34.908713" calcext:value-type="float">
            <text:p>34,908713</text:p>
          </table:table-cell>
          <table:table-cell table:number-columns-repeated="1020"/>
        </table:table-row>
        <table:table-row table:style-name="ro1">
          <table:table-cell office:value-type="float" office:value="1.998889" calcext:value-type="float">
            <text:p>1,998889</text:p>
          </table:table-cell>
          <table:table-cell office:value-type="float" office:value="1.723107" calcext:value-type="float">
            <text:p>1,723107</text:p>
          </table:table-cell>
          <table:table-cell office:value-type="float" office:value="0.466489" calcext:value-type="float">
            <text:p>0,466489</text:p>
          </table:table-cell>
          <table:table-cell office:value-type="float" office:value="35.011407" calcext:value-type="float">
            <text:p>35,011407</text:p>
          </table:table-cell>
          <table:table-cell table:number-columns-repeated="1020"/>
        </table:table-row>
        <table:table-row table:style-name="ro1">
          <table:table-cell office:value-type="float" office:value="1.890759" calcext:value-type="float">
            <text:p>1,890759</text:p>
          </table:table-cell>
          <table:table-cell office:value-type="float" office:value="1.66287" calcext:value-type="float">
            <text:p>1,66287</text:p>
          </table:table-cell>
          <table:table-cell office:value-type="float" office:value="0.504255" calcext:value-type="float">
            <text:p>0,504255</text:p>
          </table:table-cell>
          <table:table-cell office:value-type="float" office:value="36.365664" calcext:value-type="float">
            <text:p>36,365664</text:p>
          </table:table-cell>
          <table:table-cell table:number-columns-repeated="1020"/>
        </table:table-row>
        <table:table-row table:style-name="ro1">
          <table:table-cell office:value-type="float" office:value="1.827675" calcext:value-type="float">
            <text:p>1,827675</text:p>
          </table:table-cell>
          <table:table-cell office:value-type="float" office:value="1.562487" calcext:value-type="float">
            <text:p>1,562487</text:p>
          </table:table-cell>
          <table:table-cell office:value-type="float" office:value="0.52234" calcext:value-type="float">
            <text:p>0,52234</text:p>
          </table:table-cell>
          <table:table-cell office:value-type="float" office:value="35.376297" calcext:value-type="float">
            <text:p>35,376297</text:p>
          </table:table-cell>
          <table:table-cell table:number-columns-repeated="1020"/>
        </table:table-row>
        <table:table-row table:style-name="ro1">
          <table:table-cell office:value-type="float" office:value="1.753115" calcext:value-type="float">
            <text:p>1,753115</text:p>
          </table:table-cell>
          <table:table-cell office:value-type="float" office:value="1.545464" calcext:value-type="float">
            <text:p>1,545464</text:p>
          </table:table-cell>
          <table:table-cell office:value-type="float" office:value="0.522872" calcext:value-type="float">
            <text:p>0,522872</text:p>
          </table:table-cell>
          <table:table-cell office:value-type="float" office:value="34.537212" calcext:value-type="float">
            <text:p>34,537212</text:p>
          </table:table-cell>
          <table:table-cell table:number-columns-repeated="1020"/>
        </table:table-row>
        <table:table-row table:style-name="ro1">
          <table:table-cell office:value-type="float" office:value="1.703041" calcext:value-type="float">
            <text:p>1,703041</text:p>
          </table:table-cell>
          <table:table-cell office:value-type="float" office:value="1.514522" calcext:value-type="float">
            <text:p>1,514522</text:p>
          </table:table-cell>
          <table:table-cell office:value-type="float" office:value="0.539362" calcext:value-type="float">
            <text:p>0,539362</text:p>
          </table:table-cell>
          <table:table-cell office:value-type="float" office:value="34.685816" calcext:value-type="float">
            <text:p>34,685816</text:p>
          </table:table-cell>
          <table:table-cell table:number-columns-repeated="1020"/>
        </table:table-row>
        <table:table-row table:style-name="ro1">
          <table:table-cell office:value-type="float" office:value="1.664325" calcext:value-type="float">
            <text:p>1,664325</text:p>
          </table:table-cell>
          <table:table-cell office:value-type="float" office:value="1.425678" calcext:value-type="float">
            <text:p>1,425678</text:p>
          </table:table-cell>
          <table:table-cell office:value-type="float" office:value="0.569681" calcext:value-type="float">
            <text:p>0,569681</text:p>
          </table:table-cell>
          <table:table-cell office:value-type="float" office:value="35.328944" calcext:value-type="float">
            <text:p>35,328944</text:p>
          </table:table-cell>
          <table:table-cell table:number-columns-repeated="1020"/>
        </table:table-row>
        <table:table-row table:style-name="ro1">
          <table:table-cell office:value-type="float" office:value="1.591098" calcext:value-type="float">
            <text:p>1,591098</text:p>
          </table:table-cell>
          <table:table-cell office:value-type="float" office:value="1.401013" calcext:value-type="float">
            <text:p>1,401013</text:p>
          </table:table-cell>
          <table:table-cell office:value-type="float" office:value="0.585106" calcext:value-type="float">
            <text:p>0,585106</text:p>
          </table:table-cell>
          <table:table-cell office:value-type="float" office:value="34.500514" calcext:value-type="float">
            <text:p>34,500514</text:p>
          </table:table-cell>
          <table:table-cell table:number-columns-repeated="1020"/>
        </table:table-row>
        <table:table-row table:style-name="ro1">
          <table:table-cell office:value-type="float" office:value="1.572444" calcext:value-type="float">
            <text:p>1,572444</text:p>
          </table:table-cell>
          <table:table-cell office:value-type="float" office:value="1.366475" calcext:value-type="float">
            <text:p>1,366475</text:p>
          </table:table-cell>
          <table:table-cell office:value-type="float" office:value="0.588298" calcext:value-type="float">
            <text:p>0,588298</text:p>
          </table:table-cell>
          <table:table-cell office:value-type="float" office:value="34.725909" calcext:value-type="float">
            <text:p>34,725909</text:p>
          </table:table-cell>
          <table:table-cell table:number-columns-repeated="1020"/>
        </table:table-row>
        <table:table-row table:style-name="ro1">
          <table:table-cell office:value-type="float" office:value="1.550435" calcext:value-type="float">
            <text:p>1,550435</text:p>
          </table:table-cell>
          <table:table-cell office:value-type="float" office:value="1.348278" calcext:value-type="float">
            <text:p>1,348278</text:p>
          </table:table-cell>
          <table:table-cell office:value-type="float" office:value="0.596277" calcext:value-type="float">
            <text:p>0,596277</text:p>
          </table:table-cell>
          <table:table-cell office:value-type="float" office:value="35.940135" calcext:value-type="float">
            <text:p>35,940135</text:p>
          </table:table-cell>
          <table:table-cell table:number-columns-repeated="1020"/>
        </table:table-row>
        <table:table-row table:style-name="ro1">
          <table:table-cell office:value-type="float" office:value="1.493884" calcext:value-type="float">
            <text:p>1,493884</text:p>
          </table:table-cell>
          <table:table-cell office:value-type="float" office:value="1.315308" calcext:value-type="float">
            <text:p>1,315308</text:p>
          </table:table-cell>
          <table:table-cell office:value-type="float" office:value="0.596277" calcext:value-type="float">
            <text:p>0,596277</text:p>
          </table:table-cell>
          <table:table-cell office:value-type="float" office:value="34.709674" calcext:value-type="float">
            <text:p>34,709674</text:p>
          </table:table-cell>
          <table:table-cell table:number-columns-repeated="1020"/>
        </table:table-row>
        <table:table-row table:style-name="ro1">
          <table:table-cell office:value-type="float" office:value="1.460201" calcext:value-type="float">
            <text:p>1,460201</text:p>
          </table:table-cell>
          <table:table-cell office:value-type="float" office:value="1.357819" calcext:value-type="float">
            <text:p>1,357819</text:p>
          </table:table-cell>
          <table:table-cell office:value-type="float" office:value="0.576064" calcext:value-type="float">
            <text:p>0,576064</text:p>
          </table:table-cell>
          <table:table-cell office:value-type="float" office:value="34.733489" calcext:value-type="float">
            <text:p>34,733489</text:p>
          </table:table-cell>
          <table:table-cell table:number-columns-repeated="1020"/>
        </table:table-row>
        <table:table-row table:style-name="ro1">
          <table:table-cell office:value-type="float" office:value="1.431349" calcext:value-type="float">
            <text:p>1,431349</text:p>
          </table:table-cell>
          <table:table-cell office:value-type="float" office:value="1.246986" calcext:value-type="float">
            <text:p>1,246986</text:p>
          </table:table-cell>
          <table:table-cell office:value-type="float" office:value="0.626064" calcext:value-type="float">
            <text:p>0,626064</text:p>
          </table:table-cell>
          <table:table-cell office:value-type="float" office:value="34.614521" calcext:value-type="float">
            <text:p>34,614521</text:p>
          </table:table-cell>
          <table:table-cell table:number-columns-repeated="1020"/>
        </table:table-row>
        <table:table-row table:style-name="ro1">
          <table:table-cell office:value-type="float" office:value="1.423958" calcext:value-type="float">
            <text:p>1,423958</text:p>
          </table:table-cell>
          <table:table-cell office:value-type="float" office:value="1.245167" calcext:value-type="float">
            <text:p>1,245167</text:p>
          </table:table-cell>
          <table:table-cell office:value-type="float" office:value="0.619681" calcext:value-type="float">
            <text:p>0,619681</text:p>
          </table:table-cell>
          <table:table-cell office:value-type="float" office:value="34.659689" calcext:value-type="float">
            <text:p>34,659689</text:p>
          </table:table-cell>
          <table:table-cell table:number-columns-repeated="1020"/>
        </table:table-row>
        <table:table-row table:style-name="ro1">
          <table:table-cell office:value-type="float" office:value="1.387986" calcext:value-type="float">
            <text:p>1,387986</text:p>
          </table:table-cell>
          <table:table-cell office:value-type="float" office:value="1.190842" calcext:value-type="float">
            <text:p>1,190842</text:p>
          </table:table-cell>
          <table:table-cell office:value-type="float" office:value="0.619681" calcext:value-type="float">
            <text:p>0,619681</text:p>
          </table:table-cell>
          <table:table-cell office:value-type="float" office:value="34.715784" calcext:value-type="float">
            <text:p>34,715784</text:p>
          </table:table-cell>
          <table:table-cell table:number-columns-repeated="1020"/>
        </table:table-row>
        <table:table-row table:style-name="ro1">
          <table:table-cell office:value-type="float" office:value="1.35575" calcext:value-type="float">
            <text:p>1,35575</text:p>
          </table:table-cell>
          <table:table-cell office:value-type="float" office:value="1.25453" calcext:value-type="float">
            <text:p>1,25453</text:p>
          </table:table-cell>
          <table:table-cell office:value-type="float" office:value="0.615957" calcext:value-type="float">
            <text:p>0,615957</text:p>
          </table:table-cell>
          <table:table-cell office:value-type="float" office:value="34.682276" calcext:value-type="float">
            <text:p>34,682276</text:p>
          </table:table-cell>
          <table:table-cell table:number-columns-repeated="1020"/>
        </table:table-row>
        <table:table-row table:style-name="ro1">
          <table:table-cell office:value-type="float" office:value="1.341496" calcext:value-type="float">
            <text:p>1,341496</text:p>
          </table:table-cell>
          <table:table-cell office:value-type="float" office:value="1.164848" calcext:value-type="float">
            <text:p>1,164848</text:p>
          </table:table-cell>
          <table:table-cell office:value-type="float" office:value="0.634574" calcext:value-type="float">
            <text:p>0,634574</text:p>
          </table:table-cell>
          <table:table-cell office:value-type="float" office:value="34.543789" calcext:value-type="float">
            <text:p>34,543789</text:p>
          </table:table-cell>
          <table:table-cell table:number-columns-repeated="1020"/>
        </table:table-row>
        <table:table-row table:style-name="ro1">
          <table:table-cell office:value-type="float" office:value="1.331851" calcext:value-type="float">
            <text:p>1,331851</text:p>
          </table:table-cell>
          <table:table-cell office:value-type="float" office:value="1.178382" calcext:value-type="float">
            <text:p>1,178382</text:p>
          </table:table-cell>
          <table:table-cell office:value-type="float" office:value="0.643085" calcext:value-type="float">
            <text:p>0,643085</text:p>
          </table:table-cell>
          <table:table-cell office:value-type="float" office:value="34.727892" calcext:value-type="float">
            <text:p>34,727892</text:p>
          </table:table-cell>
          <table:table-cell table:number-columns-repeated="1020"/>
        </table:table-row>
        <table:table-row table:style-name="ro1">
          <table:table-cell office:value-type="float" office:value="1.315149" calcext:value-type="float">
            <text:p>1,315149</text:p>
          </table:table-cell>
          <table:table-cell office:value-type="float" office:value="1.138422" calcext:value-type="float">
            <text:p>1,138422</text:p>
          </table:table-cell>
          <table:table-cell office:value-type="float" office:value="0.651064" calcext:value-type="float">
            <text:p>0,651064</text:p>
          </table:table-cell>
          <table:table-cell office:value-type="float" office:value="34.64158" calcext:value-type="float">
            <text:p>34,64158</text:p>
          </table:table-cell>
          <table:table-cell table:number-columns-repeated="1020"/>
        </table:table-row>
        <table:table-row table:style-name="ro1">
          <table:table-cell office:value-type="float" office:value="1.267119" calcext:value-type="float">
            <text:p>1,267119</text:p>
          </table:table-cell>
          <table:table-cell office:value-type="float" office:value="1.120467" calcext:value-type="float">
            <text:p>1,120467</text:p>
          </table:table-cell>
          <table:table-cell office:value-type="float" office:value="0.644149" calcext:value-type="float">
            <text:p>0,644149</text:p>
          </table:table-cell>
          <table:table-cell office:value-type="float" office:value="34.60835" calcext:value-type="float">
            <text:p>34,60835</text:p>
          </table:table-cell>
          <table:table-cell table:number-columns-repeated="1020"/>
        </table:table-row>
        <table:table-row table:style-name="ro1">
          <table:table-cell office:value-type="float" office:value="1.242553" calcext:value-type="float">
            <text:p>1,242553</text:p>
          </table:table-cell>
          <table:table-cell office:value-type="float" office:value="1.079924" calcext:value-type="float">
            <text:p>1,079924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34.67213" calcext:value-type="float">
            <text:p>34,67213</text:p>
          </table:table-cell>
          <table:table-cell table:number-columns-repeated="1020"/>
        </table:table-row>
        <table:table-row table:style-name="ro1">
          <table:table-cell office:value-type="float" office:value="1.236356" calcext:value-type="float">
            <text:p>1,236356</text:p>
          </table:table-cell>
          <table:table-cell office:value-type="float" office:value="1.067296" calcext:value-type="float">
            <text:p>1,067296</text:p>
          </table:table-cell>
          <table:table-cell office:value-type="float" office:value="0.671809" calcext:value-type="float">
            <text:p>0,671809</text:p>
          </table:table-cell>
          <table:table-cell office:value-type="float" office:value="34.58527" calcext:value-type="float">
            <text:p>34,58527</text:p>
          </table:table-cell>
          <table:table-cell table:number-columns-repeated="1020"/>
        </table:table-row>
        <table:table-row table:style-name="ro1">
          <table:table-cell office:value-type="float" office:value="1.204492" calcext:value-type="float">
            <text:p>1,204492</text:p>
          </table:table-cell>
          <table:table-cell office:value-type="float" office:value="1.068615" calcext:value-type="float">
            <text:p>1,068615</text:p>
          </table:table-cell>
          <table:table-cell office:value-type="float" office:value="0.66117" calcext:value-type="float">
            <text:p>0,66117</text:p>
          </table:table-cell>
          <table:table-cell office:value-type="float" office:value="34.666695" calcext:value-type="float">
            <text:p>34,666695</text:p>
          </table:table-cell>
          <table:table-cell table:number-columns-repeated="1020"/>
        </table:table-row>
        <table:table-row table:style-name="ro1">
          <table:table-cell office:value-type="float" office:value="1.190503" calcext:value-type="float">
            <text:p>1,190503</text:p>
          </table:table-cell>
          <table:table-cell office:value-type="float" office:value="1.079324" calcext:value-type="float">
            <text:p>1,079324</text:p>
          </table:table-cell>
          <table:table-cell office:value-type="float" office:value="0.662234" calcext:value-type="float">
            <text:p>0,662234</text:p>
          </table:table-cell>
          <table:table-cell office:value-type="float" office:value="34.72334" calcext:value-type="float">
            <text:p>34,72334</text:p>
          </table:table-cell>
          <table:table-cell table:number-columns-repeated="1020"/>
        </table:table-row>
        <table:table-row table:style-name="ro1">
          <table:table-cell office:value-type="float" office:value="1.172215" calcext:value-type="float">
            <text:p>1,172215</text:p>
          </table:table-cell>
          <table:table-cell office:value-type="float" office:value="1.134565" calcext:value-type="float">
            <text:p>1,134565</text:p>
          </table:table-cell>
          <table:table-cell office:value-type="float" office:value="0.656915" calcext:value-type="float">
            <text:p>0,656915</text:p>
          </table:table-cell>
          <table:table-cell office:value-type="float" office:value="34.540563" calcext:value-type="float">
            <text:p>34,540563</text:p>
          </table:table-cell>
          <table:table-cell table:number-columns-repeated="1020"/>
        </table:table-row>
        <table:table-row table:style-name="ro1">
          <table:table-cell office:value-type="float" office:value="1.173032" calcext:value-type="float">
            <text:p>1,173032</text:p>
          </table:table-cell>
          <table:table-cell office:value-type="float" office:value="1.049059" calcext:value-type="float">
            <text:p>1,049059</text:p>
          </table:table-cell>
          <table:table-cell office:value-type="float" office:value="0.673936" calcext:value-type="float">
            <text:p>0,673936</text:p>
          </table:table-cell>
          <table:table-cell office:value-type="float" office:value="34.699468" calcext:value-type="float">
            <text:p>34,699468</text:p>
          </table:table-cell>
          <table:table-cell table:number-columns-repeated="1020"/>
        </table:table-row>
        <table:table-row table:style-name="ro1">
          <table:table-cell office:value-type="float" office:value="1.154779" calcext:value-type="float">
            <text:p>1,154779</text:p>
          </table:table-cell>
          <table:table-cell office:value-type="float" office:value="1.088511" calcext:value-type="float">
            <text:p>1,088511</text:p>
          </table:table-cell>
          <table:table-cell office:value-type="float" office:value="0.662234" calcext:value-type="float">
            <text:p>0,662234</text:p>
          </table:table-cell>
          <table:table-cell office:value-type="float" office:value="34.576586" calcext:value-type="float">
            <text:p>34,576586</text:p>
          </table:table-cell>
          <table:table-cell table:number-columns-repeated="1020"/>
        </table:table-row>
        <table:table-row table:style-name="ro1">
          <table:table-cell office:value-type="float" office:value="1.135396" calcext:value-type="float">
            <text:p>1,135396</text:p>
          </table:table-cell>
          <table:table-cell office:value-type="float" office:value="1.006011" calcext:value-type="float">
            <text:p>1,006011</text:p>
          </table:table-cell>
          <table:table-cell office:value-type="float" office:value="0.676596" calcext:value-type="float">
            <text:p>0,676596</text:p>
          </table:table-cell>
          <table:table-cell office:value-type="float" office:value="34.520217" calcext:value-type="float">
            <text:p>34,520217</text:p>
          </table:table-cell>
          <table:table-cell table:number-columns-repeated="1020"/>
        </table:table-row>
        <table:table-row table:style-name="ro1">
          <table:table-cell office:value-type="float" office:value="1.116867" calcext:value-type="float">
            <text:p>1,116867</text:p>
          </table:table-cell>
          <table:table-cell office:value-type="float" office:value="0.998339" calcext:value-type="float">
            <text:p>0,998339</text:p>
          </table:table-cell>
          <table:table-cell office:value-type="float" office:value="0.689894" calcext:value-type="float">
            <text:p>0,689894</text:p>
          </table:table-cell>
          <table:table-cell office:value-type="float" office:value="34.75643" calcext:value-type="float">
            <text:p>34,75643</text:p>
          </table:table-cell>
          <table:table-cell table:number-columns-repeated="1020"/>
        </table:table-row>
        <table:table-row table:style-name="ro1">
          <table:table-cell office:value-type="float" office:value="1.085986" calcext:value-type="float">
            <text:p>1,085986</text:p>
          </table:table-cell>
          <table:table-cell office:value-type="float" office:value="0.999373" calcext:value-type="float">
            <text:p>0,999373</text:p>
          </table:table-cell>
          <table:table-cell office:value-type="float" office:value="0.689362" calcext:value-type="float">
            <text:p>0,689362</text:p>
          </table:table-cell>
          <table:table-cell office:value-type="float" office:value="34.867209" calcext:value-type="float">
            <text:p>34,867209</text:p>
          </table:table-cell>
          <table:table-cell table:number-columns-repeated="1020"/>
        </table:table-row>
        <table:table-row table:style-name="ro1">
          <table:table-cell office:value-type="float" office:value="1.100044" calcext:value-type="float">
            <text:p>1,100044</text:p>
          </table:table-cell>
          <table:table-cell office:value-type="float" office:value="1.000525" calcext:value-type="float">
            <text:p>1,000525</text:p>
          </table:table-cell>
          <table:table-cell office:value-type="float" office:value="0.68883" calcext:value-type="float">
            <text:p>0,68883</text:p>
          </table:table-cell>
          <table:table-cell office:value-type="float" office:value="34.669286" calcext:value-type="float">
            <text:p>34,669286</text:p>
          </table:table-cell>
          <table:table-cell table:number-columns-repeated="1020"/>
        </table:table-row>
        <table:table-row table:style-name="ro1">
          <table:table-cell office:value-type="float" office:value="1.089992" calcext:value-type="float">
            <text:p>1,089992</text:p>
          </table:table-cell>
          <table:table-cell office:value-type="float" office:value="0.96942" calcext:value-type="float">
            <text:p>0,96942</text:p>
          </table:table-cell>
          <table:table-cell office:value-type="float" office:value="0.704255" calcext:value-type="float">
            <text:p>0,704255</text:p>
          </table:table-cell>
          <table:table-cell office:value-type="float" office:value="34.69024" calcext:value-type="float">
            <text:p>34,69024</text:p>
          </table:table-cell>
          <table:table-cell table:number-columns-repeated="1020"/>
        </table:table-row>
        <table:table-row table:style-name="ro1">
          <table:table-cell office:value-type="float" office:value="1.083984" calcext:value-type="float">
            <text:p>1,083984</text:p>
          </table:table-cell>
          <table:table-cell office:value-type="float" office:value="0.951242" calcext:value-type="float">
            <text:p>0,951242</text:p>
          </table:table-cell>
          <table:table-cell office:value-type="float" office:value="0.705851" calcext:value-type="float">
            <text:p>0,705851</text:p>
          </table:table-cell>
          <table:table-cell office:value-type="float" office:value="34.508728" calcext:value-type="float">
            <text:p>34,508728</text:p>
          </table:table-cell>
          <table:table-cell table:number-columns-repeated="1020"/>
        </table:table-row>
        <table:table-row table:style-name="ro1">
          <table:table-cell office:value-type="float" office:value="1.040474" calcext:value-type="float">
            <text:p>1,040474</text:p>
          </table:table-cell>
          <table:table-cell office:value-type="float" office:value="0.96914" calcext:value-type="float">
            <text:p>0,96914</text:p>
          </table:table-cell>
          <table:table-cell office:value-type="float" office:value="0.707447" calcext:value-type="float">
            <text:p>0,707447</text:p>
          </table:table-cell>
          <table:table-cell office:value-type="float" office:value="34.631309" calcext:value-type="float">
            <text:p>34,631309</text:p>
          </table:table-cell>
          <table:table-cell table:number-columns-repeated="1020"/>
        </table:table-row>
        <table:table-row table:style-name="ro1">
          <table:table-cell office:value-type="float" office:value="1.042319" calcext:value-type="float">
            <text:p>1,042319</text:p>
          </table:table-cell>
          <table:table-cell office:value-type="float" office:value="0.988782" calcext:value-type="float">
            <text:p>0,988782</text:p>
          </table:table-cell>
          <table:table-cell office:value-type="float" office:value="0.694681" calcext:value-type="float">
            <text:p>0,694681</text:p>
          </table:table-cell>
          <table:table-cell office:value-type="float" office:value="34.711225" calcext:value-type="float">
            <text:p>34,711225</text:p>
          </table:table-cell>
          <table:table-cell table:number-columns-repeated="1020"/>
        </table:table-row>
        <table:table-row table:style-name="ro1">
          <table:table-cell office:value-type="float" office:value="1.039788" calcext:value-type="float">
            <text:p>1,039788</text:p>
          </table:table-cell>
          <table:table-cell office:value-type="float" office:value="0.948822" calcext:value-type="float">
            <text:p>0,948822</text:p>
          </table:table-cell>
          <table:table-cell office:value-type="float" office:value="0.707447" calcext:value-type="float">
            <text:p>0,707447</text:p>
          </table:table-cell>
          <table:table-cell office:value-type="float" office:value="34.696749" calcext:value-type="float">
            <text:p>34,696749</text:p>
          </table:table-cell>
          <table:table-cell table:number-columns-repeated="1020"/>
        </table:table-row>
        <table:table-row table:style-name="ro1">
          <table:table-cell office:value-type="float" office:value="0.995097" calcext:value-type="float">
            <text:p>0,995097</text:p>
          </table:table-cell>
          <table:table-cell office:value-type="float" office:value="0.928556" calcext:value-type="float">
            <text:p>0,928556</text:p>
          </table:table-cell>
          <table:table-cell office:value-type="float" office:value="0.719681" calcext:value-type="float">
            <text:p>0,719681</text:p>
          </table:table-cell>
          <table:table-cell office:value-type="float" office:value="34.564352" calcext:value-type="float">
            <text:p>34,564352</text:p>
          </table:table-cell>
          <table:table-cell table:number-columns-repeated="1020"/>
        </table:table-row>
        <table:table-row table:style-name="ro1">
          <table:table-cell office:value-type="float" office:value="1.022677" calcext:value-type="float">
            <text:p>1,022677</text:p>
          </table:table-cell>
          <table:table-cell office:value-type="float" office:value="0.92375" calcext:value-type="float">
            <text:p>0,92375</text:p>
          </table:table-cell>
          <table:table-cell office:value-type="float" office:value="0.720213" calcext:value-type="float">
            <text:p>0,720213</text:p>
          </table:table-cell>
          <table:table-cell office:value-type="float" office:value="34.657574" calcext:value-type="float">
            <text:p>34,657574</text:p>
          </table:table-cell>
          <table:table-cell table:number-columns-repeated="1020"/>
        </table:table-row>
        <table:table-row table:style-name="ro1">
          <table:table-cell office:value-type="float" office:value="1.016982" calcext:value-type="float">
            <text:p>1,016982</text:p>
          </table:table-cell>
          <table:table-cell office:value-type="float" office:value="0.972047" calcext:value-type="float">
            <text:p>0,972047</text:p>
          </table:table-cell>
          <table:table-cell office:value-type="float" office:value="0.712766" calcext:value-type="float">
            <text:p>0,712766</text:p>
          </table:table-cell>
          <table:table-cell office:value-type="float" office:value="34.49457" calcext:value-type="float">
            <text:p>34,49457</text:p>
          </table:table-cell>
          <table:table-cell table:number-columns-repeated="1020"/>
        </table:table-row>
        <table:table-row table:style-name="ro1">
          <table:table-cell office:value-type="float" office:value="0.979356" calcext:value-type="float">
            <text:p>0,979356</text:p>
          </table:table-cell>
          <table:table-cell office:value-type="float" office:value="0.948721" calcext:value-type="float">
            <text:p>0,948721</text:p>
          </table:table-cell>
          <table:table-cell office:value-type="float" office:value="0.7" calcext:value-type="float">
            <text:p>0,7</text:p>
          </table:table-cell>
          <table:table-cell office:value-type="float" office:value="34.497622" calcext:value-type="float">
            <text:p>34,497622</text:p>
          </table:table-cell>
          <table:table-cell table:number-columns-repeated="1020"/>
        </table:table-row>
        <table:table-row table:style-name="ro1">
          <table:table-cell office:value-type="float" office:value="0.97574" calcext:value-type="float">
            <text:p>0,97574</text:p>
          </table:table-cell>
          <table:table-cell office:value-type="float" office:value="0.937738" calcext:value-type="float">
            <text:p>0,937738</text:p>
          </table:table-cell>
          <table:table-cell office:value-type="float" office:value="0.717021" calcext:value-type="float">
            <text:p>0,717021</text:p>
          </table:table-cell>
          <table:table-cell office:value-type="float" office:value="34.588402" calcext:value-type="float">
            <text:p>34,588402</text:p>
          </table:table-cell>
          <table:table-cell table:number-columns-repeated="1020"/>
        </table:table-row>
        <table:table-row table:style-name="ro1">
          <table:table-cell office:value-type="float" office:value="0.969403" calcext:value-type="float">
            <text:p>0,969403</text:p>
          </table:table-cell>
          <table:table-cell office:value-type="float" office:value="0.892765" calcext:value-type="float">
            <text:p>0,892765</text:p>
          </table:table-cell>
          <table:table-cell office:value-type="float" office:value="0.723404" calcext:value-type="float">
            <text:p>0,723404</text:p>
          </table:table-cell>
          <table:table-cell office:value-type="float" office:value="34.4626" calcext:value-type="float">
            <text:p>34,4626</text:p>
          </table:table-cell>
          <table:table-cell table:number-columns-repeated="1020"/>
        </table:table-row>
        <table:table-row table:style-name="ro1">
          <table:table-cell office:value-type="float" office:value="0.94176" calcext:value-type="float">
            <text:p>0,94176</text:p>
          </table:table-cell>
          <table:table-cell office:value-type="float" office:value="0.919755" calcext:value-type="float">
            <text:p>0,919755</text:p>
          </table:table-cell>
          <table:table-cell office:value-type="float" office:value="0.721809" calcext:value-type="float">
            <text:p>0,721809</text:p>
          </table:table-cell>
          <table:table-cell office:value-type="float" office:value="34.439051" calcext:value-type="float">
            <text:p>34,439051</text:p>
          </table:table-cell>
          <table:table-cell table:number-columns-repeated="1020"/>
        </table:table-row>
        <table:table-row table:style-name="ro1">
          <table:table-cell office:value-type="float" office:value="0.944484" calcext:value-type="float">
            <text:p>0,944484</text:p>
          </table:table-cell>
          <table:table-cell office:value-type="float" office:value="0.900936" calcext:value-type="float">
            <text:p>0,900936</text:p>
          </table:table-cell>
          <table:table-cell office:value-type="float" office:value="0.720213" calcext:value-type="float">
            <text:p>0,720213</text:p>
          </table:table-cell>
          <table:table-cell office:value-type="float" office:value="35.571815" calcext:value-type="float">
            <text:p>35,571815</text:p>
          </table:table-cell>
          <table:table-cell table:number-columns-repeated="1020"/>
        </table:table-row>
        <table:table-row table:style-name="ro1">
          <table:table-cell office:value-type="float" office:value="0.934865" calcext:value-type="float">
            <text:p>0,934865</text:p>
          </table:table-cell>
          <table:table-cell office:value-type="float" office:value="0.894167" calcext:value-type="float">
            <text:p>0,894167</text:p>
          </table:table-cell>
          <table:table-cell office:value-type="float" office:value="0.729787" calcext:value-type="float">
            <text:p>0,729787</text:p>
          </table:table-cell>
          <table:table-cell office:value-type="float" office:value="36.754735" calcext:value-type="float">
            <text:p>36,754735</text:p>
          </table:table-cell>
          <table:table-cell table:number-columns-repeated="1020"/>
        </table:table-row>
        <table:table-row table:style-name="ro1">
          <table:table-cell office:value-type="float" office:value="0.931482" calcext:value-type="float">
            <text:p>0,931482</text:p>
          </table:table-cell>
          <table:table-cell office:value-type="float" office:value="0.870552" calcext:value-type="float">
            <text:p>0,870552</text:p>
          </table:table-cell>
          <table:table-cell office:value-type="float" office:value="0.732979" calcext:value-type="float">
            <text:p>0,732979</text:p>
          </table:table-cell>
          <table:table-cell office:value-type="float" office:value="37.525461" calcext:value-type="float">
            <text:p>37,525461</text:p>
          </table:table-cell>
          <table:table-cell table:number-columns-repeated="1020"/>
        </table:table-row>
        <table:table-row table:style-name="ro1">
          <table:table-cell office:value-type="float" office:value="0.912814" calcext:value-type="float">
            <text:p>0,912814</text:p>
          </table:table-cell>
          <table:table-cell office:value-type="float" office:value="0.912128" calcext:value-type="float">
            <text:p>0,912128</text:p>
          </table:table-cell>
          <table:table-cell office:value-type="float" office:value="0.717021" calcext:value-type="float">
            <text:p>0,717021</text:p>
          </table:table-cell>
          <table:table-cell office:value-type="float" office:value="38.135927" calcext:value-type="float">
            <text:p>38,135927</text:p>
          </table:table-cell>
          <table:table-cell table:number-columns-repeated="1020"/>
        </table:table-row>
        <table:table-row table:style-name="ro1">
          <table:table-cell office:value-type="float" office:value="0.897589" calcext:value-type="float">
            <text:p>0,897589</text:p>
          </table:table-cell>
          <table:table-cell office:value-type="float" office:value="0.868868" calcext:value-type="float">
            <text:p>0,868868</text:p>
          </table:table-cell>
          <table:table-cell office:value-type="float" office:value="0.739362" calcext:value-type="float">
            <text:p>0,739362</text:p>
          </table:table-cell>
          <table:table-cell office:value-type="float" office:value="36.949699" calcext:value-type="float">
            <text:p>36,949699</text:p>
          </table:table-cell>
          <table:table-cell table:number-columns-repeated="1020"/>
        </table:table-row>
        <table:table-row table:style-name="ro1">
          <table:table-cell office:value-type="float" office:value="0.887244" calcext:value-type="float">
            <text:p>0,887244</text:p>
          </table:table-cell>
          <table:table-cell office:value-type="float" office:value="0.857912" calcext:value-type="float">
            <text:p>0,857912</text:p>
          </table:table-cell>
          <table:table-cell office:value-type="float" office:value="0.735106" calcext:value-type="float">
            <text:p>0,735106</text:p>
          </table:table-cell>
          <table:table-cell office:value-type="float" office:value="38.971286" calcext:value-type="float">
            <text:p>38,971286</text:p>
          </table:table-cell>
          <table:table-cell table:number-columns-repeated="1020"/>
        </table:table-row>
        <table:table-row table:style-name="ro1">
          <table:table-cell office:value-type="float" office:value="0.887756" calcext:value-type="float">
            <text:p>0,887756</text:p>
          </table:table-cell>
          <table:table-cell office:value-type="float" office:value="0.851668" calcext:value-type="float">
            <text:p>0,851668</text:p>
          </table:table-cell>
          <table:table-cell office:value-type="float" office:value="0.73617" calcext:value-type="float">
            <text:p>0,73617</text:p>
          </table:table-cell>
          <table:table-cell office:value-type="float" office:value="38.350429" calcext:value-type="float">
            <text:p>38,350429</text:p>
          </table:table-cell>
          <table:table-cell table:number-columns-repeated="1020"/>
        </table:table-row>
        <table:table-row table:style-name="ro1">
          <table:table-cell office:value-type="float" office:value="0.895294" calcext:value-type="float">
            <text:p>0,895294</text:p>
          </table:table-cell>
          <table:table-cell office:value-type="float" office:value="0.882989" calcext:value-type="float">
            <text:p>0,882989</text:p>
          </table:table-cell>
          <table:table-cell office:value-type="float" office:value="0.742553" calcext:value-type="float">
            <text:p>0,742553</text:p>
          </table:table-cell>
          <table:table-cell office:value-type="float" office:value="35.303343" calcext:value-type="float">
            <text:p>35,303343</text:p>
          </table:table-cell>
          <table:table-cell table:number-columns-repeated="1020"/>
        </table:table-row>
        <table:table-row table:style-name="ro1">
          <table:table-cell office:value-type="float" office:value="0.863353" calcext:value-type="float">
            <text:p>0,863353</text:p>
          </table:table-cell>
          <table:table-cell office:value-type="float" office:value="0.852499" calcext:value-type="float">
            <text:p>0,852499</text:p>
          </table:table-cell>
          <table:table-cell office:value-type="float" office:value="0.746277" calcext:value-type="float">
            <text:p>0,746277</text:p>
          </table:table-cell>
          <table:table-cell office:value-type="float" office:value="36.688742" calcext:value-type="float">
            <text:p>36,688742</text:p>
          </table:table-cell>
          <table:table-cell table:number-columns-repeated="1020"/>
        </table:table-row>
        <table:table-row table:style-name="ro1">
          <table:table-cell office:value-type="float" office:value="0.860236" calcext:value-type="float">
            <text:p>0,860236</text:p>
          </table:table-cell>
          <table:table-cell office:value-type="float" office:value="0.921163" calcext:value-type="float">
            <text:p>0,921163</text:p>
          </table:table-cell>
          <table:table-cell office:value-type="float" office:value="0.725" calcext:value-type="float">
            <text:p>0,725</text:p>
          </table:table-cell>
          <table:table-cell office:value-type="float" office:value="36.500226" calcext:value-type="float">
            <text:p>36,500226</text:p>
          </table:table-cell>
          <table:table-cell table:number-columns-repeated="1020"/>
        </table:table-row>
        <table:table-row table:style-name="ro1">
          <table:table-cell office:value-type="float" office:value="0.870864" calcext:value-type="float">
            <text:p>0,870864</text:p>
          </table:table-cell>
          <table:table-cell office:value-type="float" office:value="0.835959" calcext:value-type="float">
            <text:p>0,835959</text:p>
          </table:table-cell>
          <table:table-cell office:value-type="float" office:value="0.746277" calcext:value-type="float">
            <text:p>0,746277</text:p>
          </table:table-cell>
          <table:table-cell office:value-type="float" office:value="34.886101" calcext:value-type="float">
            <text:p>34,886101</text:p>
          </table:table-cell>
          <table:table-cell table:number-columns-repeated="1020"/>
        </table:table-row>
        <table:table-row table:style-name="ro1">
          <table:table-cell office:value-type="float" office:value="0.849993" calcext:value-type="float">
            <text:p>0,849993</text:p>
          </table:table-cell>
          <table:table-cell office:value-type="float" office:value="0.832768" calcext:value-type="float">
            <text:p>0,832768</text:p>
          </table:table-cell>
          <table:table-cell office:value-type="float" office:value="0.756383" calcext:value-type="float">
            <text:p>0,756383</text:p>
          </table:table-cell>
          <table:table-cell office:value-type="float" office:value="34.943337" calcext:value-type="float">
            <text:p>34,943337</text:p>
          </table:table-cell>
          <table:table-cell table:number-columns-repeated="1020"/>
        </table:table-row>
        <table:table-row table:style-name="ro1">
          <table:table-cell office:value-type="float" office:value="0.845507" calcext:value-type="float">
            <text:p>0,845507</text:p>
          </table:table-cell>
          <table:table-cell office:value-type="float" office:value="0.907848" calcext:value-type="float">
            <text:p>0,907848</text:p>
          </table:table-cell>
          <table:table-cell office:value-type="float" office:value="0.736702" calcext:value-type="float">
            <text:p>0,736702</text:p>
          </table:table-cell>
          <table:table-cell office:value-type="float" office:value="35.197061" calcext:value-type="float">
            <text:p>35,197061</text:p>
          </table:table-cell>
          <table:table-cell table:number-columns-repeated="1020"/>
        </table:table-row>
        <table:table-row table:style-name="ro1">
          <table:table-cell office:value-type="float" office:value="0.829267" calcext:value-type="float">
            <text:p>0,829267</text:p>
          </table:table-cell>
          <table:table-cell office:value-type="float" office:value="0.874025" calcext:value-type="float">
            <text:p>0,874025</text:p>
          </table:table-cell>
          <table:table-cell office:value-type="float" office:value="0.731915" calcext:value-type="float">
            <text:p>0,731915</text:p>
          </table:table-cell>
          <table:table-cell office:value-type="float" office:value="35.56565" calcext:value-type="float">
            <text:p>35,56565</text:p>
          </table:table-cell>
          <table:table-cell table:number-columns-repeated="1020"/>
        </table:table-row>
        <table:table-row table:style-name="ro1">
          <table:table-cell office:value-type="float" office:value="0.842186" calcext:value-type="float">
            <text:p>0,842186</text:p>
          </table:table-cell>
          <table:table-cell office:value-type="float" office:value="0.962408" calcext:value-type="float">
            <text:p>0,962408</text:p>
          </table:table-cell>
          <table:table-cell office:value-type="float" office:value="0.705851" calcext:value-type="float">
            <text:p>0,705851</text:p>
          </table:table-cell>
          <table:table-cell office:value-type="float" office:value="36.544812" calcext:value-type="float">
            <text:p>36,544812</text:p>
          </table:table-cell>
          <table:table-cell table:number-columns-repeated="1020"/>
        </table:table-row>
        <table:table-row table:style-name="ro1">
          <table:table-cell office:value-type="float" office:value="0.821692" calcext:value-type="float">
            <text:p>0,821692</text:p>
          </table:table-cell>
          <table:table-cell office:value-type="float" office:value="0.835895" calcext:value-type="float">
            <text:p>0,835895</text:p>
          </table:table-cell>
          <table:table-cell office:value-type="float" office:value="0.745213" calcext:value-type="float">
            <text:p>0,745213</text:p>
          </table:table-cell>
          <table:table-cell office:value-type="float" office:value="36.751757" calcext:value-type="float">
            <text:p>36,751757</text:p>
          </table:table-cell>
          <table:table-cell table:number-columns-repeated="1020"/>
        </table:table-row>
        <table:table-row table:style-name="ro1">
          <table:table-cell office:value-type="float" office:value="0.808619" calcext:value-type="float">
            <text:p>0,808619</text:p>
          </table:table-cell>
          <table:table-cell office:value-type="float" office:value="0.821756" calcext:value-type="float">
            <text:p>0,821756</text:p>
          </table:table-cell>
          <table:table-cell office:value-type="float" office:value="0.749468" calcext:value-type="float">
            <text:p>0,749468</text:p>
          </table:table-cell>
          <table:table-cell office:value-type="float" office:value="36.315111" calcext:value-type="float">
            <text:p>36,315111</text:p>
          </table:table-cell>
          <table:table-cell table:number-columns-repeated="1020"/>
        </table:table-row>
        <table:table-row table:style-name="ro1">
          <table:table-cell office:value-type="float" office:value="0.789103" calcext:value-type="float">
            <text:p>0,789103</text:p>
          </table:table-cell>
          <table:table-cell office:value-type="float" office:value="0.817694" calcext:value-type="float">
            <text:p>0,817694</text:p>
          </table:table-cell>
          <table:table-cell office:value-type="float" office:value="0.754787" calcext:value-type="float">
            <text:p>0,754787</text:p>
          </table:table-cell>
          <table:table-cell office:value-type="float" office:value="35.539822" calcext:value-type="float">
            <text:p>35,539822</text:p>
          </table:table-cell>
          <table:table-cell table:number-columns-repeated="1020"/>
        </table:table-row>
        <table:table-row table:style-name="ro1">
          <table:table-cell office:value-type="float" office:value="0.784563" calcext:value-type="float">
            <text:p>0,784563</text:p>
          </table:table-cell>
          <table:table-cell office:value-type="float" office:value="0.904712" calcext:value-type="float">
            <text:p>0,904712</text:p>
          </table:table-cell>
          <table:table-cell office:value-type="float" office:value="0.739894" calcext:value-type="float">
            <text:p>0,739894</text:p>
          </table:table-cell>
          <table:table-cell office:value-type="float" office:value="35.566284" calcext:value-type="float">
            <text:p>35,566284</text:p>
          </table:table-cell>
          <table:table-cell table:number-columns-repeated="1020"/>
        </table:table-row>
        <table:table-row table:style-name="ro1">
          <table:table-cell office:value-type="float" office:value="0.778271" calcext:value-type="float">
            <text:p>0,778271</text:p>
          </table:table-cell>
          <table:table-cell office:value-type="float" office:value="0.836631" calcext:value-type="float">
            <text:p>0,836631</text:p>
          </table:table-cell>
          <table:table-cell office:value-type="float" office:value="0.752128" calcext:value-type="float">
            <text:p>0,752128</text:p>
          </table:table-cell>
          <table:table-cell office:value-type="float" office:value="35.255943" calcext:value-type="float">
            <text:p>35,255943</text:p>
          </table:table-cell>
          <table:table-cell table:number-columns-repeated="1020"/>
        </table:table-row>
        <table:table-row table:style-name="ro1">
          <table:table-cell office:value-type="float" office:value="0.783087" calcext:value-type="float">
            <text:p>0,783087</text:p>
          </table:table-cell>
          <table:table-cell office:value-type="float" office:value="0.854666" calcext:value-type="float">
            <text:p>0,854666</text:p>
          </table:table-cell>
          <table:table-cell office:value-type="float" office:value="0.746277" calcext:value-type="float">
            <text:p>0,746277</text:p>
          </table:table-cell>
          <table:table-cell office:value-type="float" office:value="35.171497" calcext:value-type="float">
            <text:p>35,171497</text:p>
          </table:table-cell>
          <table:table-cell table:number-columns-repeated="1020"/>
        </table:table-row>
        <table:table-row table:style-name="ro1">
          <table:table-cell office:value-type="float" office:value="0.776093" calcext:value-type="float">
            <text:p>0,776093</text:p>
          </table:table-cell>
          <table:table-cell office:value-type="float" office:value="0.832905" calcext:value-type="float">
            <text:p>0,832905</text:p>
          </table:table-cell>
          <table:table-cell office:value-type="float" office:value="0.756915" calcext:value-type="float">
            <text:p>0,756915</text:p>
          </table:table-cell>
          <table:table-cell office:value-type="float" office:value="35.107539" calcext:value-type="float">
            <text:p>35,107539</text:p>
          </table:table-cell>
          <table:table-cell table:number-columns-repeated="1020"/>
        </table:table-row>
        <table:table-row table:style-name="ro1">
          <table:table-cell office:value-type="float" office:value="0.769902" calcext:value-type="float">
            <text:p>0,769902</text:p>
          </table:table-cell>
          <table:table-cell office:value-type="float" office:value="0.83201" calcext:value-type="float">
            <text:p>0,83201</text:p>
          </table:table-cell>
          <table:table-cell office:value-type="float" office:value="0.754255" calcext:value-type="float">
            <text:p>0,754255</text:p>
          </table:table-cell>
          <table:table-cell office:value-type="float" office:value="35.167999" calcext:value-type="float">
            <text:p>35,167999</text:p>
          </table:table-cell>
          <table:table-cell table:number-columns-repeated="1020"/>
        </table:table-row>
        <table:table-row table:style-name="ro1">
          <table:table-cell office:value-type="float" office:value="0.764166" calcext:value-type="float">
            <text:p>0,764166</text:p>
          </table:table-cell>
          <table:table-cell office:value-type="float" office:value="0.804627" calcext:value-type="float">
            <text:p>0,804627</text:p>
          </table:table-cell>
          <table:table-cell office:value-type="float" office:value="0.767021" calcext:value-type="float">
            <text:p>0,767021</text:p>
          </table:table-cell>
          <table:table-cell office:value-type="float" office:value="35.353419" calcext:value-type="float">
            <text:p>35,353419</text:p>
          </table:table-cell>
          <table:table-cell table:number-columns-repeated="1020"/>
        </table:table-row>
        <table:table-row table:style-name="ro1">
          <table:table-cell office:value-type="float" office:value="0.750451" calcext:value-type="float">
            <text:p>0,750451</text:p>
          </table:table-cell>
          <table:table-cell office:value-type="float" office:value="0.824926" calcext:value-type="float">
            <text:p>0,824926</text:p>
          </table:table-cell>
          <table:table-cell office:value-type="float" office:value="0.757979" calcext:value-type="float">
            <text:p>0,757979</text:p>
          </table:table-cell>
          <table:table-cell office:value-type="float" office:value="34.95508" calcext:value-type="float">
            <text:p>34,95508</text:p>
          </table:table-cell>
          <table:table-cell table:number-columns-repeated="1020"/>
        </table:table-row>
        <table:table-row table:style-name="ro1">
          <table:table-cell office:value-type="float" office:value="0.767088" calcext:value-type="float">
            <text:p>0,767088</text:p>
          </table:table-cell>
          <table:table-cell office:value-type="float" office:value="0.836776" calcext:value-type="float">
            <text:p>0,836776</text:p>
          </table:table-cell>
          <table:table-cell office:value-type="float" office:value="0.757979" calcext:value-type="float">
            <text:p>0,757979</text:p>
          </table:table-cell>
          <table:table-cell office:value-type="float" office:value="36.381606" calcext:value-type="float">
            <text:p>36,381606</text:p>
          </table:table-cell>
          <table:table-cell table:number-columns-repeated="1020"/>
        </table:table-row>
        <table:table-row table:style-name="ro1">
          <table:table-cell office:value-type="float" office:value="0.734264" calcext:value-type="float">
            <text:p>0,734264</text:p>
          </table:table-cell>
          <table:table-cell office:value-type="float" office:value="0.889297" calcext:value-type="float">
            <text:p>0,889297</text:p>
          </table:table-cell>
          <table:table-cell office:value-type="float" office:value="0.742553" calcext:value-type="float">
            <text:p>0,742553</text:p>
          </table:table-cell>
          <table:table-cell office:value-type="float" office:value="37.301739" calcext:value-type="float">
            <text:p>37,301739</text:p>
          </table:table-cell>
          <table:table-cell table:number-columns-repeated="1020"/>
        </table:table-row>
        <table:table-row table:style-name="ro1">
          <table:table-cell office:value-type="float" office:value="0.750199" calcext:value-type="float">
            <text:p>0,750199</text:p>
          </table:table-cell>
          <table:table-cell office:value-type="float" office:value="0.808019" calcext:value-type="float">
            <text:p>0,808019</text:p>
          </table:table-cell>
          <table:table-cell office:value-type="float" office:value="0.766489" calcext:value-type="float">
            <text:p>0,766489</text:p>
          </table:table-cell>
          <table:table-cell office:value-type="float" office:value="36.374084" calcext:value-type="float">
            <text:p>36,374084</text:p>
          </table:table-cell>
          <table:table-cell table:number-columns-repeated="1020"/>
        </table:table-row>
        <table:table-row table:style-name="ro1">
          <table:table-cell office:value-type="float" office:value="0.735784" calcext:value-type="float">
            <text:p>0,735784</text:p>
          </table:table-cell>
          <table:table-cell office:value-type="float" office:value="0.840108" calcext:value-type="float">
            <text:p>0,840108</text:p>
          </table:table-cell>
          <table:table-cell office:value-type="float" office:value="0.756915" calcext:value-type="float">
            <text:p>0,756915</text:p>
          </table:table-cell>
          <table:table-cell office:value-type="float" office:value="36.347924" calcext:value-type="float">
            <text:p>36,347924</text:p>
          </table:table-cell>
          <table:table-cell table:number-columns-repeated="1020"/>
        </table:table-row>
        <table:table-row table:style-name="ro1">
          <table:table-cell office:value-type="float" office:value="0.718938" calcext:value-type="float">
            <text:p>0,718938</text:p>
          </table:table-cell>
          <table:table-cell office:value-type="float" office:value="0.830526" calcext:value-type="float">
            <text:p>0,830526</text:p>
          </table:table-cell>
          <table:table-cell office:value-type="float" office:value="0.756383" calcext:value-type="float">
            <text:p>0,756383</text:p>
          </table:table-cell>
          <table:table-cell office:value-type="float" office:value="35.823453" calcext:value-type="float">
            <text:p>35,823453</text:p>
          </table:table-cell>
          <table:table-cell table:number-columns-repeated="1020"/>
        </table:table-row>
        <table:table-row table:style-name="ro1">
          <table:table-cell office:value-type="float" office:value="0.719774" calcext:value-type="float">
            <text:p>0,719774</text:p>
          </table:table-cell>
          <table:table-cell office:value-type="float" office:value="0.806482" calcext:value-type="float">
            <text:p>0,806482</text:p>
          </table:table-cell>
          <table:table-cell office:value-type="float" office:value="0.770745" calcext:value-type="float">
            <text:p>0,770745</text:p>
          </table:table-cell>
          <table:table-cell office:value-type="float" office:value="36.601793" calcext:value-type="float">
            <text:p>36,601793</text:p>
          </table:table-cell>
          <table:table-cell table:number-columns-repeated="1020"/>
        </table:table-row>
        <table:table-row table:style-name="ro1">
          <table:table-cell office:value-type="float" office:value="0.733081" calcext:value-type="float">
            <text:p>0,733081</text:p>
          </table:table-cell>
          <table:table-cell office:value-type="float" office:value="0.79389" calcext:value-type="float">
            <text:p>0,79389</text:p>
          </table:table-cell>
          <table:table-cell office:value-type="float" office:value="0.777128" calcext:value-type="float">
            <text:p>0,777128</text:p>
          </table:table-cell>
          <table:table-cell office:value-type="float" office:value="35.59857" calcext:value-type="float">
            <text:p>35,59857</text:p>
          </table:table-cell>
          <table:table-cell table:number-columns-repeated="1020"/>
        </table:table-row>
        <table:table-row table:style-name="ro1">
          <table:table-cell office:value-type="float" office:value="0.70556" calcext:value-type="float">
            <text:p>0,70556</text:p>
          </table:table-cell>
          <table:table-cell office:value-type="float" office:value="0.794068" calcext:value-type="float">
            <text:p>0,794068</text:p>
          </table:table-cell>
          <table:table-cell office:value-type="float" office:value="0.77234" calcext:value-type="float">
            <text:p>0,77234</text:p>
          </table:table-cell>
          <table:table-cell office:value-type="float" office:value="34.85596" calcext:value-type="float">
            <text:p>34,85596</text:p>
          </table:table-cell>
          <table:table-cell table:number-columns-repeated="1020"/>
        </table:table-row>
        <table:table-row table:style-name="ro1">
          <table:table-cell office:value-type="float" office:value="0.705654" calcext:value-type="float">
            <text:p>0,705654</text:p>
          </table:table-cell>
          <table:table-cell office:value-type="float" office:value="0.855859" calcext:value-type="float">
            <text:p>0,855859</text:p>
          </table:table-cell>
          <table:table-cell office:value-type="float" office:value="0.75" calcext:value-type="float">
            <text:p>0,75</text:p>
          </table:table-cell>
          <table:table-cell office:value-type="float" office:value="36.587429" calcext:value-type="float">
            <text:p>36,587429</text:p>
          </table:table-cell>
          <table:table-cell table:number-columns-repeated="1020"/>
        </table:table-row>
        <table:table-row table:style-name="ro1">
          <table:table-cell office:value-type="float" office:value="0.694369" calcext:value-type="float">
            <text:p>0,694369</text:p>
          </table:table-cell>
          <table:table-cell office:value-type="float" office:value="0.837599" calcext:value-type="float">
            <text:p>0,837599</text:p>
          </table:table-cell>
          <table:table-cell office:value-type="float" office:value="0.764894" calcext:value-type="float">
            <text:p>0,764894</text:p>
          </table:table-cell>
          <table:table-cell office:value-type="float" office:value="37.612983" calcext:value-type="float">
            <text:p>37,612983</text:p>
          </table:table-cell>
          <table:table-cell table:number-columns-repeated="1020"/>
        </table:table-row>
        <table:table-row table:style-name="ro1">
          <table:table-cell office:value-type="float" office:value="0.713363" calcext:value-type="float">
            <text:p>0,713363</text:p>
          </table:table-cell>
          <table:table-cell office:value-type="float" office:value="0.820207" calcext:value-type="float">
            <text:p>0,820207</text:p>
          </table:table-cell>
          <table:table-cell office:value-type="float" office:value="0.767021" calcext:value-type="float">
            <text:p>0,767021</text:p>
          </table:table-cell>
          <table:table-cell office:value-type="float" office:value="35.327648" calcext:value-type="float">
            <text:p>35,327648</text:p>
          </table:table-cell>
          <table:table-cell table:number-columns-repeated="1020"/>
        </table:table-row>
        <table:table-row table:style-name="ro1">
          <table:table-cell office:value-type="float" office:value="0.706482" calcext:value-type="float">
            <text:p>0,706482</text:p>
          </table:table-cell>
          <table:table-cell office:value-type="float" office:value="0.792395" calcext:value-type="float">
            <text:p>0,792395</text:p>
          </table:table-cell>
          <table:table-cell office:value-type="float" office:value="0.769149" calcext:value-type="float">
            <text:p>0,769149</text:p>
          </table:table-cell>
          <table:table-cell office:value-type="float" office:value="37.754139" calcext:value-type="float">
            <text:p>37,754139</text:p>
          </table:table-cell>
          <table:table-cell table:number-columns-repeated="1020"/>
        </table:table-row>
        <table:table-row table:style-name="ro1">
          <table:table-cell office:value-type="float" office:value="0.679696" calcext:value-type="float">
            <text:p>0,679696</text:p>
          </table:table-cell>
          <table:table-cell office:value-type="float" office:value="0.842776" calcext:value-type="float">
            <text:p>0,842776</text:p>
          </table:table-cell>
          <table:table-cell office:value-type="float" office:value="0.756915" calcext:value-type="float">
            <text:p>0,756915</text:p>
          </table:table-cell>
          <table:table-cell office:value-type="float" office:value="34.826518" calcext:value-type="float">
            <text:p>34,826518</text:p>
          </table:table-cell>
          <table:table-cell table:number-columns-repeated="1020"/>
        </table:table-row>
        <table:table-row table:style-name="ro1">
          <table:table-cell office:value-type="float" office:value="0.689826" calcext:value-type="float">
            <text:p>0,689826</text:p>
          </table:table-cell>
          <table:table-cell office:value-type="float" office:value="0.821891" calcext:value-type="float">
            <text:p>0,821891</text:p>
          </table:table-cell>
          <table:table-cell office:value-type="float" office:value="0.756383" calcext:value-type="float">
            <text:p>0,756383</text:p>
          </table:table-cell>
          <table:table-cell office:value-type="float" office:value="37.206874" calcext:value-type="float">
            <text:p>37,206874</text:p>
          </table:table-cell>
          <table:table-cell table:number-columns-repeated="1020"/>
        </table:table-row>
        <table:table-row table:style-name="ro1">
          <table:table-cell office:value-type="float" office:value="0.695123" calcext:value-type="float">
            <text:p>0,695123</text:p>
          </table:table-cell>
          <table:table-cell office:value-type="float" office:value="0.791119" calcext:value-type="float">
            <text:p>0,791119</text:p>
          </table:table-cell>
          <table:table-cell office:value-type="float" office:value="0.775532" calcext:value-type="float">
            <text:p>0,775532</text:p>
          </table:table-cell>
          <table:table-cell office:value-type="float" office:value="36.245724" calcext:value-type="float">
            <text:p>36,245724</text:p>
          </table:table-cell>
          <table:table-cell table:number-columns-repeated="1020"/>
        </table:table-row>
        <table:table-row table:style-name="ro1">
          <table:table-cell office:value-type="float" office:value="0.662355" calcext:value-type="float">
            <text:p>0,662355</text:p>
          </table:table-cell>
          <table:table-cell office:value-type="float" office:value="0.821226" calcext:value-type="float">
            <text:p>0,821226</text:p>
          </table:table-cell>
          <table:table-cell office:value-type="float" office:value="0.763298" calcext:value-type="float">
            <text:p>0,763298</text:p>
          </table:table-cell>
          <table:table-cell office:value-type="float" office:value="35.580104" calcext:value-type="float">
            <text:p>35,580104</text:p>
          </table:table-cell>
          <table:table-cell table:number-columns-repeated="1020"/>
        </table:table-row>
        <table:table-row table:style-name="ro1">
          <table:table-cell office:value-type="float" office:value="0.638576" calcext:value-type="float">
            <text:p>0,638576</text:p>
          </table:table-cell>
          <table:table-cell office:value-type="float" office:value="0.804128" calcext:value-type="float">
            <text:p>0,804128</text:p>
          </table:table-cell>
          <table:table-cell office:value-type="float" office:value="0.771277" calcext:value-type="float">
            <text:p>0,771277</text:p>
          </table:table-cell>
          <table:table-cell office:value-type="float" office:value="35.712052" calcext:value-type="float">
            <text:p>35,712052</text:p>
          </table:table-cell>
          <table:table-cell table:number-columns-repeated="1020"/>
        </table:table-row>
        <table:table-row table:style-name="ro1">
          <table:table-cell office:value-type="float" office:value="0.655731" calcext:value-type="float">
            <text:p>0,655731</text:p>
          </table:table-cell>
          <table:table-cell office:value-type="float" office:value="0.804184" calcext:value-type="float">
            <text:p>0,804184</text:p>
          </table:table-cell>
          <table:table-cell office:value-type="float" office:value="0.773404" calcext:value-type="float">
            <text:p>0,773404</text:p>
          </table:table-cell>
          <table:table-cell office:value-type="float" office:value="35.286568" calcext:value-type="float">
            <text:p>35,286568</text:p>
          </table:table-cell>
          <table:table-cell table:number-columns-repeated="1020"/>
        </table:table-row>
        <table:table-row table:style-name="ro1">
          <table:table-cell office:value-type="float" office:value="0.652282" calcext:value-type="float">
            <text:p>0,652282</text:p>
          </table:table-cell>
          <table:table-cell office:value-type="float" office:value="0.777722" calcext:value-type="float">
            <text:p>0,777722</text:p>
          </table:table-cell>
          <table:table-cell office:value-type="float" office:value="0.770745" calcext:value-type="float">
            <text:p>0,770745</text:p>
          </table:table-cell>
          <table:table-cell office:value-type="float" office:value="36.659941" calcext:value-type="float">
            <text:p>36,659941</text:p>
          </table:table-cell>
          <table:table-cell table:number-columns-repeated="1020"/>
        </table:table-row>
        <table:table-row table:style-name="ro1">
          <table:table-cell office:value-type="float" office:value="0.644856" calcext:value-type="float">
            <text:p>0,644856</text:p>
          </table:table-cell>
          <table:table-cell office:value-type="float" office:value="0.846177" calcext:value-type="float">
            <text:p>0,846177</text:p>
          </table:table-cell>
          <table:table-cell office:value-type="float" office:value="0.768085" calcext:value-type="float">
            <text:p>0,768085</text:p>
          </table:table-cell>
          <table:table-cell office:value-type="float" office:value="36.399561" calcext:value-type="float">
            <text:p>36,399561</text:p>
          </table:table-cell>
          <table:table-cell table:number-columns-repeated="1020"/>
        </table:table-row>
        <table:table-row table:style-name="ro1">
          <table:table-cell office:value-type="float" office:value="0.640897" calcext:value-type="float">
            <text:p>0,640897</text:p>
          </table:table-cell>
          <table:table-cell office:value-type="float" office:value="0.790977" calcext:value-type="float">
            <text:p>0,790977</text:p>
          </table:table-cell>
          <table:table-cell office:value-type="float" office:value="0.776596" calcext:value-type="float">
            <text:p>0,776596</text:p>
          </table:table-cell>
          <table:table-cell office:value-type="float" office:value="37.655783" calcext:value-type="float">
            <text:p>37,655783</text:p>
          </table:table-cell>
          <table:table-cell table:number-columns-repeated="1020"/>
        </table:table-row>
        <table:table-row table:style-name="ro1">
          <table:table-cell office:value-type="float" office:value="0.635782" calcext:value-type="float">
            <text:p>0,635782</text:p>
          </table:table-cell>
          <table:table-cell office:value-type="float" office:value="0.79268" calcext:value-type="float">
            <text:p>0,79268</text:p>
          </table:table-cell>
          <table:table-cell office:value-type="float" office:value="0.774468" calcext:value-type="float">
            <text:p>0,774468</text:p>
          </table:table-cell>
          <table:table-cell office:value-type="float" office:value="38.148735" calcext:value-type="float">
            <text:p>38,148735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Class_4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4847" calcext:value-type="float">
            <text:p>3,094847</text:p>
          </table:table-cell>
          <table:table-cell office:value-type="float" office:value="2.976803" calcext:value-type="float">
            <text:p>2,976803</text:p>
          </table:table-cell>
          <table:table-cell office:value-type="float" office:value="0.064211" calcext:value-type="float">
            <text:p>0,064211</text:p>
          </table:table-cell>
          <table:table-cell office:value-type="float" office:value="38.839812" calcext:value-type="float">
            <text:p>38,839812</text:p>
          </table:table-cell>
          <table:table-cell table:number-columns-repeated="1020"/>
        </table:table-row>
        <table:table-row table:style-name="ro1">
          <table:table-cell office:value-type="float" office:value="3.078831" calcext:value-type="float">
            <text:p>3,078831</text:p>
          </table:table-cell>
          <table:table-cell office:value-type="float" office:value="2.967456" calcext:value-type="float">
            <text:p>2,967456</text:p>
          </table:table-cell>
          <table:table-cell office:value-type="float" office:value="0.084737" calcext:value-type="float">
            <text:p>0,084737</text:p>
          </table:table-cell>
          <table:table-cell office:value-type="float" office:value="37.381387" calcext:value-type="float">
            <text:p>37,381387</text:p>
          </table:table-cell>
          <table:table-cell table:number-columns-repeated="1020"/>
        </table:table-row>
        <table:table-row table:style-name="ro1">
          <table:table-cell office:value-type="float" office:value="3.070371" calcext:value-type="float">
            <text:p>3,070371</text:p>
          </table:table-cell>
          <table:table-cell office:value-type="float" office:value="2.953806" calcext:value-type="float">
            <text:p>2,953806</text:p>
          </table:table-cell>
          <table:table-cell office:value-type="float" office:value="0.068421" calcext:value-type="float">
            <text:p>0,068421</text:p>
          </table:table-cell>
          <table:table-cell office:value-type="float" office:value="37.651254" calcext:value-type="float">
            <text:p>37,651254</text:p>
          </table:table-cell>
          <table:table-cell table:number-columns-repeated="1020"/>
        </table:table-row>
        <table:table-row table:style-name="ro1">
          <table:table-cell office:value-type="float" office:value="3.056202" calcext:value-type="float">
            <text:p>3,056202</text:p>
          </table:table-cell>
          <table:table-cell office:value-type="float" office:value="2.936261" calcext:value-type="float">
            <text:p>2,936261</text:p>
          </table:table-cell>
          <table:table-cell office:value-type="float" office:value="0.092105" calcext:value-type="float">
            <text:p>0,092105</text:p>
          </table:table-cell>
          <table:table-cell office:value-type="float" office:value="37.38268" calcext:value-type="float">
            <text:p>37,38268</text:p>
          </table:table-cell>
          <table:table-cell table:number-columns-repeated="1020"/>
        </table:table-row>
        <table:table-row table:style-name="ro1">
          <table:table-cell office:value-type="float" office:value="3.022592" calcext:value-type="float">
            <text:p>3,022592</text:p>
          </table:table-cell>
          <table:table-cell office:value-type="float" office:value="2.900224" calcext:value-type="float">
            <text:p>2,900224</text:p>
          </table:table-cell>
          <table:table-cell office:value-type="float" office:value="0.128421" calcext:value-type="float">
            <text:p>0,128421</text:p>
          </table:table-cell>
          <table:table-cell office:value-type="float" office:value="35.925833" calcext:value-type="float">
            <text:p>35,925833</text:p>
          </table:table-cell>
          <table:table-cell table:number-columns-repeated="1020"/>
        </table:table-row>
        <table:table-row table:style-name="ro1">
          <table:table-cell office:value-type="float" office:value="2.966368" calcext:value-type="float">
            <text:p>2,966368</text:p>
          </table:table-cell>
          <table:table-cell office:value-type="float" office:value="2.80966" calcext:value-type="float">
            <text:p>2,80966</text:p>
          </table:table-cell>
          <table:table-cell office:value-type="float" office:value="0.138947" calcext:value-type="float">
            <text:p>0,138947</text:p>
          </table:table-cell>
          <table:table-cell office:value-type="float" office:value="35.869347" calcext:value-type="float">
            <text:p>35,869347</text:p>
          </table:table-cell>
          <table:table-cell table:number-columns-repeated="1020"/>
        </table:table-row>
        <table:table-row table:style-name="ro1">
          <table:table-cell office:value-type="float" office:value="2.923696" calcext:value-type="float">
            <text:p>2,923696</text:p>
          </table:table-cell>
          <table:table-cell office:value-type="float" office:value="2.762819" calcext:value-type="float">
            <text:p>2,762819</text:p>
          </table:table-cell>
          <table:table-cell office:value-type="float" office:value="0.168947" calcext:value-type="float">
            <text:p>0,168947</text:p>
          </table:table-cell>
          <table:table-cell office:value-type="float" office:value="36.516021" calcext:value-type="float">
            <text:p>36,516021</text:p>
          </table:table-cell>
          <table:table-cell table:number-columns-repeated="1020"/>
        </table:table-row>
        <table:table-row table:style-name="ro1">
          <table:table-cell office:value-type="float" office:value="2.877363" calcext:value-type="float">
            <text:p>2,877363</text:p>
          </table:table-cell>
          <table:table-cell office:value-type="float" office:value="2.72376" calcext:value-type="float">
            <text:p>2,72376</text:p>
          </table:table-cell>
          <table:table-cell office:value-type="float" office:value="0.173158" calcext:value-type="float">
            <text:p>0,173158</text:p>
          </table:table-cell>
          <table:table-cell office:value-type="float" office:value="36.846283" calcext:value-type="float">
            <text:p>36,846283</text:p>
          </table:table-cell>
          <table:table-cell table:number-columns-repeated="1020"/>
        </table:table-row>
        <table:table-row table:style-name="ro1">
          <table:table-cell office:value-type="float" office:value="2.833207" calcext:value-type="float">
            <text:p>2,833207</text:p>
          </table:table-cell>
          <table:table-cell office:value-type="float" office:value="2.643578" calcext:value-type="float">
            <text:p>2,643578</text:p>
          </table:table-cell>
          <table:table-cell office:value-type="float" office:value="0.205789" calcext:value-type="float">
            <text:p>0,205789</text:p>
          </table:table-cell>
          <table:table-cell office:value-type="float" office:value="38.792189" calcext:value-type="float">
            <text:p>38,792189</text:p>
          </table:table-cell>
          <table:table-cell table:number-columns-repeated="1020"/>
        </table:table-row>
        <table:table-row table:style-name="ro1">
          <table:table-cell office:value-type="float" office:value="2.751928" calcext:value-type="float">
            <text:p>2,751928</text:p>
          </table:table-cell>
          <table:table-cell office:value-type="float" office:value="2.528531" calcext:value-type="float">
            <text:p>2,528531</text:p>
          </table:table-cell>
          <table:table-cell office:value-type="float" office:value="0.257368" calcext:value-type="float">
            <text:p>0,257368</text:p>
          </table:table-cell>
          <table:table-cell office:value-type="float" office:value="37.763102" calcext:value-type="float">
            <text:p>37,763102</text:p>
          </table:table-cell>
          <table:table-cell table:number-columns-repeated="1020"/>
        </table:table-row>
        <table:table-row table:style-name="ro1">
          <table:table-cell office:value-type="float" office:value="2.637537" calcext:value-type="float">
            <text:p>2,637537</text:p>
          </table:table-cell>
          <table:table-cell office:value-type="float" office:value="2.396056" calcext:value-type="float">
            <text:p>2,396056</text:p>
          </table:table-cell>
          <table:table-cell office:value-type="float" office:value="0.270526" calcext:value-type="float">
            <text:p>0,270526</text:p>
          </table:table-cell>
          <table:table-cell office:value-type="float" office:value="36.916787" calcext:value-type="float">
            <text:p>36,916787</text:p>
          </table:table-cell>
          <table:table-cell table:number-columns-repeated="1020"/>
        </table:table-row>
        <table:table-row table:style-name="ro1">
          <table:table-cell office:value-type="float" office:value="2.527294" calcext:value-type="float">
            <text:p>2,527294</text:p>
          </table:table-cell>
          <table:table-cell office:value-type="float" office:value="2.26077" calcext:value-type="float">
            <text:p>2,26077</text:p>
          </table:table-cell>
          <table:table-cell office:value-type="float" office:value="0.291053" calcext:value-type="float">
            <text:p>0,291053</text:p>
          </table:table-cell>
          <table:table-cell office:value-type="float" office:value="37.656679" calcext:value-type="float">
            <text:p>37,656679</text:p>
          </table:table-cell>
          <table:table-cell table:number-columns-repeated="1020"/>
        </table:table-row>
        <table:table-row table:style-name="ro1">
          <table:table-cell office:value-type="float" office:value="2.400011" calcext:value-type="float">
            <text:p>2,400011</text:p>
          </table:table-cell>
          <table:table-cell office:value-type="float" office:value="2.101738" calcext:value-type="float">
            <text:p>2,101738</text:p>
          </table:table-cell>
          <table:table-cell office:value-type="float" office:value="0.342632" calcext:value-type="float">
            <text:p>0,342632</text:p>
          </table:table-cell>
          <table:table-cell office:value-type="float" office:value="38.739942" calcext:value-type="float">
            <text:p>38,739942</text:p>
          </table:table-cell>
          <table:table-cell table:number-columns-repeated="1020"/>
        </table:table-row>
        <table:table-row table:style-name="ro1">
          <table:table-cell office:value-type="float" office:value="2.275378" calcext:value-type="float">
            <text:p>2,275378</text:p>
          </table:table-cell>
          <table:table-cell office:value-type="float" office:value="1.98388" calcext:value-type="float">
            <text:p>1,98388</text:p>
          </table:table-cell>
          <table:table-cell office:value-type="float" office:value="0.383158" calcext:value-type="float">
            <text:p>0,383158</text:p>
          </table:table-cell>
          <table:table-cell office:value-type="float" office:value="36.784289" calcext:value-type="float">
            <text:p>36,784289</text:p>
          </table:table-cell>
          <table:table-cell table:number-columns-repeated="1020"/>
        </table:table-row>
        <table:table-row table:style-name="ro1">
          <table:table-cell office:value-type="float" office:value="2.17064" calcext:value-type="float">
            <text:p>2,17064</text:p>
          </table:table-cell>
          <table:table-cell office:value-type="float" office:value="1.883341" calcext:value-type="float">
            <text:p>1,883341</text:p>
          </table:table-cell>
          <table:table-cell office:value-type="float" office:value="0.408421" calcext:value-type="float">
            <text:p>0,408421</text:p>
          </table:table-cell>
          <table:table-cell office:value-type="float" office:value="37.144353" calcext:value-type="float">
            <text:p>37,144353</text:p>
          </table:table-cell>
          <table:table-cell table:number-columns-repeated="1020"/>
        </table:table-row>
        <table:table-row table:style-name="ro1">
          <table:table-cell office:value-type="float" office:value="2.082113" calcext:value-type="float">
            <text:p>2,082113</text:p>
          </table:table-cell>
          <table:table-cell office:value-type="float" office:value="1.788679" calcext:value-type="float">
            <text:p>1,788679</text:p>
          </table:table-cell>
          <table:table-cell office:value-type="float" office:value="0.441053" calcext:value-type="float">
            <text:p>0,441053</text:p>
          </table:table-cell>
          <table:table-cell office:value-type="float" office:value="40.794368" calcext:value-type="float">
            <text:p>40,794368</text:p>
          </table:table-cell>
          <table:table-cell table:number-columns-repeated="1020"/>
        </table:table-row>
        <table:table-row table:style-name="ro1">
          <table:table-cell office:value-type="float" office:value="2.014552" calcext:value-type="float">
            <text:p>2,014552</text:p>
          </table:table-cell>
          <table:table-cell office:value-type="float" office:value="1.778426" calcext:value-type="float">
            <text:p>1,778426</text:p>
          </table:table-cell>
          <table:table-cell office:value-type="float" office:value="0.444737" calcext:value-type="float">
            <text:p>0,444737</text:p>
          </table:table-cell>
          <table:table-cell office:value-type="float" office:value="37.597691" calcext:value-type="float">
            <text:p>37,597691</text:p>
          </table:table-cell>
          <table:table-cell table:number-columns-repeated="1020"/>
        </table:table-row>
        <table:table-row table:style-name="ro1">
          <table:table-cell office:value-type="float" office:value="1.922095" calcext:value-type="float">
            <text:p>1,922095</text:p>
          </table:table-cell>
          <table:table-cell office:value-type="float" office:value="1.672898" calcext:value-type="float">
            <text:p>1,672898</text:p>
          </table:table-cell>
          <table:table-cell office:value-type="float" office:value="0.487895" calcext:value-type="float">
            <text:p>0,487895</text:p>
          </table:table-cell>
          <table:table-cell office:value-type="float" office:value="40.044283" calcext:value-type="float">
            <text:p>40,044283</text:p>
          </table:table-cell>
          <table:table-cell table:number-columns-repeated="1020"/>
        </table:table-row>
        <table:table-row table:style-name="ro1">
          <table:table-cell office:value-type="float" office:value="1.871603" calcext:value-type="float">
            <text:p>1,871603</text:p>
          </table:table-cell>
          <table:table-cell office:value-type="float" office:value="1.691657" calcext:value-type="float">
            <text:p>1,691657</text:p>
          </table:table-cell>
          <table:table-cell office:value-type="float" office:value="0.476842" calcext:value-type="float">
            <text:p>0,476842</text:p>
          </table:table-cell>
          <table:table-cell office:value-type="float" office:value="39.963454" calcext:value-type="float">
            <text:p>39,963454</text:p>
          </table:table-cell>
          <table:table-cell table:number-columns-repeated="1020"/>
        </table:table-row>
        <table:table-row table:style-name="ro1">
          <table:table-cell office:value-type="float" office:value="1.828534" calcext:value-type="float">
            <text:p>1,828534</text:p>
          </table:table-cell>
          <table:table-cell office:value-type="float" office:value="1.56513" calcext:value-type="float">
            <text:p>1,56513</text:p>
          </table:table-cell>
          <table:table-cell office:value-type="float" office:value="0.523158" calcext:value-type="float">
            <text:p>0,523158</text:p>
          </table:table-cell>
          <table:table-cell office:value-type="float" office:value="40.231996" calcext:value-type="float">
            <text:p>40,231996</text:p>
          </table:table-cell>
          <table:table-cell table:number-columns-repeated="1020"/>
        </table:table-row>
        <table:table-row table:style-name="ro1">
          <table:table-cell office:value-type="float" office:value="1.776513" calcext:value-type="float">
            <text:p>1,776513</text:p>
          </table:table-cell>
          <table:table-cell office:value-type="float" office:value="1.530605" calcext:value-type="float">
            <text:p>1,530605</text:p>
          </table:table-cell>
          <table:table-cell office:value-type="float" office:value="0.530526" calcext:value-type="float">
            <text:p>0,530526</text:p>
          </table:table-cell>
          <table:table-cell office:value-type="float" office:value="40.205238" calcext:value-type="float">
            <text:p>40,205238</text:p>
          </table:table-cell>
          <table:table-cell table:number-columns-repeated="1020"/>
        </table:table-row>
        <table:table-row table:style-name="ro1">
          <table:table-cell office:value-type="float" office:value="1.70798" calcext:value-type="float">
            <text:p>1,70798</text:p>
          </table:table-cell>
          <table:table-cell office:value-type="float" office:value="1.492945" calcext:value-type="float">
            <text:p>1,492945</text:p>
          </table:table-cell>
          <table:table-cell office:value-type="float" office:value="0.540526" calcext:value-type="float">
            <text:p>0,540526</text:p>
          </table:table-cell>
          <table:table-cell office:value-type="float" office:value="37.993691" calcext:value-type="float">
            <text:p>37,993691</text:p>
          </table:table-cell>
          <table:table-cell table:number-columns-repeated="1020"/>
        </table:table-row>
        <table:table-row table:style-name="ro1">
          <table:table-cell office:value-type="float" office:value="1.668964" calcext:value-type="float">
            <text:p>1,668964</text:p>
          </table:table-cell>
          <table:table-cell office:value-type="float" office:value="1.488431" calcext:value-type="float">
            <text:p>1,488431</text:p>
          </table:table-cell>
          <table:table-cell office:value-type="float" office:value="0.546316" calcext:value-type="float">
            <text:p>0,546316</text:p>
          </table:table-cell>
          <table:table-cell office:value-type="float" office:value="36.184782" calcext:value-type="float">
            <text:p>36,184782</text:p>
          </table:table-cell>
          <table:table-cell table:number-columns-repeated="1020"/>
        </table:table-row>
        <table:table-row table:style-name="ro1">
          <table:table-cell office:value-type="float" office:value="1.632034" calcext:value-type="float">
            <text:p>1,632034</text:p>
          </table:table-cell>
          <table:table-cell office:value-type="float" office:value="1.410253" calcext:value-type="float">
            <text:p>1,410253</text:p>
          </table:table-cell>
          <table:table-cell office:value-type="float" office:value="0.570526" calcext:value-type="float">
            <text:p>0,570526</text:p>
          </table:table-cell>
          <table:table-cell office:value-type="float" office:value="36.574036" calcext:value-type="float">
            <text:p>36,574036</text:p>
          </table:table-cell>
          <table:table-cell table:number-columns-repeated="1020"/>
        </table:table-row>
        <table:table-row table:style-name="ro1">
          <table:table-cell office:value-type="float" office:value="1.598659" calcext:value-type="float">
            <text:p>1,598659</text:p>
          </table:table-cell>
          <table:table-cell office:value-type="float" office:value="1.396605" calcext:value-type="float">
            <text:p>1,396605</text:p>
          </table:table-cell>
          <table:table-cell office:value-type="float" office:value="0.582632" calcext:value-type="float">
            <text:p>0,582632</text:p>
          </table:table-cell>
          <table:table-cell office:value-type="float" office:value="38.065728" calcext:value-type="float">
            <text:p>38,065728</text:p>
          </table:table-cell>
          <table:table-cell table:number-columns-repeated="1020"/>
        </table:table-row>
        <table:table-row table:style-name="ro1">
          <table:table-cell office:value-type="float" office:value="1.536566" calcext:value-type="float">
            <text:p>1,536566</text:p>
          </table:table-cell>
          <table:table-cell office:value-type="float" office:value="1.334004" calcext:value-type="float">
            <text:p>1,334004</text:p>
          </table:table-cell>
          <table:table-cell office:value-type="float" office:value="0.586842" calcext:value-type="float">
            <text:p>0,586842</text:p>
          </table:table-cell>
          <table:table-cell office:value-type="float" office:value="36.197355" calcext:value-type="float">
            <text:p>36,197355</text:p>
          </table:table-cell>
          <table:table-cell table:number-columns-repeated="1020"/>
        </table:table-row>
        <table:table-row table:style-name="ro1">
          <table:table-cell office:value-type="float" office:value="1.528959" calcext:value-type="float">
            <text:p>1,528959</text:p>
          </table:table-cell>
          <table:table-cell office:value-type="float" office:value="1.312038" calcext:value-type="float">
            <text:p>1,312038</text:p>
          </table:table-cell>
          <table:table-cell office:value-type="float" office:value="0.6" calcext:value-type="float">
            <text:p>0,6</text:p>
          </table:table-cell>
          <table:table-cell office:value-type="float" office:value="35.908492" calcext:value-type="float">
            <text:p>35,908492</text:p>
          </table:table-cell>
          <table:table-cell table:number-columns-repeated="1020"/>
        </table:table-row>
        <table:table-row table:style-name="ro1">
          <table:table-cell office:value-type="float" office:value="1.480022" calcext:value-type="float">
            <text:p>1,480022</text:p>
          </table:table-cell>
          <table:table-cell office:value-type="float" office:value="1.280164" calcext:value-type="float">
            <text:p>1,280164</text:p>
          </table:table-cell>
          <table:table-cell office:value-type="float" office:value="0.601053" calcext:value-type="float">
            <text:p>0,601053</text:p>
          </table:table-cell>
          <table:table-cell office:value-type="float" office:value="36.026808" calcext:value-type="float">
            <text:p>36,026808</text:p>
          </table:table-cell>
          <table:table-cell table:number-columns-repeated="1020"/>
        </table:table-row>
        <table:table-row table:style-name="ro1">
          <table:table-cell office:value-type="float" office:value="1.457041" calcext:value-type="float">
            <text:p>1,457041</text:p>
          </table:table-cell>
          <table:table-cell office:value-type="float" office:value="1.223564" calcext:value-type="float">
            <text:p>1,223564</text:p>
          </table:table-cell>
          <table:table-cell office:value-type="float" office:value="0.611053" calcext:value-type="float">
            <text:p>0,611053</text:p>
          </table:table-cell>
          <table:table-cell office:value-type="float" office:value="37.822862" calcext:value-type="float">
            <text:p>37,822862</text:p>
          </table:table-cell>
          <table:table-cell table:number-columns-repeated="1020"/>
        </table:table-row>
        <table:table-row table:style-name="ro1">
          <table:table-cell office:value-type="float" office:value="1.431748" calcext:value-type="float">
            <text:p>1,431748</text:p>
          </table:table-cell>
          <table:table-cell office:value-type="float" office:value="1.246111" calcext:value-type="float">
            <text:p>1,246111</text:p>
          </table:table-cell>
          <table:table-cell office:value-type="float" office:value="0.606842" calcext:value-type="float">
            <text:p>0,606842</text:p>
          </table:table-cell>
          <table:table-cell office:value-type="float" office:value="39.239361" calcext:value-type="float">
            <text:p>39,239361</text:p>
          </table:table-cell>
          <table:table-cell table:number-columns-repeated="1020"/>
        </table:table-row>
        <table:table-row table:style-name="ro1">
          <table:table-cell office:value-type="float" office:value="1.40681" calcext:value-type="float">
            <text:p>1,40681</text:p>
          </table:table-cell>
          <table:table-cell office:value-type="float" office:value="1.215125" calcext:value-type="float">
            <text:p>1,215125</text:p>
          </table:table-cell>
          <table:table-cell office:value-type="float" office:value="0.632105" calcext:value-type="float">
            <text:p>0,632105</text:p>
          </table:table-cell>
          <table:table-cell office:value-type="float" office:value="39.221322" calcext:value-type="float">
            <text:p>39,221322</text:p>
          </table:table-cell>
          <table:table-cell table:number-columns-repeated="1020"/>
        </table:table-row>
        <table:table-row table:style-name="ro1">
          <table:table-cell office:value-type="float" office:value="1.383274" calcext:value-type="float">
            <text:p>1,383274</text:p>
          </table:table-cell>
          <table:table-cell office:value-type="float" office:value="1.158106" calcext:value-type="float">
            <text:p>1,158106</text:p>
          </table:table-cell>
          <table:table-cell office:value-type="float" office:value="0.646316" calcext:value-type="float">
            <text:p>0,646316</text:p>
          </table:table-cell>
          <table:table-cell office:value-type="float" office:value="39.825495" calcext:value-type="float">
            <text:p>39,825495</text:p>
          </table:table-cell>
          <table:table-cell table:number-columns-repeated="1020"/>
        </table:table-row>
        <table:table-row table:style-name="ro1">
          <table:table-cell office:value-type="float" office:value="1.351289" calcext:value-type="float">
            <text:p>1,351289</text:p>
          </table:table-cell>
          <table:table-cell office:value-type="float" office:value="1.156355" calcext:value-type="float">
            <text:p>1,156355</text:p>
          </table:table-cell>
          <table:table-cell office:value-type="float" office:value="0.652105" calcext:value-type="float">
            <text:p>0,652105</text:p>
          </table:table-cell>
          <table:table-cell office:value-type="float" office:value="36.580377" calcext:value-type="float">
            <text:p>36,580377</text:p>
          </table:table-cell>
          <table:table-cell table:number-columns-repeated="1020"/>
        </table:table-row>
        <table:table-row table:style-name="ro1">
          <table:table-cell office:value-type="float" office:value="1.344758" calcext:value-type="float">
            <text:p>1,344758</text:p>
          </table:table-cell>
          <table:table-cell office:value-type="float" office:value="1.146306" calcext:value-type="float">
            <text:p>1,146306</text:p>
          </table:table-cell>
          <table:table-cell office:value-type="float" office:value="0.649474" calcext:value-type="float">
            <text:p>0,649474</text:p>
          </table:table-cell>
          <table:table-cell office:value-type="float" office:value="35.711289" calcext:value-type="float">
            <text:p>35,711289</text:p>
          </table:table-cell>
          <table:table-cell table:number-columns-repeated="1020"/>
        </table:table-row>
        <table:table-row table:style-name="ro1">
          <table:table-cell office:value-type="float" office:value="1.311888" calcext:value-type="float">
            <text:p>1,311888</text:p>
          </table:table-cell>
          <table:table-cell office:value-type="float" office:value="1.117204" calcext:value-type="float">
            <text:p>1,117204</text:p>
          </table:table-cell>
          <table:table-cell office:value-type="float" office:value="0.656842" calcext:value-type="float">
            <text:p>0,656842</text:p>
          </table:table-cell>
          <table:table-cell office:value-type="float" office:value="33.077841" calcext:value-type="float">
            <text:p>33,077841</text:p>
          </table:table-cell>
          <table:table-cell table:number-columns-repeated="1020"/>
        </table:table-row>
        <table:table-row table:style-name="ro1">
          <table:table-cell office:value-type="float" office:value="1.292839" calcext:value-type="float">
            <text:p>1,292839</text:p>
          </table:table-cell>
          <table:table-cell office:value-type="float" office:value="1.095679" calcext:value-type="float">
            <text:p>1,095679</text:p>
          </table:table-cell>
          <table:table-cell office:value-type="float" office:value="0.65" calcext:value-type="float">
            <text:p>0,65</text:p>
          </table:table-cell>
          <table:table-cell office:value-type="float" office:value="30.058131" calcext:value-type="float">
            <text:p>30,058131</text:p>
          </table:table-cell>
          <table:table-cell table:number-columns-repeated="1020"/>
        </table:table-row>
        <table:table-row table:style-name="ro1">
          <table:table-cell office:value-type="float" office:value="1.279652" calcext:value-type="float">
            <text:p>1,279652</text:p>
          </table:table-cell>
          <table:table-cell office:value-type="float" office:value="1.087179" calcext:value-type="float">
            <text:p>1,087179</text:p>
          </table:table-cell>
          <table:table-cell office:value-type="float" office:value="0.653158" calcext:value-type="float">
            <text:p>0,653158</text:p>
          </table:table-cell>
          <table:table-cell office:value-type="float" office:value="30.074026" calcext:value-type="float">
            <text:p>30,074026</text:p>
          </table:table-cell>
          <table:table-cell table:number-columns-repeated="1020"/>
        </table:table-row>
        <table:table-row table:style-name="ro1">
          <table:table-cell office:value-type="float" office:value="1.276149" calcext:value-type="float">
            <text:p>1,276149</text:p>
          </table:table-cell>
          <table:table-cell office:value-type="float" office:value="1.068262" calcext:value-type="float">
            <text:p>1,068262</text:p>
          </table:table-cell>
          <table:table-cell office:value-type="float" office:value="0.665789" calcext:value-type="float">
            <text:p>0,665789</text:p>
          </table:table-cell>
          <table:table-cell office:value-type="float" office:value="30.03608" calcext:value-type="float">
            <text:p>30,03608</text:p>
          </table:table-cell>
          <table:table-cell table:number-columns-repeated="1020"/>
        </table:table-row>
        <table:table-row table:style-name="ro1">
          <table:table-cell office:value-type="float" office:value="1.226495" calcext:value-type="float">
            <text:p>1,226495</text:p>
          </table:table-cell>
          <table:table-cell office:value-type="float" office:value="1.153422" calcext:value-type="float">
            <text:p>1,153422</text:p>
          </table:table-cell>
          <table:table-cell office:value-type="float" office:value="0.645789" calcext:value-type="float">
            <text:p>0,645789</text:p>
          </table:table-cell>
          <table:table-cell office:value-type="float" office:value="30.027082" calcext:value-type="float">
            <text:p>30,027082</text:p>
          </table:table-cell>
          <table:table-cell table:number-columns-repeated="1020"/>
        </table:table-row>
        <table:table-row table:style-name="ro1">
          <table:table-cell office:value-type="float" office:value="1.221329" calcext:value-type="float">
            <text:p>1,221329</text:p>
          </table:table-cell>
          <table:table-cell office:value-type="float" office:value="1.138004" calcext:value-type="float">
            <text:p>1,138004</text:p>
          </table:table-cell>
          <table:table-cell office:value-type="float" office:value="0.645789" calcext:value-type="float">
            <text:p>0,645789</text:p>
          </table:table-cell>
          <table:table-cell office:value-type="float" office:value="29.998191" calcext:value-type="float">
            <text:p>29,998191</text:p>
          </table:table-cell>
          <table:table-cell table:number-columns-repeated="1020"/>
        </table:table-row>
        <table:table-row table:style-name="ro1">
          <table:table-cell office:value-type="float" office:value="1.205666" calcext:value-type="float">
            <text:p>1,205666</text:p>
          </table:table-cell>
          <table:table-cell office:value-type="float" office:value="1.084714" calcext:value-type="float">
            <text:p>1,084714</text:p>
          </table:table-cell>
          <table:table-cell office:value-type="float" office:value="0.655789" calcext:value-type="float">
            <text:p>0,655789</text:p>
          </table:table-cell>
          <table:table-cell office:value-type="float" office:value="30.182491" calcext:value-type="float">
            <text:p>30,182491</text:p>
          </table:table-cell>
          <table:table-cell table:number-columns-repeated="1020"/>
        </table:table-row>
        <table:table-row table:style-name="ro1">
          <table:table-cell office:value-type="float" office:value="1.202918" calcext:value-type="float">
            <text:p>1,202918</text:p>
          </table:table-cell>
          <table:table-cell office:value-type="float" office:value="1.019923" calcext:value-type="float">
            <text:p>1,019923</text:p>
          </table:table-cell>
          <table:table-cell office:value-type="float" office:value="0.684737" calcext:value-type="float">
            <text:p>0,684737</text:p>
          </table:table-cell>
          <table:table-cell office:value-type="float" office:value="29.949988" calcext:value-type="float">
            <text:p>29,949988</text:p>
          </table:table-cell>
          <table:table-cell table:number-columns-repeated="1020"/>
        </table:table-row>
        <table:table-row table:style-name="ro1">
          <table:table-cell office:value-type="float" office:value="1.176826" calcext:value-type="float">
            <text:p>1,176826</text:p>
          </table:table-cell>
          <table:table-cell office:value-type="float" office:value="1.00079" calcext:value-type="float">
            <text:p>1,00079</text:p>
          </table:table-cell>
          <table:table-cell office:value-type="float" office:value="0.691579" calcext:value-type="float">
            <text:p>0,691579</text:p>
          </table:table-cell>
          <table:table-cell office:value-type="float" office:value="29.9577" calcext:value-type="float">
            <text:p>29,9577</text:p>
          </table:table-cell>
          <table:table-cell table:number-columns-repeated="1020"/>
        </table:table-row>
        <table:table-row table:style-name="ro1">
          <table:table-cell office:value-type="float" office:value="1.173673" calcext:value-type="float">
            <text:p>1,173673</text:p>
          </table:table-cell>
          <table:table-cell office:value-type="float" office:value="1.069551" calcext:value-type="float">
            <text:p>1,069551</text:p>
          </table:table-cell>
          <table:table-cell office:value-type="float" office:value="0.667368" calcext:value-type="float">
            <text:p>0,667368</text:p>
          </table:table-cell>
          <table:table-cell office:value-type="float" office:value="29.972547" calcext:value-type="float">
            <text:p>29,972547</text:p>
          </table:table-cell>
          <table:table-cell table:number-columns-repeated="1020"/>
        </table:table-row>
        <table:table-row table:style-name="ro1">
          <table:table-cell office:value-type="float" office:value="1.175648" calcext:value-type="float">
            <text:p>1,175648</text:p>
          </table:table-cell>
          <table:table-cell office:value-type="float" office:value="1.156133" calcext:value-type="float">
            <text:p>1,156133</text:p>
          </table:table-cell>
          <table:table-cell office:value-type="float" office:value="0.643158" calcext:value-type="float">
            <text:p>0,643158</text:p>
          </table:table-cell>
          <table:table-cell office:value-type="float" office:value="29.935632" calcext:value-type="float">
            <text:p>29,935632</text:p>
          </table:table-cell>
          <table:table-cell table:number-columns-repeated="1020"/>
        </table:table-row>
        <table:table-row table:style-name="ro1">
          <table:table-cell office:value-type="float" office:value="1.144989" calcext:value-type="float">
            <text:p>1,144989</text:p>
          </table:table-cell>
          <table:table-cell office:value-type="float" office:value="1.007403" calcext:value-type="float">
            <text:p>1,007403</text:p>
          </table:table-cell>
          <table:table-cell office:value-type="float" office:value="0.686316" calcext:value-type="float">
            <text:p>0,686316</text:p>
          </table:table-cell>
          <table:table-cell office:value-type="float" office:value="29.958706" calcext:value-type="float">
            <text:p>29,958706</text:p>
          </table:table-cell>
          <table:table-cell table:number-columns-repeated="1020"/>
        </table:table-row>
        <table:table-row table:style-name="ro1">
          <table:table-cell office:value-type="float" office:value="1.102107" calcext:value-type="float">
            <text:p>1,102107</text:p>
          </table:table-cell>
          <table:table-cell office:value-type="float" office:value="1.00037" calcext:value-type="float">
            <text:p>1,00037</text:p>
          </table:table-cell>
          <table:table-cell office:value-type="float" office:value="0.684211" calcext:value-type="float">
            <text:p>0,684211</text:p>
          </table:table-cell>
          <table:table-cell office:value-type="float" office:value="30.072664" calcext:value-type="float">
            <text:p>30,072664</text:p>
          </table:table-cell>
          <table:table-cell table:number-columns-repeated="1020"/>
        </table:table-row>
        <table:table-row table:style-name="ro1">
          <table:table-cell office:value-type="float" office:value="1.100618" calcext:value-type="float">
            <text:p>1,100618</text:p>
          </table:table-cell>
          <table:table-cell office:value-type="float" office:value="0.967938" calcext:value-type="float">
            <text:p>0,967938</text:p>
          </table:table-cell>
          <table:table-cell office:value-type="float" office:value="0.692632" calcext:value-type="float">
            <text:p>0,692632</text:p>
          </table:table-cell>
          <table:table-cell office:value-type="float" office:value="29.936555" calcext:value-type="float">
            <text:p>29,936555</text:p>
          </table:table-cell>
          <table:table-cell table:number-columns-repeated="1020"/>
        </table:table-row>
        <table:table-row table:style-name="ro1">
          <table:table-cell office:value-type="float" office:value="1.106138" calcext:value-type="float">
            <text:p>1,106138</text:p>
          </table:table-cell>
          <table:table-cell office:value-type="float" office:value="0.965997" calcext:value-type="float">
            <text:p>0,965997</text:p>
          </table:table-cell>
          <table:table-cell office:value-type="float" office:value="0.702632" calcext:value-type="float">
            <text:p>0,702632</text:p>
          </table:table-cell>
          <table:table-cell office:value-type="float" office:value="29.975005" calcext:value-type="float">
            <text:p>29,975005</text:p>
          </table:table-cell>
          <table:table-cell table:number-columns-repeated="1020"/>
        </table:table-row>
        <table:table-row table:style-name="ro1">
          <table:table-cell office:value-type="float" office:value="1.077793" calcext:value-type="float">
            <text:p>1,077793</text:p>
          </table:table-cell>
          <table:table-cell office:value-type="float" office:value="0.990912" calcext:value-type="float">
            <text:p>0,990912</text:p>
          </table:table-cell>
          <table:table-cell office:value-type="float" office:value="0.684737" calcext:value-type="float">
            <text:p>0,684737</text:p>
          </table:table-cell>
          <table:table-cell office:value-type="float" office:value="30.057724" calcext:value-type="float">
            <text:p>30,057724</text:p>
          </table:table-cell>
          <table:table-cell table:number-columns-repeated="1020"/>
        </table:table-row>
        <table:table-row table:style-name="ro1">
          <table:table-cell office:value-type="float" office:value="1.051103" calcext:value-type="float">
            <text:p>1,051103</text:p>
          </table:table-cell>
          <table:table-cell office:value-type="float" office:value="0.974937" calcext:value-type="float">
            <text:p>0,974937</text:p>
          </table:table-cell>
          <table:table-cell office:value-type="float" office:value="0.690526" calcext:value-type="float">
            <text:p>0,690526</text:p>
          </table:table-cell>
          <table:table-cell office:value-type="float" office:value="29.795648" calcext:value-type="float">
            <text:p>29,795648</text:p>
          </table:table-cell>
          <table:table-cell table:number-columns-repeated="1020"/>
        </table:table-row>
        <table:table-row table:style-name="ro1">
          <table:table-cell office:value-type="float" office:value="1.070739" calcext:value-type="float">
            <text:p>1,070739</text:p>
          </table:table-cell>
          <table:table-cell office:value-type="float" office:value="1.013464" calcext:value-type="float">
            <text:p>1,013464</text:p>
          </table:table-cell>
          <table:table-cell office:value-type="float" office:value="0.696842" calcext:value-type="float">
            <text:p>0,696842</text:p>
          </table:table-cell>
          <table:table-cell office:value-type="float" office:value="29.856267" calcext:value-type="float">
            <text:p>29,856267</text:p>
          </table:table-cell>
          <table:table-cell table:number-columns-repeated="1020"/>
        </table:table-row>
        <table:table-row table:style-name="ro1">
          <table:table-cell office:value-type="float" office:value="1.039463" calcext:value-type="float">
            <text:p>1,039463</text:p>
          </table:table-cell>
          <table:table-cell office:value-type="float" office:value="0.944993" calcext:value-type="float">
            <text:p>0,944993</text:p>
          </table:table-cell>
          <table:table-cell office:value-type="float" office:value="0.712105" calcext:value-type="float">
            <text:p>0,712105</text:p>
          </table:table-cell>
          <table:table-cell office:value-type="float" office:value="29.765996" calcext:value-type="float">
            <text:p>29,765996</text:p>
          </table:table-cell>
          <table:table-cell table:number-columns-repeated="1020"/>
        </table:table-row>
        <table:table-row table:style-name="ro1">
          <table:table-cell office:value-type="float" office:value="1.03825" calcext:value-type="float">
            <text:p>1,03825</text:p>
          </table:table-cell>
          <table:table-cell office:value-type="float" office:value="0.931206" calcext:value-type="float">
            <text:p>0,931206</text:p>
          </table:table-cell>
          <table:table-cell office:value-type="float" office:value="0.707368" calcext:value-type="float">
            <text:p>0,707368</text:p>
          </table:table-cell>
          <table:table-cell office:value-type="float" office:value="29.78755" calcext:value-type="float">
            <text:p>29,78755</text:p>
          </table:table-cell>
          <table:table-cell table:number-columns-repeated="1020"/>
        </table:table-row>
        <table:table-row table:style-name="ro1">
          <table:table-cell office:value-type="float" office:value="1.032549" calcext:value-type="float">
            <text:p>1,032549</text:p>
          </table:table-cell>
          <table:table-cell office:value-type="float" office:value="0.924848" calcext:value-type="float">
            <text:p>0,924848</text:p>
          </table:table-cell>
          <table:table-cell office:value-type="float" office:value="0.713684" calcext:value-type="float">
            <text:p>0,713684</text:p>
          </table:table-cell>
          <table:table-cell office:value-type="float" office:value="29.983604" calcext:value-type="float">
            <text:p>29,983604</text:p>
          </table:table-cell>
          <table:table-cell table:number-columns-repeated="1020"/>
        </table:table-row>
        <table:table-row table:style-name="ro1">
          <table:table-cell office:value-type="float" office:value="1.012527" calcext:value-type="float">
            <text:p>1,012527</text:p>
          </table:table-cell>
          <table:table-cell office:value-type="float" office:value="0.967139" calcext:value-type="float">
            <text:p>0,967139</text:p>
          </table:table-cell>
          <table:table-cell office:value-type="float" office:value="0.711053" calcext:value-type="float">
            <text:p>0,711053</text:p>
          </table:table-cell>
          <table:table-cell office:value-type="float" office:value="29.80067" calcext:value-type="float">
            <text:p>29,80067</text:p>
          </table:table-cell>
          <table:table-cell table:number-columns-repeated="1020"/>
        </table:table-row>
        <table:table-row table:style-name="ro1">
          <table:table-cell office:value-type="float" office:value="1.000333" calcext:value-type="float">
            <text:p>1,000333</text:p>
          </table:table-cell>
          <table:table-cell office:value-type="float" office:value="0.940027" calcext:value-type="float">
            <text:p>0,940027</text:p>
          </table:table-cell>
          <table:table-cell office:value-type="float" office:value="0.71" calcext:value-type="float">
            <text:p>0,71</text:p>
          </table:table-cell>
          <table:table-cell office:value-type="float" office:value="29.886977" calcext:value-type="float">
            <text:p>29,886977</text:p>
          </table:table-cell>
          <table:table-cell table:number-columns-repeated="1020"/>
        </table:table-row>
        <table:table-row table:style-name="ro1">
          <table:table-cell office:value-type="float" office:value="0.995066" calcext:value-type="float">
            <text:p>0,995066</text:p>
          </table:table-cell>
          <table:table-cell office:value-type="float" office:value="0.943837" calcext:value-type="float">
            <text:p>0,943837</text:p>
          </table:table-cell>
          <table:table-cell office:value-type="float" office:value="0.712632" calcext:value-type="float">
            <text:p>0,712632</text:p>
          </table:table-cell>
          <table:table-cell office:value-type="float" office:value="29.944646" calcext:value-type="float">
            <text:p>29,944646</text:p>
          </table:table-cell>
          <table:table-cell table:number-columns-repeated="1020"/>
        </table:table-row>
        <table:table-row table:style-name="ro1">
          <table:table-cell office:value-type="float" office:value="1.003966" calcext:value-type="float">
            <text:p>1,003966</text:p>
          </table:table-cell>
          <table:table-cell office:value-type="float" office:value="0.98546" calcext:value-type="float">
            <text:p>0,98546</text:p>
          </table:table-cell>
          <table:table-cell office:value-type="float" office:value="0.698947" calcext:value-type="float">
            <text:p>0,698947</text:p>
          </table:table-cell>
          <table:table-cell office:value-type="float" office:value="29.665876" calcext:value-type="float">
            <text:p>29,665876</text:p>
          </table:table-cell>
          <table:table-cell table:number-columns-repeated="1020"/>
        </table:table-row>
        <table:table-row table:style-name="ro1">
          <table:table-cell office:value-type="float" office:value="0.984367" calcext:value-type="float">
            <text:p>0,984367</text:p>
          </table:table-cell>
          <table:table-cell office:value-type="float" office:value="0.939955" calcext:value-type="float">
            <text:p>0,939955</text:p>
          </table:table-cell>
          <table:table-cell office:value-type="float" office:value="0.712632" calcext:value-type="float">
            <text:p>0,712632</text:p>
          </table:table-cell>
          <table:table-cell office:value-type="float" office:value="29.81531" calcext:value-type="float">
            <text:p>29,81531</text:p>
          </table:table-cell>
          <table:table-cell table:number-columns-repeated="1020"/>
        </table:table-row>
        <table:table-row table:style-name="ro1">
          <table:table-cell office:value-type="float" office:value="0.985457" calcext:value-type="float">
            <text:p>0,985457</text:p>
          </table:table-cell>
          <table:table-cell office:value-type="float" office:value="0.914819" calcext:value-type="float">
            <text:p>0,914819</text:p>
          </table:table-cell>
          <table:table-cell office:value-type="float" office:value="0.718421" calcext:value-type="float">
            <text:p>0,718421</text:p>
          </table:table-cell>
          <table:table-cell office:value-type="float" office:value="29.781509" calcext:value-type="float">
            <text:p>29,781509</text:p>
          </table:table-cell>
          <table:table-cell table:number-columns-repeated="1020"/>
        </table:table-row>
        <table:table-row table:style-name="ro1">
          <table:table-cell office:value-type="float" office:value="0.971557" calcext:value-type="float">
            <text:p>0,971557</text:p>
          </table:table-cell>
          <table:table-cell office:value-type="float" office:value="0.899051" calcext:value-type="float">
            <text:p>0,899051</text:p>
          </table:table-cell>
          <table:table-cell office:value-type="float" office:value="0.724737" calcext:value-type="float">
            <text:p>0,724737</text:p>
          </table:table-cell>
          <table:table-cell office:value-type="float" office:value="29.741275" calcext:value-type="float">
            <text:p>29,741275</text:p>
          </table:table-cell>
          <table:table-cell table:number-columns-repeated="1020"/>
        </table:table-row>
        <table:table-row table:style-name="ro1">
          <table:table-cell office:value-type="float" office:value="0.958671" calcext:value-type="float">
            <text:p>0,958671</text:p>
          </table:table-cell>
          <table:table-cell office:value-type="float" office:value="0.939321" calcext:value-type="float">
            <text:p>0,939321</text:p>
          </table:table-cell>
          <table:table-cell office:value-type="float" office:value="0.702632" calcext:value-type="float">
            <text:p>0,702632</text:p>
          </table:table-cell>
          <table:table-cell office:value-type="float" office:value="29.638896" calcext:value-type="float">
            <text:p>29,638896</text:p>
          </table:table-cell>
          <table:table-cell table:number-columns-repeated="1020"/>
        </table:table-row>
        <table:table-row table:style-name="ro1">
          <table:table-cell office:value-type="float" office:value="0.938111" calcext:value-type="float">
            <text:p>0,938111</text:p>
          </table:table-cell>
          <table:table-cell office:value-type="float" office:value="0.915086" calcext:value-type="float">
            <text:p>0,915086</text:p>
          </table:table-cell>
          <table:table-cell office:value-type="float" office:value="0.717895" calcext:value-type="float">
            <text:p>0,717895</text:p>
          </table:table-cell>
          <table:table-cell office:value-type="float" office:value="29.878573" calcext:value-type="float">
            <text:p>29,878573</text:p>
          </table:table-cell>
          <table:table-cell table:number-columns-repeated="1020"/>
        </table:table-row>
        <table:table-row table:style-name="ro1">
          <table:table-cell office:value-type="float" office:value="0.924087" calcext:value-type="float">
            <text:p>0,924087</text:p>
          </table:table-cell>
          <table:table-cell office:value-type="float" office:value="0.863474" calcext:value-type="float">
            <text:p>0,863474</text:p>
          </table:table-cell>
          <table:table-cell office:value-type="float" office:value="0.736316" calcext:value-type="float">
            <text:p>0,736316</text:p>
          </table:table-cell>
          <table:table-cell office:value-type="float" office:value="29.816472" calcext:value-type="float">
            <text:p>29,816472</text:p>
          </table:table-cell>
          <table:table-cell table:number-columns-repeated="1020"/>
        </table:table-row>
        <table:table-row table:style-name="ro1">
          <table:table-cell office:value-type="float" office:value="0.951138" calcext:value-type="float">
            <text:p>0,951138</text:p>
          </table:table-cell>
          <table:table-cell office:value-type="float" office:value="0.899831" calcext:value-type="float">
            <text:p>0,899831</text:p>
          </table:table-cell>
          <table:table-cell office:value-type="float" office:value="0.725789" calcext:value-type="float">
            <text:p>0,725789</text:p>
          </table:table-cell>
          <table:table-cell office:value-type="float" office:value="29.737964" calcext:value-type="float">
            <text:p>29,737964</text:p>
          </table:table-cell>
          <table:table-cell table:number-columns-repeated="1020"/>
        </table:table-row>
        <table:table-row table:style-name="ro1">
          <table:table-cell office:value-type="float" office:value="0.920856" calcext:value-type="float">
            <text:p>0,920856</text:p>
          </table:table-cell>
          <table:table-cell office:value-type="float" office:value="0.920783" calcext:value-type="float">
            <text:p>0,920783</text:p>
          </table:table-cell>
          <table:table-cell office:value-type="float" office:value="0.713158" calcext:value-type="float">
            <text:p>0,713158</text:p>
          </table:table-cell>
          <table:table-cell office:value-type="float" office:value="29.820623" calcext:value-type="float">
            <text:p>29,820623</text:p>
          </table:table-cell>
          <table:table-cell table:number-columns-repeated="1020"/>
        </table:table-row>
        <table:table-row table:style-name="ro1">
          <table:table-cell office:value-type="float" office:value="0.920758" calcext:value-type="float">
            <text:p>0,920758</text:p>
          </table:table-cell>
          <table:table-cell office:value-type="float" office:value="0.889479" calcext:value-type="float">
            <text:p>0,889479</text:p>
          </table:table-cell>
          <table:table-cell office:value-type="float" office:value="0.726316" calcext:value-type="float">
            <text:p>0,726316</text:p>
          </table:table-cell>
          <table:table-cell office:value-type="float" office:value="29.693546" calcext:value-type="float">
            <text:p>29,693546</text:p>
          </table:table-cell>
          <table:table-cell table:number-columns-repeated="1020"/>
        </table:table-row>
        <table:table-row table:style-name="ro1">
          <table:table-cell office:value-type="float" office:value="0.910849" calcext:value-type="float">
            <text:p>0,910849</text:p>
          </table:table-cell>
          <table:table-cell office:value-type="float" office:value="0.883844" calcext:value-type="float">
            <text:p>0,883844</text:p>
          </table:table-cell>
          <table:table-cell office:value-type="float" office:value="0.732105" calcext:value-type="float">
            <text:p>0,732105</text:p>
          </table:table-cell>
          <table:table-cell office:value-type="float" office:value="29.535977" calcext:value-type="float">
            <text:p>29,535977</text:p>
          </table:table-cell>
          <table:table-cell table:number-columns-repeated="1020"/>
        </table:table-row>
        <table:table-row table:style-name="ro1">
          <table:table-cell office:value-type="float" office:value="0.880445" calcext:value-type="float">
            <text:p>0,880445</text:p>
          </table:table-cell>
          <table:table-cell office:value-type="float" office:value="0.878125" calcext:value-type="float">
            <text:p>0,878125</text:p>
          </table:table-cell>
          <table:table-cell office:value-type="float" office:value="0.731053" calcext:value-type="float">
            <text:p>0,731053</text:p>
          </table:table-cell>
          <table:table-cell office:value-type="float" office:value="29.735479" calcext:value-type="float">
            <text:p>29,735479</text:p>
          </table:table-cell>
          <table:table-cell table:number-columns-repeated="1020"/>
        </table:table-row>
        <table:table-row table:style-name="ro1">
          <table:table-cell office:value-type="float" office:value="0.877203" calcext:value-type="float">
            <text:p>0,877203</text:p>
          </table:table-cell>
          <table:table-cell office:value-type="float" office:value="0.924344" calcext:value-type="float">
            <text:p>0,924344</text:p>
          </table:table-cell>
          <table:table-cell office:value-type="float" office:value="0.73" calcext:value-type="float">
            <text:p>0,73</text:p>
          </table:table-cell>
          <table:table-cell office:value-type="float" office:value="29.603216" calcext:value-type="float">
            <text:p>29,603216</text:p>
          </table:table-cell>
          <table:table-cell table:number-columns-repeated="1020"/>
        </table:table-row>
        <table:table-row table:style-name="ro1">
          <table:table-cell office:value-type="float" office:value="0.895472" calcext:value-type="float">
            <text:p>0,895472</text:p>
          </table:table-cell>
          <table:table-cell office:value-type="float" office:value="0.856436" calcext:value-type="float">
            <text:p>0,856436</text:p>
          </table:table-cell>
          <table:table-cell office:value-type="float" office:value="0.728947" calcext:value-type="float">
            <text:p>0,728947</text:p>
          </table:table-cell>
          <table:table-cell office:value-type="float" office:value="29.890995" calcext:value-type="float">
            <text:p>29,890995</text:p>
          </table:table-cell>
          <table:table-cell table:number-columns-repeated="1020"/>
        </table:table-row>
        <table:table-row table:style-name="ro1">
          <table:table-cell office:value-type="float" office:value="0.868538" calcext:value-type="float">
            <text:p>0,868538</text:p>
          </table:table-cell>
          <table:table-cell office:value-type="float" office:value="0.849595" calcext:value-type="float">
            <text:p>0,849595</text:p>
          </table:table-cell>
          <table:table-cell office:value-type="float" office:value="0.743158" calcext:value-type="float">
            <text:p>0,743158</text:p>
          </table:table-cell>
          <table:table-cell office:value-type="float" office:value="29.973143" calcext:value-type="float">
            <text:p>29,973143</text:p>
          </table:table-cell>
          <table:table-cell table:number-columns-repeated="1020"/>
        </table:table-row>
        <table:table-row table:style-name="ro1">
          <table:table-cell office:value-type="float" office:value="0.88038" calcext:value-type="float">
            <text:p>0,88038</text:p>
          </table:table-cell>
          <table:table-cell office:value-type="float" office:value="0.843367" calcext:value-type="float">
            <text:p>0,843367</text:p>
          </table:table-cell>
          <table:table-cell office:value-type="float" office:value="0.746316" calcext:value-type="float">
            <text:p>0,746316</text:p>
          </table:table-cell>
          <table:table-cell office:value-type="float" office:value="29.57601" calcext:value-type="float">
            <text:p>29,57601</text:p>
          </table:table-cell>
          <table:table-cell table:number-columns-repeated="1020"/>
        </table:table-row>
        <table:table-row table:style-name="ro1">
          <table:table-cell office:value-type="float" office:value="0.845567" calcext:value-type="float">
            <text:p>0,845567</text:p>
          </table:table-cell>
          <table:table-cell office:value-type="float" office:value="0.865381" calcext:value-type="float">
            <text:p>0,865381</text:p>
          </table:table-cell>
          <table:table-cell office:value-type="float" office:value="0.742105" calcext:value-type="float">
            <text:p>0,742105</text:p>
          </table:table-cell>
          <table:table-cell office:value-type="float" office:value="29.778227" calcext:value-type="float">
            <text:p>29,778227</text:p>
          </table:table-cell>
          <table:table-cell table:number-columns-repeated="1020"/>
        </table:table-row>
        <table:table-row table:style-name="ro1">
          <table:table-cell office:value-type="float" office:value="0.840724" calcext:value-type="float">
            <text:p>0,840724</text:p>
          </table:table-cell>
          <table:table-cell office:value-type="float" office:value="0.930188" calcext:value-type="float">
            <text:p>0,930188</text:p>
          </table:table-cell>
          <table:table-cell office:value-type="float" office:value="0.712105" calcext:value-type="float">
            <text:p>0,712105</text:p>
          </table:table-cell>
          <table:table-cell office:value-type="float" office:value="29.723002" calcext:value-type="float">
            <text:p>29,723002</text:p>
          </table:table-cell>
          <table:table-cell table:number-columns-repeated="1020"/>
        </table:table-row>
        <table:table-row table:style-name="ro1">
          <table:table-cell office:value-type="float" office:value="0.833802" calcext:value-type="float">
            <text:p>0,833802</text:p>
          </table:table-cell>
          <table:table-cell office:value-type="float" office:value="0.869156" calcext:value-type="float">
            <text:p>0,869156</text:p>
          </table:table-cell>
          <table:table-cell office:value-type="float" office:value="0.751053" calcext:value-type="float">
            <text:p>0,751053</text:p>
          </table:table-cell>
          <table:table-cell office:value-type="float" office:value="29.59755" calcext:value-type="float">
            <text:p>29,59755</text:p>
          </table:table-cell>
          <table:table-cell table:number-columns-repeated="1020"/>
        </table:table-row>
        <table:table-row table:style-name="ro1">
          <table:table-cell office:value-type="float" office:value="0.818348" calcext:value-type="float">
            <text:p>0,818348</text:p>
          </table:table-cell>
          <table:table-cell office:value-type="float" office:value="0.875571" calcext:value-type="float">
            <text:p>0,875571</text:p>
          </table:table-cell>
          <table:table-cell office:value-type="float" office:value="0.735789" calcext:value-type="float">
            <text:p>0,735789</text:p>
          </table:table-cell>
          <table:table-cell office:value-type="float" office:value="29.505443" calcext:value-type="float">
            <text:p>29,505443</text:p>
          </table:table-cell>
          <table:table-cell table:number-columns-repeated="1020"/>
        </table:table-row>
        <table:table-row table:style-name="ro1">
          <table:table-cell office:value-type="float" office:value="0.8187" calcext:value-type="float">
            <text:p>0,8187</text:p>
          </table:table-cell>
          <table:table-cell office:value-type="float" office:value="0.889122" calcext:value-type="float">
            <text:p>0,889122</text:p>
          </table:table-cell>
          <table:table-cell office:value-type="float" office:value="0.738947" calcext:value-type="float">
            <text:p>0,738947</text:p>
          </table:table-cell>
          <table:table-cell office:value-type="float" office:value="29.465354" calcext:value-type="float">
            <text:p>29,465354</text:p>
          </table:table-cell>
          <table:table-cell table:number-columns-repeated="1020"/>
        </table:table-row>
        <table:table-row table:style-name="ro1">
          <table:table-cell office:value-type="float" office:value="0.827448" calcext:value-type="float">
            <text:p>0,827448</text:p>
          </table:table-cell>
          <table:table-cell office:value-type="float" office:value="0.926206" calcext:value-type="float">
            <text:p>0,926206</text:p>
          </table:table-cell>
          <table:table-cell office:value-type="float" office:value="0.729474" calcext:value-type="float">
            <text:p>0,729474</text:p>
          </table:table-cell>
          <table:table-cell office:value-type="float" office:value="29.70575" calcext:value-type="float">
            <text:p>29,70575</text:p>
          </table:table-cell>
          <table:table-cell table:number-columns-repeated="1020"/>
        </table:table-row>
        <table:table-row table:style-name="ro1">
          <table:table-cell office:value-type="float" office:value="0.788465" calcext:value-type="float">
            <text:p>0,788465</text:p>
          </table:table-cell>
          <table:table-cell office:value-type="float" office:value="0.862196" calcext:value-type="float">
            <text:p>0,862196</text:p>
          </table:table-cell>
          <table:table-cell office:value-type="float" office:value="0.75" calcext:value-type="float">
            <text:p>0,75</text:p>
          </table:table-cell>
          <table:table-cell office:value-type="float" office:value="29.736903" calcext:value-type="float">
            <text:p>29,736903</text:p>
          </table:table-cell>
          <table:table-cell table:number-columns-repeated="1020"/>
        </table:table-row>
        <table:table-row table:style-name="ro1">
          <table:table-cell office:value-type="float" office:value="0.824564" calcext:value-type="float">
            <text:p>0,824564</text:p>
          </table:table-cell>
          <table:table-cell office:value-type="float" office:value="0.942334" calcext:value-type="float">
            <text:p>0,942334</text:p>
          </table:table-cell>
          <table:table-cell office:value-type="float" office:value="0.701053" calcext:value-type="float">
            <text:p>0,701053</text:p>
          </table:table-cell>
          <table:table-cell office:value-type="float" office:value="29.678375" calcext:value-type="float">
            <text:p>29,678375</text:p>
          </table:table-cell>
          <table:table-cell table:number-columns-repeated="1020"/>
        </table:table-row>
        <table:table-row table:style-name="ro1">
          <table:table-cell office:value-type="float" office:value="0.814113" calcext:value-type="float">
            <text:p>0,814113</text:p>
          </table:table-cell>
          <table:table-cell office:value-type="float" office:value="0.864525" calcext:value-type="float">
            <text:p>0,864525</text:p>
          </table:table-cell>
          <table:table-cell office:value-type="float" office:value="0.743684" calcext:value-type="float">
            <text:p>0,743684</text:p>
          </table:table-cell>
          <table:table-cell office:value-type="float" office:value="29.924268" calcext:value-type="float">
            <text:p>29,924268</text:p>
          </table:table-cell>
          <table:table-cell table:number-columns-repeated="1020"/>
        </table:table-row>
        <table:table-row table:style-name="ro1">
          <table:table-cell office:value-type="float" office:value="0.802629" calcext:value-type="float">
            <text:p>0,802629</text:p>
          </table:table-cell>
          <table:table-cell office:value-type="float" office:value="0.819674" calcext:value-type="float">
            <text:p>0,819674</text:p>
          </table:table-cell>
          <table:table-cell office:value-type="float" office:value="0.754211" calcext:value-type="float">
            <text:p>0,754211</text:p>
          </table:table-cell>
          <table:table-cell office:value-type="float" office:value="29.367219" calcext:value-type="float">
            <text:p>29,367219</text:p>
          </table:table-cell>
          <table:table-cell table:number-columns-repeated="1020"/>
        </table:table-row>
        <table:table-row table:style-name="ro1">
          <table:table-cell office:value-type="float" office:value="0.783304" calcext:value-type="float">
            <text:p>0,783304</text:p>
          </table:table-cell>
          <table:table-cell office:value-type="float" office:value="0.866961" calcext:value-type="float">
            <text:p>0,866961</text:p>
          </table:table-cell>
          <table:table-cell office:value-type="float" office:value="0.74" calcext:value-type="float">
            <text:p>0,74</text:p>
          </table:table-cell>
          <table:table-cell office:value-type="float" office:value="29.731504" calcext:value-type="float">
            <text:p>29,731504</text:p>
          </table:table-cell>
          <table:table-cell table:number-columns-repeated="1020"/>
        </table:table-row>
        <table:table-row table:style-name="ro1">
          <table:table-cell office:value-type="float" office:value="0.778716" calcext:value-type="float">
            <text:p>0,778716</text:p>
          </table:table-cell>
          <table:table-cell office:value-type="float" office:value="0.843383" calcext:value-type="float">
            <text:p>0,843383</text:p>
          </table:table-cell>
          <table:table-cell office:value-type="float" office:value="0.746842" calcext:value-type="float">
            <text:p>0,746842</text:p>
          </table:table-cell>
          <table:table-cell office:value-type="float" office:value="29.746737" calcext:value-type="float">
            <text:p>29,746737</text:p>
          </table:table-cell>
          <table:table-cell table:number-columns-repeated="1020"/>
        </table:table-row>
        <table:table-row table:style-name="ro1">
          <table:table-cell office:value-type="float" office:value="0.770569" calcext:value-type="float">
            <text:p>0,770569</text:p>
          </table:table-cell>
          <table:table-cell office:value-type="float" office:value="0.85593" calcext:value-type="float">
            <text:p>0,85593</text:p>
          </table:table-cell>
          <table:table-cell office:value-type="float" office:value="0.744211" calcext:value-type="float">
            <text:p>0,744211</text:p>
          </table:table-cell>
          <table:table-cell office:value-type="float" office:value="29.6567" calcext:value-type="float">
            <text:p>29,6567</text:p>
          </table:table-cell>
          <table:table-cell table:number-columns-repeated="1020"/>
        </table:table-row>
        <table:table-row table:style-name="ro1">
          <table:table-cell office:value-type="float" office:value="0.747227" calcext:value-type="float">
            <text:p>0,747227</text:p>
          </table:table-cell>
          <table:table-cell office:value-type="float" office:value="0.806436" calcext:value-type="float">
            <text:p>0,806436</text:p>
          </table:table-cell>
          <table:table-cell office:value-type="float" office:value="0.754737" calcext:value-type="float">
            <text:p>0,754737</text:p>
          </table:table-cell>
          <table:table-cell office:value-type="float" office:value="29.503524" calcext:value-type="float">
            <text:p>29,503524</text:p>
          </table:table-cell>
          <table:table-cell table:number-columns-repeated="1020"/>
        </table:table-row>
        <table:table-row table:style-name="ro1">
          <table:table-cell office:value-type="float" office:value="0.759924" calcext:value-type="float">
            <text:p>0,759924</text:p>
          </table:table-cell>
          <table:table-cell office:value-type="float" office:value="0.85755" calcext:value-type="float">
            <text:p>0,85755</text:p>
          </table:table-cell>
          <table:table-cell office:value-type="float" office:value="0.735263" calcext:value-type="float">
            <text:p>0,735263</text:p>
          </table:table-cell>
          <table:table-cell office:value-type="float" office:value="29.862959" calcext:value-type="float">
            <text:p>29,862959</text:p>
          </table:table-cell>
          <table:table-cell table:number-columns-repeated="1020"/>
        </table:table-row>
        <table:table-row table:style-name="ro1">
          <table:table-cell office:value-type="float" office:value="0.749658" calcext:value-type="float">
            <text:p>0,749658</text:p>
          </table:table-cell>
          <table:table-cell office:value-type="float" office:value="0.868418" calcext:value-type="float">
            <text:p>0,868418</text:p>
          </table:table-cell>
          <table:table-cell office:value-type="float" office:value="0.743684" calcext:value-type="float">
            <text:p>0,743684</text:p>
          </table:table-cell>
          <table:table-cell office:value-type="float" office:value="29.337935" calcext:value-type="float">
            <text:p>29,337935</text:p>
          </table:table-cell>
          <table:table-cell table:number-columns-repeated="1020"/>
        </table:table-row>
        <table:table-row table:style-name="ro1">
          <table:table-cell office:value-type="float" office:value="0.739333" calcext:value-type="float">
            <text:p>0,739333</text:p>
          </table:table-cell>
          <table:table-cell office:value-type="float" office:value="0.860799" calcext:value-type="float">
            <text:p>0,860799</text:p>
          </table:table-cell>
          <table:table-cell office:value-type="float" office:value="0.746842" calcext:value-type="float">
            <text:p>0,746842</text:p>
          </table:table-cell>
          <table:table-cell office:value-type="float" office:value="29.784685" calcext:value-type="float">
            <text:p>29,784685</text:p>
          </table:table-cell>
          <table:table-cell table:number-columns-repeated="1020"/>
        </table:table-row>
        <table:table-row table:style-name="ro1">
          <table:table-cell office:value-type="float" office:value="0.73312" calcext:value-type="float">
            <text:p>0,73312</text:p>
          </table:table-cell>
          <table:table-cell office:value-type="float" office:value="0.892356" calcext:value-type="float">
            <text:p>0,892356</text:p>
          </table:table-cell>
          <table:table-cell office:value-type="float" office:value="0.75" calcext:value-type="float">
            <text:p>0,75</text:p>
          </table:table-cell>
          <table:table-cell office:value-type="float" office:value="29.545913" calcext:value-type="float">
            <text:p>29,545913</text:p>
          </table:table-cell>
          <table:table-cell table:number-columns-repeated="1020"/>
        </table:table-row>
        <table:table-row table:style-name="ro1">
          <table:table-cell office:value-type="float" office:value="0.74738" calcext:value-type="float">
            <text:p>0,74738</text:p>
          </table:table-cell>
          <table:table-cell office:value-type="float" office:value="0.878996" calcext:value-type="float">
            <text:p>0,878996</text:p>
          </table:table-cell>
          <table:table-cell office:value-type="float" office:value="0.733684" calcext:value-type="float">
            <text:p>0,733684</text:p>
          </table:table-cell>
          <table:table-cell office:value-type="float" office:value="29.726808" calcext:value-type="float">
            <text:p>29,726808</text:p>
          </table:table-cell>
          <table:table-cell table:number-columns-repeated="1020"/>
        </table:table-row>
        <table:table-row table:style-name="ro1">
          <table:table-cell office:value-type="float" office:value="0.75788" calcext:value-type="float">
            <text:p>0,75788</text:p>
          </table:table-cell>
          <table:table-cell office:value-type="float" office:value="0.87715" calcext:value-type="float">
            <text:p>0,87715</text:p>
          </table:table-cell>
          <table:table-cell office:value-type="float" office:value="0.754737" calcext:value-type="float">
            <text:p>0,754737</text:p>
          </table:table-cell>
          <table:table-cell office:value-type="float" office:value="29.367963" calcext:value-type="float">
            <text:p>29,367963</text:p>
          </table:table-cell>
          <table:table-cell table:number-columns-repeated="1020"/>
        </table:table-row>
        <table:table-row table:style-name="ro1">
          <table:table-cell office:value-type="float" office:value="0.710241" calcext:value-type="float">
            <text:p>0,710241</text:p>
          </table:table-cell>
          <table:table-cell office:value-type="float" office:value="0.850777" calcext:value-type="float">
            <text:p>0,850777</text:p>
          </table:table-cell>
          <table:table-cell office:value-type="float" office:value="0.754737" calcext:value-type="float">
            <text:p>0,754737</text:p>
          </table:table-cell>
          <table:table-cell office:value-type="float" office:value="29.594579" calcext:value-type="float">
            <text:p>29,594579</text:p>
          </table:table-cell>
          <table:table-cell table:number-columns-repeated="1020"/>
        </table:table-row>
        <table:table-row table:style-name="ro1">
          <table:table-cell office:value-type="float" office:value="0.735956" calcext:value-type="float">
            <text:p>0,735956</text:p>
          </table:table-cell>
          <table:table-cell office:value-type="float" office:value="0.83199" calcext:value-type="float">
            <text:p>0,83199</text:p>
          </table:table-cell>
          <table:table-cell office:value-type="float" office:value="0.762105" calcext:value-type="float">
            <text:p>0,762105</text:p>
          </table:table-cell>
          <table:table-cell office:value-type="float" office:value="29.489752" calcext:value-type="float">
            <text:p>29,489752</text:p>
          </table:table-cell>
          <table:table-cell table:number-columns-repeated="1020"/>
        </table:table-row>
        <table:table-row table:style-name="ro1">
          <table:table-cell office:value-type="float" office:value="0.712644" calcext:value-type="float">
            <text:p>0,712644</text:p>
          </table:table-cell>
          <table:table-cell office:value-type="float" office:value="0.830765" calcext:value-type="float">
            <text:p>0,830765</text:p>
          </table:table-cell>
          <table:table-cell office:value-type="float" office:value="0.759474" calcext:value-type="float">
            <text:p>0,759474</text:p>
          </table:table-cell>
          <table:table-cell office:value-type="float" office:value="29.455771" calcext:value-type="float">
            <text:p>29,455771</text:p>
          </table:table-cell>
          <table:table-cell table:number-columns-repeated="1020"/>
        </table:table-row>
        <table:table-row table:style-name="ro1">
          <table:table-cell office:value-type="float" office:value="0.71239" calcext:value-type="float">
            <text:p>0,71239</text:p>
          </table:table-cell>
          <table:table-cell office:value-type="float" office:value="0.833058" calcext:value-type="float">
            <text:p>0,833058</text:p>
          </table:table-cell>
          <table:table-cell office:value-type="float" office:value="0.758421" calcext:value-type="float">
            <text:p>0,758421</text:p>
          </table:table-cell>
          <table:table-cell office:value-type="float" office:value="29.706338" calcext:value-type="float">
            <text:p>29,706338</text:p>
          </table:table-cell>
          <table:table-cell table:number-columns-repeated="1020"/>
        </table:table-row>
        <table:table-row table:style-name="ro1">
          <table:table-cell office:value-type="float" office:value="0.687038" calcext:value-type="float">
            <text:p>0,687038</text:p>
          </table:table-cell>
          <table:table-cell office:value-type="float" office:value="0.825414" calcext:value-type="float">
            <text:p>0,825414</text:p>
          </table:table-cell>
          <table:table-cell office:value-type="float" office:value="0.753158" calcext:value-type="float">
            <text:p>0,753158</text:p>
          </table:table-cell>
          <table:table-cell office:value-type="float" office:value="29.467199" calcext:value-type="float">
            <text:p>29,467199</text:p>
          </table:table-cell>
          <table:table-cell table:number-columns-repeated="1020"/>
        </table:table-row>
        <table:table-row table:style-name="ro1">
          <table:table-cell office:value-type="float" office:value="0.709821" calcext:value-type="float">
            <text:p>0,709821</text:p>
          </table:table-cell>
          <table:table-cell office:value-type="float" office:value="0.868454" calcext:value-type="float">
            <text:p>0,868454</text:p>
          </table:table-cell>
          <table:table-cell office:value-type="float" office:value="0.753684" calcext:value-type="float">
            <text:p>0,753684</text:p>
          </table:table-cell>
          <table:table-cell office:value-type="float" office:value="29.611724" calcext:value-type="float">
            <text:p>29,611724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Class_5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8693" calcext:value-type="float">
            <text:p>3,098693</text:p>
          </table:table-cell>
          <table:table-cell office:value-type="float" office:value="2.981764" calcext:value-type="float">
            <text:p>2,981764</text:p>
          </table:table-cell>
          <table:table-cell office:value-type="float" office:value="0.090426" calcext:value-type="float">
            <text:p>0,090426</text:p>
          </table:table-cell>
          <table:table-cell office:value-type="float" office:value="29.483308" calcext:value-type="float">
            <text:p>29,483308</text:p>
          </table:table-cell>
          <table:table-cell table:number-columns-repeated="1020"/>
        </table:table-row>
        <table:table-row table:style-name="ro1">
          <table:table-cell office:value-type="float" office:value="3.082895" calcext:value-type="float">
            <text:p>3,082895</text:p>
          </table:table-cell>
          <table:table-cell office:value-type="float" office:value="2.965844" calcext:value-type="float">
            <text:p>2,965844</text:p>
          </table:table-cell>
          <table:table-cell office:value-type="float" office:value="0.050532" calcext:value-type="float">
            <text:p>0,050532</text:p>
          </table:table-cell>
          <table:table-cell office:value-type="float" office:value="29.401464" calcext:value-type="float">
            <text:p>29,401464</text:p>
          </table:table-cell>
          <table:table-cell table:number-columns-repeated="1020"/>
        </table:table-row>
        <table:table-row table:style-name="ro1">
          <table:table-cell office:value-type="float" office:value="3.065015" calcext:value-type="float">
            <text:p>3,065015</text:p>
          </table:table-cell>
          <table:table-cell office:value-type="float" office:value="2.9376" calcext:value-type="float">
            <text:p>2,9376</text:p>
          </table:table-cell>
          <table:table-cell office:value-type="float" office:value="0.07766" calcext:value-type="float">
            <text:p>0,07766</text:p>
          </table:table-cell>
          <table:table-cell office:value-type="float" office:value="29.745571" calcext:value-type="float">
            <text:p>29,745571</text:p>
          </table:table-cell>
          <table:table-cell table:number-columns-repeated="1020"/>
        </table:table-row>
        <table:table-row table:style-name="ro1">
          <table:table-cell office:value-type="float" office:value="3.026192" calcext:value-type="float">
            <text:p>3,026192</text:p>
          </table:table-cell>
          <table:table-cell office:value-type="float" office:value="2.857511" calcext:value-type="float">
            <text:p>2,857511</text:p>
          </table:table-cell>
          <table:table-cell office:value-type="float" office:value="0.118617" calcext:value-type="float">
            <text:p>0,118617</text:p>
          </table:table-cell>
          <table:table-cell office:value-type="float" office:value="29.921317" calcext:value-type="float">
            <text:p>29,921317</text:p>
          </table:table-cell>
          <table:table-cell table:number-columns-repeated="1020"/>
        </table:table-row>
        <table:table-row table:style-name="ro1">
          <table:table-cell office:value-type="float" office:value="2.935829" calcext:value-type="float">
            <text:p>2,935829</text:p>
          </table:table-cell>
          <table:table-cell office:value-type="float" office:value="2.753013" calcext:value-type="float">
            <text:p>2,753013</text:p>
          </table:table-cell>
          <table:table-cell office:value-type="float" office:value="0.184574" calcext:value-type="float">
            <text:p>0,184574</text:p>
          </table:table-cell>
          <table:table-cell office:value-type="float" office:value="29.601992" calcext:value-type="float">
            <text:p>29,601992</text:p>
          </table:table-cell>
          <table:table-cell table:number-columns-repeated="1020"/>
        </table:table-row>
        <table:table-row table:style-name="ro1">
          <table:table-cell office:value-type="float" office:value="2.813325" calcext:value-type="float">
            <text:p>2,813325</text:p>
          </table:table-cell>
          <table:table-cell office:value-type="float" office:value="2.555022" calcext:value-type="float">
            <text:p>2,555022</text:p>
          </table:table-cell>
          <table:table-cell office:value-type="float" office:value="0.250532" calcext:value-type="float">
            <text:p>0,250532</text:p>
          </table:table-cell>
          <table:table-cell office:value-type="float" office:value="29.478663" calcext:value-type="float">
            <text:p>29,478663</text:p>
          </table:table-cell>
          <table:table-cell table:number-columns-repeated="1020"/>
        </table:table-row>
        <table:table-row table:style-name="ro1">
          <table:table-cell office:value-type="float" office:value="2.70143" calcext:value-type="float">
            <text:p>2,70143</text:p>
          </table:table-cell>
          <table:table-cell office:value-type="float" office:value="2.416358" calcext:value-type="float">
            <text:p>2,416358</text:p>
          </table:table-cell>
          <table:table-cell office:value-type="float" office:value="0.285638" calcext:value-type="float">
            <text:p>0,285638</text:p>
          </table:table-cell>
          <table:table-cell office:value-type="float" office:value="29.635012" calcext:value-type="float">
            <text:p>29,635012</text:p>
          </table:table-cell>
          <table:table-cell table:number-columns-repeated="1020"/>
        </table:table-row>
        <table:table-row table:style-name="ro1">
          <table:table-cell office:value-type="float" office:value="2.58449" calcext:value-type="float">
            <text:p>2,58449</text:p>
          </table:table-cell>
          <table:table-cell office:value-type="float" office:value="2.326638" calcext:value-type="float">
            <text:p>2,326638</text:p>
          </table:table-cell>
          <table:table-cell office:value-type="float" office:value="0.292021" calcext:value-type="float">
            <text:p>0,292021</text:p>
          </table:table-cell>
          <table:table-cell office:value-type="float" office:value="29.335918" calcext:value-type="float">
            <text:p>29,335918</text:p>
          </table:table-cell>
          <table:table-cell table:number-columns-repeated="1020"/>
        </table:table-row>
        <table:table-row table:style-name="ro1">
          <table:table-cell office:value-type="float" office:value="2.472249" calcext:value-type="float">
            <text:p>2,472249</text:p>
          </table:table-cell>
          <table:table-cell office:value-type="float" office:value="2.187314" calcext:value-type="float">
            <text:p>2,187314</text:p>
          </table:table-cell>
          <table:table-cell office:value-type="float" office:value="0.323404" calcext:value-type="float">
            <text:p>0,323404</text:p>
          </table:table-cell>
          <table:table-cell office:value-type="float" office:value="29.522245" calcext:value-type="float">
            <text:p>29,522245</text:p>
          </table:table-cell>
          <table:table-cell table:number-columns-repeated="1020"/>
        </table:table-row>
        <table:table-row table:style-name="ro1">
          <table:table-cell office:value-type="float" office:value="2.366213" calcext:value-type="float">
            <text:p>2,366213</text:p>
          </table:table-cell>
          <table:table-cell office:value-type="float" office:value="2.104275" calcext:value-type="float">
            <text:p>2,104275</text:p>
          </table:table-cell>
          <table:table-cell office:value-type="float" office:value="0.328723" calcext:value-type="float">
            <text:p>0,328723</text:p>
          </table:table-cell>
          <table:table-cell office:value-type="float" office:value="29.708119" calcext:value-type="float">
            <text:p>29,708119</text:p>
          </table:table-cell>
          <table:table-cell table:number-columns-repeated="1020"/>
        </table:table-row>
        <table:table-row table:style-name="ro1">
          <table:table-cell office:value-type="float" office:value="2.282712" calcext:value-type="float">
            <text:p>2,282712</text:p>
          </table:table-cell>
          <table:table-cell office:value-type="float" office:value="2.026805" calcext:value-type="float">
            <text:p>2,026805</text:p>
          </table:table-cell>
          <table:table-cell office:value-type="float" office:value="0.362766" calcext:value-type="float">
            <text:p>0,362766</text:p>
          </table:table-cell>
          <table:table-cell office:value-type="float" office:value="29.099863" calcext:value-type="float">
            <text:p>29,099863</text:p>
          </table:table-cell>
          <table:table-cell table:number-columns-repeated="1020"/>
        </table:table-row>
        <table:table-row table:style-name="ro1">
          <table:table-cell office:value-type="float" office:value="2.191512" calcext:value-type="float">
            <text:p>2,191512</text:p>
          </table:table-cell>
          <table:table-cell office:value-type="float" office:value="1.964991" calcext:value-type="float">
            <text:p>1,964991</text:p>
          </table:table-cell>
          <table:table-cell office:value-type="float" office:value="0.382979" calcext:value-type="float">
            <text:p>0,382979</text:p>
          </table:table-cell>
          <table:table-cell office:value-type="float" office:value="29.107754" calcext:value-type="float">
            <text:p>29,107754</text:p>
          </table:table-cell>
          <table:table-cell table:number-columns-repeated="1020"/>
        </table:table-row>
        <table:table-row table:style-name="ro1">
          <table:table-cell office:value-type="float" office:value="2.129837" calcext:value-type="float">
            <text:p>2,129837</text:p>
          </table:table-cell>
          <table:table-cell office:value-type="float" office:value="1.869871" calcext:value-type="float">
            <text:p>1,869871</text:p>
          </table:table-cell>
          <table:table-cell office:value-type="float" office:value="0.41383" calcext:value-type="float">
            <text:p>0,41383</text:p>
          </table:table-cell>
          <table:table-cell office:value-type="float" office:value="29.091924" calcext:value-type="float">
            <text:p>29,091924</text:p>
          </table:table-cell>
          <table:table-cell table:number-columns-repeated="1020"/>
        </table:table-row>
        <table:table-row table:style-name="ro1">
          <table:table-cell office:value-type="float" office:value="2.043949" calcext:value-type="float">
            <text:p>2,043949</text:p>
          </table:table-cell>
          <table:table-cell office:value-type="float" office:value="1.785465" calcext:value-type="float">
            <text:p>1,785465</text:p>
          </table:table-cell>
          <table:table-cell office:value-type="float" office:value="0.45" calcext:value-type="float">
            <text:p>0,45</text:p>
          </table:table-cell>
          <table:table-cell office:value-type="float" office:value="29.617752" calcext:value-type="float">
            <text:p>29,617752</text:p>
          </table:table-cell>
          <table:table-cell table:number-columns-repeated="1020"/>
        </table:table-row>
        <table:table-row table:style-name="ro1">
          <table:table-cell office:value-type="float" office:value="1.988129" calcext:value-type="float">
            <text:p>1,988129</text:p>
          </table:table-cell>
          <table:table-cell office:value-type="float" office:value="1.730086" calcext:value-type="float">
            <text:p>1,730086</text:p>
          </table:table-cell>
          <table:table-cell office:value-type="float" office:value="0.466489" calcext:value-type="float">
            <text:p>0,466489</text:p>
          </table:table-cell>
          <table:table-cell office:value-type="float" office:value="29.435843" calcext:value-type="float">
            <text:p>29,435843</text:p>
          </table:table-cell>
          <table:table-cell table:number-columns-repeated="1020"/>
        </table:table-row>
        <table:table-row table:style-name="ro1">
          <table:table-cell office:value-type="float" office:value="1.941546" calcext:value-type="float">
            <text:p>1,941546</text:p>
          </table:table-cell>
          <table:table-cell office:value-type="float" office:value="1.711187" calcext:value-type="float">
            <text:p>1,711187</text:p>
          </table:table-cell>
          <table:table-cell office:value-type="float" office:value="0.472872" calcext:value-type="float">
            <text:p>0,472872</text:p>
          </table:table-cell>
          <table:table-cell office:value-type="float" office:value="29.47647" calcext:value-type="float">
            <text:p>29,47647</text:p>
          </table:table-cell>
          <table:table-cell table:number-columns-repeated="1020"/>
        </table:table-row>
        <table:table-row table:style-name="ro1">
          <table:table-cell office:value-type="float" office:value="1.864996" calcext:value-type="float">
            <text:p>1,864996</text:p>
          </table:table-cell>
          <table:table-cell office:value-type="float" office:value="1.690527" calcext:value-type="float">
            <text:p>1,690527</text:p>
          </table:table-cell>
          <table:table-cell office:value-type="float" office:value="0.477128" calcext:value-type="float">
            <text:p>0,477128</text:p>
          </table:table-cell>
          <table:table-cell office:value-type="float" office:value="29.109002" calcext:value-type="float">
            <text:p>29,109002</text:p>
          </table:table-cell>
          <table:table-cell table:number-columns-repeated="1020"/>
        </table:table-row>
        <table:table-row table:style-name="ro1">
          <table:table-cell office:value-type="float" office:value="1.817736" calcext:value-type="float">
            <text:p>1,817736</text:p>
          </table:table-cell>
          <table:table-cell office:value-type="float" office:value="1.598169" calcext:value-type="float">
            <text:p>1,598169</text:p>
          </table:table-cell>
          <table:table-cell office:value-type="float" office:value="0.511702" calcext:value-type="float">
            <text:p>0,511702</text:p>
          </table:table-cell>
          <table:table-cell office:value-type="float" office:value="29.721395" calcext:value-type="float">
            <text:p>29,721395</text:p>
          </table:table-cell>
          <table:table-cell table:number-columns-repeated="1020"/>
        </table:table-row>
        <table:table-row table:style-name="ro1">
          <table:table-cell office:value-type="float" office:value="1.772803" calcext:value-type="float">
            <text:p>1,772803</text:p>
          </table:table-cell>
          <table:table-cell office:value-type="float" office:value="1.540193" calcext:value-type="float">
            <text:p>1,540193</text:p>
          </table:table-cell>
          <table:table-cell office:value-type="float" office:value="0.518085" calcext:value-type="float">
            <text:p>0,518085</text:p>
          </table:table-cell>
          <table:table-cell office:value-type="float" office:value="29.451432" calcext:value-type="float">
            <text:p>29,451432</text:p>
          </table:table-cell>
          <table:table-cell table:number-columns-repeated="1020"/>
        </table:table-row>
        <table:table-row table:style-name="ro1">
          <table:table-cell office:value-type="float" office:value="1.744943" calcext:value-type="float">
            <text:p>1,744943</text:p>
          </table:table-cell>
          <table:table-cell office:value-type="float" office:value="1.513506" calcext:value-type="float">
            <text:p>1,513506</text:p>
          </table:table-cell>
          <table:table-cell office:value-type="float" office:value="0.53617" calcext:value-type="float">
            <text:p>0,53617</text:p>
          </table:table-cell>
          <table:table-cell office:value-type="float" office:value="29.581455" calcext:value-type="float">
            <text:p>29,581455</text:p>
          </table:table-cell>
          <table:table-cell table:number-columns-repeated="1020"/>
        </table:table-row>
        <table:table-row table:style-name="ro1">
          <table:table-cell office:value-type="float" office:value="1.711036" calcext:value-type="float">
            <text:p>1,711036</text:p>
          </table:table-cell>
          <table:table-cell office:value-type="float" office:value="1.453992" calcext:value-type="float">
            <text:p>1,453992</text:p>
          </table:table-cell>
          <table:table-cell office:value-type="float" office:value="0.556915" calcext:value-type="float">
            <text:p>0,556915</text:p>
          </table:table-cell>
          <table:table-cell office:value-type="float" office:value="28.980053" calcext:value-type="float">
            <text:p>28,980053</text:p>
          </table:table-cell>
          <table:table-cell table:number-columns-repeated="1020"/>
        </table:table-row>
        <table:table-row table:style-name="ro1">
          <table:table-cell office:value-type="float" office:value="1.659518" calcext:value-type="float">
            <text:p>1,659518</text:p>
          </table:table-cell>
          <table:table-cell office:value-type="float" office:value="1.445696" calcext:value-type="float">
            <text:p>1,445696</text:p>
          </table:table-cell>
          <table:table-cell office:value-type="float" office:value="0.554255" calcext:value-type="float">
            <text:p>0,554255</text:p>
          </table:table-cell>
          <table:table-cell office:value-type="float" office:value="29.457439" calcext:value-type="float">
            <text:p>29,457439</text:p>
          </table:table-cell>
          <table:table-cell table:number-columns-repeated="1020"/>
        </table:table-row>
        <table:table-row table:style-name="ro1">
          <table:table-cell office:value-type="float" office:value="1.634358" calcext:value-type="float">
            <text:p>1,634358</text:p>
          </table:table-cell>
          <table:table-cell office:value-type="float" office:value="1.417221" calcext:value-type="float">
            <text:p>1,417221</text:p>
          </table:table-cell>
          <table:table-cell office:value-type="float" office:value="0.560106" calcext:value-type="float">
            <text:p>0,560106</text:p>
          </table:table-cell>
          <table:table-cell office:value-type="float" office:value="29.269829" calcext:value-type="float">
            <text:p>29,269829</text:p>
          </table:table-cell>
          <table:table-cell table:number-columns-repeated="1020"/>
        </table:table-row>
        <table:table-row table:style-name="ro1">
          <table:table-cell office:value-type="float" office:value="1.602988" calcext:value-type="float">
            <text:p>1,602988</text:p>
          </table:table-cell>
          <table:table-cell office:value-type="float" office:value="1.383555" calcext:value-type="float">
            <text:p>1,383555</text:p>
          </table:table-cell>
          <table:table-cell office:value-type="float" office:value="0.583511" calcext:value-type="float">
            <text:p>0,583511</text:p>
          </table:table-cell>
          <table:table-cell office:value-type="float" office:value="29.455658" calcext:value-type="float">
            <text:p>29,455658</text:p>
          </table:table-cell>
          <table:table-cell table:number-columns-repeated="1020"/>
        </table:table-row>
        <table:table-row table:style-name="ro1">
          <table:table-cell office:value-type="float" office:value="1.570564" calcext:value-type="float">
            <text:p>1,570564</text:p>
          </table:table-cell>
          <table:table-cell office:value-type="float" office:value="1.397306" calcext:value-type="float">
            <text:p>1,397306</text:p>
          </table:table-cell>
          <table:table-cell office:value-type="float" office:value="0.569681" calcext:value-type="float">
            <text:p>0,569681</text:p>
          </table:table-cell>
          <table:table-cell office:value-type="float" office:value="29.581778" calcext:value-type="float">
            <text:p>29,581778</text:p>
          </table:table-cell>
          <table:table-cell table:number-columns-repeated="1020"/>
        </table:table-row>
        <table:table-row table:style-name="ro1">
          <table:table-cell office:value-type="float" office:value="1.547501" calcext:value-type="float">
            <text:p>1,547501</text:p>
          </table:table-cell>
          <table:table-cell office:value-type="float" office:value="1.340888" calcext:value-type="float">
            <text:p>1,340888</text:p>
          </table:table-cell>
          <table:table-cell office:value-type="float" office:value="0.598404" calcext:value-type="float">
            <text:p>0,598404</text:p>
          </table:table-cell>
          <table:table-cell office:value-type="float" office:value="29.58487" calcext:value-type="float">
            <text:p>29,58487</text:p>
          </table:table-cell>
          <table:table-cell table:number-columns-repeated="1020"/>
        </table:table-row>
        <table:table-row table:style-name="ro1">
          <table:table-cell office:value-type="float" office:value="1.534123" calcext:value-type="float">
            <text:p>1,534123</text:p>
          </table:table-cell>
          <table:table-cell office:value-type="float" office:value="1.309337" calcext:value-type="float">
            <text:p>1,309337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29.419886" calcext:value-type="float">
            <text:p>29,419886</text:p>
          </table:table-cell>
          <table:table-cell table:number-columns-repeated="1020"/>
        </table:table-row>
        <table:table-row table:style-name="ro1">
          <table:table-cell office:value-type="float" office:value="1.489117" calcext:value-type="float">
            <text:p>1,489117</text:p>
          </table:table-cell>
          <table:table-cell office:value-type="float" office:value="1.362815" calcext:value-type="float">
            <text:p>1,362815</text:p>
          </table:table-cell>
          <table:table-cell office:value-type="float" office:value="0.589362" calcext:value-type="float">
            <text:p>0,589362</text:p>
          </table:table-cell>
          <table:table-cell office:value-type="float" office:value="29.134843" calcext:value-type="float">
            <text:p>29,134843</text:p>
          </table:table-cell>
          <table:table-cell table:number-columns-repeated="1020"/>
        </table:table-row>
        <table:table-row table:style-name="ro1">
          <table:table-cell office:value-type="float" office:value="1.470007" calcext:value-type="float">
            <text:p>1,470007</text:p>
          </table:table-cell>
          <table:table-cell office:value-type="float" office:value="1.288644" calcext:value-type="float">
            <text:p>1,288644</text:p>
          </table:table-cell>
          <table:table-cell office:value-type="float" office:value="0.613298" calcext:value-type="float">
            <text:p>0,613298</text:p>
          </table:table-cell>
          <table:table-cell office:value-type="float" office:value="29.424573" calcext:value-type="float">
            <text:p>29,424573</text:p>
          </table:table-cell>
          <table:table-cell table:number-columns-repeated="1020"/>
        </table:table-row>
        <table:table-row table:style-name="ro1">
          <table:table-cell office:value-type="float" office:value="1.445361" calcext:value-type="float">
            <text:p>1,445361</text:p>
          </table:table-cell>
          <table:table-cell office:value-type="float" office:value="1.257823" calcext:value-type="float">
            <text:p>1,257823</text:p>
          </table:table-cell>
          <table:table-cell office:value-type="float" office:value="0.620745" calcext:value-type="float">
            <text:p>0,620745</text:p>
          </table:table-cell>
          <table:table-cell office:value-type="float" office:value="28.935048" calcext:value-type="float">
            <text:p>28,935048</text:p>
          </table:table-cell>
          <table:table-cell table:number-columns-repeated="1020"/>
        </table:table-row>
        <table:table-row table:style-name="ro1">
          <table:table-cell office:value-type="float" office:value="1.430409" calcext:value-type="float">
            <text:p>1,430409</text:p>
          </table:table-cell>
          <table:table-cell office:value-type="float" office:value="1.237399" calcext:value-type="float">
            <text:p>1,237399</text:p>
          </table:table-cell>
          <table:table-cell office:value-type="float" office:value="0.626064" calcext:value-type="float">
            <text:p>0,626064</text:p>
          </table:table-cell>
          <table:table-cell office:value-type="float" office:value="29.340462" calcext:value-type="float">
            <text:p>29,340462</text:p>
          </table:table-cell>
          <table:table-cell table:number-columns-repeated="1020"/>
        </table:table-row>
        <table:table-row table:style-name="ro1">
          <table:table-cell office:value-type="float" office:value="1.395278" calcext:value-type="float">
            <text:p>1,395278</text:p>
          </table:table-cell>
          <table:table-cell office:value-type="float" office:value="1.237017" calcext:value-type="float">
            <text:p>1,237017</text:p>
          </table:table-cell>
          <table:table-cell office:value-type="float" office:value="0.625532" calcext:value-type="float">
            <text:p>0,625532</text:p>
          </table:table-cell>
          <table:table-cell office:value-type="float" office:value="29.048121" calcext:value-type="float">
            <text:p>29,048121</text:p>
          </table:table-cell>
          <table:table-cell table:number-columns-repeated="1020"/>
        </table:table-row>
        <table:table-row table:style-name="ro1">
          <table:table-cell office:value-type="float" office:value="1.359401" calcext:value-type="float">
            <text:p>1,359401</text:p>
          </table:table-cell>
          <table:table-cell office:value-type="float" office:value="1.201189" calcext:value-type="float">
            <text:p>1,201189</text:p>
          </table:table-cell>
          <table:table-cell office:value-type="float" office:value="0.626064" calcext:value-type="float">
            <text:p>0,626064</text:p>
          </table:table-cell>
          <table:table-cell office:value-type="float" office:value="29.422852" calcext:value-type="float">
            <text:p>29,422852</text:p>
          </table:table-cell>
          <table:table-cell table:number-columns-repeated="1020"/>
        </table:table-row>
        <table:table-row table:style-name="ro1">
          <table:table-cell office:value-type="float" office:value="1.340648" calcext:value-type="float">
            <text:p>1,340648</text:p>
          </table:table-cell>
          <table:table-cell office:value-type="float" office:value="1.182253" calcext:value-type="float">
            <text:p>1,182253</text:p>
          </table:table-cell>
          <table:table-cell office:value-type="float" office:value="0.639894" calcext:value-type="float">
            <text:p>0,639894</text:p>
          </table:table-cell>
          <table:table-cell office:value-type="float" office:value="29.252812" calcext:value-type="float">
            <text:p>29,252812</text:p>
          </table:table-cell>
          <table:table-cell table:number-columns-repeated="1020"/>
        </table:table-row>
        <table:table-row table:style-name="ro1">
          <table:table-cell office:value-type="float" office:value="1.319545" calcext:value-type="float">
            <text:p>1,319545</text:p>
          </table:table-cell>
          <table:table-cell office:value-type="float" office:value="1.169201" calcext:value-type="float">
            <text:p>1,169201</text:p>
          </table:table-cell>
          <table:table-cell office:value-type="float" office:value="0.651596" calcext:value-type="float">
            <text:p>0,651596</text:p>
          </table:table-cell>
          <table:table-cell office:value-type="float" office:value="29.37603" calcext:value-type="float">
            <text:p>29,37603</text:p>
          </table:table-cell>
          <table:table-cell table:number-columns-repeated="1020"/>
        </table:table-row>
        <table:table-row table:style-name="ro1">
          <table:table-cell office:value-type="float" office:value="1.291764" calcext:value-type="float">
            <text:p>1,291764</text:p>
          </table:table-cell>
          <table:table-cell office:value-type="float" office:value="1.202558" calcext:value-type="float">
            <text:p>1,202558</text:p>
          </table:table-cell>
          <table:table-cell office:value-type="float" office:value="0.631915" calcext:value-type="float">
            <text:p>0,631915</text:p>
          </table:table-cell>
          <table:table-cell office:value-type="float" office:value="29.454111" calcext:value-type="float">
            <text:p>29,454111</text:p>
          </table:table-cell>
          <table:table-cell table:number-columns-repeated="1020"/>
        </table:table-row>
        <table:table-row table:style-name="ro1">
          <table:table-cell office:value-type="float" office:value="1.298102" calcext:value-type="float">
            <text:p>1,298102</text:p>
          </table:table-cell>
          <table:table-cell office:value-type="float" office:value="1.106472" calcext:value-type="float">
            <text:p>1,106472</text:p>
          </table:table-cell>
          <table:table-cell office:value-type="float" office:value="0.659574" calcext:value-type="float">
            <text:p>0,659574</text:p>
          </table:table-cell>
          <table:table-cell office:value-type="float" office:value="29.443129" calcext:value-type="float">
            <text:p>29,443129</text:p>
          </table:table-cell>
          <table:table-cell table:number-columns-repeated="1020"/>
        </table:table-row>
        <table:table-row table:style-name="ro1">
          <table:table-cell office:value-type="float" office:value="1.284122" calcext:value-type="float">
            <text:p>1,284122</text:p>
          </table:table-cell>
          <table:table-cell office:value-type="float" office:value="1.088872" calcext:value-type="float">
            <text:p>1,088872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29.315276" calcext:value-type="float">
            <text:p>29,315276</text:p>
          </table:table-cell>
          <table:table-cell table:number-columns-repeated="1020"/>
        </table:table-row>
        <table:table-row table:style-name="ro1">
          <table:table-cell office:value-type="float" office:value="1.245691" calcext:value-type="float">
            <text:p>1,245691</text:p>
          </table:table-cell>
          <table:table-cell office:value-type="float" office:value="1.16287" calcext:value-type="float">
            <text:p>1,16287</text:p>
          </table:table-cell>
          <table:table-cell office:value-type="float" office:value="0.646277" calcext:value-type="float">
            <text:p>0,646277</text:p>
          </table:table-cell>
          <table:table-cell office:value-type="float" office:value="29.583561" calcext:value-type="float">
            <text:p>29,583561</text:p>
          </table:table-cell>
          <table:table-cell table:number-columns-repeated="1020"/>
        </table:table-row>
        <table:table-row table:style-name="ro1">
          <table:table-cell office:value-type="float" office:value="1.236846" calcext:value-type="float">
            <text:p>1,236846</text:p>
          </table:table-cell>
          <table:table-cell office:value-type="float" office:value="1.087886" calcext:value-type="float">
            <text:p>1,087886</text:p>
          </table:table-cell>
          <table:table-cell office:value-type="float" office:value="0.654255" calcext:value-type="float">
            <text:p>0,654255</text:p>
          </table:table-cell>
          <table:table-cell office:value-type="float" office:value="29.403682" calcext:value-type="float">
            <text:p>29,403682</text:p>
          </table:table-cell>
          <table:table-cell table:number-columns-repeated="1020"/>
        </table:table-row>
        <table:table-row table:style-name="ro1">
          <table:table-cell office:value-type="float" office:value="1.21395" calcext:value-type="float">
            <text:p>1,21395</text:p>
          </table:table-cell>
          <table:table-cell office:value-type="float" office:value="1.089547" calcext:value-type="float">
            <text:p>1,089547</text:p>
          </table:table-cell>
          <table:table-cell office:value-type="float" office:value="0.668085" calcext:value-type="float">
            <text:p>0,668085</text:p>
          </table:table-cell>
          <table:table-cell office:value-type="float" office:value="29.506258" calcext:value-type="float">
            <text:p>29,506258</text:p>
          </table:table-cell>
          <table:table-cell table:number-columns-repeated="1020"/>
        </table:table-row>
        <table:table-row table:style-name="ro1">
          <table:table-cell office:value-type="float" office:value="1.204413" calcext:value-type="float">
            <text:p>1,204413</text:p>
          </table:table-cell>
          <table:table-cell office:value-type="float" office:value="1.054408" calcext:value-type="float">
            <text:p>1,054408</text:p>
          </table:table-cell>
          <table:table-cell office:value-type="float" office:value="0.673404" calcext:value-type="float">
            <text:p>0,673404</text:p>
          </table:table-cell>
          <table:table-cell office:value-type="float" office:value="29.35018" calcext:value-type="float">
            <text:p>29,35018</text:p>
          </table:table-cell>
          <table:table-cell table:number-columns-repeated="1020"/>
        </table:table-row>
        <table:table-row table:style-name="ro1">
          <table:table-cell office:value-type="float" office:value="1.18264" calcext:value-type="float">
            <text:p>1,18264</text:p>
          </table:table-cell>
          <table:table-cell office:value-type="float" office:value="1.033657" calcext:value-type="float">
            <text:p>1,033657</text:p>
          </table:table-cell>
          <table:table-cell office:value-type="float" office:value="0.684043" calcext:value-type="float">
            <text:p>0,684043</text:p>
          </table:table-cell>
          <table:table-cell office:value-type="float" office:value="29.222996" calcext:value-type="float">
            <text:p>29,222996</text:p>
          </table:table-cell>
          <table:table-cell table:number-columns-repeated="1020"/>
        </table:table-row>
        <table:table-row table:style-name="ro1">
          <table:table-cell office:value-type="float" office:value="1.163313" calcext:value-type="float">
            <text:p>1,163313</text:p>
          </table:table-cell>
          <table:table-cell office:value-type="float" office:value="1.119268" calcext:value-type="float">
            <text:p>1,119268</text:p>
          </table:table-cell>
          <table:table-cell office:value-type="float" office:value="0.661702" calcext:value-type="float">
            <text:p>0,661702</text:p>
          </table:table-cell>
          <table:table-cell office:value-type="float" office:value="29.332329" calcext:value-type="float">
            <text:p>29,332329</text:p>
          </table:table-cell>
          <table:table-cell table:number-columns-repeated="1020"/>
        </table:table-row>
        <table:table-row table:style-name="ro1">
          <table:table-cell office:value-type="float" office:value="1.160842" calcext:value-type="float">
            <text:p>1,160842</text:p>
          </table:table-cell>
          <table:table-cell office:value-type="float" office:value="1.079604" calcext:value-type="float">
            <text:p>1,079604</text:p>
          </table:table-cell>
          <table:table-cell office:value-type="float" office:value="0.669149" calcext:value-type="float">
            <text:p>0,669149</text:p>
          </table:table-cell>
          <table:table-cell office:value-type="float" office:value="29.349368" calcext:value-type="float">
            <text:p>29,349368</text:p>
          </table:table-cell>
          <table:table-cell table:number-columns-repeated="1020"/>
        </table:table-row>
        <table:table-row table:style-name="ro1">
          <table:table-cell office:value-type="float" office:value="1.144476" calcext:value-type="float">
            <text:p>1,144476</text:p>
          </table:table-cell>
          <table:table-cell office:value-type="float" office:value="1.036407" calcext:value-type="float">
            <text:p>1,036407</text:p>
          </table:table-cell>
          <table:table-cell office:value-type="float" office:value="0.685106" calcext:value-type="float">
            <text:p>0,685106</text:p>
          </table:table-cell>
          <table:table-cell office:value-type="float" office:value="29.468716" calcext:value-type="float">
            <text:p>29,468716</text:p>
          </table:table-cell>
          <table:table-cell table:number-columns-repeated="1020"/>
        </table:table-row>
        <table:table-row table:style-name="ro1">
          <table:table-cell office:value-type="float" office:value="1.130217" calcext:value-type="float">
            <text:p>1,130217</text:p>
          </table:table-cell>
          <table:table-cell office:value-type="float" office:value="0.994506" calcext:value-type="float">
            <text:p>0,994506</text:p>
          </table:table-cell>
          <table:table-cell office:value-type="float" office:value="0.697872" calcext:value-type="float">
            <text:p>0,697872</text:p>
          </table:table-cell>
          <table:table-cell office:value-type="float" office:value="29.465194" calcext:value-type="float">
            <text:p>29,465194</text:p>
          </table:table-cell>
          <table:table-cell table:number-columns-repeated="1020"/>
        </table:table-row>
        <table:table-row table:style-name="ro1">
          <table:table-cell office:value-type="float" office:value="1.135447" calcext:value-type="float">
            <text:p>1,135447</text:p>
          </table:table-cell>
          <table:table-cell office:value-type="float" office:value="0.996244" calcext:value-type="float">
            <text:p>0,996244</text:p>
          </table:table-cell>
          <table:table-cell office:value-type="float" office:value="0.690426" calcext:value-type="float">
            <text:p>0,690426</text:p>
          </table:table-cell>
          <table:table-cell office:value-type="float" office:value="29.19113" calcext:value-type="float">
            <text:p>29,19113</text:p>
          </table:table-cell>
          <table:table-cell table:number-columns-repeated="1020"/>
        </table:table-row>
        <table:table-row table:style-name="ro1">
          <table:table-cell office:value-type="float" office:value="1.101521" calcext:value-type="float">
            <text:p>1,101521</text:p>
          </table:table-cell>
          <table:table-cell office:value-type="float" office:value="1.031964" calcext:value-type="float">
            <text:p>1,031964</text:p>
          </table:table-cell>
          <table:table-cell office:value-type="float" office:value="0.676064" calcext:value-type="float">
            <text:p>0,676064</text:p>
          </table:table-cell>
          <table:table-cell office:value-type="float" office:value="29.423038" calcext:value-type="float">
            <text:p>29,423038</text:p>
          </table:table-cell>
          <table:table-cell table:number-columns-repeated="1020"/>
        </table:table-row>
        <table:table-row table:style-name="ro1">
          <table:table-cell office:value-type="float" office:value="1.080504" calcext:value-type="float">
            <text:p>1,080504</text:p>
          </table:table-cell>
          <table:table-cell office:value-type="float" office:value="0.97533" calcext:value-type="float">
            <text:p>0,97533</text:p>
          </table:table-cell>
          <table:table-cell office:value-type="float" office:value="0.709574" calcext:value-type="float">
            <text:p>0,709574</text:p>
          </table:table-cell>
          <table:table-cell office:value-type="float" office:value="29.195156" calcext:value-type="float">
            <text:p>29,195156</text:p>
          </table:table-cell>
          <table:table-cell table:number-columns-repeated="1020"/>
        </table:table-row>
        <table:table-row table:style-name="ro1">
          <table:table-cell office:value-type="float" office:value="1.066161" calcext:value-type="float">
            <text:p>1,066161</text:p>
          </table:table-cell>
          <table:table-cell office:value-type="float" office:value="0.975169" calcext:value-type="float">
            <text:p>0,975169</text:p>
          </table:table-cell>
          <table:table-cell office:value-type="float" office:value="0.704255" calcext:value-type="float">
            <text:p>0,704255</text:p>
          </table:table-cell>
          <table:table-cell office:value-type="float" office:value="29.385178" calcext:value-type="float">
            <text:p>29,385178</text:p>
          </table:table-cell>
          <table:table-cell table:number-columns-repeated="1020"/>
        </table:table-row>
        <table:table-row table:style-name="ro1">
          <table:table-cell office:value-type="float" office:value="1.072311" calcext:value-type="float">
            <text:p>1,072311</text:p>
          </table:table-cell>
          <table:table-cell office:value-type="float" office:value="0.965374" calcext:value-type="float">
            <text:p>0,965374</text:p>
          </table:table-cell>
          <table:table-cell office:value-type="float" office:value="0.707447" calcext:value-type="float">
            <text:p>0,707447</text:p>
          </table:table-cell>
          <table:table-cell office:value-type="float" office:value="29.024089" calcext:value-type="float">
            <text:p>29,024089</text:p>
          </table:table-cell>
          <table:table-cell table:number-columns-repeated="1020"/>
        </table:table-row>
        <table:table-row table:style-name="ro1">
          <table:table-cell office:value-type="float" office:value="1.051691" calcext:value-type="float">
            <text:p>1,051691</text:p>
          </table:table-cell>
          <table:table-cell office:value-type="float" office:value="0.96126" calcext:value-type="float">
            <text:p>0,96126</text:p>
          </table:table-cell>
          <table:table-cell office:value-type="float" office:value="0.712234" calcext:value-type="float">
            <text:p>0,712234</text:p>
          </table:table-cell>
          <table:table-cell office:value-type="float" office:value="29.555283" calcext:value-type="float">
            <text:p>29,555283</text:p>
          </table:table-cell>
          <table:table-cell table:number-columns-repeated="1020"/>
        </table:table-row>
        <table:table-row table:style-name="ro1">
          <table:table-cell office:value-type="float" office:value="1.035568" calcext:value-type="float">
            <text:p>1,035568</text:p>
          </table:table-cell>
          <table:table-cell office:value-type="float" office:value="0.962128" calcext:value-type="float">
            <text:p>0,962128</text:p>
          </table:table-cell>
          <table:table-cell office:value-type="float" office:value="0.70266" calcext:value-type="float">
            <text:p>0,70266</text:p>
          </table:table-cell>
          <table:table-cell office:value-type="float" office:value="29.267195" calcext:value-type="float">
            <text:p>29,267195</text:p>
          </table:table-cell>
          <table:table-cell table:number-columns-repeated="1020"/>
        </table:table-row>
        <table:table-row table:style-name="ro1">
          <table:table-cell office:value-type="float" office:value="1.042677" calcext:value-type="float">
            <text:p>1,042677</text:p>
          </table:table-cell>
          <table:table-cell office:value-type="float" office:value="1.006054" calcext:value-type="float">
            <text:p>1,006054</text:p>
          </table:table-cell>
          <table:table-cell office:value-type="float" office:value="0.690957" calcext:value-type="float">
            <text:p>0,690957</text:p>
          </table:table-cell>
          <table:table-cell office:value-type="float" office:value="29.303541" calcext:value-type="float">
            <text:p>29,303541</text:p>
          </table:table-cell>
          <table:table-cell table:number-columns-repeated="1020"/>
        </table:table-row>
        <table:table-row table:style-name="ro1">
          <table:table-cell office:value-type="float" office:value="1.029123" calcext:value-type="float">
            <text:p>1,029123</text:p>
          </table:table-cell>
          <table:table-cell office:value-type="float" office:value="0.922793" calcext:value-type="float">
            <text:p>0,922793</text:p>
          </table:table-cell>
          <table:table-cell office:value-type="float" office:value="0.719149" calcext:value-type="float">
            <text:p>0,719149</text:p>
          </table:table-cell>
          <table:table-cell office:value-type="float" office:value="29.230266" calcext:value-type="float">
            <text:p>29,230266</text:p>
          </table:table-cell>
          <table:table-cell table:number-columns-repeated="1020"/>
        </table:table-row>
        <table:table-row table:style-name="ro1">
          <table:table-cell office:value-type="float" office:value="1.009737" calcext:value-type="float">
            <text:p>1,009737</text:p>
          </table:table-cell>
          <table:table-cell office:value-type="float" office:value="1.005369" calcext:value-type="float">
            <text:p>1,005369</text:p>
          </table:table-cell>
          <table:table-cell office:value-type="float" office:value="0.690957" calcext:value-type="float">
            <text:p>0,690957</text:p>
          </table:table-cell>
          <table:table-cell office:value-type="float" office:value="29.538511" calcext:value-type="float">
            <text:p>29,538511</text:p>
          </table:table-cell>
          <table:table-cell table:number-columns-repeated="1020"/>
        </table:table-row>
        <table:table-row table:style-name="ro1">
          <table:table-cell office:value-type="float" office:value="0.98858" calcext:value-type="float">
            <text:p>0,98858</text:p>
          </table:table-cell>
          <table:table-cell office:value-type="float" office:value="0.916384" calcext:value-type="float">
            <text:p>0,916384</text:p>
          </table:table-cell>
          <table:table-cell office:value-type="float" office:value="0.720745" calcext:value-type="float">
            <text:p>0,720745</text:p>
          </table:table-cell>
          <table:table-cell office:value-type="float" office:value="29.134105" calcext:value-type="float">
            <text:p>29,134105</text:p>
          </table:table-cell>
          <table:table-cell table:number-columns-repeated="1020"/>
        </table:table-row>
        <table:table-row table:style-name="ro1">
          <table:table-cell office:value-type="float" office:value="0.973379" calcext:value-type="float">
            <text:p>0,973379</text:p>
          </table:table-cell>
          <table:table-cell office:value-type="float" office:value="0.913237" calcext:value-type="float">
            <text:p>0,913237</text:p>
          </table:table-cell>
          <table:table-cell office:value-type="float" office:value="0.729255" calcext:value-type="float">
            <text:p>0,729255</text:p>
          </table:table-cell>
          <table:table-cell office:value-type="float" office:value="29.553607" calcext:value-type="float">
            <text:p>29,553607</text:p>
          </table:table-cell>
          <table:table-cell table:number-columns-repeated="1020"/>
        </table:table-row>
        <table:table-row table:style-name="ro1">
          <table:table-cell office:value-type="float" office:value="0.990596" calcext:value-type="float">
            <text:p>0,990596</text:p>
          </table:table-cell>
          <table:table-cell office:value-type="float" office:value="0.902341" calcext:value-type="float">
            <text:p>0,902341</text:p>
          </table:table-cell>
          <table:table-cell office:value-type="float" office:value="0.728191" calcext:value-type="float">
            <text:p>0,728191</text:p>
          </table:table-cell>
          <table:table-cell office:value-type="float" office:value="29.687424" calcext:value-type="float">
            <text:p>29,687424</text:p>
          </table:table-cell>
          <table:table-cell table:number-columns-repeated="1020"/>
        </table:table-row>
        <table:table-row table:style-name="ro1">
          <table:table-cell office:value-type="float" office:value="0.97439" calcext:value-type="float">
            <text:p>0,97439</text:p>
          </table:table-cell>
          <table:table-cell office:value-type="float" office:value="0.961494" calcext:value-type="float">
            <text:p>0,961494</text:p>
          </table:table-cell>
          <table:table-cell office:value-type="float" office:value="0.702128" calcext:value-type="float">
            <text:p>0,702128</text:p>
          </table:table-cell>
          <table:table-cell office:value-type="float" office:value="29.174102" calcext:value-type="float">
            <text:p>29,174102</text:p>
          </table:table-cell>
          <table:table-cell table:number-columns-repeated="1020"/>
        </table:table-row>
        <table:table-row table:style-name="ro1">
          <table:table-cell office:value-type="float" office:value="0.949637" calcext:value-type="float">
            <text:p>0,949637</text:p>
          </table:table-cell>
          <table:table-cell office:value-type="float" office:value="0.94616" calcext:value-type="float">
            <text:p>0,94616</text:p>
          </table:table-cell>
          <table:table-cell office:value-type="float" office:value="0.706915" calcext:value-type="float">
            <text:p>0,706915</text:p>
          </table:table-cell>
          <table:table-cell office:value-type="float" office:value="29.281667" calcext:value-type="float">
            <text:p>29,281667</text:p>
          </table:table-cell>
          <table:table-cell table:number-columns-repeated="1020"/>
        </table:table-row>
        <table:table-row table:style-name="ro1">
          <table:table-cell office:value-type="float" office:value="0.937718" calcext:value-type="float">
            <text:p>0,937718</text:p>
          </table:table-cell>
          <table:table-cell office:value-type="float" office:value="0.903478" calcext:value-type="float">
            <text:p>0,903478</text:p>
          </table:table-cell>
          <table:table-cell office:value-type="float" office:value="0.730319" calcext:value-type="float">
            <text:p>0,730319</text:p>
          </table:table-cell>
          <table:table-cell office:value-type="float" office:value="29.293193" calcext:value-type="float">
            <text:p>29,293193</text:p>
          </table:table-cell>
          <table:table-cell table:number-columns-repeated="1020"/>
        </table:table-row>
        <table:table-row table:style-name="ro1">
          <table:table-cell office:value-type="float" office:value="0.937094" calcext:value-type="float">
            <text:p>0,937094</text:p>
          </table:table-cell>
          <table:table-cell office:value-type="float" office:value="0.893383" calcext:value-type="float">
            <text:p>0,893383</text:p>
          </table:table-cell>
          <table:table-cell office:value-type="float" office:value="0.726064" calcext:value-type="float">
            <text:p>0,726064</text:p>
          </table:table-cell>
          <table:table-cell office:value-type="float" office:value="29.519389" calcext:value-type="float">
            <text:p>29,519389</text:p>
          </table:table-cell>
          <table:table-cell table:number-columns-repeated="1020"/>
        </table:table-row>
        <table:table-row table:style-name="ro1">
          <table:table-cell office:value-type="float" office:value="0.934234" calcext:value-type="float">
            <text:p>0,934234</text:p>
          </table:table-cell>
          <table:table-cell office:value-type="float" office:value="0.895335" calcext:value-type="float">
            <text:p>0,895335</text:p>
          </table:table-cell>
          <table:table-cell office:value-type="float" office:value="0.723404" calcext:value-type="float">
            <text:p>0,723404</text:p>
          </table:table-cell>
          <table:table-cell office:value-type="float" office:value="29.181095" calcext:value-type="float">
            <text:p>29,181095</text:p>
          </table:table-cell>
          <table:table-cell table:number-columns-repeated="1020"/>
        </table:table-row>
        <table:table-row table:style-name="ro1">
          <table:table-cell office:value-type="float" office:value="0.936834" calcext:value-type="float">
            <text:p>0,936834</text:p>
          </table:table-cell>
          <table:table-cell office:value-type="float" office:value="0.913385" calcext:value-type="float">
            <text:p>0,913385</text:p>
          </table:table-cell>
          <table:table-cell office:value-type="float" office:value="0.732447" calcext:value-type="float">
            <text:p>0,732447</text:p>
          </table:table-cell>
          <table:table-cell office:value-type="float" office:value="29.56868" calcext:value-type="float">
            <text:p>29,56868</text:p>
          </table:table-cell>
          <table:table-cell table:number-columns-repeated="1020"/>
        </table:table-row>
        <table:table-row table:style-name="ro1">
          <table:table-cell office:value-type="float" office:value="0.909967" calcext:value-type="float">
            <text:p>0,909967</text:p>
          </table:table-cell>
          <table:table-cell office:value-type="float" office:value="0.944516" calcext:value-type="float">
            <text:p>0,944516</text:p>
          </table:table-cell>
          <table:table-cell office:value-type="float" office:value="0.713298" calcext:value-type="float">
            <text:p>0,713298</text:p>
          </table:table-cell>
          <table:table-cell office:value-type="float" office:value="29.285894" calcext:value-type="float">
            <text:p>29,285894</text:p>
          </table:table-cell>
          <table:table-cell table:number-columns-repeated="1020"/>
        </table:table-row>
        <table:table-row table:style-name="ro1">
          <table:table-cell office:value-type="float" office:value="0.912118" calcext:value-type="float">
            <text:p>0,912118</text:p>
          </table:table-cell>
          <table:table-cell office:value-type="float" office:value="0.899875" calcext:value-type="float">
            <text:p>0,899875</text:p>
          </table:table-cell>
          <table:table-cell office:value-type="float" office:value="0.729255" calcext:value-type="float">
            <text:p>0,729255</text:p>
          </table:table-cell>
          <table:table-cell office:value-type="float" office:value="29.12844" calcext:value-type="float">
            <text:p>29,12844</text:p>
          </table:table-cell>
          <table:table-cell table:number-columns-repeated="1020"/>
        </table:table-row>
        <table:table-row table:style-name="ro1">
          <table:table-cell office:value-type="float" office:value="0.881617" calcext:value-type="float">
            <text:p>0,881617</text:p>
          </table:table-cell>
          <table:table-cell office:value-type="float" office:value="0.916918" calcext:value-type="float">
            <text:p>0,916918</text:p>
          </table:table-cell>
          <table:table-cell office:value-type="float" office:value="0.726064" calcext:value-type="float">
            <text:p>0,726064</text:p>
          </table:table-cell>
          <table:table-cell office:value-type="float" office:value="29.532494" calcext:value-type="float">
            <text:p>29,532494</text:p>
          </table:table-cell>
          <table:table-cell table:number-columns-repeated="1020"/>
        </table:table-row>
        <table:table-row table:style-name="ro1">
          <table:table-cell office:value-type="float" office:value="0.872684" calcext:value-type="float">
            <text:p>0,872684</text:p>
          </table:table-cell>
          <table:table-cell office:value-type="float" office:value="0.957688" calcext:value-type="float">
            <text:p>0,957688</text:p>
          </table:table-cell>
          <table:table-cell office:value-type="float" office:value="0.710638" calcext:value-type="float">
            <text:p>0,710638</text:p>
          </table:table-cell>
          <table:table-cell office:value-type="float" office:value="29.21016" calcext:value-type="float">
            <text:p>29,21016</text:p>
          </table:table-cell>
          <table:table-cell table:number-columns-repeated="1020"/>
        </table:table-row>
        <table:table-row table:style-name="ro1">
          <table:table-cell office:value-type="float" office:value="0.856926" calcext:value-type="float">
            <text:p>0,856926</text:p>
          </table:table-cell>
          <table:table-cell office:value-type="float" office:value="0.88624" calcext:value-type="float">
            <text:p>0,88624</text:p>
          </table:table-cell>
          <table:table-cell office:value-type="float" office:value="0.73617" calcext:value-type="float">
            <text:p>0,73617</text:p>
          </table:table-cell>
          <table:table-cell office:value-type="float" office:value="29.396077" calcext:value-type="float">
            <text:p>29,396077</text:p>
          </table:table-cell>
          <table:table-cell table:number-columns-repeated="1020"/>
        </table:table-row>
        <table:table-row table:style-name="ro1">
          <table:table-cell office:value-type="float" office:value="0.842208" calcext:value-type="float">
            <text:p>0,842208</text:p>
          </table:table-cell>
          <table:table-cell office:value-type="float" office:value="0.866828" calcext:value-type="float">
            <text:p>0,866828</text:p>
          </table:table-cell>
          <table:table-cell office:value-type="float" office:value="0.742553" calcext:value-type="float">
            <text:p>0,742553</text:p>
          </table:table-cell>
          <table:table-cell office:value-type="float" office:value="29.581914" calcext:value-type="float">
            <text:p>29,581914</text:p>
          </table:table-cell>
          <table:table-cell table:number-columns-repeated="1020"/>
        </table:table-row>
        <table:table-row table:style-name="ro1">
          <table:table-cell office:value-type="float" office:value="0.857615" calcext:value-type="float">
            <text:p>0,857615</text:p>
          </table:table-cell>
          <table:table-cell office:value-type="float" office:value="0.89955" calcext:value-type="float">
            <text:p>0,89955</text:p>
          </table:table-cell>
          <table:table-cell office:value-type="float" office:value="0.735106" calcext:value-type="float">
            <text:p>0,735106</text:p>
          </table:table-cell>
          <table:table-cell office:value-type="float" office:value="28.947533" calcext:value-type="float">
            <text:p>28,947533</text:p>
          </table:table-cell>
          <table:table-cell table:number-columns-repeated="1020"/>
        </table:table-row>
        <table:table-row table:style-name="ro1">
          <table:table-cell office:value-type="float" office:value="0.843983" calcext:value-type="float">
            <text:p>0,843983</text:p>
          </table:table-cell>
          <table:table-cell office:value-type="float" office:value="0.878146" calcext:value-type="float">
            <text:p>0,878146</text:p>
          </table:table-cell>
          <table:table-cell office:value-type="float" office:value="0.735638" calcext:value-type="float">
            <text:p>0,735638</text:p>
          </table:table-cell>
          <table:table-cell office:value-type="float" office:value="29.404044" calcext:value-type="float">
            <text:p>29,404044</text:p>
          </table:table-cell>
          <table:table-cell table:number-columns-repeated="1020"/>
        </table:table-row>
        <table:table-row table:style-name="ro1">
          <table:table-cell office:value-type="float" office:value="0.864049" calcext:value-type="float">
            <text:p>0,864049</text:p>
          </table:table-cell>
          <table:table-cell office:value-type="float" office:value="0.897194" calcext:value-type="float">
            <text:p>0,897194</text:p>
          </table:table-cell>
          <table:table-cell office:value-type="float" office:value="0.726064" calcext:value-type="float">
            <text:p>0,726064</text:p>
          </table:table-cell>
          <table:table-cell office:value-type="float" office:value="29.500011" calcext:value-type="float">
            <text:p>29,500011</text:p>
          </table:table-cell>
          <table:table-cell table:number-columns-repeated="1020"/>
        </table:table-row>
        <table:table-row table:style-name="ro1">
          <table:table-cell office:value-type="float" office:value="0.824213" calcext:value-type="float">
            <text:p>0,824213</text:p>
          </table:table-cell>
          <table:table-cell office:value-type="float" office:value="0.90037" calcext:value-type="float">
            <text:p>0,90037</text:p>
          </table:table-cell>
          <table:table-cell office:value-type="float" office:value="0.729787" calcext:value-type="float">
            <text:p>0,729787</text:p>
          </table:table-cell>
          <table:table-cell office:value-type="float" office:value="29.263441" calcext:value-type="float">
            <text:p>29,263441</text:p>
          </table:table-cell>
          <table:table-cell table:number-columns-repeated="1020"/>
        </table:table-row>
        <table:table-row table:style-name="ro1">
          <table:table-cell office:value-type="float" office:value="0.819914" calcext:value-type="float">
            <text:p>0,819914</text:p>
          </table:table-cell>
          <table:table-cell office:value-type="float" office:value="0.845283" calcext:value-type="float">
            <text:p>0,845283</text:p>
          </table:table-cell>
          <table:table-cell office:value-type="float" office:value="0.747872" calcext:value-type="float">
            <text:p>0,747872</text:p>
          </table:table-cell>
          <table:table-cell office:value-type="float" office:value="29.272293" calcext:value-type="float">
            <text:p>29,272293</text:p>
          </table:table-cell>
          <table:table-cell table:number-columns-repeated="1020"/>
        </table:table-row>
        <table:table-row table:style-name="ro1">
          <table:table-cell office:value-type="float" office:value="0.818899" calcext:value-type="float">
            <text:p>0,818899</text:p>
          </table:table-cell>
          <table:table-cell office:value-type="float" office:value="0.865853" calcext:value-type="float">
            <text:p>0,865853</text:p>
          </table:table-cell>
          <table:table-cell office:value-type="float" office:value="0.741489" calcext:value-type="float">
            <text:p>0,741489</text:p>
          </table:table-cell>
          <table:table-cell office:value-type="float" office:value="29.647844" calcext:value-type="float">
            <text:p>29,647844</text:p>
          </table:table-cell>
          <table:table-cell table:number-columns-repeated="1020"/>
        </table:table-row>
        <table:table-row table:style-name="ro1">
          <table:table-cell office:value-type="float" office:value="0.803578" calcext:value-type="float">
            <text:p>0,803578</text:p>
          </table:table-cell>
          <table:table-cell office:value-type="float" office:value="0.83533" calcext:value-type="float">
            <text:p>0,83533</text:p>
          </table:table-cell>
          <table:table-cell office:value-type="float" office:value="0.754255" calcext:value-type="float">
            <text:p>0,754255</text:p>
          </table:table-cell>
          <table:table-cell office:value-type="float" office:value="29.175133" calcext:value-type="float">
            <text:p>29,175133</text:p>
          </table:table-cell>
          <table:table-cell table:number-columns-repeated="1020"/>
        </table:table-row>
        <table:table-row table:style-name="ro1">
          <table:table-cell office:value-type="float" office:value="0.79385" calcext:value-type="float">
            <text:p>0,79385</text:p>
          </table:table-cell>
          <table:table-cell office:value-type="float" office:value="0.856978" calcext:value-type="float">
            <text:p>0,856978</text:p>
          </table:table-cell>
          <table:table-cell office:value-type="float" office:value="0.749468" calcext:value-type="float">
            <text:p>0,749468</text:p>
          </table:table-cell>
          <table:table-cell office:value-type="float" office:value="29.33979" calcext:value-type="float">
            <text:p>29,33979</text:p>
          </table:table-cell>
          <table:table-cell table:number-columns-repeated="1020"/>
        </table:table-row>
        <table:table-row table:style-name="ro1">
          <table:table-cell office:value-type="float" office:value="0.791717" calcext:value-type="float">
            <text:p>0,791717</text:p>
          </table:table-cell>
          <table:table-cell office:value-type="float" office:value="0.82767" calcext:value-type="float">
            <text:p>0,82767</text:p>
          </table:table-cell>
          <table:table-cell office:value-type="float" office:value="0.755319" calcext:value-type="float">
            <text:p>0,755319</text:p>
          </table:table-cell>
          <table:table-cell office:value-type="float" office:value="29.48029" calcext:value-type="float">
            <text:p>29,48029</text:p>
          </table:table-cell>
          <table:table-cell table:number-columns-repeated="1020"/>
        </table:table-row>
        <table:table-row table:style-name="ro1">
          <table:table-cell office:value-type="float" office:value="0.79843" calcext:value-type="float">
            <text:p>0,79843</text:p>
          </table:table-cell>
          <table:table-cell office:value-type="float" office:value="0.844752" calcext:value-type="float">
            <text:p>0,844752</text:p>
          </table:table-cell>
          <table:table-cell office:value-type="float" office:value="0.751064" calcext:value-type="float">
            <text:p>0,751064</text:p>
          </table:table-cell>
          <table:table-cell office:value-type="float" office:value="29.473503" calcext:value-type="float">
            <text:p>29,473503</text:p>
          </table:table-cell>
          <table:table-cell table:number-columns-repeated="1020"/>
        </table:table-row>
        <table:table-row table:style-name="ro1">
          <table:table-cell office:value-type="float" office:value="0.778167" calcext:value-type="float">
            <text:p>0,778167</text:p>
          </table:table-cell>
          <table:table-cell office:value-type="float" office:value="0.839204" calcext:value-type="float">
            <text:p>0,839204</text:p>
          </table:table-cell>
          <table:table-cell office:value-type="float" office:value="0.745745" calcext:value-type="float">
            <text:p>0,745745</text:p>
          </table:table-cell>
          <table:table-cell office:value-type="float" office:value="29.267546" calcext:value-type="float">
            <text:p>29,267546</text:p>
          </table:table-cell>
          <table:table-cell table:number-columns-repeated="1020"/>
        </table:table-row>
        <table:table-row table:style-name="ro1">
          <table:table-cell office:value-type="float" office:value="0.772772" calcext:value-type="float">
            <text:p>0,772772</text:p>
          </table:table-cell>
          <table:table-cell office:value-type="float" office:value="0.852396" calcext:value-type="float">
            <text:p>0,852396</text:p>
          </table:table-cell>
          <table:table-cell office:value-type="float" office:value="0.756383" calcext:value-type="float">
            <text:p>0,756383</text:p>
          </table:table-cell>
          <table:table-cell office:value-type="float" office:value="29.324434" calcext:value-type="float">
            <text:p>29,324434</text:p>
          </table:table-cell>
          <table:table-cell table:number-columns-repeated="1020"/>
        </table:table-row>
        <table:table-row table:style-name="ro1">
          <table:table-cell office:value-type="float" office:value="0.758466" calcext:value-type="float">
            <text:p>0,758466</text:p>
          </table:table-cell>
          <table:table-cell office:value-type="float" office:value="0.85789" calcext:value-type="float">
            <text:p>0,85789</text:p>
          </table:table-cell>
          <table:table-cell office:value-type="float" office:value="0.756383" calcext:value-type="float">
            <text:p>0,756383</text:p>
          </table:table-cell>
          <table:table-cell office:value-type="float" office:value="29.200042" calcext:value-type="float">
            <text:p>29,200042</text:p>
          </table:table-cell>
          <table:table-cell table:number-columns-repeated="1020"/>
        </table:table-row>
        <table:table-row table:style-name="ro1">
          <table:table-cell office:value-type="float" office:value="0.749292" calcext:value-type="float">
            <text:p>0,749292</text:p>
          </table:table-cell>
          <table:table-cell office:value-type="float" office:value="0.887259" calcext:value-type="float">
            <text:p>0,887259</text:p>
          </table:table-cell>
          <table:table-cell office:value-type="float" office:value="0.751064" calcext:value-type="float">
            <text:p>0,751064</text:p>
          </table:table-cell>
          <table:table-cell office:value-type="float" office:value="29.544427" calcext:value-type="float">
            <text:p>29,544427</text:p>
          </table:table-cell>
          <table:table-cell table:number-columns-repeated="1020"/>
        </table:table-row>
        <table:table-row table:style-name="ro1">
          <table:table-cell office:value-type="float" office:value="0.766189" calcext:value-type="float">
            <text:p>0,766189</text:p>
          </table:table-cell>
          <table:table-cell office:value-type="float" office:value="0.864256" calcext:value-type="float">
            <text:p>0,864256</text:p>
          </table:table-cell>
          <table:table-cell office:value-type="float" office:value="0.752128" calcext:value-type="float">
            <text:p>0,752128</text:p>
          </table:table-cell>
          <table:table-cell office:value-type="float" office:value="28.986007" calcext:value-type="float">
            <text:p>28,986007</text:p>
          </table:table-cell>
          <table:table-cell table:number-columns-repeated="1020"/>
        </table:table-row>
        <table:table-row table:style-name="ro1">
          <table:table-cell office:value-type="float" office:value="0.754162" calcext:value-type="float">
            <text:p>0,754162</text:p>
          </table:table-cell>
          <table:table-cell office:value-type="float" office:value="0.8066" calcext:value-type="float">
            <text:p>0,8066</text:p>
          </table:table-cell>
          <table:table-cell office:value-type="float" office:value="0.762766" calcext:value-type="float">
            <text:p>0,762766</text:p>
          </table:table-cell>
          <table:table-cell office:value-type="float" office:value="29.28719" calcext:value-type="float">
            <text:p>29,28719</text:p>
          </table:table-cell>
          <table:table-cell table:number-columns-repeated="1020"/>
        </table:table-row>
        <table:table-row table:style-name="ro1">
          <table:table-cell office:value-type="float" office:value="0.743041" calcext:value-type="float">
            <text:p>0,743041</text:p>
          </table:table-cell>
          <table:table-cell office:value-type="float" office:value="0.832484" calcext:value-type="float">
            <text:p>0,832484</text:p>
          </table:table-cell>
          <table:table-cell office:value-type="float" office:value="0.751064" calcext:value-type="float">
            <text:p>0,751064</text:p>
          </table:table-cell>
          <table:table-cell office:value-type="float" office:value="29.249897" calcext:value-type="float">
            <text:p>29,249897</text:p>
          </table:table-cell>
          <table:table-cell table:number-columns-repeated="1020"/>
        </table:table-row>
        <table:table-row table:style-name="ro1">
          <table:table-cell office:value-type="float" office:value="0.747823" calcext:value-type="float">
            <text:p>0,747823</text:p>
          </table:table-cell>
          <table:table-cell office:value-type="float" office:value="0.807385" calcext:value-type="float">
            <text:p>0,807385</text:p>
          </table:table-cell>
          <table:table-cell office:value-type="float" office:value="0.763298" calcext:value-type="float">
            <text:p>0,763298</text:p>
          </table:table-cell>
          <table:table-cell office:value-type="float" office:value="29.506563" calcext:value-type="float">
            <text:p>29,506563</text:p>
          </table:table-cell>
          <table:table-cell table:number-columns-repeated="1020"/>
        </table:table-row>
        <table:table-row table:style-name="ro1">
          <table:table-cell office:value-type="float" office:value="0.729725" calcext:value-type="float">
            <text:p>0,729725</text:p>
          </table:table-cell>
          <table:table-cell office:value-type="float" office:value="0.822115" calcext:value-type="float">
            <text:p>0,822115</text:p>
          </table:table-cell>
          <table:table-cell office:value-type="float" office:value="0.763298" calcext:value-type="float">
            <text:p>0,763298</text:p>
          </table:table-cell>
          <table:table-cell office:value-type="float" office:value="29.29644" calcext:value-type="float">
            <text:p>29,29644</text:p>
          </table:table-cell>
          <table:table-cell table:number-columns-repeated="1020"/>
        </table:table-row>
        <table:table-row table:style-name="ro1">
          <table:table-cell office:value-type="float" office:value="0.715197" calcext:value-type="float">
            <text:p>0,715197</text:p>
          </table:table-cell>
          <table:table-cell office:value-type="float" office:value="0.847209" calcext:value-type="float">
            <text:p>0,847209</text:p>
          </table:table-cell>
          <table:table-cell office:value-type="float" office:value="0.750532" calcext:value-type="float">
            <text:p>0,750532</text:p>
          </table:table-cell>
          <table:table-cell office:value-type="float" office:value="29.107406" calcext:value-type="float">
            <text:p>29,107406</text:p>
          </table:table-cell>
          <table:table-cell table:number-columns-repeated="1020"/>
        </table:table-row>
        <table:table-row table:style-name="ro1">
          <table:table-cell office:value-type="float" office:value="0.716461" calcext:value-type="float">
            <text:p>0,716461</text:p>
          </table:table-cell>
          <table:table-cell office:value-type="float" office:value="0.80411" calcext:value-type="float">
            <text:p>0,80411</text:p>
          </table:table-cell>
          <table:table-cell office:value-type="float" office:value="0.761702" calcext:value-type="float">
            <text:p>0,761702</text:p>
          </table:table-cell>
          <table:table-cell office:value-type="float" office:value="29.710388" calcext:value-type="float">
            <text:p>29,710388</text:p>
          </table:table-cell>
          <table:table-cell table:number-columns-repeated="1020"/>
        </table:table-row>
        <table:table-row table:style-name="ro1">
          <table:table-cell office:value-type="float" office:value="0.706283" calcext:value-type="float">
            <text:p>0,706283</text:p>
          </table:table-cell>
          <table:table-cell office:value-type="float" office:value="0.803479" calcext:value-type="float">
            <text:p>0,803479</text:p>
          </table:table-cell>
          <table:table-cell office:value-type="float" office:value="0.768085" calcext:value-type="float">
            <text:p>0,768085</text:p>
          </table:table-cell>
          <table:table-cell office:value-type="float" office:value="29.130313" calcext:value-type="float">
            <text:p>29,130313</text:p>
          </table:table-cell>
          <table:table-cell table:number-columns-repeated="1020"/>
        </table:table-row>
        <table:table-row table:style-name="ro1">
          <table:table-cell office:value-type="float" office:value="0.710584" calcext:value-type="float">
            <text:p>0,710584</text:p>
          </table:table-cell>
          <table:table-cell office:value-type="float" office:value="0.810161" calcext:value-type="float">
            <text:p>0,810161</text:p>
          </table:table-cell>
          <table:table-cell office:value-type="float" office:value="0.765957" calcext:value-type="float">
            <text:p>0,765957</text:p>
          </table:table-cell>
          <table:table-cell office:value-type="float" office:value="29.50831" calcext:value-type="float">
            <text:p>29,50831</text:p>
          </table:table-cell>
          <table:table-cell table:number-columns-repeated="1020"/>
        </table:table-row>
        <table:table-row table:style-name="ro1">
          <table:table-cell office:value-type="float" office:value="0.706056" calcext:value-type="float">
            <text:p>0,706056</text:p>
          </table:table-cell>
          <table:table-cell office:value-type="float" office:value="0.82802" calcext:value-type="float">
            <text:p>0,82802</text:p>
          </table:table-cell>
          <table:table-cell office:value-type="float" office:value="0.764894" calcext:value-type="float">
            <text:p>0,764894</text:p>
          </table:table-cell>
          <table:table-cell office:value-type="float" office:value="29.138981" calcext:value-type="float">
            <text:p>29,138981</text:p>
          </table:table-cell>
          <table:table-cell table:number-columns-repeated="1020"/>
        </table:table-row>
        <table:table-row table:style-name="ro1">
          <table:table-cell office:value-type="float" office:value="0.702064" calcext:value-type="float">
            <text:p>0,702064</text:p>
          </table:table-cell>
          <table:table-cell office:value-type="float" office:value="0.831724" calcext:value-type="float">
            <text:p>0,831724</text:p>
          </table:table-cell>
          <table:table-cell office:value-type="float" office:value="0.756915" calcext:value-type="float">
            <text:p>0,756915</text:p>
          </table:table-cell>
          <table:table-cell office:value-type="float" office:value="29.371939" calcext:value-type="float">
            <text:p>29,371939</text:p>
          </table:table-cell>
          <table:table-cell table:number-columns-repeated="1020"/>
        </table:table-row>
        <table:table-row table:style-name="ro1">
          <table:table-cell office:value-type="float" office:value="0.68623" calcext:value-type="float">
            <text:p>0,68623</text:p>
          </table:table-cell>
          <table:table-cell office:value-type="float" office:value="0.83679" calcext:value-type="float">
            <text:p>0,83679</text:p>
          </table:table-cell>
          <table:table-cell office:value-type="float" office:value="0.760106" calcext:value-type="float">
            <text:p>0,760106</text:p>
          </table:table-cell>
          <table:table-cell office:value-type="float" office:value="29.234863" calcext:value-type="float">
            <text:p>29,234863</text:p>
          </table:table-cell>
          <table:table-cell table:number-columns-repeated="1020"/>
        </table:table-row>
        <table:table-row table:style-name="ro1">
          <table:table-cell office:value-type="float" office:value="0.705359" calcext:value-type="float">
            <text:p>0,705359</text:p>
          </table:table-cell>
          <table:table-cell office:value-type="float" office:value="0.824744" calcext:value-type="float">
            <text:p>0,824744</text:p>
          </table:table-cell>
          <table:table-cell office:value-type="float" office:value="0.761702" calcext:value-type="float">
            <text:p>0,761702</text:p>
          </table:table-cell>
          <table:table-cell office:value-type="float" office:value="29.325297" calcext:value-type="float">
            <text:p>29,325297</text:p>
          </table:table-cell>
          <table:table-cell table:number-columns-repeated="1020"/>
        </table:table-row>
        <table:table-row table:style-name="ro1">
          <table:table-cell office:value-type="float" office:value="0.690917" calcext:value-type="float">
            <text:p>0,690917</text:p>
          </table:table-cell>
          <table:table-cell office:value-type="float" office:value="0.811939" calcext:value-type="float">
            <text:p>0,811939</text:p>
          </table:table-cell>
          <table:table-cell office:value-type="float" office:value="0.761702" calcext:value-type="float">
            <text:p>0,761702</text:p>
          </table:table-cell>
          <table:table-cell office:value-type="float" office:value="29.08295" calcext:value-type="float">
            <text:p>29,08295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Class_6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1942" calcext:value-type="float">
            <text:p>3,091942</text:p>
          </table:table-cell>
          <table:table-cell office:value-type="float" office:value="2.977409" calcext:value-type="float">
            <text:p>2,977409</text:p>
          </table:table-cell>
          <table:table-cell office:value-type="float" office:value="0.053158" calcext:value-type="float">
            <text:p>0,053158</text:p>
          </table:table-cell>
          <table:table-cell office:value-type="float" office:value="30.040325" calcext:value-type="float">
            <text:p>30,040325</text:p>
          </table:table-cell>
          <table:table-cell table:number-columns-repeated="1020"/>
        </table:table-row>
        <table:table-row table:style-name="ro1">
          <table:table-cell office:value-type="float" office:value="3.077596" calcext:value-type="float">
            <text:p>3,077596</text:p>
          </table:table-cell>
          <table:table-cell office:value-type="float" office:value="2.96474" calcext:value-type="float">
            <text:p>2,96474</text:p>
          </table:table-cell>
          <table:table-cell office:value-type="float" office:value="0.058947" calcext:value-type="float">
            <text:p>0,058947</text:p>
          </table:table-cell>
          <table:table-cell office:value-type="float" office:value="29.975974" calcext:value-type="float">
            <text:p>29,975974</text:p>
          </table:table-cell>
          <table:table-cell table:number-columns-repeated="1020"/>
        </table:table-row>
        <table:table-row table:style-name="ro1">
          <table:table-cell office:value-type="float" office:value="3.065497" calcext:value-type="float">
            <text:p>3,065497</text:p>
          </table:table-cell>
          <table:table-cell office:value-type="float" office:value="2.947215" calcext:value-type="float">
            <text:p>2,947215</text:p>
          </table:table-cell>
          <table:table-cell office:value-type="float" office:value="0.078421" calcext:value-type="float">
            <text:p>0,078421</text:p>
          </table:table-cell>
          <table:table-cell office:value-type="float" office:value="29.525787" calcext:value-type="float">
            <text:p>29,525787</text:p>
          </table:table-cell>
          <table:table-cell table:number-columns-repeated="1020"/>
        </table:table-row>
        <table:table-row table:style-name="ro1">
          <table:table-cell office:value-type="float" office:value="3.048333" calcext:value-type="float">
            <text:p>3,048333</text:p>
          </table:table-cell>
          <table:table-cell office:value-type="float" office:value="2.904851" calcext:value-type="float">
            <text:p>2,904851</text:p>
          </table:table-cell>
          <table:table-cell office:value-type="float" office:value="0.106316" calcext:value-type="float">
            <text:p>0,106316</text:p>
          </table:table-cell>
          <table:table-cell office:value-type="float" office:value="29.668068" calcext:value-type="float">
            <text:p>29,668068</text:p>
          </table:table-cell>
          <table:table-cell table:number-columns-repeated="1020"/>
        </table:table-row>
        <table:table-row table:style-name="ro1">
          <table:table-cell office:value-type="float" office:value="2.981458" calcext:value-type="float">
            <text:p>2,981458</text:p>
          </table:table-cell>
          <table:table-cell office:value-type="float" office:value="2.754153" calcext:value-type="float">
            <text:p>2,754153</text:p>
          </table:table-cell>
          <table:table-cell office:value-type="float" office:value="0.222632" calcext:value-type="float">
            <text:p>0,222632</text:p>
          </table:table-cell>
          <table:table-cell office:value-type="float" office:value="29.86688" calcext:value-type="float">
            <text:p>29,86688</text:p>
          </table:table-cell>
          <table:table-cell table:number-columns-repeated="1020"/>
        </table:table-row>
        <table:table-row table:style-name="ro1">
          <table:table-cell office:value-type="float" office:value="2.799788" calcext:value-type="float">
            <text:p>2,799788</text:p>
          </table:table-cell>
          <table:table-cell office:value-type="float" office:value="2.439522" calcext:value-type="float">
            <text:p>2,439522</text:p>
          </table:table-cell>
          <table:table-cell office:value-type="float" office:value="0.313158" calcext:value-type="float">
            <text:p>0,313158</text:p>
          </table:table-cell>
          <table:table-cell office:value-type="float" office:value="29.601358" calcext:value-type="float">
            <text:p>29,601358</text:p>
          </table:table-cell>
          <table:table-cell table:number-columns-repeated="1020"/>
        </table:table-row>
        <table:table-row table:style-name="ro1">
          <table:table-cell office:value-type="float" office:value="2.621002" calcext:value-type="float">
            <text:p>2,621002</text:p>
          </table:table-cell>
          <table:table-cell office:value-type="float" office:value="2.272483" calcext:value-type="float">
            <text:p>2,272483</text:p>
          </table:table-cell>
          <table:table-cell office:value-type="float" office:value="0.293684" calcext:value-type="float">
            <text:p>0,293684</text:p>
          </table:table-cell>
          <table:table-cell office:value-type="float" office:value="29.881805" calcext:value-type="float">
            <text:p>29,881805</text:p>
          </table:table-cell>
          <table:table-cell table:number-columns-repeated="1020"/>
        </table:table-row>
        <table:table-row table:style-name="ro1">
          <table:table-cell office:value-type="float" office:value="2.423192" calcext:value-type="float">
            <text:p>2,423192</text:p>
          </table:table-cell>
          <table:table-cell office:value-type="float" office:value="2.058915" calcext:value-type="float">
            <text:p>2,058915</text:p>
          </table:table-cell>
          <table:table-cell office:value-type="float" office:value="0.381579" calcext:value-type="float">
            <text:p>0,381579</text:p>
          </table:table-cell>
          <table:table-cell office:value-type="float" office:value="29.865629" calcext:value-type="float">
            <text:p>29,865629</text:p>
          </table:table-cell>
          <table:table-cell table:number-columns-repeated="1020"/>
        </table:table-row>
        <table:table-row table:style-name="ro1">
          <table:table-cell office:value-type="float" office:value="2.261915" calcext:value-type="float">
            <text:p>2,261915</text:p>
          </table:table-cell>
          <table:table-cell office:value-type="float" office:value="1.916959" calcext:value-type="float">
            <text:p>1,916959</text:p>
          </table:table-cell>
          <table:table-cell office:value-type="float" office:value="0.407895" calcext:value-type="float">
            <text:p>0,407895</text:p>
          </table:table-cell>
          <table:table-cell office:value-type="float" office:value="29.542016" calcext:value-type="float">
            <text:p>29,542016</text:p>
          </table:table-cell>
          <table:table-cell table:number-columns-repeated="1020"/>
        </table:table-row>
        <table:table-row table:style-name="ro1">
          <table:table-cell office:value-type="float" office:value="2.126609" calcext:value-type="float">
            <text:p>2,126609</text:p>
          </table:table-cell>
          <table:table-cell office:value-type="float" office:value="1.825755" calcext:value-type="float">
            <text:p>1,825755</text:p>
          </table:table-cell>
          <table:table-cell office:value-type="float" office:value="0.422632" calcext:value-type="float">
            <text:p>0,422632</text:p>
          </table:table-cell>
          <table:table-cell office:value-type="float" office:value="29.997443" calcext:value-type="float">
            <text:p>29,997443</text:p>
          </table:table-cell>
          <table:table-cell table:number-columns-repeated="1020"/>
        </table:table-row>
        <table:table-row table:style-name="ro1">
          <table:table-cell office:value-type="float" office:value="2.011418" calcext:value-type="float">
            <text:p>2,011418</text:p>
          </table:table-cell>
          <table:table-cell office:value-type="float" office:value="1.698804" calcext:value-type="float">
            <text:p>1,698804</text:p>
          </table:table-cell>
          <table:table-cell office:value-type="float" office:value="0.472105" calcext:value-type="float">
            <text:p>0,472105</text:p>
          </table:table-cell>
          <table:table-cell office:value-type="float" office:value="29.616246" calcext:value-type="float">
            <text:p>29,616246</text:p>
          </table:table-cell>
          <table:table-cell table:number-columns-repeated="1020"/>
        </table:table-row>
        <table:table-row table:style-name="ro1">
          <table:table-cell office:value-type="float" office:value="1.918463" calcext:value-type="float">
            <text:p>1,918463</text:p>
          </table:table-cell>
          <table:table-cell office:value-type="float" office:value="1.678121" calcext:value-type="float">
            <text:p>1,678121</text:p>
          </table:table-cell>
          <table:table-cell office:value-type="float" office:value="0.479474" calcext:value-type="float">
            <text:p>0,479474</text:p>
          </table:table-cell>
          <table:table-cell office:value-type="float" office:value="29.731242" calcext:value-type="float">
            <text:p>29,731242</text:p>
          </table:table-cell>
          <table:table-cell table:number-columns-repeated="1020"/>
        </table:table-row>
        <table:table-row table:style-name="ro1">
          <table:table-cell office:value-type="float" office:value="1.837743" calcext:value-type="float">
            <text:p>1,837743</text:p>
          </table:table-cell>
          <table:table-cell office:value-type="float" office:value="1.587836" calcext:value-type="float">
            <text:p>1,587836</text:p>
          </table:table-cell>
          <table:table-cell office:value-type="float" office:value="0.513158" calcext:value-type="float">
            <text:p>0,513158</text:p>
          </table:table-cell>
          <table:table-cell office:value-type="float" office:value="29.707051" calcext:value-type="float">
            <text:p>29,707051</text:p>
          </table:table-cell>
          <table:table-cell table:number-columns-repeated="1020"/>
        </table:table-row>
        <table:table-row table:style-name="ro1">
          <table:table-cell office:value-type="float" office:value="1.786764" calcext:value-type="float">
            <text:p>1,786764</text:p>
          </table:table-cell>
          <table:table-cell office:value-type="float" office:value="1.568989" calcext:value-type="float">
            <text:p>1,568989</text:p>
          </table:table-cell>
          <table:table-cell office:value-type="float" office:value="0.521579" calcext:value-type="float">
            <text:p>0,521579</text:p>
          </table:table-cell>
          <table:table-cell office:value-type="float" office:value="29.514024" calcext:value-type="float">
            <text:p>29,514024</text:p>
          </table:table-cell>
          <table:table-cell table:number-columns-repeated="1020"/>
        </table:table-row>
        <table:table-row table:style-name="ro1">
          <table:table-cell office:value-type="float" office:value="1.722886" calcext:value-type="float">
            <text:p>1,722886</text:p>
          </table:table-cell>
          <table:table-cell office:value-type="float" office:value="1.471868" calcext:value-type="float">
            <text:p>1,471868</text:p>
          </table:table-cell>
          <table:table-cell office:value-type="float" office:value="0.558421" calcext:value-type="float">
            <text:p>0,558421</text:p>
          </table:table-cell>
          <table:table-cell office:value-type="float" office:value="29.549569" calcext:value-type="float">
            <text:p>29,549569</text:p>
          </table:table-cell>
          <table:table-cell table:number-columns-repeated="1020"/>
        </table:table-row>
        <table:table-row table:style-name="ro1">
          <table:table-cell office:value-type="float" office:value="1.681729" calcext:value-type="float">
            <text:p>1,681729</text:p>
          </table:table-cell>
          <table:table-cell office:value-type="float" office:value="1.399461" calcext:value-type="float">
            <text:p>1,399461</text:p>
          </table:table-cell>
          <table:table-cell office:value-type="float" office:value="0.58" calcext:value-type="float">
            <text:p>0,58</text:p>
          </table:table-cell>
          <table:table-cell office:value-type="float" office:value="29.530269" calcext:value-type="float">
            <text:p>29,530269</text:p>
          </table:table-cell>
          <table:table-cell table:number-columns-repeated="1020"/>
        </table:table-row>
        <table:table-row table:style-name="ro1">
          <table:table-cell office:value-type="float" office:value="1.630728" calcext:value-type="float">
            <text:p>1,630728</text:p>
          </table:table-cell>
          <table:table-cell office:value-type="float" office:value="1.404803" calcext:value-type="float">
            <text:p>1,404803</text:p>
          </table:table-cell>
          <table:table-cell office:value-type="float" office:value="0.562632" calcext:value-type="float">
            <text:p>0,562632</text:p>
          </table:table-cell>
          <table:table-cell office:value-type="float" office:value="29.604165" calcext:value-type="float">
            <text:p>29,604165</text:p>
          </table:table-cell>
          <table:table-cell table:number-columns-repeated="1020"/>
        </table:table-row>
        <table:table-row table:style-name="ro1">
          <table:table-cell office:value-type="float" office:value="1.583712" calcext:value-type="float">
            <text:p>1,583712</text:p>
          </table:table-cell>
          <table:table-cell office:value-type="float" office:value="1.329471" calcext:value-type="float">
            <text:p>1,329471</text:p>
          </table:table-cell>
          <table:table-cell office:value-type="float" office:value="0.593158" calcext:value-type="float">
            <text:p>0,593158</text:p>
          </table:table-cell>
          <table:table-cell office:value-type="float" office:value="29.664541" calcext:value-type="float">
            <text:p>29,664541</text:p>
          </table:table-cell>
          <table:table-cell table:number-columns-repeated="1020"/>
        </table:table-row>
        <table:table-row table:style-name="ro1">
          <table:table-cell office:value-type="float" office:value="1.569581" calcext:value-type="float">
            <text:p>1,569581</text:p>
          </table:table-cell>
          <table:table-cell office:value-type="float" office:value="1.287091" calcext:value-type="float">
            <text:p>1,287091</text:p>
          </table:table-cell>
          <table:table-cell office:value-type="float" office:value="0.598947" calcext:value-type="float">
            <text:p>0,598947</text:p>
          </table:table-cell>
          <table:table-cell office:value-type="float" office:value="29.504224" calcext:value-type="float">
            <text:p>29,504224</text:p>
          </table:table-cell>
          <table:table-cell table:number-columns-repeated="1020"/>
        </table:table-row>
        <table:table-row table:style-name="ro1">
          <table:table-cell office:value-type="float" office:value="1.511743" calcext:value-type="float">
            <text:p>1,511743</text:p>
          </table:table-cell>
          <table:table-cell office:value-type="float" office:value="1.296938" calcext:value-type="float">
            <text:p>1,296938</text:p>
          </table:table-cell>
          <table:table-cell office:value-type="float" office:value="0.594211" calcext:value-type="float">
            <text:p>0,594211</text:p>
          </table:table-cell>
          <table:table-cell office:value-type="float" office:value="29.374924" calcext:value-type="float">
            <text:p>29,374924</text:p>
          </table:table-cell>
          <table:table-cell table:number-columns-repeated="1020"/>
        </table:table-row>
        <table:table-row table:style-name="ro1">
          <table:table-cell office:value-type="float" office:value="1.489146" calcext:value-type="float">
            <text:p>1,489146</text:p>
          </table:table-cell>
          <table:table-cell office:value-type="float" office:value="1.254033" calcext:value-type="float">
            <text:p>1,254033</text:p>
          </table:table-cell>
          <table:table-cell office:value-type="float" office:value="0.608421" calcext:value-type="float">
            <text:p>0,608421</text:p>
          </table:table-cell>
          <table:table-cell office:value-type="float" office:value="29.470031" calcext:value-type="float">
            <text:p>29,470031</text:p>
          </table:table-cell>
          <table:table-cell table:number-columns-repeated="1020"/>
        </table:table-row>
        <table:table-row table:style-name="ro1">
          <table:table-cell office:value-type="float" office:value="1.458391" calcext:value-type="float">
            <text:p>1,458391</text:p>
          </table:table-cell>
          <table:table-cell office:value-type="float" office:value="1.337829" calcext:value-type="float">
            <text:p>1,337829</text:p>
          </table:table-cell>
          <table:table-cell office:value-type="float" office:value="0.58" calcext:value-type="float">
            <text:p>0,58</text:p>
          </table:table-cell>
          <table:table-cell office:value-type="float" office:value="29.637355" calcext:value-type="float">
            <text:p>29,637355</text:p>
          </table:table-cell>
          <table:table-cell table:number-columns-repeated="1020"/>
        </table:table-row>
        <table:table-row table:style-name="ro1">
          <table:table-cell office:value-type="float" office:value="1.437381" calcext:value-type="float">
            <text:p>1,437381</text:p>
          </table:table-cell>
          <table:table-cell office:value-type="float" office:value="1.216678" calcext:value-type="float">
            <text:p>1,216678</text:p>
          </table:table-cell>
          <table:table-cell office:value-type="float" office:value="0.621579" calcext:value-type="float">
            <text:p>0,621579</text:p>
          </table:table-cell>
          <table:table-cell office:value-type="float" office:value="29.376727" calcext:value-type="float">
            <text:p>29,376727</text:p>
          </table:table-cell>
          <table:table-cell table:number-columns-repeated="1020"/>
        </table:table-row>
        <table:table-row table:style-name="ro1">
          <table:table-cell office:value-type="float" office:value="1.399871" calcext:value-type="float">
            <text:p>1,399871</text:p>
          </table:table-cell>
          <table:table-cell office:value-type="float" office:value="1.172991" calcext:value-type="float">
            <text:p>1,172991</text:p>
          </table:table-cell>
          <table:table-cell office:value-type="float" office:value="0.632632" calcext:value-type="float">
            <text:p>0,632632</text:p>
          </table:table-cell>
          <table:table-cell office:value-type="float" office:value="29.79614" calcext:value-type="float">
            <text:p>29,79614</text:p>
          </table:table-cell>
          <table:table-cell table:number-columns-repeated="1020"/>
        </table:table-row>
        <table:table-row table:style-name="ro1">
          <table:table-cell office:value-type="float" office:value="1.395263" calcext:value-type="float">
            <text:p>1,395263</text:p>
          </table:table-cell>
          <table:table-cell office:value-type="float" office:value="1.182835" calcext:value-type="float">
            <text:p>1,182835</text:p>
          </table:table-cell>
          <table:table-cell office:value-type="float" office:value="0.636316" calcext:value-type="float">
            <text:p>0,636316</text:p>
          </table:table-cell>
          <table:table-cell office:value-type="float" office:value="29.266306" calcext:value-type="float">
            <text:p>29,266306</text:p>
          </table:table-cell>
          <table:table-cell table:number-columns-repeated="1020"/>
        </table:table-row>
        <table:table-row table:style-name="ro1">
          <table:table-cell office:value-type="float" office:value="1.35281" calcext:value-type="float">
            <text:p>1,35281</text:p>
          </table:table-cell>
          <table:table-cell office:value-type="float" office:value="1.139253" calcext:value-type="float">
            <text:p>1,139253</text:p>
          </table:table-cell>
          <table:table-cell office:value-type="float" office:value="0.648421" calcext:value-type="float">
            <text:p>0,648421</text:p>
          </table:table-cell>
          <table:table-cell office:value-type="float" office:value="29.773019" calcext:value-type="float">
            <text:p>29,773019</text:p>
          </table:table-cell>
          <table:table-cell table:number-columns-repeated="1020"/>
        </table:table-row>
        <table:table-row table:style-name="ro1">
          <table:table-cell office:value-type="float" office:value="1.342785" calcext:value-type="float">
            <text:p>1,342785</text:p>
          </table:table-cell>
          <table:table-cell office:value-type="float" office:value="1.109631" calcext:value-type="float">
            <text:p>1,109631</text:p>
          </table:table-cell>
          <table:table-cell office:value-type="float" office:value="0.651053" calcext:value-type="float">
            <text:p>0,651053</text:p>
          </table:table-cell>
          <table:table-cell office:value-type="float" office:value="29.372062" calcext:value-type="float">
            <text:p>29,372062</text:p>
          </table:table-cell>
          <table:table-cell table:number-columns-repeated="1020"/>
        </table:table-row>
        <table:table-row table:style-name="ro1">
          <table:table-cell office:value-type="float" office:value="1.329225" calcext:value-type="float">
            <text:p>1,329225</text:p>
          </table:table-cell>
          <table:table-cell office:value-type="float" office:value="1.196288" calcext:value-type="float">
            <text:p>1,196288</text:p>
          </table:table-cell>
          <table:table-cell office:value-type="float" office:value="0.64" calcext:value-type="float">
            <text:p>0,64</text:p>
          </table:table-cell>
          <table:table-cell office:value-type="float" office:value="29.772163" calcext:value-type="float">
            <text:p>29,772163</text:p>
          </table:table-cell>
          <table:table-cell table:number-columns-repeated="1020"/>
        </table:table-row>
        <table:table-row table:style-name="ro1">
          <table:table-cell office:value-type="float" office:value="1.311893" calcext:value-type="float">
            <text:p>1,311893</text:p>
          </table:table-cell>
          <table:table-cell office:value-type="float" office:value="1.139377" calcext:value-type="float">
            <text:p>1,139377</text:p>
          </table:table-cell>
          <table:table-cell office:value-type="float" office:value="0.641053" calcext:value-type="float">
            <text:p>0,641053</text:p>
          </table:table-cell>
          <table:table-cell office:value-type="float" office:value="29.644764" calcext:value-type="float">
            <text:p>29,644764</text:p>
          </table:table-cell>
          <table:table-cell table:number-columns-repeated="1020"/>
        </table:table-row>
        <table:table-row table:style-name="ro1">
          <table:table-cell office:value-type="float" office:value="1.285324" calcext:value-type="float">
            <text:p>1,285324</text:p>
          </table:table-cell>
          <table:table-cell office:value-type="float" office:value="1.125291" calcext:value-type="float">
            <text:p>1,125291</text:p>
          </table:table-cell>
          <table:table-cell office:value-type="float" office:value="0.651579" calcext:value-type="float">
            <text:p>0,651579</text:p>
          </table:table-cell>
          <table:table-cell office:value-type="float" office:value="29.445744" calcext:value-type="float">
            <text:p>29,445744</text:p>
          </table:table-cell>
          <table:table-cell table:number-columns-repeated="1020"/>
        </table:table-row>
        <table:table-row table:style-name="ro1">
          <table:table-cell office:value-type="float" office:value="1.254933" calcext:value-type="float">
            <text:p>1,254933</text:p>
          </table:table-cell>
          <table:table-cell office:value-type="float" office:value="1.104218" calcext:value-type="float">
            <text:p>1,104218</text:p>
          </table:table-cell>
          <table:table-cell office:value-type="float" office:value="0.661053" calcext:value-type="float">
            <text:p>0,661053</text:p>
          </table:table-cell>
          <table:table-cell office:value-type="float" office:value="29.432758" calcext:value-type="float">
            <text:p>29,432758</text:p>
          </table:table-cell>
          <table:table-cell table:number-columns-repeated="1020"/>
        </table:table-row>
        <table:table-row table:style-name="ro1">
          <table:table-cell office:value-type="float" office:value="1.241037" calcext:value-type="float">
            <text:p>1,241037</text:p>
          </table:table-cell>
          <table:table-cell office:value-type="float" office:value="1.075351" calcext:value-type="float">
            <text:p>1,075351</text:p>
          </table:table-cell>
          <table:table-cell office:value-type="float" office:value="0.673684" calcext:value-type="float">
            <text:p>0,673684</text:p>
          </table:table-cell>
          <table:table-cell office:value-type="float" office:value="29.795193" calcext:value-type="float">
            <text:p>29,795193</text:p>
          </table:table-cell>
          <table:table-cell table:number-columns-repeated="1020"/>
        </table:table-row>
        <table:table-row table:style-name="ro1">
          <table:table-cell office:value-type="float" office:value="1.242775" calcext:value-type="float">
            <text:p>1,242775</text:p>
          </table:table-cell>
          <table:table-cell office:value-type="float" office:value="1.075994" calcext:value-type="float">
            <text:p>1,075994</text:p>
          </table:table-cell>
          <table:table-cell office:value-type="float" office:value="0.67" calcext:value-type="float">
            <text:p>0,67</text:p>
          </table:table-cell>
          <table:table-cell office:value-type="float" office:value="29.411146" calcext:value-type="float">
            <text:p>29,411146</text:p>
          </table:table-cell>
          <table:table-cell table:number-columns-repeated="1020"/>
        </table:table-row>
        <table:table-row table:style-name="ro1">
          <table:table-cell office:value-type="float" office:value="1.218216" calcext:value-type="float">
            <text:p>1,218216</text:p>
          </table:table-cell>
          <table:table-cell office:value-type="float" office:value="1.029436" calcext:value-type="float">
            <text:p>1,029436</text:p>
          </table:table-cell>
          <table:table-cell office:value-type="float" office:value="0.686842" calcext:value-type="float">
            <text:p>0,686842</text:p>
          </table:table-cell>
          <table:table-cell office:value-type="float" office:value="29.688692" calcext:value-type="float">
            <text:p>29,688692</text:p>
          </table:table-cell>
          <table:table-cell table:number-columns-repeated="1020"/>
        </table:table-row>
        <table:table-row table:style-name="ro1">
          <table:table-cell office:value-type="float" office:value="1.176733" calcext:value-type="float">
            <text:p>1,176733</text:p>
          </table:table-cell>
          <table:table-cell office:value-type="float" office:value="1.025496" calcext:value-type="float">
            <text:p>1,025496</text:p>
          </table:table-cell>
          <table:table-cell office:value-type="float" office:value="0.686316" calcext:value-type="float">
            <text:p>0,686316</text:p>
          </table:table-cell>
          <table:table-cell office:value-type="float" office:value="29.515355" calcext:value-type="float">
            <text:p>29,515355</text:p>
          </table:table-cell>
          <table:table-cell table:number-columns-repeated="1020"/>
        </table:table-row>
        <table:table-row table:style-name="ro1">
          <table:table-cell office:value-type="float" office:value="1.19117" calcext:value-type="float">
            <text:p>1,19117</text:p>
          </table:table-cell>
          <table:table-cell office:value-type="float" office:value="1.004728" calcext:value-type="float">
            <text:p>1,004728</text:p>
          </table:table-cell>
          <table:table-cell office:value-type="float" office:value="0.684211" calcext:value-type="float">
            <text:p>0,684211</text:p>
          </table:table-cell>
          <table:table-cell office:value-type="float" office:value="29.232836" calcext:value-type="float">
            <text:p>29,232836</text:p>
          </table:table-cell>
          <table:table-cell table:number-columns-repeated="1020"/>
        </table:table-row>
        <table:table-row table:style-name="ro1">
          <table:table-cell office:value-type="float" office:value="1.152455" calcext:value-type="float">
            <text:p>1,152455</text:p>
          </table:table-cell>
          <table:table-cell office:value-type="float" office:value="1.032481" calcext:value-type="float">
            <text:p>1,032481</text:p>
          </table:table-cell>
          <table:table-cell office:value-type="float" office:value="0.678421" calcext:value-type="float">
            <text:p>0,678421</text:p>
          </table:table-cell>
          <table:table-cell office:value-type="float" office:value="29.408599" calcext:value-type="float">
            <text:p>29,408599</text:p>
          </table:table-cell>
          <table:table-cell table:number-columns-repeated="1020"/>
        </table:table-row>
        <table:table-row table:style-name="ro1">
          <table:table-cell office:value-type="float" office:value="1.154313" calcext:value-type="float">
            <text:p>1,154313</text:p>
          </table:table-cell>
          <table:table-cell office:value-type="float" office:value="0.996808" calcext:value-type="float">
            <text:p>0,996808</text:p>
          </table:table-cell>
          <table:table-cell office:value-type="float" office:value="0.690526" calcext:value-type="float">
            <text:p>0,690526</text:p>
          </table:table-cell>
          <table:table-cell office:value-type="float" office:value="29.655005" calcext:value-type="float">
            <text:p>29,655005</text:p>
          </table:table-cell>
          <table:table-cell table:number-columns-repeated="1020"/>
        </table:table-row>
        <table:table-row table:style-name="ro1">
          <table:table-cell office:value-type="float" office:value="1.127542" calcext:value-type="float">
            <text:p>1,127542</text:p>
          </table:table-cell>
          <table:table-cell office:value-type="float" office:value="0.975937" calcext:value-type="float">
            <text:p>0,975937</text:p>
          </table:table-cell>
          <table:table-cell office:value-type="float" office:value="0.689474" calcext:value-type="float">
            <text:p>0,689474</text:p>
          </table:table-cell>
          <table:table-cell office:value-type="float" office:value="29.189432" calcext:value-type="float">
            <text:p>29,189432</text:p>
          </table:table-cell>
          <table:table-cell table:number-columns-repeated="1020"/>
        </table:table-row>
        <table:table-row table:style-name="ro1">
          <table:table-cell office:value-type="float" office:value="1.121003" calcext:value-type="float">
            <text:p>1,121003</text:p>
          </table:table-cell>
          <table:table-cell office:value-type="float" office:value="0.983762" calcext:value-type="float">
            <text:p>0,983762</text:p>
          </table:table-cell>
          <table:table-cell office:value-type="float" office:value="0.69" calcext:value-type="float">
            <text:p>0,69</text:p>
          </table:table-cell>
          <table:table-cell office:value-type="float" office:value="29.760362" calcext:value-type="float">
            <text:p>29,760362</text:p>
          </table:table-cell>
          <table:table-cell table:number-columns-repeated="1020"/>
        </table:table-row>
        <table:table-row table:style-name="ro1">
          <table:table-cell office:value-type="float" office:value="1.100493" calcext:value-type="float">
            <text:p>1,100493</text:p>
          </table:table-cell>
          <table:table-cell office:value-type="float" office:value="0.94314" calcext:value-type="float">
            <text:p>0,94314</text:p>
          </table:table-cell>
          <table:table-cell office:value-type="float" office:value="0.706842" calcext:value-type="float">
            <text:p>0,706842</text:p>
          </table:table-cell>
          <table:table-cell office:value-type="float" office:value="29.624786" calcext:value-type="float">
            <text:p>29,624786</text:p>
          </table:table-cell>
          <table:table-cell table:number-columns-repeated="1020"/>
        </table:table-row>
        <table:table-row table:style-name="ro1">
          <table:table-cell office:value-type="float" office:value="1.096664" calcext:value-type="float">
            <text:p>1,096664</text:p>
          </table:table-cell>
          <table:table-cell office:value-type="float" office:value="0.965566" calcext:value-type="float">
            <text:p>0,965566</text:p>
          </table:table-cell>
          <table:table-cell office:value-type="float" office:value="0.703684" calcext:value-type="float">
            <text:p>0,703684</text:p>
          </table:table-cell>
          <table:table-cell office:value-type="float" office:value="29.283502" calcext:value-type="float">
            <text:p>29,283502</text:p>
          </table:table-cell>
          <table:table-cell table:number-columns-repeated="1020"/>
        </table:table-row>
        <table:table-row table:style-name="ro1">
          <table:table-cell office:value-type="float" office:value="1.097464" calcext:value-type="float">
            <text:p>1,097464</text:p>
          </table:table-cell>
          <table:table-cell office:value-type="float" office:value="0.967128" calcext:value-type="float">
            <text:p>0,967128</text:p>
          </table:table-cell>
          <table:table-cell office:value-type="float" office:value="0.698947" calcext:value-type="float">
            <text:p>0,698947</text:p>
          </table:table-cell>
          <table:table-cell office:value-type="float" office:value="29.518102" calcext:value-type="float">
            <text:p>29,518102</text:p>
          </table:table-cell>
          <table:table-cell table:number-columns-repeated="1020"/>
        </table:table-row>
        <table:table-row table:style-name="ro1">
          <table:table-cell office:value-type="float" office:value="1.075" calcext:value-type="float">
            <text:p>1,075</text:p>
          </table:table-cell>
          <table:table-cell office:value-type="float" office:value="0.958709" calcext:value-type="float">
            <text:p>0,958709</text:p>
          </table:table-cell>
          <table:table-cell office:value-type="float" office:value="0.702632" calcext:value-type="float">
            <text:p>0,702632</text:p>
          </table:table-cell>
          <table:table-cell office:value-type="float" office:value="29.435964" calcext:value-type="float">
            <text:p>29,435964</text:p>
          </table:table-cell>
          <table:table-cell table:number-columns-repeated="1020"/>
        </table:table-row>
        <table:table-row table:style-name="ro1">
          <table:table-cell office:value-type="float" office:value="1.098227" calcext:value-type="float">
            <text:p>1,098227</text:p>
          </table:table-cell>
          <table:table-cell office:value-type="float" office:value="0.955069" calcext:value-type="float">
            <text:p>0,955069</text:p>
          </table:table-cell>
          <table:table-cell office:value-type="float" office:value="0.714737" calcext:value-type="float">
            <text:p>0,714737</text:p>
          </table:table-cell>
          <table:table-cell office:value-type="float" office:value="29.451278" calcext:value-type="float">
            <text:p>29,451278</text:p>
          </table:table-cell>
          <table:table-cell table:number-columns-repeated="1020"/>
        </table:table-row>
        <table:table-row table:style-name="ro1">
          <table:table-cell office:value-type="float" office:value="1.062273" calcext:value-type="float">
            <text:p>1,062273</text:p>
          </table:table-cell>
          <table:table-cell office:value-type="float" office:value="0.961599" calcext:value-type="float">
            <text:p>0,961599</text:p>
          </table:table-cell>
          <table:table-cell office:value-type="float" office:value="0.696316" calcext:value-type="float">
            <text:p>0,696316</text:p>
          </table:table-cell>
          <table:table-cell office:value-type="float" office:value="29.402534" calcext:value-type="float">
            <text:p>29,402534</text:p>
          </table:table-cell>
          <table:table-cell table:number-columns-repeated="1020"/>
        </table:table-row>
        <table:table-row table:style-name="ro1">
          <table:table-cell office:value-type="float" office:value="1.036908" calcext:value-type="float">
            <text:p>1,036908</text:p>
          </table:table-cell>
          <table:table-cell office:value-type="float" office:value="0.944507" calcext:value-type="float">
            <text:p>0,944507</text:p>
          </table:table-cell>
          <table:table-cell office:value-type="float" office:value="0.711053" calcext:value-type="float">
            <text:p>0,711053</text:p>
          </table:table-cell>
          <table:table-cell office:value-type="float" office:value="29.533015" calcext:value-type="float">
            <text:p>29,533015</text:p>
          </table:table-cell>
          <table:table-cell table:number-columns-repeated="1020"/>
        </table:table-row>
        <table:table-row table:style-name="ro1">
          <table:table-cell office:value-type="float" office:value="1.037469" calcext:value-type="float">
            <text:p>1,037469</text:p>
          </table:table-cell>
          <table:table-cell office:value-type="float" office:value="0.91841" calcext:value-type="float">
            <text:p>0,91841</text:p>
          </table:table-cell>
          <table:table-cell office:value-type="float" office:value="0.714211" calcext:value-type="float">
            <text:p>0,714211</text:p>
          </table:table-cell>
          <table:table-cell office:value-type="float" office:value="29.679279" calcext:value-type="float">
            <text:p>29,679279</text:p>
          </table:table-cell>
          <table:table-cell table:number-columns-repeated="1020"/>
        </table:table-row>
        <table:table-row table:style-name="ro1">
          <table:table-cell office:value-type="float" office:value="1.016349" calcext:value-type="float">
            <text:p>1,016349</text:p>
          </table:table-cell>
          <table:table-cell office:value-type="float" office:value="0.914039" calcext:value-type="float">
            <text:p>0,914039</text:p>
          </table:table-cell>
          <table:table-cell office:value-type="float" office:value="0.71" calcext:value-type="float">
            <text:p>0,71</text:p>
          </table:table-cell>
          <table:table-cell office:value-type="float" office:value="29.104237" calcext:value-type="float">
            <text:p>29,104237</text:p>
          </table:table-cell>
          <table:table-cell table:number-columns-repeated="1020"/>
        </table:table-row>
        <table:table-row table:style-name="ro1">
          <table:table-cell office:value-type="float" office:value="1.006235" calcext:value-type="float">
            <text:p>1,006235</text:p>
          </table:table-cell>
          <table:table-cell office:value-type="float" office:value="0.96074" calcext:value-type="float">
            <text:p>0,96074</text:p>
          </table:table-cell>
          <table:table-cell office:value-type="float" office:value="0.692632" calcext:value-type="float">
            <text:p>0,692632</text:p>
          </table:table-cell>
          <table:table-cell office:value-type="float" office:value="29.142808" calcext:value-type="float">
            <text:p>29,142808</text:p>
          </table:table-cell>
          <table:table-cell table:number-columns-repeated="1020"/>
        </table:table-row>
        <table:table-row table:style-name="ro1">
          <table:table-cell office:value-type="float" office:value="1.020323" calcext:value-type="float">
            <text:p>1,020323</text:p>
          </table:table-cell>
          <table:table-cell office:value-type="float" office:value="0.899157" calcext:value-type="float">
            <text:p>0,899157</text:p>
          </table:table-cell>
          <table:table-cell office:value-type="float" office:value="0.725263" calcext:value-type="float">
            <text:p>0,725263</text:p>
          </table:table-cell>
          <table:table-cell office:value-type="float" office:value="29.648579" calcext:value-type="float">
            <text:p>29,648579</text:p>
          </table:table-cell>
          <table:table-cell table:number-columns-repeated="1020"/>
        </table:table-row>
        <table:table-row table:style-name="ro1">
          <table:table-cell office:value-type="float" office:value="0.985173" calcext:value-type="float">
            <text:p>0,985173</text:p>
          </table:table-cell>
          <table:table-cell office:value-type="float" office:value="0.872389" calcext:value-type="float">
            <text:p>0,872389</text:p>
          </table:table-cell>
          <table:table-cell office:value-type="float" office:value="0.732105" calcext:value-type="float">
            <text:p>0,732105</text:p>
          </table:table-cell>
          <table:table-cell office:value-type="float" office:value="29.6462" calcext:value-type="float">
            <text:p>29,6462</text:p>
          </table:table-cell>
          <table:table-cell table:number-columns-repeated="1020"/>
        </table:table-row>
        <table:table-row table:style-name="ro1">
          <table:table-cell office:value-type="float" office:value="0.981674" calcext:value-type="float">
            <text:p>0,981674</text:p>
          </table:table-cell>
          <table:table-cell office:value-type="float" office:value="0.918382" calcext:value-type="float">
            <text:p>0,918382</text:p>
          </table:table-cell>
          <table:table-cell office:value-type="float" office:value="0.715789" calcext:value-type="float">
            <text:p>0,715789</text:p>
          </table:table-cell>
          <table:table-cell office:value-type="float" office:value="29.051345" calcext:value-type="float">
            <text:p>29,051345</text:p>
          </table:table-cell>
          <table:table-cell table:number-columns-repeated="1020"/>
        </table:table-row>
        <table:table-row table:style-name="ro1">
          <table:table-cell office:value-type="float" office:value="0.969822" calcext:value-type="float">
            <text:p>0,969822</text:p>
          </table:table-cell>
          <table:table-cell office:value-type="float" office:value="0.871526" calcext:value-type="float">
            <text:p>0,871526</text:p>
          </table:table-cell>
          <table:table-cell office:value-type="float" office:value="0.725789" calcext:value-type="float">
            <text:p>0,725789</text:p>
          </table:table-cell>
          <table:table-cell office:value-type="float" office:value="29.179307" calcext:value-type="float">
            <text:p>29,179307</text:p>
          </table:table-cell>
          <table:table-cell table:number-columns-repeated="1020"/>
        </table:table-row>
        <table:table-row table:style-name="ro1">
          <table:table-cell office:value-type="float" office:value="0.968621" calcext:value-type="float">
            <text:p>0,968621</text:p>
          </table:table-cell>
          <table:table-cell office:value-type="float" office:value="0.875897" calcext:value-type="float">
            <text:p>0,875897</text:p>
          </table:table-cell>
          <table:table-cell office:value-type="float" office:value="0.733158" calcext:value-type="float">
            <text:p>0,733158</text:p>
          </table:table-cell>
          <table:table-cell office:value-type="float" office:value="29.456122" calcext:value-type="float">
            <text:p>29,456122</text:p>
          </table:table-cell>
          <table:table-cell table:number-columns-repeated="1020"/>
        </table:table-row>
        <table:table-row table:style-name="ro1">
          <table:table-cell office:value-type="float" office:value="0.950331" calcext:value-type="float">
            <text:p>0,950331</text:p>
          </table:table-cell>
          <table:table-cell office:value-type="float" office:value="0.859506" calcext:value-type="float">
            <text:p>0,859506</text:p>
          </table:table-cell>
          <table:table-cell office:value-type="float" office:value="0.729474" calcext:value-type="float">
            <text:p>0,729474</text:p>
          </table:table-cell>
          <table:table-cell office:value-type="float" office:value="29.473597" calcext:value-type="float">
            <text:p>29,473597</text:p>
          </table:table-cell>
          <table:table-cell table:number-columns-repeated="1020"/>
        </table:table-row>
        <table:table-row table:style-name="ro1">
          <table:table-cell office:value-type="float" office:value="0.944783" calcext:value-type="float">
            <text:p>0,944783</text:p>
          </table:table-cell>
          <table:table-cell office:value-type="float" office:value="0.904586" calcext:value-type="float">
            <text:p>0,904586</text:p>
          </table:table-cell>
          <table:table-cell office:value-type="float" office:value="0.722105" calcext:value-type="float">
            <text:p>0,722105</text:p>
          </table:table-cell>
          <table:table-cell office:value-type="float" office:value="29.054946" calcext:value-type="float">
            <text:p>29,054946</text:p>
          </table:table-cell>
          <table:table-cell table:number-columns-repeated="1020"/>
        </table:table-row>
        <table:table-row table:style-name="ro1">
          <table:table-cell office:value-type="float" office:value="0.953392" calcext:value-type="float">
            <text:p>0,953392</text:p>
          </table:table-cell>
          <table:table-cell office:value-type="float" office:value="0.901448" calcext:value-type="float">
            <text:p>0,901448</text:p>
          </table:table-cell>
          <table:table-cell office:value-type="float" office:value="0.72" calcext:value-type="float">
            <text:p>0,72</text:p>
          </table:table-cell>
          <table:table-cell office:value-type="float" office:value="29.37494" calcext:value-type="float">
            <text:p>29,37494</text:p>
          </table:table-cell>
          <table:table-cell table:number-columns-repeated="1020"/>
        </table:table-row>
        <table:table-row table:style-name="ro1">
          <table:table-cell office:value-type="float" office:value="0.927423" calcext:value-type="float">
            <text:p>0,927423</text:p>
          </table:table-cell>
          <table:table-cell office:value-type="float" office:value="0.892572" calcext:value-type="float">
            <text:p>0,892572</text:p>
          </table:table-cell>
          <table:table-cell office:value-type="float" office:value="0.713684" calcext:value-type="float">
            <text:p>0,713684</text:p>
          </table:table-cell>
          <table:table-cell office:value-type="float" office:value="29.355097" calcext:value-type="float">
            <text:p>29,355097</text:p>
          </table:table-cell>
          <table:table-cell table:number-columns-repeated="1020"/>
        </table:table-row>
        <table:table-row table:style-name="ro1">
          <table:table-cell office:value-type="float" office:value="0.931257" calcext:value-type="float">
            <text:p>0,931257</text:p>
          </table:table-cell>
          <table:table-cell office:value-type="float" office:value="0.851949" calcext:value-type="float">
            <text:p>0,851949</text:p>
          </table:table-cell>
          <table:table-cell office:value-type="float" office:value="0.740526" calcext:value-type="float">
            <text:p>0,740526</text:p>
          </table:table-cell>
          <table:table-cell office:value-type="float" office:value="29.794891" calcext:value-type="float">
            <text:p>29,794891</text:p>
          </table:table-cell>
          <table:table-cell table:number-columns-repeated="1020"/>
        </table:table-row>
        <table:table-row table:style-name="ro1">
          <table:table-cell office:value-type="float" office:value="0.913931" calcext:value-type="float">
            <text:p>0,913931</text:p>
          </table:table-cell>
          <table:table-cell office:value-type="float" office:value="0.88771" calcext:value-type="float">
            <text:p>0,88771</text:p>
          </table:table-cell>
          <table:table-cell office:value-type="float" office:value="0.727368" calcext:value-type="float">
            <text:p>0,727368</text:p>
          </table:table-cell>
          <table:table-cell office:value-type="float" office:value="28.962849" calcext:value-type="float">
            <text:p>28,962849</text:p>
          </table:table-cell>
          <table:table-cell table:number-columns-repeated="1020"/>
        </table:table-row>
        <table:table-row table:style-name="ro1">
          <table:table-cell office:value-type="float" office:value="0.89784" calcext:value-type="float">
            <text:p>0,89784</text:p>
          </table:table-cell>
          <table:table-cell office:value-type="float" office:value="0.858362" calcext:value-type="float">
            <text:p>0,858362</text:p>
          </table:table-cell>
          <table:table-cell office:value-type="float" office:value="0.733158" calcext:value-type="float">
            <text:p>0,733158</text:p>
          </table:table-cell>
          <table:table-cell office:value-type="float" office:value="29.570722" calcext:value-type="float">
            <text:p>29,570722</text:p>
          </table:table-cell>
          <table:table-cell table:number-columns-repeated="1020"/>
        </table:table-row>
        <table:table-row table:style-name="ro1">
          <table:table-cell office:value-type="float" office:value="0.893997" calcext:value-type="float">
            <text:p>0,893997</text:p>
          </table:table-cell>
          <table:table-cell office:value-type="float" office:value="0.867517" calcext:value-type="float">
            <text:p>0,867517</text:p>
          </table:table-cell>
          <table:table-cell office:value-type="float" office:value="0.728947" calcext:value-type="float">
            <text:p>0,728947</text:p>
          </table:table-cell>
          <table:table-cell office:value-type="float" office:value="29.225418" calcext:value-type="float">
            <text:p>29,225418</text:p>
          </table:table-cell>
          <table:table-cell table:number-columns-repeated="1020"/>
        </table:table-row>
        <table:table-row table:style-name="ro1">
          <table:table-cell office:value-type="float" office:value="0.86995" calcext:value-type="float">
            <text:p>0,86995</text:p>
          </table:table-cell>
          <table:table-cell office:value-type="float" office:value="0.866892" calcext:value-type="float">
            <text:p>0,866892</text:p>
          </table:table-cell>
          <table:table-cell office:value-type="float" office:value="0.735263" calcext:value-type="float">
            <text:p>0,735263</text:p>
          </table:table-cell>
          <table:table-cell office:value-type="float" office:value="29.228298" calcext:value-type="float">
            <text:p>29,228298</text:p>
          </table:table-cell>
          <table:table-cell table:number-columns-repeated="1020"/>
        </table:table-row>
        <table:table-row table:style-name="ro1">
          <table:table-cell office:value-type="float" office:value="0.87169" calcext:value-type="float">
            <text:p>0,87169</text:p>
          </table:table-cell>
          <table:table-cell office:value-type="float" office:value="0.890234" calcext:value-type="float">
            <text:p>0,890234</text:p>
          </table:table-cell>
          <table:table-cell office:value-type="float" office:value="0.718421" calcext:value-type="float">
            <text:p>0,718421</text:p>
          </table:table-cell>
          <table:table-cell office:value-type="float" office:value="29.207305" calcext:value-type="float">
            <text:p>29,207305</text:p>
          </table:table-cell>
          <table:table-cell table:number-columns-repeated="1020"/>
        </table:table-row>
        <table:table-row table:style-name="ro1">
          <table:table-cell office:value-type="float" office:value="0.869606" calcext:value-type="float">
            <text:p>0,869606</text:p>
          </table:table-cell>
          <table:table-cell office:value-type="float" office:value="0.861603" calcext:value-type="float">
            <text:p>0,861603</text:p>
          </table:table-cell>
          <table:table-cell office:value-type="float" office:value="0.738421" calcext:value-type="float">
            <text:p>0,738421</text:p>
          </table:table-cell>
          <table:table-cell office:value-type="float" office:value="29.617808" calcext:value-type="float">
            <text:p>29,617808</text:p>
          </table:table-cell>
          <table:table-cell table:number-columns-repeated="1020"/>
        </table:table-row>
        <table:table-row table:style-name="ro1">
          <table:table-cell office:value-type="float" office:value="0.858722" calcext:value-type="float">
            <text:p>0,858722</text:p>
          </table:table-cell>
          <table:table-cell office:value-type="float" office:value="0.841442" calcext:value-type="float">
            <text:p>0,841442</text:p>
          </table:table-cell>
          <table:table-cell office:value-type="float" office:value="0.741579" calcext:value-type="float">
            <text:p>0,741579</text:p>
          </table:table-cell>
          <table:table-cell office:value-type="float" office:value="29.508246" calcext:value-type="float">
            <text:p>29,508246</text:p>
          </table:table-cell>
          <table:table-cell table:number-columns-repeated="1020"/>
        </table:table-row>
        <table:table-row table:style-name="ro1">
          <table:table-cell office:value-type="float" office:value="0.876669" calcext:value-type="float">
            <text:p>0,876669</text:p>
          </table:table-cell>
          <table:table-cell office:value-type="float" office:value="0.833084" calcext:value-type="float">
            <text:p>0,833084</text:p>
          </table:table-cell>
          <table:table-cell office:value-type="float" office:value="0.743684" calcext:value-type="float">
            <text:p>0,743684</text:p>
          </table:table-cell>
          <table:table-cell office:value-type="float" office:value="29.225702" calcext:value-type="float">
            <text:p>29,225702</text:p>
          </table:table-cell>
          <table:table-cell table:number-columns-repeated="1020"/>
        </table:table-row>
        <table:table-row table:style-name="ro1">
          <table:table-cell office:value-type="float" office:value="0.835837" calcext:value-type="float">
            <text:p>0,835837</text:p>
          </table:table-cell>
          <table:table-cell office:value-type="float" office:value="0.869039" calcext:value-type="float">
            <text:p>0,869039</text:p>
          </table:table-cell>
          <table:table-cell office:value-type="float" office:value="0.734211" calcext:value-type="float">
            <text:p>0,734211</text:p>
          </table:table-cell>
          <table:table-cell office:value-type="float" office:value="29.736189" calcext:value-type="float">
            <text:p>29,736189</text:p>
          </table:table-cell>
          <table:table-cell table:number-columns-repeated="1020"/>
        </table:table-row>
        <table:table-row table:style-name="ro1">
          <table:table-cell office:value-type="float" office:value="0.825997" calcext:value-type="float">
            <text:p>0,825997</text:p>
          </table:table-cell>
          <table:table-cell office:value-type="float" office:value="0.851928" calcext:value-type="float">
            <text:p>0,851928</text:p>
          </table:table-cell>
          <table:table-cell office:value-type="float" office:value="0.74" calcext:value-type="float">
            <text:p>0,74</text:p>
          </table:table-cell>
          <table:table-cell office:value-type="float" office:value="29.19811" calcext:value-type="float">
            <text:p>29,19811</text:p>
          </table:table-cell>
          <table:table-cell table:number-columns-repeated="1020"/>
        </table:table-row>
        <table:table-row table:style-name="ro1">
          <table:table-cell office:value-type="float" office:value="0.839331" calcext:value-type="float">
            <text:p>0,839331</text:p>
          </table:table-cell>
          <table:table-cell office:value-type="float" office:value="0.815623" calcext:value-type="float">
            <text:p>0,815623</text:p>
          </table:table-cell>
          <table:table-cell office:value-type="float" office:value="0.754211" calcext:value-type="float">
            <text:p>0,754211</text:p>
          </table:table-cell>
          <table:table-cell office:value-type="float" office:value="29.301958" calcext:value-type="float">
            <text:p>29,301958</text:p>
          </table:table-cell>
          <table:table-cell table:number-columns-repeated="1020"/>
        </table:table-row>
        <table:table-row table:style-name="ro1">
          <table:table-cell office:value-type="float" office:value="0.828764" calcext:value-type="float">
            <text:p>0,828764</text:p>
          </table:table-cell>
          <table:table-cell office:value-type="float" office:value="0.808325" calcext:value-type="float">
            <text:p>0,808325</text:p>
          </table:table-cell>
          <table:table-cell office:value-type="float" office:value="0.747895" calcext:value-type="float">
            <text:p>0,747895</text:p>
          </table:table-cell>
          <table:table-cell office:value-type="float" office:value="29.614497" calcext:value-type="float">
            <text:p>29,614497</text:p>
          </table:table-cell>
          <table:table-cell table:number-columns-repeated="1020"/>
        </table:table-row>
        <table:table-row table:style-name="ro1">
          <table:table-cell office:value-type="float" office:value="0.832565" calcext:value-type="float">
            <text:p>0,832565</text:p>
          </table:table-cell>
          <table:table-cell office:value-type="float" office:value="0.837992" calcext:value-type="float">
            <text:p>0,837992</text:p>
          </table:table-cell>
          <table:table-cell office:value-type="float" office:value="0.743158" calcext:value-type="float">
            <text:p>0,743158</text:p>
          </table:table-cell>
          <table:table-cell office:value-type="float" office:value="29.089988" calcext:value-type="float">
            <text:p>29,089988</text:p>
          </table:table-cell>
          <table:table-cell table:number-columns-repeated="1020"/>
        </table:table-row>
        <table:table-row table:style-name="ro1">
          <table:table-cell office:value-type="float" office:value="0.817027" calcext:value-type="float">
            <text:p>0,817027</text:p>
          </table:table-cell>
          <table:table-cell office:value-type="float" office:value="0.824001" calcext:value-type="float">
            <text:p>0,824001</text:p>
          </table:table-cell>
          <table:table-cell office:value-type="float" office:value="0.746842" calcext:value-type="float">
            <text:p>0,746842</text:p>
          </table:table-cell>
          <table:table-cell office:value-type="float" office:value="29.139241" calcext:value-type="float">
            <text:p>29,139241</text:p>
          </table:table-cell>
          <table:table-cell table:number-columns-repeated="1020"/>
        </table:table-row>
        <table:table-row table:style-name="ro1">
          <table:table-cell office:value-type="float" office:value="0.799139" calcext:value-type="float">
            <text:p>0,799139</text:p>
          </table:table-cell>
          <table:table-cell office:value-type="float" office:value="0.795729" calcext:value-type="float">
            <text:p>0,795729</text:p>
          </table:table-cell>
          <table:table-cell office:value-type="float" office:value="0.764737" calcext:value-type="float">
            <text:p>0,764737</text:p>
          </table:table-cell>
          <table:table-cell office:value-type="float" office:value="29.562431" calcext:value-type="float">
            <text:p>29,562431</text:p>
          </table:table-cell>
          <table:table-cell table:number-columns-repeated="1020"/>
        </table:table-row>
        <table:table-row table:style-name="ro1">
          <table:table-cell office:value-type="float" office:value="0.809317" calcext:value-type="float">
            <text:p>0,809317</text:p>
          </table:table-cell>
          <table:table-cell office:value-type="float" office:value="0.835691" calcext:value-type="float">
            <text:p>0,835691</text:p>
          </table:table-cell>
          <table:table-cell office:value-type="float" office:value="0.751579" calcext:value-type="float">
            <text:p>0,751579</text:p>
          </table:table-cell>
          <table:table-cell office:value-type="float" office:value="29.158458" calcext:value-type="float">
            <text:p>29,158458</text:p>
          </table:table-cell>
          <table:table-cell table:number-columns-repeated="1020"/>
        </table:table-row>
        <table:table-row table:style-name="ro1">
          <table:table-cell office:value-type="float" office:value="0.796838" calcext:value-type="float">
            <text:p>0,796838</text:p>
          </table:table-cell>
          <table:table-cell office:value-type="float" office:value="0.796165" calcext:value-type="float">
            <text:p>0,796165</text:p>
          </table:table-cell>
          <table:table-cell office:value-type="float" office:value="0.756842" calcext:value-type="float">
            <text:p>0,756842</text:p>
          </table:table-cell>
          <table:table-cell office:value-type="float" office:value="29.462945" calcext:value-type="float">
            <text:p>29,462945</text:p>
          </table:table-cell>
          <table:table-cell table:number-columns-repeated="1020"/>
        </table:table-row>
        <table:table-row table:style-name="ro1">
          <table:table-cell office:value-type="float" office:value="0.763824" calcext:value-type="float">
            <text:p>0,763824</text:p>
          </table:table-cell>
          <table:table-cell office:value-type="float" office:value="0.85983" calcext:value-type="float">
            <text:p>0,85983</text:p>
          </table:table-cell>
          <table:table-cell office:value-type="float" office:value="0.742632" calcext:value-type="float">
            <text:p>0,742632</text:p>
          </table:table-cell>
          <table:table-cell office:value-type="float" office:value="29.214637" calcext:value-type="float">
            <text:p>29,214637</text:p>
          </table:table-cell>
          <table:table-cell table:number-columns-repeated="1020"/>
        </table:table-row>
        <table:table-row table:style-name="ro1">
          <table:table-cell office:value-type="float" office:value="0.78621" calcext:value-type="float">
            <text:p>0,78621</text:p>
          </table:table-cell>
          <table:table-cell office:value-type="float" office:value="0.801135" calcext:value-type="float">
            <text:p>0,801135</text:p>
          </table:table-cell>
          <table:table-cell office:value-type="float" office:value="0.761053" calcext:value-type="float">
            <text:p>0,761053</text:p>
          </table:table-cell>
          <table:table-cell office:value-type="float" office:value="29.508676" calcext:value-type="float">
            <text:p>29,508676</text:p>
          </table:table-cell>
          <table:table-cell table:number-columns-repeated="1020"/>
        </table:table-row>
        <table:table-row table:style-name="ro1">
          <table:table-cell office:value-type="float" office:value="0.788164" calcext:value-type="float">
            <text:p>0,788164</text:p>
          </table:table-cell>
          <table:table-cell office:value-type="float" office:value="0.80326" calcext:value-type="float">
            <text:p>0,80326</text:p>
          </table:table-cell>
          <table:table-cell office:value-type="float" office:value="0.754211" calcext:value-type="float">
            <text:p>0,754211</text:p>
          </table:table-cell>
          <table:table-cell office:value-type="float" office:value="29.529886" calcext:value-type="float">
            <text:p>29,529886</text:p>
          </table:table-cell>
          <table:table-cell table:number-columns-repeated="1020"/>
        </table:table-row>
        <table:table-row table:style-name="ro1">
          <table:table-cell office:value-type="float" office:value="0.774752" calcext:value-type="float">
            <text:p>0,774752</text:p>
          </table:table-cell>
          <table:table-cell office:value-type="float" office:value="0.833034" calcext:value-type="float">
            <text:p>0,833034</text:p>
          </table:table-cell>
          <table:table-cell office:value-type="float" office:value="0.75" calcext:value-type="float">
            <text:p>0,75</text:p>
          </table:table-cell>
          <table:table-cell office:value-type="float" office:value="29.130009" calcext:value-type="float">
            <text:p>29,130009</text:p>
          </table:table-cell>
          <table:table-cell table:number-columns-repeated="1020"/>
        </table:table-row>
        <table:table-row table:style-name="ro1">
          <table:table-cell office:value-type="float" office:value="0.753307" calcext:value-type="float">
            <text:p>0,753307</text:p>
          </table:table-cell>
          <table:table-cell office:value-type="float" office:value="0.821511" calcext:value-type="float">
            <text:p>0,821511</text:p>
          </table:table-cell>
          <table:table-cell office:value-type="float" office:value="0.757895" calcext:value-type="float">
            <text:p>0,757895</text:p>
          </table:table-cell>
          <table:table-cell office:value-type="float" office:value="29.466131" calcext:value-type="float">
            <text:p>29,466131</text:p>
          </table:table-cell>
          <table:table-cell table:number-columns-repeated="1020"/>
        </table:table-row>
        <table:table-row table:style-name="ro1">
          <table:table-cell office:value-type="float" office:value="0.750041" calcext:value-type="float">
            <text:p>0,750041</text:p>
          </table:table-cell>
          <table:table-cell office:value-type="float" office:value="0.821786" calcext:value-type="float">
            <text:p>0,821786</text:p>
          </table:table-cell>
          <table:table-cell office:value-type="float" office:value="0.766842" calcext:value-type="float">
            <text:p>0,766842</text:p>
          </table:table-cell>
          <table:table-cell office:value-type="float" office:value="29.417952" calcext:value-type="float">
            <text:p>29,417952</text:p>
          </table:table-cell>
          <table:table-cell table:number-columns-repeated="1020"/>
        </table:table-row>
        <table:table-row table:style-name="ro1">
          <table:table-cell office:value-type="float" office:value="0.733436" calcext:value-type="float">
            <text:p>0,733436</text:p>
          </table:table-cell>
          <table:table-cell office:value-type="float" office:value="0.84253" calcext:value-type="float">
            <text:p>0,84253</text:p>
          </table:table-cell>
          <table:table-cell office:value-type="float" office:value="0.744211" calcext:value-type="float">
            <text:p>0,744211</text:p>
          </table:table-cell>
          <table:table-cell office:value-type="float" office:value="29.131219" calcext:value-type="float">
            <text:p>29,131219</text:p>
          </table:table-cell>
          <table:table-cell table:number-columns-repeated="1020"/>
        </table:table-row>
        <table:table-row table:style-name="ro1">
          <table:table-cell office:value-type="float" office:value="0.729751" calcext:value-type="float">
            <text:p>0,729751</text:p>
          </table:table-cell>
          <table:table-cell office:value-type="float" office:value="0.807825" calcext:value-type="float">
            <text:p>0,807825</text:p>
          </table:table-cell>
          <table:table-cell office:value-type="float" office:value="0.754211" calcext:value-type="float">
            <text:p>0,754211</text:p>
          </table:table-cell>
          <table:table-cell office:value-type="float" office:value="29.339222" calcext:value-type="float">
            <text:p>29,339222</text:p>
          </table:table-cell>
          <table:table-cell table:number-columns-repeated="1020"/>
        </table:table-row>
        <table:table-row table:style-name="ro1">
          <table:table-cell office:value-type="float" office:value="0.726752" calcext:value-type="float">
            <text:p>0,726752</text:p>
          </table:table-cell>
          <table:table-cell office:value-type="float" office:value="0.837486" calcext:value-type="float">
            <text:p>0,837486</text:p>
          </table:table-cell>
          <table:table-cell office:value-type="float" office:value="0.748947" calcext:value-type="float">
            <text:p>0,748947</text:p>
          </table:table-cell>
          <table:table-cell office:value-type="float" office:value="29.157265" calcext:value-type="float">
            <text:p>29,157265</text:p>
          </table:table-cell>
          <table:table-cell table:number-columns-repeated="1020"/>
        </table:table-row>
        <table:table-row table:style-name="ro1">
          <table:table-cell office:value-type="float" office:value="0.740389" calcext:value-type="float">
            <text:p>0,740389</text:p>
          </table:table-cell>
          <table:table-cell office:value-type="float" office:value="0.842014" calcext:value-type="float">
            <text:p>0,842014</text:p>
          </table:table-cell>
          <table:table-cell office:value-type="float" office:value="0.750526" calcext:value-type="float">
            <text:p>0,750526</text:p>
          </table:table-cell>
          <table:table-cell office:value-type="float" office:value="29.487753" calcext:value-type="float">
            <text:p>29,487753</text:p>
          </table:table-cell>
          <table:table-cell table:number-columns-repeated="1020"/>
        </table:table-row>
        <table:table-row table:style-name="ro1">
          <table:table-cell office:value-type="float" office:value="0.724299" calcext:value-type="float">
            <text:p>0,724299</text:p>
          </table:table-cell>
          <table:table-cell office:value-type="float" office:value="0.778556" calcext:value-type="float">
            <text:p>0,778556</text:p>
          </table:table-cell>
          <table:table-cell office:value-type="float" office:value="0.766842" calcext:value-type="float">
            <text:p>0,766842</text:p>
          </table:table-cell>
          <table:table-cell office:value-type="float" office:value="28.999206" calcext:value-type="float">
            <text:p>28,999206</text:p>
          </table:table-cell>
          <table:table-cell table:number-columns-repeated="1020"/>
        </table:table-row>
        <table:table-row table:style-name="ro1">
          <table:table-cell office:value-type="float" office:value="0.716015" calcext:value-type="float">
            <text:p>0,716015</text:p>
          </table:table-cell>
          <table:table-cell office:value-type="float" office:value="0.814923" calcext:value-type="float">
            <text:p>0,814923</text:p>
          </table:table-cell>
          <table:table-cell office:value-type="float" office:value="0.760526" calcext:value-type="float">
            <text:p>0,760526</text:p>
          </table:table-cell>
          <table:table-cell office:value-type="float" office:value="29.279126" calcext:value-type="float">
            <text:p>29,279126</text:p>
          </table:table-cell>
          <table:table-cell table:number-columns-repeated="1020"/>
        </table:table-row>
        <table:table-row table:style-name="ro1">
          <table:table-cell office:value-type="float" office:value="0.701954" calcext:value-type="float">
            <text:p>0,701954</text:p>
          </table:table-cell>
          <table:table-cell office:value-type="float" office:value="0.764255" calcext:value-type="float">
            <text:p>0,764255</text:p>
          </table:table-cell>
          <table:table-cell office:value-type="float" office:value="0.771053" calcext:value-type="float">
            <text:p>0,771053</text:p>
          </table:table-cell>
          <table:table-cell office:value-type="float" office:value="29.62368" calcext:value-type="float">
            <text:p>29,62368</text:p>
          </table:table-cell>
          <table:table-cell table:number-columns-repeated="1020"/>
        </table:table-row>
        <table:table-row table:style-name="ro1">
          <table:table-cell office:value-type="float" office:value="0.707452" calcext:value-type="float">
            <text:p>0,707452</text:p>
          </table:table-cell>
          <table:table-cell office:value-type="float" office:value="0.776359" calcext:value-type="float">
            <text:p>0,776359</text:p>
          </table:table-cell>
          <table:table-cell office:value-type="float" office:value="0.776842" calcext:value-type="float">
            <text:p>0,776842</text:p>
          </table:table-cell>
          <table:table-cell office:value-type="float" office:value="29.065488" calcext:value-type="float">
            <text:p>29,065488</text:p>
          </table:table-cell>
          <table:table-cell table:number-columns-repeated="1020"/>
        </table:table-row>
        <table:table-row table:style-name="ro1">
          <table:table-cell office:value-type="float" office:value="0.699651" calcext:value-type="float">
            <text:p>0,699651</text:p>
          </table:table-cell>
          <table:table-cell office:value-type="float" office:value="0.778525" calcext:value-type="float">
            <text:p>0,778525</text:p>
          </table:table-cell>
          <table:table-cell office:value-type="float" office:value="0.76" calcext:value-type="float">
            <text:p>0,76</text:p>
          </table:table-cell>
          <table:table-cell office:value-type="float" office:value="29.540379" calcext:value-type="float">
            <text:p>29,540379</text:p>
          </table:table-cell>
          <table:table-cell table:number-columns-repeated="1020"/>
        </table:table-row>
        <table:table-row table:style-name="ro1">
          <table:table-cell office:value-type="float" office:value="0.709147" calcext:value-type="float">
            <text:p>0,709147</text:p>
          </table:table-cell>
          <table:table-cell office:value-type="float" office:value="0.784822" calcext:value-type="float">
            <text:p>0,784822</text:p>
          </table:table-cell>
          <table:table-cell office:value-type="float" office:value="0.762632" calcext:value-type="float">
            <text:p>0,762632</text:p>
          </table:table-cell>
          <table:table-cell office:value-type="float" office:value="29.28416" calcext:value-type="float">
            <text:p>29,28416</text:p>
          </table:table-cell>
          <table:table-cell table:number-columns-repeated="1020"/>
        </table:table-row>
        <table:table-row table:style-name="ro1">
          <table:table-cell office:value-type="float" office:value="0.686325" calcext:value-type="float">
            <text:p>0,686325</text:p>
          </table:table-cell>
          <table:table-cell office:value-type="float" office:value="0.781041" calcext:value-type="float">
            <text:p>0,781041</text:p>
          </table:table-cell>
          <table:table-cell office:value-type="float" office:value="0.772632" calcext:value-type="float">
            <text:p>0,772632</text:p>
          </table:table-cell>
          <table:table-cell office:value-type="float" office:value="29.281398" calcext:value-type="float">
            <text:p>29,281398</text:p>
          </table:table-cell>
          <table:table-cell table:number-columns-repeated="1020"/>
        </table:table-row>
        <table:table-row table:style-name="ro1">
          <table:table-cell office:value-type="float" office:value="0.686961" calcext:value-type="float">
            <text:p>0,686961</text:p>
          </table:table-cell>
          <table:table-cell office:value-type="float" office:value="0.76818" calcext:value-type="float">
            <text:p>0,76818</text:p>
          </table:table-cell>
          <table:table-cell office:value-type="float" office:value="0.763158" calcext:value-type="float">
            <text:p>0,763158</text:p>
          </table:table-cell>
          <table:table-cell office:value-type="float" office:value="29.08214" calcext:value-type="float">
            <text:p>29,08214</text:p>
          </table:table-cell>
          <table:table-cell table:number-columns-repeated="1020"/>
        </table:table-row>
        <table:table-row table:style-name="ro1">
          <table:table-cell office:value-type="float" office:value="0.672854" calcext:value-type="float">
            <text:p>0,672854</text:p>
          </table:table-cell>
          <table:table-cell office:value-type="float" office:value="0.815304" calcext:value-type="float">
            <text:p>0,815304</text:p>
          </table:table-cell>
          <table:table-cell office:value-type="float" office:value="0.75" calcext:value-type="float">
            <text:p>0,75</text:p>
          </table:table-cell>
          <table:table-cell office:value-type="float" office:value="29.116531" calcext:value-type="float">
            <text:p>29,116531</text:p>
          </table:table-cell>
          <table:table-cell table:number-columns-repeated="1020"/>
        </table:table-row>
        <table:table-row table:style-name="ro1">
          <table:table-cell office:value-type="float" office:value="0.700997" calcext:value-type="float">
            <text:p>0,700997</text:p>
          </table:table-cell>
          <table:table-cell office:value-type="float" office:value="0.807304" calcext:value-type="float">
            <text:p>0,807304</text:p>
          </table:table-cell>
          <table:table-cell office:value-type="float" office:value="0.757368" calcext:value-type="float">
            <text:p>0,757368</text:p>
          </table:table-cell>
          <table:table-cell office:value-type="float" office:value="29.341963" calcext:value-type="float">
            <text:p>29,341963</text:p>
          </table:table-cell>
          <table:table-cell table:number-columns-repeated="1020"/>
        </table:table-row>
        <table:table-row table:style-name="ro1">
          <table:table-cell office:value-type="float" office:value="0.675113" calcext:value-type="float">
            <text:p>0,675113</text:p>
          </table:table-cell>
          <table:table-cell office:value-type="float" office:value="0.831314" calcext:value-type="float">
            <text:p>0,831314</text:p>
          </table:table-cell>
          <table:table-cell office:value-type="float" office:value="0.751053" calcext:value-type="float">
            <text:p>0,751053</text:p>
          </table:table-cell>
          <table:table-cell office:value-type="float" office:value="29.843518" calcext:value-type="float">
            <text:p>29,843518</text:p>
          </table:table-cell>
          <table:table-cell table:number-columns-repeated="1020"/>
        </table:table-row>
        <table:table-row table:style-name="ro1">
          <table:table-cell office:value-type="float" office:value="0.692878" calcext:value-type="float">
            <text:p>0,692878</text:p>
          </table:table-cell>
          <table:table-cell office:value-type="float" office:value="0.769426" calcext:value-type="float">
            <text:p>0,769426</text:p>
          </table:table-cell>
          <table:table-cell office:value-type="float" office:value="0.775789" calcext:value-type="float">
            <text:p>0,775789</text:p>
          </table:table-cell>
          <table:table-cell office:value-type="float" office:value="29.023131" calcext:value-type="float">
            <text:p>29,023131</text:p>
          </table:table-cell>
          <table:table-cell table:number-columns-repeated="1020"/>
        </table:table-row>
        <table:table-row table:style-name="ro1">
          <table:table-cell office:value-type="float" office:value="0.642338" calcext:value-type="float">
            <text:p>0,642338</text:p>
          </table:table-cell>
          <table:table-cell office:value-type="float" office:value="0.75833" calcext:value-type="float">
            <text:p>0,75833</text:p>
          </table:table-cell>
          <table:table-cell office:value-type="float" office:value="0.774737" calcext:value-type="float">
            <text:p>0,774737</text:p>
          </table:table-cell>
          <table:table-cell office:value-type="float" office:value="29.351948" calcext:value-type="float">
            <text:p>29,351948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Class_7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2621" calcext:value-type="float">
            <text:p>3,092621</text:p>
          </table:table-cell>
          <table:table-cell office:value-type="float" office:value="2.979636" calcext:value-type="float">
            <text:p>2,979636</text:p>
          </table:table-cell>
          <table:table-cell office:value-type="float" office:value="0.065426" calcext:value-type="float">
            <text:p>0,065426</text:p>
          </table:table-cell>
          <table:table-cell office:value-type="float" office:value="29.435529" calcext:value-type="float">
            <text:p>29,435529</text:p>
          </table:table-cell>
          <table:table-cell table:number-columns-repeated="1020"/>
        </table:table-row>
        <table:table-row table:style-name="ro1">
          <table:table-cell office:value-type="float" office:value="3.075026" calcext:value-type="float">
            <text:p>3,075026</text:p>
          </table:table-cell>
          <table:table-cell office:value-type="float" office:value="2.963432" calcext:value-type="float">
            <text:p>2,963432</text:p>
          </table:table-cell>
          <table:table-cell office:value-type="float" office:value="0.056383" calcext:value-type="float">
            <text:p>0,056383</text:p>
          </table:table-cell>
          <table:table-cell office:value-type="float" office:value="29.653897" calcext:value-type="float">
            <text:p>29,653897</text:p>
          </table:table-cell>
          <table:table-cell table:number-columns-repeated="1020"/>
        </table:table-row>
        <table:table-row table:style-name="ro1">
          <table:table-cell office:value-type="float" office:value="3.061067" calcext:value-type="float">
            <text:p>3,061067</text:p>
          </table:table-cell>
          <table:table-cell office:value-type="float" office:value="2.936041" calcext:value-type="float">
            <text:p>2,936041</text:p>
          </table:table-cell>
          <table:table-cell office:value-type="float" office:value="0.087766" calcext:value-type="float">
            <text:p>0,087766</text:p>
          </table:table-cell>
          <table:table-cell office:value-type="float" office:value="29.282824" calcext:value-type="float">
            <text:p>29,282824</text:p>
          </table:table-cell>
          <table:table-cell table:number-columns-repeated="1020"/>
        </table:table-row>
        <table:table-row table:style-name="ro1">
          <table:table-cell office:value-type="float" office:value="3.012301" calcext:value-type="float">
            <text:p>3,012301</text:p>
          </table:table-cell>
          <table:table-cell office:value-type="float" office:value="2.792134" calcext:value-type="float">
            <text:p>2,792134</text:p>
          </table:table-cell>
          <table:table-cell office:value-type="float" office:value="0.170745" calcext:value-type="float">
            <text:p>0,170745</text:p>
          </table:table-cell>
          <table:table-cell office:value-type="float" office:value="29.680648" calcext:value-type="float">
            <text:p>29,680648</text:p>
          </table:table-cell>
          <table:table-cell table:number-columns-repeated="1020"/>
        </table:table-row>
        <table:table-row table:style-name="ro1">
          <table:table-cell office:value-type="float" office:value="2.865925" calcext:value-type="float">
            <text:p>2,865925</text:p>
          </table:table-cell>
          <table:table-cell office:value-type="float" office:value="2.54293" calcext:value-type="float">
            <text:p>2,54293</text:p>
          </table:table-cell>
          <table:table-cell office:value-type="float" office:value="0.226596" calcext:value-type="float">
            <text:p>0,226596</text:p>
          </table:table-cell>
          <table:table-cell office:value-type="float" office:value="29.363182" calcext:value-type="float">
            <text:p>29,363182</text:p>
          </table:table-cell>
          <table:table-cell table:number-columns-repeated="1020"/>
        </table:table-row>
        <table:table-row table:style-name="ro1">
          <table:table-cell office:value-type="float" office:value="2.708912" calcext:value-type="float">
            <text:p>2,708912</text:p>
          </table:table-cell>
          <table:table-cell office:value-type="float" office:value="2.408323" calcext:value-type="float">
            <text:p>2,408323</text:p>
          </table:table-cell>
          <table:table-cell office:value-type="float" office:value="0.257979" calcext:value-type="float">
            <text:p>0,257979</text:p>
          </table:table-cell>
          <table:table-cell office:value-type="float" office:value="29.543636" calcext:value-type="float">
            <text:p>29,543636</text:p>
          </table:table-cell>
          <table:table-cell table:number-columns-repeated="1020"/>
        </table:table-row>
        <table:table-row table:style-name="ro1">
          <table:table-cell office:value-type="float" office:value="2.527361" calcext:value-type="float">
            <text:p>2,527361</text:p>
          </table:table-cell>
          <table:table-cell office:value-type="float" office:value="2.18329" calcext:value-type="float">
            <text:p>2,18329</text:p>
          </table:table-cell>
          <table:table-cell office:value-type="float" office:value="0.339894" calcext:value-type="float">
            <text:p>0,339894</text:p>
          </table:table-cell>
          <table:table-cell office:value-type="float" office:value="29.086844" calcext:value-type="float">
            <text:p>29,086844</text:p>
          </table:table-cell>
          <table:table-cell table:number-columns-repeated="1020"/>
        </table:table-row>
        <table:table-row table:style-name="ro1">
          <table:table-cell office:value-type="float" office:value="2.376528" calcext:value-type="float">
            <text:p>2,376528</text:p>
          </table:table-cell>
          <table:table-cell office:value-type="float" office:value="2.071972" calcext:value-type="float">
            <text:p>2,071972</text:p>
          </table:table-cell>
          <table:table-cell office:value-type="float" office:value="0.390426" calcext:value-type="float">
            <text:p>0,390426</text:p>
          </table:table-cell>
          <table:table-cell office:value-type="float" office:value="29.284528" calcext:value-type="float">
            <text:p>29,284528</text:p>
          </table:table-cell>
          <table:table-cell table:number-columns-repeated="1020"/>
        </table:table-row>
        <table:table-row table:style-name="ro1">
          <table:table-cell office:value-type="float" office:value="2.21042" calcext:value-type="float">
            <text:p>2,21042</text:p>
          </table:table-cell>
          <table:table-cell office:value-type="float" office:value="1.875893" calcext:value-type="float">
            <text:p>1,875893</text:p>
          </table:table-cell>
          <table:table-cell office:value-type="float" office:value="0.430851" calcext:value-type="float">
            <text:p>0,430851</text:p>
          </table:table-cell>
          <table:table-cell office:value-type="float" office:value="29.547803" calcext:value-type="float">
            <text:p>29,547803</text:p>
          </table:table-cell>
          <table:table-cell table:number-columns-repeated="1020"/>
        </table:table-row>
        <table:table-row table:style-name="ro1">
          <table:table-cell office:value-type="float" office:value="2.064362" calcext:value-type="float">
            <text:p>2,064362</text:p>
          </table:table-cell>
          <table:table-cell office:value-type="float" office:value="1.710233" calcext:value-type="float">
            <text:p>1,710233</text:p>
          </table:table-cell>
          <table:table-cell office:value-type="float" office:value="0.489894" calcext:value-type="float">
            <text:p>0,489894</text:p>
          </table:table-cell>
          <table:table-cell office:value-type="float" office:value="29.169701" calcext:value-type="float">
            <text:p>29,169701</text:p>
          </table:table-cell>
          <table:table-cell table:number-columns-repeated="1020"/>
        </table:table-row>
        <table:table-row table:style-name="ro1">
          <table:table-cell office:value-type="float" office:value="1.922741" calcext:value-type="float">
            <text:p>1,922741</text:p>
          </table:table-cell>
          <table:table-cell office:value-type="float" office:value="1.647866" calcext:value-type="float">
            <text:p>1,647866</text:p>
          </table:table-cell>
          <table:table-cell office:value-type="float" office:value="0.496277" calcext:value-type="float">
            <text:p>0,496277</text:p>
          </table:table-cell>
          <table:table-cell office:value-type="float" office:value="29.511037" calcext:value-type="float">
            <text:p>29,511037</text:p>
          </table:table-cell>
          <table:table-cell table:number-columns-repeated="1020"/>
        </table:table-row>
        <table:table-row table:style-name="ro1">
          <table:table-cell office:value-type="float" office:value="1.851091" calcext:value-type="float">
            <text:p>1,851091</text:p>
          </table:table-cell>
          <table:table-cell office:value-type="float" office:value="1.57834" calcext:value-type="float">
            <text:p>1,57834</text:p>
          </table:table-cell>
          <table:table-cell office:value-type="float" office:value="0.519681" calcext:value-type="float">
            <text:p>0,519681</text:p>
          </table:table-cell>
          <table:table-cell office:value-type="float" office:value="29.12543" calcext:value-type="float">
            <text:p>29,12543</text:p>
          </table:table-cell>
          <table:table-cell table:number-columns-repeated="1020"/>
        </table:table-row>
        <table:table-row table:style-name="ro1">
          <table:table-cell office:value-type="float" office:value="1.764906" calcext:value-type="float">
            <text:p>1,764906</text:p>
          </table:table-cell>
          <table:table-cell office:value-type="float" office:value="1.511435" calcext:value-type="float">
            <text:p>1,511435</text:p>
          </table:table-cell>
          <table:table-cell office:value-type="float" office:value="0.546809" calcext:value-type="float">
            <text:p>0,546809</text:p>
          </table:table-cell>
          <table:table-cell office:value-type="float" office:value="29.508475" calcext:value-type="float">
            <text:p>29,508475</text:p>
          </table:table-cell>
          <table:table-cell table:number-columns-repeated="1020"/>
        </table:table-row>
        <table:table-row table:style-name="ro1">
          <table:table-cell office:value-type="float" office:value="1.703276" calcext:value-type="float">
            <text:p>1,703276</text:p>
          </table:table-cell>
          <table:table-cell office:value-type="float" office:value="1.448624" calcext:value-type="float">
            <text:p>1,448624</text:p>
          </table:table-cell>
          <table:table-cell office:value-type="float" office:value="0.565426" calcext:value-type="float">
            <text:p>0,565426</text:p>
          </table:table-cell>
          <table:table-cell office:value-type="float" office:value="28.846338" calcext:value-type="float">
            <text:p>28,846338</text:p>
          </table:table-cell>
          <table:table-cell table:number-columns-repeated="1020"/>
        </table:table-row>
        <table:table-row table:style-name="ro1">
          <table:table-cell office:value-type="float" office:value="1.65333" calcext:value-type="float">
            <text:p>1,65333</text:p>
          </table:table-cell>
          <table:table-cell office:value-type="float" office:value="1.387278" calcext:value-type="float">
            <text:p>1,387278</text:p>
          </table:table-cell>
          <table:table-cell office:value-type="float" office:value="0.577128" calcext:value-type="float">
            <text:p>0,577128</text:p>
          </table:table-cell>
          <table:table-cell office:value-type="float" office:value="29.571494" calcext:value-type="float">
            <text:p>29,571494</text:p>
          </table:table-cell>
          <table:table-cell table:number-columns-repeated="1020"/>
        </table:table-row>
        <table:table-row table:style-name="ro1">
          <table:table-cell office:value-type="float" office:value="1.602062" calcext:value-type="float">
            <text:p>1,602062</text:p>
          </table:table-cell>
          <table:table-cell office:value-type="float" office:value="1.406374" calcext:value-type="float">
            <text:p>1,406374</text:p>
          </table:table-cell>
          <table:table-cell office:value-type="float" office:value="0.567021" calcext:value-type="float">
            <text:p>0,567021</text:p>
          </table:table-cell>
          <table:table-cell office:value-type="float" office:value="29.131035" calcext:value-type="float">
            <text:p>29,131035</text:p>
          </table:table-cell>
          <table:table-cell table:number-columns-repeated="1020"/>
        </table:table-row>
        <table:table-row table:style-name="ro1">
          <table:table-cell office:value-type="float" office:value="1.554528" calcext:value-type="float">
            <text:p>1,554528</text:p>
          </table:table-cell>
          <table:table-cell office:value-type="float" office:value="1.318952" calcext:value-type="float">
            <text:p>1,318952</text:p>
          </table:table-cell>
          <table:table-cell office:value-type="float" office:value="0.594149" calcext:value-type="float">
            <text:p>0,594149</text:p>
          </table:table-cell>
          <table:table-cell office:value-type="float" office:value="29.572211" calcext:value-type="float">
            <text:p>29,572211</text:p>
          </table:table-cell>
          <table:table-cell table:number-columns-repeated="1020"/>
        </table:table-row>
        <table:table-row table:style-name="ro1">
          <table:table-cell office:value-type="float" office:value="1.541045" calcext:value-type="float">
            <text:p>1,541045</text:p>
          </table:table-cell>
          <table:table-cell office:value-type="float" office:value="1.310768" calcext:value-type="float">
            <text:p>1,310768</text:p>
          </table:table-cell>
          <table:table-cell office:value-type="float" office:value="0.598404" calcext:value-type="float">
            <text:p>0,598404</text:p>
          </table:table-cell>
          <table:table-cell office:value-type="float" office:value="29.43056" calcext:value-type="float">
            <text:p>29,43056</text:p>
          </table:table-cell>
          <table:table-cell table:number-columns-repeated="1020"/>
        </table:table-row>
        <table:table-row table:style-name="ro1">
          <table:table-cell office:value-type="float" office:value="1.502195" calcext:value-type="float">
            <text:p>1,502195</text:p>
          </table:table-cell>
          <table:table-cell office:value-type="float" office:value="1.380831" calcext:value-type="float">
            <text:p>1,380831</text:p>
          </table:table-cell>
          <table:table-cell office:value-type="float" office:value="0.575532" calcext:value-type="float">
            <text:p>0,575532</text:p>
          </table:table-cell>
          <table:table-cell office:value-type="float" office:value="29.182638" calcext:value-type="float">
            <text:p>29,182638</text:p>
          </table:table-cell>
          <table:table-cell table:number-columns-repeated="1020"/>
        </table:table-row>
        <table:table-row table:style-name="ro1">
          <table:table-cell office:value-type="float" office:value="1.447346" calcext:value-type="float">
            <text:p>1,447346</text:p>
          </table:table-cell>
          <table:table-cell office:value-type="float" office:value="1.264882" calcext:value-type="float">
            <text:p>1,264882</text:p>
          </table:table-cell>
          <table:table-cell office:value-type="float" office:value="0.611702" calcext:value-type="float">
            <text:p>0,611702</text:p>
          </table:table-cell>
          <table:table-cell office:value-type="float" office:value="28.990655" calcext:value-type="float">
            <text:p>28,990655</text:p>
          </table:table-cell>
          <table:table-cell table:number-columns-repeated="1020"/>
        </table:table-row>
        <table:table-row table:style-name="ro1">
          <table:table-cell office:value-type="float" office:value="1.425945" calcext:value-type="float">
            <text:p>1,425945</text:p>
          </table:table-cell>
          <table:table-cell office:value-type="float" office:value="1.211799" calcext:value-type="float">
            <text:p>1,211799</text:p>
          </table:table-cell>
          <table:table-cell office:value-type="float" office:value="0.62766" calcext:value-type="float">
            <text:p>0,62766</text:p>
          </table:table-cell>
          <table:table-cell office:value-type="float" office:value="29.410492" calcext:value-type="float">
            <text:p>29,410492</text:p>
          </table:table-cell>
          <table:table-cell table:number-columns-repeated="1020"/>
        </table:table-row>
        <table:table-row table:style-name="ro1">
          <table:table-cell office:value-type="float" office:value="1.421067" calcext:value-type="float">
            <text:p>1,421067</text:p>
          </table:table-cell>
          <table:table-cell office:value-type="float" office:value="1.176676" calcext:value-type="float">
            <text:p>1,176676</text:p>
          </table:table-cell>
          <table:table-cell office:value-type="float" office:value="0.636702" calcext:value-type="float">
            <text:p>0,636702</text:p>
          </table:table-cell>
          <table:table-cell office:value-type="float" office:value="29.107306" calcext:value-type="float">
            <text:p>29,107306</text:p>
          </table:table-cell>
          <table:table-cell table:number-columns-repeated="1020"/>
        </table:table-row>
        <table:table-row table:style-name="ro1">
          <table:table-cell office:value-type="float" office:value="1.374598" calcext:value-type="float">
            <text:p>1,374598</text:p>
          </table:table-cell>
          <table:table-cell office:value-type="float" office:value="1.223249" calcext:value-type="float">
            <text:p>1,223249</text:p>
          </table:table-cell>
          <table:table-cell office:value-type="float" office:value="0.627128" calcext:value-type="float">
            <text:p>0,627128</text:p>
          </table:table-cell>
          <table:table-cell office:value-type="float" office:value="29.587047" calcext:value-type="float">
            <text:p>29,587047</text:p>
          </table:table-cell>
          <table:table-cell table:number-columns-repeated="1020"/>
        </table:table-row>
        <table:table-row table:style-name="ro1">
          <table:table-cell office:value-type="float" office:value="1.368738" calcext:value-type="float">
            <text:p>1,368738</text:p>
          </table:table-cell>
          <table:table-cell office:value-type="float" office:value="1.134401" calcext:value-type="float">
            <text:p>1,134401</text:p>
          </table:table-cell>
          <table:table-cell office:value-type="float" office:value="0.645213" calcext:value-type="float">
            <text:p>0,645213</text:p>
          </table:table-cell>
          <table:table-cell office:value-type="float" office:value="28.942817" calcext:value-type="float">
            <text:p>28,942817</text:p>
          </table:table-cell>
          <table:table-cell table:number-columns-repeated="1020"/>
        </table:table-row>
        <table:table-row table:style-name="ro1">
          <table:table-cell office:value-type="float" office:value="1.357279" calcext:value-type="float">
            <text:p>1,357279</text:p>
          </table:table-cell>
          <table:table-cell office:value-type="float" office:value="1.176516" calcext:value-type="float">
            <text:p>1,176516</text:p>
          </table:table-cell>
          <table:table-cell office:value-type="float" office:value="0.644681" calcext:value-type="float">
            <text:p>0,644681</text:p>
          </table:table-cell>
          <table:table-cell office:value-type="float" office:value="29.789524" calcext:value-type="float">
            <text:p>29,789524</text:p>
          </table:table-cell>
          <table:table-cell table:number-columns-repeated="1020"/>
        </table:table-row>
        <table:table-row table:style-name="ro1">
          <table:table-cell office:value-type="float" office:value="1.302582" calcext:value-type="float">
            <text:p>1,302582</text:p>
          </table:table-cell>
          <table:table-cell office:value-type="float" office:value="1.152453" calcext:value-type="float">
            <text:p>1,152453</text:p>
          </table:table-cell>
          <table:table-cell office:value-type="float" office:value="0.65" calcext:value-type="float">
            <text:p>0,65</text:p>
          </table:table-cell>
          <table:table-cell office:value-type="float" office:value="29.690686" calcext:value-type="float">
            <text:p>29,690686</text:p>
          </table:table-cell>
          <table:table-cell table:number-columns-repeated="1020"/>
        </table:table-row>
        <table:table-row table:style-name="ro1">
          <table:table-cell office:value-type="float" office:value="1.288689" calcext:value-type="float">
            <text:p>1,288689</text:p>
          </table:table-cell>
          <table:table-cell office:value-type="float" office:value="1.08302" calcext:value-type="float">
            <text:p>1,08302</text:p>
          </table:table-cell>
          <table:table-cell office:value-type="float" office:value="0.672872" calcext:value-type="float">
            <text:p>0,672872</text:p>
          </table:table-cell>
          <table:table-cell office:value-type="float" office:value="29.106231" calcext:value-type="float">
            <text:p>29,106231</text:p>
          </table:table-cell>
          <table:table-cell table:number-columns-repeated="1020"/>
        </table:table-row>
        <table:table-row table:style-name="ro1">
          <table:table-cell office:value-type="float" office:value="1.265637" calcext:value-type="float">
            <text:p>1,265637</text:p>
          </table:table-cell>
          <table:table-cell office:value-type="float" office:value="1.111892" calcext:value-type="float">
            <text:p>1,111892</text:p>
          </table:table-cell>
          <table:table-cell office:value-type="float" office:value="0.653191" calcext:value-type="float">
            <text:p>0,653191</text:p>
          </table:table-cell>
          <table:table-cell office:value-type="float" office:value="29.268401" calcext:value-type="float">
            <text:p>29,268401</text:p>
          </table:table-cell>
          <table:table-cell table:number-columns-repeated="1020"/>
        </table:table-row>
        <table:table-row table:style-name="ro1">
          <table:table-cell office:value-type="float" office:value="1.238829" calcext:value-type="float">
            <text:p>1,238829</text:p>
          </table:table-cell>
          <table:table-cell office:value-type="float" office:value="1.102602" calcext:value-type="float">
            <text:p>1,102602</text:p>
          </table:table-cell>
          <table:table-cell office:value-type="float" office:value="0.660638" calcext:value-type="float">
            <text:p>0,660638</text:p>
          </table:table-cell>
          <table:table-cell office:value-type="float" office:value="29.219328" calcext:value-type="float">
            <text:p>29,219328</text:p>
          </table:table-cell>
          <table:table-cell table:number-columns-repeated="1020"/>
        </table:table-row>
        <table:table-row table:style-name="ro1">
          <table:table-cell office:value-type="float" office:value="1.236005" calcext:value-type="float">
            <text:p>1,236005</text:p>
          </table:table-cell>
          <table:table-cell office:value-type="float" office:value="1.081969" calcext:value-type="float">
            <text:p>1,081969</text:p>
          </table:table-cell>
          <table:table-cell office:value-type="float" office:value="0.664362" calcext:value-type="float">
            <text:p>0,664362</text:p>
          </table:table-cell>
          <table:table-cell office:value-type="float" office:value="29.458693" calcext:value-type="float">
            <text:p>29,458693</text:p>
          </table:table-cell>
          <table:table-cell table:number-columns-repeated="1020"/>
        </table:table-row>
        <table:table-row table:style-name="ro1">
          <table:table-cell office:value-type="float" office:value="1.210853" calcext:value-type="float">
            <text:p>1,210853</text:p>
          </table:table-cell>
          <table:table-cell office:value-type="float" office:value="1.053638" calcext:value-type="float">
            <text:p>1,053638</text:p>
          </table:table-cell>
          <table:table-cell office:value-type="float" office:value="0.663298" calcext:value-type="float">
            <text:p>0,663298</text:p>
          </table:table-cell>
          <table:table-cell office:value-type="float" office:value="29.128158" calcext:value-type="float">
            <text:p>29,128158</text:p>
          </table:table-cell>
          <table:table-cell table:number-columns-repeated="1020"/>
        </table:table-row>
        <table:table-row table:style-name="ro1">
          <table:table-cell office:value-type="float" office:value="1.183222" calcext:value-type="float">
            <text:p>1,183222</text:p>
          </table:table-cell>
          <table:table-cell office:value-type="float" office:value="1.108177" calcext:value-type="float">
            <text:p>1,108177</text:p>
          </table:table-cell>
          <table:table-cell office:value-type="float" office:value="0.657447" calcext:value-type="float">
            <text:p>0,657447</text:p>
          </table:table-cell>
          <table:table-cell office:value-type="float" office:value="29.190736" calcext:value-type="float">
            <text:p>29,190736</text:p>
          </table:table-cell>
          <table:table-cell table:number-columns-repeated="1020"/>
        </table:table-row>
        <table:table-row table:style-name="ro1">
          <table:table-cell office:value-type="float" office:value="1.187754" calcext:value-type="float">
            <text:p>1,187754</text:p>
          </table:table-cell>
          <table:table-cell office:value-type="float" office:value="1.022924" calcext:value-type="float">
            <text:p>1,022924</text:p>
          </table:table-cell>
          <table:table-cell office:value-type="float" office:value="0.689894" calcext:value-type="float">
            <text:p>0,689894</text:p>
          </table:table-cell>
          <table:table-cell office:value-type="float" office:value="29.529235" calcext:value-type="float">
            <text:p>29,529235</text:p>
          </table:table-cell>
          <table:table-cell table:number-columns-repeated="1020"/>
        </table:table-row>
        <table:table-row table:style-name="ro1">
          <table:table-cell office:value-type="float" office:value="1.136681" calcext:value-type="float">
            <text:p>1,136681</text:p>
          </table:table-cell>
          <table:table-cell office:value-type="float" office:value="1.021497" calcext:value-type="float">
            <text:p>1,021497</text:p>
          </table:table-cell>
          <table:table-cell office:value-type="float" office:value="0.682447" calcext:value-type="float">
            <text:p>0,682447</text:p>
          </table:table-cell>
          <table:table-cell office:value-type="float" office:value="28.97129" calcext:value-type="float">
            <text:p>28,97129</text:p>
          </table:table-cell>
          <table:table-cell table:number-columns-repeated="1020"/>
        </table:table-row>
        <table:table-row table:style-name="ro1">
          <table:table-cell office:value-type="float" office:value="1.137622" calcext:value-type="float">
            <text:p>1,137622</text:p>
          </table:table-cell>
          <table:table-cell office:value-type="float" office:value="1.003268" calcext:value-type="float">
            <text:p>1,003268</text:p>
          </table:table-cell>
          <table:table-cell office:value-type="float" office:value="0.690957" calcext:value-type="float">
            <text:p>0,690957</text:p>
          </table:table-cell>
          <table:table-cell office:value-type="float" office:value="29.444802" calcext:value-type="float">
            <text:p>29,444802</text:p>
          </table:table-cell>
          <table:table-cell table:number-columns-repeated="1020"/>
        </table:table-row>
        <table:table-row table:style-name="ro1">
          <table:table-cell office:value-type="float" office:value="1.125803" calcext:value-type="float">
            <text:p>1,125803</text:p>
          </table:table-cell>
          <table:table-cell office:value-type="float" office:value="0.991624" calcext:value-type="float">
            <text:p>0,991624</text:p>
          </table:table-cell>
          <table:table-cell office:value-type="float" office:value="0.689362" calcext:value-type="float">
            <text:p>0,689362</text:p>
          </table:table-cell>
          <table:table-cell office:value-type="float" office:value="28.893559" calcext:value-type="float">
            <text:p>28,893559</text:p>
          </table:table-cell>
          <table:table-cell table:number-columns-repeated="1020"/>
        </table:table-row>
        <table:table-row table:style-name="ro1">
          <table:table-cell office:value-type="float" office:value="1.10393" calcext:value-type="float">
            <text:p>1,10393</text:p>
          </table:table-cell>
          <table:table-cell office:value-type="float" office:value="0.943986" calcext:value-type="float">
            <text:p>0,943986</text:p>
          </table:table-cell>
          <table:table-cell office:value-type="float" office:value="0.699468" calcext:value-type="float">
            <text:p>0,699468</text:p>
          </table:table-cell>
          <table:table-cell office:value-type="float" office:value="29.592153" calcext:value-type="float">
            <text:p>29,592153</text:p>
          </table:table-cell>
          <table:table-cell table:number-columns-repeated="1020"/>
        </table:table-row>
        <table:table-row table:style-name="ro1">
          <table:table-cell office:value-type="float" office:value="1.131197" calcext:value-type="float">
            <text:p>1,131197</text:p>
          </table:table-cell>
          <table:table-cell office:value-type="float" office:value="0.943473" calcext:value-type="float">
            <text:p>0,943473</text:p>
          </table:table-cell>
          <table:table-cell office:value-type="float" office:value="0.710638" calcext:value-type="float">
            <text:p>0,710638</text:p>
          </table:table-cell>
          <table:table-cell office:value-type="float" office:value="28.857759" calcext:value-type="float">
            <text:p>28,857759</text:p>
          </table:table-cell>
          <table:table-cell table:number-columns-repeated="1020"/>
        </table:table-row>
        <table:table-row table:style-name="ro1">
          <table:table-cell office:value-type="float" office:value="1.095533" calcext:value-type="float">
            <text:p>1,095533</text:p>
          </table:table-cell>
          <table:table-cell office:value-type="float" office:value="0.985131" calcext:value-type="float">
            <text:p>0,985131</text:p>
          </table:table-cell>
          <table:table-cell office:value-type="float" office:value="0.703191" calcext:value-type="float">
            <text:p>0,703191</text:p>
          </table:table-cell>
          <table:table-cell office:value-type="float" office:value="29.540945" calcext:value-type="float">
            <text:p>29,540945</text:p>
          </table:table-cell>
          <table:table-cell table:number-columns-repeated="1020"/>
        </table:table-row>
        <table:table-row table:style-name="ro1">
          <table:table-cell office:value-type="float" office:value="1.074556" calcext:value-type="float">
            <text:p>1,074556</text:p>
          </table:table-cell>
          <table:table-cell office:value-type="float" office:value="0.942851" calcext:value-type="float">
            <text:p>0,942851</text:p>
          </table:table-cell>
          <table:table-cell office:value-type="float" office:value="0.698404" calcext:value-type="float">
            <text:p>0,698404</text:p>
          </table:table-cell>
          <table:table-cell office:value-type="float" office:value="28.978226" calcext:value-type="float">
            <text:p>28,978226</text:p>
          </table:table-cell>
          <table:table-cell table:number-columns-repeated="1020"/>
        </table:table-row>
        <table:table-row table:style-name="ro1">
          <table:table-cell office:value-type="float" office:value="1.064255" calcext:value-type="float">
            <text:p>1,064255</text:p>
          </table:table-cell>
          <table:table-cell office:value-type="float" office:value="0.936952" calcext:value-type="float">
            <text:p>0,936952</text:p>
          </table:table-cell>
          <table:table-cell office:value-type="float" office:value="0.705319" calcext:value-type="float">
            <text:p>0,705319</text:p>
          </table:table-cell>
          <table:table-cell office:value-type="float" office:value="29.24059" calcext:value-type="float">
            <text:p>29,24059</text:p>
          </table:table-cell>
          <table:table-cell table:number-columns-repeated="1020"/>
        </table:table-row>
        <table:table-row table:style-name="ro1">
          <table:table-cell office:value-type="float" office:value="1.058602" calcext:value-type="float">
            <text:p>1,058602</text:p>
          </table:table-cell>
          <table:table-cell office:value-type="float" office:value="0.897997" calcext:value-type="float">
            <text:p>0,897997</text:p>
          </table:table-cell>
          <table:table-cell office:value-type="float" office:value="0.725532" calcext:value-type="float">
            <text:p>0,725532</text:p>
          </table:table-cell>
          <table:table-cell office:value-type="float" office:value="29.387992" calcext:value-type="float">
            <text:p>29,387992</text:p>
          </table:table-cell>
          <table:table-cell table:number-columns-repeated="1020"/>
        </table:table-row>
        <table:table-row table:style-name="ro1">
          <table:table-cell office:value-type="float" office:value="1.056972" calcext:value-type="float">
            <text:p>1,056972</text:p>
          </table:table-cell>
          <table:table-cell office:value-type="float" office:value="0.927725" calcext:value-type="float">
            <text:p>0,927725</text:p>
          </table:table-cell>
          <table:table-cell office:value-type="float" office:value="0.719681" calcext:value-type="float">
            <text:p>0,719681</text:p>
          </table:table-cell>
          <table:table-cell office:value-type="float" office:value="29.277109" calcext:value-type="float">
            <text:p>29,277109</text:p>
          </table:table-cell>
          <table:table-cell table:number-columns-repeated="1020"/>
        </table:table-row>
        <table:table-row table:style-name="ro1">
          <table:table-cell office:value-type="float" office:value="1.033533" calcext:value-type="float">
            <text:p>1,033533</text:p>
          </table:table-cell>
          <table:table-cell office:value-type="float" office:value="0.9332" calcext:value-type="float">
            <text:p>0,9332</text:p>
          </table:table-cell>
          <table:table-cell office:value-type="float" office:value="0.71117" calcext:value-type="float">
            <text:p>0,71117</text:p>
          </table:table-cell>
          <table:table-cell office:value-type="float" office:value="29.32105" calcext:value-type="float">
            <text:p>29,32105</text:p>
          </table:table-cell>
          <table:table-cell table:number-columns-repeated="1020"/>
        </table:table-row>
        <table:table-row table:style-name="ro1">
          <table:table-cell office:value-type="float" office:value="1.025748" calcext:value-type="float">
            <text:p>1,025748</text:p>
          </table:table-cell>
          <table:table-cell office:value-type="float" office:value="0.935609" calcext:value-type="float">
            <text:p>0,935609</text:p>
          </table:table-cell>
          <table:table-cell office:value-type="float" office:value="0.715957" calcext:value-type="float">
            <text:p>0,715957</text:p>
          </table:table-cell>
          <table:table-cell office:value-type="float" office:value="29.015582" calcext:value-type="float">
            <text:p>29,015582</text:p>
          </table:table-cell>
          <table:table-cell table:number-columns-repeated="1020"/>
        </table:table-row>
        <table:table-row table:style-name="ro1">
          <table:table-cell office:value-type="float" office:value="0.992191" calcext:value-type="float">
            <text:p>0,992191</text:p>
          </table:table-cell>
          <table:table-cell office:value-type="float" office:value="0.873543" calcext:value-type="float">
            <text:p>0,873543</text:p>
          </table:table-cell>
          <table:table-cell office:value-type="float" office:value="0.731915" calcext:value-type="float">
            <text:p>0,731915</text:p>
          </table:table-cell>
          <table:table-cell office:value-type="float" office:value="29.342007" calcext:value-type="float">
            <text:p>29,342007</text:p>
          </table:table-cell>
          <table:table-cell table:number-columns-repeated="1020"/>
        </table:table-row>
        <table:table-row table:style-name="ro1">
          <table:table-cell office:value-type="float" office:value="1.012793" calcext:value-type="float">
            <text:p>1,012793</text:p>
          </table:table-cell>
          <table:table-cell office:value-type="float" office:value="0.898609" calcext:value-type="float">
            <text:p>0,898609</text:p>
          </table:table-cell>
          <table:table-cell office:value-type="float" office:value="0.716489" calcext:value-type="float">
            <text:p>0,716489</text:p>
          </table:table-cell>
          <table:table-cell office:value-type="float" office:value="29.419453" calcext:value-type="float">
            <text:p>29,419453</text:p>
          </table:table-cell>
          <table:table-cell table:number-columns-repeated="1020"/>
        </table:table-row>
        <table:table-row table:style-name="ro1">
          <table:table-cell office:value-type="float" office:value="0.995855" calcext:value-type="float">
            <text:p>0,995855</text:p>
          </table:table-cell>
          <table:table-cell office:value-type="float" office:value="0.891623" calcext:value-type="float">
            <text:p>0,891623</text:p>
          </table:table-cell>
          <table:table-cell office:value-type="float" office:value="0.729255" calcext:value-type="float">
            <text:p>0,729255</text:p>
          </table:table-cell>
          <table:table-cell office:value-type="float" office:value="28.996092" calcext:value-type="float">
            <text:p>28,996092</text:p>
          </table:table-cell>
          <table:table-cell table:number-columns-repeated="1020"/>
        </table:table-row>
        <table:table-row table:style-name="ro1">
          <table:table-cell office:value-type="float" office:value="1.007274" calcext:value-type="float">
            <text:p>1,007274</text:p>
          </table:table-cell>
          <table:table-cell office:value-type="float" office:value="0.870787" calcext:value-type="float">
            <text:p>0,870787</text:p>
          </table:table-cell>
          <table:table-cell office:value-type="float" office:value="0.728191" calcext:value-type="float">
            <text:p>0,728191</text:p>
          </table:table-cell>
          <table:table-cell office:value-type="float" office:value="29.154455" calcext:value-type="float">
            <text:p>29,154455</text:p>
          </table:table-cell>
          <table:table-cell table:number-columns-repeated="1020"/>
        </table:table-row>
        <table:table-row table:style-name="ro1">
          <table:table-cell office:value-type="float" office:value="0.984767" calcext:value-type="float">
            <text:p>0,984767</text:p>
          </table:table-cell>
          <table:table-cell office:value-type="float" office:value="0.846404" calcext:value-type="float">
            <text:p>0,846404</text:p>
          </table:table-cell>
          <table:table-cell office:value-type="float" office:value="0.740426" calcext:value-type="float">
            <text:p>0,740426</text:p>
          </table:table-cell>
          <table:table-cell office:value-type="float" office:value="29.044311" calcext:value-type="float">
            <text:p>29,044311</text:p>
          </table:table-cell>
          <table:table-cell table:number-columns-repeated="1020"/>
        </table:table-row>
        <table:table-row table:style-name="ro1">
          <table:table-cell office:value-type="float" office:value="0.957168" calcext:value-type="float">
            <text:p>0,957168</text:p>
          </table:table-cell>
          <table:table-cell office:value-type="float" office:value="0.842566" calcext:value-type="float">
            <text:p>0,842566</text:p>
          </table:table-cell>
          <table:table-cell office:value-type="float" office:value="0.733511" calcext:value-type="float">
            <text:p>0,733511</text:p>
          </table:table-cell>
          <table:table-cell office:value-type="float" office:value="29.411278" calcext:value-type="float">
            <text:p>29,411278</text:p>
          </table:table-cell>
          <table:table-cell table:number-columns-repeated="1020"/>
        </table:table-row>
        <table:table-row table:style-name="ro1">
          <table:table-cell office:value-type="float" office:value="0.940295" calcext:value-type="float">
            <text:p>0,940295</text:p>
          </table:table-cell>
          <table:table-cell office:value-type="float" office:value="0.875523" calcext:value-type="float">
            <text:p>0,875523</text:p>
          </table:table-cell>
          <table:table-cell office:value-type="float" office:value="0.728723" calcext:value-type="float">
            <text:p>0,728723</text:p>
          </table:table-cell>
          <table:table-cell office:value-type="float" office:value="29.348544" calcext:value-type="float">
            <text:p>29,348544</text:p>
          </table:table-cell>
          <table:table-cell table:number-columns-repeated="1020"/>
        </table:table-row>
        <table:table-row table:style-name="ro1">
          <table:table-cell office:value-type="float" office:value="0.918108" calcext:value-type="float">
            <text:p>0,918108</text:p>
          </table:table-cell>
          <table:table-cell office:value-type="float" office:value="0.900088" calcext:value-type="float">
            <text:p>0,900088</text:p>
          </table:table-cell>
          <table:table-cell office:value-type="float" office:value="0.725" calcext:value-type="float">
            <text:p>0,725</text:p>
          </table:table-cell>
          <table:table-cell office:value-type="float" office:value="29.546943" calcext:value-type="float">
            <text:p>29,546943</text:p>
          </table:table-cell>
          <table:table-cell table:number-columns-repeated="1020"/>
        </table:table-row>
        <table:table-row table:style-name="ro1">
          <table:table-cell office:value-type="float" office:value="0.933953" calcext:value-type="float">
            <text:p>0,933953</text:p>
          </table:table-cell>
          <table:table-cell office:value-type="float" office:value="0.873775" calcext:value-type="float">
            <text:p>0,873775</text:p>
          </table:table-cell>
          <table:table-cell office:value-type="float" office:value="0.729255" calcext:value-type="float">
            <text:p>0,729255</text:p>
          </table:table-cell>
          <table:table-cell office:value-type="float" office:value="29.029355" calcext:value-type="float">
            <text:p>29,029355</text:p>
          </table:table-cell>
          <table:table-cell table:number-columns-repeated="1020"/>
        </table:table-row>
        <table:table-row table:style-name="ro1">
          <table:table-cell office:value-type="float" office:value="0.92715" calcext:value-type="float">
            <text:p>0,92715</text:p>
          </table:table-cell>
          <table:table-cell office:value-type="float" office:value="0.882058" calcext:value-type="float">
            <text:p>0,882058</text:p>
          </table:table-cell>
          <table:table-cell office:value-type="float" office:value="0.725" calcext:value-type="float">
            <text:p>0,725</text:p>
          </table:table-cell>
          <table:table-cell office:value-type="float" office:value="29.537277" calcext:value-type="float">
            <text:p>29,537277</text:p>
          </table:table-cell>
          <table:table-cell table:number-columns-repeated="1020"/>
        </table:table-row>
        <table:table-row table:style-name="ro1">
          <table:table-cell office:value-type="float" office:value="0.915153" calcext:value-type="float">
            <text:p>0,915153</text:p>
          </table:table-cell>
          <table:table-cell office:value-type="float" office:value="0.82654" calcext:value-type="float">
            <text:p>0,82654</text:p>
          </table:table-cell>
          <table:table-cell office:value-type="float" office:value="0.745745" calcext:value-type="float">
            <text:p>0,745745</text:p>
          </table:table-cell>
          <table:table-cell office:value-type="float" office:value="29.227929" calcext:value-type="float">
            <text:p>29,227929</text:p>
          </table:table-cell>
          <table:table-cell table:number-columns-repeated="1020"/>
        </table:table-row>
        <table:table-row table:style-name="ro1">
          <table:table-cell office:value-type="float" office:value="0.903344" calcext:value-type="float">
            <text:p>0,903344</text:p>
          </table:table-cell>
          <table:table-cell office:value-type="float" office:value="0.865862" calcext:value-type="float">
            <text:p>0,865862</text:p>
          </table:table-cell>
          <table:table-cell office:value-type="float" office:value="0.730851" calcext:value-type="float">
            <text:p>0,730851</text:p>
          </table:table-cell>
          <table:table-cell office:value-type="float" office:value="29.659211" calcext:value-type="float">
            <text:p>29,659211</text:p>
          </table:table-cell>
          <table:table-cell table:number-columns-repeated="1020"/>
        </table:table-row>
        <table:table-row table:style-name="ro1">
          <table:table-cell office:value-type="float" office:value="0.896338" calcext:value-type="float">
            <text:p>0,896338</text:p>
          </table:table-cell>
          <table:table-cell office:value-type="float" office:value="1.01478" calcext:value-type="float">
            <text:p>1,01478</text:p>
          </table:table-cell>
          <table:table-cell office:value-type="float" office:value="0.684043" calcext:value-type="float">
            <text:p>0,684043</text:p>
          </table:table-cell>
          <table:table-cell office:value-type="float" office:value="28.937264" calcext:value-type="float">
            <text:p>28,937264</text:p>
          </table:table-cell>
          <table:table-cell table:number-columns-repeated="1020"/>
        </table:table-row>
        <table:table-row table:style-name="ro1">
          <table:table-cell office:value-type="float" office:value="0.914035" calcext:value-type="float">
            <text:p>0,914035</text:p>
          </table:table-cell>
          <table:table-cell office:value-type="float" office:value="0.859403" calcext:value-type="float">
            <text:p>0,859403</text:p>
          </table:table-cell>
          <table:table-cell office:value-type="float" office:value="0.73883" calcext:value-type="float">
            <text:p>0,73883</text:p>
          </table:table-cell>
          <table:table-cell office:value-type="float" office:value="29.111394" calcext:value-type="float">
            <text:p>29,111394</text:p>
          </table:table-cell>
          <table:table-cell table:number-columns-repeated="1020"/>
        </table:table-row>
        <table:table-row table:style-name="ro1">
          <table:table-cell office:value-type="float" office:value="0.891912" calcext:value-type="float">
            <text:p>0,891912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740426" calcext:value-type="float">
            <text:p>0,740426</text:p>
          </table:table-cell>
          <table:table-cell office:value-type="float" office:value="29.235712" calcext:value-type="float">
            <text:p>29,235712</text:p>
          </table:table-cell>
          <table:table-cell table:number-columns-repeated="1020"/>
        </table:table-row>
        <table:table-row table:style-name="ro1">
          <table:table-cell office:value-type="float" office:value="0.858042" calcext:value-type="float">
            <text:p>0,858042</text:p>
          </table:table-cell>
          <table:table-cell office:value-type="float" office:value="0.838867" calcext:value-type="float">
            <text:p>0,838867</text:p>
          </table:table-cell>
          <table:table-cell office:value-type="float" office:value="0.73883" calcext:value-type="float">
            <text:p>0,73883</text:p>
          </table:table-cell>
          <table:table-cell office:value-type="float" office:value="29.153106" calcext:value-type="float">
            <text:p>29,153106</text:p>
          </table:table-cell>
          <table:table-cell table:number-columns-repeated="1020"/>
        </table:table-row>
        <table:table-row table:style-name="ro1">
          <table:table-cell office:value-type="float" office:value="0.862077" calcext:value-type="float">
            <text:p>0,862077</text:p>
          </table:table-cell>
          <table:table-cell office:value-type="float" office:value="0.827329" calcext:value-type="float">
            <text:p>0,827329</text:p>
          </table:table-cell>
          <table:table-cell office:value-type="float" office:value="0.748404" calcext:value-type="float">
            <text:p>0,748404</text:p>
          </table:table-cell>
          <table:table-cell office:value-type="float" office:value="29.079989" calcext:value-type="float">
            <text:p>29,079989</text:p>
          </table:table-cell>
          <table:table-cell table:number-columns-repeated="1020"/>
        </table:table-row>
        <table:table-row table:style-name="ro1">
          <table:table-cell office:value-type="float" office:value="0.84673" calcext:value-type="float">
            <text:p>0,84673</text:p>
          </table:table-cell>
          <table:table-cell office:value-type="float" office:value="0.848376" calcext:value-type="float">
            <text:p>0,848376</text:p>
          </table:table-cell>
          <table:table-cell office:value-type="float" office:value="0.741489" calcext:value-type="float">
            <text:p>0,741489</text:p>
          </table:table-cell>
          <table:table-cell office:value-type="float" office:value="29.528102" calcext:value-type="float">
            <text:p>29,528102</text:p>
          </table:table-cell>
          <table:table-cell table:number-columns-repeated="1020"/>
        </table:table-row>
        <table:table-row table:style-name="ro1">
          <table:table-cell office:value-type="float" office:value="0.8623" calcext:value-type="float">
            <text:p>0,8623</text:p>
          </table:table-cell>
          <table:table-cell office:value-type="float" office:value="0.839582" calcext:value-type="float">
            <text:p>0,839582</text:p>
          </table:table-cell>
          <table:table-cell office:value-type="float" office:value="0.742021" calcext:value-type="float">
            <text:p>0,742021</text:p>
          </table:table-cell>
          <table:table-cell office:value-type="float" office:value="29.042762" calcext:value-type="float">
            <text:p>29,042762</text:p>
          </table:table-cell>
          <table:table-cell table:number-columns-repeated="1020"/>
        </table:table-row>
        <table:table-row table:style-name="ro1">
          <table:table-cell office:value-type="float" office:value="0.829425" calcext:value-type="float">
            <text:p>0,829425</text:p>
          </table:table-cell>
          <table:table-cell office:value-type="float" office:value="0.801564" calcext:value-type="float">
            <text:p>0,801564</text:p>
          </table:table-cell>
          <table:table-cell office:value-type="float" office:value="0.746277" calcext:value-type="float">
            <text:p>0,746277</text:p>
          </table:table-cell>
          <table:table-cell office:value-type="float" office:value="29.220271" calcext:value-type="float">
            <text:p>29,220271</text:p>
          </table:table-cell>
          <table:table-cell table:number-columns-repeated="1020"/>
        </table:table-row>
        <table:table-row table:style-name="ro1">
          <table:table-cell office:value-type="float" office:value="0.839674" calcext:value-type="float">
            <text:p>0,839674</text:p>
          </table:table-cell>
          <table:table-cell office:value-type="float" office:value="0.831331" calcext:value-type="float">
            <text:p>0,831331</text:p>
          </table:table-cell>
          <table:table-cell office:value-type="float" office:value="0.753723" calcext:value-type="float">
            <text:p>0,753723</text:p>
          </table:table-cell>
          <table:table-cell office:value-type="float" office:value="28.972261" calcext:value-type="float">
            <text:p>28,972261</text:p>
          </table:table-cell>
          <table:table-cell table:number-columns-repeated="1020"/>
        </table:table-row>
        <table:table-row table:style-name="ro1">
          <table:table-cell office:value-type="float" office:value="0.831881" calcext:value-type="float">
            <text:p>0,831881</text:p>
          </table:table-cell>
          <table:table-cell office:value-type="float" office:value="0.819712" calcext:value-type="float">
            <text:p>0,819712</text:p>
          </table:table-cell>
          <table:table-cell office:value-type="float" office:value="0.73617" calcext:value-type="float">
            <text:p>0,73617</text:p>
          </table:table-cell>
          <table:table-cell office:value-type="float" office:value="29.247742" calcext:value-type="float">
            <text:p>29,247742</text:p>
          </table:table-cell>
          <table:table-cell table:number-columns-repeated="1020"/>
        </table:table-row>
        <table:table-row table:style-name="ro1">
          <table:table-cell office:value-type="float" office:value="0.824302" calcext:value-type="float">
            <text:p>0,824302</text:p>
          </table:table-cell>
          <table:table-cell office:value-type="float" office:value="0.806638" calcext:value-type="float">
            <text:p>0,806638</text:p>
          </table:table-cell>
          <table:table-cell office:value-type="float" office:value="0.759043" calcext:value-type="float">
            <text:p>0,759043</text:p>
          </table:table-cell>
          <table:table-cell office:value-type="float" office:value="29.172762" calcext:value-type="float">
            <text:p>29,172762</text:p>
          </table:table-cell>
          <table:table-cell table:number-columns-repeated="1020"/>
        </table:table-row>
        <table:table-row table:style-name="ro1">
          <table:table-cell office:value-type="float" office:value="0.813751" calcext:value-type="float">
            <text:p>0,813751</text:p>
          </table:table-cell>
          <table:table-cell office:value-type="float" office:value="0.822993" calcext:value-type="float">
            <text:p>0,822993</text:p>
          </table:table-cell>
          <table:table-cell office:value-type="float" office:value="0.746277" calcext:value-type="float">
            <text:p>0,746277</text:p>
          </table:table-cell>
          <table:table-cell office:value-type="float" office:value="29.410924" calcext:value-type="float">
            <text:p>29,410924</text:p>
          </table:table-cell>
          <table:table-cell table:number-columns-repeated="1020"/>
        </table:table-row>
        <table:table-row table:style-name="ro1">
          <table:table-cell office:value-type="float" office:value="0.799708" calcext:value-type="float">
            <text:p>0,799708</text:p>
          </table:table-cell>
          <table:table-cell office:value-type="float" office:value="0.784127" calcext:value-type="float">
            <text:p>0,784127</text:p>
          </table:table-cell>
          <table:table-cell office:value-type="float" office:value="0.76117" calcext:value-type="float">
            <text:p>0,76117</text:p>
          </table:table-cell>
          <table:table-cell office:value-type="float" office:value="29.34253" calcext:value-type="float">
            <text:p>29,34253</text:p>
          </table:table-cell>
          <table:table-cell table:number-columns-repeated="1020"/>
        </table:table-row>
        <table:table-row table:style-name="ro1">
          <table:table-cell office:value-type="float" office:value="0.791472" calcext:value-type="float">
            <text:p>0,791472</text:p>
          </table:table-cell>
          <table:table-cell office:value-type="float" office:value="0.775021" calcext:value-type="float">
            <text:p>0,775021</text:p>
          </table:table-cell>
          <table:table-cell office:value-type="float" office:value="0.761702" calcext:value-type="float">
            <text:p>0,761702</text:p>
          </table:table-cell>
          <table:table-cell office:value-type="float" office:value="29.072716" calcext:value-type="float">
            <text:p>29,072716</text:p>
          </table:table-cell>
          <table:table-cell table:number-columns-repeated="1020"/>
        </table:table-row>
        <table:table-row table:style-name="ro1">
          <table:table-cell office:value-type="float" office:value="0.793113" calcext:value-type="float">
            <text:p>0,793113</text:p>
          </table:table-cell>
          <table:table-cell office:value-type="float" office:value="0.791785" calcext:value-type="float">
            <text:p>0,791785</text:p>
          </table:table-cell>
          <table:table-cell office:value-type="float" office:value="0.760106" calcext:value-type="float">
            <text:p>0,760106</text:p>
          </table:table-cell>
          <table:table-cell office:value-type="float" office:value="29.234473" calcext:value-type="float">
            <text:p>29,234473</text:p>
          </table:table-cell>
          <table:table-cell table:number-columns-repeated="1020"/>
        </table:table-row>
        <table:table-row table:style-name="ro1">
          <table:table-cell office:value-type="float" office:value="0.796853" calcext:value-type="float">
            <text:p>0,796853</text:p>
          </table:table-cell>
          <table:table-cell office:value-type="float" office:value="0.774325" calcext:value-type="float">
            <text:p>0,774325</text:p>
          </table:table-cell>
          <table:table-cell office:value-type="float" office:value="0.768085" calcext:value-type="float">
            <text:p>0,768085</text:p>
          </table:table-cell>
          <table:table-cell office:value-type="float" office:value="29.464585" calcext:value-type="float">
            <text:p>29,464585</text:p>
          </table:table-cell>
          <table:table-cell table:number-columns-repeated="1020"/>
        </table:table-row>
        <table:table-row table:style-name="ro1">
          <table:table-cell office:value-type="float" office:value="0.773301" calcext:value-type="float">
            <text:p>0,773301</text:p>
          </table:table-cell>
          <table:table-cell office:value-type="float" office:value="0.801984" calcext:value-type="float">
            <text:p>0,801984</text:p>
          </table:table-cell>
          <table:table-cell office:value-type="float" office:value="0.752128" calcext:value-type="float">
            <text:p>0,752128</text:p>
          </table:table-cell>
          <table:table-cell office:value-type="float" office:value="29.193197" calcext:value-type="float">
            <text:p>29,193197</text:p>
          </table:table-cell>
          <table:table-cell table:number-columns-repeated="1020"/>
        </table:table-row>
        <table:table-row table:style-name="ro1">
          <table:table-cell office:value-type="float" office:value="0.774636" calcext:value-type="float">
            <text:p>0,774636</text:p>
          </table:table-cell>
          <table:table-cell office:value-type="float" office:value="0.786308" calcext:value-type="float">
            <text:p>0,786308</text:p>
          </table:table-cell>
          <table:table-cell office:value-type="float" office:value="0.751064" calcext:value-type="float">
            <text:p>0,751064</text:p>
          </table:table-cell>
          <table:table-cell office:value-type="float" office:value="29.59331" calcext:value-type="float">
            <text:p>29,59331</text:p>
          </table:table-cell>
          <table:table-cell table:number-columns-repeated="1020"/>
        </table:table-row>
        <table:table-row table:style-name="ro1">
          <table:table-cell office:value-type="float" office:value="0.768006" calcext:value-type="float">
            <text:p>0,768006</text:p>
          </table:table-cell>
          <table:table-cell office:value-type="float" office:value="0.781838" calcext:value-type="float">
            <text:p>0,781838</text:p>
          </table:table-cell>
          <table:table-cell office:value-type="float" office:value="0.753191" calcext:value-type="float">
            <text:p>0,753191</text:p>
          </table:table-cell>
          <table:table-cell office:value-type="float" office:value="29.156653" calcext:value-type="float">
            <text:p>29,156653</text:p>
          </table:table-cell>
          <table:table-cell table:number-columns-repeated="1020"/>
        </table:table-row>
        <table:table-row table:style-name="ro1">
          <table:table-cell office:value-type="float" office:value="0.763375" calcext:value-type="float">
            <text:p>0,763375</text:p>
          </table:table-cell>
          <table:table-cell office:value-type="float" office:value="0.7877" calcext:value-type="float">
            <text:p>0,7877</text:p>
          </table:table-cell>
          <table:table-cell office:value-type="float" office:value="0.760638" calcext:value-type="float">
            <text:p>0,760638</text:p>
          </table:table-cell>
          <table:table-cell office:value-type="float" office:value="29.465496" calcext:value-type="float">
            <text:p>29,465496</text:p>
          </table:table-cell>
          <table:table-cell table:number-columns-repeated="1020"/>
        </table:table-row>
        <table:table-row table:style-name="ro1">
          <table:table-cell office:value-type="float" office:value="0.758811" calcext:value-type="float">
            <text:p>0,758811</text:p>
          </table:table-cell>
          <table:table-cell office:value-type="float" office:value="0.826906" calcext:value-type="float">
            <text:p>0,826906</text:p>
          </table:table-cell>
          <table:table-cell office:value-type="float" office:value="0.75266" calcext:value-type="float">
            <text:p>0,75266</text:p>
          </table:table-cell>
          <table:table-cell office:value-type="float" office:value="28.846044" calcext:value-type="float">
            <text:p>28,846044</text:p>
          </table:table-cell>
          <table:table-cell table:number-columns-repeated="1020"/>
        </table:table-row>
        <table:table-row table:style-name="ro1">
          <table:table-cell office:value-type="float" office:value="0.741271" calcext:value-type="float">
            <text:p>0,741271</text:p>
          </table:table-cell>
          <table:table-cell office:value-type="float" office:value="0.777657" calcext:value-type="float">
            <text:p>0,777657</text:p>
          </table:table-cell>
          <table:table-cell office:value-type="float" office:value="0.763298" calcext:value-type="float">
            <text:p>0,763298</text:p>
          </table:table-cell>
          <table:table-cell office:value-type="float" office:value="29.311741" calcext:value-type="float">
            <text:p>29,311741</text:p>
          </table:table-cell>
          <table:table-cell table:number-columns-repeated="1020"/>
        </table:table-row>
        <table:table-row table:style-name="ro1">
          <table:table-cell office:value-type="float" office:value="0.745257" calcext:value-type="float">
            <text:p>0,745257</text:p>
          </table:table-cell>
          <table:table-cell office:value-type="float" office:value="0.753764" calcext:value-type="float">
            <text:p>0,753764</text:p>
          </table:table-cell>
          <table:table-cell office:value-type="float" office:value="0.764894" calcext:value-type="float">
            <text:p>0,764894</text:p>
          </table:table-cell>
          <table:table-cell office:value-type="float" office:value="29.733003" calcext:value-type="float">
            <text:p>29,733003</text:p>
          </table:table-cell>
          <table:table-cell table:number-columns-repeated="1020"/>
        </table:table-row>
        <table:table-row table:style-name="ro1">
          <table:table-cell office:value-type="float" office:value="0.73784" calcext:value-type="float">
            <text:p>0,73784</text:p>
          </table:table-cell>
          <table:table-cell office:value-type="float" office:value="0.751586" calcext:value-type="float">
            <text:p>0,751586</text:p>
          </table:table-cell>
          <table:table-cell office:value-type="float" office:value="0.771809" calcext:value-type="float">
            <text:p>0,771809</text:p>
          </table:table-cell>
          <table:table-cell office:value-type="float" office:value="28.881766" calcext:value-type="float">
            <text:p>28,881766</text:p>
          </table:table-cell>
          <table:table-cell table:number-columns-repeated="1020"/>
        </table:table-row>
        <table:table-row table:style-name="ro1">
          <table:table-cell office:value-type="float" office:value="0.740258" calcext:value-type="float">
            <text:p>0,740258</text:p>
          </table:table-cell>
          <table:table-cell office:value-type="float" office:value="0.754476" calcext:value-type="float">
            <text:p>0,754476</text:p>
          </table:table-cell>
          <table:table-cell office:value-type="float" office:value="0.770213" calcext:value-type="float">
            <text:p>0,770213</text:p>
          </table:table-cell>
          <table:table-cell office:value-type="float" office:value="28.945339" calcext:value-type="float">
            <text:p>28,945339</text:p>
          </table:table-cell>
          <table:table-cell table:number-columns-repeated="1020"/>
        </table:table-row>
        <table:table-row table:style-name="ro1">
          <table:table-cell office:value-type="float" office:value="0.75132" calcext:value-type="float">
            <text:p>0,75132</text:p>
          </table:table-cell>
          <table:table-cell office:value-type="float" office:value="0.794998" calcext:value-type="float">
            <text:p>0,794998</text:p>
          </table:table-cell>
          <table:table-cell office:value-type="float" office:value="0.752128" calcext:value-type="float">
            <text:p>0,752128</text:p>
          </table:table-cell>
          <table:table-cell office:value-type="float" office:value="29.191408" calcext:value-type="float">
            <text:p>29,191408</text:p>
          </table:table-cell>
          <table:table-cell table:number-columns-repeated="1020"/>
        </table:table-row>
        <table:table-row table:style-name="ro1">
          <table:table-cell office:value-type="float" office:value="0.696128" calcext:value-type="float">
            <text:p>0,696128</text:p>
          </table:table-cell>
          <table:table-cell office:value-type="float" office:value="0.851549" calcext:value-type="float">
            <text:p>0,851549</text:p>
          </table:table-cell>
          <table:table-cell office:value-type="float" office:value="0.743617" calcext:value-type="float">
            <text:p>0,743617</text:p>
          </table:table-cell>
          <table:table-cell office:value-type="float" office:value="28.95063" calcext:value-type="float">
            <text:p>28,95063</text:p>
          </table:table-cell>
          <table:table-cell table:number-columns-repeated="1020"/>
        </table:table-row>
        <table:table-row table:style-name="ro1">
          <table:table-cell office:value-type="float" office:value="0.732037" calcext:value-type="float">
            <text:p>0,732037</text:p>
          </table:table-cell>
          <table:table-cell office:value-type="float" office:value="0.868123" calcext:value-type="float">
            <text:p>0,868123</text:p>
          </table:table-cell>
          <table:table-cell office:value-type="float" office:value="0.735638" calcext:value-type="float">
            <text:p>0,735638</text:p>
          </table:table-cell>
          <table:table-cell office:value-type="float" office:value="29.254479" calcext:value-type="float">
            <text:p>29,254479</text:p>
          </table:table-cell>
          <table:table-cell table:number-columns-repeated="1020"/>
        </table:table-row>
        <table:table-row table:style-name="ro1">
          <table:table-cell office:value-type="float" office:value="0.724697" calcext:value-type="float">
            <text:p>0,724697</text:p>
          </table:table-cell>
          <table:table-cell office:value-type="float" office:value="0.757881" calcext:value-type="float">
            <text:p>0,757881</text:p>
          </table:table-cell>
          <table:table-cell office:value-type="float" office:value="0.768085" calcext:value-type="float">
            <text:p>0,768085</text:p>
          </table:table-cell>
          <table:table-cell office:value-type="float" office:value="29.038328" calcext:value-type="float">
            <text:p>29,038328</text:p>
          </table:table-cell>
          <table:table-cell table:number-columns-repeated="1020"/>
        </table:table-row>
        <table:table-row table:style-name="ro1">
          <table:table-cell office:value-type="float" office:value="0.690314" calcext:value-type="float">
            <text:p>0,690314</text:p>
          </table:table-cell>
          <table:table-cell office:value-type="float" office:value="0.755918" calcext:value-type="float">
            <text:p>0,755918</text:p>
          </table:table-cell>
          <table:table-cell office:value-type="float" office:value="0.771809" calcext:value-type="float">
            <text:p>0,771809</text:p>
          </table:table-cell>
          <table:table-cell office:value-type="float" office:value="29.105218" calcext:value-type="float">
            <text:p>29,105218</text:p>
          </table:table-cell>
          <table:table-cell table:number-columns-repeated="1020"/>
        </table:table-row>
        <table:table-row table:style-name="ro1">
          <table:table-cell office:value-type="float" office:value="0.708377" calcext:value-type="float">
            <text:p>0,708377</text:p>
          </table:table-cell>
          <table:table-cell office:value-type="float" office:value="0.755506" calcext:value-type="float">
            <text:p>0,755506</text:p>
          </table:table-cell>
          <table:table-cell office:value-type="float" office:value="0.778723" calcext:value-type="float">
            <text:p>0,778723</text:p>
          </table:table-cell>
          <table:table-cell office:value-type="float" office:value="29.531088" calcext:value-type="float">
            <text:p>29,531088</text:p>
          </table:table-cell>
          <table:table-cell table:number-columns-repeated="1020"/>
        </table:table-row>
        <table:table-row table:style-name="ro1">
          <table:table-cell office:value-type="float" office:value="0.685946" calcext:value-type="float">
            <text:p>0,685946</text:p>
          </table:table-cell>
          <table:table-cell office:value-type="float" office:value="0.799981" calcext:value-type="float">
            <text:p>0,799981</text:p>
          </table:table-cell>
          <table:table-cell office:value-type="float" office:value="0.755319" calcext:value-type="float">
            <text:p>0,755319</text:p>
          </table:table-cell>
          <table:table-cell office:value-type="float" office:value="29.28307" calcext:value-type="float">
            <text:p>29,28307</text:p>
          </table:table-cell>
          <table:table-cell table:number-columns-repeated="1020"/>
        </table:table-row>
        <table:table-row table:style-name="ro1">
          <table:table-cell office:value-type="float" office:value="0.682495" calcext:value-type="float">
            <text:p>0,682495</text:p>
          </table:table-cell>
          <table:table-cell office:value-type="float" office:value="0.784039" calcext:value-type="float">
            <text:p>0,784039</text:p>
          </table:table-cell>
          <table:table-cell office:value-type="float" office:value="0.776596" calcext:value-type="float">
            <text:p>0,776596</text:p>
          </table:table-cell>
          <table:table-cell office:value-type="float" office:value="28.90734" calcext:value-type="float">
            <text:p>28,90734</text:p>
          </table:table-cell>
          <table:table-cell table:number-columns-repeated="1020"/>
        </table:table-row>
        <table:table-row table:style-name="ro1">
          <table:table-cell office:value-type="float" office:value="0.702212" calcext:value-type="float">
            <text:p>0,702212</text:p>
          </table:table-cell>
          <table:table-cell office:value-type="float" office:value="0.759927" calcext:value-type="float">
            <text:p>0,759927</text:p>
          </table:table-cell>
          <table:table-cell office:value-type="float" office:value="0.776064" calcext:value-type="float">
            <text:p>0,776064</text:p>
          </table:table-cell>
          <table:table-cell office:value-type="float" office:value="28.887975" calcext:value-type="float">
            <text:p>28,887975</text:p>
          </table:table-cell>
          <table:table-cell table:number-columns-repeated="1020"/>
        </table:table-row>
        <table:table-row table:style-name="ro1">
          <table:table-cell office:value-type="float" office:value="0.668755" calcext:value-type="float">
            <text:p>0,668755</text:p>
          </table:table-cell>
          <table:table-cell office:value-type="float" office:value="0.731681" calcext:value-type="float">
            <text:p>0,731681</text:p>
          </table:table-cell>
          <table:table-cell office:value-type="float" office:value="0.776596" calcext:value-type="float">
            <text:p>0,776596</text:p>
          </table:table-cell>
          <table:table-cell office:value-type="float" office:value="29.322332" calcext:value-type="float">
            <text:p>29,322332</text:p>
          </table:table-cell>
          <table:table-cell table:number-columns-repeated="1020"/>
        </table:table-row>
        <table:table-row table:style-name="ro1">
          <table:table-cell office:value-type="float" office:value="0.671266" calcext:value-type="float">
            <text:p>0,671266</text:p>
          </table:table-cell>
          <table:table-cell office:value-type="float" office:value="0.754361" calcext:value-type="float">
            <text:p>0,754361</text:p>
          </table:table-cell>
          <table:table-cell office:value-type="float" office:value="0.77766" calcext:value-type="float">
            <text:p>0,77766</text:p>
          </table:table-cell>
          <table:table-cell office:value-type="float" office:value="29.135807" calcext:value-type="float">
            <text:p>29,135807</text:p>
          </table:table-cell>
          <table:table-cell table:number-columns-repeated="1020"/>
        </table:table-row>
        <table:table-row table:style-name="ro1">
          <table:table-cell office:value-type="float" office:value="0.672626" calcext:value-type="float">
            <text:p>0,672626</text:p>
          </table:table-cell>
          <table:table-cell office:value-type="float" office:value="0.792197" calcext:value-type="float">
            <text:p>0,792197</text:p>
          </table:table-cell>
          <table:table-cell office:value-type="float" office:value="0.766489" calcext:value-type="float">
            <text:p>0,766489</text:p>
          </table:table-cell>
          <table:table-cell office:value-type="float" office:value="29.200113" calcext:value-type="float">
            <text:p>29,200113</text:p>
          </table:table-cell>
          <table:table-cell table:number-columns-repeated="1020"/>
        </table:table-row>
        <table:table-row table:style-name="ro1">
          <table:table-cell office:value-type="float" office:value="0.685964" calcext:value-type="float">
            <text:p>0,685964</text:p>
          </table:table-cell>
          <table:table-cell office:value-type="float" office:value="0.773969" calcext:value-type="float">
            <text:p>0,773969</text:p>
          </table:table-cell>
          <table:table-cell office:value-type="float" office:value="0.771809" calcext:value-type="float">
            <text:p>0,771809</text:p>
          </table:table-cell>
          <table:table-cell office:value-type="float" office:value="28.930681" calcext:value-type="float">
            <text:p>28,930681</text:p>
          </table:table-cell>
          <table:table-cell table:number-columns-repeated="1020"/>
        </table:table-row>
        <table:table-row table:style-name="ro1">
          <table:table-cell office:value-type="float" office:value="0.651645" calcext:value-type="float">
            <text:p>0,651645</text:p>
          </table:table-cell>
          <table:table-cell office:value-type="float" office:value="0.741264" calcext:value-type="float">
            <text:p>0,741264</text:p>
          </table:table-cell>
          <table:table-cell office:value-type="float" office:value="0.778191" calcext:value-type="float">
            <text:p>0,778191</text:p>
          </table:table-cell>
          <table:table-cell office:value-type="float" office:value="29.524831" calcext:value-type="float">
            <text:p>29,524831</text:p>
          </table:table-cell>
          <table:table-cell table:number-columns-repeated="1020"/>
        </table:table-row>
        <table:table-row table:style-name="ro1">
          <table:table-cell office:value-type="float" office:value="0.656562" calcext:value-type="float">
            <text:p>0,656562</text:p>
          </table:table-cell>
          <table:table-cell office:value-type="float" office:value="0.722908" calcext:value-type="float">
            <text:p>0,722908</text:p>
          </table:table-cell>
          <table:table-cell office:value-type="float" office:value="0.778723" calcext:value-type="float">
            <text:p>0,778723</text:p>
          </table:table-cell>
          <table:table-cell office:value-type="float" office:value="28.788878" calcext:value-type="float">
            <text:p>28,788878</text:p>
          </table:table-cell>
          <table:table-cell table:number-columns-repeated="1020"/>
        </table:table-row>
        <table:table-row table:style-name="ro1">
          <table:table-cell office:value-type="float" office:value="0.663139" calcext:value-type="float">
            <text:p>0,663139</text:p>
          </table:table-cell>
          <table:table-cell office:value-type="float" office:value="0.75118" calcext:value-type="float">
            <text:p>0,75118</text:p>
          </table:table-cell>
          <table:table-cell office:value-type="float" office:value="0.771809" calcext:value-type="float">
            <text:p>0,771809</text:p>
          </table:table-cell>
          <table:table-cell office:value-type="float" office:value="28.960215" calcext:value-type="float">
            <text:p>28,960215</text:p>
          </table:table-cell>
          <table:table-cell table:number-columns-repeated="1020"/>
        </table:table-row>
        <table:table-row table:style-name="ro1">
          <table:table-cell office:value-type="float" office:value="0.646387" calcext:value-type="float">
            <text:p>0,646387</text:p>
          </table:table-cell>
          <table:table-cell office:value-type="float" office:value="0.71871" calcext:value-type="float">
            <text:p>0,71871</text:p>
          </table:table-cell>
          <table:table-cell office:value-type="float" office:value="0.782979" calcext:value-type="float">
            <text:p>0,782979</text:p>
          </table:table-cell>
          <table:table-cell office:value-type="float" office:value="29.284993" calcext:value-type="float">
            <text:p>29,284993</text:p>
          </table:table-cell>
          <table:table-cell table:number-columns-repeated="1020"/>
        </table:table-row>
        <table:table-row table:style-name="ro1">
          <table:table-cell office:value-type="float" office:value="0.647828" calcext:value-type="float">
            <text:p>0,647828</text:p>
          </table:table-cell>
          <table:table-cell office:value-type="float" office:value="0.770855" calcext:value-type="float">
            <text:p>0,770855</text:p>
          </table:table-cell>
          <table:table-cell office:value-type="float" office:value="0.77234" calcext:value-type="float">
            <text:p>0,77234</text:p>
          </table:table-cell>
          <table:table-cell office:value-type="float" office:value="28.84981" calcext:value-type="float">
            <text:p>28,84981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Class_8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5468" calcext:value-type="float">
            <text:p>3,095468</text:p>
          </table:table-cell>
          <table:table-cell office:value-type="float" office:value="2.977586" calcext:value-type="float">
            <text:p>2,977586</text:p>
          </table:table-cell>
          <table:table-cell office:value-type="float" office:value="0.052632" calcext:value-type="float">
            <text:p>0,052632</text:p>
          </table:table-cell>
          <table:table-cell office:value-type="float" office:value="29.83735" calcext:value-type="float">
            <text:p>29,83735</text:p>
          </table:table-cell>
          <table:table-cell table:number-columns-repeated="1020"/>
        </table:table-row>
        <table:table-row table:style-name="ro1">
          <table:table-cell office:value-type="float" office:value="3.080992" calcext:value-type="float">
            <text:p>3,080992</text:p>
          </table:table-cell>
          <table:table-cell office:value-type="float" office:value="2.968046" calcext:value-type="float">
            <text:p>2,968046</text:p>
          </table:table-cell>
          <table:table-cell office:value-type="float" office:value="0.064211" calcext:value-type="float">
            <text:p>0,064211</text:p>
          </table:table-cell>
          <table:table-cell office:value-type="float" office:value="29.032879" calcext:value-type="float">
            <text:p>29,032879</text:p>
          </table:table-cell>
          <table:table-cell table:number-columns-repeated="1020"/>
        </table:table-row>
        <table:table-row table:style-name="ro1">
          <table:table-cell office:value-type="float" office:value="3.067429" calcext:value-type="float">
            <text:p>3,067429</text:p>
          </table:table-cell>
          <table:table-cell office:value-type="float" office:value="2.948933" calcext:value-type="float">
            <text:p>2,948933</text:p>
          </table:table-cell>
          <table:table-cell office:value-type="float" office:value="0.064211" calcext:value-type="float">
            <text:p>0,064211</text:p>
          </table:table-cell>
          <table:table-cell office:value-type="float" office:value="29.331861" calcext:value-type="float">
            <text:p>29,331861</text:p>
          </table:table-cell>
          <table:table-cell table:number-columns-repeated="1020"/>
        </table:table-row>
        <table:table-row table:style-name="ro1">
          <table:table-cell office:value-type="float" office:value="3.05408" calcext:value-type="float">
            <text:p>3,05408</text:p>
          </table:table-cell>
          <table:table-cell office:value-type="float" office:value="2.924142" calcext:value-type="float">
            <text:p>2,924142</text:p>
          </table:table-cell>
          <table:table-cell office:value-type="float" office:value="0.076316" calcext:value-type="float">
            <text:p>0,076316</text:p>
          </table:table-cell>
          <table:table-cell office:value-type="float" office:value="29.209082" calcext:value-type="float">
            <text:p>29,209082</text:p>
          </table:table-cell>
          <table:table-cell table:number-columns-repeated="1020"/>
        </table:table-row>
        <table:table-row table:style-name="ro1">
          <table:table-cell office:value-type="float" office:value="3.024546" calcext:value-type="float">
            <text:p>3,024546</text:p>
          </table:table-cell>
          <table:table-cell office:value-type="float" office:value="2.874126" calcext:value-type="float">
            <text:p>2,874126</text:p>
          </table:table-cell>
          <table:table-cell office:value-type="float" office:value="0.091579" calcext:value-type="float">
            <text:p>0,091579</text:p>
          </table:table-cell>
          <table:table-cell office:value-type="float" office:value="29.230653" calcext:value-type="float">
            <text:p>29,230653</text:p>
          </table:table-cell>
          <table:table-cell table:number-columns-repeated="1020"/>
        </table:table-row>
        <table:table-row table:style-name="ro1">
          <table:table-cell office:value-type="float" office:value="2.980709" calcext:value-type="float">
            <text:p>2,980709</text:p>
          </table:table-cell>
          <table:table-cell office:value-type="float" office:value="2.846482" calcext:value-type="float">
            <text:p>2,846482</text:p>
          </table:table-cell>
          <table:table-cell office:value-type="float" office:value="0.099474" calcext:value-type="float">
            <text:p>0,099474</text:p>
          </table:table-cell>
          <table:table-cell office:value-type="float" office:value="29.21442" calcext:value-type="float">
            <text:p>29,21442</text:p>
          </table:table-cell>
          <table:table-cell table:number-columns-repeated="1020"/>
        </table:table-row>
        <table:table-row table:style-name="ro1">
          <table:table-cell office:value-type="float" office:value="2.945637" calcext:value-type="float">
            <text:p>2,945637</text:p>
          </table:table-cell>
          <table:table-cell office:value-type="float" office:value="2.787468" calcext:value-type="float">
            <text:p>2,787468</text:p>
          </table:table-cell>
          <table:table-cell office:value-type="float" office:value="0.123684" calcext:value-type="float">
            <text:p>0,123684</text:p>
          </table:table-cell>
          <table:table-cell office:value-type="float" office:value="28.978168" calcext:value-type="float">
            <text:p>28,978168</text:p>
          </table:table-cell>
          <table:table-cell table:number-columns-repeated="1020"/>
        </table:table-row>
        <table:table-row table:style-name="ro1">
          <table:table-cell office:value-type="float" office:value="2.913347" calcext:value-type="float">
            <text:p>2,913347</text:p>
          </table:table-cell>
          <table:table-cell office:value-type="float" office:value="2.754919" calcext:value-type="float">
            <text:p>2,754919</text:p>
          </table:table-cell>
          <table:table-cell office:value-type="float" office:value="0.155263" calcext:value-type="float">
            <text:p>0,155263</text:p>
          </table:table-cell>
          <table:table-cell office:value-type="float" office:value="29.180571" calcext:value-type="float">
            <text:p>29,180571</text:p>
          </table:table-cell>
          <table:table-cell table:number-columns-repeated="1020"/>
        </table:table-row>
        <table:table-row table:style-name="ro1">
          <table:table-cell office:value-type="float" office:value="2.874927" calcext:value-type="float">
            <text:p>2,874927</text:p>
          </table:table-cell>
          <table:table-cell office:value-type="float" office:value="2.686219" calcext:value-type="float">
            <text:p>2,686219</text:p>
          </table:table-cell>
          <table:table-cell office:value-type="float" office:value="0.192632" calcext:value-type="float">
            <text:p>0,192632</text:p>
          </table:table-cell>
          <table:table-cell office:value-type="float" office:value="29.484818" calcext:value-type="float">
            <text:p>29,484818</text:p>
          </table:table-cell>
          <table:table-cell table:number-columns-repeated="1020"/>
        </table:table-row>
        <table:table-row table:style-name="ro1">
          <table:table-cell office:value-type="float" office:value="2.820213" calcext:value-type="float">
            <text:p>2,820213</text:p>
          </table:table-cell>
          <table:table-cell office:value-type="float" office:value="2.597532" calcext:value-type="float">
            <text:p>2,597532</text:p>
          </table:table-cell>
          <table:table-cell office:value-type="float" office:value="0.19" calcext:value-type="float">
            <text:p>0,19</text:p>
          </table:table-cell>
          <table:table-cell office:value-type="float" office:value="29.28418" calcext:value-type="float">
            <text:p>29,28418</text:p>
          </table:table-cell>
          <table:table-cell table:number-columns-repeated="1020"/>
        </table:table-row>
        <table:table-row table:style-name="ro1">
          <table:table-cell office:value-type="float" office:value="2.728771" calcext:value-type="float">
            <text:p>2,728771</text:p>
          </table:table-cell>
          <table:table-cell office:value-type="float" office:value="2.573798" calcext:value-type="float">
            <text:p>2,573798</text:p>
          </table:table-cell>
          <table:table-cell office:value-type="float" office:value="0.208421" calcext:value-type="float">
            <text:p>0,208421</text:p>
          </table:table-cell>
          <table:table-cell office:value-type="float" office:value="29.248457" calcext:value-type="float">
            <text:p>29,248457</text:p>
          </table:table-cell>
          <table:table-cell table:number-columns-repeated="1020"/>
        </table:table-row>
        <table:table-row table:style-name="ro1">
          <table:table-cell office:value-type="float" office:value="2.609046" calcext:value-type="float">
            <text:p>2,609046</text:p>
          </table:table-cell>
          <table:table-cell office:value-type="float" office:value="2.373572" calcext:value-type="float">
            <text:p>2,373572</text:p>
          </table:table-cell>
          <table:table-cell office:value-type="float" office:value="0.273684" calcext:value-type="float">
            <text:p>0,273684</text:p>
          </table:table-cell>
          <table:table-cell office:value-type="float" office:value="29.306594" calcext:value-type="float">
            <text:p>29,306594</text:p>
          </table:table-cell>
          <table:table-cell table:number-columns-repeated="1020"/>
        </table:table-row>
        <table:table-row table:style-name="ro1">
          <table:table-cell office:value-type="float" office:value="2.487631" calcext:value-type="float">
            <text:p>2,487631</text:p>
          </table:table-cell>
          <table:table-cell office:value-type="float" office:value="2.183809" calcext:value-type="float">
            <text:p>2,183809</text:p>
          </table:table-cell>
          <table:table-cell office:value-type="float" office:value="0.325263" calcext:value-type="float">
            <text:p>0,325263</text:p>
          </table:table-cell>
          <table:table-cell office:value-type="float" office:value="29.206416" calcext:value-type="float">
            <text:p>29,206416</text:p>
          </table:table-cell>
          <table:table-cell table:number-columns-repeated="1020"/>
        </table:table-row>
        <table:table-row table:style-name="ro1">
          <table:table-cell office:value-type="float" office:value="2.37792" calcext:value-type="float">
            <text:p>2,37792</text:p>
          </table:table-cell>
          <table:table-cell office:value-type="float" office:value="2.081381" calcext:value-type="float">
            <text:p>2,081381</text:p>
          </table:table-cell>
          <table:table-cell office:value-type="float" office:value="0.367895" calcext:value-type="float">
            <text:p>0,367895</text:p>
          </table:table-cell>
          <table:table-cell office:value-type="float" office:value="29.252293" calcext:value-type="float">
            <text:p>29,252293</text:p>
          </table:table-cell>
          <table:table-cell table:number-columns-repeated="1020"/>
        </table:table-row>
        <table:table-row table:style-name="ro1">
          <table:table-cell office:value-type="float" office:value="2.26632" calcext:value-type="float">
            <text:p>2,26632</text:p>
          </table:table-cell>
          <table:table-cell office:value-type="float" office:value="1.961996" calcext:value-type="float">
            <text:p>1,961996</text:p>
          </table:table-cell>
          <table:table-cell office:value-type="float" office:value="0.408421" calcext:value-type="float">
            <text:p>0,408421</text:p>
          </table:table-cell>
          <table:table-cell office:value-type="float" office:value="29.76175" calcext:value-type="float">
            <text:p>29,76175</text:p>
          </table:table-cell>
          <table:table-cell table:number-columns-repeated="1020"/>
        </table:table-row>
        <table:table-row table:style-name="ro1">
          <table:table-cell office:value-type="float" office:value="2.170949" calcext:value-type="float">
            <text:p>2,170949</text:p>
          </table:table-cell>
          <table:table-cell office:value-type="float" office:value="1.915007" calcext:value-type="float">
            <text:p>1,915007</text:p>
          </table:table-cell>
          <table:table-cell office:value-type="float" office:value="0.414737" calcext:value-type="float">
            <text:p>0,414737</text:p>
          </table:table-cell>
          <table:table-cell office:value-type="float" office:value="29.059843" calcext:value-type="float">
            <text:p>29,059843</text:p>
          </table:table-cell>
          <table:table-cell table:number-columns-repeated="1020"/>
        </table:table-row>
        <table:table-row table:style-name="ro1">
          <table:table-cell office:value-type="float" office:value="2.074946" calcext:value-type="float">
            <text:p>2,074946</text:p>
          </table:table-cell>
          <table:table-cell office:value-type="float" office:value="1.797479" calcext:value-type="float">
            <text:p>1,797479</text:p>
          </table:table-cell>
          <table:table-cell office:value-type="float" office:value="0.45" calcext:value-type="float">
            <text:p>0,45</text:p>
          </table:table-cell>
          <table:table-cell office:value-type="float" office:value="29.31483" calcext:value-type="float">
            <text:p>29,31483</text:p>
          </table:table-cell>
          <table:table-cell table:number-columns-repeated="1020"/>
        </table:table-row>
        <table:table-row table:style-name="ro1">
          <table:table-cell office:value-type="float" office:value="2.004908" calcext:value-type="float">
            <text:p>2,004908</text:p>
          </table:table-cell>
          <table:table-cell office:value-type="float" office:value="1.724602" calcext:value-type="float">
            <text:p>1,724602</text:p>
          </table:table-cell>
          <table:table-cell office:value-type="float" office:value="0.476316" calcext:value-type="float">
            <text:p>0,476316</text:p>
          </table:table-cell>
          <table:table-cell office:value-type="float" office:value="28.786563" calcext:value-type="float">
            <text:p>28,786563</text:p>
          </table:table-cell>
          <table:table-cell table:number-columns-repeated="1020"/>
        </table:table-row>
        <table:table-row table:style-name="ro1">
          <table:table-cell office:value-type="float" office:value="1.94351" calcext:value-type="float">
            <text:p>1,94351</text:p>
          </table:table-cell>
          <table:table-cell office:value-type="float" office:value="1.691919" calcext:value-type="float">
            <text:p>1,691919</text:p>
          </table:table-cell>
          <table:table-cell office:value-type="float" office:value="0.485263" calcext:value-type="float">
            <text:p>0,485263</text:p>
          </table:table-cell>
          <table:table-cell office:value-type="float" office:value="29.066727" calcext:value-type="float">
            <text:p>29,066727</text:p>
          </table:table-cell>
          <table:table-cell table:number-columns-repeated="1020"/>
        </table:table-row>
        <table:table-row table:style-name="ro1">
          <table:table-cell office:value-type="float" office:value="1.878994" calcext:value-type="float">
            <text:p>1,878994</text:p>
          </table:table-cell>
          <table:table-cell office:value-type="float" office:value="1.653539" calcext:value-type="float">
            <text:p>1,653539</text:p>
          </table:table-cell>
          <table:table-cell office:value-type="float" office:value="0.483684" calcext:value-type="float">
            <text:p>0,483684</text:p>
          </table:table-cell>
          <table:table-cell office:value-type="float" office:value="29.533501" calcext:value-type="float">
            <text:p>29,533501</text:p>
          </table:table-cell>
          <table:table-cell table:number-columns-repeated="1020"/>
        </table:table-row>
        <table:table-row table:style-name="ro1">
          <table:table-cell office:value-type="float" office:value="1.819825" calcext:value-type="float">
            <text:p>1,819825</text:p>
          </table:table-cell>
          <table:table-cell office:value-type="float" office:value="1.607355" calcext:value-type="float">
            <text:p>1,607355</text:p>
          </table:table-cell>
          <table:table-cell office:value-type="float" office:value="0.503684" calcext:value-type="float">
            <text:p>0,503684</text:p>
          </table:table-cell>
          <table:table-cell office:value-type="float" office:value="29.43819" calcext:value-type="float">
            <text:p>29,43819</text:p>
          </table:table-cell>
          <table:table-cell table:number-columns-repeated="1020"/>
        </table:table-row>
        <table:table-row table:style-name="ro1">
          <table:table-cell office:value-type="float" office:value="1.760204" calcext:value-type="float">
            <text:p>1,760204</text:p>
          </table:table-cell>
          <table:table-cell office:value-type="float" office:value="1.477808" calcext:value-type="float">
            <text:p>1,477808</text:p>
          </table:table-cell>
          <table:table-cell office:value-type="float" office:value="0.561053" calcext:value-type="float">
            <text:p>0,561053</text:p>
          </table:table-cell>
          <table:table-cell office:value-type="float" office:value="29.343346" calcext:value-type="float">
            <text:p>29,343346</text:p>
          </table:table-cell>
          <table:table-cell table:number-columns-repeated="1020"/>
        </table:table-row>
        <table:table-row table:style-name="ro1">
          <table:table-cell office:value-type="float" office:value="1.71898" calcext:value-type="float">
            <text:p>1,71898</text:p>
          </table:table-cell>
          <table:table-cell office:value-type="float" office:value="1.483727" calcext:value-type="float">
            <text:p>1,483727</text:p>
          </table:table-cell>
          <table:table-cell office:value-type="float" office:value="0.557368" calcext:value-type="float">
            <text:p>0,557368</text:p>
          </table:table-cell>
          <table:table-cell office:value-type="float" office:value="29.178744" calcext:value-type="float">
            <text:p>29,178744</text:p>
          </table:table-cell>
          <table:table-cell table:number-columns-repeated="1020"/>
        </table:table-row>
        <table:table-row table:style-name="ro1">
          <table:table-cell office:value-type="float" office:value="1.674899" calcext:value-type="float">
            <text:p>1,674899</text:p>
          </table:table-cell>
          <table:table-cell office:value-type="float" office:value="1.484852" calcext:value-type="float">
            <text:p>1,484852</text:p>
          </table:table-cell>
          <table:table-cell office:value-type="float" office:value="0.545263" calcext:value-type="float">
            <text:p>0,545263</text:p>
          </table:table-cell>
          <table:table-cell office:value-type="float" office:value="29.324357" calcext:value-type="float">
            <text:p>29,324357</text:p>
          </table:table-cell>
          <table:table-cell table:number-columns-repeated="1020"/>
        </table:table-row>
        <table:table-row table:style-name="ro1">
          <table:table-cell office:value-type="float" office:value="1.634022" calcext:value-type="float">
            <text:p>1,634022</text:p>
          </table:table-cell>
          <table:table-cell office:value-type="float" office:value="1.446561" calcext:value-type="float">
            <text:p>1,446561</text:p>
          </table:table-cell>
          <table:table-cell office:value-type="float" office:value="0.553684" calcext:value-type="float">
            <text:p>0,553684</text:p>
          </table:table-cell>
          <table:table-cell office:value-type="float" office:value="29.150857" calcext:value-type="float">
            <text:p>29,150857</text:p>
          </table:table-cell>
          <table:table-cell table:number-columns-repeated="1020"/>
        </table:table-row>
        <table:table-row table:style-name="ro1">
          <table:table-cell office:value-type="float" office:value="1.579443" calcext:value-type="float">
            <text:p>1,579443</text:p>
          </table:table-cell>
          <table:table-cell office:value-type="float" office:value="1.387217" calcext:value-type="float">
            <text:p>1,387217</text:p>
          </table:table-cell>
          <table:table-cell office:value-type="float" office:value="0.573158" calcext:value-type="float">
            <text:p>0,573158</text:p>
          </table:table-cell>
          <table:table-cell office:value-type="float" office:value="29.622286" calcext:value-type="float">
            <text:p>29,622286</text:p>
          </table:table-cell>
          <table:table-cell table:number-columns-repeated="1020"/>
        </table:table-row>
        <table:table-row table:style-name="ro1">
          <table:table-cell office:value-type="float" office:value="1.556447" calcext:value-type="float">
            <text:p>1,556447</text:p>
          </table:table-cell>
          <table:table-cell office:value-type="float" office:value="1.308407" calcext:value-type="float">
            <text:p>1,308407</text:p>
          </table:table-cell>
          <table:table-cell office:value-type="float" office:value="0.604211" calcext:value-type="float">
            <text:p>0,604211</text:p>
          </table:table-cell>
          <table:table-cell office:value-type="float" office:value="28.957467" calcext:value-type="float">
            <text:p>28,957467</text:p>
          </table:table-cell>
          <table:table-cell table:number-columns-repeated="1020"/>
        </table:table-row>
        <table:table-row table:style-name="ro1">
          <table:table-cell office:value-type="float" office:value="1.513198" calcext:value-type="float">
            <text:p>1,513198</text:p>
          </table:table-cell>
          <table:table-cell office:value-type="float" office:value="1.263882" calcext:value-type="float">
            <text:p>1,263882</text:p>
          </table:table-cell>
          <table:table-cell office:value-type="float" office:value="0.616842" calcext:value-type="float">
            <text:p>0,616842</text:p>
          </table:table-cell>
          <table:table-cell office:value-type="float" office:value="29.721246" calcext:value-type="float">
            <text:p>29,721246</text:p>
          </table:table-cell>
          <table:table-cell table:number-columns-repeated="1020"/>
        </table:table-row>
        <table:table-row table:style-name="ro1">
          <table:table-cell office:value-type="float" office:value="1.494789" calcext:value-type="float">
            <text:p>1,494789</text:p>
          </table:table-cell>
          <table:table-cell office:value-type="float" office:value="1.319158" calcext:value-type="float">
            <text:p>1,319158</text:p>
          </table:table-cell>
          <table:table-cell office:value-type="float" office:value="0.593684" calcext:value-type="float">
            <text:p>0,593684</text:p>
          </table:table-cell>
          <table:table-cell office:value-type="float" office:value="29.043576" calcext:value-type="float">
            <text:p>29,043576</text:p>
          </table:table-cell>
          <table:table-cell table:number-columns-repeated="1020"/>
        </table:table-row>
        <table:table-row table:style-name="ro1">
          <table:table-cell office:value-type="float" office:value="1.460272" calcext:value-type="float">
            <text:p>1,460272</text:p>
          </table:table-cell>
          <table:table-cell office:value-type="float" office:value="1.199933" calcext:value-type="float">
            <text:p>1,199933</text:p>
          </table:table-cell>
          <table:table-cell office:value-type="float" office:value="0.646316" calcext:value-type="float">
            <text:p>0,646316</text:p>
          </table:table-cell>
          <table:table-cell office:value-type="float" office:value="29.215186" calcext:value-type="float">
            <text:p>29,215186</text:p>
          </table:table-cell>
          <table:table-cell table:number-columns-repeated="1020"/>
        </table:table-row>
        <table:table-row table:style-name="ro1">
          <table:table-cell office:value-type="float" office:value="1.450174" calcext:value-type="float">
            <text:p>1,450174</text:p>
          </table:table-cell>
          <table:table-cell office:value-type="float" office:value="1.196907" calcext:value-type="float">
            <text:p>1,196907</text:p>
          </table:table-cell>
          <table:table-cell office:value-type="float" office:value="0.642105" calcext:value-type="float">
            <text:p>0,642105</text:p>
          </table:table-cell>
          <table:table-cell office:value-type="float" office:value="29.143844" calcext:value-type="float">
            <text:p>29,143844</text:p>
          </table:table-cell>
          <table:table-cell table:number-columns-repeated="1020"/>
        </table:table-row>
        <table:table-row table:style-name="ro1">
          <table:table-cell office:value-type="float" office:value="1.406134" calcext:value-type="float">
            <text:p>1,406134</text:p>
          </table:table-cell>
          <table:table-cell office:value-type="float" office:value="1.188214" calcext:value-type="float">
            <text:p>1,188214</text:p>
          </table:table-cell>
          <table:table-cell office:value-type="float" office:value="0.641053" calcext:value-type="float">
            <text:p>0,641053</text:p>
          </table:table-cell>
          <table:table-cell office:value-type="float" office:value="29.182714" calcext:value-type="float">
            <text:p>29,182714</text:p>
          </table:table-cell>
          <table:table-cell table:number-columns-repeated="1020"/>
        </table:table-row>
        <table:table-row table:style-name="ro1">
          <table:table-cell office:value-type="float" office:value="1.378552" calcext:value-type="float">
            <text:p>1,378552</text:p>
          </table:table-cell>
          <table:table-cell office:value-type="float" office:value="1.185946" calcext:value-type="float">
            <text:p>1,185946</text:p>
          </table:table-cell>
          <table:table-cell office:value-type="float" office:value="0.635789" calcext:value-type="float">
            <text:p>0,635789</text:p>
          </table:table-cell>
          <table:table-cell office:value-type="float" office:value="28.95671" calcext:value-type="float">
            <text:p>28,95671</text:p>
          </table:table-cell>
          <table:table-cell table:number-columns-repeated="1020"/>
        </table:table-row>
        <table:table-row table:style-name="ro1">
          <table:table-cell office:value-type="float" office:value="1.374397" calcext:value-type="float">
            <text:p>1,374397</text:p>
          </table:table-cell>
          <table:table-cell office:value-type="float" office:value="1.115126" calcext:value-type="float">
            <text:p>1,115126</text:p>
          </table:table-cell>
          <table:table-cell office:value-type="float" office:value="0.663158" calcext:value-type="float">
            <text:p>0,663158</text:p>
          </table:table-cell>
          <table:table-cell office:value-type="float" office:value="29.457351" calcext:value-type="float">
            <text:p>29,457351</text:p>
          </table:table-cell>
          <table:table-cell table:number-columns-repeated="1020"/>
        </table:table-row>
        <table:table-row table:style-name="ro1">
          <table:table-cell office:value-type="float" office:value="1.34176" calcext:value-type="float">
            <text:p>1,34176</text:p>
          </table:table-cell>
          <table:table-cell office:value-type="float" office:value="1.118885" calcext:value-type="float">
            <text:p>1,118885</text:p>
          </table:table-cell>
          <table:table-cell office:value-type="float" office:value="0.668421" calcext:value-type="float">
            <text:p>0,668421</text:p>
          </table:table-cell>
          <table:table-cell office:value-type="float" office:value="29.03199" calcext:value-type="float">
            <text:p>29,03199</text:p>
          </table:table-cell>
          <table:table-cell table:number-columns-repeated="1020"/>
        </table:table-row>
        <table:table-row table:style-name="ro1">
          <table:table-cell office:value-type="float" office:value="1.300184" calcext:value-type="float">
            <text:p>1,300184</text:p>
          </table:table-cell>
          <table:table-cell office:value-type="float" office:value="1.107395" calcext:value-type="float">
            <text:p>1,107395</text:p>
          </table:table-cell>
          <table:table-cell office:value-type="float" office:value="0.659474" calcext:value-type="float">
            <text:p>0,659474</text:p>
          </table:table-cell>
          <table:table-cell office:value-type="float" office:value="29.254875" calcext:value-type="float">
            <text:p>29,254875</text:p>
          </table:table-cell>
          <table:table-cell table:number-columns-repeated="1020"/>
        </table:table-row>
        <table:table-row table:style-name="ro1">
          <table:table-cell office:value-type="float" office:value="1.282316" calcext:value-type="float">
            <text:p>1,282316</text:p>
          </table:table-cell>
          <table:table-cell office:value-type="float" office:value="1.133311" calcext:value-type="float">
            <text:p>1,133311</text:p>
          </table:table-cell>
          <table:table-cell office:value-type="float" office:value="0.654211" calcext:value-type="float">
            <text:p>0,654211</text:p>
          </table:table-cell>
          <table:table-cell office:value-type="float" office:value="29.791732" calcext:value-type="float">
            <text:p>29,791732</text:p>
          </table:table-cell>
          <table:table-cell table:number-columns-repeated="1020"/>
        </table:table-row>
        <table:table-row table:style-name="ro1">
          <table:table-cell office:value-type="float" office:value="1.271625" calcext:value-type="float">
            <text:p>1,271625</text:p>
          </table:table-cell>
          <table:table-cell office:value-type="float" office:value="1.120175" calcext:value-type="float">
            <text:p>1,120175</text:p>
          </table:table-cell>
          <table:table-cell office:value-type="float" office:value="0.654737" calcext:value-type="float">
            <text:p>0,654737</text:p>
          </table:table-cell>
          <table:table-cell office:value-type="float" office:value="29.018571" calcext:value-type="float">
            <text:p>29,018571</text:p>
          </table:table-cell>
          <table:table-cell table:number-columns-repeated="1020"/>
        </table:table-row>
        <table:table-row table:style-name="ro1">
          <table:table-cell office:value-type="float" office:value="1.26759" calcext:value-type="float">
            <text:p>1,26759</text:p>
          </table:table-cell>
          <table:table-cell office:value-type="float" office:value="1.085658" calcext:value-type="float">
            <text:p>1,085658</text:p>
          </table:table-cell>
          <table:table-cell office:value-type="float" office:value="0.674737" calcext:value-type="float">
            <text:p>0,674737</text:p>
          </table:table-cell>
          <table:table-cell office:value-type="float" office:value="29.490723" calcext:value-type="float">
            <text:p>29,490723</text:p>
          </table:table-cell>
          <table:table-cell table:number-columns-repeated="1020"/>
        </table:table-row>
        <table:table-row table:style-name="ro1">
          <table:table-cell office:value-type="float" office:value="1.228902" calcext:value-type="float">
            <text:p>1,228902</text:p>
          </table:table-cell>
          <table:table-cell office:value-type="float" office:value="1.05228" calcext:value-type="float">
            <text:p>1,05228</text:p>
          </table:table-cell>
          <table:table-cell office:value-type="float" office:value="0.68" calcext:value-type="float">
            <text:p>0,68</text:p>
          </table:table-cell>
          <table:table-cell office:value-type="float" office:value="28.976571" calcext:value-type="float">
            <text:p>28,976571</text:p>
          </table:table-cell>
          <table:table-cell table:number-columns-repeated="1020"/>
        </table:table-row>
        <table:table-row table:style-name="ro1">
          <table:table-cell office:value-type="float" office:value="1.222774" calcext:value-type="float">
            <text:p>1,222774</text:p>
          </table:table-cell>
          <table:table-cell office:value-type="float" office:value="1.0245" calcext:value-type="float">
            <text:p>1,0245</text:p>
          </table:table-cell>
          <table:table-cell office:value-type="float" office:value="0.683684" calcext:value-type="float">
            <text:p>0,683684</text:p>
          </table:table-cell>
          <table:table-cell office:value-type="float" office:value="29.059121" calcext:value-type="float">
            <text:p>29,059121</text:p>
          </table:table-cell>
          <table:table-cell table:number-columns-repeated="1020"/>
        </table:table-row>
        <table:table-row table:style-name="ro1">
          <table:table-cell office:value-type="float" office:value="1.193942" calcext:value-type="float">
            <text:p>1,193942</text:p>
          </table:table-cell>
          <table:table-cell office:value-type="float" office:value="1.104033" calcext:value-type="float">
            <text:p>1,104033</text:p>
          </table:table-cell>
          <table:table-cell office:value-type="float" office:value="0.672105" calcext:value-type="float">
            <text:p>0,672105</text:p>
          </table:table-cell>
          <table:table-cell office:value-type="float" office:value="29.27289" calcext:value-type="float">
            <text:p>29,27289</text:p>
          </table:table-cell>
          <table:table-cell table:number-columns-repeated="1020"/>
        </table:table-row>
        <table:table-row table:style-name="ro1">
          <table:table-cell office:value-type="float" office:value="1.174409" calcext:value-type="float">
            <text:p>1,174409</text:p>
          </table:table-cell>
          <table:table-cell office:value-type="float" office:value="1.015795" calcext:value-type="float">
            <text:p>1,015795</text:p>
          </table:table-cell>
          <table:table-cell office:value-type="float" office:value="0.69" calcext:value-type="float">
            <text:p>0,69</text:p>
          </table:table-cell>
          <table:table-cell office:value-type="float" office:value="28.948331" calcext:value-type="float">
            <text:p>28,948331</text:p>
          </table:table-cell>
          <table:table-cell table:number-columns-repeated="1020"/>
        </table:table-row>
        <table:table-row table:style-name="ro1">
          <table:table-cell office:value-type="float" office:value="1.172029" calcext:value-type="float">
            <text:p>1,172029</text:p>
          </table:table-cell>
          <table:table-cell office:value-type="float" office:value="1.025204" calcext:value-type="float">
            <text:p>1,025204</text:p>
          </table:table-cell>
          <table:table-cell office:value-type="float" office:value="0.691579" calcext:value-type="float">
            <text:p>0,691579</text:p>
          </table:table-cell>
          <table:table-cell office:value-type="float" office:value="29.602455" calcext:value-type="float">
            <text:p>29,602455</text:p>
          </table:table-cell>
          <table:table-cell table:number-columns-repeated="1020"/>
        </table:table-row>
        <table:table-row table:style-name="ro1">
          <table:table-cell office:value-type="float" office:value="1.162456" calcext:value-type="float">
            <text:p>1,162456</text:p>
          </table:table-cell>
          <table:table-cell office:value-type="float" office:value="1.004367" calcext:value-type="float">
            <text:p>1,004367</text:p>
          </table:table-cell>
          <table:table-cell office:value-type="float" office:value="0.692105" calcext:value-type="float">
            <text:p>0,692105</text:p>
          </table:table-cell>
          <table:table-cell office:value-type="float" office:value="29.021948" calcext:value-type="float">
            <text:p>29,021948</text:p>
          </table:table-cell>
          <table:table-cell table:number-columns-repeated="1020"/>
        </table:table-row>
        <table:table-row table:style-name="ro1">
          <table:table-cell office:value-type="float" office:value="1.130835" calcext:value-type="float">
            <text:p>1,130835</text:p>
          </table:table-cell>
          <table:table-cell office:value-type="float" office:value="0.97782" calcext:value-type="float">
            <text:p>0,97782</text:p>
          </table:table-cell>
          <table:table-cell office:value-type="float" office:value="0.696316" calcext:value-type="float">
            <text:p>0,696316</text:p>
          </table:table-cell>
          <table:table-cell office:value-type="float" office:value="29.069553" calcext:value-type="float">
            <text:p>29,069553</text:p>
          </table:table-cell>
          <table:table-cell table:number-columns-repeated="1020"/>
        </table:table-row>
        <table:table-row table:style-name="ro1">
          <table:table-cell office:value-type="float" office:value="1.131523" calcext:value-type="float">
            <text:p>1,131523</text:p>
          </table:table-cell>
          <table:table-cell office:value-type="float" office:value="0.968177" calcext:value-type="float">
            <text:p>0,968177</text:p>
          </table:table-cell>
          <table:table-cell office:value-type="float" office:value="0.714211" calcext:value-type="float">
            <text:p>0,714211</text:p>
          </table:table-cell>
          <table:table-cell office:value-type="float" office:value="29.296091" calcext:value-type="float">
            <text:p>29,296091</text:p>
          </table:table-cell>
          <table:table-cell table:number-columns-repeated="1020"/>
        </table:table-row>
        <table:table-row table:style-name="ro1">
          <table:table-cell office:value-type="float" office:value="1.113395" calcext:value-type="float">
            <text:p>1,113395</text:p>
          </table:table-cell>
          <table:table-cell office:value-type="float" office:value="0.946157" calcext:value-type="float">
            <text:p>0,946157</text:p>
          </table:table-cell>
          <table:table-cell office:value-type="float" office:value="0.707895" calcext:value-type="float">
            <text:p>0,707895</text:p>
          </table:table-cell>
          <table:table-cell office:value-type="float" office:value="29.082203" calcext:value-type="float">
            <text:p>29,082203</text:p>
          </table:table-cell>
          <table:table-cell table:number-columns-repeated="1020"/>
        </table:table-row>
        <table:table-row table:style-name="ro1">
          <table:table-cell office:value-type="float" office:value="1.088483" calcext:value-type="float">
            <text:p>1,088483</text:p>
          </table:table-cell>
          <table:table-cell office:value-type="float" office:value="0.93595" calcext:value-type="float">
            <text:p>0,93595</text:p>
          </table:table-cell>
          <table:table-cell office:value-type="float" office:value="0.716316" calcext:value-type="float">
            <text:p>0,716316</text:p>
          </table:table-cell>
          <table:table-cell office:value-type="float" office:value="29.439798" calcext:value-type="float">
            <text:p>29,439798</text:p>
          </table:table-cell>
          <table:table-cell table:number-columns-repeated="1020"/>
        </table:table-row>
        <table:table-row table:style-name="ro1">
          <table:table-cell office:value-type="float" office:value="1.072618" calcext:value-type="float">
            <text:p>1,072618</text:p>
          </table:table-cell>
          <table:table-cell office:value-type="float" office:value="0.953112" calcext:value-type="float">
            <text:p>0,953112</text:p>
          </table:table-cell>
          <table:table-cell office:value-type="float" office:value="0.715789" calcext:value-type="float">
            <text:p>0,715789</text:p>
          </table:table-cell>
          <table:table-cell office:value-type="float" office:value="29.061526" calcext:value-type="float">
            <text:p>29,061526</text:p>
          </table:table-cell>
          <table:table-cell table:number-columns-repeated="1020"/>
        </table:table-row>
        <table:table-row table:style-name="ro1">
          <table:table-cell office:value-type="float" office:value="1.08308" calcext:value-type="float">
            <text:p>1,08308</text:p>
          </table:table-cell>
          <table:table-cell office:value-type="float" office:value="0.963508" calcext:value-type="float">
            <text:p>0,963508</text:p>
          </table:table-cell>
          <table:table-cell office:value-type="float" office:value="0.698421" calcext:value-type="float">
            <text:p>0,698421</text:p>
          </table:table-cell>
          <table:table-cell office:value-type="float" office:value="29.346418" calcext:value-type="float">
            <text:p>29,346418</text:p>
          </table:table-cell>
          <table:table-cell table:number-columns-repeated="1020"/>
        </table:table-row>
        <table:table-row table:style-name="ro1">
          <table:table-cell office:value-type="float" office:value="1.074424" calcext:value-type="float">
            <text:p>1,074424</text:p>
          </table:table-cell>
          <table:table-cell office:value-type="float" office:value="0.926419" calcext:value-type="float">
            <text:p>0,926419</text:p>
          </table:table-cell>
          <table:table-cell office:value-type="float" office:value="0.714211" calcext:value-type="float">
            <text:p>0,714211</text:p>
          </table:table-cell>
          <table:table-cell office:value-type="float" office:value="29.117195" calcext:value-type="float">
            <text:p>29,117195</text:p>
          </table:table-cell>
          <table:table-cell table:number-columns-repeated="1020"/>
        </table:table-row>
        <table:table-row table:style-name="ro1">
          <table:table-cell office:value-type="float" office:value="1.070366" calcext:value-type="float">
            <text:p>1,070366</text:p>
          </table:table-cell>
          <table:table-cell office:value-type="float" office:value="0.998002" calcext:value-type="float">
            <text:p>0,998002</text:p>
          </table:table-cell>
          <table:table-cell office:value-type="float" office:value="0.692632" calcext:value-type="float">
            <text:p>0,692632</text:p>
          </table:table-cell>
          <table:table-cell office:value-type="float" office:value="29.066392" calcext:value-type="float">
            <text:p>29,066392</text:p>
          </table:table-cell>
          <table:table-cell table:number-columns-repeated="1020"/>
        </table:table-row>
        <table:table-row table:style-name="ro1">
          <table:table-cell office:value-type="float" office:value="1.053068" calcext:value-type="float">
            <text:p>1,053068</text:p>
          </table:table-cell>
          <table:table-cell office:value-type="float" office:value="0.98072" calcext:value-type="float">
            <text:p>0,98072</text:p>
          </table:table-cell>
          <table:table-cell office:value-type="float" office:value="0.708421" calcext:value-type="float">
            <text:p>0,708421</text:p>
          </table:table-cell>
          <table:table-cell office:value-type="float" office:value="29.62192" calcext:value-type="float">
            <text:p>29,62192</text:p>
          </table:table-cell>
          <table:table-cell table:number-columns-repeated="1020"/>
        </table:table-row>
        <table:table-row table:style-name="ro1">
          <table:table-cell office:value-type="float" office:value="1.034459" calcext:value-type="float">
            <text:p>1,034459</text:p>
          </table:table-cell>
          <table:table-cell office:value-type="float" office:value="0.904569" calcext:value-type="float">
            <text:p>0,904569</text:p>
          </table:table-cell>
          <table:table-cell office:value-type="float" office:value="0.728421" calcext:value-type="float">
            <text:p>0,728421</text:p>
          </table:table-cell>
          <table:table-cell office:value-type="float" office:value="28.937592" calcext:value-type="float">
            <text:p>28,937592</text:p>
          </table:table-cell>
          <table:table-cell table:number-columns-repeated="1020"/>
        </table:table-row>
        <table:table-row table:style-name="ro1">
          <table:table-cell office:value-type="float" office:value="1.002061" calcext:value-type="float">
            <text:p>1,002061</text:p>
          </table:table-cell>
          <table:table-cell office:value-type="float" office:value="0.904946" calcext:value-type="float">
            <text:p>0,904946</text:p>
          </table:table-cell>
          <table:table-cell office:value-type="float" office:value="0.722632" calcext:value-type="float">
            <text:p>0,722632</text:p>
          </table:table-cell>
          <table:table-cell office:value-type="float" office:value="29.229716" calcext:value-type="float">
            <text:p>29,229716</text:p>
          </table:table-cell>
          <table:table-cell table:number-columns-repeated="1020"/>
        </table:table-row>
        <table:table-row table:style-name="ro1">
          <table:table-cell office:value-type="float" office:value="1.004652" calcext:value-type="float">
            <text:p>1,004652</text:p>
          </table:table-cell>
          <table:table-cell office:value-type="float" office:value="0.876824" calcext:value-type="float">
            <text:p>0,876824</text:p>
          </table:table-cell>
          <table:table-cell office:value-type="float" office:value="0.739474" calcext:value-type="float">
            <text:p>0,739474</text:p>
          </table:table-cell>
          <table:table-cell office:value-type="float" office:value="29.567257" calcext:value-type="float">
            <text:p>29,567257</text:p>
          </table:table-cell>
          <table:table-cell table:number-columns-repeated="1020"/>
        </table:table-row>
        <table:table-row table:style-name="ro1">
          <table:table-cell office:value-type="float" office:value="0.987821" calcext:value-type="float">
            <text:p>0,987821</text:p>
          </table:table-cell>
          <table:table-cell office:value-type="float" office:value="1.028214" calcext:value-type="float">
            <text:p>1,028214</text:p>
          </table:table-cell>
          <table:table-cell office:value-type="float" office:value="0.692105" calcext:value-type="float">
            <text:p>0,692105</text:p>
          </table:table-cell>
          <table:table-cell office:value-type="float" office:value="28.989072" calcext:value-type="float">
            <text:p>28,989072</text:p>
          </table:table-cell>
          <table:table-cell table:number-columns-repeated="1020"/>
        </table:table-row>
        <table:table-row table:style-name="ro1">
          <table:table-cell office:value-type="float" office:value="0.988692" calcext:value-type="float">
            <text:p>0,988692</text:p>
          </table:table-cell>
          <table:table-cell office:value-type="float" office:value="0.888093" calcext:value-type="float">
            <text:p>0,888093</text:p>
          </table:table-cell>
          <table:table-cell office:value-type="float" office:value="0.735789" calcext:value-type="float">
            <text:p>0,735789</text:p>
          </table:table-cell>
          <table:table-cell office:value-type="float" office:value="28.979615" calcext:value-type="float">
            <text:p>28,979615</text:p>
          </table:table-cell>
          <table:table-cell table:number-columns-repeated="1020"/>
        </table:table-row>
        <table:table-row table:style-name="ro1">
          <table:table-cell office:value-type="float" office:value="0.975518" calcext:value-type="float">
            <text:p>0,975518</text:p>
          </table:table-cell>
          <table:table-cell office:value-type="float" office:value="0.910694" calcext:value-type="float">
            <text:p>0,910694</text:p>
          </table:table-cell>
          <table:table-cell office:value-type="float" office:value="0.731579" calcext:value-type="float">
            <text:p>0,731579</text:p>
          </table:table-cell>
          <table:table-cell office:value-type="float" office:value="29.69072" calcext:value-type="float">
            <text:p>29,69072</text:p>
          </table:table-cell>
          <table:table-cell table:number-columns-repeated="1020"/>
        </table:table-row>
        <table:table-row table:style-name="ro1">
          <table:table-cell office:value-type="float" office:value="0.959174" calcext:value-type="float">
            <text:p>0,959174</text:p>
          </table:table-cell>
          <table:table-cell office:value-type="float" office:value="0.896608" calcext:value-type="float">
            <text:p>0,896608</text:p>
          </table:table-cell>
          <table:table-cell office:value-type="float" office:value="0.734211" calcext:value-type="float">
            <text:p>0,734211</text:p>
          </table:table-cell>
          <table:table-cell office:value-type="float" office:value="29.114113" calcext:value-type="float">
            <text:p>29,114113</text:p>
          </table:table-cell>
          <table:table-cell table:number-columns-repeated="1020"/>
        </table:table-row>
        <table:table-row table:style-name="ro1">
          <table:table-cell office:value-type="float" office:value="0.954374" calcext:value-type="float">
            <text:p>0,954374</text:p>
          </table:table-cell>
          <table:table-cell office:value-type="float" office:value="0.882651" calcext:value-type="float">
            <text:p>0,882651</text:p>
          </table:table-cell>
          <table:table-cell office:value-type="float" office:value="0.737368" calcext:value-type="float">
            <text:p>0,737368</text:p>
          </table:table-cell>
          <table:table-cell office:value-type="float" office:value="29.127792" calcext:value-type="float">
            <text:p>29,127792</text:p>
          </table:table-cell>
          <table:table-cell table:number-columns-repeated="1020"/>
        </table:table-row>
        <table:table-row table:style-name="ro1">
          <table:table-cell office:value-type="float" office:value="0.950582" calcext:value-type="float">
            <text:p>0,950582</text:p>
          </table:table-cell>
          <table:table-cell office:value-type="float" office:value="0.860635" calcext:value-type="float">
            <text:p>0,860635</text:p>
          </table:table-cell>
          <table:table-cell office:value-type="float" office:value="0.744211" calcext:value-type="float">
            <text:p>0,744211</text:p>
          </table:table-cell>
          <table:table-cell office:value-type="float" office:value="28.945678" calcext:value-type="float">
            <text:p>28,945678</text:p>
          </table:table-cell>
          <table:table-cell table:number-columns-repeated="1020"/>
        </table:table-row>
        <table:table-row table:style-name="ro1">
          <table:table-cell office:value-type="float" office:value="0.930573" calcext:value-type="float">
            <text:p>0,930573</text:p>
          </table:table-cell>
          <table:table-cell office:value-type="float" office:value="0.85018" calcext:value-type="float">
            <text:p>0,85018</text:p>
          </table:table-cell>
          <table:table-cell office:value-type="float" office:value="0.736316" calcext:value-type="float">
            <text:p>0,736316</text:p>
          </table:table-cell>
          <table:table-cell office:value-type="float" office:value="29.397704" calcext:value-type="float">
            <text:p>29,397704</text:p>
          </table:table-cell>
          <table:table-cell table:number-columns-repeated="1020"/>
        </table:table-row>
        <table:table-row table:style-name="ro1">
          <table:table-cell office:value-type="float" office:value="0.9399" calcext:value-type="float">
            <text:p>0,9399</text:p>
          </table:table-cell>
          <table:table-cell office:value-type="float" office:value="0.839755" calcext:value-type="float">
            <text:p>0,839755</text:p>
          </table:table-cell>
          <table:table-cell office:value-type="float" office:value="0.743684" calcext:value-type="float">
            <text:p>0,743684</text:p>
          </table:table-cell>
          <table:table-cell office:value-type="float" office:value="29.121497" calcext:value-type="float">
            <text:p>29,121497</text:p>
          </table:table-cell>
          <table:table-cell table:number-columns-repeated="1020"/>
        </table:table-row>
        <table:table-row table:style-name="ro1">
          <table:table-cell office:value-type="float" office:value="0.929569" calcext:value-type="float">
            <text:p>0,929569</text:p>
          </table:table-cell>
          <table:table-cell office:value-type="float" office:value="0.861295" calcext:value-type="float">
            <text:p>0,861295</text:p>
          </table:table-cell>
          <table:table-cell office:value-type="float" office:value="0.734737" calcext:value-type="float">
            <text:p>0,734737</text:p>
          </table:table-cell>
          <table:table-cell office:value-type="float" office:value="29.177282" calcext:value-type="float">
            <text:p>29,177282</text:p>
          </table:table-cell>
          <table:table-cell table:number-columns-repeated="1020"/>
        </table:table-row>
        <table:table-row table:style-name="ro1">
          <table:table-cell office:value-type="float" office:value="0.9014" calcext:value-type="float">
            <text:p>0,9014</text:p>
          </table:table-cell>
          <table:table-cell office:value-type="float" office:value="0.858972" calcext:value-type="float">
            <text:p>0,858972</text:p>
          </table:table-cell>
          <table:table-cell office:value-type="float" office:value="0.733158" calcext:value-type="float">
            <text:p>0,733158</text:p>
          </table:table-cell>
          <table:table-cell office:value-type="float" office:value="29.13316" calcext:value-type="float">
            <text:p>29,13316</text:p>
          </table:table-cell>
          <table:table-cell table:number-columns-repeated="1020"/>
        </table:table-row>
        <table:table-row table:style-name="ro1">
          <table:table-cell office:value-type="float" office:value="0.898964" calcext:value-type="float">
            <text:p>0,898964</text:p>
          </table:table-cell>
          <table:table-cell office:value-type="float" office:value="0.870932" calcext:value-type="float">
            <text:p>0,870932</text:p>
          </table:table-cell>
          <table:table-cell office:value-type="float" office:value="0.735789" calcext:value-type="float">
            <text:p>0,735789</text:p>
          </table:table-cell>
          <table:table-cell office:value-type="float" office:value="29.200876" calcext:value-type="float">
            <text:p>29,200876</text:p>
          </table:table-cell>
          <table:table-cell table:number-columns-repeated="1020"/>
        </table:table-row>
        <table:table-row table:style-name="ro1">
          <table:table-cell office:value-type="float" office:value="0.911116" calcext:value-type="float">
            <text:p>0,911116</text:p>
          </table:table-cell>
          <table:table-cell office:value-type="float" office:value="0.846176" calcext:value-type="float">
            <text:p>0,846176</text:p>
          </table:table-cell>
          <table:table-cell office:value-type="float" office:value="0.741053" calcext:value-type="float">
            <text:p>0,741053</text:p>
          </table:table-cell>
          <table:table-cell office:value-type="float" office:value="29.268196" calcext:value-type="float">
            <text:p>29,268196</text:p>
          </table:table-cell>
          <table:table-cell table:number-columns-repeated="1020"/>
        </table:table-row>
        <table:table-row table:style-name="ro1">
          <table:table-cell office:value-type="float" office:value="0.898344" calcext:value-type="float">
            <text:p>0,898344</text:p>
          </table:table-cell>
          <table:table-cell office:value-type="float" office:value="0.863069" calcext:value-type="float">
            <text:p>0,863069</text:p>
          </table:table-cell>
          <table:table-cell office:value-type="float" office:value="0.741579" calcext:value-type="float">
            <text:p>0,741579</text:p>
          </table:table-cell>
          <table:table-cell office:value-type="float" office:value="28.938006" calcext:value-type="float">
            <text:p>28,938006</text:p>
          </table:table-cell>
          <table:table-cell table:number-columns-repeated="1020"/>
        </table:table-row>
        <table:table-row table:style-name="ro1">
          <table:table-cell office:value-type="float" office:value="0.869045" calcext:value-type="float">
            <text:p>0,869045</text:p>
          </table:table-cell>
          <table:table-cell office:value-type="float" office:value="0.838769" calcext:value-type="float">
            <text:p>0,838769</text:p>
          </table:table-cell>
          <table:table-cell office:value-type="float" office:value="0.741053" calcext:value-type="float">
            <text:p>0,741053</text:p>
          </table:table-cell>
          <table:table-cell office:value-type="float" office:value="29.486408" calcext:value-type="float">
            <text:p>29,486408</text:p>
          </table:table-cell>
          <table:table-cell table:number-columns-repeated="1020"/>
        </table:table-row>
        <table:table-row table:style-name="ro1">
          <table:table-cell office:value-type="float" office:value="0.875172" calcext:value-type="float">
            <text:p>0,875172</text:p>
          </table:table-cell>
          <table:table-cell office:value-type="float" office:value="0.863681" calcext:value-type="float">
            <text:p>0,863681</text:p>
          </table:table-cell>
          <table:table-cell office:value-type="float" office:value="0.736316" calcext:value-type="float">
            <text:p>0,736316</text:p>
          </table:table-cell>
          <table:table-cell office:value-type="float" office:value="29.217007" calcext:value-type="float">
            <text:p>29,217007</text:p>
          </table:table-cell>
          <table:table-cell table:number-columns-repeated="1020"/>
        </table:table-row>
        <table:table-row table:style-name="ro1">
          <table:table-cell office:value-type="float" office:value="0.85231" calcext:value-type="float">
            <text:p>0,85231</text:p>
          </table:table-cell>
          <table:table-cell office:value-type="float" office:value="0.822025" calcext:value-type="float">
            <text:p>0,822025</text:p>
          </table:table-cell>
          <table:table-cell office:value-type="float" office:value="0.755789" calcext:value-type="float">
            <text:p>0,755789</text:p>
          </table:table-cell>
          <table:table-cell office:value-type="float" office:value="28.880387" calcext:value-type="float">
            <text:p>28,880387</text:p>
          </table:table-cell>
          <table:table-cell table:number-columns-repeated="1020"/>
        </table:table-row>
        <table:table-row table:style-name="ro1">
          <table:table-cell office:value-type="float" office:value="0.852946" calcext:value-type="float">
            <text:p>0,852946</text:p>
          </table:table-cell>
          <table:table-cell office:value-type="float" office:value="0.865764" calcext:value-type="float">
            <text:p>0,865764</text:p>
          </table:table-cell>
          <table:table-cell office:value-type="float" office:value="0.742105" calcext:value-type="float">
            <text:p>0,742105</text:p>
          </table:table-cell>
          <table:table-cell office:value-type="float" office:value="29.542825" calcext:value-type="float">
            <text:p>29,542825</text:p>
          </table:table-cell>
          <table:table-cell table:number-columns-repeated="1020"/>
        </table:table-row>
        <table:table-row table:style-name="ro1">
          <table:table-cell office:value-type="float" office:value="0.847188" calcext:value-type="float">
            <text:p>0,847188</text:p>
          </table:table-cell>
          <table:table-cell office:value-type="float" office:value="0.845579" calcext:value-type="float">
            <text:p>0,845579</text:p>
          </table:table-cell>
          <table:table-cell office:value-type="float" office:value="0.750526" calcext:value-type="float">
            <text:p>0,750526</text:p>
          </table:table-cell>
          <table:table-cell office:value-type="float" office:value="28.966784" calcext:value-type="float">
            <text:p>28,966784</text:p>
          </table:table-cell>
          <table:table-cell table:number-columns-repeated="1020"/>
        </table:table-row>
        <table:table-row table:style-name="ro1">
          <table:table-cell office:value-type="float" office:value="0.858664" calcext:value-type="float">
            <text:p>0,858664</text:p>
          </table:table-cell>
          <table:table-cell office:value-type="float" office:value="0.830927" calcext:value-type="float">
            <text:p>0,830927</text:p>
          </table:table-cell>
          <table:table-cell office:value-type="float" office:value="0.754737" calcext:value-type="float">
            <text:p>0,754737</text:p>
          </table:table-cell>
          <table:table-cell office:value-type="float" office:value="29.180419" calcext:value-type="float">
            <text:p>29,180419</text:p>
          </table:table-cell>
          <table:table-cell table:number-columns-repeated="1020"/>
        </table:table-row>
        <table:table-row table:style-name="ro1">
          <table:table-cell office:value-type="float" office:value="0.826713" calcext:value-type="float">
            <text:p>0,826713</text:p>
          </table:table-cell>
          <table:table-cell office:value-type="float" office:value="0.829635" calcext:value-type="float">
            <text:p>0,829635</text:p>
          </table:table-cell>
          <table:table-cell office:value-type="float" office:value="0.749474" calcext:value-type="float">
            <text:p>0,749474</text:p>
          </table:table-cell>
          <table:table-cell office:value-type="float" office:value="29.098695" calcext:value-type="float">
            <text:p>29,098695</text:p>
          </table:table-cell>
          <table:table-cell table:number-columns-repeated="1020"/>
        </table:table-row>
        <table:table-row table:style-name="ro1">
          <table:table-cell office:value-type="float" office:value="0.824089" calcext:value-type="float">
            <text:p>0,824089</text:p>
          </table:table-cell>
          <table:table-cell office:value-type="float" office:value="0.806498" calcext:value-type="float">
            <text:p>0,806498</text:p>
          </table:table-cell>
          <table:table-cell office:value-type="float" office:value="0.759474" calcext:value-type="float">
            <text:p>0,759474</text:p>
          </table:table-cell>
          <table:table-cell office:value-type="float" office:value="29.064615" calcext:value-type="float">
            <text:p>29,064615</text:p>
          </table:table-cell>
          <table:table-cell table:number-columns-repeated="1020"/>
        </table:table-row>
        <table:table-row table:style-name="ro1">
          <table:table-cell office:value-type="float" office:value="0.805996" calcext:value-type="float">
            <text:p>0,805996</text:p>
          </table:table-cell>
          <table:table-cell office:value-type="float" office:value="0.836612" calcext:value-type="float">
            <text:p>0,836612</text:p>
          </table:table-cell>
          <table:table-cell office:value-type="float" office:value="0.763684" calcext:value-type="float">
            <text:p>0,763684</text:p>
          </table:table-cell>
          <table:table-cell office:value-type="float" office:value="28.946304" calcext:value-type="float">
            <text:p>28,946304</text:p>
          </table:table-cell>
          <table:table-cell table:number-columns-repeated="1020"/>
        </table:table-row>
        <table:table-row table:style-name="ro1">
          <table:table-cell office:value-type="float" office:value="0.799255" calcext:value-type="float">
            <text:p>0,799255</text:p>
          </table:table-cell>
          <table:table-cell office:value-type="float" office:value="0.834148" calcext:value-type="float">
            <text:p>0,834148</text:p>
          </table:table-cell>
          <table:table-cell office:value-type="float" office:value="0.751053" calcext:value-type="float">
            <text:p>0,751053</text:p>
          </table:table-cell>
          <table:table-cell office:value-type="float" office:value="29.561983" calcext:value-type="float">
            <text:p>29,561983</text:p>
          </table:table-cell>
          <table:table-cell table:number-columns-repeated="1020"/>
        </table:table-row>
        <table:table-row table:style-name="ro1">
          <table:table-cell office:value-type="float" office:value="0.809306" calcext:value-type="float">
            <text:p>0,809306</text:p>
          </table:table-cell>
          <table:table-cell office:value-type="float" office:value="0.856858" calcext:value-type="float">
            <text:p>0,856858</text:p>
          </table:table-cell>
          <table:table-cell office:value-type="float" office:value="0.734211" calcext:value-type="float">
            <text:p>0,734211</text:p>
          </table:table-cell>
          <table:table-cell office:value-type="float" office:value="29.012241" calcext:value-type="float">
            <text:p>29,012241</text:p>
          </table:table-cell>
          <table:table-cell table:number-columns-repeated="1020"/>
        </table:table-row>
        <table:table-row table:style-name="ro1">
          <table:table-cell office:value-type="float" office:value="0.821779" calcext:value-type="float">
            <text:p>0,821779</text:p>
          </table:table-cell>
          <table:table-cell office:value-type="float" office:value="0.808374" calcext:value-type="float">
            <text:p>0,808374</text:p>
          </table:table-cell>
          <table:table-cell office:value-type="float" office:value="0.754211" calcext:value-type="float">
            <text:p>0,754211</text:p>
          </table:table-cell>
          <table:table-cell office:value-type="float" office:value="29.585593" calcext:value-type="float">
            <text:p>29,585593</text:p>
          </table:table-cell>
          <table:table-cell table:number-columns-repeated="1020"/>
        </table:table-row>
        <table:table-row table:style-name="ro1">
          <table:table-cell office:value-type="float" office:value="0.780737" calcext:value-type="float">
            <text:p>0,780737</text:p>
          </table:table-cell>
          <table:table-cell office:value-type="float" office:value="0.813924" calcext:value-type="float">
            <text:p>0,813924</text:p>
          </table:table-cell>
          <table:table-cell office:value-type="float" office:value="0.764737" calcext:value-type="float">
            <text:p>0,764737</text:p>
          </table:table-cell>
          <table:table-cell office:value-type="float" office:value="28.89919" calcext:value-type="float">
            <text:p>28,89919</text:p>
          </table:table-cell>
          <table:table-cell table:number-columns-repeated="1020"/>
        </table:table-row>
        <table:table-row table:style-name="ro1">
          <table:table-cell office:value-type="float" office:value="0.779245" calcext:value-type="float">
            <text:p>0,779245</text:p>
          </table:table-cell>
          <table:table-cell office:value-type="float" office:value="0.794416" calcext:value-type="float">
            <text:p>0,794416</text:p>
          </table:table-cell>
          <table:table-cell office:value-type="float" office:value="0.763684" calcext:value-type="float">
            <text:p>0,763684</text:p>
          </table:table-cell>
          <table:table-cell office:value-type="float" office:value="28.925866" calcext:value-type="float">
            <text:p>28,925866</text:p>
          </table:table-cell>
          <table:table-cell table:number-columns-repeated="1020"/>
        </table:table-row>
        <table:table-row table:style-name="ro1">
          <table:table-cell office:value-type="float" office:value="0.795804" calcext:value-type="float">
            <text:p>0,795804</text:p>
          </table:table-cell>
          <table:table-cell office:value-type="float" office:value="0.865956" calcext:value-type="float">
            <text:p>0,865956</text:p>
          </table:table-cell>
          <table:table-cell office:value-type="float" office:value="0.753158" calcext:value-type="float">
            <text:p>0,753158</text:p>
          </table:table-cell>
          <table:table-cell office:value-type="float" office:value="29.483552" calcext:value-type="float">
            <text:p>29,483552</text:p>
          </table:table-cell>
          <table:table-cell table:number-columns-repeated="1020"/>
        </table:table-row>
        <table:table-row table:style-name="ro1">
          <table:table-cell office:value-type="float" office:value="0.760318" calcext:value-type="float">
            <text:p>0,760318</text:p>
          </table:table-cell>
          <table:table-cell office:value-type="float" office:value="0.823507" calcext:value-type="float">
            <text:p>0,823507</text:p>
          </table:table-cell>
          <table:table-cell office:value-type="float" office:value="0.753158" calcext:value-type="float">
            <text:p>0,753158</text:p>
          </table:table-cell>
          <table:table-cell office:value-type="float" office:value="28.8888" calcext:value-type="float">
            <text:p>28,8888</text:p>
          </table:table-cell>
          <table:table-cell table:number-columns-repeated="1020"/>
        </table:table-row>
        <table:table-row table:style-name="ro1">
          <table:table-cell office:value-type="float" office:value="0.753278" calcext:value-type="float">
            <text:p>0,753278</text:p>
          </table:table-cell>
          <table:table-cell office:value-type="float" office:value="0.800078" calcext:value-type="float">
            <text:p>0,800078</text:p>
          </table:table-cell>
          <table:table-cell office:value-type="float" office:value="0.760526" calcext:value-type="float">
            <text:p>0,760526</text:p>
          </table:table-cell>
          <table:table-cell office:value-type="float" office:value="29.320719" calcext:value-type="float">
            <text:p>29,320719</text:p>
          </table:table-cell>
          <table:table-cell table:number-columns-repeated="1020"/>
        </table:table-row>
        <table:table-row table:style-name="ro1">
          <table:table-cell office:value-type="float" office:value="0.757122" calcext:value-type="float">
            <text:p>0,757122</text:p>
          </table:table-cell>
          <table:table-cell office:value-type="float" office:value="0.804851" calcext:value-type="float">
            <text:p>0,804851</text:p>
          </table:table-cell>
          <table:table-cell office:value-type="float" office:value="0.763158" calcext:value-type="float">
            <text:p>0,763158</text:p>
          </table:table-cell>
          <table:table-cell office:value-type="float" office:value="28.877137" calcext:value-type="float">
            <text:p>28,877137</text:p>
          </table:table-cell>
          <table:table-cell table:number-columns-repeated="1020"/>
        </table:table-row>
        <table:table-row table:style-name="ro1">
          <table:table-cell office:value-type="float" office:value="0.745744" calcext:value-type="float">
            <text:p>0,745744</text:p>
          </table:table-cell>
          <table:table-cell office:value-type="float" office:value="0.800478" calcext:value-type="float">
            <text:p>0,800478</text:p>
          </table:table-cell>
          <table:table-cell office:value-type="float" office:value="0.766316" calcext:value-type="float">
            <text:p>0,766316</text:p>
          </table:table-cell>
          <table:table-cell office:value-type="float" office:value="29.360452" calcext:value-type="float">
            <text:p>29,360452</text:p>
          </table:table-cell>
          <table:table-cell table:number-columns-repeated="1020"/>
        </table:table-row>
        <table:table-row table:style-name="ro1">
          <table:table-cell office:value-type="float" office:value="0.749545" calcext:value-type="float">
            <text:p>0,749545</text:p>
          </table:table-cell>
          <table:table-cell office:value-type="float" office:value="0.793655" calcext:value-type="float">
            <text:p>0,793655</text:p>
          </table:table-cell>
          <table:table-cell office:value-type="float" office:value="0.762632" calcext:value-type="float">
            <text:p>0,762632</text:p>
          </table:table-cell>
          <table:table-cell office:value-type="float" office:value="29.020809" calcext:value-type="float">
            <text:p>29,020809</text:p>
          </table:table-cell>
          <table:table-cell table:number-columns-repeated="1020"/>
        </table:table-row>
        <table:table-row table:style-name="ro1">
          <table:table-cell office:value-type="float" office:value="0.740276" calcext:value-type="float">
            <text:p>0,740276</text:p>
          </table:table-cell>
          <table:table-cell office:value-type="float" office:value="0.816824" calcext:value-type="float">
            <text:p>0,816824</text:p>
          </table:table-cell>
          <table:table-cell office:value-type="float" office:value="0.764737" calcext:value-type="float">
            <text:p>0,764737</text:p>
          </table:table-cell>
          <table:table-cell office:value-type="float" office:value="29.260669" calcext:value-type="float">
            <text:p>29,260669</text:p>
          </table:table-cell>
          <table:table-cell table:number-columns-repeated="1020"/>
        </table:table-row>
        <table:table-row table:style-name="ro1">
          <table:table-cell office:value-type="float" office:value="0.722111" calcext:value-type="float">
            <text:p>0,722111</text:p>
          </table:table-cell>
          <table:table-cell office:value-type="float" office:value="0.788983" calcext:value-type="float">
            <text:p>0,788983</text:p>
          </table:table-cell>
          <table:table-cell office:value-type="float" office:value="0.769474" calcext:value-type="float">
            <text:p>0,769474</text:p>
          </table:table-cell>
          <table:table-cell office:value-type="float" office:value="29.136295" calcext:value-type="float">
            <text:p>29,136295</text:p>
          </table:table-cell>
          <table:table-cell table:number-columns-repeated="1020"/>
        </table:table-row>
        <table:table-row table:style-name="ro1">
          <table:table-cell office:value-type="float" office:value="0.722831" calcext:value-type="float">
            <text:p>0,722831</text:p>
          </table:table-cell>
          <table:table-cell office:value-type="float" office:value="0.817334" calcext:value-type="float">
            <text:p>0,817334</text:p>
          </table:table-cell>
          <table:table-cell office:value-type="float" office:value="0.76" calcext:value-type="float">
            <text:p>0,76</text:p>
          </table:table-cell>
          <table:table-cell office:value-type="float" office:value="28.960949" calcext:value-type="float">
            <text:p>28,960949</text:p>
          </table:table-cell>
          <table:table-cell table:number-columns-repeated="1020"/>
        </table:table-row>
        <table:table-row table:style-name="ro1">
          <table:table-cell office:value-type="float" office:value="0.705098" calcext:value-type="float">
            <text:p>0,705098</text:p>
          </table:table-cell>
          <table:table-cell office:value-type="float" office:value="0.787729" calcext:value-type="float">
            <text:p>0,787729</text:p>
          </table:table-cell>
          <table:table-cell office:value-type="float" office:value="0.766842" calcext:value-type="float">
            <text:p>0,766842</text:p>
          </table:table-cell>
          <table:table-cell office:value-type="float" office:value="28.987595" calcext:value-type="float">
            <text:p>28,987595</text:p>
          </table:table-cell>
          <table:table-cell table:number-columns-repeated="1020"/>
        </table:table-row>
        <table:table-row table:style-name="ro1">
          <table:table-cell office:value-type="float" office:value="0.713314" calcext:value-type="float">
            <text:p>0,713314</text:p>
          </table:table-cell>
          <table:table-cell office:value-type="float" office:value="0.809893" calcext:value-type="float">
            <text:p>0,809893</text:p>
          </table:table-cell>
          <table:table-cell office:value-type="float" office:value="0.763684" calcext:value-type="float">
            <text:p>0,763684</text:p>
          </table:table-cell>
          <table:table-cell office:value-type="float" office:value="28.955168" calcext:value-type="float">
            <text:p>28,955168</text:p>
          </table:table-cell>
          <table:table-cell table:number-columns-repeated="1020"/>
        </table:table-row>
        <table:table-row table:style-name="ro1">
          <table:table-cell office:value-type="float" office:value="0.721734" calcext:value-type="float">
            <text:p>0,721734</text:p>
          </table:table-cell>
          <table:table-cell office:value-type="float" office:value="0.779781" calcext:value-type="float">
            <text:p>0,779781</text:p>
          </table:table-cell>
          <table:table-cell office:value-type="float" office:value="0.770526" calcext:value-type="float">
            <text:p>0,770526</text:p>
          </table:table-cell>
          <table:table-cell office:value-type="float" office:value="29.495042" calcext:value-type="float">
            <text:p>29,495042</text:p>
          </table:table-cell>
          <table:table-cell table:number-columns-repeated="1020"/>
        </table:table-row>
        <table:table-row table:style-name="ro1">
          <table:table-cell office:value-type="float" office:value="0.694302" calcext:value-type="float">
            <text:p>0,694302</text:p>
          </table:table-cell>
          <table:table-cell office:value-type="float" office:value="0.796006" calcext:value-type="float">
            <text:p>0,796006</text:p>
          </table:table-cell>
          <table:table-cell office:value-type="float" office:value="0.772105" calcext:value-type="float">
            <text:p>0,772105</text:p>
          </table:table-cell>
          <table:table-cell office:value-type="float" office:value="29.348973" calcext:value-type="float">
            <text:p>29,348973</text:p>
          </table:table-cell>
          <table:table-cell table:number-columns-repeated="1020"/>
        </table:table-row>
        <table:table-row table:style-name="ro1">
          <table:table-cell office:value-type="float" office:value="0.718941" calcext:value-type="float">
            <text:p>0,718941</text:p>
          </table:table-cell>
          <table:table-cell office:value-type="float" office:value="0.75282" calcext:value-type="float">
            <text:p>0,75282</text:p>
          </table:table-cell>
          <table:table-cell office:value-type="float" office:value="0.776842" calcext:value-type="float">
            <text:p>0,776842</text:p>
          </table:table-cell>
          <table:table-cell office:value-type="float" office:value="28.966112" calcext:value-type="float">
            <text:p>28,966112</text:p>
          </table:table-cell>
          <table:table-cell table:number-columns-repeated="1020"/>
        </table:table-row>
        <table:table-row table:style-name="ro1">
          <table:table-cell office:value-type="float" office:value="0.694597" calcext:value-type="float">
            <text:p>0,694597</text:p>
          </table:table-cell>
          <table:table-cell office:value-type="float" office:value="0.799422" calcext:value-type="float">
            <text:p>0,799422</text:p>
          </table:table-cell>
          <table:table-cell office:value-type="float" office:value="0.774211" calcext:value-type="float">
            <text:p>0,774211</text:p>
          </table:table-cell>
          <table:table-cell office:value-type="float" office:value="29.156509" calcext:value-type="float">
            <text:p>29,156509</text:p>
          </table:table-cell>
          <table:table-cell table:number-columns-repeated="1020"/>
        </table:table-row>
        <table:table-row table:style-name="ro1">
          <table:table-cell office:value-type="float" office:value="0.693055" calcext:value-type="float">
            <text:p>0,693055</text:p>
          </table:table-cell>
          <table:table-cell office:value-type="float" office:value="0.786695" calcext:value-type="float">
            <text:p>0,786695</text:p>
          </table:table-cell>
          <table:table-cell office:value-type="float" office:value="0.767895" calcext:value-type="float">
            <text:p>0,767895</text:p>
          </table:table-cell>
          <table:table-cell office:value-type="float" office:value="29.361766" calcext:value-type="float">
            <text:p>29,361766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Class_9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raining_loss</text:p>
          </table:table-cell>
          <table:table-cell table:style-name="ce1" office:value-type="string" calcext:value-type="string">
            <text:p>validation_loss</text:p>
          </table:table-cell>
          <table:table-cell table:style-name="ce1" office:value-type="string" calcext:value-type="string">
            <text:p>validation_accuracy</text:p>
          </table:table-cell>
          <table:table-cell table:style-name="ce1" office:value-type="string" calcext:value-type="string">
            <text:p>epoch_time</text:p>
          </table:table-cell>
          <table:table-cell table:style-name="ce4" table:number-columns-repeated="1020"/>
        </table:table-row>
        <table:table-row table:style-name="ro1">
          <table:table-cell office:value-type="float" office:value="3.092021" calcext:value-type="float">
            <text:p>3,092021</text:p>
          </table:table-cell>
          <table:table-cell office:value-type="float" office:value="2.97523" calcext:value-type="float">
            <text:p>2,97523</text:p>
          </table:table-cell>
          <table:table-cell office:value-type="float" office:value="0.069681" calcext:value-type="float">
            <text:p>0,069681</text:p>
          </table:table-cell>
          <table:table-cell office:value-type="float" office:value="29.228835" calcext:value-type="float">
            <text:p>29,228835</text:p>
          </table:table-cell>
          <table:table-cell table:number-columns-repeated="1020"/>
        </table:table-row>
        <table:table-row table:style-name="ro1">
          <table:table-cell office:value-type="float" office:value="3.077475" calcext:value-type="float">
            <text:p>3,077475</text:p>
          </table:table-cell>
          <table:table-cell office:value-type="float" office:value="2.96444" calcext:value-type="float">
            <text:p>2,96444</text:p>
          </table:table-cell>
          <table:table-cell office:value-type="float" office:value="0.080319" calcext:value-type="float">
            <text:p>0,080319</text:p>
          </table:table-cell>
          <table:table-cell office:value-type="float" office:value="29.383392" calcext:value-type="float">
            <text:p>29,383392</text:p>
          </table:table-cell>
          <table:table-cell table:number-columns-repeated="1020"/>
        </table:table-row>
        <table:table-row table:style-name="ro1">
          <table:table-cell office:value-type="float" office:value="3.063993" calcext:value-type="float">
            <text:p>3,063993</text:p>
          </table:table-cell>
          <table:table-cell office:value-type="float" office:value="2.944389" calcext:value-type="float">
            <text:p>2,944389</text:p>
          </table:table-cell>
          <table:table-cell office:value-type="float" office:value="0.071809" calcext:value-type="float">
            <text:p>0,071809</text:p>
          </table:table-cell>
          <table:table-cell office:value-type="float" office:value="29.57744" calcext:value-type="float">
            <text:p>29,57744</text:p>
          </table:table-cell>
          <table:table-cell table:number-columns-repeated="1020"/>
        </table:table-row>
        <table:table-row table:style-name="ro1">
          <table:table-cell office:value-type="float" office:value="3.046034" calcext:value-type="float">
            <text:p>3,046034</text:p>
          </table:table-cell>
          <table:table-cell office:value-type="float" office:value="2.910754" calcext:value-type="float">
            <text:p>2,910754</text:p>
          </table:table-cell>
          <table:table-cell office:value-type="float" office:value="0.097872" calcext:value-type="float">
            <text:p>0,097872</text:p>
          </table:table-cell>
          <table:table-cell office:value-type="float" office:value="29.173189" calcext:value-type="float">
            <text:p>29,173189</text:p>
          </table:table-cell>
          <table:table-cell table:number-columns-repeated="1020"/>
        </table:table-row>
        <table:table-row table:style-name="ro1">
          <table:table-cell office:value-type="float" office:value="2.991034" calcext:value-type="float">
            <text:p>2,991034</text:p>
          </table:table-cell>
          <table:table-cell office:value-type="float" office:value="2.831104" calcext:value-type="float">
            <text:p>2,831104</text:p>
          </table:table-cell>
          <table:table-cell office:value-type="float" office:value="0.123404" calcext:value-type="float">
            <text:p>0,123404</text:p>
          </table:table-cell>
          <table:table-cell office:value-type="float" office:value="29.285706" calcext:value-type="float">
            <text:p>29,285706</text:p>
          </table:table-cell>
          <table:table-cell table:number-columns-repeated="1020"/>
        </table:table-row>
        <table:table-row table:style-name="ro1">
          <table:table-cell office:value-type="float" office:value="2.920384" calcext:value-type="float">
            <text:p>2,920384</text:p>
          </table:table-cell>
          <table:table-cell office:value-type="float" office:value="2.715905" calcext:value-type="float">
            <text:p>2,715905</text:p>
          </table:table-cell>
          <table:table-cell office:value-type="float" office:value="0.206915" calcext:value-type="float">
            <text:p>0,206915</text:p>
          </table:table-cell>
          <table:table-cell office:value-type="float" office:value="29.239605" calcext:value-type="float">
            <text:p>29,239605</text:p>
          </table:table-cell>
          <table:table-cell table:number-columns-repeated="1020"/>
        </table:table-row>
        <table:table-row table:style-name="ro1">
          <table:table-cell office:value-type="float" office:value="2.792048" calcext:value-type="float">
            <text:p>2,792048</text:p>
          </table:table-cell>
          <table:table-cell office:value-type="float" office:value="2.551144" calcext:value-type="float">
            <text:p>2,551144</text:p>
          </table:table-cell>
          <table:table-cell office:value-type="float" office:value="0.243617" calcext:value-type="float">
            <text:p>0,243617</text:p>
          </table:table-cell>
          <table:table-cell office:value-type="float" office:value="29.166671" calcext:value-type="float">
            <text:p>29,166671</text:p>
          </table:table-cell>
          <table:table-cell table:number-columns-repeated="1020"/>
        </table:table-row>
        <table:table-row table:style-name="ro1">
          <table:table-cell office:value-type="float" office:value="2.640803" calcext:value-type="float">
            <text:p>2,640803</text:p>
          </table:table-cell>
          <table:table-cell office:value-type="float" office:value="2.412017" calcext:value-type="float">
            <text:p>2,412017</text:p>
          </table:table-cell>
          <table:table-cell office:value-type="float" office:value="0.27234" calcext:value-type="float">
            <text:p>0,27234</text:p>
          </table:table-cell>
          <table:table-cell office:value-type="float" office:value="29.316834" calcext:value-type="float">
            <text:p>29,316834</text:p>
          </table:table-cell>
          <table:table-cell table:number-columns-repeated="1020"/>
        </table:table-row>
        <table:table-row table:style-name="ro1">
          <table:table-cell office:value-type="float" office:value="2.495762" calcext:value-type="float">
            <text:p>2,495762</text:p>
          </table:table-cell>
          <table:table-cell office:value-type="float" office:value="2.245439" calcext:value-type="float">
            <text:p>2,245439</text:p>
          </table:table-cell>
          <table:table-cell office:value-type="float" office:value="0.325532" calcext:value-type="float">
            <text:p>0,325532</text:p>
          </table:table-cell>
          <table:table-cell office:value-type="float" office:value="29.215741" calcext:value-type="float">
            <text:p>29,215741</text:p>
          </table:table-cell>
          <table:table-cell table:number-columns-repeated="1020"/>
        </table:table-row>
        <table:table-row table:style-name="ro1">
          <table:table-cell office:value-type="float" office:value="2.346231" calcext:value-type="float">
            <text:p>2,346231</text:p>
          </table:table-cell>
          <table:table-cell office:value-type="float" office:value="2.031995" calcext:value-type="float">
            <text:p>2,031995</text:p>
          </table:table-cell>
          <table:table-cell office:value-type="float" office:value="0.373936" calcext:value-type="float">
            <text:p>0,373936</text:p>
          </table:table-cell>
          <table:table-cell office:value-type="float" office:value="29.694475" calcext:value-type="float">
            <text:p>29,694475</text:p>
          </table:table-cell>
          <table:table-cell table:number-columns-repeated="1020"/>
        </table:table-row>
        <table:table-row table:style-name="ro1">
          <table:table-cell office:value-type="float" office:value="2.193531" calcext:value-type="float">
            <text:p>2,193531</text:p>
          </table:table-cell>
          <table:table-cell office:value-type="float" office:value="1.88129" calcext:value-type="float">
            <text:p>1,88129</text:p>
          </table:table-cell>
          <table:table-cell office:value-type="float" office:value="0.410106" calcext:value-type="float">
            <text:p>0,410106</text:p>
          </table:table-cell>
          <table:table-cell office:value-type="float" office:value="29.151715" calcext:value-type="float">
            <text:p>29,151715</text:p>
          </table:table-cell>
          <table:table-cell table:number-columns-repeated="1020"/>
        </table:table-row>
        <table:table-row table:style-name="ro1">
          <table:table-cell office:value-type="float" office:value="2.056954" calcext:value-type="float">
            <text:p>2,056954</text:p>
          </table:table-cell>
          <table:table-cell office:value-type="float" office:value="1.921665" calcext:value-type="float">
            <text:p>1,921665</text:p>
          </table:table-cell>
          <table:table-cell office:value-type="float" office:value="0.390957" calcext:value-type="float">
            <text:p>0,390957</text:p>
          </table:table-cell>
          <table:table-cell office:value-type="float" office:value="29.12433" calcext:value-type="float">
            <text:p>29,12433</text:p>
          </table:table-cell>
          <table:table-cell table:number-columns-repeated="1020"/>
        </table:table-row>
        <table:table-row table:style-name="ro1">
          <table:table-cell office:value-type="float" office:value="1.970426" calcext:value-type="float">
            <text:p>1,970426</text:p>
          </table:table-cell>
          <table:table-cell office:value-type="float" office:value="1.680686" calcext:value-type="float">
            <text:p>1,680686</text:p>
          </table:table-cell>
          <table:table-cell office:value-type="float" office:value="0.478191" calcext:value-type="float">
            <text:p>0,478191</text:p>
          </table:table-cell>
          <table:table-cell office:value-type="float" office:value="29.588637" calcext:value-type="float">
            <text:p>29,588637</text:p>
          </table:table-cell>
          <table:table-cell table:number-columns-repeated="1020"/>
        </table:table-row>
        <table:table-row table:style-name="ro1">
          <table:table-cell office:value-type="float" office:value="1.863761" calcext:value-type="float">
            <text:p>1,863761</text:p>
          </table:table-cell>
          <table:table-cell office:value-type="float" office:value="1.577351" calcext:value-type="float">
            <text:p>1,577351</text:p>
          </table:table-cell>
          <table:table-cell office:value-type="float" office:value="0.534043" calcext:value-type="float">
            <text:p>0,534043</text:p>
          </table:table-cell>
          <table:table-cell office:value-type="float" office:value="29.176319" calcext:value-type="float">
            <text:p>29,176319</text:p>
          </table:table-cell>
          <table:table-cell table:number-columns-repeated="1020"/>
        </table:table-row>
        <table:table-row table:style-name="ro1">
          <table:table-cell office:value-type="float" office:value="1.766104" calcext:value-type="float">
            <text:p>1,766104</text:p>
          </table:table-cell>
          <table:table-cell office:value-type="float" office:value="1.556868" calcext:value-type="float">
            <text:p>1,556868</text:p>
          </table:table-cell>
          <table:table-cell office:value-type="float" office:value="0.532979" calcext:value-type="float">
            <text:p>0,532979</text:p>
          </table:table-cell>
          <table:table-cell office:value-type="float" office:value="29.245041" calcext:value-type="float">
            <text:p>29,245041</text:p>
          </table:table-cell>
          <table:table-cell table:number-columns-repeated="1020"/>
        </table:table-row>
        <table:table-row table:style-name="ro1">
          <table:table-cell office:value-type="float" office:value="1.713851" calcext:value-type="float">
            <text:p>1,713851</text:p>
          </table:table-cell>
          <table:table-cell office:value-type="float" office:value="1.4212" calcext:value-type="float">
            <text:p>1,4212</text:p>
          </table:table-cell>
          <table:table-cell office:value-type="float" office:value="0.579255" calcext:value-type="float">
            <text:p>0,579255</text:p>
          </table:table-cell>
          <table:table-cell office:value-type="float" office:value="29.610682" calcext:value-type="float">
            <text:p>29,610682</text:p>
          </table:table-cell>
          <table:table-cell table:number-columns-repeated="1020"/>
        </table:table-row>
        <table:table-row table:style-name="ro1">
          <table:table-cell office:value-type="float" office:value="1.665565" calcext:value-type="float">
            <text:p>1,665565</text:p>
          </table:table-cell>
          <table:table-cell office:value-type="float" office:value="1.40146" calcext:value-type="float">
            <text:p>1,40146</text:p>
          </table:table-cell>
          <table:table-cell office:value-type="float" office:value="0.581915" calcext:value-type="float">
            <text:p>0,581915</text:p>
          </table:table-cell>
          <table:table-cell office:value-type="float" office:value="28.979227" calcext:value-type="float">
            <text:p>28,979227</text:p>
          </table:table-cell>
          <table:table-cell table:number-columns-repeated="1020"/>
        </table:table-row>
        <table:table-row table:style-name="ro1">
          <table:table-cell office:value-type="float" office:value="1.595326" calcext:value-type="float">
            <text:p>1,595326</text:p>
          </table:table-cell>
          <table:table-cell office:value-type="float" office:value="1.346173" calcext:value-type="float">
            <text:p>1,346173</text:p>
          </table:table-cell>
          <table:table-cell office:value-type="float" office:value="0.600532" calcext:value-type="float">
            <text:p>0,600532</text:p>
          </table:table-cell>
          <table:table-cell office:value-type="float" office:value="29.245692" calcext:value-type="float">
            <text:p>29,245692</text:p>
          </table:table-cell>
          <table:table-cell table:number-columns-repeated="1020"/>
        </table:table-row>
        <table:table-row table:style-name="ro1">
          <table:table-cell office:value-type="float" office:value="1.552006" calcext:value-type="float">
            <text:p>1,552006</text:p>
          </table:table-cell>
          <table:table-cell office:value-type="float" office:value="1.356678" calcext:value-type="float">
            <text:p>1,356678</text:p>
          </table:table-cell>
          <table:table-cell office:value-type="float" office:value="0.590426" calcext:value-type="float">
            <text:p>0,590426</text:p>
          </table:table-cell>
          <table:table-cell office:value-type="float" office:value="29.243225" calcext:value-type="float">
            <text:p>29,243225</text:p>
          </table:table-cell>
          <table:table-cell table:number-columns-repeated="1020"/>
        </table:table-row>
        <table:table-row table:style-name="ro1">
          <table:table-cell office:value-type="float" office:value="1.491901" calcext:value-type="float">
            <text:p>1,491901</text:p>
          </table:table-cell>
          <table:table-cell office:value-type="float" office:value="1.240089" calcext:value-type="float">
            <text:p>1,240089</text:p>
          </table:table-cell>
          <table:table-cell office:value-type="float" office:value="0.62766" calcext:value-type="float">
            <text:p>0,62766</text:p>
          </table:table-cell>
          <table:table-cell office:value-type="float" office:value="29.172304" calcext:value-type="float">
            <text:p>29,172304</text:p>
          </table:table-cell>
          <table:table-cell table:number-columns-repeated="1020"/>
        </table:table-row>
        <table:table-row table:style-name="ro1">
          <table:table-cell office:value-type="float" office:value="1.479279" calcext:value-type="float">
            <text:p>1,479279</text:p>
          </table:table-cell>
          <table:table-cell office:value-type="float" office:value="1.239145" calcext:value-type="float">
            <text:p>1,239145</text:p>
          </table:table-cell>
          <table:table-cell office:value-type="float" office:value="0.61383" calcext:value-type="float">
            <text:p>0,61383</text:p>
          </table:table-cell>
          <table:table-cell office:value-type="float" office:value="29.0424" calcext:value-type="float">
            <text:p>29,0424</text:p>
          </table:table-cell>
          <table:table-cell table:number-columns-repeated="1020"/>
        </table:table-row>
        <table:table-row table:style-name="ro1">
          <table:table-cell office:value-type="float" office:value="1.437963" calcext:value-type="float">
            <text:p>1,437963</text:p>
          </table:table-cell>
          <table:table-cell office:value-type="float" office:value="1.230542" calcext:value-type="float">
            <text:p>1,230542</text:p>
          </table:table-cell>
          <table:table-cell office:value-type="float" office:value="0.629255" calcext:value-type="float">
            <text:p>0,629255</text:p>
          </table:table-cell>
          <table:table-cell office:value-type="float" office:value="28.998242" calcext:value-type="float">
            <text:p>28,998242</text:p>
          </table:table-cell>
          <table:table-cell table:number-columns-repeated="1020"/>
        </table:table-row>
        <table:table-row table:style-name="ro1">
          <table:table-cell office:value-type="float" office:value="1.401757" calcext:value-type="float">
            <text:p>1,401757</text:p>
          </table:table-cell>
          <table:table-cell office:value-type="float" office:value="1.250982" calcext:value-type="float">
            <text:p>1,250982</text:p>
          </table:table-cell>
          <table:table-cell office:value-type="float" office:value="0.614362" calcext:value-type="float">
            <text:p>0,614362</text:p>
          </table:table-cell>
          <table:table-cell office:value-type="float" office:value="29.200683" calcext:value-type="float">
            <text:p>29,200683</text:p>
          </table:table-cell>
          <table:table-cell table:number-columns-repeated="1020"/>
        </table:table-row>
        <table:table-row table:style-name="ro1">
          <table:table-cell office:value-type="float" office:value="1.36057" calcext:value-type="float">
            <text:p>1,36057</text:p>
          </table:table-cell>
          <table:table-cell office:value-type="float" office:value="1.176075" calcext:value-type="float">
            <text:p>1,176075</text:p>
          </table:table-cell>
          <table:table-cell office:value-type="float" office:value="0.637766" calcext:value-type="float">
            <text:p>0,637766</text:p>
          </table:table-cell>
          <table:table-cell office:value-type="float" office:value="29.255945" calcext:value-type="float">
            <text:p>29,255945</text:p>
          </table:table-cell>
          <table:table-cell table:number-columns-repeated="1020"/>
        </table:table-row>
        <table:table-row table:style-name="ro1">
          <table:table-cell office:value-type="float" office:value="1.362984" calcext:value-type="float">
            <text:p>1,362984</text:p>
          </table:table-cell>
          <table:table-cell office:value-type="float" office:value="1.134816" calcext:value-type="float">
            <text:p>1,134816</text:p>
          </table:table-cell>
          <table:table-cell office:value-type="float" office:value="0.660106" calcext:value-type="float">
            <text:p>0,660106</text:p>
          </table:table-cell>
          <table:table-cell office:value-type="float" office:value="28.967581" calcext:value-type="float">
            <text:p>28,967581</text:p>
          </table:table-cell>
          <table:table-cell table:number-columns-repeated="1020"/>
        </table:table-row>
        <table:table-row table:style-name="ro1">
          <table:table-cell office:value-type="float" office:value="1.304795" calcext:value-type="float">
            <text:p>1,304795</text:p>
          </table:table-cell>
          <table:table-cell office:value-type="float" office:value="1.07762" calcext:value-type="float">
            <text:p>1,07762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29.852062" calcext:value-type="float">
            <text:p>29,852062</text:p>
          </table:table-cell>
          <table:table-cell table:number-columns-repeated="1020"/>
        </table:table-row>
        <table:table-row table:style-name="ro1">
          <table:table-cell office:value-type="float" office:value="1.304013" calcext:value-type="float">
            <text:p>1,304013</text:p>
          </table:table-cell>
          <table:table-cell office:value-type="float" office:value="1.064004" calcext:value-type="float">
            <text:p>1,064004</text:p>
          </table:table-cell>
          <table:table-cell office:value-type="float" office:value="0.673404" calcext:value-type="float">
            <text:p>0,673404</text:p>
          </table:table-cell>
          <table:table-cell office:value-type="float" office:value="28.964785" calcext:value-type="float">
            <text:p>28,964785</text:p>
          </table:table-cell>
          <table:table-cell table:number-columns-repeated="1020"/>
        </table:table-row>
        <table:table-row table:style-name="ro1">
          <table:table-cell office:value-type="float" office:value="1.261884" calcext:value-type="float">
            <text:p>1,261884</text:p>
          </table:table-cell>
          <table:table-cell office:value-type="float" office:value="1.159132" calcext:value-type="float">
            <text:p>1,159132</text:p>
          </table:table-cell>
          <table:table-cell office:value-type="float" office:value="0.651596" calcext:value-type="float">
            <text:p>0,651596</text:p>
          </table:table-cell>
          <table:table-cell office:value-type="float" office:value="29.070852" calcext:value-type="float">
            <text:p>29,070852</text:p>
          </table:table-cell>
          <table:table-cell table:number-columns-repeated="1020"/>
        </table:table-row>
        <table:table-row table:style-name="ro1">
          <table:table-cell office:value-type="float" office:value="1.240376" calcext:value-type="float">
            <text:p>1,240376</text:p>
          </table:table-cell>
          <table:table-cell office:value-type="float" office:value="1.049757" calcext:value-type="float">
            <text:p>1,049757</text:p>
          </table:table-cell>
          <table:table-cell office:value-type="float" office:value="0.682447" calcext:value-type="float">
            <text:p>0,682447</text:p>
          </table:table-cell>
          <table:table-cell office:value-type="float" office:value="28.957166" calcext:value-type="float">
            <text:p>28,957166</text:p>
          </table:table-cell>
          <table:table-cell table:number-columns-repeated="1020"/>
        </table:table-row>
        <table:table-row table:style-name="ro1">
          <table:table-cell office:value-type="float" office:value="1.215656" calcext:value-type="float">
            <text:p>1,215656</text:p>
          </table:table-cell>
          <table:table-cell office:value-type="float" office:value="1.085098" calcext:value-type="float">
            <text:p>1,085098</text:p>
          </table:table-cell>
          <table:table-cell office:value-type="float" office:value="0.660638" calcext:value-type="float">
            <text:p>0,660638</text:p>
          </table:table-cell>
          <table:table-cell office:value-type="float" office:value="29.12419" calcext:value-type="float">
            <text:p>29,12419</text:p>
          </table:table-cell>
          <table:table-cell table:number-columns-repeated="1020"/>
        </table:table-row>
        <table:table-row table:style-name="ro1">
          <table:table-cell office:value-type="float" office:value="1.216448" calcext:value-type="float">
            <text:p>1,216448</text:p>
          </table:table-cell>
          <table:table-cell office:value-type="float" office:value="1.036803" calcext:value-type="float">
            <text:p>1,036803</text:p>
          </table:table-cell>
          <table:table-cell office:value-type="float" office:value="0.682447" calcext:value-type="float">
            <text:p>0,682447</text:p>
          </table:table-cell>
          <table:table-cell office:value-type="float" office:value="29.055372" calcext:value-type="float">
            <text:p>29,055372</text:p>
          </table:table-cell>
          <table:table-cell table:number-columns-repeated="1020"/>
        </table:table-row>
        <table:table-row table:style-name="ro1">
          <table:table-cell office:value-type="float" office:value="1.184514" calcext:value-type="float">
            <text:p>1,184514</text:p>
          </table:table-cell>
          <table:table-cell office:value-type="float" office:value="1.000671" calcext:value-type="float">
            <text:p>1,000671</text:p>
          </table:table-cell>
          <table:table-cell office:value-type="float" office:value="0.694149" calcext:value-type="float">
            <text:p>0,694149</text:p>
          </table:table-cell>
          <table:table-cell office:value-type="float" office:value="29.137384" calcext:value-type="float">
            <text:p>29,137384</text:p>
          </table:table-cell>
          <table:table-cell table:number-columns-repeated="1020"/>
        </table:table-row>
        <table:table-row table:style-name="ro1">
          <table:table-cell office:value-type="float" office:value="1.187495" calcext:value-type="float">
            <text:p>1,187495</text:p>
          </table:table-cell>
          <table:table-cell office:value-type="float" office:value="1.02288" calcext:value-type="float">
            <text:p>1,02288</text:p>
          </table:table-cell>
          <table:table-cell office:value-type="float" office:value="0.685106" calcext:value-type="float">
            <text:p>0,685106</text:p>
          </table:table-cell>
          <table:table-cell office:value-type="float" office:value="29.032324" calcext:value-type="float">
            <text:p>29,032324</text:p>
          </table:table-cell>
          <table:table-cell table:number-columns-repeated="1020"/>
        </table:table-row>
        <table:table-row table:style-name="ro1">
          <table:table-cell office:value-type="float" office:value="1.154157" calcext:value-type="float">
            <text:p>1,154157</text:p>
          </table:table-cell>
          <table:table-cell office:value-type="float" office:value="0.963871" calcext:value-type="float">
            <text:p>0,963871</text:p>
          </table:table-cell>
          <table:table-cell office:value-type="float" office:value="0.698404" calcext:value-type="float">
            <text:p>0,698404</text:p>
          </table:table-cell>
          <table:table-cell office:value-type="float" office:value="29.43846" calcext:value-type="float">
            <text:p>29,43846</text:p>
          </table:table-cell>
          <table:table-cell table:number-columns-repeated="1020"/>
        </table:table-row>
        <table:table-row table:style-name="ro1">
          <table:table-cell office:value-type="float" office:value="1.165229" calcext:value-type="float">
            <text:p>1,165229</text:p>
          </table:table-cell>
          <table:table-cell office:value-type="float" office:value="0.940089" calcext:value-type="float">
            <text:p>0,940089</text:p>
          </table:table-cell>
          <table:table-cell office:value-type="float" office:value="0.710106" calcext:value-type="float">
            <text:p>0,710106</text:p>
          </table:table-cell>
          <table:table-cell office:value-type="float" office:value="29.085639" calcext:value-type="float">
            <text:p>29,085639</text:p>
          </table:table-cell>
          <table:table-cell table:number-columns-repeated="1020"/>
        </table:table-row>
        <table:table-row table:style-name="ro1">
          <table:table-cell office:value-type="float" office:value="1.122491" calcext:value-type="float">
            <text:p>1,122491</text:p>
          </table:table-cell>
          <table:table-cell office:value-type="float" office:value="0.966507" calcext:value-type="float">
            <text:p>0,966507</text:p>
          </table:table-cell>
          <table:table-cell office:value-type="float" office:value="0.70266" calcext:value-type="float">
            <text:p>0,70266</text:p>
          </table:table-cell>
          <table:table-cell office:value-type="float" office:value="29.128554" calcext:value-type="float">
            <text:p>29,128554</text:p>
          </table:table-cell>
          <table:table-cell table:number-columns-repeated="1020"/>
        </table:table-row>
        <table:table-row table:style-name="ro1">
          <table:table-cell office:value-type="float" office:value="1.10317" calcext:value-type="float">
            <text:p>1,10317</text:p>
          </table:table-cell>
          <table:table-cell office:value-type="float" office:value="0.971242" calcext:value-type="float">
            <text:p>0,971242</text:p>
          </table:table-cell>
          <table:table-cell office:value-type="float" office:value="0.705319" calcext:value-type="float">
            <text:p>0,705319</text:p>
          </table:table-cell>
          <table:table-cell office:value-type="float" office:value="29.058599" calcext:value-type="float">
            <text:p>29,058599</text:p>
          </table:table-cell>
          <table:table-cell table:number-columns-repeated="1020"/>
        </table:table-row>
        <table:table-row table:style-name="ro1">
          <table:table-cell office:value-type="float" office:value="1.090988" calcext:value-type="float">
            <text:p>1,090988</text:p>
          </table:table-cell>
          <table:table-cell office:value-type="float" office:value="0.989198" calcext:value-type="float">
            <text:p>0,989198</text:p>
          </table:table-cell>
          <table:table-cell office:value-type="float" office:value="0.698404" calcext:value-type="float">
            <text:p>0,698404</text:p>
          </table:table-cell>
          <table:table-cell office:value-type="float" office:value="29.375823" calcext:value-type="float">
            <text:p>29,375823</text:p>
          </table:table-cell>
          <table:table-cell table:number-columns-repeated="1020"/>
        </table:table-row>
        <table:table-row table:style-name="ro1">
          <table:table-cell office:value-type="float" office:value="1.086272" calcext:value-type="float">
            <text:p>1,086272</text:p>
          </table:table-cell>
          <table:table-cell office:value-type="float" office:value="1.074577" calcext:value-type="float">
            <text:p>1,074577</text:p>
          </table:table-cell>
          <table:table-cell office:value-type="float" office:value="0.66383" calcext:value-type="float">
            <text:p>0,66383</text:p>
          </table:table-cell>
          <table:table-cell office:value-type="float" office:value="29.022694" calcext:value-type="float">
            <text:p>29,022694</text:p>
          </table:table-cell>
          <table:table-cell table:number-columns-repeated="1020"/>
        </table:table-row>
        <table:table-row table:style-name="ro1">
          <table:table-cell office:value-type="float" office:value="1.049607" calcext:value-type="float">
            <text:p>1,049607</text:p>
          </table:table-cell>
          <table:table-cell office:value-type="float" office:value="0.914723" calcext:value-type="float">
            <text:p>0,914723</text:p>
          </table:table-cell>
          <table:table-cell office:value-type="float" office:value="0.71383" calcext:value-type="float">
            <text:p>0,71383</text:p>
          </table:table-cell>
          <table:table-cell office:value-type="float" office:value="29.306363" calcext:value-type="float">
            <text:p>29,306363</text:p>
          </table:table-cell>
          <table:table-cell table:number-columns-repeated="1020"/>
        </table:table-row>
        <table:table-row table:style-name="ro1">
          <table:table-cell office:value-type="float" office:value="1.046306" calcext:value-type="float">
            <text:p>1,046306</text:p>
          </table:table-cell>
          <table:table-cell office:value-type="float" office:value="0.910258" calcext:value-type="float">
            <text:p>0,910258</text:p>
          </table:table-cell>
          <table:table-cell office:value-type="float" office:value="0.721277" calcext:value-type="float">
            <text:p>0,721277</text:p>
          </table:table-cell>
          <table:table-cell office:value-type="float" office:value="28.948413" calcext:value-type="float">
            <text:p>28,948413</text:p>
          </table:table-cell>
          <table:table-cell table:number-columns-repeated="1020"/>
        </table:table-row>
        <table:table-row table:style-name="ro1">
          <table:table-cell office:value-type="float" office:value="1.032629" calcext:value-type="float">
            <text:p>1,032629</text:p>
          </table:table-cell>
          <table:table-cell office:value-type="float" office:value="0.896852" calcext:value-type="float">
            <text:p>0,896852</text:p>
          </table:table-cell>
          <table:table-cell office:value-type="float" office:value="0.718617" calcext:value-type="float">
            <text:p>0,718617</text:p>
          </table:table-cell>
          <table:table-cell office:value-type="float" office:value="29.007145" calcext:value-type="float">
            <text:p>29,007145</text:p>
          </table:table-cell>
          <table:table-cell table:number-columns-repeated="1020"/>
        </table:table-row>
        <table:table-row table:style-name="ro1">
          <table:table-cell office:value-type="float" office:value="1.043761" calcext:value-type="float">
            <text:p>1,043761</text:p>
          </table:table-cell>
          <table:table-cell office:value-type="float" office:value="0.933482" calcext:value-type="float">
            <text:p>0,933482</text:p>
          </table:table-cell>
          <table:table-cell office:value-type="float" office:value="0.715426" calcext:value-type="float">
            <text:p>0,715426</text:p>
          </table:table-cell>
          <table:table-cell office:value-type="float" office:value="29.077574" calcext:value-type="float">
            <text:p>29,077574</text:p>
          </table:table-cell>
          <table:table-cell table:number-columns-repeated="1020"/>
        </table:table-row>
        <table:table-row table:style-name="ro1">
          <table:table-cell office:value-type="float" office:value="1.00396" calcext:value-type="float">
            <text:p>1,00396</text:p>
          </table:table-cell>
          <table:table-cell office:value-type="float" office:value="0.936604" calcext:value-type="float">
            <text:p>0,936604</text:p>
          </table:table-cell>
          <table:table-cell office:value-type="float" office:value="0.716489" calcext:value-type="float">
            <text:p>0,716489</text:p>
          </table:table-cell>
          <table:table-cell office:value-type="float" office:value="29.547732" calcext:value-type="float">
            <text:p>29,547732</text:p>
          </table:table-cell>
          <table:table-cell table:number-columns-repeated="1020"/>
        </table:table-row>
        <table:table-row table:style-name="ro1">
          <table:table-cell office:value-type="float" office:value="0.998289" calcext:value-type="float">
            <text:p>0,998289</text:p>
          </table:table-cell>
          <table:table-cell office:value-type="float" office:value="0.959654" calcext:value-type="float">
            <text:p>0,959654</text:p>
          </table:table-cell>
          <table:table-cell office:value-type="float" office:value="0.702128" calcext:value-type="float">
            <text:p>0,702128</text:p>
          </table:table-cell>
          <table:table-cell office:value-type="float" office:value="29.037199" calcext:value-type="float">
            <text:p>29,037199</text:p>
          </table:table-cell>
          <table:table-cell table:number-columns-repeated="1020"/>
        </table:table-row>
        <table:table-row table:style-name="ro1">
          <table:table-cell office:value-type="float" office:value="0.997561" calcext:value-type="float">
            <text:p>0,997561</text:p>
          </table:table-cell>
          <table:table-cell office:value-type="float" office:value="0.860945" calcext:value-type="float">
            <text:p>0,860945</text:p>
          </table:table-cell>
          <table:table-cell office:value-type="float" office:value="0.735106" calcext:value-type="float">
            <text:p>0,735106</text:p>
          </table:table-cell>
          <table:table-cell office:value-type="float" office:value="29.191126" calcext:value-type="float">
            <text:p>29,191126</text:p>
          </table:table-cell>
          <table:table-cell table:number-columns-repeated="1020"/>
        </table:table-row>
        <table:table-row table:style-name="ro1">
          <table:table-cell office:value-type="float" office:value="0.983931" calcext:value-type="float">
            <text:p>0,983931</text:p>
          </table:table-cell>
          <table:table-cell office:value-type="float" office:value="0.845863" calcext:value-type="float">
            <text:p>0,845863</text:p>
          </table:table-cell>
          <table:table-cell office:value-type="float" office:value="0.741489" calcext:value-type="float">
            <text:p>0,741489</text:p>
          </table:table-cell>
          <table:table-cell office:value-type="float" office:value="29.766623" calcext:value-type="float">
            <text:p>29,766623</text:p>
          </table:table-cell>
          <table:table-cell table:number-columns-repeated="1020"/>
        </table:table-row>
        <table:table-row table:style-name="ro1">
          <table:table-cell office:value-type="float" office:value="0.963863" calcext:value-type="float">
            <text:p>0,963863</text:p>
          </table:table-cell>
          <table:table-cell office:value-type="float" office:value="0.92674" calcext:value-type="float">
            <text:p>0,92674</text:p>
          </table:table-cell>
          <table:table-cell office:value-type="float" office:value="0.708511" calcext:value-type="float">
            <text:p>0,708511</text:p>
          </table:table-cell>
          <table:table-cell office:value-type="float" office:value="29.123863" calcext:value-type="float">
            <text:p>29,123863</text:p>
          </table:table-cell>
          <table:table-cell table:number-columns-repeated="1020"/>
        </table:table-row>
        <table:table-row table:style-name="ro1">
          <table:table-cell office:value-type="float" office:value="0.945082" calcext:value-type="float">
            <text:p>0,945082</text:p>
          </table:table-cell>
          <table:table-cell office:value-type="float" office:value="0.873474" calcext:value-type="float">
            <text:p>0,873474</text:p>
          </table:table-cell>
          <table:table-cell office:value-type="float" office:value="0.737234" calcext:value-type="float">
            <text:p>0,737234</text:p>
          </table:table-cell>
          <table:table-cell office:value-type="float" office:value="29.189717" calcext:value-type="float">
            <text:p>29,189717</text:p>
          </table:table-cell>
          <table:table-cell table:number-columns-repeated="1020"/>
        </table:table-row>
        <table:table-row table:style-name="ro1">
          <table:table-cell office:value-type="float" office:value="0.964085" calcext:value-type="float">
            <text:p>0,964085</text:p>
          </table:table-cell>
          <table:table-cell office:value-type="float" office:value="0.865562" calcext:value-type="float">
            <text:p>0,865562</text:p>
          </table:table-cell>
          <table:table-cell office:value-type="float" office:value="0.750532" calcext:value-type="float">
            <text:p>0,750532</text:p>
          </table:table-cell>
          <table:table-cell office:value-type="float" office:value="29.230143" calcext:value-type="float">
            <text:p>29,230143</text:p>
          </table:table-cell>
          <table:table-cell table:number-columns-repeated="1020"/>
        </table:table-row>
        <table:table-row table:style-name="ro1">
          <table:table-cell office:value-type="float" office:value="0.934848" calcext:value-type="float">
            <text:p>0,934848</text:p>
          </table:table-cell>
          <table:table-cell office:value-type="float" office:value="0.828588" calcext:value-type="float">
            <text:p>0,828588</text:p>
          </table:table-cell>
          <table:table-cell office:value-type="float" office:value="0.742553" calcext:value-type="float">
            <text:p>0,742553</text:p>
          </table:table-cell>
          <table:table-cell office:value-type="float" office:value="29.076813" calcext:value-type="float">
            <text:p>29,076813</text:p>
          </table:table-cell>
          <table:table-cell table:number-columns-repeated="1020"/>
        </table:table-row>
        <table:table-row table:style-name="ro1">
          <table:table-cell office:value-type="float" office:value="0.926046" calcext:value-type="float">
            <text:p>0,926046</text:p>
          </table:table-cell>
          <table:table-cell office:value-type="float" office:value="0.864538" calcext:value-type="float">
            <text:p>0,864538</text:p>
          </table:table-cell>
          <table:table-cell office:value-type="float" office:value="0.739362" calcext:value-type="float">
            <text:p>0,739362</text:p>
          </table:table-cell>
          <table:table-cell office:value-type="float" office:value="29.147394" calcext:value-type="float">
            <text:p>29,147394</text:p>
          </table:table-cell>
          <table:table-cell table:number-columns-repeated="1020"/>
        </table:table-row>
        <table:table-row table:style-name="ro1">
          <table:table-cell office:value-type="float" office:value="0.936908" calcext:value-type="float">
            <text:p>0,936908</text:p>
          </table:table-cell>
          <table:table-cell office:value-type="float" office:value="0.845862" calcext:value-type="float">
            <text:p>0,845862</text:p>
          </table:table-cell>
          <table:table-cell office:value-type="float" office:value="0.751596" calcext:value-type="float">
            <text:p>0,751596</text:p>
          </table:table-cell>
          <table:table-cell office:value-type="float" office:value="29.135554" calcext:value-type="float">
            <text:p>29,135554</text:p>
          </table:table-cell>
          <table:table-cell table:number-columns-repeated="1020"/>
        </table:table-row>
        <table:table-row table:style-name="ro1">
          <table:table-cell office:value-type="float" office:value="0.890408" calcext:value-type="float">
            <text:p>0,890408</text:p>
          </table:table-cell>
          <table:table-cell office:value-type="float" office:value="0.830975" calcext:value-type="float">
            <text:p>0,830975</text:p>
          </table:table-cell>
          <table:table-cell office:value-type="float" office:value="0.751596" calcext:value-type="float">
            <text:p>0,751596</text:p>
          </table:table-cell>
          <table:table-cell office:value-type="float" office:value="29.02888" calcext:value-type="float">
            <text:p>29,02888</text:p>
          </table:table-cell>
          <table:table-cell table:number-columns-repeated="1020"/>
        </table:table-row>
        <table:table-row table:style-name="ro1">
          <table:table-cell office:value-type="float" office:value="0.908379" calcext:value-type="float">
            <text:p>0,908379</text:p>
          </table:table-cell>
          <table:table-cell office:value-type="float" office:value="0.862053" calcext:value-type="float">
            <text:p>0,862053</text:p>
          </table:table-cell>
          <table:table-cell office:value-type="float" office:value="0.740957" calcext:value-type="float">
            <text:p>0,740957</text:p>
          </table:table-cell>
          <table:table-cell office:value-type="float" office:value="29.087613" calcext:value-type="float">
            <text:p>29,087613</text:p>
          </table:table-cell>
          <table:table-cell table:number-columns-repeated="1020"/>
        </table:table-row>
        <table:table-row table:style-name="ro1">
          <table:table-cell office:value-type="float" office:value="0.885303" calcext:value-type="float">
            <text:p>0,885303</text:p>
          </table:table-cell>
          <table:table-cell office:value-type="float" office:value="0.814857" calcext:value-type="float">
            <text:p>0,814857</text:p>
          </table:table-cell>
          <table:table-cell office:value-type="float" office:value="0.75" calcext:value-type="float">
            <text:p>0,75</text:p>
          </table:table-cell>
          <table:table-cell office:value-type="float" office:value="29.265914" calcext:value-type="float">
            <text:p>29,265914</text:p>
          </table:table-cell>
          <table:table-cell table:number-columns-repeated="1020"/>
        </table:table-row>
        <table:table-row table:style-name="ro1">
          <table:table-cell office:value-type="float" office:value="0.884628" calcext:value-type="float">
            <text:p>0,884628</text:p>
          </table:table-cell>
          <table:table-cell office:value-type="float" office:value="0.820603" calcext:value-type="float">
            <text:p>0,820603</text:p>
          </table:table-cell>
          <table:table-cell office:value-type="float" office:value="0.75266" calcext:value-type="float">
            <text:p>0,75266</text:p>
          </table:table-cell>
          <table:table-cell office:value-type="float" office:value="29.080481" calcext:value-type="float">
            <text:p>29,080481</text:p>
          </table:table-cell>
          <table:table-cell table:number-columns-repeated="1020"/>
        </table:table-row>
        <table:table-row table:style-name="ro1">
          <table:table-cell office:value-type="float" office:value="0.873309" calcext:value-type="float">
            <text:p>0,873309</text:p>
          </table:table-cell>
          <table:table-cell office:value-type="float" office:value="0.821321" calcext:value-type="float">
            <text:p>0,821321</text:p>
          </table:table-cell>
          <table:table-cell office:value-type="float" office:value="0.752128" calcext:value-type="float">
            <text:p>0,752128</text:p>
          </table:table-cell>
          <table:table-cell office:value-type="float" office:value="29.003782" calcext:value-type="float">
            <text:p>29,003782</text:p>
          </table:table-cell>
          <table:table-cell table:number-columns-repeated="1020"/>
        </table:table-row>
        <table:table-row table:style-name="ro1">
          <table:table-cell office:value-type="float" office:value="0.870841" calcext:value-type="float">
            <text:p>0,870841</text:p>
          </table:table-cell>
          <table:table-cell office:value-type="float" office:value="0.863116" calcext:value-type="float">
            <text:p>0,863116</text:p>
          </table:table-cell>
          <table:table-cell office:value-type="float" office:value="0.736702" calcext:value-type="float">
            <text:p>0,736702</text:p>
          </table:table-cell>
          <table:table-cell office:value-type="float" office:value="29.100237" calcext:value-type="float">
            <text:p>29,100237</text:p>
          </table:table-cell>
          <table:table-cell table:number-columns-repeated="1020"/>
        </table:table-row>
        <table:table-row table:style-name="ro1">
          <table:table-cell office:value-type="float" office:value="0.864581" calcext:value-type="float">
            <text:p>0,864581</text:p>
          </table:table-cell>
          <table:table-cell office:value-type="float" office:value="0.790589" calcext:value-type="float">
            <text:p>0,790589</text:p>
          </table:table-cell>
          <table:table-cell office:value-type="float" office:value="0.761702" calcext:value-type="float">
            <text:p>0,761702</text:p>
          </table:table-cell>
          <table:table-cell office:value-type="float" office:value="29.156301" calcext:value-type="float">
            <text:p>29,156301</text:p>
          </table:table-cell>
          <table:table-cell table:number-columns-repeated="1020"/>
        </table:table-row>
        <table:table-row table:style-name="ro1">
          <table:table-cell office:value-type="float" office:value="0.832932" calcext:value-type="float">
            <text:p>0,832932</text:p>
          </table:table-cell>
          <table:table-cell office:value-type="float" office:value="0.759347" calcext:value-type="float">
            <text:p>0,759347</text:p>
          </table:table-cell>
          <table:table-cell office:value-type="float" office:value="0.759043" calcext:value-type="float">
            <text:p>0,759043</text:p>
          </table:table-cell>
          <table:table-cell office:value-type="float" office:value="29.283554" calcext:value-type="float">
            <text:p>29,283554</text:p>
          </table:table-cell>
          <table:table-cell table:number-columns-repeated="1020"/>
        </table:table-row>
        <table:table-row table:style-name="ro1">
          <table:table-cell office:value-type="float" office:value="0.835915" calcext:value-type="float">
            <text:p>0,835915</text:p>
          </table:table-cell>
          <table:table-cell office:value-type="float" office:value="0.786521" calcext:value-type="float">
            <text:p>0,786521</text:p>
          </table:table-cell>
          <table:table-cell office:value-type="float" office:value="0.761702" calcext:value-type="float">
            <text:p>0,761702</text:p>
          </table:table-cell>
          <table:table-cell office:value-type="float" office:value="29.060618" calcext:value-type="float">
            <text:p>29,060618</text:p>
          </table:table-cell>
          <table:table-cell table:number-columns-repeated="1020"/>
        </table:table-row>
        <table:table-row table:style-name="ro1">
          <table:table-cell office:value-type="float" office:value="0.828757" calcext:value-type="float">
            <text:p>0,828757</text:p>
          </table:table-cell>
          <table:table-cell office:value-type="float" office:value="0.771421" calcext:value-type="float">
            <text:p>0,771421</text:p>
          </table:table-cell>
          <table:table-cell office:value-type="float" office:value="0.76383" calcext:value-type="float">
            <text:p>0,76383</text:p>
          </table:table-cell>
          <table:table-cell office:value-type="float" office:value="29.191139" calcext:value-type="float">
            <text:p>29,191139</text:p>
          </table:table-cell>
          <table:table-cell table:number-columns-repeated="1020"/>
        </table:table-row>
        <table:table-row table:style-name="ro1">
          <table:table-cell office:value-type="float" office:value="0.824481" calcext:value-type="float">
            <text:p>0,824481</text:p>
          </table:table-cell>
          <table:table-cell office:value-type="float" office:value="0.773696" calcext:value-type="float">
            <text:p>0,773696</text:p>
          </table:table-cell>
          <table:table-cell office:value-type="float" office:value="0.770213" calcext:value-type="float">
            <text:p>0,770213</text:p>
          </table:table-cell>
          <table:table-cell office:value-type="float" office:value="29.133616" calcext:value-type="float">
            <text:p>29,133616</text:p>
          </table:table-cell>
          <table:table-cell table:number-columns-repeated="1020"/>
        </table:table-row>
        <table:table-row table:style-name="ro1">
          <table:table-cell office:value-type="float" office:value="0.814493" calcext:value-type="float">
            <text:p>0,814493</text:p>
          </table:table-cell>
          <table:table-cell office:value-type="float" office:value="0.771022" calcext:value-type="float">
            <text:p>0,771022</text:p>
          </table:table-cell>
          <table:table-cell office:value-type="float" office:value="0.773936" calcext:value-type="float">
            <text:p>0,773936</text:p>
          </table:table-cell>
          <table:table-cell office:value-type="float" office:value="29.328901" calcext:value-type="float">
            <text:p>29,328901</text:p>
          </table:table-cell>
          <table:table-cell table:number-columns-repeated="1020"/>
        </table:table-row>
        <table:table-row table:style-name="ro1">
          <table:table-cell office:value-type="float" office:value="0.795876" calcext:value-type="float">
            <text:p>0,795876</text:p>
          </table:table-cell>
          <table:table-cell office:value-type="float" office:value="0.792418" calcext:value-type="float">
            <text:p>0,792418</text:p>
          </table:table-cell>
          <table:table-cell office:value-type="float" office:value="0.771809" calcext:value-type="float">
            <text:p>0,771809</text:p>
          </table:table-cell>
          <table:table-cell office:value-type="float" office:value="29.045196" calcext:value-type="float">
            <text:p>29,045196</text:p>
          </table:table-cell>
          <table:table-cell table:number-columns-repeated="1020"/>
        </table:table-row>
        <table:table-row table:style-name="ro1">
          <table:table-cell office:value-type="float" office:value="0.787982" calcext:value-type="float">
            <text:p>0,787982</text:p>
          </table:table-cell>
          <table:table-cell office:value-type="float" office:value="0.776366" calcext:value-type="float">
            <text:p>0,776366</text:p>
          </table:table-cell>
          <table:table-cell office:value-type="float" office:value="0.770745" calcext:value-type="float">
            <text:p>0,770745</text:p>
          </table:table-cell>
          <table:table-cell office:value-type="float" office:value="29.152501" calcext:value-type="float">
            <text:p>29,152501</text:p>
          </table:table-cell>
          <table:table-cell table:number-columns-repeated="1020"/>
        </table:table-row>
        <table:table-row table:style-name="ro1">
          <table:table-cell office:value-type="float" office:value="0.783912" calcext:value-type="float">
            <text:p>0,783912</text:p>
          </table:table-cell>
          <table:table-cell office:value-type="float" office:value="0.757133" calcext:value-type="float">
            <text:p>0,757133</text:p>
          </table:table-cell>
          <table:table-cell office:value-type="float" office:value="0.769681" calcext:value-type="float">
            <text:p>0,769681</text:p>
          </table:table-cell>
          <table:table-cell office:value-type="float" office:value="29.109729" calcext:value-type="float">
            <text:p>29,109729</text:p>
          </table:table-cell>
          <table:table-cell table:number-columns-repeated="1020"/>
        </table:table-row>
        <table:table-row table:style-name="ro1">
          <table:table-cell office:value-type="float" office:value="0.766428" calcext:value-type="float">
            <text:p>0,766428</text:p>
          </table:table-cell>
          <table:table-cell office:value-type="float" office:value="0.793409" calcext:value-type="float">
            <text:p>0,793409</text:p>
          </table:table-cell>
          <table:table-cell office:value-type="float" office:value="0.757447" calcext:value-type="float">
            <text:p>0,757447</text:p>
          </table:table-cell>
          <table:table-cell office:value-type="float" office:value="29.094626" calcext:value-type="float">
            <text:p>29,094626</text:p>
          </table:table-cell>
          <table:table-cell table:number-columns-repeated="1020"/>
        </table:table-row>
        <table:table-row table:style-name="ro1">
          <table:table-cell office:value-type="float" office:value="0.783877" calcext:value-type="float">
            <text:p>0,783877</text:p>
          </table:table-cell>
          <table:table-cell office:value-type="float" office:value="0.747552" calcext:value-type="float">
            <text:p>0,747552</text:p>
          </table:table-cell>
          <table:table-cell office:value-type="float" office:value="0.765426" calcext:value-type="float">
            <text:p>0,765426</text:p>
          </table:table-cell>
          <table:table-cell office:value-type="float" office:value="29.119053" calcext:value-type="float">
            <text:p>29,119053</text:p>
          </table:table-cell>
          <table:table-cell table:number-columns-repeated="1020"/>
        </table:table-row>
        <table:table-row table:style-name="ro1">
          <table:table-cell office:value-type="float" office:value="0.76039" calcext:value-type="float">
            <text:p>0,76039</text:p>
          </table:table-cell>
          <table:table-cell office:value-type="float" office:value="0.781066" calcext:value-type="float">
            <text:p>0,781066</text:p>
          </table:table-cell>
          <table:table-cell office:value-type="float" office:value="0.766489" calcext:value-type="float">
            <text:p>0,766489</text:p>
          </table:table-cell>
          <table:table-cell office:value-type="float" office:value="29.135167" calcext:value-type="float">
            <text:p>29,135167</text:p>
          </table:table-cell>
          <table:table-cell table:number-columns-repeated="1020"/>
        </table:table-row>
        <table:table-row table:style-name="ro1">
          <table:table-cell office:value-type="float" office:value="0.756235" calcext:value-type="float">
            <text:p>0,756235</text:p>
          </table:table-cell>
          <table:table-cell office:value-type="float" office:value="0.744309" calcext:value-type="float">
            <text:p>0,744309</text:p>
          </table:table-cell>
          <table:table-cell office:value-type="float" office:value="0.782979" calcext:value-type="float">
            <text:p>0,782979</text:p>
          </table:table-cell>
          <table:table-cell office:value-type="float" office:value="29.133208" calcext:value-type="float">
            <text:p>29,133208</text:p>
          </table:table-cell>
          <table:table-cell table:number-columns-repeated="1020"/>
        </table:table-row>
        <table:table-row table:style-name="ro1">
          <table:table-cell office:value-type="float" office:value="0.742961" calcext:value-type="float">
            <text:p>0,742961</text:p>
          </table:table-cell>
          <table:table-cell office:value-type="float" office:value="0.776629" calcext:value-type="float">
            <text:p>0,776629</text:p>
          </table:table-cell>
          <table:table-cell office:value-type="float" office:value="0.756915" calcext:value-type="float">
            <text:p>0,756915</text:p>
          </table:table-cell>
          <table:table-cell office:value-type="float" office:value="29.616159" calcext:value-type="float">
            <text:p>29,616159</text:p>
          </table:table-cell>
          <table:table-cell table:number-columns-repeated="1020"/>
        </table:table-row>
        <table:table-row table:style-name="ro1">
          <table:table-cell office:value-type="float" office:value="0.748807" calcext:value-type="float">
            <text:p>0,748807</text:p>
          </table:table-cell>
          <table:table-cell office:value-type="float" office:value="0.746916" calcext:value-type="float">
            <text:p>0,746916</text:p>
          </table:table-cell>
          <table:table-cell office:value-type="float" office:value="0.775" calcext:value-type="float">
            <text:p>0,775</text:p>
          </table:table-cell>
          <table:table-cell office:value-type="float" office:value="29.050928" calcext:value-type="float">
            <text:p>29,050928</text:p>
          </table:table-cell>
          <table:table-cell table:number-columns-repeated="1020"/>
        </table:table-row>
        <table:table-row table:style-name="ro1">
          <table:table-cell office:value-type="float" office:value="0.727381" calcext:value-type="float">
            <text:p>0,727381</text:p>
          </table:table-cell>
          <table:table-cell office:value-type="float" office:value="0.749152" calcext:value-type="float">
            <text:p>0,749152</text:p>
          </table:table-cell>
          <table:table-cell office:value-type="float" office:value="0.775" calcext:value-type="float">
            <text:p>0,775</text:p>
          </table:table-cell>
          <table:table-cell office:value-type="float" office:value="29.055026" calcext:value-type="float">
            <text:p>29,055026</text:p>
          </table:table-cell>
          <table:table-cell table:number-columns-repeated="1020"/>
        </table:table-row>
        <table:table-row table:style-name="ro1">
          <table:table-cell office:value-type="float" office:value="0.70237" calcext:value-type="float">
            <text:p>0,70237</text:p>
          </table:table-cell>
          <table:table-cell office:value-type="float" office:value="0.746106" calcext:value-type="float">
            <text:p>0,746106</text:p>
          </table:table-cell>
          <table:table-cell office:value-type="float" office:value="0.785106" calcext:value-type="float">
            <text:p>0,785106</text:p>
          </table:table-cell>
          <table:table-cell office:value-type="float" office:value="29.015514" calcext:value-type="float">
            <text:p>29,015514</text:p>
          </table:table-cell>
          <table:table-cell table:number-columns-repeated="1020"/>
        </table:table-row>
        <table:table-row table:style-name="ro1">
          <table:table-cell office:value-type="float" office:value="0.727582" calcext:value-type="float">
            <text:p>0,727582</text:p>
          </table:table-cell>
          <table:table-cell office:value-type="float" office:value="0.754402" calcext:value-type="float">
            <text:p>0,754402</text:p>
          </table:table-cell>
          <table:table-cell office:value-type="float" office:value="0.767021" calcext:value-type="float">
            <text:p>0,767021</text:p>
          </table:table-cell>
          <table:table-cell office:value-type="float" office:value="28.957047" calcext:value-type="float">
            <text:p>28,957047</text:p>
          </table:table-cell>
          <table:table-cell table:number-columns-repeated="1020"/>
        </table:table-row>
        <table:table-row table:style-name="ro1">
          <table:table-cell office:value-type="float" office:value="0.710893" calcext:value-type="float">
            <text:p>0,710893</text:p>
          </table:table-cell>
          <table:table-cell office:value-type="float" office:value="0.769681" calcext:value-type="float">
            <text:p>0,769681</text:p>
          </table:table-cell>
          <table:table-cell office:value-type="float" office:value="0.770213" calcext:value-type="float">
            <text:p>0,770213</text:p>
          </table:table-cell>
          <table:table-cell office:value-type="float" office:value="29.137575" calcext:value-type="float">
            <text:p>29,137575</text:p>
          </table:table-cell>
          <table:table-cell table:number-columns-repeated="1020"/>
        </table:table-row>
        <table:table-row table:style-name="ro1">
          <table:table-cell office:value-type="float" office:value="0.724192" calcext:value-type="float">
            <text:p>0,724192</text:p>
          </table:table-cell>
          <table:table-cell office:value-type="float" office:value="0.723021" calcext:value-type="float">
            <text:p>0,723021</text:p>
          </table:table-cell>
          <table:table-cell office:value-type="float" office:value="0.777128" calcext:value-type="float">
            <text:p>0,777128</text:p>
          </table:table-cell>
          <table:table-cell office:value-type="float" office:value="29.081778" calcext:value-type="float">
            <text:p>29,081778</text:p>
          </table:table-cell>
          <table:table-cell table:number-columns-repeated="1020"/>
        </table:table-row>
        <table:table-row table:style-name="ro1">
          <table:table-cell office:value-type="float" office:value="0.720138" calcext:value-type="float">
            <text:p>0,720138</text:p>
          </table:table-cell>
          <table:table-cell office:value-type="float" office:value="0.761547" calcext:value-type="float">
            <text:p>0,761547</text:p>
          </table:table-cell>
          <table:table-cell office:value-type="float" office:value="0.76117" calcext:value-type="float">
            <text:p>0,76117</text:p>
          </table:table-cell>
          <table:table-cell office:value-type="float" office:value="29.116643" calcext:value-type="float">
            <text:p>29,116643</text:p>
          </table:table-cell>
          <table:table-cell table:number-columns-repeated="1020"/>
        </table:table-row>
        <table:table-row table:style-name="ro1">
          <table:table-cell office:value-type="float" office:value="0.700758" calcext:value-type="float">
            <text:p>0,700758</text:p>
          </table:table-cell>
          <table:table-cell office:value-type="float" office:value="0.752785" calcext:value-type="float">
            <text:p>0,752785</text:p>
          </table:table-cell>
          <table:table-cell office:value-type="float" office:value="0.767021" calcext:value-type="float">
            <text:p>0,767021</text:p>
          </table:table-cell>
          <table:table-cell office:value-type="float" office:value="29.020733" calcext:value-type="float">
            <text:p>29,020733</text:p>
          </table:table-cell>
          <table:table-cell table:number-columns-repeated="1020"/>
        </table:table-row>
        <table:table-row table:style-name="ro1">
          <table:table-cell office:value-type="float" office:value="0.700392" calcext:value-type="float">
            <text:p>0,700392</text:p>
          </table:table-cell>
          <table:table-cell office:value-type="float" office:value="0.743908" calcext:value-type="float">
            <text:p>0,743908</text:p>
          </table:table-cell>
          <table:table-cell office:value-type="float" office:value="0.774468" calcext:value-type="float">
            <text:p>0,774468</text:p>
          </table:table-cell>
          <table:table-cell office:value-type="float" office:value="29.573155" calcext:value-type="float">
            <text:p>29,573155</text:p>
          </table:table-cell>
          <table:table-cell table:number-columns-repeated="1020"/>
        </table:table-row>
        <table:table-row table:style-name="ro1">
          <table:table-cell office:value-type="float" office:value="0.701783" calcext:value-type="float">
            <text:p>0,701783</text:p>
          </table:table-cell>
          <table:table-cell office:value-type="float" office:value="0.726597" calcext:value-type="float">
            <text:p>0,726597</text:p>
          </table:table-cell>
          <table:table-cell office:value-type="float" office:value="0.782979" calcext:value-type="float">
            <text:p>0,782979</text:p>
          </table:table-cell>
          <table:table-cell office:value-type="float" office:value="29.178219" calcext:value-type="float">
            <text:p>29,178219</text:p>
          </table:table-cell>
          <table:table-cell table:number-columns-repeated="1020"/>
        </table:table-row>
        <table:table-row table:style-name="ro1">
          <table:table-cell office:value-type="float" office:value="0.684191" calcext:value-type="float">
            <text:p>0,684191</text:p>
          </table:table-cell>
          <table:table-cell office:value-type="float" office:value="0.73771" calcext:value-type="float">
            <text:p>0,73771</text:p>
          </table:table-cell>
          <table:table-cell office:value-type="float" office:value="0.775532" calcext:value-type="float">
            <text:p>0,775532</text:p>
          </table:table-cell>
          <table:table-cell office:value-type="float" office:value="29.438802" calcext:value-type="float">
            <text:p>29,438802</text:p>
          </table:table-cell>
          <table:table-cell table:number-columns-repeated="1020"/>
        </table:table-row>
        <table:table-row table:style-name="ro1">
          <table:table-cell office:value-type="float" office:value="0.68753" calcext:value-type="float">
            <text:p>0,68753</text:p>
          </table:table-cell>
          <table:table-cell office:value-type="float" office:value="0.711839" calcext:value-type="float">
            <text:p>0,711839</text:p>
          </table:table-cell>
          <table:table-cell office:value-type="float" office:value="0.78617" calcext:value-type="float">
            <text:p>0,78617</text:p>
          </table:table-cell>
          <table:table-cell office:value-type="float" office:value="28.913745" calcext:value-type="float">
            <text:p>28,913745</text:p>
          </table:table-cell>
          <table:table-cell table:number-columns-repeated="1020"/>
        </table:table-row>
        <table:table-row table:style-name="ro1">
          <table:table-cell office:value-type="float" office:value="0.663911" calcext:value-type="float">
            <text:p>0,663911</text:p>
          </table:table-cell>
          <table:table-cell office:value-type="float" office:value="0.750212" calcext:value-type="float">
            <text:p>0,750212</text:p>
          </table:table-cell>
          <table:table-cell office:value-type="float" office:value="0.778191" calcext:value-type="float">
            <text:p>0,778191</text:p>
          </table:table-cell>
          <table:table-cell office:value-type="float" office:value="29.13216" calcext:value-type="float">
            <text:p>29,13216</text:p>
          </table:table-cell>
          <table:table-cell table:number-columns-repeated="1020"/>
        </table:table-row>
        <table:table-row table:style-name="ro1">
          <table:table-cell office:value-type="float" office:value="0.674532" calcext:value-type="float">
            <text:p>0,674532</text:p>
          </table:table-cell>
          <table:table-cell office:value-type="float" office:value="0.704635" calcext:value-type="float">
            <text:p>0,704635</text:p>
          </table:table-cell>
          <table:table-cell office:value-type="float" office:value="0.793617" calcext:value-type="float">
            <text:p>0,793617</text:p>
          </table:table-cell>
          <table:table-cell office:value-type="float" office:value="29.178249" calcext:value-type="float">
            <text:p>29,178249</text:p>
          </table:table-cell>
          <table:table-cell table:number-columns-repeated="1020"/>
        </table:table-row>
        <table:table-row table:style-name="ro1">
          <table:table-cell office:value-type="float" office:value="0.647255" calcext:value-type="float">
            <text:p>0,647255</text:p>
          </table:table-cell>
          <table:table-cell office:value-type="float" office:value="0.720907" calcext:value-type="float">
            <text:p>0,720907</text:p>
          </table:table-cell>
          <table:table-cell office:value-type="float" office:value="0.788298" calcext:value-type="float">
            <text:p>0,788298</text:p>
          </table:table-cell>
          <table:table-cell office:value-type="float" office:value="29.337391" calcext:value-type="float">
            <text:p>29,337391</text:p>
          </table:table-cell>
          <table:table-cell table:number-columns-repeated="1020"/>
        </table:table-row>
        <table:table-row table:style-name="ro1">
          <table:table-cell office:value-type="float" office:value="0.663707" calcext:value-type="float">
            <text:p>0,663707</text:p>
          </table:table-cell>
          <table:table-cell office:value-type="float" office:value="0.732249" calcext:value-type="float">
            <text:p>0,732249</text:p>
          </table:table-cell>
          <table:table-cell office:value-type="float" office:value="0.794681" calcext:value-type="float">
            <text:p>0,794681</text:p>
          </table:table-cell>
          <table:table-cell office:value-type="float" office:value="28.99358" calcext:value-type="float">
            <text:p>28,99358</text:p>
          </table:table-cell>
          <table:table-cell table:number-columns-repeated="1020"/>
        </table:table-row>
        <table:table-row table:style-name="ro1">
          <table:table-cell office:value-type="float" office:value="0.650491" calcext:value-type="float">
            <text:p>0,650491</text:p>
          </table:table-cell>
          <table:table-cell office:value-type="float" office:value="0.741299" calcext:value-type="float">
            <text:p>0,741299</text:p>
          </table:table-cell>
          <table:table-cell office:value-type="float" office:value="0.77766" calcext:value-type="float">
            <text:p>0,77766</text:p>
          </table:table-cell>
          <table:table-cell office:value-type="float" office:value="29.068277" calcext:value-type="float">
            <text:p>29,068277</text:p>
          </table:table-cell>
          <table:table-cell table:number-columns-repeated="1020"/>
        </table:table-row>
        <table:table-row table:style-name="ro1">
          <table:table-cell office:value-type="float" office:value="0.636836" calcext:value-type="float">
            <text:p>0,636836</text:p>
          </table:table-cell>
          <table:table-cell office:value-type="float" office:value="0.731245" calcext:value-type="float">
            <text:p>0,731245</text:p>
          </table:table-cell>
          <table:table-cell office:value-type="float" office:value="0.782979" calcext:value-type="float">
            <text:p>0,782979</text:p>
          </table:table-cell>
          <table:table-cell office:value-type="float" office:value="29.074018" calcext:value-type="float">
            <text:p>29,074018</text:p>
          </table:table-cell>
          <table:table-cell table:number-columns-repeated="1020"/>
        </table:table-row>
        <table:table-row table:style-name="ro1">
          <table:table-cell office:value-type="float" office:value="0.652487" calcext:value-type="float">
            <text:p>0,652487</text:p>
          </table:table-cell>
          <table:table-cell office:value-type="float" office:value="0.696982" calcext:value-type="float">
            <text:p>0,696982</text:p>
          </table:table-cell>
          <table:table-cell office:value-type="float" office:value="0.790957" calcext:value-type="float">
            <text:p>0,790957</text:p>
          </table:table-cell>
          <table:table-cell office:value-type="float" office:value="29.168367" calcext:value-type="float">
            <text:p>29,168367</text:p>
          </table:table-cell>
          <table:table-cell table:number-columns-repeated="1020"/>
        </table:table-row>
        <table:table-row table:style-name="ro1">
          <table:table-cell office:value-type="float" office:value="0.614483" calcext:value-type="float">
            <text:p>0,614483</text:p>
          </table:table-cell>
          <table:table-cell office:value-type="float" office:value="0.708831" calcext:value-type="float">
            <text:p>0,708831</text:p>
          </table:table-cell>
          <table:table-cell office:value-type="float" office:value="0.790426" calcext:value-type="float">
            <text:p>0,790426</text:p>
          </table:table-cell>
          <table:table-cell office:value-type="float" office:value="29.352535" calcext:value-type="float">
            <text:p>29,352535</text:p>
          </table:table-cell>
          <table:table-cell table:number-columns-repeated="1020"/>
        </table:table-row>
        <table:table-row table:style-name="ro1">
          <table:table-cell office:value-type="float" office:value="0.651296" calcext:value-type="float">
            <text:p>0,651296</text:p>
          </table:table-cell>
          <table:table-cell office:value-type="float" office:value="0.698059" calcext:value-type="float">
            <text:p>0,698059</text:p>
          </table:table-cell>
          <table:table-cell office:value-type="float" office:value="0.789894" calcext:value-type="float">
            <text:p>0,789894</text:p>
          </table:table-cell>
          <table:table-cell office:value-type="float" office:value="29.14725" calcext:value-type="float">
            <text:p>29,14725</text:p>
          </table:table-cell>
          <table:table-cell table:number-columns-repeated="1020"/>
        </table:table-row>
        <table:table-row table:style-name="ro1">
          <table:table-cell office:value-type="float" office:value="0.650149" calcext:value-type="float">
            <text:p>0,650149</text:p>
          </table:table-cell>
          <table:table-cell office:value-type="float" office:value="0.711672" calcext:value-type="float">
            <text:p>0,711672</text:p>
          </table:table-cell>
          <table:table-cell office:value-type="float" office:value="0.791489" calcext:value-type="float">
            <text:p>0,791489</text:p>
          </table:table-cell>
          <table:table-cell office:value-type="float" office:value="29.088162" calcext:value-type="float">
            <text:p>29,088162</text:p>
          </table:table-cell>
          <table:table-cell table:number-columns-repeated="1020"/>
        </table:table-row>
        <table:table-row table:style-name="ro1">
          <table:table-cell office:value-type="float" office:value="0.614777" calcext:value-type="float">
            <text:p>0,614777</text:p>
          </table:table-cell>
          <table:table-cell office:value-type="float" office:value="0.740068" calcext:value-type="float">
            <text:p>0,740068</text:p>
          </table:table-cell>
          <table:table-cell office:value-type="float" office:value="0.781383" calcext:value-type="float">
            <text:p>0,781383</text:p>
          </table:table-cell>
          <table:table-cell office:value-type="float" office:value="29.00121" calcext:value-type="float">
            <text:p>29,00121</text:p>
          </table:table-cell>
          <table:table-cell table:number-columns-repeated="1020"/>
        </table:table-row>
        <table:table-row table:style-name="ro1">
          <table:table-cell office:value-type="float" office:value="0.637157" calcext:value-type="float">
            <text:p>0,637157</text:p>
          </table:table-cell>
          <table:table-cell office:value-type="float" office:value="0.690949" calcext:value-type="float">
            <text:p>0,690949</text:p>
          </table:table-cell>
          <table:table-cell office:value-type="float" office:value="0.798404" calcext:value-type="float">
            <text:p>0,798404</text:p>
          </table:table-cell>
          <table:table-cell office:value-type="float" office:value="29.325047" calcext:value-type="float">
            <text:p>29,325047</text:p>
          </table:table-cell>
          <table:table-cell table:number-columns-repeated="1020"/>
        </table:table-row>
        <table:table-row table:style-name="ro1">
          <table:table-cell office:value-type="float" office:value="0.593681" calcext:value-type="float">
            <text:p>0,593681</text:p>
          </table:table-cell>
          <table:table-cell office:value-type="float" office:value="0.740765" calcext:value-type="float">
            <text:p>0,740765</text:p>
          </table:table-cell>
          <table:table-cell office:value-type="float" office:value="0.780319" calcext:value-type="float">
            <text:p>0,780319</text:p>
          </table:table-cell>
          <table:table-cell office:value-type="float" office:value="29.18842" calcext:value-type="float">
            <text:p>29,18842</text:p>
          </table:table-cell>
          <table:table-cell table:number-columns-repeated="1020"/>
        </table:table-row>
        <table:table-row table:style-name="ro1">
          <table:table-cell office:value-type="float" office:value="0.603597" calcext:value-type="float">
            <text:p>0,603597</text:p>
          </table:table-cell>
          <table:table-cell office:value-type="float" office:value="0.719011" calcext:value-type="float">
            <text:p>0,719011</text:p>
          </table:table-cell>
          <table:table-cell office:value-type="float" office:value="0.784574" calcext:value-type="float">
            <text:p>0,784574</text:p>
          </table:table-cell>
          <table:table-cell office:value-type="float" office:value="29.2333" calcext:value-type="float">
            <text:p>29,2333</text:p>
          </table:table-cell>
          <table:table-cell table:number-columns-repeated="1020"/>
        </table:table-row>
        <table:table-row table:style-name="ro1">
          <table:table-cell office:value-type="float" office:value="0.598614" calcext:value-type="float">
            <text:p>0,598614</text:p>
          </table:table-cell>
          <table:table-cell office:value-type="float" office:value="0.726062" calcext:value-type="float">
            <text:p>0,726062</text:p>
          </table:table-cell>
          <table:table-cell office:value-type="float" office:value="0.790957" calcext:value-type="float">
            <text:p>0,790957</text:p>
          </table:table-cell>
          <table:table-cell office:value-type="float" office:value="29.064363" calcext:value-type="float">
            <text:p>29,064363</text:p>
          </table:table-cell>
          <table:table-cell table:number-columns-repeated="102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</table:table>
      <table:table table:name="Blad11" table:style-name="ta1">
        <table:shapes>
          <draw:frame draw:z-index="0" draw:style-name="gr1" draw:text-style-name="P1" svg:width="15.999cm" svg:height="8.999cm" svg:x="2.358cm" svg:y="0.1cm">
            <draw:object draw:notify-on-update-of-ranges="Class_0.C1:Class_0.C1 Class_0.C2:Class_0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Blad12" table:style-name="ta1">
        <table:table-column table:style-name="co2" table:number-columns-repeated="3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number-columns-repeated="3" table:default-cell-style-name="ce9"/>
        <table:table-column table:style-name="co2" table:number-columns-repeated="2" table:default-cell-style-name="Default"/>
        <table:table-row table:style-name="ro1">
          <table:table-cell table:formula="of:=[Class_0.B2]" office:value-type="float" office:value="2.978817" calcext:value-type="float">
            <text:p>2,978817</text:p>
          </table:table-cell>
          <table:table-cell table:formula="of:=[Class_1.B2]" office:value-type="float" office:value="2.974567" calcext:value-type="float">
            <text:p>2,974567</text:p>
          </table:table-cell>
          <table:table-cell table:formula="of:=[Class_2.B2]" office:value-type="float" office:value="2.976414" calcext:value-type="float">
            <text:p>2,976414</text:p>
          </table:table-cell>
          <table:table-cell table:formula="of:=[Class_3.B2]" office:value-type="float" office:value="2.978981" calcext:value-type="float">
            <text:p>2,978981</text:p>
          </table:table-cell>
          <table:table-cell table:formula="of:=[Class_4.B2]" office:value-type="float" office:value="2.976803" calcext:value-type="float">
            <text:p>2,976803</text:p>
          </table:table-cell>
          <table:table-cell table:formula="of:=[Class_5.B2]" office:value-type="float" office:value="2.981764" calcext:value-type="float">
            <text:p>2,981764</text:p>
          </table:table-cell>
          <table:table-cell table:formula="of:=[Class_6.B2]" office:value-type="float" office:value="2.977409" calcext:value-type="float">
            <text:p>2,977409</text:p>
          </table:table-cell>
          <table:table-cell table:formula="of:=[Class_7.B2]" office:value-type="float" office:value="2.979636" calcext:value-type="float">
            <text:p>2,979636</text:p>
          </table:table-cell>
          <table:table-cell table:formula="of:=[Class_8.B2]" office:value-type="float" office:value="2.977586" calcext:value-type="float">
            <text:p>2,977586</text:p>
          </table:table-cell>
          <table:table-cell table:formula="of:=[Class_9.B2]" office:value-type="float" office:value="2.97523" calcext:value-type="float">
            <text:p>2,97523</text:p>
          </table:table-cell>
        </table:table-row>
        <table:table-row table:style-name="ro1">
          <table:table-cell table:formula="of:=[Class_0.B3]" office:value-type="float" office:value="2.966308" calcext:value-type="float">
            <text:p>2,966308</text:p>
          </table:table-cell>
          <table:table-cell table:formula="of:=[Class_1.B3]" office:value-type="float" office:value="2.963363" calcext:value-type="float">
            <text:p>2,963363</text:p>
          </table:table-cell>
          <table:table-cell table:formula="of:=[Class_2.B3]" office:value-type="float" office:value="2.960082" calcext:value-type="float">
            <text:p>2,960082</text:p>
          </table:table-cell>
          <table:table-cell table:formula="of:=[Class_3.B3]" office:value-type="float" office:value="2.966461" calcext:value-type="float">
            <text:p>2,966461</text:p>
          </table:table-cell>
          <table:table-cell table:formula="of:=[Class_4.B3]" office:value-type="float" office:value="2.967456" calcext:value-type="float">
            <text:p>2,967456</text:p>
          </table:table-cell>
          <table:table-cell table:formula="of:=[Class_5.B3]" office:value-type="float" office:value="2.965844" calcext:value-type="float">
            <text:p>2,965844</text:p>
          </table:table-cell>
          <table:table-cell table:formula="of:=[Class_6.B3]" office:value-type="float" office:value="2.96474" calcext:value-type="float">
            <text:p>2,96474</text:p>
          </table:table-cell>
          <table:table-cell table:formula="of:=[Class_7.B3]" office:value-type="float" office:value="2.963432" calcext:value-type="float">
            <text:p>2,963432</text:p>
          </table:table-cell>
          <table:table-cell table:formula="of:=[Class_8.B3]" office:value-type="float" office:value="2.968046" calcext:value-type="float">
            <text:p>2,968046</text:p>
          </table:table-cell>
          <table:table-cell table:formula="of:=[Class_9.B3]" office:value-type="float" office:value="2.96444" calcext:value-type="float">
            <text:p>2,96444</text:p>
          </table:table-cell>
        </table:table-row>
        <table:table-row table:style-name="ro1">
          <table:table-cell table:formula="of:=[Class_0.B4]" office:value-type="float" office:value="2.956935" calcext:value-type="float">
            <text:p>2,956935</text:p>
          </table:table-cell>
          <table:table-cell table:formula="of:=[Class_1.B4]" office:value-type="float" office:value="2.946584" calcext:value-type="float">
            <text:p>2,946584</text:p>
          </table:table-cell>
          <table:table-cell table:formula="of:=[Class_2.B4]" office:value-type="float" office:value="2.953405" calcext:value-type="float">
            <text:p>2,953405</text:p>
          </table:table-cell>
          <table:table-cell table:formula="of:=[Class_3.B4]" office:value-type="float" office:value="2.955185" calcext:value-type="float">
            <text:p>2,955185</text:p>
          </table:table-cell>
          <table:table-cell table:formula="of:=[Class_4.B4]" office:value-type="float" office:value="2.953806" calcext:value-type="float">
            <text:p>2,953806</text:p>
          </table:table-cell>
          <table:table-cell table:formula="of:=[Class_5.B4]" office:value-type="float" office:value="2.9376" calcext:value-type="float">
            <text:p>2,9376</text:p>
          </table:table-cell>
          <table:table-cell table:formula="of:=[Class_6.B4]" office:value-type="float" office:value="2.947215" calcext:value-type="float">
            <text:p>2,947215</text:p>
          </table:table-cell>
          <table:table-cell table:formula="of:=[Class_7.B4]" office:value-type="float" office:value="2.936041" calcext:value-type="float">
            <text:p>2,936041</text:p>
          </table:table-cell>
          <table:table-cell table:formula="of:=[Class_8.B4]" office:value-type="float" office:value="2.948933" calcext:value-type="float">
            <text:p>2,948933</text:p>
          </table:table-cell>
          <table:table-cell table:formula="of:=[Class_9.B4]" office:value-type="float" office:value="2.944389" calcext:value-type="float">
            <text:p>2,944389</text:p>
          </table:table-cell>
        </table:table-row>
        <table:table-row table:style-name="ro1">
          <table:table-cell table:formula="of:=[Class_0.B5]" office:value-type="float" office:value="2.943305" calcext:value-type="float">
            <text:p>2,943305</text:p>
          </table:table-cell>
          <table:table-cell table:formula="of:=[Class_1.B5]" office:value-type="float" office:value="2.929501" calcext:value-type="float">
            <text:p>2,929501</text:p>
          </table:table-cell>
          <table:table-cell table:formula="of:=[Class_2.B5]" office:value-type="float" office:value="2.937136" calcext:value-type="float">
            <text:p>2,937136</text:p>
          </table:table-cell>
          <table:table-cell table:formula="of:=[Class_3.B5]" office:value-type="float" office:value="2.943391" calcext:value-type="float">
            <text:p>2,943391</text:p>
          </table:table-cell>
          <table:table-cell table:formula="of:=[Class_4.B5]" office:value-type="float" office:value="2.936261" calcext:value-type="float">
            <text:p>2,936261</text:p>
          </table:table-cell>
          <table:table-cell table:formula="of:=[Class_5.B5]" office:value-type="float" office:value="2.857511" calcext:value-type="float">
            <text:p>2,857511</text:p>
          </table:table-cell>
          <table:table-cell table:formula="of:=[Class_6.B5]" office:value-type="float" office:value="2.904851" calcext:value-type="float">
            <text:p>2,904851</text:p>
          </table:table-cell>
          <table:table-cell table:formula="of:=[Class_7.B5]" office:value-type="float" office:value="2.792134" calcext:value-type="float">
            <text:p>2,792134</text:p>
          </table:table-cell>
          <table:table-cell table:formula="of:=[Class_8.B5]" office:value-type="float" office:value="2.924142" calcext:value-type="float">
            <text:p>2,924142</text:p>
          </table:table-cell>
          <table:table-cell table:formula="of:=[Class_9.B5]" office:value-type="float" office:value="2.910754" calcext:value-type="float">
            <text:p>2,910754</text:p>
          </table:table-cell>
        </table:table-row>
        <table:table-row table:style-name="ro1">
          <table:table-cell table:formula="of:=[Class_0.B6]" office:value-type="float" office:value="2.906024" calcext:value-type="float">
            <text:p>2,906024</text:p>
          </table:table-cell>
          <table:table-cell table:formula="of:=[Class_1.B6]" office:value-type="float" office:value="2.871091" calcext:value-type="float">
            <text:p>2,871091</text:p>
          </table:table-cell>
          <table:table-cell table:formula="of:=[Class_2.B6]" office:value-type="float" office:value="2.886409" calcext:value-type="float">
            <text:p>2,886409</text:p>
          </table:table-cell>
          <table:table-cell table:formula="of:=[Class_3.B6]" office:value-type="float" office:value="2.918403" calcext:value-type="float">
            <text:p>2,918403</text:p>
          </table:table-cell>
          <table:table-cell table:formula="of:=[Class_4.B6]" office:value-type="float" office:value="2.900224" calcext:value-type="float">
            <text:p>2,900224</text:p>
          </table:table-cell>
          <table:table-cell table:formula="of:=[Class_5.B6]" office:value-type="float" office:value="2.753013" calcext:value-type="float">
            <text:p>2,753013</text:p>
          </table:table-cell>
          <table:table-cell table:formula="of:=[Class_6.B6]" office:value-type="float" office:value="2.754153" calcext:value-type="float">
            <text:p>2,754153</text:p>
          </table:table-cell>
          <table:table-cell table:formula="of:=[Class_7.B6]" office:value-type="float" office:value="2.54293" calcext:value-type="float">
            <text:p>2,54293</text:p>
          </table:table-cell>
          <table:table-cell table:formula="of:=[Class_8.B6]" office:value-type="float" office:value="2.874126" calcext:value-type="float">
            <text:p>2,874126</text:p>
          </table:table-cell>
          <table:table-cell table:formula="of:=[Class_9.B6]" office:value-type="float" office:value="2.831104" calcext:value-type="float">
            <text:p>2,831104</text:p>
          </table:table-cell>
        </table:table-row>
        <table:table-row table:style-name="ro1">
          <table:table-cell table:formula="of:=[Class_0.B7]" office:value-type="float" office:value="2.846488" calcext:value-type="float">
            <text:p>2,846488</text:p>
          </table:table-cell>
          <table:table-cell table:formula="of:=[Class_1.B7]" office:value-type="float" office:value="2.808469" calcext:value-type="float">
            <text:p>2,808469</text:p>
          </table:table-cell>
          <table:table-cell table:formula="of:=[Class_2.B7]" office:value-type="float" office:value="2.838866" calcext:value-type="float">
            <text:p>2,838866</text:p>
          </table:table-cell>
          <table:table-cell table:formula="of:=[Class_3.B7]" office:value-type="float" office:value="2.84479" calcext:value-type="float">
            <text:p>2,84479</text:p>
          </table:table-cell>
          <table:table-cell table:formula="of:=[Class_4.B7]" office:value-type="float" office:value="2.80966" calcext:value-type="float">
            <text:p>2,80966</text:p>
          </table:table-cell>
          <table:table-cell table:formula="of:=[Class_5.B7]" office:value-type="float" office:value="2.555022" calcext:value-type="float">
            <text:p>2,555022</text:p>
          </table:table-cell>
          <table:table-cell table:formula="of:=[Class_6.B7]" office:value-type="float" office:value="2.439522" calcext:value-type="float">
            <text:p>2,439522</text:p>
          </table:table-cell>
          <table:table-cell table:formula="of:=[Class_7.B7]" office:value-type="float" office:value="2.408323" calcext:value-type="float">
            <text:p>2,408323</text:p>
          </table:table-cell>
          <table:table-cell table:formula="of:=[Class_8.B7]" office:value-type="float" office:value="2.846482" calcext:value-type="float">
            <text:p>2,846482</text:p>
          </table:table-cell>
          <table:table-cell table:formula="of:=[Class_9.B7]" office:value-type="float" office:value="2.715905" calcext:value-type="float">
            <text:p>2,715905</text:p>
          </table:table-cell>
        </table:table-row>
        <table:table-row table:style-name="ro1">
          <table:table-cell table:formula="of:=[Class_0.B8]" office:value-type="float" office:value="2.793227" calcext:value-type="float">
            <text:p>2,793227</text:p>
          </table:table-cell>
          <table:table-cell table:formula="of:=[Class_1.B8]" office:value-type="float" office:value="2.73001" calcext:value-type="float">
            <text:p>2,73001</text:p>
          </table:table-cell>
          <table:table-cell table:formula="of:=[Class_2.B8]" office:value-type="float" office:value="2.761591" calcext:value-type="float">
            <text:p>2,761591</text:p>
          </table:table-cell>
          <table:table-cell table:formula="of:=[Class_3.B8]" office:value-type="float" office:value="2.679363" calcext:value-type="float">
            <text:p>2,679363</text:p>
          </table:table-cell>
          <table:table-cell table:formula="of:=[Class_4.B8]" office:value-type="float" office:value="2.762819" calcext:value-type="float">
            <text:p>2,762819</text:p>
          </table:table-cell>
          <table:table-cell table:formula="of:=[Class_5.B8]" office:value-type="float" office:value="2.416358" calcext:value-type="float">
            <text:p>2,416358</text:p>
          </table:table-cell>
          <table:table-cell table:formula="of:=[Class_6.B8]" office:value-type="float" office:value="2.272483" calcext:value-type="float">
            <text:p>2,272483</text:p>
          </table:table-cell>
          <table:table-cell table:formula="of:=[Class_7.B8]" office:value-type="float" office:value="2.18329" calcext:value-type="float">
            <text:p>2,18329</text:p>
          </table:table-cell>
          <table:table-cell table:formula="of:=[Class_8.B8]" office:value-type="float" office:value="2.787468" calcext:value-type="float">
            <text:p>2,787468</text:p>
          </table:table-cell>
          <table:table-cell table:formula="of:=[Class_9.B8]" office:value-type="float" office:value="2.551144" calcext:value-type="float">
            <text:p>2,551144</text:p>
          </table:table-cell>
        </table:table-row>
        <table:table-row table:style-name="ro1">
          <table:table-cell table:formula="of:=[Class_0.B9]" office:value-type="float" office:value="2.8072" calcext:value-type="float">
            <text:p>2,8072</text:p>
          </table:table-cell>
          <table:table-cell table:formula="of:=[Class_1.B9]" office:value-type="float" office:value="2.63171" calcext:value-type="float">
            <text:p>2,63171</text:p>
          </table:table-cell>
          <table:table-cell table:formula="of:=[Class_2.B9]" office:value-type="float" office:value="2.584849" calcext:value-type="float">
            <text:p>2,584849</text:p>
          </table:table-cell>
          <table:table-cell table:formula="of:=[Class_3.B9]" office:value-type="float" office:value="2.399345" calcext:value-type="float">
            <text:p>2,399345</text:p>
          </table:table-cell>
          <table:table-cell table:formula="of:=[Class_4.B9]" office:value-type="float" office:value="2.72376" calcext:value-type="float">
            <text:p>2,72376</text:p>
          </table:table-cell>
          <table:table-cell table:formula="of:=[Class_5.B9]" office:value-type="float" office:value="2.326638" calcext:value-type="float">
            <text:p>2,326638</text:p>
          </table:table-cell>
          <table:table-cell table:formula="of:=[Class_6.B9]" office:value-type="float" office:value="2.058915" calcext:value-type="float">
            <text:p>2,058915</text:p>
          </table:table-cell>
          <table:table-cell table:formula="of:=[Class_7.B9]" office:value-type="float" office:value="2.071972" calcext:value-type="float">
            <text:p>2,071972</text:p>
          </table:table-cell>
          <table:table-cell table:formula="of:=[Class_8.B9]" office:value-type="float" office:value="2.754919" calcext:value-type="float">
            <text:p>2,754919</text:p>
          </table:table-cell>
          <table:table-cell table:formula="of:=[Class_9.B9]" office:value-type="float" office:value="2.412017" calcext:value-type="float">
            <text:p>2,412017</text:p>
          </table:table-cell>
        </table:table-row>
        <table:table-row table:style-name="ro1">
          <table:table-cell table:formula="of:=[Class_0.B10]" office:value-type="float" office:value="2.677289" calcext:value-type="float">
            <text:p>2,677289</text:p>
          </table:table-cell>
          <table:table-cell table:formula="of:=[Class_1.B10]" office:value-type="float" office:value="2.498142" calcext:value-type="float">
            <text:p>2,498142</text:p>
          </table:table-cell>
          <table:table-cell table:formula="of:=[Class_2.B10]" office:value-type="float" office:value="2.440715" calcext:value-type="float">
            <text:p>2,440715</text:p>
          </table:table-cell>
          <table:table-cell table:formula="of:=[Class_3.B10]" office:value-type="float" office:value="2.19109" calcext:value-type="float">
            <text:p>2,19109</text:p>
          </table:table-cell>
          <table:table-cell table:formula="of:=[Class_4.B10]" office:value-type="float" office:value="2.643578" calcext:value-type="float">
            <text:p>2,643578</text:p>
          </table:table-cell>
          <table:table-cell table:formula="of:=[Class_5.B10]" office:value-type="float" office:value="2.187314" calcext:value-type="float">
            <text:p>2,187314</text:p>
          </table:table-cell>
          <table:table-cell table:formula="of:=[Class_6.B10]" office:value-type="float" office:value="1.916959" calcext:value-type="float">
            <text:p>1,916959</text:p>
          </table:table-cell>
          <table:table-cell table:formula="of:=[Class_7.B10]" office:value-type="float" office:value="1.875893" calcext:value-type="float">
            <text:p>1,875893</text:p>
          </table:table-cell>
          <table:table-cell table:formula="of:=[Class_8.B10]" office:value-type="float" office:value="2.686219" calcext:value-type="float">
            <text:p>2,686219</text:p>
          </table:table-cell>
          <table:table-cell table:formula="of:=[Class_9.B10]" office:value-type="float" office:value="2.245439" calcext:value-type="float">
            <text:p>2,245439</text:p>
          </table:table-cell>
        </table:table-row>
        <table:table-row table:style-name="ro1">
          <table:table-cell table:formula="of:=[Class_0.B11]" office:value-type="float" office:value="2.599067" calcext:value-type="float">
            <text:p>2,599067</text:p>
          </table:table-cell>
          <table:table-cell table:formula="of:=[Class_1.B11]" office:value-type="float" office:value="2.334998" calcext:value-type="float">
            <text:p>2,334998</text:p>
          </table:table-cell>
          <table:table-cell table:formula="of:=[Class_2.B11]" office:value-type="float" office:value="2.348197" calcext:value-type="float">
            <text:p>2,348197</text:p>
          </table:table-cell>
          <table:table-cell table:formula="of:=[Class_3.B11]" office:value-type="float" office:value="2.021729" calcext:value-type="float">
            <text:p>2,021729</text:p>
          </table:table-cell>
          <table:table-cell table:formula="of:=[Class_4.B11]" office:value-type="float" office:value="2.528531" calcext:value-type="float">
            <text:p>2,528531</text:p>
          </table:table-cell>
          <table:table-cell table:formula="of:=[Class_5.B11]" office:value-type="float" office:value="2.104275" calcext:value-type="float">
            <text:p>2,104275</text:p>
          </table:table-cell>
          <table:table-cell table:formula="of:=[Class_6.B11]" office:value-type="float" office:value="1.825755" calcext:value-type="float">
            <text:p>1,825755</text:p>
          </table:table-cell>
          <table:table-cell table:formula="of:=[Class_7.B11]" office:value-type="float" office:value="1.710233" calcext:value-type="float">
            <text:p>1,710233</text:p>
          </table:table-cell>
          <table:table-cell table:formula="of:=[Class_8.B11]" office:value-type="float" office:value="2.597532" calcext:value-type="float">
            <text:p>2,597532</text:p>
          </table:table-cell>
          <table:table-cell table:formula="of:=[Class_9.B11]" office:value-type="float" office:value="2.031995" calcext:value-type="float">
            <text:p>2,031995</text:p>
          </table:table-cell>
        </table:table-row>
        <table:table-row table:style-name="ro1">
          <table:table-cell table:formula="of:=[Class_0.B12]" office:value-type="float" office:value="2.512258" calcext:value-type="float">
            <text:p>2,512258</text:p>
          </table:table-cell>
          <table:table-cell table:formula="of:=[Class_1.B12]" office:value-type="float" office:value="2.076989" calcext:value-type="float">
            <text:p>2,076989</text:p>
          </table:table-cell>
          <table:table-cell table:formula="of:=[Class_2.B12]" office:value-type="float" office:value="2.127585" calcext:value-type="float">
            <text:p>2,127585</text:p>
          </table:table-cell>
          <table:table-cell table:formula="of:=[Class_3.B12]" office:value-type="float" office:value="1.818323" calcext:value-type="float">
            <text:p>1,818323</text:p>
          </table:table-cell>
          <table:table-cell table:formula="of:=[Class_4.B12]" office:value-type="float" office:value="2.396056" calcext:value-type="float">
            <text:p>2,396056</text:p>
          </table:table-cell>
          <table:table-cell table:formula="of:=[Class_5.B12]" office:value-type="float" office:value="2.026805" calcext:value-type="float">
            <text:p>2,026805</text:p>
          </table:table-cell>
          <table:table-cell table:formula="of:=[Class_6.B12]" office:value-type="float" office:value="1.698804" calcext:value-type="float">
            <text:p>1,698804</text:p>
          </table:table-cell>
          <table:table-cell table:formula="of:=[Class_7.B12]" office:value-type="float" office:value="1.647866" calcext:value-type="float">
            <text:p>1,647866</text:p>
          </table:table-cell>
          <table:table-cell table:formula="of:=[Class_8.B12]" office:value-type="float" office:value="2.573798" calcext:value-type="float">
            <text:p>2,573798</text:p>
          </table:table-cell>
          <table:table-cell table:formula="of:=[Class_9.B12]" office:value-type="float" office:value="1.88129" calcext:value-type="float">
            <text:p>1,88129</text:p>
          </table:table-cell>
        </table:table-row>
        <table:table-row table:style-name="ro1">
          <table:table-cell table:formula="of:=[Class_0.B13]" office:value-type="float" office:value="2.344582" calcext:value-type="float">
            <text:p>2,344582</text:p>
          </table:table-cell>
          <table:table-cell table:formula="of:=[Class_1.B13]" office:value-type="float" office:value="2.013683" calcext:value-type="float">
            <text:p>2,013683</text:p>
          </table:table-cell>
          <table:table-cell table:formula="of:=[Class_2.B13]" office:value-type="float" office:value="1.996425" calcext:value-type="float">
            <text:p>1,996425</text:p>
          </table:table-cell>
          <table:table-cell table:formula="of:=[Class_3.B13]" office:value-type="float" office:value="1.723107" calcext:value-type="float">
            <text:p>1,723107</text:p>
          </table:table-cell>
          <table:table-cell table:formula="of:=[Class_4.B13]" office:value-type="float" office:value="2.26077" calcext:value-type="float">
            <text:p>2,26077</text:p>
          </table:table-cell>
          <table:table-cell table:formula="of:=[Class_5.B13]" office:value-type="float" office:value="1.964991" calcext:value-type="float">
            <text:p>1,964991</text:p>
          </table:table-cell>
          <table:table-cell table:formula="of:=[Class_6.B13]" office:value-type="float" office:value="1.678121" calcext:value-type="float">
            <text:p>1,678121</text:p>
          </table:table-cell>
          <table:table-cell table:formula="of:=[Class_7.B13]" office:value-type="float" office:value="1.57834" calcext:value-type="float">
            <text:p>1,57834</text:p>
          </table:table-cell>
          <table:table-cell table:formula="of:=[Class_8.B13]" office:value-type="float" office:value="2.373572" calcext:value-type="float">
            <text:p>2,373572</text:p>
          </table:table-cell>
          <table:table-cell table:formula="of:=[Class_9.B13]" office:value-type="float" office:value="1.921665" calcext:value-type="float">
            <text:p>1,921665</text:p>
          </table:table-cell>
        </table:table-row>
        <table:table-row table:style-name="ro1">
          <table:table-cell table:formula="of:=[Class_0.B14]" office:value-type="float" office:value="2.215795" calcext:value-type="float">
            <text:p>2,215795</text:p>
          </table:table-cell>
          <table:table-cell table:formula="of:=[Class_1.B14]" office:value-type="float" office:value="1.939064" calcext:value-type="float">
            <text:p>1,939064</text:p>
          </table:table-cell>
          <table:table-cell table:formula="of:=[Class_2.B14]" office:value-type="float" office:value="1.873134" calcext:value-type="float">
            <text:p>1,873134</text:p>
          </table:table-cell>
          <table:table-cell table:formula="of:=[Class_3.B14]" office:value-type="float" office:value="1.66287" calcext:value-type="float">
            <text:p>1,66287</text:p>
          </table:table-cell>
          <table:table-cell table:formula="of:=[Class_4.B14]" office:value-type="float" office:value="2.101738" calcext:value-type="float">
            <text:p>2,101738</text:p>
          </table:table-cell>
          <table:table-cell table:formula="of:=[Class_5.B14]" office:value-type="float" office:value="1.869871" calcext:value-type="float">
            <text:p>1,869871</text:p>
          </table:table-cell>
          <table:table-cell table:formula="of:=[Class_6.B14]" office:value-type="float" office:value="1.587836" calcext:value-type="float">
            <text:p>1,587836</text:p>
          </table:table-cell>
          <table:table-cell table:formula="of:=[Class_7.B14]" office:value-type="float" office:value="1.511435" calcext:value-type="float">
            <text:p>1,511435</text:p>
          </table:table-cell>
          <table:table-cell table:formula="of:=[Class_8.B14]" office:value-type="float" office:value="2.183809" calcext:value-type="float">
            <text:p>2,183809</text:p>
          </table:table-cell>
          <table:table-cell table:formula="of:=[Class_9.B14]" office:value-type="float" office:value="1.680686" calcext:value-type="float">
            <text:p>1,680686</text:p>
          </table:table-cell>
        </table:table-row>
        <table:table-row table:style-name="ro1">
          <table:table-cell table:formula="of:=[Class_0.B15]" office:value-type="float" office:value="2.07739" calcext:value-type="float">
            <text:p>2,07739</text:p>
          </table:table-cell>
          <table:table-cell table:formula="of:=[Class_1.B15]" office:value-type="float" office:value="1.791017" calcext:value-type="float">
            <text:p>1,791017</text:p>
          </table:table-cell>
          <table:table-cell table:formula="of:=[Class_2.B15]" office:value-type="float" office:value="1.773453" calcext:value-type="float">
            <text:p>1,773453</text:p>
          </table:table-cell>
          <table:table-cell table:formula="of:=[Class_3.B15]" office:value-type="float" office:value="1.562487" calcext:value-type="float">
            <text:p>1,562487</text:p>
          </table:table-cell>
          <table:table-cell table:formula="of:=[Class_4.B15]" office:value-type="float" office:value="1.98388" calcext:value-type="float">
            <text:p>1,98388</text:p>
          </table:table-cell>
          <table:table-cell table:formula="of:=[Class_5.B15]" office:value-type="float" office:value="1.785465" calcext:value-type="float">
            <text:p>1,785465</text:p>
          </table:table-cell>
          <table:table-cell table:formula="of:=[Class_6.B15]" office:value-type="float" office:value="1.568989" calcext:value-type="float">
            <text:p>1,568989</text:p>
          </table:table-cell>
          <table:table-cell table:formula="of:=[Class_7.B15]" office:value-type="float" office:value="1.448624" calcext:value-type="float">
            <text:p>1,448624</text:p>
          </table:table-cell>
          <table:table-cell table:formula="of:=[Class_8.B15]" office:value-type="float" office:value="2.081381" calcext:value-type="float">
            <text:p>2,081381</text:p>
          </table:table-cell>
          <table:table-cell table:formula="of:=[Class_9.B15]" office:value-type="float" office:value="1.577351" calcext:value-type="float">
            <text:p>1,577351</text:p>
          </table:table-cell>
        </table:table-row>
        <table:table-row table:style-name="ro1">
          <table:table-cell table:formula="of:=[Class_0.B16]" office:value-type="float" office:value="1.96153" calcext:value-type="float">
            <text:p>1,96153</text:p>
          </table:table-cell>
          <table:table-cell table:formula="of:=[Class_1.B16]" office:value-type="float" office:value="1.684578" calcext:value-type="float">
            <text:p>1,684578</text:p>
          </table:table-cell>
          <table:table-cell table:formula="of:=[Class_2.B16]" office:value-type="float" office:value="1.738475" calcext:value-type="float">
            <text:p>1,738475</text:p>
          </table:table-cell>
          <table:table-cell table:formula="of:=[Class_3.B16]" office:value-type="float" office:value="1.545464" calcext:value-type="float">
            <text:p>1,545464</text:p>
          </table:table-cell>
          <table:table-cell table:formula="of:=[Class_4.B16]" office:value-type="float" office:value="1.883341" calcext:value-type="float">
            <text:p>1,883341</text:p>
          </table:table-cell>
          <table:table-cell table:formula="of:=[Class_5.B16]" office:value-type="float" office:value="1.730086" calcext:value-type="float">
            <text:p>1,730086</text:p>
          </table:table-cell>
          <table:table-cell table:formula="of:=[Class_6.B16]" office:value-type="float" office:value="1.471868" calcext:value-type="float">
            <text:p>1,471868</text:p>
          </table:table-cell>
          <table:table-cell table:formula="of:=[Class_7.B16]" office:value-type="float" office:value="1.387278" calcext:value-type="float">
            <text:p>1,387278</text:p>
          </table:table-cell>
          <table:table-cell table:formula="of:=[Class_8.B16]" office:value-type="float" office:value="1.961996" calcext:value-type="float">
            <text:p>1,961996</text:p>
          </table:table-cell>
          <table:table-cell table:formula="of:=[Class_9.B16]" office:value-type="float" office:value="1.556868" calcext:value-type="float">
            <text:p>1,556868</text:p>
          </table:table-cell>
        </table:table-row>
        <table:table-row table:style-name="ro1">
          <table:table-cell table:formula="of:=[Class_0.B17]" office:value-type="float" office:value="1.954888" calcext:value-type="float">
            <text:p>1,954888</text:p>
          </table:table-cell>
          <table:table-cell table:formula="of:=[Class_1.B17]" office:value-type="float" office:value="1.627267" calcext:value-type="float">
            <text:p>1,627267</text:p>
          </table:table-cell>
          <table:table-cell table:formula="of:=[Class_2.B17]" office:value-type="float" office:value="1.633706" calcext:value-type="float">
            <text:p>1,633706</text:p>
          </table:table-cell>
          <table:table-cell table:formula="of:=[Class_3.B17]" office:value-type="float" office:value="1.514522" calcext:value-type="float">
            <text:p>1,514522</text:p>
          </table:table-cell>
          <table:table-cell table:formula="of:=[Class_4.B17]" office:value-type="float" office:value="1.788679" calcext:value-type="float">
            <text:p>1,788679</text:p>
          </table:table-cell>
          <table:table-cell table:formula="of:=[Class_5.B17]" office:value-type="float" office:value="1.711187" calcext:value-type="float">
            <text:p>1,711187</text:p>
          </table:table-cell>
          <table:table-cell table:formula="of:=[Class_6.B17]" office:value-type="float" office:value="1.399461" calcext:value-type="float">
            <text:p>1,399461</text:p>
          </table:table-cell>
          <table:table-cell table:formula="of:=[Class_7.B17]" office:value-type="float" office:value="1.406374" calcext:value-type="float">
            <text:p>1,406374</text:p>
          </table:table-cell>
          <table:table-cell table:formula="of:=[Class_8.B17]" office:value-type="float" office:value="1.915007" calcext:value-type="float">
            <text:p>1,915007</text:p>
          </table:table-cell>
          <table:table-cell table:formula="of:=[Class_9.B17]" office:value-type="float" office:value="1.4212" calcext:value-type="float">
            <text:p>1,4212</text:p>
          </table:table-cell>
        </table:table-row>
        <table:table-row table:style-name="ro1">
          <table:table-cell table:formula="of:=[Class_0.B18]" office:value-type="float" office:value="1.751076" calcext:value-type="float">
            <text:p>1,751076</text:p>
          </table:table-cell>
          <table:table-cell table:formula="of:=[Class_1.B18]" office:value-type="float" office:value="1.54956" calcext:value-type="float">
            <text:p>1,54956</text:p>
          </table:table-cell>
          <table:table-cell table:formula="of:=[Class_2.B18]" office:value-type="float" office:value="1.547179" calcext:value-type="float">
            <text:p>1,547179</text:p>
          </table:table-cell>
          <table:table-cell table:formula="of:=[Class_3.B18]" office:value-type="float" office:value="1.425678" calcext:value-type="float">
            <text:p>1,425678</text:p>
          </table:table-cell>
          <table:table-cell table:formula="of:=[Class_4.B18]" office:value-type="float" office:value="1.778426" calcext:value-type="float">
            <text:p>1,778426</text:p>
          </table:table-cell>
          <table:table-cell table:formula="of:=[Class_5.B18]" office:value-type="float" office:value="1.690527" calcext:value-type="float">
            <text:p>1,690527</text:p>
          </table:table-cell>
          <table:table-cell table:formula="of:=[Class_6.B18]" office:value-type="float" office:value="1.404803" calcext:value-type="float">
            <text:p>1,404803</text:p>
          </table:table-cell>
          <table:table-cell table:formula="of:=[Class_7.B18]" office:value-type="float" office:value="1.318952" calcext:value-type="float">
            <text:p>1,318952</text:p>
          </table:table-cell>
          <table:table-cell table:formula="of:=[Class_8.B18]" office:value-type="float" office:value="1.797479" calcext:value-type="float">
            <text:p>1,797479</text:p>
          </table:table-cell>
          <table:table-cell table:formula="of:=[Class_9.B18]" office:value-type="float" office:value="1.40146" calcext:value-type="float">
            <text:p>1,40146</text:p>
          </table:table-cell>
        </table:table-row>
        <table:table-row table:style-name="ro1">
          <table:table-cell table:formula="of:=[Class_0.B19]" office:value-type="float" office:value="1.736956" calcext:value-type="float">
            <text:p>1,736956</text:p>
          </table:table-cell>
          <table:table-cell table:formula="of:=[Class_1.B19]" office:value-type="float" office:value="1.538248" calcext:value-type="float">
            <text:p>1,538248</text:p>
          </table:table-cell>
          <table:table-cell table:formula="of:=[Class_2.B19]" office:value-type="float" office:value="1.501833" calcext:value-type="float">
            <text:p>1,501833</text:p>
          </table:table-cell>
          <table:table-cell table:formula="of:=[Class_3.B19]" office:value-type="float" office:value="1.401013" calcext:value-type="float">
            <text:p>1,401013</text:p>
          </table:table-cell>
          <table:table-cell table:formula="of:=[Class_4.B19]" office:value-type="float" office:value="1.672898" calcext:value-type="float">
            <text:p>1,672898</text:p>
          </table:table-cell>
          <table:table-cell table:formula="of:=[Class_5.B19]" office:value-type="float" office:value="1.598169" calcext:value-type="float">
            <text:p>1,598169</text:p>
          </table:table-cell>
          <table:table-cell table:formula="of:=[Class_6.B19]" office:value-type="float" office:value="1.329471" calcext:value-type="float">
            <text:p>1,329471</text:p>
          </table:table-cell>
          <table:table-cell table:formula="of:=[Class_7.B19]" office:value-type="float" office:value="1.310768" calcext:value-type="float">
            <text:p>1,310768</text:p>
          </table:table-cell>
          <table:table-cell table:formula="of:=[Class_8.B19]" office:value-type="float" office:value="1.724602" calcext:value-type="float">
            <text:p>1,724602</text:p>
          </table:table-cell>
          <table:table-cell table:formula="of:=[Class_9.B19]" office:value-type="float" office:value="1.346173" calcext:value-type="float">
            <text:p>1,346173</text:p>
          </table:table-cell>
        </table:table-row>
        <table:table-row table:style-name="ro1">
          <table:table-cell table:formula="of:=[Class_0.B20]" office:value-type="float" office:value="1.672195" calcext:value-type="float">
            <text:p>1,672195</text:p>
          </table:table-cell>
          <table:table-cell table:formula="of:=[Class_1.B20]" office:value-type="float" office:value="1.448219" calcext:value-type="float">
            <text:p>1,448219</text:p>
          </table:table-cell>
          <table:table-cell table:formula="of:=[Class_2.B20]" office:value-type="float" office:value="1.442086" calcext:value-type="float">
            <text:p>1,442086</text:p>
          </table:table-cell>
          <table:table-cell table:formula="of:=[Class_3.B20]" office:value-type="float" office:value="1.366475" calcext:value-type="float">
            <text:p>1,366475</text:p>
          </table:table-cell>
          <table:table-cell table:formula="of:=[Class_4.B20]" office:value-type="float" office:value="1.691657" calcext:value-type="float">
            <text:p>1,691657</text:p>
          </table:table-cell>
          <table:table-cell table:formula="of:=[Class_5.B20]" office:value-type="float" office:value="1.540193" calcext:value-type="float">
            <text:p>1,540193</text:p>
          </table:table-cell>
          <table:table-cell table:formula="of:=[Class_6.B20]" office:value-type="float" office:value="1.287091" calcext:value-type="float">
            <text:p>1,287091</text:p>
          </table:table-cell>
          <table:table-cell table:formula="of:=[Class_7.B20]" office:value-type="float" office:value="1.380831" calcext:value-type="float">
            <text:p>1,380831</text:p>
          </table:table-cell>
          <table:table-cell table:formula="of:=[Class_8.B20]" office:value-type="float" office:value="1.691919" calcext:value-type="float">
            <text:p>1,691919</text:p>
          </table:table-cell>
          <table:table-cell table:formula="of:=[Class_9.B20]" office:value-type="float" office:value="1.356678" calcext:value-type="float">
            <text:p>1,356678</text:p>
          </table:table-cell>
        </table:table-row>
        <table:table-row table:style-name="ro1">
          <table:table-cell table:formula="of:=[Class_0.B21]" office:value-type="float" office:value="1.654343" calcext:value-type="float">
            <text:p>1,654343</text:p>
          </table:table-cell>
          <table:table-cell table:formula="of:=[Class_1.B21]" office:value-type="float" office:value="1.463071" calcext:value-type="float">
            <text:p>1,463071</text:p>
          </table:table-cell>
          <table:table-cell table:formula="of:=[Class_2.B21]" office:value-type="float" office:value="1.369172" calcext:value-type="float">
            <text:p>1,369172</text:p>
          </table:table-cell>
          <table:table-cell table:formula="of:=[Class_3.B21]" office:value-type="float" office:value="1.348278" calcext:value-type="float">
            <text:p>1,348278</text:p>
          </table:table-cell>
          <table:table-cell table:formula="of:=[Class_4.B21]" office:value-type="float" office:value="1.56513" calcext:value-type="float">
            <text:p>1,56513</text:p>
          </table:table-cell>
          <table:table-cell table:formula="of:=[Class_5.B21]" office:value-type="float" office:value="1.513506" calcext:value-type="float">
            <text:p>1,513506</text:p>
          </table:table-cell>
          <table:table-cell table:formula="of:=[Class_6.B21]" office:value-type="float" office:value="1.296938" calcext:value-type="float">
            <text:p>1,296938</text:p>
          </table:table-cell>
          <table:table-cell table:formula="of:=[Class_7.B21]" office:value-type="float" office:value="1.264882" calcext:value-type="float">
            <text:p>1,264882</text:p>
          </table:table-cell>
          <table:table-cell table:formula="of:=[Class_8.B21]" office:value-type="float" office:value="1.653539" calcext:value-type="float">
            <text:p>1,653539</text:p>
          </table:table-cell>
          <table:table-cell table:formula="of:=[Class_9.B21]" office:value-type="float" office:value="1.240089" calcext:value-type="float">
            <text:p>1,240089</text:p>
          </table:table-cell>
        </table:table-row>
        <table:table-row table:style-name="ro1">
          <table:table-cell table:formula="of:=[Class_0.B22]" office:value-type="float" office:value="1.656717" calcext:value-type="float">
            <text:p>1,656717</text:p>
          </table:table-cell>
          <table:table-cell table:formula="of:=[Class_1.B22]" office:value-type="float" office:value="1.454901" calcext:value-type="float">
            <text:p>1,454901</text:p>
          </table:table-cell>
          <table:table-cell table:formula="of:=[Class_2.B22]" office:value-type="float" office:value="1.323991" calcext:value-type="float">
            <text:p>1,323991</text:p>
          </table:table-cell>
          <table:table-cell table:formula="of:=[Class_3.B22]" office:value-type="float" office:value="1.315308" calcext:value-type="float">
            <text:p>1,315308</text:p>
          </table:table-cell>
          <table:table-cell table:formula="of:=[Class_4.B22]" office:value-type="float" office:value="1.530605" calcext:value-type="float">
            <text:p>1,530605</text:p>
          </table:table-cell>
          <table:table-cell table:formula="of:=[Class_5.B22]" office:value-type="float" office:value="1.453992" calcext:value-type="float">
            <text:p>1,453992</text:p>
          </table:table-cell>
          <table:table-cell table:formula="of:=[Class_6.B22]" office:value-type="float" office:value="1.254033" calcext:value-type="float">
            <text:p>1,254033</text:p>
          </table:table-cell>
          <table:table-cell table:formula="of:=[Class_7.B22]" office:value-type="float" office:value="1.211799" calcext:value-type="float">
            <text:p>1,211799</text:p>
          </table:table-cell>
          <table:table-cell table:formula="of:=[Class_8.B22]" office:value-type="float" office:value="1.607355" calcext:value-type="float">
            <text:p>1,607355</text:p>
          </table:table-cell>
          <table:table-cell table:formula="of:=[Class_9.B22]" office:value-type="float" office:value="1.239145" calcext:value-type="float">
            <text:p>1,239145</text:p>
          </table:table-cell>
        </table:table-row>
        <table:table-row table:style-name="ro1">
          <table:table-cell table:formula="of:=[Class_0.B23]" office:value-type="float" office:value="1.542031" calcext:value-type="float">
            <text:p>1,542031</text:p>
          </table:table-cell>
          <table:table-cell table:formula="of:=[Class_1.B23]" office:value-type="float" office:value="1.379037" calcext:value-type="float">
            <text:p>1,379037</text:p>
          </table:table-cell>
          <table:table-cell table:formula="of:=[Class_2.B23]" office:value-type="float" office:value="1.281892" calcext:value-type="float">
            <text:p>1,281892</text:p>
          </table:table-cell>
          <table:table-cell table:formula="of:=[Class_3.B23]" office:value-type="float" office:value="1.357819" calcext:value-type="float">
            <text:p>1,357819</text:p>
          </table:table-cell>
          <table:table-cell table:formula="of:=[Class_4.B23]" office:value-type="float" office:value="1.492945" calcext:value-type="float">
            <text:p>1,492945</text:p>
          </table:table-cell>
          <table:table-cell table:formula="of:=[Class_5.B23]" office:value-type="float" office:value="1.445696" calcext:value-type="float">
            <text:p>1,445696</text:p>
          </table:table-cell>
          <table:table-cell table:formula="of:=[Class_6.B23]" office:value-type="float" office:value="1.337829" calcext:value-type="float">
            <text:p>1,337829</text:p>
          </table:table-cell>
          <table:table-cell table:formula="of:=[Class_7.B23]" office:value-type="float" office:value="1.176676" calcext:value-type="float">
            <text:p>1,176676</text:p>
          </table:table-cell>
          <table:table-cell table:formula="of:=[Class_8.B23]" office:value-type="float" office:value="1.477808" calcext:value-type="float">
            <text:p>1,477808</text:p>
          </table:table-cell>
          <table:table-cell table:formula="of:=[Class_9.B23]" office:value-type="float" office:value="1.230542" calcext:value-type="float">
            <text:p>1,230542</text:p>
          </table:table-cell>
        </table:table-row>
        <table:table-row table:style-name="ro1">
          <table:table-cell table:formula="of:=[Class_0.B24]" office:value-type="float" office:value="1.486447" calcext:value-type="float">
            <text:p>1,486447</text:p>
          </table:table-cell>
          <table:table-cell table:formula="of:=[Class_1.B24]" office:value-type="float" office:value="1.475477" calcext:value-type="float">
            <text:p>1,475477</text:p>
          </table:table-cell>
          <table:table-cell table:formula="of:=[Class_2.B24]" office:value-type="float" office:value="1.283083" calcext:value-type="float">
            <text:p>1,283083</text:p>
          </table:table-cell>
          <table:table-cell table:formula="of:=[Class_3.B24]" office:value-type="float" office:value="1.246986" calcext:value-type="float">
            <text:p>1,246986</text:p>
          </table:table-cell>
          <table:table-cell table:formula="of:=[Class_4.B24]" office:value-type="float" office:value="1.488431" calcext:value-type="float">
            <text:p>1,488431</text:p>
          </table:table-cell>
          <table:table-cell table:formula="of:=[Class_5.B24]" office:value-type="float" office:value="1.417221" calcext:value-type="float">
            <text:p>1,417221</text:p>
          </table:table-cell>
          <table:table-cell table:formula="of:=[Class_6.B24]" office:value-type="float" office:value="1.216678" calcext:value-type="float">
            <text:p>1,216678</text:p>
          </table:table-cell>
          <table:table-cell table:formula="of:=[Class_7.B24]" office:value-type="float" office:value="1.223249" calcext:value-type="float">
            <text:p>1,223249</text:p>
          </table:table-cell>
          <table:table-cell table:formula="of:=[Class_8.B24]" office:value-type="float" office:value="1.483727" calcext:value-type="float">
            <text:p>1,483727</text:p>
          </table:table-cell>
          <table:table-cell table:formula="of:=[Class_9.B24]" office:value-type="float" office:value="1.250982" calcext:value-type="float">
            <text:p>1,250982</text:p>
          </table:table-cell>
        </table:table-row>
        <table:table-row table:style-name="ro1">
          <table:table-cell table:formula="of:=[Class_0.B25]" office:value-type="float" office:value="1.458011" calcext:value-type="float">
            <text:p>1,458011</text:p>
          </table:table-cell>
          <table:table-cell table:formula="of:=[Class_1.B25]" office:value-type="float" office:value="1.282403" calcext:value-type="float">
            <text:p>1,282403</text:p>
          </table:table-cell>
          <table:table-cell table:formula="of:=[Class_2.B25]" office:value-type="float" office:value="1.256098" calcext:value-type="float">
            <text:p>1,256098</text:p>
          </table:table-cell>
          <table:table-cell table:formula="of:=[Class_3.B25]" office:value-type="float" office:value="1.245167" calcext:value-type="float">
            <text:p>1,245167</text:p>
          </table:table-cell>
          <table:table-cell table:formula="of:=[Class_4.B25]" office:value-type="float" office:value="1.410253" calcext:value-type="float">
            <text:p>1,410253</text:p>
          </table:table-cell>
          <table:table-cell table:formula="of:=[Class_5.B25]" office:value-type="float" office:value="1.383555" calcext:value-type="float">
            <text:p>1,383555</text:p>
          </table:table-cell>
          <table:table-cell table:formula="of:=[Class_6.B25]" office:value-type="float" office:value="1.172991" calcext:value-type="float">
            <text:p>1,172991</text:p>
          </table:table-cell>
          <table:table-cell table:formula="of:=[Class_7.B25]" office:value-type="float" office:value="1.134401" calcext:value-type="float">
            <text:p>1,134401</text:p>
          </table:table-cell>
          <table:table-cell table:formula="of:=[Class_8.B25]" office:value-type="float" office:value="1.484852" calcext:value-type="float">
            <text:p>1,484852</text:p>
          </table:table-cell>
          <table:table-cell table:formula="of:=[Class_9.B25]" office:value-type="float" office:value="1.176075" calcext:value-type="float">
            <text:p>1,176075</text:p>
          </table:table-cell>
        </table:table-row>
        <table:table-row table:style-name="ro1">
          <table:table-cell table:formula="of:=[Class_0.B26]" office:value-type="float" office:value="1.444106" calcext:value-type="float">
            <text:p>1,444106</text:p>
          </table:table-cell>
          <table:table-cell table:formula="of:=[Class_1.B26]" office:value-type="float" office:value="1.323404" calcext:value-type="float">
            <text:p>1,323404</text:p>
          </table:table-cell>
          <table:table-cell table:formula="of:=[Class_2.B26]" office:value-type="float" office:value="1.186988" calcext:value-type="float">
            <text:p>1,186988</text:p>
          </table:table-cell>
          <table:table-cell table:formula="of:=[Class_3.B26]" office:value-type="float" office:value="1.190842" calcext:value-type="float">
            <text:p>1,190842</text:p>
          </table:table-cell>
          <table:table-cell table:formula="of:=[Class_4.B26]" office:value-type="float" office:value="1.396605" calcext:value-type="float">
            <text:p>1,396605</text:p>
          </table:table-cell>
          <table:table-cell table:formula="of:=[Class_5.B26]" office:value-type="float" office:value="1.397306" calcext:value-type="float">
            <text:p>1,397306</text:p>
          </table:table-cell>
          <table:table-cell table:formula="of:=[Class_6.B26]" office:value-type="float" office:value="1.182835" calcext:value-type="float">
            <text:p>1,182835</text:p>
          </table:table-cell>
          <table:table-cell table:formula="of:=[Class_7.B26]" office:value-type="float" office:value="1.176516" calcext:value-type="float">
            <text:p>1,176516</text:p>
          </table:table-cell>
          <table:table-cell table:formula="of:=[Class_8.B26]" office:value-type="float" office:value="1.446561" calcext:value-type="float">
            <text:p>1,446561</text:p>
          </table:table-cell>
          <table:table-cell table:formula="of:=[Class_9.B26]" office:value-type="float" office:value="1.134816" calcext:value-type="float">
            <text:p>1,134816</text:p>
          </table:table-cell>
        </table:table-row>
        <table:table-row table:style-name="ro1">
          <table:table-cell table:formula="of:=[Class_0.B27]" office:value-type="float" office:value="1.420841" calcext:value-type="float">
            <text:p>1,420841</text:p>
          </table:table-cell>
          <table:table-cell table:formula="of:=[Class_1.B27]" office:value-type="float" office:value="1.232647" calcext:value-type="float">
            <text:p>1,232647</text:p>
          </table:table-cell>
          <table:table-cell table:formula="of:=[Class_2.B27]" office:value-type="float" office:value="1.18169" calcext:value-type="float">
            <text:p>1,18169</text:p>
          </table:table-cell>
          <table:table-cell table:formula="of:=[Class_3.B27]" office:value-type="float" office:value="1.25453" calcext:value-type="float">
            <text:p>1,25453</text:p>
          </table:table-cell>
          <table:table-cell table:formula="of:=[Class_4.B27]" office:value-type="float" office:value="1.334004" calcext:value-type="float">
            <text:p>1,334004</text:p>
          </table:table-cell>
          <table:table-cell table:formula="of:=[Class_5.B27]" office:value-type="float" office:value="1.340888" calcext:value-type="float">
            <text:p>1,340888</text:p>
          </table:table-cell>
          <table:table-cell table:formula="of:=[Class_6.B27]" office:value-type="float" office:value="1.139253" calcext:value-type="float">
            <text:p>1,139253</text:p>
          </table:table-cell>
          <table:table-cell table:formula="of:=[Class_7.B27]" office:value-type="float" office:value="1.152453" calcext:value-type="float">
            <text:p>1,152453</text:p>
          </table:table-cell>
          <table:table-cell table:formula="of:=[Class_8.B27]" office:value-type="float" office:value="1.387217" calcext:value-type="float">
            <text:p>1,387217</text:p>
          </table:table-cell>
          <table:table-cell table:formula="of:=[Class_9.B27]" office:value-type="float" office:value="1.07762" calcext:value-type="float">
            <text:p>1,07762</text:p>
          </table:table-cell>
        </table:table-row>
        <table:table-row table:style-name="ro1">
          <table:table-cell table:formula="of:=[Class_0.B28]" office:value-type="float" office:value="1.447666" calcext:value-type="float">
            <text:p>1,447666</text:p>
          </table:table-cell>
          <table:table-cell table:formula="of:=[Class_1.B28]" office:value-type="float" office:value="1.170639" calcext:value-type="float">
            <text:p>1,170639</text:p>
          </table:table-cell>
          <table:table-cell table:formula="of:=[Class_2.B28]" office:value-type="float" office:value="1.173104" calcext:value-type="float">
            <text:p>1,173104</text:p>
          </table:table-cell>
          <table:table-cell table:formula="of:=[Class_3.B28]" office:value-type="float" office:value="1.164848" calcext:value-type="float">
            <text:p>1,164848</text:p>
          </table:table-cell>
          <table:table-cell table:formula="of:=[Class_4.B28]" office:value-type="float" office:value="1.312038" calcext:value-type="float">
            <text:p>1,312038</text:p>
          </table:table-cell>
          <table:table-cell table:formula="of:=[Class_5.B28]" office:value-type="float" office:value="1.309337" calcext:value-type="float">
            <text:p>1,309337</text:p>
          </table:table-cell>
          <table:table-cell table:formula="of:=[Class_6.B28]" office:value-type="float" office:value="1.109631" calcext:value-type="float">
            <text:p>1,109631</text:p>
          </table:table-cell>
          <table:table-cell table:formula="of:=[Class_7.B28]" office:value-type="float" office:value="1.08302" calcext:value-type="float">
            <text:p>1,08302</text:p>
          </table:table-cell>
          <table:table-cell table:formula="of:=[Class_8.B28]" office:value-type="float" office:value="1.308407" calcext:value-type="float">
            <text:p>1,308407</text:p>
          </table:table-cell>
          <table:table-cell table:formula="of:=[Class_9.B28]" office:value-type="float" office:value="1.064004" calcext:value-type="float">
            <text:p>1,064004</text:p>
          </table:table-cell>
        </table:table-row>
        <table:table-row table:style-name="ro1">
          <table:table-cell table:formula="of:=[Class_0.B29]" office:value-type="float" office:value="1.371416" calcext:value-type="float">
            <text:p>1,371416</text:p>
          </table:table-cell>
          <table:table-cell table:formula="of:=[Class_1.B29]" office:value-type="float" office:value="1.251433" calcext:value-type="float">
            <text:p>1,251433</text:p>
          </table:table-cell>
          <table:table-cell table:formula="of:=[Class_2.B29]" office:value-type="float" office:value="1.099019" calcext:value-type="float">
            <text:p>1,099019</text:p>
          </table:table-cell>
          <table:table-cell table:formula="of:=[Class_3.B29]" office:value-type="float" office:value="1.178382" calcext:value-type="float">
            <text:p>1,178382</text:p>
          </table:table-cell>
          <table:table-cell table:formula="of:=[Class_4.B29]" office:value-type="float" office:value="1.280164" calcext:value-type="float">
            <text:p>1,280164</text:p>
          </table:table-cell>
          <table:table-cell table:formula="of:=[Class_5.B29]" office:value-type="float" office:value="1.362815" calcext:value-type="float">
            <text:p>1,362815</text:p>
          </table:table-cell>
          <table:table-cell table:formula="of:=[Class_6.B29]" office:value-type="float" office:value="1.196288" calcext:value-type="float">
            <text:p>1,196288</text:p>
          </table:table-cell>
          <table:table-cell table:formula="of:=[Class_7.B29]" office:value-type="float" office:value="1.111892" calcext:value-type="float">
            <text:p>1,111892</text:p>
          </table:table-cell>
          <table:table-cell table:formula="of:=[Class_8.B29]" office:value-type="float" office:value="1.263882" calcext:value-type="float">
            <text:p>1,263882</text:p>
          </table:table-cell>
          <table:table-cell table:formula="of:=[Class_9.B29]" office:value-type="float" office:value="1.159132" calcext:value-type="float">
            <text:p>1,159132</text:p>
          </table:table-cell>
        </table:table-row>
        <table:table-row table:style-name="ro1">
          <table:table-cell table:formula="of:=[Class_0.B30]" office:value-type="float" office:value="1.410505" calcext:value-type="float">
            <text:p>1,410505</text:p>
          </table:table-cell>
          <table:table-cell table:formula="of:=[Class_1.B30]" office:value-type="float" office:value="1.131475" calcext:value-type="float">
            <text:p>1,131475</text:p>
          </table:table-cell>
          <table:table-cell table:formula="of:=[Class_2.B30]" office:value-type="float" office:value="1.222702" calcext:value-type="float">
            <text:p>1,222702</text:p>
          </table:table-cell>
          <table:table-cell table:formula="of:=[Class_3.B30]" office:value-type="float" office:value="1.138422" calcext:value-type="float">
            <text:p>1,138422</text:p>
          </table:table-cell>
          <table:table-cell table:formula="of:=[Class_4.B30]" office:value-type="float" office:value="1.223564" calcext:value-type="float">
            <text:p>1,223564</text:p>
          </table:table-cell>
          <table:table-cell table:formula="of:=[Class_5.B30]" office:value-type="float" office:value="1.288644" calcext:value-type="float">
            <text:p>1,288644</text:p>
          </table:table-cell>
          <table:table-cell table:formula="of:=[Class_6.B30]" office:value-type="float" office:value="1.139377" calcext:value-type="float">
            <text:p>1,139377</text:p>
          </table:table-cell>
          <table:table-cell table:formula="of:=[Class_7.B30]" office:value-type="float" office:value="1.102602" calcext:value-type="float">
            <text:p>1,102602</text:p>
          </table:table-cell>
          <table:table-cell table:formula="of:=[Class_8.B30]" office:value-type="float" office:value="1.319158" calcext:value-type="float">
            <text:p>1,319158</text:p>
          </table:table-cell>
          <table:table-cell table:formula="of:=[Class_9.B30]" office:value-type="float" office:value="1.049757" calcext:value-type="float">
            <text:p>1,049757</text:p>
          </table:table-cell>
        </table:table-row>
        <table:table-row table:style-name="ro1">
          <table:table-cell table:formula="of:=[Class_0.B31]" office:value-type="float" office:value="1.358459" calcext:value-type="float">
            <text:p>1,358459</text:p>
          </table:table-cell>
          <table:table-cell table:formula="of:=[Class_1.B31]" office:value-type="float" office:value="1.160982" calcext:value-type="float">
            <text:p>1,160982</text:p>
          </table:table-cell>
          <table:table-cell table:formula="of:=[Class_2.B31]" office:value-type="float" office:value="1.084512" calcext:value-type="float">
            <text:p>1,084512</text:p>
          </table:table-cell>
          <table:table-cell table:formula="of:=[Class_3.B31]" office:value-type="float" office:value="1.120467" calcext:value-type="float">
            <text:p>1,120467</text:p>
          </table:table-cell>
          <table:table-cell table:formula="of:=[Class_4.B31]" office:value-type="float" office:value="1.246111" calcext:value-type="float">
            <text:p>1,246111</text:p>
          </table:table-cell>
          <table:table-cell table:formula="of:=[Class_5.B31]" office:value-type="float" office:value="1.257823" calcext:value-type="float">
            <text:p>1,257823</text:p>
          </table:table-cell>
          <table:table-cell table:formula="of:=[Class_6.B31]" office:value-type="float" office:value="1.125291" calcext:value-type="float">
            <text:p>1,125291</text:p>
          </table:table-cell>
          <table:table-cell table:formula="of:=[Class_7.B31]" office:value-type="float" office:value="1.081969" calcext:value-type="float">
            <text:p>1,081969</text:p>
          </table:table-cell>
          <table:table-cell table:formula="of:=[Class_8.B31]" office:value-type="float" office:value="1.199933" calcext:value-type="float">
            <text:p>1,199933</text:p>
          </table:table-cell>
          <table:table-cell table:formula="of:=[Class_9.B31]" office:value-type="float" office:value="1.085098" calcext:value-type="float">
            <text:p>1,085098</text:p>
          </table:table-cell>
        </table:table-row>
        <table:table-row table:style-name="ro1">
          <table:table-cell table:formula="of:=[Class_0.B32]" office:value-type="float" office:value="1.267472" calcext:value-type="float">
            <text:p>1,267472</text:p>
          </table:table-cell>
          <table:table-cell table:formula="of:=[Class_1.B32]" office:value-type="float" office:value="1.13364" calcext:value-type="float">
            <text:p>1,13364</text:p>
          </table:table-cell>
          <table:table-cell table:formula="of:=[Class_2.B32]" office:value-type="float" office:value="1.066486" calcext:value-type="float">
            <text:p>1,066486</text:p>
          </table:table-cell>
          <table:table-cell table:formula="of:=[Class_3.B32]" office:value-type="float" office:value="1.079924" calcext:value-type="float">
            <text:p>1,079924</text:p>
          </table:table-cell>
          <table:table-cell table:formula="of:=[Class_4.B32]" office:value-type="float" office:value="1.215125" calcext:value-type="float">
            <text:p>1,215125</text:p>
          </table:table-cell>
          <table:table-cell table:formula="of:=[Class_5.B32]" office:value-type="float" office:value="1.237399" calcext:value-type="float">
            <text:p>1,237399</text:p>
          </table:table-cell>
          <table:table-cell table:formula="of:=[Class_6.B32]" office:value-type="float" office:value="1.104218" calcext:value-type="float">
            <text:p>1,104218</text:p>
          </table:table-cell>
          <table:table-cell table:formula="of:=[Class_7.B32]" office:value-type="float" office:value="1.053638" calcext:value-type="float">
            <text:p>1,053638</text:p>
          </table:table-cell>
          <table:table-cell table:formula="of:=[Class_8.B32]" office:value-type="float" office:value="1.196907" calcext:value-type="float">
            <text:p>1,196907</text:p>
          </table:table-cell>
          <table:table-cell table:formula="of:=[Class_9.B32]" office:value-type="float" office:value="1.036803" calcext:value-type="float">
            <text:p>1,036803</text:p>
          </table:table-cell>
        </table:table-row>
        <table:table-row table:style-name="ro1">
          <table:table-cell table:formula="of:=[Class_0.B33]" office:value-type="float" office:value="1.246225" calcext:value-type="float">
            <text:p>1,246225</text:p>
          </table:table-cell>
          <table:table-cell table:formula="of:=[Class_1.B33]" office:value-type="float" office:value="1.107978" calcext:value-type="float">
            <text:p>1,107978</text:p>
          </table:table-cell>
          <table:table-cell table:formula="of:=[Class_2.B33]" office:value-type="float" office:value="1.042668" calcext:value-type="float">
            <text:p>1,042668</text:p>
          </table:table-cell>
          <table:table-cell table:formula="of:=[Class_3.B33]" office:value-type="float" office:value="1.067296" calcext:value-type="float">
            <text:p>1,067296</text:p>
          </table:table-cell>
          <table:table-cell table:formula="of:=[Class_4.B33]" office:value-type="float" office:value="1.158106" calcext:value-type="float">
            <text:p>1,158106</text:p>
          </table:table-cell>
          <table:table-cell table:formula="of:=[Class_5.B33]" office:value-type="float" office:value="1.237017" calcext:value-type="float">
            <text:p>1,237017</text:p>
          </table:table-cell>
          <table:table-cell table:formula="of:=[Class_6.B33]" office:value-type="float" office:value="1.075351" calcext:value-type="float">
            <text:p>1,075351</text:p>
          </table:table-cell>
          <table:table-cell table:formula="of:=[Class_7.B33]" office:value-type="float" office:value="1.108177" calcext:value-type="float">
            <text:p>1,108177</text:p>
          </table:table-cell>
          <table:table-cell table:formula="of:=[Class_8.B33]" office:value-type="float" office:value="1.188214" calcext:value-type="float">
            <text:p>1,188214</text:p>
          </table:table-cell>
          <table:table-cell table:formula="of:=[Class_9.B33]" office:value-type="float" office:value="1.000671" calcext:value-type="float">
            <text:p>1,000671</text:p>
          </table:table-cell>
        </table:table-row>
        <table:table-row table:style-name="ro1">
          <table:table-cell table:formula="of:=[Class_0.B34]" office:value-type="float" office:value="1.214126" calcext:value-type="float">
            <text:p>1,214126</text:p>
          </table:table-cell>
          <table:table-cell table:formula="of:=[Class_1.B34]" office:value-type="float" office:value="1.07115" calcext:value-type="float">
            <text:p>1,07115</text:p>
          </table:table-cell>
          <table:table-cell table:formula="of:=[Class_2.B34]" office:value-type="float" office:value="1.104685" calcext:value-type="float">
            <text:p>1,104685</text:p>
          </table:table-cell>
          <table:table-cell table:formula="of:=[Class_3.B34]" office:value-type="float" office:value="1.068615" calcext:value-type="float">
            <text:p>1,068615</text:p>
          </table:table-cell>
          <table:table-cell table:formula="of:=[Class_4.B34]" office:value-type="float" office:value="1.156355" calcext:value-type="float">
            <text:p>1,156355</text:p>
          </table:table-cell>
          <table:table-cell table:formula="of:=[Class_5.B34]" office:value-type="float" office:value="1.201189" calcext:value-type="float">
            <text:p>1,201189</text:p>
          </table:table-cell>
          <table:table-cell table:formula="of:=[Class_6.B34]" office:value-type="float" office:value="1.075994" calcext:value-type="float">
            <text:p>1,075994</text:p>
          </table:table-cell>
          <table:table-cell table:formula="of:=[Class_7.B34]" office:value-type="float" office:value="1.022924" calcext:value-type="float">
            <text:p>1,022924</text:p>
          </table:table-cell>
          <table:table-cell table:formula="of:=[Class_8.B34]" office:value-type="float" office:value="1.185946" calcext:value-type="float">
            <text:p>1,185946</text:p>
          </table:table-cell>
          <table:table-cell table:formula="of:=[Class_9.B34]" office:value-type="float" office:value="1.02288" calcext:value-type="float">
            <text:p>1,02288</text:p>
          </table:table-cell>
        </table:table-row>
        <table:table-row table:style-name="ro1">
          <table:table-cell table:formula="of:=[Class_0.B35]" office:value-type="float" office:value="1.195426" calcext:value-type="float">
            <text:p>1,195426</text:p>
          </table:table-cell>
          <table:table-cell table:formula="of:=[Class_1.B35]" office:value-type="float" office:value="1.101552" calcext:value-type="float">
            <text:p>1,101552</text:p>
          </table:table-cell>
          <table:table-cell table:formula="of:=[Class_2.B35]" office:value-type="float" office:value="1.037502" calcext:value-type="float">
            <text:p>1,037502</text:p>
          </table:table-cell>
          <table:table-cell table:formula="of:=[Class_3.B35]" office:value-type="float" office:value="1.079324" calcext:value-type="float">
            <text:p>1,079324</text:p>
          </table:table-cell>
          <table:table-cell table:formula="of:=[Class_4.B35]" office:value-type="float" office:value="1.146306" calcext:value-type="float">
            <text:p>1,146306</text:p>
          </table:table-cell>
          <table:table-cell table:formula="of:=[Class_5.B35]" office:value-type="float" office:value="1.182253" calcext:value-type="float">
            <text:p>1,182253</text:p>
          </table:table-cell>
          <table:table-cell table:formula="of:=[Class_6.B35]" office:value-type="float" office:value="1.029436" calcext:value-type="float">
            <text:p>1,029436</text:p>
          </table:table-cell>
          <table:table-cell table:formula="of:=[Class_7.B35]" office:value-type="float" office:value="1.021497" calcext:value-type="float">
            <text:p>1,021497</text:p>
          </table:table-cell>
          <table:table-cell table:formula="of:=[Class_8.B35]" office:value-type="float" office:value="1.115126" calcext:value-type="float">
            <text:p>1,115126</text:p>
          </table:table-cell>
          <table:table-cell table:formula="of:=[Class_9.B35]" office:value-type="float" office:value="0.963871" calcext:value-type="float">
            <text:p>0,963871</text:p>
          </table:table-cell>
        </table:table-row>
        <table:table-row table:style-name="ro1">
          <table:table-cell table:formula="of:=[Class_0.B36]" office:value-type="float" office:value="1.15971" calcext:value-type="float">
            <text:p>1,15971</text:p>
          </table:table-cell>
          <table:table-cell table:formula="of:=[Class_1.B36]" office:value-type="float" office:value="1.043814" calcext:value-type="float">
            <text:p>1,043814</text:p>
          </table:table-cell>
          <table:table-cell table:formula="of:=[Class_2.B36]" office:value-type="float" office:value="1.04897" calcext:value-type="float">
            <text:p>1,04897</text:p>
          </table:table-cell>
          <table:table-cell table:formula="of:=[Class_3.B36]" office:value-type="float" office:value="1.134565" calcext:value-type="float">
            <text:p>1,134565</text:p>
          </table:table-cell>
          <table:table-cell table:formula="of:=[Class_4.B36]" office:value-type="float" office:value="1.117204" calcext:value-type="float">
            <text:p>1,117204</text:p>
          </table:table-cell>
          <table:table-cell table:formula="of:=[Class_5.B36]" office:value-type="float" office:value="1.169201" calcext:value-type="float">
            <text:p>1,169201</text:p>
          </table:table-cell>
          <table:table-cell table:formula="of:=[Class_6.B36]" office:value-type="float" office:value="1.025496" calcext:value-type="float">
            <text:p>1,025496</text:p>
          </table:table-cell>
          <table:table-cell table:formula="of:=[Class_7.B36]" office:value-type="float" office:value="1.003268" calcext:value-type="float">
            <text:p>1,003268</text:p>
          </table:table-cell>
          <table:table-cell table:formula="of:=[Class_8.B36]" office:value-type="float" office:value="1.118885" calcext:value-type="float">
            <text:p>1,118885</text:p>
          </table:table-cell>
          <table:table-cell table:formula="of:=[Class_9.B36]" office:value-type="float" office:value="0.940089" calcext:value-type="float">
            <text:p>0,940089</text:p>
          </table:table-cell>
        </table:table-row>
        <table:table-row table:style-name="ro1">
          <table:table-cell table:formula="of:=[Class_0.B37]" office:value-type="float" office:value="1.137096" calcext:value-type="float">
            <text:p>1,137096</text:p>
          </table:table-cell>
          <table:table-cell table:formula="of:=[Class_1.B37]" office:value-type="float" office:value="1.048082" calcext:value-type="float">
            <text:p>1,048082</text:p>
          </table:table-cell>
          <table:table-cell table:formula="of:=[Class_2.B37]" office:value-type="float" office:value="1.052954" calcext:value-type="float">
            <text:p>1,052954</text:p>
          </table:table-cell>
          <table:table-cell table:formula="of:=[Class_3.B37]" office:value-type="float" office:value="1.049059" calcext:value-type="float">
            <text:p>1,049059</text:p>
          </table:table-cell>
          <table:table-cell table:formula="of:=[Class_4.B37]" office:value-type="float" office:value="1.095679" calcext:value-type="float">
            <text:p>1,095679</text:p>
          </table:table-cell>
          <table:table-cell table:formula="of:=[Class_5.B37]" office:value-type="float" office:value="1.202558" calcext:value-type="float">
            <text:p>1,202558</text:p>
          </table:table-cell>
          <table:table-cell table:formula="of:=[Class_6.B37]" office:value-type="float" office:value="1.004728" calcext:value-type="float">
            <text:p>1,004728</text:p>
          </table:table-cell>
          <table:table-cell table:formula="of:=[Class_7.B37]" office:value-type="float" office:value="0.991624" calcext:value-type="float">
            <text:p>0,991624</text:p>
          </table:table-cell>
          <table:table-cell table:formula="of:=[Class_8.B37]" office:value-type="float" office:value="1.107395" calcext:value-type="float">
            <text:p>1,107395</text:p>
          </table:table-cell>
          <table:table-cell table:formula="of:=[Class_9.B37]" office:value-type="float" office:value="0.966507" calcext:value-type="float">
            <text:p>0,966507</text:p>
          </table:table-cell>
        </table:table-row>
        <table:table-row table:style-name="ro1">
          <table:table-cell table:formula="of:=[Class_0.B38]" office:value-type="float" office:value="1.171892" calcext:value-type="float">
            <text:p>1,171892</text:p>
          </table:table-cell>
          <table:table-cell table:formula="of:=[Class_1.B38]" office:value-type="float" office:value="1.06535" calcext:value-type="float">
            <text:p>1,06535</text:p>
          </table:table-cell>
          <table:table-cell table:formula="of:=[Class_2.B38]" office:value-type="float" office:value="0.987176" calcext:value-type="float">
            <text:p>0,987176</text:p>
          </table:table-cell>
          <table:table-cell table:formula="of:=[Class_3.B38]" office:value-type="float" office:value="1.088511" calcext:value-type="float">
            <text:p>1,088511</text:p>
          </table:table-cell>
          <table:table-cell table:formula="of:=[Class_4.B38]" office:value-type="float" office:value="1.087179" calcext:value-type="float">
            <text:p>1,087179</text:p>
          </table:table-cell>
          <table:table-cell table:formula="of:=[Class_5.B38]" office:value-type="float" office:value="1.106472" calcext:value-type="float">
            <text:p>1,106472</text:p>
          </table:table-cell>
          <table:table-cell table:formula="of:=[Class_6.B38]" office:value-type="float" office:value="1.032481" calcext:value-type="float">
            <text:p>1,032481</text:p>
          </table:table-cell>
          <table:table-cell table:formula="of:=[Class_7.B38]" office:value-type="float" office:value="0.943986" calcext:value-type="float">
            <text:p>0,943986</text:p>
          </table:table-cell>
          <table:table-cell table:formula="of:=[Class_8.B38]" office:value-type="float" office:value="1.133311" calcext:value-type="float">
            <text:p>1,133311</text:p>
          </table:table-cell>
          <table:table-cell table:formula="of:=[Class_9.B38]" office:value-type="float" office:value="0.971242" calcext:value-type="float">
            <text:p>0,971242</text:p>
          </table:table-cell>
        </table:table-row>
        <table:table-row table:style-name="ro1">
          <table:table-cell table:formula="of:=[Class_0.B39]" office:value-type="float" office:value="1.132424" calcext:value-type="float">
            <text:p>1,132424</text:p>
          </table:table-cell>
          <table:table-cell table:formula="of:=[Class_1.B39]" office:value-type="float" office:value="1.029466" calcext:value-type="float">
            <text:p>1,029466</text:p>
          </table:table-cell>
          <table:table-cell table:formula="of:=[Class_2.B39]" office:value-type="float" office:value="0.984845" calcext:value-type="float">
            <text:p>0,984845</text:p>
          </table:table-cell>
          <table:table-cell table:formula="of:=[Class_3.B39]" office:value-type="float" office:value="1.006011" calcext:value-type="float">
            <text:p>1,006011</text:p>
          </table:table-cell>
          <table:table-cell table:formula="of:=[Class_4.B39]" office:value-type="float" office:value="1.068262" calcext:value-type="float">
            <text:p>1,068262</text:p>
          </table:table-cell>
          <table:table-cell table:formula="of:=[Class_5.B39]" office:value-type="float" office:value="1.088872" calcext:value-type="float">
            <text:p>1,088872</text:p>
          </table:table-cell>
          <table:table-cell table:formula="of:=[Class_6.B39]" office:value-type="float" office:value="0.996808" calcext:value-type="float">
            <text:p>0,996808</text:p>
          </table:table-cell>
          <table:table-cell table:formula="of:=[Class_7.B39]" office:value-type="float" office:value="0.943473" calcext:value-type="float">
            <text:p>0,943473</text:p>
          </table:table-cell>
          <table:table-cell table:formula="of:=[Class_8.B39]" office:value-type="float" office:value="1.120175" calcext:value-type="float">
            <text:p>1,120175</text:p>
          </table:table-cell>
          <table:table-cell table:formula="of:=[Class_9.B39]" office:value-type="float" office:value="0.989198" calcext:value-type="float">
            <text:p>0,989198</text:p>
          </table:table-cell>
        </table:table-row>
        <table:table-row table:style-name="ro1">
          <table:table-cell table:formula="of:=[Class_0.B40]" office:value-type="float" office:value="1.11267" calcext:value-type="float">
            <text:p>1,11267</text:p>
          </table:table-cell>
          <table:table-cell table:formula="of:=[Class_1.B40]" office:value-type="float" office:value="1.110068" calcext:value-type="float">
            <text:p>1,110068</text:p>
          </table:table-cell>
          <table:table-cell table:formula="of:=[Class_2.B40]" office:value-type="float" office:value="0.971168" calcext:value-type="float">
            <text:p>0,971168</text:p>
          </table:table-cell>
          <table:table-cell table:formula="of:=[Class_3.B40]" office:value-type="float" office:value="0.998339" calcext:value-type="float">
            <text:p>0,998339</text:p>
          </table:table-cell>
          <table:table-cell table:formula="of:=[Class_4.B40]" office:value-type="float" office:value="1.153422" calcext:value-type="float">
            <text:p>1,153422</text:p>
          </table:table-cell>
          <table:table-cell table:formula="of:=[Class_5.B40]" office:value-type="float" office:value="1.16287" calcext:value-type="float">
            <text:p>1,16287</text:p>
          </table:table-cell>
          <table:table-cell table:formula="of:=[Class_6.B40]" office:value-type="float" office:value="0.975937" calcext:value-type="float">
            <text:p>0,975937</text:p>
          </table:table-cell>
          <table:table-cell table:formula="of:=[Class_7.B40]" office:value-type="float" office:value="0.985131" calcext:value-type="float">
            <text:p>0,985131</text:p>
          </table:table-cell>
          <table:table-cell table:formula="of:=[Class_8.B40]" office:value-type="float" office:value="1.085658" calcext:value-type="float">
            <text:p>1,085658</text:p>
          </table:table-cell>
          <table:table-cell table:formula="of:=[Class_9.B40]" office:value-type="float" office:value="1.074577" calcext:value-type="float">
            <text:p>1,074577</text:p>
          </table:table-cell>
        </table:table-row>
        <table:table-row table:style-name="ro1">
          <table:table-cell table:formula="of:=[Class_0.B41]" office:value-type="float" office:value="1.096393" calcext:value-type="float">
            <text:p>1,096393</text:p>
          </table:table-cell>
          <table:table-cell table:formula="of:=[Class_1.B41]" office:value-type="float" office:value="0.974872" calcext:value-type="float">
            <text:p>0,974872</text:p>
          </table:table-cell>
          <table:table-cell table:formula="of:=[Class_2.B41]" office:value-type="float" office:value="0.954707" calcext:value-type="float">
            <text:p>0,954707</text:p>
          </table:table-cell>
          <table:table-cell table:formula="of:=[Class_3.B41]" office:value-type="float" office:value="0.999373" calcext:value-type="float">
            <text:p>0,999373</text:p>
          </table:table-cell>
          <table:table-cell table:formula="of:=[Class_4.B41]" office:value-type="float" office:value="1.138004" calcext:value-type="float">
            <text:p>1,138004</text:p>
          </table:table-cell>
          <table:table-cell table:formula="of:=[Class_5.B41]" office:value-type="float" office:value="1.087886" calcext:value-type="float">
            <text:p>1,087886</text:p>
          </table:table-cell>
          <table:table-cell table:formula="of:=[Class_6.B41]" office:value-type="float" office:value="0.983762" calcext:value-type="float">
            <text:p>0,983762</text:p>
          </table:table-cell>
          <table:table-cell table:formula="of:=[Class_7.B41]" office:value-type="float" office:value="0.942851" calcext:value-type="float">
            <text:p>0,942851</text:p>
          </table:table-cell>
          <table:table-cell table:formula="of:=[Class_8.B41]" office:value-type="float" office:value="1.05228" calcext:value-type="float">
            <text:p>1,05228</text:p>
          </table:table-cell>
          <table:table-cell table:formula="of:=[Class_9.B41]" office:value-type="float" office:value="0.914723" calcext:value-type="float">
            <text:p>0,914723</text:p>
          </table:table-cell>
        </table:table-row>
        <table:table-row table:style-name="ro1">
          <table:table-cell table:formula="of:=[Class_0.B42]" office:value-type="float" office:value="1.097919" calcext:value-type="float">
            <text:p>1,097919</text:p>
          </table:table-cell>
          <table:table-cell table:formula="of:=[Class_1.B42]" office:value-type="float" office:value="1.06359" calcext:value-type="float">
            <text:p>1,06359</text:p>
          </table:table-cell>
          <table:table-cell table:formula="of:=[Class_2.B42]" office:value-type="float" office:value="0.97021" calcext:value-type="float">
            <text:p>0,97021</text:p>
          </table:table-cell>
          <table:table-cell table:formula="of:=[Class_3.B42]" office:value-type="float" office:value="1.000525" calcext:value-type="float">
            <text:p>1,000525</text:p>
          </table:table-cell>
          <table:table-cell table:formula="of:=[Class_4.B42]" office:value-type="float" office:value="1.084714" calcext:value-type="float">
            <text:p>1,084714</text:p>
          </table:table-cell>
          <table:table-cell table:formula="of:=[Class_5.B42]" office:value-type="float" office:value="1.089547" calcext:value-type="float">
            <text:p>1,089547</text:p>
          </table:table-cell>
          <table:table-cell table:formula="of:=[Class_6.B42]" office:value-type="float" office:value="0.94314" calcext:value-type="float">
            <text:p>0,94314</text:p>
          </table:table-cell>
          <table:table-cell table:formula="of:=[Class_7.B42]" office:value-type="float" office:value="0.936952" calcext:value-type="float">
            <text:p>0,936952</text:p>
          </table:table-cell>
          <table:table-cell table:formula="of:=[Class_8.B42]" office:value-type="float" office:value="1.0245" calcext:value-type="float">
            <text:p>1,0245</text:p>
          </table:table-cell>
          <table:table-cell table:formula="of:=[Class_9.B42]" office:value-type="float" office:value="0.910258" calcext:value-type="float">
            <text:p>0,910258</text:p>
          </table:table-cell>
        </table:table-row>
        <table:table-row table:style-name="ro1">
          <table:table-cell table:formula="of:=[Class_0.B43]" office:value-type="float" office:value="1.138873" calcext:value-type="float">
            <text:p>1,138873</text:p>
          </table:table-cell>
          <table:table-cell table:formula="of:=[Class_1.B43]" office:value-type="float" office:value="1.042747" calcext:value-type="float">
            <text:p>1,042747</text:p>
          </table:table-cell>
          <table:table-cell table:formula="of:=[Class_2.B43]" office:value-type="float" office:value="0.955067" calcext:value-type="float">
            <text:p>0,955067</text:p>
          </table:table-cell>
          <table:table-cell table:formula="of:=[Class_3.B43]" office:value-type="float" office:value="0.96942" calcext:value-type="float">
            <text:p>0,96942</text:p>
          </table:table-cell>
          <table:table-cell table:formula="of:=[Class_4.B43]" office:value-type="float" office:value="1.019923" calcext:value-type="float">
            <text:p>1,019923</text:p>
          </table:table-cell>
          <table:table-cell table:formula="of:=[Class_5.B43]" office:value-type="float" office:value="1.054408" calcext:value-type="float">
            <text:p>1,054408</text:p>
          </table:table-cell>
          <table:table-cell table:formula="of:=[Class_6.B43]" office:value-type="float" office:value="0.965566" calcext:value-type="float">
            <text:p>0,965566</text:p>
          </table:table-cell>
          <table:table-cell table:formula="of:=[Class_7.B43]" office:value-type="float" office:value="0.897997" calcext:value-type="float">
            <text:p>0,897997</text:p>
          </table:table-cell>
          <table:table-cell table:formula="of:=[Class_8.B43]" office:value-type="float" office:value="1.104033" calcext:value-type="float">
            <text:p>1,104033</text:p>
          </table:table-cell>
          <table:table-cell table:formula="of:=[Class_9.B43]" office:value-type="float" office:value="0.896852" calcext:value-type="float">
            <text:p>0,896852</text:p>
          </table:table-cell>
        </table:table-row>
        <table:table-row table:style-name="ro1">
          <table:table-cell table:formula="of:=[Class_0.B44]" office:value-type="float" office:value="1.069777" calcext:value-type="float">
            <text:p>1,069777</text:p>
          </table:table-cell>
          <table:table-cell table:formula="of:=[Class_1.B44]" office:value-type="float" office:value="0.967728" calcext:value-type="float">
            <text:p>0,967728</text:p>
          </table:table-cell>
          <table:table-cell table:formula="of:=[Class_2.B44]" office:value-type="float" office:value="0.936135" calcext:value-type="float">
            <text:p>0,936135</text:p>
          </table:table-cell>
          <table:table-cell table:formula="of:=[Class_3.B44]" office:value-type="float" office:value="0.951242" calcext:value-type="float">
            <text:p>0,951242</text:p>
          </table:table-cell>
          <table:table-cell table:formula="of:=[Class_4.B44]" office:value-type="float" office:value="1.00079" calcext:value-type="float">
            <text:p>1,00079</text:p>
          </table:table-cell>
          <table:table-cell table:formula="of:=[Class_5.B44]" office:value-type="float" office:value="1.033657" calcext:value-type="float">
            <text:p>1,033657</text:p>
          </table:table-cell>
          <table:table-cell table:formula="of:=[Class_6.B44]" office:value-type="float" office:value="0.967128" calcext:value-type="float">
            <text:p>0,967128</text:p>
          </table:table-cell>
          <table:table-cell table:formula="of:=[Class_7.B44]" office:value-type="float" office:value="0.927725" calcext:value-type="float">
            <text:p>0,927725</text:p>
          </table:table-cell>
          <table:table-cell table:formula="of:=[Class_8.B44]" office:value-type="float" office:value="1.015795" calcext:value-type="float">
            <text:p>1,015795</text:p>
          </table:table-cell>
          <table:table-cell table:formula="of:=[Class_9.B44]" office:value-type="float" office:value="0.933482" calcext:value-type="float">
            <text:p>0,933482</text:p>
          </table:table-cell>
        </table:table-row>
        <table:table-row table:style-name="ro1">
          <table:table-cell table:formula="of:=[Class_0.B45]" office:value-type="float" office:value="1.13352" calcext:value-type="float">
            <text:p>1,13352</text:p>
          </table:table-cell>
          <table:table-cell table:formula="of:=[Class_1.B45]" office:value-type="float" office:value="0.964472" calcext:value-type="float">
            <text:p>0,964472</text:p>
          </table:table-cell>
          <table:table-cell table:formula="of:=[Class_2.B45]" office:value-type="float" office:value="0.937699" calcext:value-type="float">
            <text:p>0,937699</text:p>
          </table:table-cell>
          <table:table-cell table:formula="of:=[Class_3.B45]" office:value-type="float" office:value="0.96914" calcext:value-type="float">
            <text:p>0,96914</text:p>
          </table:table-cell>
          <table:table-cell table:formula="of:=[Class_4.B45]" office:value-type="float" office:value="1.069551" calcext:value-type="float">
            <text:p>1,069551</text:p>
          </table:table-cell>
          <table:table-cell table:formula="of:=[Class_5.B45]" office:value-type="float" office:value="1.119268" calcext:value-type="float">
            <text:p>1,119268</text:p>
          </table:table-cell>
          <table:table-cell table:formula="of:=[Class_6.B45]" office:value-type="float" office:value="0.958709" calcext:value-type="float">
            <text:p>0,958709</text:p>
          </table:table-cell>
          <table:table-cell table:formula="of:=[Class_7.B45]" office:value-type="float" office:value="0.9332" calcext:value-type="float">
            <text:p>0,9332</text:p>
          </table:table-cell>
          <table:table-cell table:formula="of:=[Class_8.B45]" office:value-type="float" office:value="1.025204" calcext:value-type="float">
            <text:p>1,025204</text:p>
          </table:table-cell>
          <table:table-cell table:formula="of:=[Class_9.B45]" office:value-type="float" office:value="0.936604" calcext:value-type="float">
            <text:p>0,936604</text:p>
          </table:table-cell>
        </table:table-row>
        <table:table-row table:style-name="ro1">
          <table:table-cell table:formula="of:=[Class_0.B46]" office:value-type="float" office:value="1.096005" calcext:value-type="float">
            <text:p>1,096005</text:p>
          </table:table-cell>
          <table:table-cell table:formula="of:=[Class_1.B46]" office:value-type="float" office:value="1.017217" calcext:value-type="float">
            <text:p>1,017217</text:p>
          </table:table-cell>
          <table:table-cell table:formula="of:=[Class_2.B46]" office:value-type="float" office:value="0.971581" calcext:value-type="float">
            <text:p>0,971581</text:p>
          </table:table-cell>
          <table:table-cell table:formula="of:=[Class_3.B46]" office:value-type="float" office:value="0.988782" calcext:value-type="float">
            <text:p>0,988782</text:p>
          </table:table-cell>
          <table:table-cell table:formula="of:=[Class_4.B46]" office:value-type="float" office:value="1.156133" calcext:value-type="float">
            <text:p>1,156133</text:p>
          </table:table-cell>
          <table:table-cell table:formula="of:=[Class_5.B46]" office:value-type="float" office:value="1.079604" calcext:value-type="float">
            <text:p>1,079604</text:p>
          </table:table-cell>
          <table:table-cell table:formula="of:=[Class_6.B46]" office:value-type="float" office:value="0.955069" calcext:value-type="float">
            <text:p>0,955069</text:p>
          </table:table-cell>
          <table:table-cell table:formula="of:=[Class_7.B46]" office:value-type="float" office:value="0.935609" calcext:value-type="float">
            <text:p>0,935609</text:p>
          </table:table-cell>
          <table:table-cell table:formula="of:=[Class_8.B46]" office:value-type="float" office:value="1.004367" calcext:value-type="float">
            <text:p>1,004367</text:p>
          </table:table-cell>
          <table:table-cell table:formula="of:=[Class_9.B46]" office:value-type="float" office:value="0.959654" calcext:value-type="float">
            <text:p>0,959654</text:p>
          </table:table-cell>
        </table:table-row>
        <table:table-row table:style-name="ro1">
          <table:table-cell table:formula="of:=[Class_0.B47]" office:value-type="float" office:value="1.021689" calcext:value-type="float">
            <text:p>1,021689</text:p>
          </table:table-cell>
          <table:table-cell table:formula="of:=[Class_1.B47]" office:value-type="float" office:value="0.999859" calcext:value-type="float">
            <text:p>0,999859</text:p>
          </table:table-cell>
          <table:table-cell table:formula="of:=[Class_2.B47]" office:value-type="float" office:value="0.952294" calcext:value-type="float">
            <text:p>0,952294</text:p>
          </table:table-cell>
          <table:table-cell table:formula="of:=[Class_3.B47]" office:value-type="float" office:value="0.948822" calcext:value-type="float">
            <text:p>0,948822</text:p>
          </table:table-cell>
          <table:table-cell table:formula="of:=[Class_4.B47]" office:value-type="float" office:value="1.007403" calcext:value-type="float">
            <text:p>1,007403</text:p>
          </table:table-cell>
          <table:table-cell table:formula="of:=[Class_5.B47]" office:value-type="float" office:value="1.036407" calcext:value-type="float">
            <text:p>1,036407</text:p>
          </table:table-cell>
          <table:table-cell table:formula="of:=[Class_6.B47]" office:value-type="float" office:value="0.961599" calcext:value-type="float">
            <text:p>0,961599</text:p>
          </table:table-cell>
          <table:table-cell table:formula="of:=[Class_7.B47]" office:value-type="float" office:value="0.873543" calcext:value-type="float">
            <text:p>0,873543</text:p>
          </table:table-cell>
          <table:table-cell table:formula="of:=[Class_8.B47]" office:value-type="float" office:value="0.97782" calcext:value-type="float">
            <text:p>0,97782</text:p>
          </table:table-cell>
          <table:table-cell table:formula="of:=[Class_9.B47]" office:value-type="float" office:value="0.860945" calcext:value-type="float">
            <text:p>0,860945</text:p>
          </table:table-cell>
        </table:table-row>
        <table:table-row table:style-name="ro1">
          <table:table-cell table:formula="of:=[Class_0.B48]" office:value-type="float" office:value="0.999399" calcext:value-type="float">
            <text:p>0,999399</text:p>
          </table:table-cell>
          <table:table-cell table:formula="of:=[Class_1.B48]" office:value-type="float" office:value="0.918818" calcext:value-type="float">
            <text:p>0,918818</text:p>
          </table:table-cell>
          <table:table-cell table:formula="of:=[Class_2.B48]" office:value-type="float" office:value="0.884368" calcext:value-type="float">
            <text:p>0,884368</text:p>
          </table:table-cell>
          <table:table-cell table:formula="of:=[Class_3.B48]" office:value-type="float" office:value="0.928556" calcext:value-type="float">
            <text:p>0,928556</text:p>
          </table:table-cell>
          <table:table-cell table:formula="of:=[Class_4.B48]" office:value-type="float" office:value="1.00037" calcext:value-type="float">
            <text:p>1,00037</text:p>
          </table:table-cell>
          <table:table-cell table:formula="of:=[Class_5.B48]" office:value-type="float" office:value="0.994506" calcext:value-type="float">
            <text:p>0,994506</text:p>
          </table:table-cell>
          <table:table-cell table:formula="of:=[Class_6.B48]" office:value-type="float" office:value="0.944507" calcext:value-type="float">
            <text:p>0,944507</text:p>
          </table:table-cell>
          <table:table-cell table:formula="of:=[Class_7.B48]" office:value-type="float" office:value="0.898609" calcext:value-type="float">
            <text:p>0,898609</text:p>
          </table:table-cell>
          <table:table-cell table:formula="of:=[Class_8.B48]" office:value-type="float" office:value="0.968177" calcext:value-type="float">
            <text:p>0,968177</text:p>
          </table:table-cell>
          <table:table-cell table:formula="of:=[Class_9.B48]" office:value-type="float" office:value="0.845863" calcext:value-type="float">
            <text:p>0,845863</text:p>
          </table:table-cell>
        </table:table-row>
        <table:table-row table:style-name="ro1">
          <table:table-cell table:formula="of:=[Class_0.B49]" office:value-type="float" office:value="1.001006" calcext:value-type="float">
            <text:p>1,001006</text:p>
          </table:table-cell>
          <table:table-cell table:formula="of:=[Class_1.B49]" office:value-type="float" office:value="0.920864" calcext:value-type="float">
            <text:p>0,920864</text:p>
          </table:table-cell>
          <table:table-cell table:formula="of:=[Class_2.B49]" office:value-type="float" office:value="0.941524" calcext:value-type="float">
            <text:p>0,941524</text:p>
          </table:table-cell>
          <table:table-cell table:formula="of:=[Class_3.B49]" office:value-type="float" office:value="0.92375" calcext:value-type="float">
            <text:p>0,92375</text:p>
          </table:table-cell>
          <table:table-cell table:formula="of:=[Class_4.B49]" office:value-type="float" office:value="0.967938" calcext:value-type="float">
            <text:p>0,967938</text:p>
          </table:table-cell>
          <table:table-cell table:formula="of:=[Class_5.B49]" office:value-type="float" office:value="0.996244" calcext:value-type="float">
            <text:p>0,996244</text:p>
          </table:table-cell>
          <table:table-cell table:formula="of:=[Class_6.B49]" office:value-type="float" office:value="0.91841" calcext:value-type="float">
            <text:p>0,91841</text:p>
          </table:table-cell>
          <table:table-cell table:formula="of:=[Class_7.B49]" office:value-type="float" office:value="0.891623" calcext:value-type="float">
            <text:p>0,891623</text:p>
          </table:table-cell>
          <table:table-cell table:formula="of:=[Class_8.B49]" office:value-type="float" office:value="0.946157" calcext:value-type="float">
            <text:p>0,946157</text:p>
          </table:table-cell>
          <table:table-cell table:formula="of:=[Class_9.B49]" office:value-type="float" office:value="0.92674" calcext:value-type="float">
            <text:p>0,92674</text:p>
          </table:table-cell>
        </table:table-row>
        <table:table-row table:style-name="ro1">
          <table:table-cell table:formula="of:=[Class_0.B50]" office:value-type="float" office:value="0.999895" calcext:value-type="float">
            <text:p>0,999895</text:p>
          </table:table-cell>
          <table:table-cell table:formula="of:=[Class_1.B50]" office:value-type="float" office:value="0.929567" calcext:value-type="float">
            <text:p>0,929567</text:p>
          </table:table-cell>
          <table:table-cell table:formula="of:=[Class_2.B50]" office:value-type="float" office:value="0.945113" calcext:value-type="float">
            <text:p>0,945113</text:p>
          </table:table-cell>
          <table:table-cell table:formula="of:=[Class_3.B50]" office:value-type="float" office:value="0.972047" calcext:value-type="float">
            <text:p>0,972047</text:p>
          </table:table-cell>
          <table:table-cell table:formula="of:=[Class_4.B50]" office:value-type="float" office:value="0.965997" calcext:value-type="float">
            <text:p>0,965997</text:p>
          </table:table-cell>
          <table:table-cell table:formula="of:=[Class_5.B50]" office:value-type="float" office:value="1.031964" calcext:value-type="float">
            <text:p>1,031964</text:p>
          </table:table-cell>
          <table:table-cell table:formula="of:=[Class_6.B50]" office:value-type="float" office:value="0.914039" calcext:value-type="float">
            <text:p>0,914039</text:p>
          </table:table-cell>
          <table:table-cell table:formula="of:=[Class_7.B50]" office:value-type="float" office:value="0.870787" calcext:value-type="float">
            <text:p>0,870787</text:p>
          </table:table-cell>
          <table:table-cell table:formula="of:=[Class_8.B50]" office:value-type="float" office:value="0.93595" calcext:value-type="float">
            <text:p>0,93595</text:p>
          </table:table-cell>
          <table:table-cell table:formula="of:=[Class_9.B50]" office:value-type="float" office:value="0.873474" calcext:value-type="float">
            <text:p>0,873474</text:p>
          </table:table-cell>
        </table:table-row>
        <table:table-row table:style-name="ro1">
          <table:table-cell table:formula="of:=[Class_0.B51]" office:value-type="float" office:value="0.988813" calcext:value-type="float">
            <text:p>0,988813</text:p>
          </table:table-cell>
          <table:table-cell table:formula="of:=[Class_1.B51]" office:value-type="float" office:value="0.912063" calcext:value-type="float">
            <text:p>0,912063</text:p>
          </table:table-cell>
          <table:table-cell table:formula="of:=[Class_2.B51]" office:value-type="float" office:value="0.906184" calcext:value-type="float">
            <text:p>0,906184</text:p>
          </table:table-cell>
          <table:table-cell table:formula="of:=[Class_3.B51]" office:value-type="float" office:value="0.948721" calcext:value-type="float">
            <text:p>0,948721</text:p>
          </table:table-cell>
          <table:table-cell table:formula="of:=[Class_4.B51]" office:value-type="float" office:value="0.990912" calcext:value-type="float">
            <text:p>0,990912</text:p>
          </table:table-cell>
          <table:table-cell table:formula="of:=[Class_5.B51]" office:value-type="float" office:value="0.97533" calcext:value-type="float">
            <text:p>0,97533</text:p>
          </table:table-cell>
          <table:table-cell table:formula="of:=[Class_6.B51]" office:value-type="float" office:value="0.96074" calcext:value-type="float">
            <text:p>0,96074</text:p>
          </table:table-cell>
          <table:table-cell table:formula="of:=[Class_7.B51]" office:value-type="float" office:value="0.846404" calcext:value-type="float">
            <text:p>0,846404</text:p>
          </table:table-cell>
          <table:table-cell table:formula="of:=[Class_8.B51]" office:value-type="float" office:value="0.953112" calcext:value-type="float">
            <text:p>0,953112</text:p>
          </table:table-cell>
          <table:table-cell table:formula="of:=[Class_9.B51]" office:value-type="float" office:value="0.865562" calcext:value-type="float">
            <text:p>0,865562</text:p>
          </table:table-cell>
        </table:table-row>
        <table:table-row table:style-name="ro1">
          <table:table-cell table:formula="of:=[Class_0.B52]" office:value-type="float" office:value="0.990838" calcext:value-type="float">
            <text:p>0,990838</text:p>
          </table:table-cell>
          <table:table-cell table:formula="of:=[Class_1.B52]" office:value-type="float" office:value="0.916841" calcext:value-type="float">
            <text:p>0,916841</text:p>
          </table:table-cell>
          <table:table-cell table:formula="of:=[Class_2.B52]" office:value-type="float" office:value="0.94819" calcext:value-type="float">
            <text:p>0,94819</text:p>
          </table:table-cell>
          <table:table-cell table:formula="of:=[Class_3.B52]" office:value-type="float" office:value="0.937738" calcext:value-type="float">
            <text:p>0,937738</text:p>
          </table:table-cell>
          <table:table-cell table:formula="of:=[Class_4.B52]" office:value-type="float" office:value="0.974937" calcext:value-type="float">
            <text:p>0,974937</text:p>
          </table:table-cell>
          <table:table-cell table:formula="of:=[Class_5.B52]" office:value-type="float" office:value="0.975169" calcext:value-type="float">
            <text:p>0,975169</text:p>
          </table:table-cell>
          <table:table-cell table:formula="of:=[Class_6.B52]" office:value-type="float" office:value="0.899157" calcext:value-type="float">
            <text:p>0,899157</text:p>
          </table:table-cell>
          <table:table-cell table:formula="of:=[Class_7.B52]" office:value-type="float" office:value="0.842566" calcext:value-type="float">
            <text:p>0,842566</text:p>
          </table:table-cell>
          <table:table-cell table:formula="of:=[Class_8.B52]" office:value-type="float" office:value="0.963508" calcext:value-type="float">
            <text:p>0,963508</text:p>
          </table:table-cell>
          <table:table-cell table:formula="of:=[Class_9.B52]" office:value-type="float" office:value="0.828588" calcext:value-type="float">
            <text:p>0,828588</text:p>
          </table:table-cell>
        </table:table-row>
        <table:table-row table:style-name="ro1">
          <table:table-cell table:formula="of:=[Class_0.B53]" office:value-type="float" office:value="1.009849" calcext:value-type="float">
            <text:p>1,009849</text:p>
          </table:table-cell>
          <table:table-cell table:formula="of:=[Class_1.B53]" office:value-type="float" office:value="0.902906" calcext:value-type="float">
            <text:p>0,902906</text:p>
          </table:table-cell>
          <table:table-cell table:formula="of:=[Class_2.B53]" office:value-type="float" office:value="1.005881" calcext:value-type="float">
            <text:p>1,005881</text:p>
          </table:table-cell>
          <table:table-cell table:formula="of:=[Class_3.B53]" office:value-type="float" office:value="0.892765" calcext:value-type="float">
            <text:p>0,892765</text:p>
          </table:table-cell>
          <table:table-cell table:formula="of:=[Class_4.B53]" office:value-type="float" office:value="1.013464" calcext:value-type="float">
            <text:p>1,013464</text:p>
          </table:table-cell>
          <table:table-cell table:formula="of:=[Class_5.B53]" office:value-type="float" office:value="0.965374" calcext:value-type="float">
            <text:p>0,965374</text:p>
          </table:table-cell>
          <table:table-cell table:formula="of:=[Class_6.B53]" office:value-type="float" office:value="0.872389" calcext:value-type="float">
            <text:p>0,872389</text:p>
          </table:table-cell>
          <table:table-cell table:formula="of:=[Class_7.B53]" office:value-type="float" office:value="0.875523" calcext:value-type="float">
            <text:p>0,875523</text:p>
          </table:table-cell>
          <table:table-cell table:formula="of:=[Class_8.B53]" office:value-type="float" office:value="0.926419" calcext:value-type="float">
            <text:p>0,926419</text:p>
          </table:table-cell>
          <table:table-cell table:formula="of:=[Class_9.B53]" office:value-type="float" office:value="0.864538" calcext:value-type="float">
            <text:p>0,864538</text:p>
          </table:table-cell>
        </table:table-row>
        <table:table-row table:style-name="ro1">
          <table:table-cell table:formula="of:=[Class_0.B54]" office:value-type="float" office:value="0.995887" calcext:value-type="float">
            <text:p>0,995887</text:p>
          </table:table-cell>
          <table:table-cell table:formula="of:=[Class_1.B54]" office:value-type="float" office:value="0.902979" calcext:value-type="float">
            <text:p>0,902979</text:p>
          </table:table-cell>
          <table:table-cell table:formula="of:=[Class_2.B54]" office:value-type="float" office:value="0.871976" calcext:value-type="float">
            <text:p>0,871976</text:p>
          </table:table-cell>
          <table:table-cell table:formula="of:=[Class_3.B54]" office:value-type="float" office:value="0.919755" calcext:value-type="float">
            <text:p>0,919755</text:p>
          </table:table-cell>
          <table:table-cell table:formula="of:=[Class_4.B54]" office:value-type="float" office:value="0.944993" calcext:value-type="float">
            <text:p>0,944993</text:p>
          </table:table-cell>
          <table:table-cell table:formula="of:=[Class_5.B54]" office:value-type="float" office:value="0.96126" calcext:value-type="float">
            <text:p>0,96126</text:p>
          </table:table-cell>
          <table:table-cell table:formula="of:=[Class_6.B54]" office:value-type="float" office:value="0.918382" calcext:value-type="float">
            <text:p>0,918382</text:p>
          </table:table-cell>
          <table:table-cell table:formula="of:=[Class_7.B54]" office:value-type="float" office:value="0.900088" calcext:value-type="float">
            <text:p>0,900088</text:p>
          </table:table-cell>
          <table:table-cell table:formula="of:=[Class_8.B54]" office:value-type="float" office:value="0.998002" calcext:value-type="float">
            <text:p>0,998002</text:p>
          </table:table-cell>
          <table:table-cell table:formula="of:=[Class_9.B54]" office:value-type="float" office:value="0.845862" calcext:value-type="float">
            <text:p>0,845862</text:p>
          </table:table-cell>
        </table:table-row>
        <table:table-row table:style-name="ro1">
          <table:table-cell table:formula="of:=[Class_0.B55]" office:value-type="float" office:value="1.005278" calcext:value-type="float">
            <text:p>1,005278</text:p>
          </table:table-cell>
          <table:table-cell table:formula="of:=[Class_1.B55]" office:value-type="float" office:value="0.947852" calcext:value-type="float">
            <text:p>0,947852</text:p>
          </table:table-cell>
          <table:table-cell table:formula="of:=[Class_2.B55]" office:value-type="float" office:value="0.852218" calcext:value-type="float">
            <text:p>0,852218</text:p>
          </table:table-cell>
          <table:table-cell table:formula="of:=[Class_3.B55]" office:value-type="float" office:value="0.900936" calcext:value-type="float">
            <text:p>0,900936</text:p>
          </table:table-cell>
          <table:table-cell table:formula="of:=[Class_4.B55]" office:value-type="float" office:value="0.931206" calcext:value-type="float">
            <text:p>0,931206</text:p>
          </table:table-cell>
          <table:table-cell table:formula="of:=[Class_5.B55]" office:value-type="float" office:value="0.962128" calcext:value-type="float">
            <text:p>0,962128</text:p>
          </table:table-cell>
          <table:table-cell table:formula="of:=[Class_6.B55]" office:value-type="float" office:value="0.871526" calcext:value-type="float">
            <text:p>0,871526</text:p>
          </table:table-cell>
          <table:table-cell table:formula="of:=[Class_7.B55]" office:value-type="float" office:value="0.873775" calcext:value-type="float">
            <text:p>0,873775</text:p>
          </table:table-cell>
          <table:table-cell table:formula="of:=[Class_8.B55]" office:value-type="float" office:value="0.98072" calcext:value-type="float">
            <text:p>0,98072</text:p>
          </table:table-cell>
          <table:table-cell table:formula="of:=[Class_9.B55]" office:value-type="float" office:value="0.830975" calcext:value-type="float">
            <text:p>0,830975</text:p>
          </table:table-cell>
        </table:table-row>
        <table:table-row table:style-name="ro1">
          <table:table-cell table:formula="of:=[Class_0.B56]" office:value-type="float" office:value="1.002908" calcext:value-type="float">
            <text:p>1,002908</text:p>
          </table:table-cell>
          <table:table-cell table:formula="of:=[Class_1.B56]" office:value-type="float" office:value="0.865219" calcext:value-type="float">
            <text:p>0,865219</text:p>
          </table:table-cell>
          <table:table-cell table:formula="of:=[Class_2.B56]" office:value-type="float" office:value="0.8922" calcext:value-type="float">
            <text:p>0,8922</text:p>
          </table:table-cell>
          <table:table-cell table:formula="of:=[Class_3.B56]" office:value-type="float" office:value="0.894167" calcext:value-type="float">
            <text:p>0,894167</text:p>
          </table:table-cell>
          <table:table-cell table:formula="of:=[Class_4.B56]" office:value-type="float" office:value="0.924848" calcext:value-type="float">
            <text:p>0,924848</text:p>
          </table:table-cell>
          <table:table-cell table:formula="of:=[Class_5.B56]" office:value-type="float" office:value="1.006054" calcext:value-type="float">
            <text:p>1,006054</text:p>
          </table:table-cell>
          <table:table-cell table:formula="of:=[Class_6.B56]" office:value-type="float" office:value="0.875897" calcext:value-type="float">
            <text:p>0,875897</text:p>
          </table:table-cell>
          <table:table-cell table:formula="of:=[Class_7.B56]" office:value-type="float" office:value="0.882058" calcext:value-type="float">
            <text:p>0,882058</text:p>
          </table:table-cell>
          <table:table-cell table:formula="of:=[Class_8.B56]" office:value-type="float" office:value="0.904569" calcext:value-type="float">
            <text:p>0,904569</text:p>
          </table:table-cell>
          <table:table-cell table:formula="of:=[Class_9.B56]" office:value-type="float" office:value="0.862053" calcext:value-type="float">
            <text:p>0,862053</text:p>
          </table:table-cell>
        </table:table-row>
        <table:table-row table:style-name="ro1">
          <table:table-cell table:formula="of:=[Class_0.B57]" office:value-type="float" office:value="0.991528" calcext:value-type="float">
            <text:p>0,991528</text:p>
          </table:table-cell>
          <table:table-cell table:formula="of:=[Class_1.B57]" office:value-type="float" office:value="0.825507" calcext:value-type="float">
            <text:p>0,825507</text:p>
          </table:table-cell>
          <table:table-cell table:formula="of:=[Class_2.B57]" office:value-type="float" office:value="0.878098" calcext:value-type="float">
            <text:p>0,878098</text:p>
          </table:table-cell>
          <table:table-cell table:formula="of:=[Class_3.B57]" office:value-type="float" office:value="0.870552" calcext:value-type="float">
            <text:p>0,870552</text:p>
          </table:table-cell>
          <table:table-cell table:formula="of:=[Class_4.B57]" office:value-type="float" office:value="0.967139" calcext:value-type="float">
            <text:p>0,967139</text:p>
          </table:table-cell>
          <table:table-cell table:formula="of:=[Class_5.B57]" office:value-type="float" office:value="0.922793" calcext:value-type="float">
            <text:p>0,922793</text:p>
          </table:table-cell>
          <table:table-cell table:formula="of:=[Class_6.B57]" office:value-type="float" office:value="0.859506" calcext:value-type="float">
            <text:p>0,859506</text:p>
          </table:table-cell>
          <table:table-cell table:formula="of:=[Class_7.B57]" office:value-type="float" office:value="0.82654" calcext:value-type="float">
            <text:p>0,82654</text:p>
          </table:table-cell>
          <table:table-cell table:formula="of:=[Class_8.B57]" office:value-type="float" office:value="0.904946" calcext:value-type="float">
            <text:p>0,904946</text:p>
          </table:table-cell>
          <table:table-cell table:formula="of:=[Class_9.B57]" office:value-type="float" office:value="0.814857" calcext:value-type="float">
            <text:p>0,814857</text:p>
          </table:table-cell>
        </table:table-row>
        <table:table-row table:style-name="ro1">
          <table:table-cell table:formula="of:=[Class_0.B58]" office:value-type="float" office:value="0.946336" calcext:value-type="float">
            <text:p>0,946336</text:p>
          </table:table-cell>
          <table:table-cell table:formula="of:=[Class_1.B58]" office:value-type="float" office:value="0.842318" calcext:value-type="float">
            <text:p>0,842318</text:p>
          </table:table-cell>
          <table:table-cell table:formula="of:=[Class_2.B58]" office:value-type="float" office:value="0.957584" calcext:value-type="float">
            <text:p>0,957584</text:p>
          </table:table-cell>
          <table:table-cell table:formula="of:=[Class_3.B58]" office:value-type="float" office:value="0.912128" calcext:value-type="float">
            <text:p>0,912128</text:p>
          </table:table-cell>
          <table:table-cell table:formula="of:=[Class_4.B58]" office:value-type="float" office:value="0.940027" calcext:value-type="float">
            <text:p>0,940027</text:p>
          </table:table-cell>
          <table:table-cell table:formula="of:=[Class_5.B58]" office:value-type="float" office:value="1.005369" calcext:value-type="float">
            <text:p>1,005369</text:p>
          </table:table-cell>
          <table:table-cell table:formula="of:=[Class_6.B58]" office:value-type="float" office:value="0.904586" calcext:value-type="float">
            <text:p>0,904586</text:p>
          </table:table-cell>
          <table:table-cell table:formula="of:=[Class_7.B58]" office:value-type="float" office:value="0.865862" calcext:value-type="float">
            <text:p>0,865862</text:p>
          </table:table-cell>
          <table:table-cell table:formula="of:=[Class_8.B58]" office:value-type="float" office:value="0.876824" calcext:value-type="float">
            <text:p>0,876824</text:p>
          </table:table-cell>
          <table:table-cell table:formula="of:=[Class_9.B58]" office:value-type="float" office:value="0.820603" calcext:value-type="float">
            <text:p>0,820603</text:p>
          </table:table-cell>
        </table:table-row>
        <table:table-row table:style-name="ro1">
          <table:table-cell table:formula="of:=[Class_0.B59]" office:value-type="float" office:value="0.94934" calcext:value-type="float">
            <text:p>0,94934</text:p>
          </table:table-cell>
          <table:table-cell table:formula="of:=[Class_1.B59]" office:value-type="float" office:value="0.835512" calcext:value-type="float">
            <text:p>0,835512</text:p>
          </table:table-cell>
          <table:table-cell table:formula="of:=[Class_2.B59]" office:value-type="float" office:value="0.868016" calcext:value-type="float">
            <text:p>0,868016</text:p>
          </table:table-cell>
          <table:table-cell table:formula="of:=[Class_3.B59]" office:value-type="float" office:value="0.868868" calcext:value-type="float">
            <text:p>0,868868</text:p>
          </table:table-cell>
          <table:table-cell table:formula="of:=[Class_4.B59]" office:value-type="float" office:value="0.943837" calcext:value-type="float">
            <text:p>0,943837</text:p>
          </table:table-cell>
          <table:table-cell table:formula="of:=[Class_5.B59]" office:value-type="float" office:value="0.916384" calcext:value-type="float">
            <text:p>0,916384</text:p>
          </table:table-cell>
          <table:table-cell table:formula="of:=[Class_6.B59]" office:value-type="float" office:value="0.901448" calcext:value-type="float">
            <text:p>0,901448</text:p>
          </table:table-cell>
          <table:table-cell table:formula="of:=[Class_7.B59]" office:value-type="float" office:value="1.01478" calcext:value-type="float">
            <text:p>1,01478</text:p>
          </table:table-cell>
          <table:table-cell table:formula="of:=[Class_8.B59]" office:value-type="float" office:value="1.028214" calcext:value-type="float">
            <text:p>1,028214</text:p>
          </table:table-cell>
          <table:table-cell table:formula="of:=[Class_9.B59]" office:value-type="float" office:value="0.821321" calcext:value-type="float">
            <text:p>0,821321</text:p>
          </table:table-cell>
        </table:table-row>
        <table:table-row table:style-name="ro1">
          <table:table-cell table:formula="of:=[Class_0.B60]" office:value-type="float" office:value="0.920281" calcext:value-type="float">
            <text:p>0,920281</text:p>
          </table:table-cell>
          <table:table-cell table:formula="of:=[Class_1.B60]" office:value-type="float" office:value="0.892837" calcext:value-type="float">
            <text:p>0,892837</text:p>
          </table:table-cell>
          <table:table-cell table:formula="of:=[Class_2.B60]" office:value-type="float" office:value="0.856841" calcext:value-type="float">
            <text:p>0,856841</text:p>
          </table:table-cell>
          <table:table-cell table:formula="of:=[Class_3.B60]" office:value-type="float" office:value="0.857912" calcext:value-type="float">
            <text:p>0,857912</text:p>
          </table:table-cell>
          <table:table-cell table:formula="of:=[Class_4.B60]" office:value-type="float" office:value="0.98546" calcext:value-type="float">
            <text:p>0,98546</text:p>
          </table:table-cell>
          <table:table-cell table:formula="of:=[Class_5.B60]" office:value-type="float" office:value="0.913237" calcext:value-type="float">
            <text:p>0,913237</text:p>
          </table:table-cell>
          <table:table-cell table:formula="of:=[Class_6.B60]" office:value-type="float" office:value="0.892572" calcext:value-type="float">
            <text:p>0,892572</text:p>
          </table:table-cell>
          <table:table-cell table:formula="of:=[Class_7.B60]" office:value-type="float" office:value="0.859403" calcext:value-type="float">
            <text:p>0,859403</text:p>
          </table:table-cell>
          <table:table-cell table:formula="of:=[Class_8.B60]" office:value-type="float" office:value="0.888093" calcext:value-type="float">
            <text:p>0,888093</text:p>
          </table:table-cell>
          <table:table-cell table:formula="of:=[Class_9.B60]" office:value-type="float" office:value="0.863116" calcext:value-type="float">
            <text:p>0,863116</text:p>
          </table:table-cell>
        </table:table-row>
        <table:table-row table:style-name="ro1">
          <table:table-cell table:formula="of:=[Class_0.B61]" office:value-type="float" office:value="0.934914" calcext:value-type="float">
            <text:p>0,934914</text:p>
          </table:table-cell>
          <table:table-cell table:formula="of:=[Class_1.B61]" office:value-type="float" office:value="0.887511" calcext:value-type="float">
            <text:p>0,887511</text:p>
          </table:table-cell>
          <table:table-cell table:formula="of:=[Class_2.B61]" office:value-type="float" office:value="0.873502" calcext:value-type="float">
            <text:p>0,873502</text:p>
          </table:table-cell>
          <table:table-cell table:formula="of:=[Class_3.B61]" office:value-type="float" office:value="0.851668" calcext:value-type="float">
            <text:p>0,851668</text:p>
          </table:table-cell>
          <table:table-cell table:formula="of:=[Class_4.B61]" office:value-type="float" office:value="0.939955" calcext:value-type="float">
            <text:p>0,939955</text:p>
          </table:table-cell>
          <table:table-cell table:formula="of:=[Class_5.B61]" office:value-type="float" office:value="0.902341" calcext:value-type="float">
            <text:p>0,902341</text:p>
          </table:table-cell>
          <table:table-cell table:formula="of:=[Class_6.B61]" office:value-type="float" office:value="0.851949" calcext:value-type="float">
            <text:p>0,851949</text:p>
          </table:table-cell>
          <table:table-cell table:formula="of:=[Class_7.B61]" office:value-type="float" office:value="0.8136" calcext:value-type="float">
            <text:p>0,8136</text:p>
          </table:table-cell>
          <table:table-cell table:formula="of:=[Class_8.B61]" office:value-type="float" office:value="0.910694" calcext:value-type="float">
            <text:p>0,910694</text:p>
          </table:table-cell>
          <table:table-cell table:formula="of:=[Class_9.B61]" office:value-type="float" office:value="0.790589" calcext:value-type="float">
            <text:p>0,790589</text:p>
          </table:table-cell>
        </table:table-row>
        <table:table-row table:style-name="ro1">
          <table:table-cell table:formula="of:=[Class_0.B62]" office:value-type="float" office:value="0.93167" calcext:value-type="float">
            <text:p>0,93167</text:p>
          </table:table-cell>
          <table:table-cell table:formula="of:=[Class_1.B62]" office:value-type="float" office:value="0.880615" calcext:value-type="float">
            <text:p>0,880615</text:p>
          </table:table-cell>
          <table:table-cell table:formula="of:=[Class_2.B62]" office:value-type="float" office:value="0.836105" calcext:value-type="float">
            <text:p>0,836105</text:p>
          </table:table-cell>
          <table:table-cell table:formula="of:=[Class_3.B62]" office:value-type="float" office:value="0.882989" calcext:value-type="float">
            <text:p>0,882989</text:p>
          </table:table-cell>
          <table:table-cell table:formula="of:=[Class_4.B62]" office:value-type="float" office:value="0.914819" calcext:value-type="float">
            <text:p>0,914819</text:p>
          </table:table-cell>
          <table:table-cell table:formula="of:=[Class_5.B62]" office:value-type="float" office:value="0.961494" calcext:value-type="float">
            <text:p>0,961494</text:p>
          </table:table-cell>
          <table:table-cell table:formula="of:=[Class_6.B62]" office:value-type="float" office:value="0.88771" calcext:value-type="float">
            <text:p>0,88771</text:p>
          </table:table-cell>
          <table:table-cell table:formula="of:=[Class_7.B62]" office:value-type="float" office:value="0.838867" calcext:value-type="float">
            <text:p>0,838867</text:p>
          </table:table-cell>
          <table:table-cell table:formula="of:=[Class_8.B62]" office:value-type="float" office:value="0.896608" calcext:value-type="float">
            <text:p>0,896608</text:p>
          </table:table-cell>
          <table:table-cell table:formula="of:=[Class_9.B62]" office:value-type="float" office:value="0.759347" calcext:value-type="float">
            <text:p>0,759347</text:p>
          </table:table-cell>
        </table:table-row>
        <table:table-row table:style-name="ro1">
          <table:table-cell table:formula="of:=[Class_0.B63]" office:value-type="float" office:value="0.924113" calcext:value-type="float">
            <text:p>0,924113</text:p>
          </table:table-cell>
          <table:table-cell table:formula="of:=[Class_1.B63]" office:value-type="float" office:value="0.829534" calcext:value-type="float">
            <text:p>0,829534</text:p>
          </table:table-cell>
          <table:table-cell table:formula="of:=[Class_2.B63]" office:value-type="float" office:value="0.847035" calcext:value-type="float">
            <text:p>0,847035</text:p>
          </table:table-cell>
          <table:table-cell table:formula="of:=[Class_3.B63]" office:value-type="float" office:value="0.852499" calcext:value-type="float">
            <text:p>0,852499</text:p>
          </table:table-cell>
          <table:table-cell table:formula="of:=[Class_4.B63]" office:value-type="float" office:value="0.899051" calcext:value-type="float">
            <text:p>0,899051</text:p>
          </table:table-cell>
          <table:table-cell table:formula="of:=[Class_5.B63]" office:value-type="float" office:value="0.94616" calcext:value-type="float">
            <text:p>0,94616</text:p>
          </table:table-cell>
          <table:table-cell table:formula="of:=[Class_6.B63]" office:value-type="float" office:value="0.858362" calcext:value-type="float">
            <text:p>0,858362</text:p>
          </table:table-cell>
          <table:table-cell table:formula="of:=[Class_7.B63]" office:value-type="float" office:value="0.827329" calcext:value-type="float">
            <text:p>0,827329</text:p>
          </table:table-cell>
          <table:table-cell table:formula="of:=[Class_8.B63]" office:value-type="float" office:value="0.882651" calcext:value-type="float">
            <text:p>0,882651</text:p>
          </table:table-cell>
          <table:table-cell table:formula="of:=[Class_9.B63]" office:value-type="float" office:value="0.786521" calcext:value-type="float">
            <text:p>0,786521</text:p>
          </table:table-cell>
        </table:table-row>
        <table:table-row table:style-name="ro1">
          <table:table-cell table:formula="of:=[Class_0.B64]" office:value-type="float" office:value="0.929149" calcext:value-type="float">
            <text:p>0,929149</text:p>
          </table:table-cell>
          <table:table-cell table:formula="of:=[Class_1.B64]" office:value-type="float" office:value="0.8458" calcext:value-type="float">
            <text:p>0,8458</text:p>
          </table:table-cell>
          <table:table-cell table:formula="of:=[Class_2.B64]" office:value-type="float" office:value="0.809642" calcext:value-type="float">
            <text:p>0,809642</text:p>
          </table:table-cell>
          <table:table-cell table:formula="of:=[Class_3.B64]" office:value-type="float" office:value="0.921163" calcext:value-type="float">
            <text:p>0,921163</text:p>
          </table:table-cell>
          <table:table-cell table:formula="of:=[Class_4.B64]" office:value-type="float" office:value="0.939321" calcext:value-type="float">
            <text:p>0,939321</text:p>
          </table:table-cell>
          <table:table-cell table:formula="of:=[Class_5.B64]" office:value-type="float" office:value="0.903478" calcext:value-type="float">
            <text:p>0,903478</text:p>
          </table:table-cell>
          <table:table-cell table:formula="of:=[Class_6.B64]" office:value-type="float" office:value="0.867517" calcext:value-type="float">
            <text:p>0,867517</text:p>
          </table:table-cell>
          <table:table-cell table:formula="of:=[Class_7.B64]" office:value-type="float" office:value="0.848376" calcext:value-type="float">
            <text:p>0,848376</text:p>
          </table:table-cell>
          <table:table-cell table:formula="of:=[Class_8.B64]" office:value-type="float" office:value="0.860635" calcext:value-type="float">
            <text:p>0,860635</text:p>
          </table:table-cell>
          <table:table-cell table:formula="of:=[Class_9.B64]" office:value-type="float" office:value="0.771421" calcext:value-type="float">
            <text:p>0,771421</text:p>
          </table:table-cell>
        </table:table-row>
        <table:table-row table:style-name="ro1">
          <table:table-cell table:formula="of:=[Class_0.B65]" office:value-type="float" office:value="0.924608" calcext:value-type="float">
            <text:p>0,924608</text:p>
          </table:table-cell>
          <table:table-cell table:formula="of:=[Class_1.B65]" office:value-type="float" office:value="0.910317" calcext:value-type="float">
            <text:p>0,910317</text:p>
          </table:table-cell>
          <table:table-cell table:formula="of:=[Class_2.B65]" office:value-type="float" office:value="0.810306" calcext:value-type="float">
            <text:p>0,810306</text:p>
          </table:table-cell>
          <table:table-cell table:formula="of:=[Class_3.B65]" office:value-type="float" office:value="0.835959" calcext:value-type="float">
            <text:p>0,835959</text:p>
          </table:table-cell>
          <table:table-cell table:formula="of:=[Class_4.B65]" office:value-type="float" office:value="0.915086" calcext:value-type="float">
            <text:p>0,915086</text:p>
          </table:table-cell>
          <table:table-cell table:formula="of:=[Class_5.B65]" office:value-type="float" office:value="0.893383" calcext:value-type="float">
            <text:p>0,893383</text:p>
          </table:table-cell>
          <table:table-cell table:formula="of:=[Class_6.B65]" office:value-type="float" office:value="0.866892" calcext:value-type="float">
            <text:p>0,866892</text:p>
          </table:table-cell>
          <table:table-cell table:formula="of:=[Class_7.B65]" office:value-type="float" office:value="0.839582" calcext:value-type="float">
            <text:p>0,839582</text:p>
          </table:table-cell>
          <table:table-cell table:formula="of:=[Class_8.B65]" office:value-type="float" office:value="0.85018" calcext:value-type="float">
            <text:p>0,85018</text:p>
          </table:table-cell>
          <table:table-cell table:formula="of:=[Class_9.B65]" office:value-type="float" office:value="0.773696" calcext:value-type="float">
            <text:p>0,773696</text:p>
          </table:table-cell>
        </table:table-row>
        <table:table-row table:style-name="ro1">
          <table:table-cell table:formula="of:=[Class_0.B66]" office:value-type="float" office:value="0.91901" calcext:value-type="float">
            <text:p>0,91901</text:p>
          </table:table-cell>
          <table:table-cell table:formula="of:=[Class_1.B66]" office:value-type="float" office:value="0.80547" calcext:value-type="float">
            <text:p>0,80547</text:p>
          </table:table-cell>
          <table:table-cell table:formula="of:=[Class_2.B66]" office:value-type="float" office:value="0.877186" calcext:value-type="float">
            <text:p>0,877186</text:p>
          </table:table-cell>
          <table:table-cell table:formula="of:=[Class_3.B66]" office:value-type="float" office:value="0.832768" calcext:value-type="float">
            <text:p>0,832768</text:p>
          </table:table-cell>
          <table:table-cell table:formula="of:=[Class_4.B66]" office:value-type="float" office:value="0.863474" calcext:value-type="float">
            <text:p>0,863474</text:p>
          </table:table-cell>
          <table:table-cell table:formula="of:=[Class_5.B66]" office:value-type="float" office:value="0.895335" calcext:value-type="float">
            <text:p>0,895335</text:p>
          </table:table-cell>
          <table:table-cell table:formula="of:=[Class_6.B66]" office:value-type="float" office:value="0.890234" calcext:value-type="float">
            <text:p>0,890234</text:p>
          </table:table-cell>
          <table:table-cell table:formula="of:=[Class_7.B66]" office:value-type="float" office:value="0.801564" calcext:value-type="float">
            <text:p>0,801564</text:p>
          </table:table-cell>
          <table:table-cell table:formula="of:=[Class_8.B66]" office:value-type="float" office:value="0.839755" calcext:value-type="float">
            <text:p>0,839755</text:p>
          </table:table-cell>
          <table:table-cell table:formula="of:=[Class_9.B66]" office:value-type="float" office:value="0.771022" calcext:value-type="float">
            <text:p>0,771022</text:p>
          </table:table-cell>
        </table:table-row>
        <table:table-row table:style-name="ro1">
          <table:table-cell table:formula="of:=[Class_0.B67]" office:value-type="float" office:value="0.898915" calcext:value-type="float">
            <text:p>0,898915</text:p>
          </table:table-cell>
          <table:table-cell table:formula="of:=[Class_1.B67]" office:value-type="float" office:value="0.822734" calcext:value-type="float">
            <text:p>0,822734</text:p>
          </table:table-cell>
          <table:table-cell table:formula="of:=[Class_2.B67]" office:value-type="float" office:value="0.920597" calcext:value-type="float">
            <text:p>0,920597</text:p>
          </table:table-cell>
          <table:table-cell table:formula="of:=[Class_3.B67]" office:value-type="float" office:value="0.907848" calcext:value-type="float">
            <text:p>0,907848</text:p>
          </table:table-cell>
          <table:table-cell table:formula="of:=[Class_4.B67]" office:value-type="float" office:value="0.899831" calcext:value-type="float">
            <text:p>0,899831</text:p>
          </table:table-cell>
          <table:table-cell table:formula="of:=[Class_5.B67]" office:value-type="float" office:value="0.913385" calcext:value-type="float">
            <text:p>0,913385</text:p>
          </table:table-cell>
          <table:table-cell table:formula="of:=[Class_6.B67]" office:value-type="float" office:value="0.861603" calcext:value-type="float">
            <text:p>0,861603</text:p>
          </table:table-cell>
          <table:table-cell table:formula="of:=[Class_7.B67]" office:value-type="float" office:value="0.831331" calcext:value-type="float">
            <text:p>0,831331</text:p>
          </table:table-cell>
          <table:table-cell table:formula="of:=[Class_8.B67]" office:value-type="float" office:value="0.861295" calcext:value-type="float">
            <text:p>0,861295</text:p>
          </table:table-cell>
          <table:table-cell table:formula="of:=[Class_9.B67]" office:value-type="float" office:value="0.792418" calcext:value-type="float">
            <text:p>0,792418</text:p>
          </table:table-cell>
        </table:table-row>
        <table:table-row table:style-name="ro1">
          <table:table-cell table:formula="of:=[Class_0.B68]" office:value-type="float" office:value="0.915411" calcext:value-type="float">
            <text:p>0,915411</text:p>
          </table:table-cell>
          <table:table-cell table:formula="of:=[Class_1.B68]" office:value-type="float" office:value="0.834093" calcext:value-type="float">
            <text:p>0,834093</text:p>
          </table:table-cell>
          <table:table-cell table:formula="of:=[Class_2.B68]" office:value-type="float" office:value="0.855595" calcext:value-type="float">
            <text:p>0,855595</text:p>
          </table:table-cell>
          <table:table-cell table:formula="of:=[Class_3.B68]" office:value-type="float" office:value="0.874025" calcext:value-type="float">
            <text:p>0,874025</text:p>
          </table:table-cell>
          <table:table-cell table:formula="of:=[Class_4.B68]" office:value-type="float" office:value="0.920783" calcext:value-type="float">
            <text:p>0,920783</text:p>
          </table:table-cell>
          <table:table-cell table:formula="of:=[Class_5.B68]" office:value-type="float" office:value="0.944516" calcext:value-type="float">
            <text:p>0,944516</text:p>
          </table:table-cell>
          <table:table-cell table:formula="of:=[Class_6.B68]" office:value-type="float" office:value="0.841442" calcext:value-type="float">
            <text:p>0,841442</text:p>
          </table:table-cell>
          <table:table-cell table:formula="of:=[Class_7.B68]" office:value-type="float" office:value="0.819712" calcext:value-type="float">
            <text:p>0,819712</text:p>
          </table:table-cell>
          <table:table-cell table:formula="of:=[Class_8.B68]" office:value-type="float" office:value="0.858972" calcext:value-type="float">
            <text:p>0,858972</text:p>
          </table:table-cell>
          <table:table-cell table:formula="of:=[Class_9.B68]" office:value-type="float" office:value="0.776366" calcext:value-type="float">
            <text:p>0,776366</text:p>
          </table:table-cell>
        </table:table-row>
        <table:table-row table:style-name="ro1">
          <table:table-cell table:formula="of:=[Class_0.B69]" office:value-type="float" office:value="0.890815" calcext:value-type="float">
            <text:p>0,890815</text:p>
          </table:table-cell>
          <table:table-cell table:formula="of:=[Class_1.B69]" office:value-type="float" office:value="0.830168" calcext:value-type="float">
            <text:p>0,830168</text:p>
          </table:table-cell>
          <table:table-cell table:formula="of:=[Class_2.B69]" office:value-type="float" office:value="0.813554" calcext:value-type="float">
            <text:p>0,813554</text:p>
          </table:table-cell>
          <table:table-cell table:formula="of:=[Class_3.B69]" office:value-type="float" office:value="0.962408" calcext:value-type="float">
            <text:p>0,962408</text:p>
          </table:table-cell>
          <table:table-cell table:formula="of:=[Class_4.B69]" office:value-type="float" office:value="0.889479" calcext:value-type="float">
            <text:p>0,889479</text:p>
          </table:table-cell>
          <table:table-cell table:formula="of:=[Class_5.B69]" office:value-type="float" office:value="0.899875" calcext:value-type="float">
            <text:p>0,899875</text:p>
          </table:table-cell>
          <table:table-cell table:formula="of:=[Class_6.B69]" office:value-type="float" office:value="0.833084" calcext:value-type="float">
            <text:p>0,833084</text:p>
          </table:table-cell>
          <table:table-cell table:formula="of:=[Class_7.B69]" office:value-type="float" office:value="0.806638" calcext:value-type="float">
            <text:p>0,806638</text:p>
          </table:table-cell>
          <table:table-cell table:formula="of:=[Class_8.B69]" office:value-type="float" office:value="0.870932" calcext:value-type="float">
            <text:p>0,870932</text:p>
          </table:table-cell>
          <table:table-cell table:formula="of:=[Class_9.B69]" office:value-type="float" office:value="0.757133" calcext:value-type="float">
            <text:p>0,757133</text:p>
          </table:table-cell>
        </table:table-row>
        <table:table-row table:style-name="ro1">
          <table:table-cell table:formula="of:=[Class_0.B70]" office:value-type="float" office:value="0.892391" calcext:value-type="float">
            <text:p>0,892391</text:p>
          </table:table-cell>
          <table:table-cell table:formula="of:=[Class_1.B70]" office:value-type="float" office:value="0.837991" calcext:value-type="float">
            <text:p>0,837991</text:p>
          </table:table-cell>
          <table:table-cell table:formula="of:=[Class_2.B70]" office:value-type="float" office:value="0.802802" calcext:value-type="float">
            <text:p>0,802802</text:p>
          </table:table-cell>
          <table:table-cell table:formula="of:=[Class_3.B70]" office:value-type="float" office:value="0.835895" calcext:value-type="float">
            <text:p>0,835895</text:p>
          </table:table-cell>
          <table:table-cell table:formula="of:=[Class_4.B70]" office:value-type="float" office:value="0.883844" calcext:value-type="float">
            <text:p>0,883844</text:p>
          </table:table-cell>
          <table:table-cell table:formula="of:=[Class_5.B70]" office:value-type="float" office:value="0.916918" calcext:value-type="float">
            <text:p>0,916918</text:p>
          </table:table-cell>
          <table:table-cell table:formula="of:=[Class_6.B70]" office:value-type="float" office:value="0.869039" calcext:value-type="float">
            <text:p>0,869039</text:p>
          </table:table-cell>
          <table:table-cell table:formula="of:=[Class_7.B70]" office:value-type="float" office:value="0.822993" calcext:value-type="float">
            <text:p>0,822993</text:p>
          </table:table-cell>
          <table:table-cell table:formula="of:=[Class_8.B70]" office:value-type="float" office:value="0.846176" calcext:value-type="float">
            <text:p>0,846176</text:p>
          </table:table-cell>
          <table:table-cell table:formula="of:=[Class_9.B70]" office:value-type="float" office:value="0.793409" calcext:value-type="float">
            <text:p>0,793409</text:p>
          </table:table-cell>
        </table:table-row>
        <table:table-row table:style-name="ro1">
          <table:table-cell table:formula="of:=[Class_0.B71]" office:value-type="float" office:value="0.918793" calcext:value-type="float">
            <text:p>0,918793</text:p>
          </table:table-cell>
          <table:table-cell table:formula="of:=[Class_1.B71]" office:value-type="float" office:value="0.788635" calcext:value-type="float">
            <text:p>0,788635</text:p>
          </table:table-cell>
          <table:table-cell table:formula="of:=[Class_2.B71]" office:value-type="float" office:value="0.811589" calcext:value-type="float">
            <text:p>0,811589</text:p>
          </table:table-cell>
          <table:table-cell table:formula="of:=[Class_3.B71]" office:value-type="float" office:value="0.821756" calcext:value-type="float">
            <text:p>0,821756</text:p>
          </table:table-cell>
          <table:table-cell table:formula="of:=[Class_4.B71]" office:value-type="float" office:value="0.878125" calcext:value-type="float">
            <text:p>0,878125</text:p>
          </table:table-cell>
          <table:table-cell table:formula="of:=[Class_5.B71]" office:value-type="float" office:value="0.957688" calcext:value-type="float">
            <text:p>0,957688</text:p>
          </table:table-cell>
          <table:table-cell table:formula="of:=[Class_6.B71]" office:value-type="float" office:value="0.851928" calcext:value-type="float">
            <text:p>0,851928</text:p>
          </table:table-cell>
          <table:table-cell table:formula="of:=[Class_7.B71]" office:value-type="float" office:value="0.784127" calcext:value-type="float">
            <text:p>0,784127</text:p>
          </table:table-cell>
          <table:table-cell table:formula="of:=[Class_8.B71]" office:value-type="float" office:value="0.863069" calcext:value-type="float">
            <text:p>0,863069</text:p>
          </table:table-cell>
          <table:table-cell table:formula="of:=[Class_9.B71]" office:value-type="float" office:value="0.747552" calcext:value-type="float">
            <text:p>0,747552</text:p>
          </table:table-cell>
        </table:table-row>
        <table:table-row table:style-name="ro1">
          <table:table-cell table:formula="of:=[Class_0.B72]" office:value-type="float" office:value="0.89303" calcext:value-type="float">
            <text:p>0,89303</text:p>
          </table:table-cell>
          <table:table-cell table:formula="of:=[Class_1.B72]" office:value-type="float" office:value="0.808922" calcext:value-type="float">
            <text:p>0,808922</text:p>
          </table:table-cell>
          <table:table-cell table:formula="of:=[Class_2.B72]" office:value-type="float" office:value="0.789423" calcext:value-type="float">
            <text:p>0,789423</text:p>
          </table:table-cell>
          <table:table-cell table:formula="of:=[Class_3.B72]" office:value-type="float" office:value="0.817694" calcext:value-type="float">
            <text:p>0,817694</text:p>
          </table:table-cell>
          <table:table-cell table:formula="of:=[Class_4.B72]" office:value-type="float" office:value="0.924344" calcext:value-type="float">
            <text:p>0,924344</text:p>
          </table:table-cell>
          <table:table-cell table:formula="of:=[Class_5.B72]" office:value-type="float" office:value="0.88624" calcext:value-type="float">
            <text:p>0,88624</text:p>
          </table:table-cell>
          <table:table-cell table:formula="of:=[Class_6.B72]" office:value-type="float" office:value="0.815623" calcext:value-type="float">
            <text:p>0,815623</text:p>
          </table:table-cell>
          <table:table-cell table:formula="of:=[Class_7.B72]" office:value-type="float" office:value="0.775021" calcext:value-type="float">
            <text:p>0,775021</text:p>
          </table:table-cell>
          <table:table-cell table:formula="of:=[Class_8.B72]" office:value-type="float" office:value="0.838769" calcext:value-type="float">
            <text:p>0,838769</text:p>
          </table:table-cell>
          <table:table-cell table:formula="of:=[Class_9.B72]" office:value-type="float" office:value="0.781066" calcext:value-type="float">
            <text:p>0,781066</text:p>
          </table:table-cell>
        </table:table-row>
        <table:table-row table:style-name="ro1">
          <table:table-cell table:formula="of:=[Class_0.B73]" office:value-type="float" office:value="0.886781" calcext:value-type="float">
            <text:p>0,886781</text:p>
          </table:table-cell>
          <table:table-cell table:formula="of:=[Class_1.B73]" office:value-type="float" office:value="0.806459" calcext:value-type="float">
            <text:p>0,806459</text:p>
          </table:table-cell>
          <table:table-cell table:formula="of:=[Class_2.B73]" office:value-type="float" office:value="0.79278" calcext:value-type="float">
            <text:p>0,79278</text:p>
          </table:table-cell>
          <table:table-cell table:formula="of:=[Class_3.B73]" office:value-type="float" office:value="0.904712" calcext:value-type="float">
            <text:p>0,904712</text:p>
          </table:table-cell>
          <table:table-cell table:formula="of:=[Class_4.B73]" office:value-type="float" office:value="0.856436" calcext:value-type="float">
            <text:p>0,856436</text:p>
          </table:table-cell>
          <table:table-cell table:formula="of:=[Class_5.B73]" office:value-type="float" office:value="0.866828" calcext:value-type="float">
            <text:p>0,866828</text:p>
          </table:table-cell>
          <table:table-cell table:formula="of:=[Class_6.B73]" office:value-type="float" office:value="0.808325" calcext:value-type="float">
            <text:p>0,808325</text:p>
          </table:table-cell>
          <table:table-cell table:formula="of:=[Class_7.B73]" office:value-type="float" office:value="0.791785" calcext:value-type="float">
            <text:p>0,791785</text:p>
          </table:table-cell>
          <table:table-cell table:formula="of:=[Class_8.B73]" office:value-type="float" office:value="0.863681" calcext:value-type="float">
            <text:p>0,863681</text:p>
          </table:table-cell>
          <table:table-cell table:formula="of:=[Class_9.B73]" office:value-type="float" office:value="0.744309" calcext:value-type="float">
            <text:p>0,744309</text:p>
          </table:table-cell>
        </table:table-row>
        <table:table-row table:style-name="ro1">
          <table:table-cell table:formula="of:=[Class_0.B74]" office:value-type="float" office:value="0.868617" calcext:value-type="float">
            <text:p>0,868617</text:p>
          </table:table-cell>
          <table:table-cell table:formula="of:=[Class_1.B74]" office:value-type="float" office:value="0.805074" calcext:value-type="float">
            <text:p>0,805074</text:p>
          </table:table-cell>
          <table:table-cell table:formula="of:=[Class_2.B74]" office:value-type="float" office:value="0.859785" calcext:value-type="float">
            <text:p>0,859785</text:p>
          </table:table-cell>
          <table:table-cell table:formula="of:=[Class_3.B74]" office:value-type="float" office:value="0.836631" calcext:value-type="float">
            <text:p>0,836631</text:p>
          </table:table-cell>
          <table:table-cell table:formula="of:=[Class_4.B74]" office:value-type="float" office:value="0.849595" calcext:value-type="float">
            <text:p>0,849595</text:p>
          </table:table-cell>
          <table:table-cell table:formula="of:=[Class_5.B74]" office:value-type="float" office:value="0.89955" calcext:value-type="float">
            <text:p>0,89955</text:p>
          </table:table-cell>
          <table:table-cell table:formula="of:=[Class_6.B74]" office:value-type="float" office:value="0.837992" calcext:value-type="float">
            <text:p>0,837992</text:p>
          </table:table-cell>
          <table:table-cell table:formula="of:=[Class_7.B74]" office:value-type="float" office:value="0.774325" calcext:value-type="float">
            <text:p>0,774325</text:p>
          </table:table-cell>
          <table:table-cell table:formula="of:=[Class_8.B74]" office:value-type="float" office:value="0.822025" calcext:value-type="float">
            <text:p>0,822025</text:p>
          </table:table-cell>
          <table:table-cell table:formula="of:=[Class_9.B74]" office:value-type="float" office:value="0.776629" calcext:value-type="float">
            <text:p>0,776629</text:p>
          </table:table-cell>
        </table:table-row>
        <table:table-row table:style-name="ro1">
          <table:table-cell table:formula="of:=[Class_0.B75]" office:value-type="float" office:value="0.888104" calcext:value-type="float">
            <text:p>0,888104</text:p>
          </table:table-cell>
          <table:table-cell table:formula="of:=[Class_1.B75]" office:value-type="float" office:value="0.814022" calcext:value-type="float">
            <text:p>0,814022</text:p>
          </table:table-cell>
          <table:table-cell table:formula="of:=[Class_2.B75]" office:value-type="float" office:value="0.789348" calcext:value-type="float">
            <text:p>0,789348</text:p>
          </table:table-cell>
          <table:table-cell table:formula="of:=[Class_3.B75]" office:value-type="float" office:value="0.854666" calcext:value-type="float">
            <text:p>0,854666</text:p>
          </table:table-cell>
          <table:table-cell table:formula="of:=[Class_4.B75]" office:value-type="float" office:value="0.843367" calcext:value-type="float">
            <text:p>0,843367</text:p>
          </table:table-cell>
          <table:table-cell table:formula="of:=[Class_5.B75]" office:value-type="float" office:value="0.878146" calcext:value-type="float">
            <text:p>0,878146</text:p>
          </table:table-cell>
          <table:table-cell table:formula="of:=[Class_6.B75]" office:value-type="float" office:value="0.824001" calcext:value-type="float">
            <text:p>0,824001</text:p>
          </table:table-cell>
          <table:table-cell table:formula="of:=[Class_7.B75]" office:value-type="float" office:value="0.801984" calcext:value-type="float">
            <text:p>0,801984</text:p>
          </table:table-cell>
          <table:table-cell table:formula="of:=[Class_8.B75]" office:value-type="float" office:value="0.865764" calcext:value-type="float">
            <text:p>0,865764</text:p>
          </table:table-cell>
          <table:table-cell table:formula="of:=[Class_9.B75]" office:value-type="float" office:value="0.746916" calcext:value-type="float">
            <text:p>0,746916</text:p>
          </table:table-cell>
        </table:table-row>
        <table:table-row table:style-name="ro1">
          <table:table-cell table:formula="of:=[Class_0.B76]" office:value-type="float" office:value="0.940739" calcext:value-type="float">
            <text:p>0,940739</text:p>
          </table:table-cell>
          <table:table-cell table:formula="of:=[Class_1.B76]" office:value-type="float" office:value="0.801242" calcext:value-type="float">
            <text:p>0,801242</text:p>
          </table:table-cell>
          <table:table-cell table:formula="of:=[Class_2.B76]" office:value-type="float" office:value="0.83718" calcext:value-type="float">
            <text:p>0,83718</text:p>
          </table:table-cell>
          <table:table-cell table:formula="of:=[Class_3.B76]" office:value-type="float" office:value="0.832905" calcext:value-type="float">
            <text:p>0,832905</text:p>
          </table:table-cell>
          <table:table-cell table:formula="of:=[Class_4.B76]" office:value-type="float" office:value="0.865381" calcext:value-type="float">
            <text:p>0,865381</text:p>
          </table:table-cell>
          <table:table-cell table:formula="of:=[Class_5.B76]" office:value-type="float" office:value="0.897194" calcext:value-type="float">
            <text:p>0,897194</text:p>
          </table:table-cell>
          <table:table-cell table:formula="of:=[Class_6.B76]" office:value-type="float" office:value="0.795729" calcext:value-type="float">
            <text:p>0,795729</text:p>
          </table:table-cell>
          <table:table-cell table:formula="of:=[Class_7.B76]" office:value-type="float" office:value="0.786308" calcext:value-type="float">
            <text:p>0,786308</text:p>
          </table:table-cell>
          <table:table-cell table:formula="of:=[Class_8.B76]" office:value-type="float" office:value="0.845579" calcext:value-type="float">
            <text:p>0,845579</text:p>
          </table:table-cell>
          <table:table-cell table:formula="of:=[Class_9.B76]" office:value-type="float" office:value="0.749152" calcext:value-type="float">
            <text:p>0,749152</text:p>
          </table:table-cell>
        </table:table-row>
        <table:table-row table:style-name="ro1">
          <table:table-cell table:formula="of:=[Class_0.B77]" office:value-type="float" office:value="0.893352" calcext:value-type="float">
            <text:p>0,893352</text:p>
          </table:table-cell>
          <table:table-cell table:formula="of:=[Class_1.B77]" office:value-type="float" office:value="0.78332" calcext:value-type="float">
            <text:p>0,78332</text:p>
          </table:table-cell>
          <table:table-cell table:formula="of:=[Class_2.B77]" office:value-type="float" office:value="0.770812" calcext:value-type="float">
            <text:p>0,770812</text:p>
          </table:table-cell>
          <table:table-cell table:formula="of:=[Class_3.B77]" office:value-type="float" office:value="0.83201" calcext:value-type="float">
            <text:p>0,83201</text:p>
          </table:table-cell>
          <table:table-cell table:formula="of:=[Class_4.B77]" office:value-type="float" office:value="0.930188" calcext:value-type="float">
            <text:p>0,930188</text:p>
          </table:table-cell>
          <table:table-cell table:formula="of:=[Class_5.B77]" office:value-type="float" office:value="0.90037" calcext:value-type="float">
            <text:p>0,90037</text:p>
          </table:table-cell>
          <table:table-cell table:formula="of:=[Class_6.B77]" office:value-type="float" office:value="0.835691" calcext:value-type="float">
            <text:p>0,835691</text:p>
          </table:table-cell>
          <table:table-cell table:formula="of:=[Class_7.B77]" office:value-type="float" office:value="0.781838" calcext:value-type="float">
            <text:p>0,781838</text:p>
          </table:table-cell>
          <table:table-cell table:formula="of:=[Class_8.B77]" office:value-type="float" office:value="0.830927" calcext:value-type="float">
            <text:p>0,830927</text:p>
          </table:table-cell>
          <table:table-cell table:formula="of:=[Class_9.B77]" office:value-type="float" office:value="0.746106" calcext:value-type="float">
            <text:p>0,746106</text:p>
          </table:table-cell>
        </table:table-row>
        <table:table-row table:style-name="ro1">
          <table:table-cell table:formula="of:=[Class_0.B78]" office:value-type="float" office:value="0.89917" calcext:value-type="float">
            <text:p>0,89917</text:p>
          </table:table-cell>
          <table:table-cell table:formula="of:=[Class_1.B78]" office:value-type="float" office:value="0.795951" calcext:value-type="float">
            <text:p>0,795951</text:p>
          </table:table-cell>
          <table:table-cell table:formula="of:=[Class_2.B78]" office:value-type="float" office:value="0.79348" calcext:value-type="float">
            <text:p>0,79348</text:p>
          </table:table-cell>
          <table:table-cell table:formula="of:=[Class_3.B78]" office:value-type="float" office:value="0.804627" calcext:value-type="float">
            <text:p>0,804627</text:p>
          </table:table-cell>
          <table:table-cell table:formula="of:=[Class_4.B78]" office:value-type="float" office:value="0.869156" calcext:value-type="float">
            <text:p>0,869156</text:p>
          </table:table-cell>
          <table:table-cell table:formula="of:=[Class_5.B78]" office:value-type="float" office:value="0.845283" calcext:value-type="float">
            <text:p>0,845283</text:p>
          </table:table-cell>
          <table:table-cell table:formula="of:=[Class_6.B78]" office:value-type="float" office:value="0.796165" calcext:value-type="float">
            <text:p>0,796165</text:p>
          </table:table-cell>
          <table:table-cell table:formula="of:=[Class_7.B78]" office:value-type="float" office:value="0.7877" calcext:value-type="float">
            <text:p>0,7877</text:p>
          </table:table-cell>
          <table:table-cell table:formula="of:=[Class_8.B78]" office:value-type="float" office:value="0.829635" calcext:value-type="float">
            <text:p>0,829635</text:p>
          </table:table-cell>
          <table:table-cell table:formula="of:=[Class_9.B78]" office:value-type="float" office:value="0.754402" calcext:value-type="float">
            <text:p>0,754402</text:p>
          </table:table-cell>
        </table:table-row>
        <table:table-row table:style-name="ro1">
          <table:table-cell table:formula="of:=[Class_0.B79]" office:value-type="float" office:value="0.882076" calcext:value-type="float">
            <text:p>0,882076</text:p>
          </table:table-cell>
          <table:table-cell table:formula="of:=[Class_1.B79]" office:value-type="float" office:value="0.83691" calcext:value-type="float">
            <text:p>0,83691</text:p>
          </table:table-cell>
          <table:table-cell table:formula="of:=[Class_2.B79]" office:value-type="float" office:value="0.782511" calcext:value-type="float">
            <text:p>0,782511</text:p>
          </table:table-cell>
          <table:table-cell table:formula="of:=[Class_3.B79]" office:value-type="float" office:value="0.824926" calcext:value-type="float">
            <text:p>0,824926</text:p>
          </table:table-cell>
          <table:table-cell table:formula="of:=[Class_4.B79]" office:value-type="float" office:value="0.875571" calcext:value-type="float">
            <text:p>0,875571</text:p>
          </table:table-cell>
          <table:table-cell table:formula="of:=[Class_5.B79]" office:value-type="float" office:value="0.865853" calcext:value-type="float">
            <text:p>0,865853</text:p>
          </table:table-cell>
          <table:table-cell table:formula="of:=[Class_6.B79]" office:value-type="float" office:value="0.85983" calcext:value-type="float">
            <text:p>0,85983</text:p>
          </table:table-cell>
          <table:table-cell table:formula="of:=[Class_7.B79]" office:value-type="float" office:value="0.826906" calcext:value-type="float">
            <text:p>0,826906</text:p>
          </table:table-cell>
          <table:table-cell table:formula="of:=[Class_8.B79]" office:value-type="float" office:value="0.806498" calcext:value-type="float">
            <text:p>0,806498</text:p>
          </table:table-cell>
          <table:table-cell table:formula="of:=[Class_9.B79]" office:value-type="float" office:value="0.769681" calcext:value-type="float">
            <text:p>0,769681</text:p>
          </table:table-cell>
        </table:table-row>
        <table:table-row table:style-name="ro1">
          <table:table-cell table:formula="of:=[Class_0.B80]" office:value-type="float" office:value="0.937179" calcext:value-type="float">
            <text:p>0,937179</text:p>
          </table:table-cell>
          <table:table-cell table:formula="of:=[Class_1.B80]" office:value-type="float" office:value="0.797028" calcext:value-type="float">
            <text:p>0,797028</text:p>
          </table:table-cell>
          <table:table-cell table:formula="of:=[Class_2.B80]" office:value-type="float" office:value="0.778177" calcext:value-type="float">
            <text:p>0,778177</text:p>
          </table:table-cell>
          <table:table-cell table:formula="of:=[Class_3.B80]" office:value-type="float" office:value="0.836776" calcext:value-type="float">
            <text:p>0,836776</text:p>
          </table:table-cell>
          <table:table-cell table:formula="of:=[Class_4.B80]" office:value-type="float" office:value="0.889122" calcext:value-type="float">
            <text:p>0,889122</text:p>
          </table:table-cell>
          <table:table-cell table:formula="of:=[Class_5.B80]" office:value-type="float" office:value="0.83533" calcext:value-type="float">
            <text:p>0,83533</text:p>
          </table:table-cell>
          <table:table-cell table:formula="of:=[Class_6.B80]" office:value-type="float" office:value="0.801135" calcext:value-type="float">
            <text:p>0,801135</text:p>
          </table:table-cell>
          <table:table-cell table:formula="of:=[Class_7.B80]" office:value-type="float" office:value="0.777657" calcext:value-type="float">
            <text:p>0,777657</text:p>
          </table:table-cell>
          <table:table-cell table:formula="of:=[Class_8.B80]" office:value-type="float" office:value="0.836612" calcext:value-type="float">
            <text:p>0,836612</text:p>
          </table:table-cell>
          <table:table-cell table:formula="of:=[Class_9.B80]" office:value-type="float" office:value="0.723021" calcext:value-type="float">
            <text:p>0,723021</text:p>
          </table:table-cell>
        </table:table-row>
        <table:table-row table:style-name="ro1">
          <table:table-cell table:formula="of:=[Class_0.B81]" office:value-type="float" office:value="0.876841" calcext:value-type="float">
            <text:p>0,876841</text:p>
          </table:table-cell>
          <table:table-cell table:formula="of:=[Class_1.B81]" office:value-type="float" office:value="0.819614" calcext:value-type="float">
            <text:p>0,819614</text:p>
          </table:table-cell>
          <table:table-cell table:formula="of:=[Class_2.B81]" office:value-type="float" office:value="0.833991" calcext:value-type="float">
            <text:p>0,833991</text:p>
          </table:table-cell>
          <table:table-cell table:formula="of:=[Class_3.B81]" office:value-type="float" office:value="0.889297" calcext:value-type="float">
            <text:p>0,889297</text:p>
          </table:table-cell>
          <table:table-cell table:formula="of:=[Class_4.B81]" office:value-type="float" office:value="0.926206" calcext:value-type="float">
            <text:p>0,926206</text:p>
          </table:table-cell>
          <table:table-cell table:formula="of:=[Class_5.B81]" office:value-type="float" office:value="0.856978" calcext:value-type="float">
            <text:p>0,856978</text:p>
          </table:table-cell>
          <table:table-cell table:formula="of:=[Class_6.B81]" office:value-type="float" office:value="0.80326" calcext:value-type="float">
            <text:p>0,80326</text:p>
          </table:table-cell>
          <table:table-cell table:formula="of:=[Class_7.B81]" office:value-type="float" office:value="0.753764" calcext:value-type="float">
            <text:p>0,753764</text:p>
          </table:table-cell>
          <table:table-cell table:formula="of:=[Class_8.B81]" office:value-type="float" office:value="0.834148" calcext:value-type="float">
            <text:p>0,834148</text:p>
          </table:table-cell>
          <table:table-cell table:formula="of:=[Class_9.B81]" office:value-type="float" office:value="0.761547" calcext:value-type="float">
            <text:p>0,761547</text:p>
          </table:table-cell>
        </table:table-row>
        <table:table-row table:style-name="ro1">
          <table:table-cell table:formula="of:=[Class_0.B82]" office:value-type="float" office:value="0.863608" calcext:value-type="float">
            <text:p>0,863608</text:p>
          </table:table-cell>
          <table:table-cell table:formula="of:=[Class_1.B82]" office:value-type="float" office:value="0.849978" calcext:value-type="float">
            <text:p>0,849978</text:p>
          </table:table-cell>
          <table:table-cell table:formula="of:=[Class_2.B82]" office:value-type="float" office:value="0.766753" calcext:value-type="float">
            <text:p>0,766753</text:p>
          </table:table-cell>
          <table:table-cell table:formula="of:=[Class_3.B82]" office:value-type="float" office:value="0.808019" calcext:value-type="float">
            <text:p>0,808019</text:p>
          </table:table-cell>
          <table:table-cell table:formula="of:=[Class_4.B82]" office:value-type="float" office:value="0.862196" calcext:value-type="float">
            <text:p>0,862196</text:p>
          </table:table-cell>
          <table:table-cell table:formula="of:=[Class_5.B82]" office:value-type="float" office:value="0.82767" calcext:value-type="float">
            <text:p>0,82767</text:p>
          </table:table-cell>
          <table:table-cell table:formula="of:=[Class_6.B82]" office:value-type="float" office:value="0.833034" calcext:value-type="float">
            <text:p>0,833034</text:p>
          </table:table-cell>
          <table:table-cell table:formula="of:=[Class_7.B82]" office:value-type="float" office:value="0.751586" calcext:value-type="float">
            <text:p>0,751586</text:p>
          </table:table-cell>
          <table:table-cell table:formula="of:=[Class_8.B82]" office:value-type="float" office:value="0.856858" calcext:value-type="float">
            <text:p>0,856858</text:p>
          </table:table-cell>
          <table:table-cell table:formula="of:=[Class_9.B82]" office:value-type="float" office:value="0.752785" calcext:value-type="float">
            <text:p>0,752785</text:p>
          </table:table-cell>
        </table:table-row>
        <table:table-row table:style-name="ro1">
          <table:table-cell table:formula="of:=[Class_0.B83]" office:value-type="float" office:value="0.894915" calcext:value-type="float">
            <text:p>0,894915</text:p>
          </table:table-cell>
          <table:table-cell table:formula="of:=[Class_1.B83]" office:value-type="float" office:value="0.767765" calcext:value-type="float">
            <text:p>0,767765</text:p>
          </table:table-cell>
          <table:table-cell table:formula="of:=[Class_2.B83]" office:value-type="float" office:value="0.765486" calcext:value-type="float">
            <text:p>0,765486</text:p>
          </table:table-cell>
          <table:table-cell table:formula="of:=[Class_3.B83]" office:value-type="float" office:value="0.840108" calcext:value-type="float">
            <text:p>0,840108</text:p>
          </table:table-cell>
          <table:table-cell table:formula="of:=[Class_4.B83]" office:value-type="float" office:value="0.942334" calcext:value-type="float">
            <text:p>0,942334</text:p>
          </table:table-cell>
          <table:table-cell table:formula="of:=[Class_5.B83]" office:value-type="float" office:value="0.844752" calcext:value-type="float">
            <text:p>0,844752</text:p>
          </table:table-cell>
          <table:table-cell table:formula="of:=[Class_6.B83]" office:value-type="float" office:value="0.821511" calcext:value-type="float">
            <text:p>0,821511</text:p>
          </table:table-cell>
          <table:table-cell table:formula="of:=[Class_7.B83]" office:value-type="float" office:value="0.754476" calcext:value-type="float">
            <text:p>0,754476</text:p>
          </table:table-cell>
          <table:table-cell table:formula="of:=[Class_8.B83]" office:value-type="float" office:value="0.808374" calcext:value-type="float">
            <text:p>0,808374</text:p>
          </table:table-cell>
          <table:table-cell table:formula="of:=[Class_9.B83]" office:value-type="float" office:value="0.743908" calcext:value-type="float">
            <text:p>0,743908</text:p>
          </table:table-cell>
        </table:table-row>
        <table:table-row table:style-name="ro1">
          <table:table-cell table:formula="of:=[Class_0.B84]" office:value-type="float" office:value="0.905338" calcext:value-type="float">
            <text:p>0,905338</text:p>
          </table:table-cell>
          <table:table-cell table:formula="of:=[Class_1.B84]" office:value-type="float" office:value="0.822971" calcext:value-type="float">
            <text:p>0,822971</text:p>
          </table:table-cell>
          <table:table-cell table:formula="of:=[Class_2.B84]" office:value-type="float" office:value="0.769877" calcext:value-type="float">
            <text:p>0,769877</text:p>
          </table:table-cell>
          <table:table-cell table:formula="of:=[Class_3.B84]" office:value-type="float" office:value="0.830526" calcext:value-type="float">
            <text:p>0,830526</text:p>
          </table:table-cell>
          <table:table-cell table:formula="of:=[Class_4.B84]" office:value-type="float" office:value="0.864525" calcext:value-type="float">
            <text:p>0,864525</text:p>
          </table:table-cell>
          <table:table-cell table:formula="of:=[Class_5.B84]" office:value-type="float" office:value="0.839204" calcext:value-type="float">
            <text:p>0,839204</text:p>
          </table:table-cell>
          <table:table-cell table:formula="of:=[Class_6.B84]" office:value-type="float" office:value="0.821786" calcext:value-type="float">
            <text:p>0,821786</text:p>
          </table:table-cell>
          <table:table-cell table:formula="of:=[Class_7.B84]" office:value-type="float" office:value="0.794998" calcext:value-type="float">
            <text:p>0,794998</text:p>
          </table:table-cell>
          <table:table-cell table:formula="of:=[Class_8.B84]" office:value-type="float" office:value="0.813924" calcext:value-type="float">
            <text:p>0,813924</text:p>
          </table:table-cell>
          <table:table-cell table:formula="of:=[Class_9.B84]" office:value-type="float" office:value="0.726597" calcext:value-type="float">
            <text:p>0,726597</text:p>
          </table:table-cell>
        </table:table-row>
        <table:table-row table:style-name="ro1">
          <table:table-cell table:formula="of:=[Class_0.B85]" office:value-type="float" office:value="0.909005" calcext:value-type="float">
            <text:p>0,909005</text:p>
          </table:table-cell>
          <table:table-cell table:formula="of:=[Class_1.B85]" office:value-type="float" office:value="0.803331" calcext:value-type="float">
            <text:p>0,803331</text:p>
          </table:table-cell>
          <table:table-cell table:formula="of:=[Class_2.B85]" office:value-type="float" office:value="0.808013" calcext:value-type="float">
            <text:p>0,808013</text:p>
          </table:table-cell>
          <table:table-cell table:formula="of:=[Class_3.B85]" office:value-type="float" office:value="0.806482" calcext:value-type="float">
            <text:p>0,806482</text:p>
          </table:table-cell>
          <table:table-cell table:formula="of:=[Class_4.B85]" office:value-type="float" office:value="0.819674" calcext:value-type="float">
            <text:p>0,819674</text:p>
          </table:table-cell>
          <table:table-cell table:formula="of:=[Class_5.B85]" office:value-type="float" office:value="0.852396" calcext:value-type="float">
            <text:p>0,852396</text:p>
          </table:table-cell>
          <table:table-cell table:formula="of:=[Class_6.B85]" office:value-type="float" office:value="0.84253" calcext:value-type="float">
            <text:p>0,84253</text:p>
          </table:table-cell>
          <table:table-cell table:formula="of:=[Class_7.B85]" office:value-type="float" office:value="0.851549" calcext:value-type="float">
            <text:p>0,851549</text:p>
          </table:table-cell>
          <table:table-cell table:formula="of:=[Class_8.B85]" office:value-type="float" office:value="0.794416" calcext:value-type="float">
            <text:p>0,794416</text:p>
          </table:table-cell>
          <table:table-cell table:formula="of:=[Class_9.B85]" office:value-type="float" office:value="0.73771" calcext:value-type="float">
            <text:p>0,73771</text:p>
          </table:table-cell>
        </table:table-row>
        <table:table-row table:style-name="ro1">
          <table:table-cell table:formula="of:=[Class_0.B86]" office:value-type="float" office:value="0.857896" calcext:value-type="float">
            <text:p>0,857896</text:p>
          </table:table-cell>
          <table:table-cell table:formula="of:=[Class_1.B86]" office:value-type="float" office:value="0.779447" calcext:value-type="float">
            <text:p>0,779447</text:p>
          </table:table-cell>
          <table:table-cell table:formula="of:=[Class_2.B86]" office:value-type="float" office:value="0.773248" calcext:value-type="float">
            <text:p>0,773248</text:p>
          </table:table-cell>
          <table:table-cell table:formula="of:=[Class_3.B86]" office:value-type="float" office:value="0.79389" calcext:value-type="float">
            <text:p>0,79389</text:p>
          </table:table-cell>
          <table:table-cell table:formula="of:=[Class_4.B86]" office:value-type="float" office:value="0.866961" calcext:value-type="float">
            <text:p>0,866961</text:p>
          </table:table-cell>
          <table:table-cell table:formula="of:=[Class_5.B86]" office:value-type="float" office:value="0.85789" calcext:value-type="float">
            <text:p>0,85789</text:p>
          </table:table-cell>
          <table:table-cell table:formula="of:=[Class_6.B86]" office:value-type="float" office:value="0.807825" calcext:value-type="float">
            <text:p>0,807825</text:p>
          </table:table-cell>
          <table:table-cell table:formula="of:=[Class_7.B86]" office:value-type="float" office:value="0.868123" calcext:value-type="float">
            <text:p>0,868123</text:p>
          </table:table-cell>
          <table:table-cell table:formula="of:=[Class_8.B86]" office:value-type="float" office:value="0.865956" calcext:value-type="float">
            <text:p>0,865956</text:p>
          </table:table-cell>
          <table:table-cell table:formula="of:=[Class_9.B86]" office:value-type="float" office:value="0.711839" calcext:value-type="float">
            <text:p>0,711839</text:p>
          </table:table-cell>
        </table:table-row>
        <table:table-row table:style-name="ro1">
          <table:table-cell table:formula="of:=[Class_0.B87]" office:value-type="float" office:value="0.829251" calcext:value-type="float">
            <text:p>0,829251</text:p>
          </table:table-cell>
          <table:table-cell table:formula="of:=[Class_1.B87]" office:value-type="float" office:value="0.758436" calcext:value-type="float">
            <text:p>0,758436</text:p>
          </table:table-cell>
          <table:table-cell table:formula="of:=[Class_2.B87]" office:value-type="float" office:value="0.771879" calcext:value-type="float">
            <text:p>0,771879</text:p>
          </table:table-cell>
          <table:table-cell table:formula="of:=[Class_3.B87]" office:value-type="float" office:value="0.794068" calcext:value-type="float">
            <text:p>0,794068</text:p>
          </table:table-cell>
          <table:table-cell table:formula="of:=[Class_4.B87]" office:value-type="float" office:value="0.843383" calcext:value-type="float">
            <text:p>0,843383</text:p>
          </table:table-cell>
          <table:table-cell table:formula="of:=[Class_5.B87]" office:value-type="float" office:value="0.887259" calcext:value-type="float">
            <text:p>0,887259</text:p>
          </table:table-cell>
          <table:table-cell table:formula="of:=[Class_6.B87]" office:value-type="float" office:value="0.837486" calcext:value-type="float">
            <text:p>0,837486</text:p>
          </table:table-cell>
          <table:table-cell table:formula="of:=[Class_7.B87]" office:value-type="float" office:value="0.757881" calcext:value-type="float">
            <text:p>0,757881</text:p>
          </table:table-cell>
          <table:table-cell table:formula="of:=[Class_8.B87]" office:value-type="float" office:value="0.823507" calcext:value-type="float">
            <text:p>0,823507</text:p>
          </table:table-cell>
          <table:table-cell table:formula="of:=[Class_9.B87]" office:value-type="float" office:value="0.750212" calcext:value-type="float">
            <text:p>0,750212</text:p>
          </table:table-cell>
        </table:table-row>
        <table:table-row table:style-name="ro1">
          <table:table-cell table:formula="of:=[Class_0.B88]" office:value-type="float" office:value="0.852889" calcext:value-type="float">
            <text:p>0,852889</text:p>
          </table:table-cell>
          <table:table-cell table:formula="of:=[Class_1.B88]" office:value-type="float" office:value="0.747953" calcext:value-type="float">
            <text:p>0,747953</text:p>
          </table:table-cell>
          <table:table-cell table:formula="of:=[Class_2.B88]" office:value-type="float" office:value="0.794439" calcext:value-type="float">
            <text:p>0,794439</text:p>
          </table:table-cell>
          <table:table-cell table:formula="of:=[Class_3.B88]" office:value-type="float" office:value="0.855859" calcext:value-type="float">
            <text:p>0,855859</text:p>
          </table:table-cell>
          <table:table-cell table:formula="of:=[Class_4.B88]" office:value-type="float" office:value="0.85593" calcext:value-type="float">
            <text:p>0,85593</text:p>
          </table:table-cell>
          <table:table-cell table:formula="of:=[Class_5.B88]" office:value-type="float" office:value="0.864256" calcext:value-type="float">
            <text:p>0,864256</text:p>
          </table:table-cell>
          <table:table-cell table:formula="of:=[Class_6.B88]" office:value-type="float" office:value="0.842014" calcext:value-type="float">
            <text:p>0,842014</text:p>
          </table:table-cell>
          <table:table-cell table:formula="of:=[Class_7.B88]" office:value-type="float" office:value="0.755918" calcext:value-type="float">
            <text:p>0,755918</text:p>
          </table:table-cell>
          <table:table-cell table:formula="of:=[Class_8.B88]" office:value-type="float" office:value="0.800078" calcext:value-type="float">
            <text:p>0,800078</text:p>
          </table:table-cell>
          <table:table-cell table:formula="of:=[Class_9.B88]" office:value-type="float" office:value="0.704635" calcext:value-type="float">
            <text:p>0,704635</text:p>
          </table:table-cell>
        </table:table-row>
        <table:table-row table:style-name="ro1">
          <table:table-cell table:formula="of:=[Class_0.B89]" office:value-type="float" office:value="0.869061" calcext:value-type="float">
            <text:p>0,869061</text:p>
          </table:table-cell>
          <table:table-cell table:formula="of:=[Class_1.B89]" office:value-type="float" office:value="0.766525" calcext:value-type="float">
            <text:p>0,766525</text:p>
          </table:table-cell>
          <table:table-cell table:formula="of:=[Class_2.B89]" office:value-type="float" office:value="0.762288" calcext:value-type="float">
            <text:p>0,762288</text:p>
          </table:table-cell>
          <table:table-cell table:formula="of:=[Class_3.B89]" office:value-type="float" office:value="0.837599" calcext:value-type="float">
            <text:p>0,837599</text:p>
          </table:table-cell>
          <table:table-cell table:formula="of:=[Class_4.B89]" office:value-type="float" office:value="0.806436" calcext:value-type="float">
            <text:p>0,806436</text:p>
          </table:table-cell>
          <table:table-cell table:formula="of:=[Class_5.B89]" office:value-type="float" office:value="0.8066" calcext:value-type="float">
            <text:p>0,8066</text:p>
          </table:table-cell>
          <table:table-cell table:formula="of:=[Class_6.B89]" office:value-type="float" office:value="0.778556" calcext:value-type="float">
            <text:p>0,778556</text:p>
          </table:table-cell>
          <table:table-cell table:formula="of:=[Class_7.B89]" office:value-type="float" office:value="0.755506" calcext:value-type="float">
            <text:p>0,755506</text:p>
          </table:table-cell>
          <table:table-cell table:formula="of:=[Class_8.B89]" office:value-type="float" office:value="0.804851" calcext:value-type="float">
            <text:p>0,804851</text:p>
          </table:table-cell>
          <table:table-cell table:formula="of:=[Class_9.B89]" office:value-type="float" office:value="0.720907" calcext:value-type="float">
            <text:p>0,720907</text:p>
          </table:table-cell>
        </table:table-row>
        <table:table-row table:style-name="ro1">
          <table:table-cell table:formula="of:=[Class_0.B90]" office:value-type="float" office:value="0.853094" calcext:value-type="float">
            <text:p>0,853094</text:p>
          </table:table-cell>
          <table:table-cell table:formula="of:=[Class_1.B90]" office:value-type="float" office:value="0.811776" calcext:value-type="float">
            <text:p>0,811776</text:p>
          </table:table-cell>
          <table:table-cell table:formula="of:=[Class_2.B90]" office:value-type="float" office:value="0.766136" calcext:value-type="float">
            <text:p>0,766136</text:p>
          </table:table-cell>
          <table:table-cell table:formula="of:=[Class_3.B90]" office:value-type="float" office:value="0.820207" calcext:value-type="float">
            <text:p>0,820207</text:p>
          </table:table-cell>
          <table:table-cell table:formula="of:=[Class_4.B90]" office:value-type="float" office:value="0.85755" calcext:value-type="float">
            <text:p>0,85755</text:p>
          </table:table-cell>
          <table:table-cell table:formula="of:=[Class_5.B90]" office:value-type="float" office:value="0.832484" calcext:value-type="float">
            <text:p>0,832484</text:p>
          </table:table-cell>
          <table:table-cell table:formula="of:=[Class_6.B90]" office:value-type="float" office:value="0.814923" calcext:value-type="float">
            <text:p>0,814923</text:p>
          </table:table-cell>
          <table:table-cell table:formula="of:=[Class_7.B90]" office:value-type="float" office:value="0.799981" calcext:value-type="float">
            <text:p>0,799981</text:p>
          </table:table-cell>
          <table:table-cell table:formula="of:=[Class_8.B90]" office:value-type="float" office:value="0.800478" calcext:value-type="float">
            <text:p>0,800478</text:p>
          </table:table-cell>
          <table:table-cell table:formula="of:=[Class_9.B90]" office:value-type="float" office:value="0.732249" calcext:value-type="float">
            <text:p>0,732249</text:p>
          </table:table-cell>
        </table:table-row>
        <table:table-row table:style-name="ro1">
          <table:table-cell table:formula="of:=[Class_0.B91]" office:value-type="float" office:value="0.848581" calcext:value-type="float">
            <text:p>0,848581</text:p>
          </table:table-cell>
          <table:table-cell table:formula="of:=[Class_1.B91]" office:value-type="float" office:value="0.773306" calcext:value-type="float">
            <text:p>0,773306</text:p>
          </table:table-cell>
          <table:table-cell table:formula="of:=[Class_2.B91]" office:value-type="float" office:value="0.769444" calcext:value-type="float">
            <text:p>0,769444</text:p>
          </table:table-cell>
          <table:table-cell table:formula="of:=[Class_3.B91]" office:value-type="float" office:value="0.792395" calcext:value-type="float">
            <text:p>0,792395</text:p>
          </table:table-cell>
          <table:table-cell table:formula="of:=[Class_4.B91]" office:value-type="float" office:value="0.868418" calcext:value-type="float">
            <text:p>0,868418</text:p>
          </table:table-cell>
          <table:table-cell table:formula="of:=[Class_5.B91]" office:value-type="float" office:value="0.807385" calcext:value-type="float">
            <text:p>0,807385</text:p>
          </table:table-cell>
          <table:table-cell table:formula="of:=[Class_6.B91]" office:value-type="float" office:value="0.764255" calcext:value-type="float">
            <text:p>0,764255</text:p>
          </table:table-cell>
          <table:table-cell table:formula="of:=[Class_7.B91]" office:value-type="float" office:value="0.784039" calcext:value-type="float">
            <text:p>0,784039</text:p>
          </table:table-cell>
          <table:table-cell table:formula="of:=[Class_8.B91]" office:value-type="float" office:value="0.793655" calcext:value-type="float">
            <text:p>0,793655</text:p>
          </table:table-cell>
          <table:table-cell table:formula="of:=[Class_9.B91]" office:value-type="float" office:value="0.741299" calcext:value-type="float">
            <text:p>0,741299</text:p>
          </table:table-cell>
        </table:table-row>
        <table:table-row table:style-name="ro1">
          <table:table-cell table:formula="of:=[Class_0.B92]" office:value-type="float" office:value="0.858126" calcext:value-type="float">
            <text:p>0,858126</text:p>
          </table:table-cell>
          <table:table-cell table:formula="of:=[Class_1.B92]" office:value-type="float" office:value="0.829863" calcext:value-type="float">
            <text:p>0,829863</text:p>
          </table:table-cell>
          <table:table-cell table:formula="of:=[Class_2.B92]" office:value-type="float" office:value="0.764467" calcext:value-type="float">
            <text:p>0,764467</text:p>
          </table:table-cell>
          <table:table-cell table:formula="of:=[Class_3.B92]" office:value-type="float" office:value="0.842776" calcext:value-type="float">
            <text:p>0,842776</text:p>
          </table:table-cell>
          <table:table-cell table:formula="of:=[Class_4.B92]" office:value-type="float" office:value="0.860799" calcext:value-type="float">
            <text:p>0,860799</text:p>
          </table:table-cell>
          <table:table-cell table:formula="of:=[Class_5.B92]" office:value-type="float" office:value="0.822115" calcext:value-type="float">
            <text:p>0,822115</text:p>
          </table:table-cell>
          <table:table-cell table:formula="of:=[Class_6.B92]" office:value-type="float" office:value="0.776359" calcext:value-type="float">
            <text:p>0,776359</text:p>
          </table:table-cell>
          <table:table-cell table:formula="of:=[Class_7.B92]" office:value-type="float" office:value="0.759927" calcext:value-type="float">
            <text:p>0,759927</text:p>
          </table:table-cell>
          <table:table-cell table:formula="of:=[Class_8.B92]" office:value-type="float" office:value="0.816824" calcext:value-type="float">
            <text:p>0,816824</text:p>
          </table:table-cell>
          <table:table-cell table:formula="of:=[Class_9.B92]" office:value-type="float" office:value="0.731245" calcext:value-type="float">
            <text:p>0,731245</text:p>
          </table:table-cell>
        </table:table-row>
        <table:table-row table:style-name="ro1">
          <table:table-cell table:formula="of:=[Class_0.B93]" office:value-type="float" office:value="0.825821" calcext:value-type="float">
            <text:p>0,825821</text:p>
          </table:table-cell>
          <table:table-cell table:formula="of:=[Class_1.B93]" office:value-type="float" office:value="0.770047" calcext:value-type="float">
            <text:p>0,770047</text:p>
          </table:table-cell>
          <table:table-cell table:formula="of:=[Class_2.B93]" office:value-type="float" office:value="0.77159" calcext:value-type="float">
            <text:p>0,77159</text:p>
          </table:table-cell>
          <table:table-cell table:formula="of:=[Class_3.B93]" office:value-type="float" office:value="0.821891" calcext:value-type="float">
            <text:p>0,821891</text:p>
          </table:table-cell>
          <table:table-cell table:formula="of:=[Class_4.B93]" office:value-type="float" office:value="0.892356" calcext:value-type="float">
            <text:p>0,892356</text:p>
          </table:table-cell>
          <table:table-cell table:formula="of:=[Class_5.B93]" office:value-type="float" office:value="0.847209" calcext:value-type="float">
            <text:p>0,847209</text:p>
          </table:table-cell>
          <table:table-cell table:formula="of:=[Class_6.B93]" office:value-type="float" office:value="0.778525" calcext:value-type="float">
            <text:p>0,778525</text:p>
          </table:table-cell>
          <table:table-cell table:formula="of:=[Class_7.B93]" office:value-type="float" office:value="0.731681" calcext:value-type="float">
            <text:p>0,731681</text:p>
          </table:table-cell>
          <table:table-cell table:formula="of:=[Class_8.B93]" office:value-type="float" office:value="0.788983" calcext:value-type="float">
            <text:p>0,788983</text:p>
          </table:table-cell>
          <table:table-cell table:formula="of:=[Class_9.B93]" office:value-type="float" office:value="0.696982" calcext:value-type="float">
            <text:p>0,696982</text:p>
          </table:table-cell>
        </table:table-row>
        <table:table-row table:style-name="ro1">
          <table:table-cell table:formula="of:=[Class_0.B94]" office:value-type="float" office:value="0.834811" calcext:value-type="float">
            <text:p>0,834811</text:p>
          </table:table-cell>
          <table:table-cell table:formula="of:=[Class_1.B94]" office:value-type="float" office:value="0.749512" calcext:value-type="float">
            <text:p>0,749512</text:p>
          </table:table-cell>
          <table:table-cell table:formula="of:=[Class_2.B94]" office:value-type="float" office:value="0.742682" calcext:value-type="float">
            <text:p>0,742682</text:p>
          </table:table-cell>
          <table:table-cell table:formula="of:=[Class_3.B94]" office:value-type="float" office:value="0.791119" calcext:value-type="float">
            <text:p>0,791119</text:p>
          </table:table-cell>
          <table:table-cell table:formula="of:=[Class_4.B94]" office:value-type="float" office:value="0.878996" calcext:value-type="float">
            <text:p>0,878996</text:p>
          </table:table-cell>
          <table:table-cell table:formula="of:=[Class_5.B94]" office:value-type="float" office:value="0.80411" calcext:value-type="float">
            <text:p>0,80411</text:p>
          </table:table-cell>
          <table:table-cell table:formula="of:=[Class_6.B94]" office:value-type="float" office:value="0.784822" calcext:value-type="float">
            <text:p>0,784822</text:p>
          </table:table-cell>
          <table:table-cell table:formula="of:=[Class_7.B94]" office:value-type="float" office:value="0.754361" calcext:value-type="float">
            <text:p>0,754361</text:p>
          </table:table-cell>
          <table:table-cell table:formula="of:=[Class_8.B94]" office:value-type="float" office:value="0.817334" calcext:value-type="float">
            <text:p>0,817334</text:p>
          </table:table-cell>
          <table:table-cell table:formula="of:=[Class_9.B94]" office:value-type="float" office:value="0.708831" calcext:value-type="float">
            <text:p>0,708831</text:p>
          </table:table-cell>
        </table:table-row>
        <table:table-row table:style-name="ro1">
          <table:table-cell table:formula="of:=[Class_0.B95]" office:value-type="float" office:value="0.860208" calcext:value-type="float">
            <text:p>0,860208</text:p>
          </table:table-cell>
          <table:table-cell table:formula="of:=[Class_1.B95]" office:value-type="float" office:value="0.760183" calcext:value-type="float">
            <text:p>0,760183</text:p>
          </table:table-cell>
          <table:table-cell table:formula="of:=[Class_2.B95]" office:value-type="float" office:value="0.778973" calcext:value-type="float">
            <text:p>0,778973</text:p>
          </table:table-cell>
          <table:table-cell table:formula="of:=[Class_3.B95]" office:value-type="float" office:value="0.821226" calcext:value-type="float">
            <text:p>0,821226</text:p>
          </table:table-cell>
          <table:table-cell table:formula="of:=[Class_4.B95]" office:value-type="float" office:value="0.87715" calcext:value-type="float">
            <text:p>0,87715</text:p>
          </table:table-cell>
          <table:table-cell table:formula="of:=[Class_5.B95]" office:value-type="float" office:value="0.803479" calcext:value-type="float">
            <text:p>0,803479</text:p>
          </table:table-cell>
          <table:table-cell table:formula="of:=[Class_6.B95]" office:value-type="float" office:value="0.781041" calcext:value-type="float">
            <text:p>0,781041</text:p>
          </table:table-cell>
          <table:table-cell table:formula="of:=[Class_7.B95]" office:value-type="float" office:value="0.792197" calcext:value-type="float">
            <text:p>0,792197</text:p>
          </table:table-cell>
          <table:table-cell table:formula="of:=[Class_8.B95]" office:value-type="float" office:value="0.787729" calcext:value-type="float">
            <text:p>0,787729</text:p>
          </table:table-cell>
          <table:table-cell table:formula="of:=[Class_9.B95]" office:value-type="float" office:value="0.698059" calcext:value-type="float">
            <text:p>0,698059</text:p>
          </table:table-cell>
        </table:table-row>
        <table:table-row table:style-name="ro1">
          <table:table-cell table:formula="of:=[Class_0.B96]" office:value-type="float" office:value="0.948832" calcext:value-type="float">
            <text:p>0,948832</text:p>
          </table:table-cell>
          <table:table-cell table:formula="of:=[Class_1.B96]" office:value-type="float" office:value="0.732794" calcext:value-type="float">
            <text:p>0,732794</text:p>
          </table:table-cell>
          <table:table-cell table:formula="of:=[Class_2.B96]" office:value-type="float" office:value="0.780432" calcext:value-type="float">
            <text:p>0,780432</text:p>
          </table:table-cell>
          <table:table-cell table:formula="of:=[Class_3.B96]" office:value-type="float" office:value="0.804128" calcext:value-type="float">
            <text:p>0,804128</text:p>
          </table:table-cell>
          <table:table-cell table:formula="of:=[Class_4.B96]" office:value-type="float" office:value="0.850777" calcext:value-type="float">
            <text:p>0,850777</text:p>
          </table:table-cell>
          <table:table-cell table:formula="of:=[Class_5.B96]" office:value-type="float" office:value="0.810161" calcext:value-type="float">
            <text:p>0,810161</text:p>
          </table:table-cell>
          <table:table-cell table:formula="of:=[Class_6.B96]" office:value-type="float" office:value="0.76818" calcext:value-type="float">
            <text:p>0,76818</text:p>
          </table:table-cell>
          <table:table-cell table:formula="of:=[Class_7.B96]" office:value-type="float" office:value="0.773969" calcext:value-type="float">
            <text:p>0,773969</text:p>
          </table:table-cell>
          <table:table-cell table:formula="of:=[Class_8.B96]" office:value-type="float" office:value="0.809893" calcext:value-type="float">
            <text:p>0,809893</text:p>
          </table:table-cell>
          <table:table-cell table:formula="of:=[Class_9.B96]" office:value-type="float" office:value="0.711672" calcext:value-type="float">
            <text:p>0,711672</text:p>
          </table:table-cell>
        </table:table-row>
        <table:table-row table:style-name="ro1">
          <table:table-cell table:formula="of:=[Class_0.B97]" office:value-type="float" office:value="0.859133" calcext:value-type="float">
            <text:p>0,859133</text:p>
          </table:table-cell>
          <table:table-cell table:formula="of:=[Class_1.B97]" office:value-type="float" office:value="0.7656" calcext:value-type="float">
            <text:p>0,7656</text:p>
          </table:table-cell>
          <table:table-cell table:formula="of:=[Class_2.B97]" office:value-type="float" office:value="0.801012" calcext:value-type="float">
            <text:p>0,801012</text:p>
          </table:table-cell>
          <table:table-cell table:formula="of:=[Class_3.B97]" office:value-type="float" office:value="0.804184" calcext:value-type="float">
            <text:p>0,804184</text:p>
          </table:table-cell>
          <table:table-cell table:formula="of:=[Class_4.B97]" office:value-type="float" office:value="0.83199" calcext:value-type="float">
            <text:p>0,83199</text:p>
          </table:table-cell>
          <table:table-cell table:formula="of:=[Class_5.B97]" office:value-type="float" office:value="0.82802" calcext:value-type="float">
            <text:p>0,82802</text:p>
          </table:table-cell>
          <table:table-cell table:formula="of:=[Class_6.B97]" office:value-type="float" office:value="0.815304" calcext:value-type="float">
            <text:p>0,815304</text:p>
          </table:table-cell>
          <table:table-cell table:formula="of:=[Class_7.B97]" office:value-type="float" office:value="0.741264" calcext:value-type="float">
            <text:p>0,741264</text:p>
          </table:table-cell>
          <table:table-cell table:formula="of:=[Class_8.B97]" office:value-type="float" office:value="0.779781" calcext:value-type="float">
            <text:p>0,779781</text:p>
          </table:table-cell>
          <table:table-cell table:formula="of:=[Class_9.B97]" office:value-type="float" office:value="0.740068" calcext:value-type="float">
            <text:p>0,740068</text:p>
          </table:table-cell>
        </table:table-row>
        <table:table-row table:style-name="ro1">
          <table:table-cell table:formula="of:=[Class_0.B98]" office:value-type="float" office:value="0.858417" calcext:value-type="float">
            <text:p>0,858417</text:p>
          </table:table-cell>
          <table:table-cell table:formula="of:=[Class_1.B98]" office:value-type="float" office:value="0.757999" calcext:value-type="float">
            <text:p>0,757999</text:p>
          </table:table-cell>
          <table:table-cell table:formula="of:=[Class_2.B98]" office:value-type="float" office:value="0.773936" calcext:value-type="float">
            <text:p>0,773936</text:p>
          </table:table-cell>
          <table:table-cell table:formula="of:=[Class_3.B98]" office:value-type="float" office:value="0.777722" calcext:value-type="float">
            <text:p>0,777722</text:p>
          </table:table-cell>
          <table:table-cell table:formula="of:=[Class_4.B98]" office:value-type="float" office:value="0.830765" calcext:value-type="float">
            <text:p>0,830765</text:p>
          </table:table-cell>
          <table:table-cell table:formula="of:=[Class_5.B98]" office:value-type="float" office:value="0.831724" calcext:value-type="float">
            <text:p>0,831724</text:p>
          </table:table-cell>
          <table:table-cell table:formula="of:=[Class_6.B98]" office:value-type="float" office:value="0.807304" calcext:value-type="float">
            <text:p>0,807304</text:p>
          </table:table-cell>
          <table:table-cell table:formula="of:=[Class_7.B98]" office:value-type="float" office:value="0.722908" calcext:value-type="float">
            <text:p>0,722908</text:p>
          </table:table-cell>
          <table:table-cell table:formula="of:=[Class_8.B98]" office:value-type="float" office:value="0.796006" calcext:value-type="float">
            <text:p>0,796006</text:p>
          </table:table-cell>
          <table:table-cell table:formula="of:=[Class_9.B98]" office:value-type="float" office:value="0.690949" calcext:value-type="float">
            <text:p>0,690949</text:p>
          </table:table-cell>
        </table:table-row>
        <table:table-row table:style-name="ro1">
          <table:table-cell table:formula="of:=[Class_0.B99]" office:value-type="float" office:value="0.847359" calcext:value-type="float">
            <text:p>0,847359</text:p>
          </table:table-cell>
          <table:table-cell table:formula="of:=[Class_1.B99]" office:value-type="float" office:value="0.742416" calcext:value-type="float">
            <text:p>0,742416</text:p>
          </table:table-cell>
          <table:table-cell table:formula="of:=[Class_2.B99]" office:value-type="float" office:value="0.819337" calcext:value-type="float">
            <text:p>0,819337</text:p>
          </table:table-cell>
          <table:table-cell table:formula="of:=[Class_3.B99]" office:value-type="float" office:value="0.846177" calcext:value-type="float">
            <text:p>0,846177</text:p>
          </table:table-cell>
          <table:table-cell table:formula="of:=[Class_4.B99]" office:value-type="float" office:value="0.833058" calcext:value-type="float">
            <text:p>0,833058</text:p>
          </table:table-cell>
          <table:table-cell table:formula="of:=[Class_5.B99]" office:value-type="float" office:value="0.83679" calcext:value-type="float">
            <text:p>0,83679</text:p>
          </table:table-cell>
          <table:table-cell table:formula="of:=[Class_6.B99]" office:value-type="float" office:value="0.831314" calcext:value-type="float">
            <text:p>0,831314</text:p>
          </table:table-cell>
          <table:table-cell table:formula="of:=[Class_7.B99]" office:value-type="float" office:value="0.75118" calcext:value-type="float">
            <text:p>0,75118</text:p>
          </table:table-cell>
          <table:table-cell table:formula="of:=[Class_8.B99]" office:value-type="float" office:value="0.75282" calcext:value-type="float">
            <text:p>0,75282</text:p>
          </table:table-cell>
          <table:table-cell table:formula="of:=[Class_9.B99]" office:value-type="float" office:value="0.740765" calcext:value-type="float">
            <text:p>0,740765</text:p>
          </table:table-cell>
        </table:table-row>
        <table:table-row table:style-name="ro1">
          <table:table-cell table:formula="of:=[Class_0.B100]" office:value-type="float" office:value="0.819619" calcext:value-type="float">
            <text:p>0,819619</text:p>
          </table:table-cell>
          <table:table-cell table:formula="of:=[Class_1.B100]" office:value-type="float" office:value="0.778073" calcext:value-type="float">
            <text:p>0,778073</text:p>
          </table:table-cell>
          <table:table-cell table:formula="of:=[Class_2.B100]" office:value-type="float" office:value="0.844199" calcext:value-type="float">
            <text:p>0,844199</text:p>
          </table:table-cell>
          <table:table-cell table:formula="of:=[Class_3.B100]" office:value-type="float" office:value="0.790977" calcext:value-type="float">
            <text:p>0,790977</text:p>
          </table:table-cell>
          <table:table-cell table:formula="of:=[Class_4.B100]" office:value-type="float" office:value="0.825414" calcext:value-type="float">
            <text:p>0,825414</text:p>
          </table:table-cell>
          <table:table-cell table:formula="of:=[Class_5.B100]" office:value-type="float" office:value="0.824744" calcext:value-type="float">
            <text:p>0,824744</text:p>
          </table:table-cell>
          <table:table-cell table:formula="of:=[Class_6.B100]" office:value-type="float" office:value="0.769426" calcext:value-type="float">
            <text:p>0,769426</text:p>
          </table:table-cell>
          <table:table-cell table:formula="of:=[Class_7.B100]" office:value-type="float" office:value="0.71871" calcext:value-type="float">
            <text:p>0,71871</text:p>
          </table:table-cell>
          <table:table-cell table:formula="of:=[Class_8.B100]" office:value-type="float" office:value="0.799422" calcext:value-type="float">
            <text:p>0,799422</text:p>
          </table:table-cell>
          <table:table-cell table:formula="of:=[Class_9.B100]" office:value-type="float" office:value="0.719011" calcext:value-type="float">
            <text:p>0,719011</text:p>
          </table:table-cell>
        </table:table-row>
        <table:table-row table:style-name="ro1">
          <table:table-cell table:formula="of:=[Class_0.B101]" office:value-type="float" office:value="0.842799" calcext:value-type="float">
            <text:p>0,842799</text:p>
          </table:table-cell>
          <table:table-cell table:formula="of:=[Class_1.B101]" office:value-type="float" office:value="0.745228" calcext:value-type="float">
            <text:p>0,745228</text:p>
          </table:table-cell>
          <table:table-cell table:formula="of:=[Class_2.B101]" office:value-type="float" office:value="0.85645" calcext:value-type="float">
            <text:p>0,85645</text:p>
          </table:table-cell>
          <table:table-cell table:formula="of:=[Class_3.B101]" office:value-type="float" office:value="0.79268" calcext:value-type="float">
            <text:p>0,79268</text:p>
          </table:table-cell>
          <table:table-cell table:formula="of:=[Class_4.B101]" office:value-type="float" office:value="0.868454" calcext:value-type="float">
            <text:p>0,868454</text:p>
          </table:table-cell>
          <table:table-cell table:formula="of:=[Class_5.B101]" office:value-type="float" office:value="0.811939" calcext:value-type="float">
            <text:p>0,811939</text:p>
          </table:table-cell>
          <table:table-cell table:formula="of:=[Class_6.B101]" office:value-type="float" office:value="0.75833" calcext:value-type="float">
            <text:p>0,75833</text:p>
          </table:table-cell>
          <table:table-cell table:formula="of:=[Class_7.B101]" office:value-type="float" office:value="0.770855" calcext:value-type="float">
            <text:p>0,770855</text:p>
          </table:table-cell>
          <table:table-cell table:formula="of:=[Class_8.B101]" office:value-type="float" office:value="0.786695" calcext:value-type="float">
            <text:p>0,786695</text:p>
          </table:table-cell>
          <table:table-cell table:formula="of:=[Class_9.B101]" office:value-type="float" office:value="0.726062" calcext:value-type="float">
            <text:p>0,726062</text:p>
          </table:table-cell>
        </table:table-row>
        <table:table-row table:style-name="ro1">
          <table:table-cell table:formula="of:=[Class_0.B102]" office:value-type="float" office:value="0" calcext:value-type="float">
            <text:p>0</text:p>
          </table:table-cell>
          <table:table-cell table:formula="of:=[Class_1.B102]" office:value-type="float" office:value="0" calcext:value-type="float">
            <text:p>0</text:p>
          </table:table-cell>
          <table:table-cell table:formula="of:=[Class_2.B102]" office:value-type="float" office:value="0" calcext:value-type="float">
            <text:p>0</text:p>
          </table:table-cell>
          <table:table-cell table:formula="of:=[Class_3.B102]" office:value-type="float" office:value="0" calcext:value-type="float">
            <text:p>0</text:p>
          </table:table-cell>
          <table:table-cell table:formula="of:=[Class_4.B102]" office:value-type="float" office:value="0" calcext:value-type="float">
            <text:p>0</text:p>
          </table:table-cell>
          <table:table-cell table:formula="of:=[Class_5.B102]" office:value-type="float" office:value="0" calcext:value-type="float">
            <text:p>0</text:p>
          </table:table-cell>
          <table:table-cell table:formula="of:=[Class_6.B102]" office:value-type="float" office:value="0" calcext:value-type="float">
            <text:p>0</text:p>
          </table:table-cell>
          <table:table-cell table:formula="of:=[Class_7.B102]" office:value-type="float" office:value="0" calcext:value-type="float">
            <text:p>0</text:p>
          </table:table-cell>
          <table:table-cell table:formula="of:=[Class_8.B102]" office:value-type="float" office:value="0" calcext:value-type="float">
            <text:p>0</text:p>
          </table:table-cell>
          <table:table-cell table:formula="of:=[Class_9.B102]" office:value-type="float" office:value="0" calcext:value-type="float">
            <text:p>0</text:p>
          </table:table-cell>
        </table:table-row>
        <table:table-row table:style-name="ro1">
          <table:table-cell table:formula="of:=[Class_0.B103]" office:value-type="float" office:value="0" calcext:value-type="float">
            <text:p>0</text:p>
          </table:table-cell>
          <table:table-cell table:formula="of:=[Class_1.B103]" office:value-type="float" office:value="0" calcext:value-type="float">
            <text:p>0</text:p>
          </table:table-cell>
          <table:table-cell table:formula="of:=[Class_2.B103]" office:value-type="float" office:value="0" calcext:value-type="float">
            <text:p>0</text:p>
          </table:table-cell>
          <table:table-cell table:formula="of:=[Class_3.B103]" office:value-type="float" office:value="0" calcext:value-type="float">
            <text:p>0</text:p>
          </table:table-cell>
          <table:table-cell table:formula="of:=[Class_4.B103]" office:value-type="float" office:value="0" calcext:value-type="float">
            <text:p>0</text:p>
          </table:table-cell>
          <table:table-cell table:formula="of:=[Class_5.B103]" office:value-type="float" office:value="0" calcext:value-type="float">
            <text:p>0</text:p>
          </table:table-cell>
          <table:table-cell table:formula="of:=[Class_6.B103]" office:value-type="float" office:value="0" calcext:value-type="float">
            <text:p>0</text:p>
          </table:table-cell>
          <table:table-cell table:formula="of:=[Class_7.B103]" office:value-type="float" office:value="0" calcext:value-type="float">
            <text:p>0</text:p>
          </table:table-cell>
          <table:table-cell table:formula="of:=[Class_8.B103]" office:value-type="float" office:value="0" calcext:value-type="float">
            <text:p>0</text:p>
          </table:table-cell>
          <table:table-cell table:formula="of:=[Class_9.B103]" office:value-type="float" office:value="0" calcext:value-type="float">
            <text:p>0</text:p>
          </table:table-cell>
        </table:table-row>
        <table:table-row table:style-name="ro1">
          <table:table-cell table:formula="of:=[Class_0.B104]" office:value-type="float" office:value="0" calcext:value-type="float">
            <text:p>0</text:p>
          </table:table-cell>
          <table:table-cell table:formula="of:=[Class_1.B104]" office:value-type="float" office:value="0" calcext:value-type="float">
            <text:p>0</text:p>
          </table:table-cell>
          <table:table-cell table:formula="of:=[Class_2.B104]" office:value-type="float" office:value="0" calcext:value-type="float">
            <text:p>0</text:p>
          </table:table-cell>
          <table:table-cell table:formula="of:=[Class_3.B104]" office:value-type="float" office:value="0" calcext:value-type="float">
            <text:p>0</text:p>
          </table:table-cell>
          <table:table-cell table:formula="of:=[Class_4.B104]" office:value-type="float" office:value="0" calcext:value-type="float">
            <text:p>0</text:p>
          </table:table-cell>
          <table:table-cell table:formula="of:=[Class_5.B104]" office:value-type="float" office:value="0" calcext:value-type="float">
            <text:p>0</text:p>
          </table:table-cell>
          <table:table-cell table:formula="of:=[Class_6.B104]" office:value-type="float" office:value="0" calcext:value-type="float">
            <text:p>0</text:p>
          </table:table-cell>
          <table:table-cell table:formula="of:=[Class_7.B104]" office:value-type="float" office:value="0" calcext:value-type="float">
            <text:p>0</text:p>
          </table:table-cell>
          <table:table-cell table:formula="of:=[Class_8.B104]" office:value-type="float" office:value="0" calcext:value-type="float">
            <text:p>0</text:p>
          </table:table-cell>
          <table:table-cell table:formula="of:=[Class_9.B104]" office:value-type="float" office:value="0" calcext:value-type="float">
            <text:p>0</text:p>
          </table:table-cell>
        </table:table-row>
        <table:table-row table:style-name="ro1">
          <table:table-cell table:formula="of:=[Class_0.B105]" office:value-type="float" office:value="0" calcext:value-type="float">
            <text:p>0</text:p>
          </table:table-cell>
          <table:table-cell table:formula="of:=[Class_1.B105]" office:value-type="float" office:value="0" calcext:value-type="float">
            <text:p>0</text:p>
          </table:table-cell>
          <table:table-cell table:formula="of:=[Class_2.B105]" office:value-type="float" office:value="0" calcext:value-type="float">
            <text:p>0</text:p>
          </table:table-cell>
          <table:table-cell table:formula="of:=[Class_3.B105]" office:value-type="float" office:value="0" calcext:value-type="float">
            <text:p>0</text:p>
          </table:table-cell>
          <table:table-cell table:formula="of:=[Class_4.B105]" office:value-type="float" office:value="0" calcext:value-type="float">
            <text:p>0</text:p>
          </table:table-cell>
          <table:table-cell table:formula="of:=[Class_5.B105]" office:value-type="float" office:value="0" calcext:value-type="float">
            <text:p>0</text:p>
          </table:table-cell>
          <table:table-cell table:formula="of:=[Class_6.B105]" office:value-type="float" office:value="0" calcext:value-type="float">
            <text:p>0</text:p>
          </table:table-cell>
          <table:table-cell table:formula="of:=[Class_7.B105]" office:value-type="float" office:value="0" calcext:value-type="float">
            <text:p>0</text:p>
          </table:table-cell>
          <table:table-cell table:formula="of:=[Class_8.B105]" office:value-type="float" office:value="0" calcext:value-type="float">
            <text:p>0</text:p>
          </table:table-cell>
          <table:table-cell table:formula="of:=[Class_9.B105]" office:value-type="float" office:value="0" calcext:value-type="float">
            <text:p>0</text:p>
          </table:table-cell>
        </table:table-row>
        <table:table-row table:style-name="ro1">
          <table:table-cell table:formula="of:=[Class_0.B106]" office:value-type="float" office:value="0" calcext:value-type="float">
            <text:p>0</text:p>
          </table:table-cell>
          <table:table-cell table:formula="of:=[Class_1.B106]" office:value-type="float" office:value="0" calcext:value-type="float">
            <text:p>0</text:p>
          </table:table-cell>
          <table:table-cell table:formula="of:=[Class_2.B106]" office:value-type="float" office:value="0" calcext:value-type="float">
            <text:p>0</text:p>
          </table:table-cell>
          <table:table-cell table:formula="of:=[Class_3.B106]" office:value-type="float" office:value="0" calcext:value-type="float">
            <text:p>0</text:p>
          </table:table-cell>
          <table:table-cell table:formula="of:=[Class_4.B106]" office:value-type="float" office:value="0" calcext:value-type="float">
            <text:p>0</text:p>
          </table:table-cell>
          <table:table-cell table:formula="of:=[Class_5.B106]" office:value-type="float" office:value="0" calcext:value-type="float">
            <text:p>0</text:p>
          </table:table-cell>
          <table:table-cell table:formula="of:=[Class_6.B106]" office:value-type="float" office:value="0" calcext:value-type="float">
            <text:p>0</text:p>
          </table:table-cell>
          <table:table-cell table:formula="of:=[Class_7.B106]" office:value-type="float" office:value="0" calcext:value-type="float">
            <text:p>0</text:p>
          </table:table-cell>
          <table:table-cell table:formula="of:=[Class_8.B106]" office:value-type="float" office:value="0" calcext:value-type="float">
            <text:p>0</text:p>
          </table:table-cell>
          <table:table-cell table:formula="of:=[Class_9.B106]" office:value-type="float" office:value="0" calcext:value-type="float">
            <text:p>0</text:p>
          </table:table-cell>
        </table:table-row>
        <table:table-row table:style-name="ro1">
          <table:table-cell table:formula="of:=[Class_0.B107]" office:value-type="float" office:value="0" calcext:value-type="float">
            <text:p>0</text:p>
          </table:table-cell>
          <table:table-cell table:formula="of:=[Class_1.B107]" office:value-type="float" office:value="0" calcext:value-type="float">
            <text:p>0</text:p>
          </table:table-cell>
          <table:table-cell table:formula="of:=[Class_2.B107]" office:value-type="float" office:value="0" calcext:value-type="float">
            <text:p>0</text:p>
          </table:table-cell>
          <table:table-cell table:formula="of:=[Class_3.B107]" office:value-type="float" office:value="0" calcext:value-type="float">
            <text:p>0</text:p>
          </table:table-cell>
          <table:table-cell table:formula="of:=[Class_4.B107]" office:value-type="float" office:value="0" calcext:value-type="float">
            <text:p>0</text:p>
          </table:table-cell>
          <table:table-cell table:formula="of:=[Class_5.B107]" office:value-type="float" office:value="0" calcext:value-type="float">
            <text:p>0</text:p>
          </table:table-cell>
          <table:table-cell table:formula="of:=[Class_6.B107]" office:value-type="float" office:value="0" calcext:value-type="float">
            <text:p>0</text:p>
          </table:table-cell>
          <table:table-cell table:formula="of:=[Class_7.B107]" office:value-type="float" office:value="0" calcext:value-type="float">
            <text:p>0</text:p>
          </table:table-cell>
          <table:table-cell table:formula="of:=[Class_8.B107]" office:value-type="float" office:value="0" calcext:value-type="float">
            <text:p>0</text:p>
          </table:table-cell>
          <table:table-cell table:formula="of:=[Class_9.B107]" office:value-type="float" office:value="0" calcext:value-type="float">
            <text:p>0</text:p>
          </table:table-cell>
        </table:table-row>
        <table:table-row table:style-name="ro1">
          <table:table-cell table:formula="of:=[Class_0.B108]" office:value-type="float" office:value="0" calcext:value-type="float">
            <text:p>0</text:p>
          </table:table-cell>
          <table:table-cell table:formula="of:=[Class_1.B108]" office:value-type="float" office:value="0" calcext:value-type="float">
            <text:p>0</text:p>
          </table:table-cell>
          <table:table-cell table:formula="of:=[Class_2.B108]" office:value-type="float" office:value="0" calcext:value-type="float">
            <text:p>0</text:p>
          </table:table-cell>
          <table:table-cell table:formula="of:=[Class_3.B108]" office:value-type="float" office:value="0" calcext:value-type="float">
            <text:p>0</text:p>
          </table:table-cell>
          <table:table-cell table:formula="of:=[Class_4.B108]" office:value-type="float" office:value="0" calcext:value-type="float">
            <text:p>0</text:p>
          </table:table-cell>
          <table:table-cell table:formula="of:=[Class_5.B108]" office:value-type="float" office:value="0" calcext:value-type="float">
            <text:p>0</text:p>
          </table:table-cell>
          <table:table-cell table:formula="of:=[Class_6.B108]" office:value-type="float" office:value="0" calcext:value-type="float">
            <text:p>0</text:p>
          </table:table-cell>
          <table:table-cell table:formula="of:=[Class_7.B108]" office:value-type="float" office:value="0" calcext:value-type="float">
            <text:p>0</text:p>
          </table:table-cell>
          <table:table-cell table:formula="of:=[Class_8.B108]" office:value-type="float" office:value="0" calcext:value-type="float">
            <text:p>0</text:p>
          </table:table-cell>
          <table:table-cell table:formula="of:=[Class_9.B108]" office:value-type="float" office:value="0" calcext:value-type="float">
            <text:p>0</text:p>
          </table:table-cell>
        </table:table-row>
        <table:table-row table:style-name="ro1">
          <table:table-cell table:formula="of:=[Class_0.B109]" office:value-type="float" office:value="0" calcext:value-type="float">
            <text:p>0</text:p>
          </table:table-cell>
          <table:table-cell table:formula="of:=[Class_1.B109]" office:value-type="float" office:value="0" calcext:value-type="float">
            <text:p>0</text:p>
          </table:table-cell>
          <table:table-cell table:formula="of:=[Class_2.B109]" office:value-type="float" office:value="0" calcext:value-type="float">
            <text:p>0</text:p>
          </table:table-cell>
          <table:table-cell table:formula="of:=[Class_3.B109]" office:value-type="float" office:value="0" calcext:value-type="float">
            <text:p>0</text:p>
          </table:table-cell>
          <table:table-cell table:formula="of:=[Class_4.B109]" office:value-type="float" office:value="0" calcext:value-type="float">
            <text:p>0</text:p>
          </table:table-cell>
          <table:table-cell table:formula="of:=[Class_5.B109]" office:value-type="float" office:value="0" calcext:value-type="float">
            <text:p>0</text:p>
          </table:table-cell>
          <table:table-cell table:formula="of:=[Class_6.B109]" office:value-type="float" office:value="0" calcext:value-type="float">
            <text:p>0</text:p>
          </table:table-cell>
          <table:table-cell table:formula="of:=[Class_7.B109]" office:value-type="float" office:value="0" calcext:value-type="float">
            <text:p>0</text:p>
          </table:table-cell>
          <table:table-cell table:formula="of:=[Class_8.B109]" office:value-type="float" office:value="0" calcext:value-type="float">
            <text:p>0</text:p>
          </table:table-cell>
          <table:table-cell table:formula="of:=[Class_9.B109]" office:value-type="float" office:value="0" calcext:value-type="float">
            <text:p>0</text:p>
          </table:table-cell>
        </table:table-row>
        <table:table-row table:style-name="ro1">
          <table:table-cell table:formula="of:=[Class_0.B110]" office:value-type="float" office:value="0" calcext:value-type="float">
            <text:p>0</text:p>
          </table:table-cell>
          <table:table-cell table:formula="of:=[Class_1.B110]" office:value-type="float" office:value="0" calcext:value-type="float">
            <text:p>0</text:p>
          </table:table-cell>
          <table:table-cell table:formula="of:=[Class_2.B110]" office:value-type="float" office:value="0" calcext:value-type="float">
            <text:p>0</text:p>
          </table:table-cell>
          <table:table-cell table:formula="of:=[Class_3.B110]" office:value-type="float" office:value="0" calcext:value-type="float">
            <text:p>0</text:p>
          </table:table-cell>
          <table:table-cell table:formula="of:=[Class_4.B110]" office:value-type="float" office:value="0" calcext:value-type="float">
            <text:p>0</text:p>
          </table:table-cell>
          <table:table-cell table:formula="of:=[Class_5.B110]" office:value-type="float" office:value="0" calcext:value-type="float">
            <text:p>0</text:p>
          </table:table-cell>
          <table:table-cell table:formula="of:=[Class_6.B110]" office:value-type="float" office:value="0" calcext:value-type="float">
            <text:p>0</text:p>
          </table:table-cell>
          <table:table-cell table:formula="of:=[Class_7.B110]" office:value-type="float" office:value="0" calcext:value-type="float">
            <text:p>0</text:p>
          </table:table-cell>
          <table:table-cell table:formula="of:=[Class_8.B110]" office:value-type="float" office:value="0" calcext:value-type="float">
            <text:p>0</text:p>
          </table:table-cell>
          <table:table-cell table:formula="of:=[Class_9.B110]" office:value-type="float" office:value="0" calcext:value-type="float">
            <text:p>0</text:p>
          </table:table-cell>
        </table:table-row>
        <table:table-row table:style-name="ro1">
          <table:table-cell table:formula="of:=[Class_0.B111]" office:value-type="float" office:value="0" calcext:value-type="float">
            <text:p>0</text:p>
          </table:table-cell>
          <table:table-cell table:formula="of:=[Class_1.B111]" office:value-type="float" office:value="0" calcext:value-type="float">
            <text:p>0</text:p>
          </table:table-cell>
          <table:table-cell table:formula="of:=[Class_2.B111]" office:value-type="float" office:value="0" calcext:value-type="float">
            <text:p>0</text:p>
          </table:table-cell>
          <table:table-cell table:formula="of:=[Class_3.B111]" office:value-type="float" office:value="0" calcext:value-type="float">
            <text:p>0</text:p>
          </table:table-cell>
          <table:table-cell table:formula="of:=[Class_4.B111]" office:value-type="float" office:value="0" calcext:value-type="float">
            <text:p>0</text:p>
          </table:table-cell>
          <table:table-cell table:formula="of:=[Class_5.B111]" office:value-type="float" office:value="0" calcext:value-type="float">
            <text:p>0</text:p>
          </table:table-cell>
          <table:table-cell table:formula="of:=[Class_6.B111]" office:value-type="float" office:value="0" calcext:value-type="float">
            <text:p>0</text:p>
          </table:table-cell>
          <table:table-cell table:formula="of:=[Class_7.B111]" office:value-type="float" office:value="0" calcext:value-type="float">
            <text:p>0</text:p>
          </table:table-cell>
          <table:table-cell table:formula="of:=[Class_8.B111]" office:value-type="float" office:value="0" calcext:value-type="float">
            <text:p>0</text:p>
          </table:table-cell>
          <table:table-cell table:formula="of:=[Class_9.B111]" office:value-type="float" office:value="0" calcext:value-type="float">
            <text:p>0</text:p>
          </table:table-cell>
        </table:table-row>
        <table:table-row table:style-name="ro1">
          <table:table-cell table:formula="of:=[Class_0.B112]" office:value-type="float" office:value="0" calcext:value-type="float">
            <text:p>0</text:p>
          </table:table-cell>
          <table:table-cell table:formula="of:=[Class_1.B112]" office:value-type="float" office:value="0" calcext:value-type="float">
            <text:p>0</text:p>
          </table:table-cell>
          <table:table-cell table:formula="of:=[Class_2.B112]" office:value-type="float" office:value="0" calcext:value-type="float">
            <text:p>0</text:p>
          </table:table-cell>
          <table:table-cell table:formula="of:=[Class_3.B112]" office:value-type="float" office:value="0" calcext:value-type="float">
            <text:p>0</text:p>
          </table:table-cell>
          <table:table-cell table:formula="of:=[Class_4.B112]" office:value-type="float" office:value="0" calcext:value-type="float">
            <text:p>0</text:p>
          </table:table-cell>
          <table:table-cell table:formula="of:=[Class_5.B112]" office:value-type="float" office:value="0" calcext:value-type="float">
            <text:p>0</text:p>
          </table:table-cell>
          <table:table-cell table:formula="of:=[Class_6.B112]" office:value-type="float" office:value="0" calcext:value-type="float">
            <text:p>0</text:p>
          </table:table-cell>
          <table:table-cell table:formula="of:=[Class_7.B112]" office:value-type="float" office:value="0" calcext:value-type="float">
            <text:p>0</text:p>
          </table:table-cell>
          <table:table-cell table:formula="of:=[Class_8.B112]" office:value-type="float" office:value="0" calcext:value-type="float">
            <text:p>0</text:p>
          </table:table-cell>
          <table:table-cell table:formula="of:=[Class_9.B112]" office:value-type="float" office:value="0" calcext:value-type="float">
            <text:p>0</text:p>
          </table:table-cell>
        </table:table-row>
        <table:table-row table:style-name="ro1">
          <table:table-cell table:formula="of:=[Class_0.B113]" office:value-type="float" office:value="0" calcext:value-type="float">
            <text:p>0</text:p>
          </table:table-cell>
          <table:table-cell table:formula="of:=[Class_1.B113]" office:value-type="float" office:value="0" calcext:value-type="float">
            <text:p>0</text:p>
          </table:table-cell>
          <table:table-cell table:formula="of:=[Class_2.B113]" office:value-type="float" office:value="0" calcext:value-type="float">
            <text:p>0</text:p>
          </table:table-cell>
          <table:table-cell table:formula="of:=[Class_3.B113]" office:value-type="float" office:value="0" calcext:value-type="float">
            <text:p>0</text:p>
          </table:table-cell>
          <table:table-cell table:formula="of:=[Class_4.B113]" office:value-type="float" office:value="0" calcext:value-type="float">
            <text:p>0</text:p>
          </table:table-cell>
          <table:table-cell table:formula="of:=[Class_5.B113]" office:value-type="float" office:value="0" calcext:value-type="float">
            <text:p>0</text:p>
          </table:table-cell>
          <table:table-cell table:formula="of:=[Class_6.B113]" office:value-type="float" office:value="0" calcext:value-type="float">
            <text:p>0</text:p>
          </table:table-cell>
          <table:table-cell table:formula="of:=[Class_7.B113]" office:value-type="float" office:value="0" calcext:value-type="float">
            <text:p>0</text:p>
          </table:table-cell>
          <table:table-cell table:formula="of:=[Class_8.B113]" office:value-type="float" office:value="0" calcext:value-type="float">
            <text:p>0</text:p>
          </table:table-cell>
          <table:table-cell table:formula="of:=[Class_9.B113]" office:value-type="float" office:value="0" calcext:value-type="float">
            <text:p>0</text:p>
          </table:table-cell>
        </table:table-row>
        <table:table-row table:style-name="ro1">
          <table:table-cell table:formula="of:=[Class_0.B114]" office:value-type="float" office:value="0" calcext:value-type="float">
            <text:p>0</text:p>
          </table:table-cell>
          <table:table-cell table:formula="of:=[Class_1.B114]" office:value-type="float" office:value="0" calcext:value-type="float">
            <text:p>0</text:p>
          </table:table-cell>
          <table:table-cell table:formula="of:=[Class_2.B114]" office:value-type="float" office:value="0" calcext:value-type="float">
            <text:p>0</text:p>
          </table:table-cell>
          <table:table-cell table:formula="of:=[Class_3.B114]" office:value-type="float" office:value="0" calcext:value-type="float">
            <text:p>0</text:p>
          </table:table-cell>
          <table:table-cell table:formula="of:=[Class_4.B114]" office:value-type="float" office:value="0" calcext:value-type="float">
            <text:p>0</text:p>
          </table:table-cell>
          <table:table-cell table:formula="of:=[Class_5.B114]" office:value-type="float" office:value="0" calcext:value-type="float">
            <text:p>0</text:p>
          </table:table-cell>
          <table:table-cell table:formula="of:=[Class_6.B114]" office:value-type="float" office:value="0" calcext:value-type="float">
            <text:p>0</text:p>
          </table:table-cell>
          <table:table-cell table:formula="of:=[Class_7.B114]" office:value-type="float" office:value="0" calcext:value-type="float">
            <text:p>0</text:p>
          </table:table-cell>
          <table:table-cell table:formula="of:=[Class_8.B114]" office:value-type="float" office:value="0" calcext:value-type="float">
            <text:p>0</text:p>
          </table:table-cell>
          <table:table-cell table:formula="of:=[Class_9.B114]" office:value-type="float" office:value="0" calcext:value-type="float">
            <text:p>0</text:p>
          </table:table-cell>
        </table:table-row>
        <table:table-row table:style-name="ro1">
          <table:table-cell table:formula="of:=[Class_0.B115]" office:value-type="float" office:value="0" calcext:value-type="float">
            <text:p>0</text:p>
          </table:table-cell>
          <table:table-cell table:formula="of:=[Class_1.B115]" office:value-type="float" office:value="0" calcext:value-type="float">
            <text:p>0</text:p>
          </table:table-cell>
          <table:table-cell table:formula="of:=[Class_2.B115]" office:value-type="float" office:value="0" calcext:value-type="float">
            <text:p>0</text:p>
          </table:table-cell>
          <table:table-cell table:formula="of:=[Class_3.B115]" office:value-type="float" office:value="0" calcext:value-type="float">
            <text:p>0</text:p>
          </table:table-cell>
          <table:table-cell table:formula="of:=[Class_4.B115]" office:value-type="float" office:value="0" calcext:value-type="float">
            <text:p>0</text:p>
          </table:table-cell>
          <table:table-cell table:formula="of:=[Class_5.B115]" office:value-type="float" office:value="0" calcext:value-type="float">
            <text:p>0</text:p>
          </table:table-cell>
          <table:table-cell table:formula="of:=[Class_6.B115]" office:value-type="float" office:value="0" calcext:value-type="float">
            <text:p>0</text:p>
          </table:table-cell>
          <table:table-cell table:formula="of:=[Class_7.B115]" office:value-type="float" office:value="0" calcext:value-type="float">
            <text:p>0</text:p>
          </table:table-cell>
          <table:table-cell table:formula="of:=[Class_8.B115]" office:value-type="float" office:value="0" calcext:value-type="float">
            <text:p>0</text:p>
          </table:table-cell>
          <table:table-cell table:formula="of:=[Class_9.B115]" office:value-type="float" office:value="0" calcext:value-type="float">
            <text:p>0</text:p>
          </table:table-cell>
        </table:table-row>
        <table:table-row table:style-name="ro1">
          <table:table-cell table:formula="of:=[Class_0.B116]" office:value-type="float" office:value="0" calcext:value-type="float">
            <text:p>0</text:p>
          </table:table-cell>
          <table:table-cell table:formula="of:=[Class_1.B116]" office:value-type="float" office:value="0" calcext:value-type="float">
            <text:p>0</text:p>
          </table:table-cell>
          <table:table-cell table:formula="of:=[Class_2.B116]" office:value-type="float" office:value="0" calcext:value-type="float">
            <text:p>0</text:p>
          </table:table-cell>
          <table:table-cell table:formula="of:=[Class_3.B116]" office:value-type="float" office:value="0" calcext:value-type="float">
            <text:p>0</text:p>
          </table:table-cell>
          <table:table-cell table:formula="of:=[Class_4.B116]" office:value-type="float" office:value="0" calcext:value-type="float">
            <text:p>0</text:p>
          </table:table-cell>
          <table:table-cell table:formula="of:=[Class_5.B116]" office:value-type="float" office:value="0" calcext:value-type="float">
            <text:p>0</text:p>
          </table:table-cell>
          <table:table-cell table:formula="of:=[Class_6.B116]" office:value-type="float" office:value="0" calcext:value-type="float">
            <text:p>0</text:p>
          </table:table-cell>
          <table:table-cell table:formula="of:=[Class_7.B116]" office:value-type="float" office:value="0" calcext:value-type="float">
            <text:p>0</text:p>
          </table:table-cell>
          <table:table-cell table:formula="of:=[Class_8.B116]" office:value-type="float" office:value="0" calcext:value-type="float">
            <text:p>0</text:p>
          </table:table-cell>
          <table:table-cell table:formula="of:=[Class_9.B116]" office:value-type="float" office:value="0" calcext:value-type="float">
            <text:p>0</text:p>
          </table:table-cell>
        </table:table-row>
        <table:table-row table:style-name="ro1">
          <table:table-cell table:formula="of:=[Class_0.B117]" office:value-type="float" office:value="0" calcext:value-type="float">
            <text:p>0</text:p>
          </table:table-cell>
          <table:table-cell table:formula="of:=[Class_1.B117]" office:value-type="float" office:value="0" calcext:value-type="float">
            <text:p>0</text:p>
          </table:table-cell>
          <table:table-cell table:formula="of:=[Class_2.B117]" office:value-type="float" office:value="0" calcext:value-type="float">
            <text:p>0</text:p>
          </table:table-cell>
          <table:table-cell table:formula="of:=[Class_3.B117]" office:value-type="float" office:value="0" calcext:value-type="float">
            <text:p>0</text:p>
          </table:table-cell>
          <table:table-cell table:formula="of:=[Class_4.B117]" office:value-type="float" office:value="0" calcext:value-type="float">
            <text:p>0</text:p>
          </table:table-cell>
          <table:table-cell table:formula="of:=[Class_5.B117]" office:value-type="float" office:value="0" calcext:value-type="float">
            <text:p>0</text:p>
          </table:table-cell>
          <table:table-cell table:formula="of:=[Class_6.B117]" office:value-type="float" office:value="0" calcext:value-type="float">
            <text:p>0</text:p>
          </table:table-cell>
          <table:table-cell table:formula="of:=[Class_7.B117]" office:value-type="float" office:value="0" calcext:value-type="float">
            <text:p>0</text:p>
          </table:table-cell>
          <table:table-cell table:formula="of:=[Class_8.B117]" office:value-type="float" office:value="0" calcext:value-type="float">
            <text:p>0</text:p>
          </table:table-cell>
          <table:table-cell table:formula="of:=[Class_9.B117]" office:value-type="float" office:value="0" calcext:value-type="float">
            <text:p>0</text:p>
          </table:table-cell>
        </table:table-row>
        <table:table-row table:style-name="ro1">
          <table:table-cell table:formula="of:=[Class_0.B118]" office:value-type="float" office:value="0" calcext:value-type="float">
            <text:p>0</text:p>
          </table:table-cell>
          <table:table-cell table:formula="of:=[Class_1.B118]" office:value-type="float" office:value="0" calcext:value-type="float">
            <text:p>0</text:p>
          </table:table-cell>
          <table:table-cell table:formula="of:=[Class_2.B118]" office:value-type="float" office:value="0" calcext:value-type="float">
            <text:p>0</text:p>
          </table:table-cell>
          <table:table-cell table:formula="of:=[Class_3.B118]" office:value-type="float" office:value="0" calcext:value-type="float">
            <text:p>0</text:p>
          </table:table-cell>
          <table:table-cell table:formula="of:=[Class_4.B118]" office:value-type="float" office:value="0" calcext:value-type="float">
            <text:p>0</text:p>
          </table:table-cell>
          <table:table-cell table:formula="of:=[Class_5.B118]" office:value-type="float" office:value="0" calcext:value-type="float">
            <text:p>0</text:p>
          </table:table-cell>
          <table:table-cell table:formula="of:=[Class_6.B118]" office:value-type="float" office:value="0" calcext:value-type="float">
            <text:p>0</text:p>
          </table:table-cell>
          <table:table-cell table:formula="of:=[Class_7.B118]" office:value-type="float" office:value="0" calcext:value-type="float">
            <text:p>0</text:p>
          </table:table-cell>
          <table:table-cell table:formula="of:=[Class_8.B118]" office:value-type="float" office:value="0" calcext:value-type="float">
            <text:p>0</text:p>
          </table:table-cell>
          <table:table-cell table:formula="of:=[Class_9.B118]" office:value-type="float" office:value="0" calcext:value-type="float">
            <text:p>0</text:p>
          </table:table-cell>
        </table:table-row>
        <table:table-row table:style-name="ro1">
          <table:table-cell table:formula="of:=[Class_0.B119]" office:value-type="float" office:value="0" calcext:value-type="float">
            <text:p>0</text:p>
          </table:table-cell>
          <table:table-cell table:formula="of:=[Class_1.B119]" office:value-type="float" office:value="0" calcext:value-type="float">
            <text:p>0</text:p>
          </table:table-cell>
          <table:table-cell table:formula="of:=[Class_2.B119]" office:value-type="float" office:value="0" calcext:value-type="float">
            <text:p>0</text:p>
          </table:table-cell>
          <table:table-cell table:formula="of:=[Class_3.B119]" office:value-type="float" office:value="0" calcext:value-type="float">
            <text:p>0</text:p>
          </table:table-cell>
          <table:table-cell table:formula="of:=[Class_4.B119]" office:value-type="float" office:value="0" calcext:value-type="float">
            <text:p>0</text:p>
          </table:table-cell>
          <table:table-cell table:formula="of:=[Class_5.B119]" office:value-type="float" office:value="0" calcext:value-type="float">
            <text:p>0</text:p>
          </table:table-cell>
          <table:table-cell table:formula="of:=[Class_6.B119]" office:value-type="float" office:value="0" calcext:value-type="float">
            <text:p>0</text:p>
          </table:table-cell>
          <table:table-cell table:formula="of:=[Class_7.B119]" office:value-type="float" office:value="0" calcext:value-type="float">
            <text:p>0</text:p>
          </table:table-cell>
          <table:table-cell table:formula="of:=[Class_8.B119]" office:value-type="float" office:value="0" calcext:value-type="float">
            <text:p>0</text:p>
          </table:table-cell>
          <table:table-cell table:formula="of:=[Class_9.B119]" office:value-type="float" office:value="0" calcext:value-type="float">
            <text:p>0</text:p>
          </table:table-cell>
        </table:table-row>
        <table:table-row table:style-name="ro1">
          <table:table-cell table:formula="of:=[Class_0.B120]" office:value-type="float" office:value="0" calcext:value-type="float">
            <text:p>0</text:p>
          </table:table-cell>
          <table:table-cell table:formula="of:=[Class_1.B120]" office:value-type="float" office:value="0" calcext:value-type="float">
            <text:p>0</text:p>
          </table:table-cell>
          <table:table-cell table:formula="of:=[Class_2.B120]" office:value-type="float" office:value="0" calcext:value-type="float">
            <text:p>0</text:p>
          </table:table-cell>
          <table:table-cell table:formula="of:=[Class_3.B120]" office:value-type="float" office:value="0" calcext:value-type="float">
            <text:p>0</text:p>
          </table:table-cell>
          <table:table-cell table:formula="of:=[Class_4.B120]" office:value-type="float" office:value="0" calcext:value-type="float">
            <text:p>0</text:p>
          </table:table-cell>
          <table:table-cell table:formula="of:=[Class_5.B120]" office:value-type="float" office:value="0" calcext:value-type="float">
            <text:p>0</text:p>
          </table:table-cell>
          <table:table-cell table:formula="of:=[Class_6.B120]" office:value-type="float" office:value="0" calcext:value-type="float">
            <text:p>0</text:p>
          </table:table-cell>
          <table:table-cell table:formula="of:=[Class_7.B120]" office:value-type="float" office:value="0" calcext:value-type="float">
            <text:p>0</text:p>
          </table:table-cell>
          <table:table-cell table:formula="of:=[Class_8.B120]" office:value-type="float" office:value="0" calcext:value-type="float">
            <text:p>0</text:p>
          </table:table-cell>
          <table:table-cell table:formula="of:=[Class_9.B120]" office:value-type="float" office:value="0" calcext:value-type="float">
            <text:p>0</text:p>
          </table:table-cell>
        </table:table-row>
        <table:table-row table:style-name="ro1">
          <table:table-cell table:formula="of:=[Class_0.B121]" office:value-type="float" office:value="0" calcext:value-type="float">
            <text:p>0</text:p>
          </table:table-cell>
          <table:table-cell table:formula="of:=[Class_1.B121]" office:value-type="float" office:value="0" calcext:value-type="float">
            <text:p>0</text:p>
          </table:table-cell>
          <table:table-cell table:formula="of:=[Class_2.B121]" office:value-type="float" office:value="0" calcext:value-type="float">
            <text:p>0</text:p>
          </table:table-cell>
          <table:table-cell table:formula="of:=[Class_3.B121]" office:value-type="float" office:value="0" calcext:value-type="float">
            <text:p>0</text:p>
          </table:table-cell>
          <table:table-cell table:formula="of:=[Class_4.B121]" office:value-type="float" office:value="0" calcext:value-type="float">
            <text:p>0</text:p>
          </table:table-cell>
          <table:table-cell table:formula="of:=[Class_5.B121]" office:value-type="float" office:value="0" calcext:value-type="float">
            <text:p>0</text:p>
          </table:table-cell>
          <table:table-cell table:formula="of:=[Class_6.B121]" office:value-type="float" office:value="0" calcext:value-type="float">
            <text:p>0</text:p>
          </table:table-cell>
          <table:table-cell table:formula="of:=[Class_7.B121]" office:value-type="float" office:value="0" calcext:value-type="float">
            <text:p>0</text:p>
          </table:table-cell>
          <table:table-cell table:formula="of:=[Class_8.B121]" office:value-type="float" office:value="0" calcext:value-type="float">
            <text:p>0</text:p>
          </table:table-cell>
          <table:table-cell table:formula="of:=[Class_9.B121]" office:value-type="float" office:value="0" calcext:value-type="float">
            <text:p>0</text:p>
          </table:table-cell>
        </table:table-row>
        <table:table-row table:style-name="ro1">
          <table:table-cell table:formula="of:=[Class_0.B122]" office:value-type="float" office:value="0" calcext:value-type="float">
            <text:p>0</text:p>
          </table:table-cell>
          <table:table-cell table:formula="of:=[Class_1.B122]" office:value-type="float" office:value="0" calcext:value-type="float">
            <text:p>0</text:p>
          </table:table-cell>
          <table:table-cell table:formula="of:=[Class_2.B122]" office:value-type="float" office:value="0" calcext:value-type="float">
            <text:p>0</text:p>
          </table:table-cell>
          <table:table-cell table:formula="of:=[Class_3.B122]" office:value-type="float" office:value="0" calcext:value-type="float">
            <text:p>0</text:p>
          </table:table-cell>
          <table:table-cell table:formula="of:=[Class_4.B122]" office:value-type="float" office:value="0" calcext:value-type="float">
            <text:p>0</text:p>
          </table:table-cell>
          <table:table-cell table:formula="of:=[Class_5.B122]" office:value-type="float" office:value="0" calcext:value-type="float">
            <text:p>0</text:p>
          </table:table-cell>
          <table:table-cell table:formula="of:=[Class_6.B122]" office:value-type="float" office:value="0" calcext:value-type="float">
            <text:p>0</text:p>
          </table:table-cell>
          <table:table-cell table:formula="of:=[Class_7.B122]" office:value-type="float" office:value="0" calcext:value-type="float">
            <text:p>0</text:p>
          </table:table-cell>
          <table:table-cell table:formula="of:=[Class_8.B122]" office:value-type="float" office:value="0" calcext:value-type="float">
            <text:p>0</text:p>
          </table:table-cell>
          <table:table-cell table:formula="of:=[Class_9.B122]" office:value-type="float" office:value="0" calcext:value-type="float">
            <text:p>0</text:p>
          </table:table-cell>
        </table:table-row>
        <table:table-row table:style-name="ro1">
          <table:table-cell table:formula="of:=[Class_0.B123]" office:value-type="float" office:value="0" calcext:value-type="float">
            <text:p>0</text:p>
          </table:table-cell>
          <table:table-cell table:formula="of:=[Class_1.B123]" office:value-type="float" office:value="0" calcext:value-type="float">
            <text:p>0</text:p>
          </table:table-cell>
          <table:table-cell table:formula="of:=[Class_2.B123]" office:value-type="float" office:value="0" calcext:value-type="float">
            <text:p>0</text:p>
          </table:table-cell>
          <table:table-cell table:formula="of:=[Class_3.B123]" office:value-type="float" office:value="0" calcext:value-type="float">
            <text:p>0</text:p>
          </table:table-cell>
          <table:table-cell table:formula="of:=[Class_4.B123]" office:value-type="float" office:value="0" calcext:value-type="float">
            <text:p>0</text:p>
          </table:table-cell>
          <table:table-cell table:formula="of:=[Class_5.B123]" office:value-type="float" office:value="0" calcext:value-type="float">
            <text:p>0</text:p>
          </table:table-cell>
          <table:table-cell table:formula="of:=[Class_6.B123]" office:value-type="float" office:value="0" calcext:value-type="float">
            <text:p>0</text:p>
          </table:table-cell>
          <table:table-cell table:formula="of:=[Class_7.B123]" office:value-type="float" office:value="0" calcext:value-type="float">
            <text:p>0</text:p>
          </table:table-cell>
          <table:table-cell table:formula="of:=[Class_8.B123]" office:value-type="float" office:value="0" calcext:value-type="float">
            <text:p>0</text:p>
          </table:table-cell>
          <table:table-cell table:formula="of:=[Class_9.B123]" office:value-type="float" office:value="0" calcext:value-type="float">
            <text:p>0</text:p>
          </table:table-cell>
        </table:table-row>
        <table:table-row table:style-name="ro1">
          <table:table-cell table:formula="of:=[Class_0.B124]" office:value-type="float" office:value="0" calcext:value-type="float">
            <text:p>0</text:p>
          </table:table-cell>
          <table:table-cell table:formula="of:=[Class_1.B124]" office:value-type="float" office:value="0" calcext:value-type="float">
            <text:p>0</text:p>
          </table:table-cell>
          <table:table-cell table:formula="of:=[Class_2.B124]" office:value-type="float" office:value="0" calcext:value-type="float">
            <text:p>0</text:p>
          </table:table-cell>
          <table:table-cell table:formula="of:=[Class_3.B124]" office:value-type="float" office:value="0" calcext:value-type="float">
            <text:p>0</text:p>
          </table:table-cell>
          <table:table-cell table:formula="of:=[Class_4.B124]" office:value-type="float" office:value="0" calcext:value-type="float">
            <text:p>0</text:p>
          </table:table-cell>
          <table:table-cell table:formula="of:=[Class_5.B124]" office:value-type="float" office:value="0" calcext:value-type="float">
            <text:p>0</text:p>
          </table:table-cell>
          <table:table-cell table:formula="of:=[Class_6.B124]" office:value-type="float" office:value="0" calcext:value-type="float">
            <text:p>0</text:p>
          </table:table-cell>
          <table:table-cell table:formula="of:=[Class_7.B124]" office:value-type="float" office:value="0" calcext:value-type="float">
            <text:p>0</text:p>
          </table:table-cell>
          <table:table-cell table:formula="of:=[Class_8.B124]" office:value-type="float" office:value="0" calcext:value-type="float">
            <text:p>0</text:p>
          </table:table-cell>
          <table:table-cell table:formula="of:=[Class_9.B124]" office:value-type="float" office:value="0" calcext:value-type="float">
            <text:p>0</text:p>
          </table:table-cell>
        </table:table-row>
        <table:table-row table:style-name="ro1">
          <table:table-cell table:formula="of:=[Class_0.B125]" office:value-type="float" office:value="0" calcext:value-type="float">
            <text:p>0</text:p>
          </table:table-cell>
          <table:table-cell table:formula="of:=[Class_1.B125]" office:value-type="float" office:value="0" calcext:value-type="float">
            <text:p>0</text:p>
          </table:table-cell>
          <table:table-cell table:formula="of:=[Class_2.B125]" office:value-type="float" office:value="0" calcext:value-type="float">
            <text:p>0</text:p>
          </table:table-cell>
          <table:table-cell table:formula="of:=[Class_3.B125]" office:value-type="float" office:value="0" calcext:value-type="float">
            <text:p>0</text:p>
          </table:table-cell>
          <table:table-cell table:formula="of:=[Class_4.B125]" office:value-type="float" office:value="0" calcext:value-type="float">
            <text:p>0</text:p>
          </table:table-cell>
          <table:table-cell table:formula="of:=[Class_5.B125]" office:value-type="float" office:value="0" calcext:value-type="float">
            <text:p>0</text:p>
          </table:table-cell>
          <table:table-cell table:formula="of:=[Class_6.B125]" office:value-type="float" office:value="0" calcext:value-type="float">
            <text:p>0</text:p>
          </table:table-cell>
          <table:table-cell table:formula="of:=[Class_7.B125]" office:value-type="float" office:value="0" calcext:value-type="float">
            <text:p>0</text:p>
          </table:table-cell>
          <table:table-cell table:formula="of:=[Class_8.B125]" office:value-type="float" office:value="0" calcext:value-type="float">
            <text:p>0</text:p>
          </table:table-cell>
          <table:table-cell table:formula="of:=[Class_9.B125]" office:value-type="float" office:value="0" calcext:value-type="float">
            <text:p>0</text:p>
          </table:table-cell>
        </table:table-row>
        <table:table-row table:style-name="ro1">
          <table:table-cell table:formula="of:=[Class_0.B126]" office:value-type="float" office:value="0" calcext:value-type="float">
            <text:p>0</text:p>
          </table:table-cell>
          <table:table-cell table:formula="of:=[Class_1.B126]" office:value-type="float" office:value="0" calcext:value-type="float">
            <text:p>0</text:p>
          </table:table-cell>
          <table:table-cell table:formula="of:=[Class_2.B126]" office:value-type="float" office:value="0" calcext:value-type="float">
            <text:p>0</text:p>
          </table:table-cell>
          <table:table-cell table:formula="of:=[Class_3.B126]" office:value-type="float" office:value="0" calcext:value-type="float">
            <text:p>0</text:p>
          </table:table-cell>
          <table:table-cell table:formula="of:=[Class_4.B126]" office:value-type="float" office:value="0" calcext:value-type="float">
            <text:p>0</text:p>
          </table:table-cell>
          <table:table-cell table:formula="of:=[Class_5.B126]" office:value-type="float" office:value="0" calcext:value-type="float">
            <text:p>0</text:p>
          </table:table-cell>
          <table:table-cell table:formula="of:=[Class_6.B126]" office:value-type="float" office:value="0" calcext:value-type="float">
            <text:p>0</text:p>
          </table:table-cell>
          <table:table-cell table:formula="of:=[Class_7.B126]" office:value-type="float" office:value="0" calcext:value-type="float">
            <text:p>0</text:p>
          </table:table-cell>
          <table:table-cell table:formula="of:=[Class_8.B126]" office:value-type="float" office:value="0" calcext:value-type="float">
            <text:p>0</text:p>
          </table:table-cell>
          <table:table-cell table:formula="of:=[Class_9.B126]" office:value-type="float" office:value="0" calcext:value-type="float">
            <text:p>0</text:p>
          </table:table-cell>
        </table:table-row>
        <table:table-row table:style-name="ro1">
          <table:table-cell table:formula="of:=[Class_0.B127]" office:value-type="float" office:value="0" calcext:value-type="float">
            <text:p>0</text:p>
          </table:table-cell>
          <table:table-cell table:formula="of:=[Class_1.B127]" office:value-type="float" office:value="0" calcext:value-type="float">
            <text:p>0</text:p>
          </table:table-cell>
          <table:table-cell table:formula="of:=[Class_2.B127]" office:value-type="float" office:value="0" calcext:value-type="float">
            <text:p>0</text:p>
          </table:table-cell>
          <table:table-cell table:formula="of:=[Class_3.B127]" office:value-type="float" office:value="0" calcext:value-type="float">
            <text:p>0</text:p>
          </table:table-cell>
          <table:table-cell table:formula="of:=[Class_4.B127]" office:value-type="float" office:value="0" calcext:value-type="float">
            <text:p>0</text:p>
          </table:table-cell>
          <table:table-cell table:formula="of:=[Class_5.B127]" office:value-type="float" office:value="0" calcext:value-type="float">
            <text:p>0</text:p>
          </table:table-cell>
          <table:table-cell table:formula="of:=[Class_6.B127]" office:value-type="float" office:value="0" calcext:value-type="float">
            <text:p>0</text:p>
          </table:table-cell>
          <table:table-cell table:formula="of:=[Class_7.B127]" office:value-type="float" office:value="0" calcext:value-type="float">
            <text:p>0</text:p>
          </table:table-cell>
          <table:table-cell table:formula="of:=[Class_8.B127]" office:value-type="float" office:value="0" calcext:value-type="float">
            <text:p>0</text:p>
          </table:table-cell>
          <table:table-cell table:formula="of:=[Class_9.B127]" office:value-type="float" office:value="0" calcext:value-type="float">
            <text:p>0</text:p>
          </table:table-cell>
        </table:table-row>
        <table:table-row table:style-name="ro1">
          <table:table-cell table:formula="of:=[Class_0.B128]" office:value-type="float" office:value="0" calcext:value-type="float">
            <text:p>0</text:p>
          </table:table-cell>
          <table:table-cell table:formula="of:=[Class_1.B128]" office:value-type="float" office:value="0" calcext:value-type="float">
            <text:p>0</text:p>
          </table:table-cell>
          <table:table-cell table:formula="of:=[Class_2.B128]" office:value-type="float" office:value="0" calcext:value-type="float">
            <text:p>0</text:p>
          </table:table-cell>
          <table:table-cell table:formula="of:=[Class_3.B128]" office:value-type="float" office:value="0" calcext:value-type="float">
            <text:p>0</text:p>
          </table:table-cell>
          <table:table-cell table:formula="of:=[Class_4.B128]" office:value-type="float" office:value="0" calcext:value-type="float">
            <text:p>0</text:p>
          </table:table-cell>
          <table:table-cell table:formula="of:=[Class_5.B128]" office:value-type="float" office:value="0" calcext:value-type="float">
            <text:p>0</text:p>
          </table:table-cell>
          <table:table-cell table:formula="of:=[Class_6.B128]" office:value-type="float" office:value="0" calcext:value-type="float">
            <text:p>0</text:p>
          </table:table-cell>
          <table:table-cell table:formula="of:=[Class_7.B128]" office:value-type="float" office:value="0" calcext:value-type="float">
            <text:p>0</text:p>
          </table:table-cell>
          <table:table-cell table:formula="of:=[Class_8.B128]" office:value-type="float" office:value="0" calcext:value-type="float">
            <text:p>0</text:p>
          </table:table-cell>
          <table:table-cell table:formula="of:=[Class_9.B128]" office:value-type="float" office:value="0" calcext:value-type="float">
            <text:p>0</text:p>
          </table:table-cell>
        </table:table-row>
        <table:table-row table:style-name="ro1">
          <table:table-cell table:formula="of:=[Class_0.B129]" office:value-type="float" office:value="0" calcext:value-type="float">
            <text:p>0</text:p>
          </table:table-cell>
          <table:table-cell table:formula="of:=[Class_1.B129]" office:value-type="float" office:value="0" calcext:value-type="float">
            <text:p>0</text:p>
          </table:table-cell>
          <table:table-cell table:formula="of:=[Class_2.B129]" office:value-type="float" office:value="0" calcext:value-type="float">
            <text:p>0</text:p>
          </table:table-cell>
          <table:table-cell table:formula="of:=[Class_3.B129]" office:value-type="float" office:value="0" calcext:value-type="float">
            <text:p>0</text:p>
          </table:table-cell>
          <table:table-cell table:formula="of:=[Class_4.B129]" office:value-type="float" office:value="0" calcext:value-type="float">
            <text:p>0</text:p>
          </table:table-cell>
          <table:table-cell table:formula="of:=[Class_5.B129]" office:value-type="float" office:value="0" calcext:value-type="float">
            <text:p>0</text:p>
          </table:table-cell>
          <table:table-cell table:formula="of:=[Class_6.B129]" office:value-type="float" office:value="0" calcext:value-type="float">
            <text:p>0</text:p>
          </table:table-cell>
          <table:table-cell table:formula="of:=[Class_7.B129]" office:value-type="float" office:value="0" calcext:value-type="float">
            <text:p>0</text:p>
          </table:table-cell>
          <table:table-cell table:formula="of:=[Class_8.B129]" office:value-type="float" office:value="0" calcext:value-type="float">
            <text:p>0</text:p>
          </table:table-cell>
          <table:table-cell table:formula="of:=[Class_9.B129]" office:value-type="float" office:value="0" calcext:value-type="float">
            <text:p>0</text:p>
          </table:table-cell>
        </table:table-row>
        <table:table-row table:style-name="ro1">
          <table:table-cell table:formula="of:=[Class_0.B130]" office:value-type="float" office:value="0" calcext:value-type="float">
            <text:p>0</text:p>
          </table:table-cell>
          <table:table-cell table:formula="of:=[Class_1.B130]" office:value-type="float" office:value="0" calcext:value-type="float">
            <text:p>0</text:p>
          </table:table-cell>
          <table:table-cell table:formula="of:=[Class_2.B130]" office:value-type="float" office:value="0" calcext:value-type="float">
            <text:p>0</text:p>
          </table:table-cell>
          <table:table-cell table:formula="of:=[Class_3.B130]" office:value-type="float" office:value="0" calcext:value-type="float">
            <text:p>0</text:p>
          </table:table-cell>
          <table:table-cell table:formula="of:=[Class_4.B130]" office:value-type="float" office:value="0" calcext:value-type="float">
            <text:p>0</text:p>
          </table:table-cell>
          <table:table-cell table:formula="of:=[Class_5.B130]" office:value-type="float" office:value="0" calcext:value-type="float">
            <text:p>0</text:p>
          </table:table-cell>
          <table:table-cell table:formula="of:=[Class_6.B130]" office:value-type="float" office:value="0" calcext:value-type="float">
            <text:p>0</text:p>
          </table:table-cell>
          <table:table-cell table:formula="of:=[Class_7.B130]" office:value-type="float" office:value="0" calcext:value-type="float">
            <text:p>0</text:p>
          </table:table-cell>
          <table:table-cell table:formula="of:=[Class_8.B130]" office:value-type="float" office:value="0" calcext:value-type="float">
            <text:p>0</text:p>
          </table:table-cell>
          <table:table-cell table:formula="of:=[Class_9.B130]" office:value-type="float" office:value="0" calcext:value-type="float">
            <text:p>0</text:p>
          </table:table-cell>
        </table:table-row>
        <table:table-row table:style-name="ro1">
          <table:table-cell table:formula="of:=[Class_0.B131]" office:value-type="float" office:value="0" calcext:value-type="float">
            <text:p>0</text:p>
          </table:table-cell>
          <table:table-cell table:formula="of:=[Class_1.B131]" office:value-type="float" office:value="0" calcext:value-type="float">
            <text:p>0</text:p>
          </table:table-cell>
          <table:table-cell table:formula="of:=[Class_2.B131]" office:value-type="float" office:value="0" calcext:value-type="float">
            <text:p>0</text:p>
          </table:table-cell>
          <table:table-cell table:formula="of:=[Class_3.B131]" office:value-type="float" office:value="0" calcext:value-type="float">
            <text:p>0</text:p>
          </table:table-cell>
          <table:table-cell table:formula="of:=[Class_4.B131]" office:value-type="float" office:value="0" calcext:value-type="float">
            <text:p>0</text:p>
          </table:table-cell>
          <table:table-cell table:formula="of:=[Class_5.B131]" office:value-type="float" office:value="0" calcext:value-type="float">
            <text:p>0</text:p>
          </table:table-cell>
          <table:table-cell table:formula="of:=[Class_6.B131]" office:value-type="float" office:value="0" calcext:value-type="float">
            <text:p>0</text:p>
          </table:table-cell>
          <table:table-cell table:formula="of:=[Class_7.B131]" office:value-type="float" office:value="0" calcext:value-type="float">
            <text:p>0</text:p>
          </table:table-cell>
          <table:table-cell table:formula="of:=[Class_8.B131]" office:value-type="float" office:value="0" calcext:value-type="float">
            <text:p>0</text:p>
          </table:table-cell>
          <table:table-cell table:formula="of:=[Class_9.B131]" office:value-type="float" office:value="0" calcext:value-type="float">
            <text:p>0</text:p>
          </table:table-cell>
        </table:table-row>
        <table:table-row table:style-name="ro1">
          <table:table-cell table:formula="of:=[Class_0.B132]" office:value-type="float" office:value="0" calcext:value-type="float">
            <text:p>0</text:p>
          </table:table-cell>
          <table:table-cell table:formula="of:=[Class_1.B132]" office:value-type="float" office:value="0" calcext:value-type="float">
            <text:p>0</text:p>
          </table:table-cell>
          <table:table-cell table:formula="of:=[Class_2.B132]" office:value-type="float" office:value="0" calcext:value-type="float">
            <text:p>0</text:p>
          </table:table-cell>
          <table:table-cell table:formula="of:=[Class_3.B132]" office:value-type="float" office:value="0" calcext:value-type="float">
            <text:p>0</text:p>
          </table:table-cell>
          <table:table-cell table:formula="of:=[Class_4.B132]" office:value-type="float" office:value="0" calcext:value-type="float">
            <text:p>0</text:p>
          </table:table-cell>
          <table:table-cell table:formula="of:=[Class_5.B132]" office:value-type="float" office:value="0" calcext:value-type="float">
            <text:p>0</text:p>
          </table:table-cell>
          <table:table-cell table:formula="of:=[Class_6.B132]" office:value-type="float" office:value="0" calcext:value-type="float">
            <text:p>0</text:p>
          </table:table-cell>
          <table:table-cell table:formula="of:=[Class_7.B132]" office:value-type="float" office:value="0" calcext:value-type="float">
            <text:p>0</text:p>
          </table:table-cell>
          <table:table-cell table:formula="of:=[Class_8.B132]" office:value-type="float" office:value="0" calcext:value-type="float">
            <text:p>0</text:p>
          </table:table-cell>
          <table:table-cell table:formula="of:=[Class_9.B13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53:50.69468016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53:53.588992281</meta:creation-date>
    <meta:editing-duration>PT37M4S</meta:editing-duration>
    <meta:editing-cycles>2</meta:editing-cycles>
    <meta:generator>LibreOffice/4.2.8.2$Linux_X86_64 LibreOffice_project/420m0$Build-2</meta:generator>
    <dc:date>2016-12-06T12:17:07.461431315</dc:date>
    <meta:document-statistic meta:table-count="12" meta:cell-count="54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02cm" svg:y="4.201cm" style:legend-expansion="high" chart:style-name="ch2"/>
        <chart:plot-area chart:style-name="ch3" table:cell-range-address="Class_0.C1:Class_0.C101" chart:data-source-has-labels="row" svg:x="0.32cm" svg:y="0.18cm" svg:width="11.562cm" svg:height="8.64cm">
          <chartooo:coordinate-region svg:x="1.047cm" svg:y="0.38cm" svg:width="10.835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lass_0.C2:Class_0.C101" chart:label-cell-address="Class_0.C1:Class_0.C1" chart:class="chart:line">
            <chart:data-point chart:repeated="100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_accuracy</text:p>
                <draw:g>
                  <svg:desc>Class_0.C1:Class_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Class_0.C2:Class_0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158">
                <text:p>0.063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105">
                <text:p>0.072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263">
                <text:p>0.115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0526">
                <text:p>0.12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7895">
                <text:p>0.127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789">
                <text:p>0.175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3158">
                <text:p>0.153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5263">
                <text:p>0.205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7368">
                <text:p>0.227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7368">
                <text:p>0.267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2105">
                <text:p>0.322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7895">
                <text:p>0.367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4211">
                <text:p>0.384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8421">
                <text:p>0.448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2632">
                <text:p>0.462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1053">
                <text:p>0.49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4211">
                <text:p>0.484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7368">
                <text:p>0.487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8421">
                <text:p>0.528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9474">
                <text:p>0.549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3684">
                <text:p>0.543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0526">
                <text:p>0.550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4211">
                <text:p>0.564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6316">
                <text:p>0.546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5263">
                <text:p>0.575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3158">
                <text:p>0.57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8947">
                <text:p>0.578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6316">
                <text:p>0.616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8421">
                <text:p>0.618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36842">
                <text:p>0.636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7895">
                <text:p>0.637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7368">
                <text:p>0.6473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3684">
                <text:p>0.653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2105">
                <text:p>0.642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41053">
                <text:p>0.64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6316">
                <text:p>0.666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2632">
                <text:p>0.662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5263">
                <text:p>0.675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6316">
                <text:p>0.656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7895">
                <text:p>0.677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3158">
                <text:p>0.663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4211">
                <text:p>0.684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579">
                <text:p>0.691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6842">
                <text:p>0.696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8421">
                <text:p>0.698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2632">
                <text:p>0.7026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3684">
                <text:p>0.7036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84211">
                <text:p>0.6842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5263">
                <text:p>0.685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99474">
                <text:p>0.6994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94737">
                <text:p>0.694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9474">
                <text:p>0.709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3158">
                <text:p>0.703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2632">
                <text:p>0.722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7895">
                <text:p>0.717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17368">
                <text:p>0.717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31579">
                <text:p>0.731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7895">
                <text:p>0.7178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8421">
                <text:p>0.718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6842">
                <text:p>0.7268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5789">
                <text:p>0.735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3158">
                <text:p>0.733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1579">
                <text:p>0.741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8421">
                <text:p>0.738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9474">
                <text:p>0.729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1579">
                <text:p>0.731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38421">
                <text:p>0.7384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4737">
                <text:p>0.744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8421">
                <text:p>0.738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6316">
                <text:p>0.7263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4211">
                <text:p>0.744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6316">
                <text:p>0.736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44211">
                <text:p>0.744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15789">
                <text:p>0.715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3158">
                <text:p>0.733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3684">
                <text:p>0.753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45263">
                <text:p>0.7452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1053">
                <text:p>0.731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3684">
                <text:p>0.7336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54737">
                <text:p>0.754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57895">
                <text:p>0.757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4737">
                <text:p>0.7547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45263">
                <text:p>0.7452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3684">
                <text:p>0.7436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6842">
                <text:p>0.7568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0526">
                <text:p>0.760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3158">
                <text:p>0.763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1053">
                <text:p>0.761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4211">
                <text:p>0.764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22105">
                <text:p>0.722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5789">
                <text:p>0.7457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52105">
                <text:p>0.752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48947">
                <text:p>0.748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3684">
                <text:p>0.7636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58421">
                <text:p>0.758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